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35.09pt"/>
    </style:style>
    <style:style style:name="co3" style:family="table-column">
      <style:table-column-properties fo:break-before="auto" style:column-width="70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un_CNN_8_x4_notbalanced-tag-lo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cnn_8_x4_nb</text:p>
          </table:table-cell>
          <table:table-cell office:value-type="string" calcext:value-type="string">
            <text:p>cnn_8_x4_b</text:p>
          </table:table-cell>
          <table:table-cell office:value-type="string" calcext:value-type="string">
            <text:p>cnn_32_x4</text:p>
          </table:table-cell>
        </table:table-row>
        <table:table-row table:style-name="ro1">
          <table:table-cell office:value-type="float" office:value="1537079388.08872" calcext:value-type="float">
            <text:p>1537079388.08872</text:p>
          </table:table-cell>
          <table:table-cell office:value-type="float" office:value="0" calcext:value-type="float">
            <text:p>0</text:p>
          </table:table-cell>
          <table:table-cell office:value-type="float" office:value="0.591707110404968" calcext:value-type="float">
            <text:p>0.5917071104</text:p>
          </table:table-cell>
          <table:table-cell office:value-type="float" office:value="0.677491724491119" calcext:value-type="float">
            <text:p>0.6774917245</text:p>
          </table:table-cell>
          <table:table-cell office:value-type="float" office:value="0.606246829032898" calcext:value-type="float">
            <text:p>0.606246829</text:p>
          </table:table-cell>
        </table:table-row>
        <table:table-row table:style-name="ro1">
          <table:table-cell office:value-type="float" office:value="1537079612.63495" calcext:value-type="float">
            <text:p>1537079612.63495</text:p>
          </table:table-cell>
          <table:table-cell office:value-type="float" office:value="1" calcext:value-type="float">
            <text:p>1</text:p>
          </table:table-cell>
          <table:table-cell office:value-type="float" office:value="0.591533064842224" calcext:value-type="float">
            <text:p>0.5915330648</text:p>
          </table:table-cell>
          <table:table-cell office:value-type="float" office:value="0.677105784416199" calcext:value-type="float">
            <text:p>0.6771057844</text:p>
          </table:table-cell>
          <table:table-cell office:value-type="float" office:value="0.59811282157898" calcext:value-type="float">
            <text:p>0.5981128216</text:p>
          </table:table-cell>
        </table:table-row>
        <table:table-row table:style-name="ro1">
          <table:table-cell office:value-type="float" office:value="1537079716.54599" calcext:value-type="float">
            <text:p>1537079716.54599</text:p>
          </table:table-cell>
          <table:table-cell office:value-type="float" office:value="2" calcext:value-type="float">
            <text:p>2</text:p>
          </table:table-cell>
          <table:table-cell office:value-type="float" office:value="0.594222605228424" calcext:value-type="float">
            <text:p>0.5942226052</text:p>
          </table:table-cell>
          <table:table-cell office:value-type="float" office:value="0.668087422847748" calcext:value-type="float">
            <text:p>0.6680874228</text:p>
          </table:table-cell>
          <table:table-cell office:value-type="float" office:value="0.600391209125519" calcext:value-type="float">
            <text:p>0.6003912091</text:p>
          </table:table-cell>
        </table:table-row>
        <table:table-row table:style-name="ro1">
          <table:table-cell office:value-type="float" office:value="1537080003.43581" calcext:value-type="float">
            <text:p>1537080003.43581</text:p>
          </table:table-cell>
          <table:table-cell office:value-type="float" office:value="3" calcext:value-type="float">
            <text:p>3</text:p>
          </table:table-cell>
          <table:table-cell office:value-type="float" office:value="0.594973683357239" calcext:value-type="float">
            <text:p>0.5949736834</text:p>
          </table:table-cell>
          <table:table-cell office:value-type="float" office:value="0.663497269153595" calcext:value-type="float">
            <text:p>0.6634972692</text:p>
          </table:table-cell>
          <table:table-cell office:value-type="float" office:value="0.601501405239105" calcext:value-type="float">
            <text:p>0.6015014052</text:p>
          </table:table-cell>
        </table:table-row>
        <table:table-row table:style-name="ro1">
          <table:table-cell office:value-type="float" office:value="1537080039.03134" calcext:value-type="float">
            <text:p>1537080039.03134</text:p>
          </table:table-cell>
          <table:table-cell office:value-type="float" office:value="4" calcext:value-type="float">
            <text:p>4</text:p>
          </table:table-cell>
          <table:table-cell office:value-type="float" office:value="0.594768047332764" calcext:value-type="float">
            <text:p>0.5947680473</text:p>
          </table:table-cell>
          <table:table-cell office:value-type="float" office:value="0.662384748458862" calcext:value-type="float">
            <text:p>0.6623847485</text:p>
          </table:table-cell>
          <table:table-cell office:value-type="float" office:value="0.592018723487854" calcext:value-type="float">
            <text:p>0.5920187235</text:p>
          </table:table-cell>
        </table:table-row>
        <table:table-row table:style-name="ro1">
          <table:table-cell office:value-type="float" office:value="1537080093.65306" calcext:value-type="float">
            <text:p>1537080093.65306</text:p>
          </table:table-cell>
          <table:table-cell office:value-type="float" office:value="5" calcext:value-type="float">
            <text:p>5</text:p>
          </table:table-cell>
          <table:table-cell office:value-type="float" office:value="0.594794273376465" calcext:value-type="float">
            <text:p>0.5947942734</text:p>
          </table:table-cell>
          <table:table-cell office:value-type="float" office:value="0.660631835460663" calcext:value-type="float">
            <text:p>0.6606318355</text:p>
          </table:table-cell>
          <table:table-cell office:value-type="float" office:value="0.592961966991425" calcext:value-type="float">
            <text:p>0.592961967</text:p>
          </table:table-cell>
        </table:table-row>
        <table:table-row table:style-name="ro1">
          <table:table-cell office:value-type="float" office:value="1537080237.62019" calcext:value-type="float">
            <text:p>1537080237.62019</text:p>
          </table:table-cell>
          <table:table-cell office:value-type="float" office:value="6" calcext:value-type="float">
            <text:p>6</text:p>
          </table:table-cell>
          <table:table-cell office:value-type="float" office:value="0.594733476638794" calcext:value-type="float">
            <text:p>0.5947334766</text:p>
          </table:table-cell>
          <table:table-cell office:value-type="float" office:value="0.661083996295929" calcext:value-type="float">
            <text:p>0.6610839963</text:p>
          </table:table-cell>
          <table:table-cell office:value-type="float" office:value="0.593518197536469" calcext:value-type="float">
            <text:p>0.5935181975</text:p>
          </table:table-cell>
        </table:table-row>
        <table:table-row table:style-name="ro1">
          <table:table-cell office:value-type="float" office:value="1537080290.03365" calcext:value-type="float">
            <text:p>1537080290.03365</text:p>
          </table:table-cell>
          <table:table-cell office:value-type="float" office:value="7" calcext:value-type="float">
            <text:p>7</text:p>
          </table:table-cell>
          <table:table-cell office:value-type="float" office:value="0.594531357288361" calcext:value-type="float">
            <text:p>0.5945313573</text:p>
          </table:table-cell>
          <table:table-cell office:value-type="float" office:value="0.660394847393036" calcext:value-type="float">
            <text:p>0.6603948474</text:p>
          </table:table-cell>
          <table:table-cell office:value-type="float" office:value="0.590837895870209" calcext:value-type="float">
            <text:p>0.5908378959</text:p>
          </table:table-cell>
        </table:table-row>
        <table:table-row table:style-name="ro1">
          <table:table-cell office:value-type="float" office:value="1537080553.15244" calcext:value-type="float">
            <text:p>1537080553.15244</text:p>
          </table:table-cell>
          <table:table-cell office:value-type="float" office:value="8" calcext:value-type="float">
            <text:p>8</text:p>
          </table:table-cell>
          <table:table-cell office:value-type="float" office:value="0.591946244239807" calcext:value-type="float">
            <text:p>0.5919462442</text:p>
          </table:table-cell>
          <table:table-cell office:value-type="float" office:value="0.661969006061554" calcext:value-type="float">
            <text:p>0.6619690061</text:p>
          </table:table-cell>
          <table:table-cell office:value-type="float" office:value="0.587749660015106" calcext:value-type="float">
            <text:p>0.58774966</text:p>
          </table:table-cell>
        </table:table-row>
        <table:table-row table:style-name="ro1">
          <table:table-cell office:value-type="float" office:value="1537080606.88476" calcext:value-type="float">
            <text:p>1537080606.88476</text:p>
          </table:table-cell>
          <table:table-cell office:value-type="float" office:value="9" calcext:value-type="float">
            <text:p>9</text:p>
          </table:table-cell>
          <table:table-cell office:value-type="float" office:value="0.591526448726654" calcext:value-type="float">
            <text:p>0.5915264487</text:p>
          </table:table-cell>
          <table:table-cell office:value-type="float" office:value="0.670376479625702" calcext:value-type="float">
            <text:p>0.6703764796</text:p>
          </table:table-cell>
          <table:table-cell office:value-type="float" office:value="0.590651333332062" calcext:value-type="float">
            <text:p>0.5906513333</text:p>
          </table:table-cell>
        </table:table-row>
        <table:table-row table:style-name="ro1">
          <table:table-cell office:value-type="float" office:value="1537080964.4468" calcext:value-type="float">
            <text:p>1537080964.4468</text:p>
          </table:table-cell>
          <table:table-cell office:value-type="float" office:value="10" calcext:value-type="float">
            <text:p>10</text:p>
          </table:table-cell>
          <table:table-cell office:value-type="float" office:value="0.592322111129761" calcext:value-type="float">
            <text:p>0.5923221111</text:p>
          </table:table-cell>
          <table:table-cell office:value-type="float" office:value="0.671646773815155" calcext:value-type="float">
            <text:p>0.6716467738</text:p>
          </table:table-cell>
          <table:table-cell office:value-type="float" office:value="0.590262413024902" calcext:value-type="float">
            <text:p>0.590262413</text:p>
          </table:table-cell>
        </table:table-row>
        <table:table-row table:style-name="ro1">
          <table:table-cell office:value-type="float" office:value="1537081105.10035" calcext:value-type="float">
            <text:p>1537081105.10035</text:p>
          </table:table-cell>
          <table:table-cell office:value-type="float" office:value="11" calcext:value-type="float">
            <text:p>11</text:p>
          </table:table-cell>
          <table:table-cell office:value-type="float" office:value="0.591855227947235" calcext:value-type="float">
            <text:p>0.5918552279</text:p>
          </table:table-cell>
          <table:table-cell office:value-type="float" office:value="0.672450840473175" calcext:value-type="float">
            <text:p>0.6724508405</text:p>
          </table:table-cell>
          <table:table-cell office:value-type="float" office:value="0.588456809520721" calcext:value-type="float">
            <text:p>0.5884568095</text:p>
          </table:table-cell>
        </table:table-row>
        <table:table-row table:style-name="ro1">
          <table:table-cell office:value-type="float" office:value="1537081158.1882" calcext:value-type="float">
            <text:p>1537081158.1882</text:p>
          </table:table-cell>
          <table:table-cell office:value-type="float" office:value="12" calcext:value-type="float">
            <text:p>12</text:p>
          </table:table-cell>
          <table:table-cell office:value-type="float" office:value="0.591990470886231" calcext:value-type="float">
            <text:p>0.5919904709</text:p>
          </table:table-cell>
          <table:table-cell office:value-type="float" office:value="0.672880411148071" calcext:value-type="float">
            <text:p>0.6728804111</text:p>
          </table:table-cell>
          <table:table-cell office:value-type="float" office:value="0.588414669036865" calcext:value-type="float">
            <text:p>0.588414669</text:p>
          </table:table-cell>
        </table:table-row>
        <table:table-row table:style-name="ro1">
          <table:table-cell office:value-type="float" office:value="1537081175.9313" calcext:value-type="float">
            <text:p>1537081175.9313</text:p>
          </table:table-cell>
          <table:table-cell office:value-type="float" office:value="13" calcext:value-type="float">
            <text:p>13</text:p>
          </table:table-cell>
          <table:table-cell office:value-type="float" office:value="0.591865718364716" calcext:value-type="float">
            <text:p>0.5918657184</text:p>
          </table:table-cell>
          <table:table-cell office:value-type="float" office:value="0.672825336456299" calcext:value-type="float">
            <text:p>0.6728253365</text:p>
          </table:table-cell>
          <table:table-cell office:value-type="float" office:value="0.589041769504547" calcext:value-type="float">
            <text:p>0.5890417695</text:p>
          </table:table-cell>
        </table:table-row>
        <table:table-row table:style-name="ro1">
          <table:table-cell office:value-type="float" office:value="1537081297.88136" calcext:value-type="float">
            <text:p>1537081297.88136</text:p>
          </table:table-cell>
          <table:table-cell office:value-type="float" office:value="14" calcext:value-type="float">
            <text:p>14</text:p>
          </table:table-cell>
          <table:table-cell office:value-type="float" office:value="0.59212189912796" calcext:value-type="float">
            <text:p>0.5921218991</text:p>
          </table:table-cell>
          <table:table-cell office:value-type="float" office:value="0.673247575759888" calcext:value-type="float">
            <text:p>0.6732475758</text:p>
          </table:table-cell>
          <table:table-cell office:value-type="float" office:value="0.588832199573517" calcext:value-type="float">
            <text:p>0.5888321996</text:p>
          </table:table-cell>
        </table:table-row>
        <table:table-row table:style-name="ro1">
          <table:table-cell office:value-type="float" office:value="1537081630.55617" calcext:value-type="float">
            <text:p>1537081630.55617</text:p>
          </table:table-cell>
          <table:table-cell office:value-type="float" office:value="15" calcext:value-type="float">
            <text:p>15</text:p>
          </table:table-cell>
          <table:table-cell office:value-type="float" office:value="0.58657032251358" calcext:value-type="float">
            <text:p>0.5865703225</text:p>
          </table:table-cell>
          <table:table-cell office:value-type="float" office:value="0.67378044128418" calcext:value-type="float">
            <text:p>0.6737804413</text:p>
          </table:table-cell>
          <table:table-cell office:value-type="float" office:value="0.588174104690552" calcext:value-type="float">
            <text:p>0.5881741047</text:p>
          </table:table-cell>
        </table:table-row>
        <table:table-row table:style-name="ro1">
          <table:table-cell office:value-type="float" office:value="1537081861.59293" calcext:value-type="float">
            <text:p>1537081861.59293</text:p>
          </table:table-cell>
          <table:table-cell office:value-type="float" office:value="16" calcext:value-type="float">
            <text:p>16</text:p>
          </table:table-cell>
          <table:table-cell office:value-type="float" office:value="0.581757843494415" calcext:value-type="float">
            <text:p>0.5817578435</text:p>
          </table:table-cell>
          <table:table-cell office:value-type="float" office:value="0.673806607723236" calcext:value-type="float">
            <text:p>0.6738066077</text:p>
          </table:table-cell>
          <table:table-cell office:value-type="float" office:value="0.586464762687683" calcext:value-type="float">
            <text:p>0.5864647627</text:p>
          </table:table-cell>
        </table:table-row>
        <table:table-row table:style-name="ro1">
          <table:table-cell office:value-type="float" office:value="1537082053.8432" calcext:value-type="float">
            <text:p>1537082053.8432</text:p>
          </table:table-cell>
          <table:table-cell office:value-type="float" office:value="17" calcext:value-type="float">
            <text:p>17</text:p>
          </table:table-cell>
          <table:table-cell office:value-type="float" office:value="0.584173023700714" calcext:value-type="float">
            <text:p>0.5841730237</text:p>
          </table:table-cell>
          <table:table-cell office:value-type="float" office:value="0.673567056655884" calcext:value-type="float">
            <text:p>0.6735670567</text:p>
          </table:table-cell>
          <table:table-cell office:value-type="float" office:value="0.585214972496033" calcext:value-type="float">
            <text:p>0.5852149725</text:p>
          </table:table-cell>
        </table:table-row>
        <table:table-row table:style-name="ro1">
          <table:table-cell office:value-type="float" office:value="1537082142.81212" calcext:value-type="float">
            <text:p>1537082142.81212</text:p>
          </table:table-cell>
          <table:table-cell office:value-type="float" office:value="18" calcext:value-type="float">
            <text:p>18</text:p>
          </table:table-cell>
          <table:table-cell office:value-type="float" office:value="0.584444224834442" calcext:value-type="float">
            <text:p>0.5844442248</text:p>
          </table:table-cell>
          <table:table-cell office:value-type="float" office:value="0.673265516757965" calcext:value-type="float">
            <text:p>0.6732655168</text:p>
          </table:table-cell>
          <table:table-cell office:value-type="float" office:value="0.583729386329651" calcext:value-type="float">
            <text:p>0.5837293863</text:p>
          </table:table-cell>
        </table:table-row>
        <table:table-row table:style-name="ro1">
          <table:table-cell office:value-type="float" office:value="1537082195.69939" calcext:value-type="float">
            <text:p>1537082195.69939</text:p>
          </table:table-cell>
          <table:table-cell office:value-type="float" office:value="19" calcext:value-type="float">
            <text:p>19</text:p>
          </table:table-cell>
          <table:table-cell office:value-type="float" office:value="0.585565745830536" calcext:value-type="float">
            <text:p>0.5855657458</text:p>
          </table:table-cell>
          <table:table-cell office:value-type="float" office:value="0.654622733592987" calcext:value-type="float">
            <text:p>0.6546227336</text:p>
          </table:table-cell>
          <table:table-cell office:value-type="float" office:value="0.583563327789307" calcext:value-type="float">
            <text:p>0.5835633278</text:p>
          </table:table-cell>
        </table:table-row>
        <table:table-row table:style-name="ro1">
          <table:table-cell office:value-type="float" office:value="1537082354.99125" calcext:value-type="float">
            <text:p>1537082354.99125</text:p>
          </table:table-cell>
          <table:table-cell office:value-type="float" office:value="20" calcext:value-type="float">
            <text:p>20</text:p>
          </table:table-cell>
          <table:table-cell office:value-type="float" office:value="0.58722448348999" calcext:value-type="float">
            <text:p>0.5872244835</text:p>
          </table:table-cell>
          <table:table-cell office:value-type="float" office:value="0.659621715545654" calcext:value-type="float">
            <text:p>0.6596217155</text:p>
          </table:table-cell>
          <table:table-cell office:value-type="float" office:value="0.583415150642395" calcext:value-type="float">
            <text:p>0.5834151506</text:p>
          </table:table-cell>
        </table:table-row>
        <table:table-row table:style-name="ro1">
          <table:table-cell office:value-type="float" office:value="1537082372.57704" calcext:value-type="float">
            <text:p>1537082372.57704</text:p>
          </table:table-cell>
          <table:table-cell office:value-type="float" office:value="21" calcext:value-type="float">
            <text:p>21</text:p>
          </table:table-cell>
          <table:table-cell office:value-type="float" office:value="0.587606608867645" calcext:value-type="float">
            <text:p>0.5876066089</text:p>
          </table:table-cell>
          <table:table-cell office:value-type="float" office:value="0.656838595867157" calcext:value-type="float">
            <text:p>0.6568385959</text:p>
          </table:table-cell>
          <table:table-cell office:value-type="float" office:value="0.583308100700378" calcext:value-type="float">
            <text:p>0.5833081007</text:p>
          </table:table-cell>
        </table:table-row>
        <table:table-row table:style-name="ro1">
          <table:table-cell office:value-type="float" office:value="1537082547.62743" calcext:value-type="float">
            <text:p>1537082547.62743</text:p>
          </table:table-cell>
          <table:table-cell office:value-type="float" office:value="22" calcext:value-type="float">
            <text:p>22</text:p>
          </table:table-cell>
          <table:table-cell office:value-type="float" office:value="0.588039100170136" calcext:value-type="float">
            <text:p>0.5880391002</text:p>
          </table:table-cell>
          <table:table-cell office:value-type="float" office:value="0.657667219638824" calcext:value-type="float">
            <text:p>0.6576672196</text:p>
          </table:table-cell>
          <table:table-cell office:value-type="float" office:value="0.58228725194931" calcext:value-type="float">
            <text:p>0.5822872519</text:p>
          </table:table-cell>
        </table:table-row>
        <table:table-row table:style-name="ro1">
          <table:table-cell office:value-type="float" office:value="1537082633.70851" calcext:value-type="float">
            <text:p>1537082633.70851</text:p>
          </table:table-cell>
          <table:table-cell office:value-type="float" office:value="23" calcext:value-type="float">
            <text:p>23</text:p>
          </table:table-cell>
          <table:table-cell office:value-type="float" office:value="0.587613165378571" calcext:value-type="float">
            <text:p>0.5876131654</text:p>
          </table:table-cell>
          <table:table-cell office:value-type="float" office:value="0.657043516635895" calcext:value-type="float">
            <text:p>0.6570435166</text:p>
          </table:table-cell>
          <table:table-cell office:value-type="float" office:value="0.582757949829102" calcext:value-type="float">
            <text:p>0.5827579498</text:p>
          </table:table-cell>
        </table:table-row>
        <table:table-row table:style-name="ro1">
          <table:table-cell office:value-type="float" office:value="1537082668.47598" calcext:value-type="float">
            <text:p>1537082668.47598</text:p>
          </table:table-cell>
          <table:table-cell office:value-type="float" office:value="24" calcext:value-type="float">
            <text:p>24</text:p>
          </table:table-cell>
          <table:table-cell office:value-type="float" office:value="0.586814165115356" calcext:value-type="float">
            <text:p>0.5868141651</text:p>
          </table:table-cell>
          <table:table-cell office:value-type="float" office:value="0.654897511005402" calcext:value-type="float">
            <text:p>0.654897511</text:p>
          </table:table-cell>
          <table:table-cell office:value-type="float" office:value="0.583090007305145" calcext:value-type="float">
            <text:p>0.5830900073</text:p>
          </table:table-cell>
        </table:table-row>
        <table:table-row table:style-name="ro1">
          <table:table-cell office:value-type="float" office:value="1537082685.99905" calcext:value-type="float">
            <text:p>1537082685.99905</text:p>
          </table:table-cell>
          <table:table-cell office:value-type="float" office:value="25" calcext:value-type="float">
            <text:p>25</text:p>
          </table:table-cell>
          <table:table-cell office:value-type="float" office:value="0.586843907833099" calcext:value-type="float">
            <text:p>0.5868439078</text:p>
          </table:table-cell>
          <table:table-cell office:value-type="float" office:value="0.654655337333679" calcext:value-type="float">
            <text:p>0.6546553373</text:p>
          </table:table-cell>
          <table:table-cell office:value-type="float" office:value="0.583176255226135" calcext:value-type="float">
            <text:p>0.5831762552</text:p>
          </table:table-cell>
        </table:table-row>
        <table:table-row table:style-name="ro1">
          <table:table-cell office:value-type="float" office:value="1537082755.13047" calcext:value-type="float">
            <text:p>1537082755.13047</text:p>
          </table:table-cell>
          <table:table-cell office:value-type="float" office:value="26" calcext:value-type="float">
            <text:p>26</text:p>
          </table:table-cell>
          <table:table-cell office:value-type="float" office:value="0.587096869945526" calcext:value-type="float">
            <text:p>0.5870968699</text:p>
          </table:table-cell>
          <table:table-cell office:value-type="float" office:value="0.65530925989151" calcext:value-type="float">
            <text:p>0.6553092599</text:p>
          </table:table-cell>
          <table:table-cell office:value-type="float" office:value="0.582972228527069" calcext:value-type="float">
            <text:p>0.5829722285</text:p>
          </table:table-cell>
        </table:table-row>
        <table:table-row table:style-name="ro1">
          <table:table-cell office:value-type="float" office:value="1537082893.82248" calcext:value-type="float">
            <text:p>1537082893.82248</text:p>
          </table:table-cell>
          <table:table-cell office:value-type="float" office:value="27" calcext:value-type="float">
            <text:p>27</text:p>
          </table:table-cell>
          <table:table-cell office:value-type="float" office:value="0.585723161697388" calcext:value-type="float">
            <text:p>0.5857231617</text:p>
          </table:table-cell>
          <table:table-cell office:value-type="float" office:value="0.654516160488129" calcext:value-type="float">
            <text:p>0.6545161605</text:p>
          </table:table-cell>
          <table:table-cell office:value-type="float" office:value="0.583275020122528" calcext:value-type="float">
            <text:p>0.5832750201</text:p>
          </table:table-cell>
        </table:table-row>
        <table:table-row table:style-name="ro1">
          <table:table-cell office:value-type="float" office:value="1537083035.61646" calcext:value-type="float">
            <text:p>1537083035.61646</text:p>
          </table:table-cell>
          <table:table-cell office:value-type="float" office:value="28" calcext:value-type="float">
            <text:p>28</text:p>
          </table:table-cell>
          <table:table-cell office:value-type="float" office:value="0.58170485496521" calcext:value-type="float">
            <text:p>0.581704855</text:p>
          </table:table-cell>
          <table:table-cell office:value-type="float" office:value="0.655300736427307" calcext:value-type="float">
            <text:p>0.6553007364</text:p>
          </table:table-cell>
          <table:table-cell office:value-type="float" office:value="0.582540452480316" calcext:value-type="float">
            <text:p>0.5825404525</text:p>
          </table:table-cell>
        </table:table-row>
        <table:table-row table:style-name="ro1">
          <table:table-cell office:value-type="float" office:value="1537083053.28073" calcext:value-type="float">
            <text:p>1537083053.28073</text:p>
          </table:table-cell>
          <table:table-cell office:value-type="float" office:value="29" calcext:value-type="float">
            <text:p>29</text:p>
          </table:table-cell>
          <table:table-cell office:value-type="float" office:value="0.581587553024292" calcext:value-type="float">
            <text:p>0.581587553</text:p>
          </table:table-cell>
          <table:table-cell office:value-type="float" office:value="0.654058694839478" calcext:value-type="float">
            <text:p>0.6540586948</text:p>
          </table:table-cell>
          <table:table-cell office:value-type="float" office:value="0.581993460655212" calcext:value-type="float">
            <text:p>0.5819934607</text:p>
          </table:table-cell>
        </table:table-row>
        <table:table-row table:style-name="ro1">
          <table:table-cell office:value-type="float" office:value="1537083143.52311" calcext:value-type="float">
            <text:p>1537083143.52311</text:p>
          </table:table-cell>
          <table:table-cell office:value-type="float" office:value="30" calcext:value-type="float">
            <text:p>30</text:p>
          </table:table-cell>
          <table:table-cell office:value-type="float" office:value="0.580823481082916" calcext:value-type="float">
            <text:p>0.5808234811</text:p>
          </table:table-cell>
          <table:table-cell office:value-type="float" office:value="0.653213500976563" calcext:value-type="float">
            <text:p>0.653213501</text:p>
          </table:table-cell>
          <table:table-cell office:value-type="float" office:value="0.582732796669006" calcext:value-type="float">
            <text:p>0.5827327967</text:p>
          </table:table-cell>
        </table:table-row>
        <table:table-row table:style-name="ro1">
          <table:table-cell office:value-type="float" office:value="1537083339.65286" calcext:value-type="float">
            <text:p>1537083339.65286</text:p>
          </table:table-cell>
          <table:table-cell office:value-type="float" office:value="31" calcext:value-type="float">
            <text:p>31</text:p>
          </table:table-cell>
          <table:table-cell office:value-type="float" office:value="0.577266335487366" calcext:value-type="float">
            <text:p>0.5772663355</text:p>
          </table:table-cell>
          <table:table-cell office:value-type="float" office:value="0.652611434459686" calcext:value-type="float">
            <text:p>0.6526114345</text:p>
          </table:table-cell>
          <table:table-cell office:value-type="float" office:value="0.582163572311401" calcext:value-type="float">
            <text:p>0.5821635723</text:p>
          </table:table-cell>
        </table:table-row>
        <table:table-row table:style-name="ro1">
          <table:table-cell office:value-type="float" office:value="1537083444.95937" calcext:value-type="float">
            <text:p>1537083444.95937</text:p>
          </table:table-cell>
          <table:table-cell office:value-type="float" office:value="32" calcext:value-type="float">
            <text:p>32</text:p>
          </table:table-cell>
          <table:table-cell office:value-type="float" office:value="0.576193571090698" calcext:value-type="float">
            <text:p>0.5761935711</text:p>
          </table:table-cell>
          <table:table-cell office:value-type="float" office:value="0.648841559886932" calcext:value-type="float">
            <text:p>0.6488415599</text:p>
          </table:table-cell>
          <table:table-cell office:value-type="float" office:value="0.58213084936142" calcext:value-type="float">
            <text:p>0.5821308494</text:p>
          </table:table-cell>
        </table:table-row>
        <table:table-row table:style-name="ro1">
          <table:table-cell office:value-type="float" office:value="1537083636.66407" calcext:value-type="float">
            <text:p>1537083636.66407</text:p>
          </table:table-cell>
          <table:table-cell office:value-type="float" office:value="33" calcext:value-type="float">
            <text:p>33</text:p>
          </table:table-cell>
          <table:table-cell office:value-type="float" office:value="0.552068591117859" calcext:value-type="float">
            <text:p>0.5520685911</text:p>
          </table:table-cell>
          <table:table-cell office:value-type="float" office:value="0.647101044654846" calcext:value-type="float">
            <text:p>0.6471010447</text:p>
          </table:table-cell>
          <table:table-cell office:value-type="float" office:value="0.582966208457947" calcext:value-type="float">
            <text:p>0.5829662085</text:p>
          </table:table-cell>
        </table:table-row>
        <table:table-row table:style-name="ro1">
          <table:table-cell office:value-type="float" office:value="1537083897.50071" calcext:value-type="float">
            <text:p>1537083897.50071</text:p>
          </table:table-cell>
          <table:table-cell office:value-type="float" office:value="34" calcext:value-type="float">
            <text:p>34</text:p>
          </table:table-cell>
          <table:table-cell office:value-type="float" office:value="0.542148768901825" calcext:value-type="float">
            <text:p>0.5421487689</text:p>
          </table:table-cell>
          <table:table-cell office:value-type="float" office:value="0.64696192741394" calcext:value-type="float">
            <text:p>0.6469619274</text:p>
          </table:table-cell>
          <table:table-cell office:value-type="float" office:value="0.583240032196045" calcext:value-type="float">
            <text:p>0.5832400322</text:p>
          </table:table-cell>
        </table:table-row>
        <table:table-row table:style-name="ro1">
          <table:table-cell office:value-type="float" office:value="1537084002.81248" calcext:value-type="float">
            <text:p>1537084002.81248</text:p>
          </table:table-cell>
          <table:table-cell office:value-type="float" office:value="35" calcext:value-type="float">
            <text:p>35</text:p>
          </table:table-cell>
          <table:table-cell office:value-type="float" office:value="0.53923374414444" calcext:value-type="float">
            <text:p>0.5392337441</text:p>
          </table:table-cell>
          <table:table-cell office:value-type="float" office:value="0.646695494651794" calcext:value-type="float">
            <text:p>0.6466954947</text:p>
          </table:table-cell>
          <table:table-cell office:value-type="float" office:value="0.583295941352844" calcext:value-type="float">
            <text:p>0.5832959414</text:p>
          </table:table-cell>
        </table:table-row>
        <table:table-row table:style-name="ro1">
          <table:table-cell office:value-type="float" office:value="1537084090.99134" calcext:value-type="float">
            <text:p>1537084090.99134</text:p>
          </table:table-cell>
          <table:table-cell office:value-type="float" office:value="36" calcext:value-type="float">
            <text:p>36</text:p>
          </table:table-cell>
          <table:table-cell office:value-type="float" office:value="0.535625517368317" calcext:value-type="float">
            <text:p>0.5356255174</text:p>
          </table:table-cell>
          <table:table-cell office:value-type="float" office:value="0.643609762191772" calcext:value-type="float">
            <text:p>0.6436097622</text:p>
          </table:table-cell>
          <table:table-cell office:value-type="float" office:value="0.582806348800659" calcext:value-type="float">
            <text:p>0.5828063488</text:p>
          </table:table-cell>
        </table:table-row>
        <table:table-row table:style-name="ro1">
          <table:table-cell office:value-type="float" office:value="1537084215.66891" calcext:value-type="float">
            <text:p>1537084215.66891</text:p>
          </table:table-cell>
          <table:table-cell office:value-type="float" office:value="37" calcext:value-type="float">
            <text:p>37</text:p>
          </table:table-cell>
          <table:table-cell office:value-type="float" office:value="0.530948758125305" calcext:value-type="float">
            <text:p>0.5309487581</text:p>
          </table:table-cell>
          <table:table-cell office:value-type="float" office:value="0.634064972400665" calcext:value-type="float">
            <text:p>0.6340649724</text:p>
          </table:table-cell>
          <table:table-cell office:value-type="float" office:value="0.582707583904266" calcext:value-type="float">
            <text:p>0.5827075839</text:p>
          </table:table-cell>
        </table:table-row>
        <table:table-row table:style-name="ro1">
          <table:table-cell office:value-type="float" office:value="1537084286.37302" calcext:value-type="float">
            <text:p>1537084286.37302</text:p>
          </table:table-cell>
          <table:table-cell office:value-type="float" office:value="38" calcext:value-type="float">
            <text:p>38</text:p>
          </table:table-cell>
          <table:table-cell office:value-type="float" office:value="0.529936075210571" calcext:value-type="float">
            <text:p>0.5299360752</text:p>
          </table:table-cell>
          <table:table-cell office:value-type="float" office:value="0.629638135433197" calcext:value-type="float">
            <text:p>0.6296381354</text:p>
          </table:table-cell>
          <table:table-cell office:value-type="float" office:value="0.58162397146225" calcext:value-type="float">
            <text:p>0.5816239715</text:p>
          </table:table-cell>
        </table:table-row>
        <table:table-row table:style-name="ro1">
          <table:table-cell office:value-type="float" office:value="1537084321.48573" calcext:value-type="float">
            <text:p>1537084321.48573</text:p>
          </table:table-cell>
          <table:table-cell office:value-type="float" office:value="39" calcext:value-type="float">
            <text:p>39</text:p>
          </table:table-cell>
          <table:table-cell office:value-type="float" office:value="0.528506278991699" calcext:value-type="float">
            <text:p>0.528506279</text:p>
          </table:table-cell>
          <table:table-cell office:value-type="float" office:value="0.629464507102966" calcext:value-type="float">
            <text:p>0.6294645071</text:p>
          </table:table-cell>
          <table:table-cell office:value-type="float" office:value="0.581725180149078" calcext:value-type="float">
            <text:p>0.5817251801</text:p>
          </table:table-cell>
        </table:table-row>
        <table:table-row table:style-name="ro1">
          <table:table-cell office:value-type="float" office:value="1537084649.25888" calcext:value-type="float">
            <text:p>1537084649.25888</text:p>
          </table:table-cell>
          <table:table-cell office:value-type="float" office:value="40" calcext:value-type="float">
            <text:p>40</text:p>
          </table:table-cell>
          <table:table-cell office:value-type="float" office:value="0.515432596206665" calcext:value-type="float">
            <text:p>0.5154325962</text:p>
          </table:table-cell>
          <table:table-cell office:value-type="float" office:value="0.624770820140839" calcext:value-type="float">
            <text:p>0.6247708201</text:p>
          </table:table-cell>
          <table:table-cell office:value-type="float" office:value="0.5816410779953" calcext:value-type="float">
            <text:p>0.581641078</text:p>
          </table:table-cell>
        </table:table-row>
        <table:table-row table:style-name="ro1">
          <table:table-cell office:value-type="float" office:value="1537084735.44045" calcext:value-type="float">
            <text:p>1537084735.44045</text:p>
          </table:table-cell>
          <table:table-cell office:value-type="float" office:value="41" calcext:value-type="float">
            <text:p>41</text:p>
          </table:table-cell>
          <table:table-cell office:value-type="float" office:value="0.513531804084778" calcext:value-type="float">
            <text:p>0.5135318041</text:p>
          </table:table-cell>
          <table:table-cell office:value-type="float" office:value="0.625629484653473" calcext:value-type="float">
            <text:p>0.6256294847</text:p>
          </table:table-cell>
          <table:table-cell office:value-type="float" office:value="0.581247389316559" calcext:value-type="float">
            <text:p>0.5812473893</text:p>
          </table:table-cell>
        </table:table-row>
        <table:table-row table:style-name="ro1">
          <table:table-cell office:value-type="float" office:value="1537084752.41254" calcext:value-type="float">
            <text:p>1537084752.41254</text:p>
          </table:table-cell>
          <table:table-cell office:value-type="float" office:value="42" calcext:value-type="float">
            <text:p>42</text:p>
          </table:table-cell>
          <table:table-cell office:value-type="float" office:value="0.513336420059204" calcext:value-type="float">
            <text:p>0.5133364201</text:p>
          </table:table-cell>
          <table:table-cell office:value-type="float" office:value="0.628780484199524" calcext:value-type="float">
            <text:p>0.6287804842</text:p>
          </table:table-cell>
          <table:table-cell office:value-type="float" office:value="0.580249488353729" calcext:value-type="float">
            <text:p>0.5802494884</text:p>
          </table:table-cell>
        </table:table-row>
        <table:table-row table:style-name="ro1">
          <table:table-cell office:value-type="float" office:value="1537084838.74421" calcext:value-type="float">
            <text:p>1537084838.74421</text:p>
          </table:table-cell>
          <table:table-cell office:value-type="float" office:value="43" calcext:value-type="float">
            <text:p>43</text:p>
          </table:table-cell>
          <table:table-cell office:value-type="float" office:value="0.511109411716461" calcext:value-type="float">
            <text:p>0.5111094117</text:p>
          </table:table-cell>
          <table:table-cell office:value-type="float" office:value="0.627618432044983" calcext:value-type="float">
            <text:p>0.627618432</text:p>
          </table:table-cell>
          <table:table-cell office:value-type="float" office:value="0.5800661444664" calcext:value-type="float">
            <text:p>0.5800661445</text:p>
          </table:table-cell>
        </table:table-row>
        <table:table-row table:style-name="ro1">
          <table:table-cell office:value-type="float" office:value="1537084925.57257" calcext:value-type="float">
            <text:p>1537084925.57257</text:p>
          </table:table-cell>
          <table:table-cell office:value-type="float" office:value="44" calcext:value-type="float">
            <text:p>44</text:p>
          </table:table-cell>
          <table:table-cell office:value-type="float" office:value="0.509607374668121" calcext:value-type="float">
            <text:p>0.5096073747</text:p>
          </table:table-cell>
          <table:table-cell office:value-type="float" office:value="0.626376867294312" calcext:value-type="float">
            <text:p>0.6263768673</text:p>
          </table:table-cell>
          <table:table-cell office:value-type="float" office:value="0.579752564430237" calcext:value-type="float">
            <text:p>0.5797525644</text:p>
          </table:table-cell>
        </table:table-row>
        <table:table-row table:style-name="ro1">
          <table:table-cell office:value-type="float" office:value="1537084960.43426" calcext:value-type="float">
            <text:p>1537084960.43426</text:p>
          </table:table-cell>
          <table:table-cell office:value-type="float" office:value="45" calcext:value-type="float">
            <text:p>45</text:p>
          </table:table-cell>
          <table:table-cell office:value-type="float" office:value="0.508875250816345" calcext:value-type="float">
            <text:p>0.5088752508</text:p>
          </table:table-cell>
          <table:table-cell office:value-type="float" office:value="0.62770539522171" calcext:value-type="float">
            <text:p>0.6277053952</text:p>
          </table:table-cell>
          <table:table-cell office:value-type="float" office:value="0.579743921756744" calcext:value-type="float">
            <text:p>0.5797439218</text:p>
          </table:table-cell>
        </table:table-row>
        <table:table-row table:style-name="ro1">
          <table:table-cell office:value-type="float" office:value="1537085098.56357" calcext:value-type="float">
            <text:p>1537085098.56357</text:p>
          </table:table-cell>
          <table:table-cell office:value-type="float" office:value="46" calcext:value-type="float">
            <text:p>46</text:p>
          </table:table-cell>
          <table:table-cell office:value-type="float" office:value="0.506600081920624" calcext:value-type="float">
            <text:p>0.5066000819</text:p>
          </table:table-cell>
          <table:table-cell office:value-type="float" office:value="0.62711364030838" calcext:value-type="float">
            <text:p>0.6271136403</text:p>
          </table:table-cell>
          <table:table-cell office:value-type="float" office:value="0.579202055931091" calcext:value-type="float">
            <text:p>0.5792020559</text:p>
          </table:table-cell>
        </table:table-row>
        <table:table-row table:style-name="ro1">
          <table:table-cell office:value-type="float" office:value="1537085115.84996" calcext:value-type="float">
            <text:p>1537085115.84996</text:p>
          </table:table-cell>
          <table:table-cell office:value-type="float" office:value="47" calcext:value-type="float">
            <text:p>47</text:p>
          </table:table-cell>
          <table:table-cell office:value-type="float" office:value="0.506670832633972" calcext:value-type="float">
            <text:p>0.5066708326</text:p>
          </table:table-cell>
          <table:table-cell office:value-type="float" office:value="0.625724017620087" calcext:value-type="float">
            <text:p>0.6257240176</text:p>
          </table:table-cell>
          <table:table-cell office:value-type="float" office:value="0.578800976276398" calcext:value-type="float">
            <text:p>0.5788009763</text:p>
          </table:table-cell>
        </table:table-row>
        <table:table-row table:style-name="ro1">
          <table:table-cell office:value-type="float" office:value="1537085306.47107" calcext:value-type="float">
            <text:p>1537085306.47107</text:p>
          </table:table-cell>
          <table:table-cell office:value-type="float" office:value="48" calcext:value-type="float">
            <text:p>48</text:p>
          </table:table-cell>
          <table:table-cell office:value-type="float" office:value="0.504574060440064" calcext:value-type="float">
            <text:p>0.5045740604</text:p>
          </table:table-cell>
          <table:table-cell office:value-type="float" office:value="0.62521505355835" calcext:value-type="float">
            <text:p>0.6252150536</text:p>
          </table:table-cell>
          <table:table-cell office:value-type="float" office:value="0.579046130180359" calcext:value-type="float">
            <text:p>0.5790461302</text:p>
          </table:table-cell>
        </table:table-row>
        <table:table-row table:style-name="ro1">
          <table:table-cell office:value-type="float" office:value="1537085462.29162" calcext:value-type="float">
            <text:p>1537085462.29162</text:p>
          </table:table-cell>
          <table:table-cell office:value-type="float" office:value="49" calcext:value-type="float">
            <text:p>49</text:p>
          </table:table-cell>
          <table:table-cell office:value-type="float" office:value="0.50323212146759" calcext:value-type="float">
            <text:p>0.5032321215</text:p>
          </table:table-cell>
          <table:table-cell office:value-type="float" office:value="0.625081539154053" calcext:value-type="float">
            <text:p>0.6250815392</text:p>
          </table:table-cell>
          <table:table-cell office:value-type="float" office:value="0.579138517379761" calcext:value-type="float">
            <text:p>0.5791385174</text:p>
          </table:table-cell>
        </table:table-row>
        <table:table-row table:style-name="ro1">
          <table:table-cell office:value-type="float" office:value="1537085601.1247" calcext:value-type="float">
            <text:p>1537085601.1247</text:p>
          </table:table-cell>
          <table:table-cell office:value-type="float" office:value="50" calcext:value-type="float">
            <text:p>50</text:p>
          </table:table-cell>
          <table:table-cell office:value-type="float" office:value="0.50103747844696" calcext:value-type="float">
            <text:p>0.5010374784</text:p>
          </table:table-cell>
          <table:table-cell office:value-type="float" office:value="0.626539528369904" calcext:value-type="float">
            <text:p>0.6265395284</text:p>
          </table:table-cell>
          <table:table-cell office:value-type="float" office:value="0.578689217567444" calcext:value-type="float">
            <text:p>0.5786892176</text:p>
          </table:table-cell>
        </table:table-row>
        <table:table-row table:style-name="ro1">
          <table:table-cell office:value-type="float" office:value="1537085985.50577" calcext:value-type="float">
            <text:p>1537085985.50577</text:p>
          </table:table-cell>
          <table:table-cell office:value-type="float" office:value="51" calcext:value-type="float">
            <text:p>51</text:p>
          </table:table-cell>
          <table:table-cell office:value-type="float" office:value="0.469195485115051" calcext:value-type="float">
            <text:p>0.4691954851</text:p>
          </table:table-cell>
          <table:table-cell office:value-type="float" office:value="0.625631809234619" calcext:value-type="float">
            <text:p>0.6256318092</text:p>
          </table:table-cell>
          <table:table-cell office:value-type="float" office:value="0.577910125255585" calcext:value-type="float">
            <text:p>0.5779101253</text:p>
          </table:table-cell>
        </table:table-row>
        <table:table-row table:style-name="ro1">
          <table:table-cell office:value-type="float" office:value="1537086055.73519" calcext:value-type="float">
            <text:p>1537086055.73519</text:p>
          </table:table-cell>
          <table:table-cell office:value-type="float" office:value="52" calcext:value-type="float">
            <text:p>52</text:p>
          </table:table-cell>
          <table:table-cell office:value-type="float" office:value="0.472254604101181" calcext:value-type="float">
            <text:p>0.4722546041</text:p>
          </table:table-cell>
          <table:table-cell office:value-type="float" office:value="0.625260710716248" calcext:value-type="float">
            <text:p>0.6252607107</text:p>
          </table:table-cell>
          <table:table-cell office:value-type="float" office:value="0.577675104141235" calcext:value-type="float">
            <text:p>0.5776751041</text:p>
          </table:table-cell>
        </table:table-row>
        <table:table-row table:style-name="ro1">
          <table:table-cell office:value-type="float" office:value="1537086229.5811" calcext:value-type="float">
            <text:p>1537086229.5811</text:p>
          </table:table-cell>
          <table:table-cell office:value-type="float" office:value="53" calcext:value-type="float">
            <text:p>53</text:p>
          </table:table-cell>
          <table:table-cell office:value-type="float" office:value="0.477131843566895" calcext:value-type="float">
            <text:p>0.4771318436</text:p>
          </table:table-cell>
          <table:table-cell office:value-type="float" office:value="0.610739290714264" calcext:value-type="float">
            <text:p>0.6107392907</text:p>
          </table:table-cell>
          <table:table-cell office:value-type="float" office:value="0.577333569526672" calcext:value-type="float">
            <text:p>0.5773335695</text:p>
          </table:table-cell>
        </table:table-row>
        <table:table-row table:style-name="ro1">
          <table:table-cell office:value-type="float" office:value="1537086991.70458" calcext:value-type="float">
            <text:p>1537086991.70458</text:p>
          </table:table-cell>
          <table:table-cell office:value-type="float" office:value="54" calcext:value-type="float">
            <text:p>54</text:p>
          </table:table-cell>
          <table:table-cell office:value-type="float" office:value="0.471493870019913" calcext:value-type="float">
            <text:p>0.47149387</text:p>
          </table:table-cell>
          <table:table-cell office:value-type="float" office:value="0.615137815475464" calcext:value-type="float">
            <text:p>0.6151378155</text:p>
          </table:table-cell>
          <table:table-cell office:value-type="float" office:value="0.576714873313904" calcext:value-type="float">
            <text:p>0.5767148733</text:p>
          </table:table-cell>
        </table:table-row>
        <table:table-row table:style-name="ro1">
          <table:table-cell office:value-type="float" office:value="1537087009.3713" calcext:value-type="float">
            <text:p>1537087009.3713</text:p>
          </table:table-cell>
          <table:table-cell office:value-type="float" office:value="55" calcext:value-type="float">
            <text:p>55</text:p>
          </table:table-cell>
          <table:table-cell office:value-type="float" office:value="0.471445709466934" calcext:value-type="float">
            <text:p>0.4714457095</text:p>
          </table:table-cell>
          <table:table-cell office:value-type="float" office:value="0.614232182502747" calcext:value-type="float">
            <text:p>0.6142321825</text:p>
          </table:table-cell>
          <table:table-cell office:value-type="float" office:value="0.576918184757233" calcext:value-type="float">
            <text:p>0.5769181848</text:p>
          </table:table-cell>
        </table:table-row>
        <table:table-row table:style-name="ro1">
          <table:table-cell office:value-type="float" office:value="1537087149.08982" calcext:value-type="float">
            <text:p>1537087149.08982</text:p>
          </table:table-cell>
          <table:table-cell office:value-type="float" office:value="56" calcext:value-type="float">
            <text:p>56</text:p>
          </table:table-cell>
          <table:table-cell office:value-type="float" office:value="0.470931708812714" calcext:value-type="float">
            <text:p>0.4709317088</text:p>
          </table:table-cell>
          <table:table-cell office:value-type="float" office:value="0.613876700401306" calcext:value-type="float">
            <text:p>0.6138767004</text:p>
          </table:table-cell>
          <table:table-cell office:value-type="float" office:value="0.576666176319122" calcext:value-type="float">
            <text:p>0.5766661763</text:p>
          </table:table-cell>
        </table:table-row>
        <table:table-row table:style-name="ro1">
          <table:table-cell office:value-type="float" office:value="1537087305.98902" calcext:value-type="float">
            <text:p>1537087305.98902</text:p>
          </table:table-cell>
          <table:table-cell office:value-type="float" office:value="57" calcext:value-type="float">
            <text:p>57</text:p>
          </table:table-cell>
          <table:table-cell office:value-type="float" office:value="0.469113379716873" calcext:value-type="float">
            <text:p>0.4691133797</text:p>
          </table:table-cell>
          <table:table-cell office:value-type="float" office:value="0.617708384990692" calcext:value-type="float">
            <text:p>0.617708385</text:p>
          </table:table-cell>
          <table:table-cell office:value-type="float" office:value="0.576601147651672" calcext:value-type="float">
            <text:p>0.5766011477</text:p>
          </table:table-cell>
        </table:table-row>
        <table:table-row table:style-name="ro1">
          <table:table-cell office:value-type="float" office:value="1537087342.13651" calcext:value-type="float">
            <text:p>1537087342.13651</text:p>
          </table:table-cell>
          <table:table-cell office:value-type="float" office:value="58" calcext:value-type="float">
            <text:p>58</text:p>
          </table:table-cell>
          <table:table-cell office:value-type="float" office:value="0.468943029642105" calcext:value-type="float">
            <text:p>0.4689430296</text:p>
          </table:table-cell>
          <table:table-cell office:value-type="float" office:value="0.61960107088089" calcext:value-type="float">
            <text:p>0.6196010709</text:p>
          </table:table-cell>
          <table:table-cell office:value-type="float" office:value="0.576513171195984" calcext:value-type="float">
            <text:p>0.5765131712</text:p>
          </table:table-cell>
        </table:table-row>
        <table:table-row table:style-name="ro1">
          <table:table-cell office:value-type="float" office:value="1537087360.24053" calcext:value-type="float">
            <text:p>1537087360.24053</text:p>
          </table:table-cell>
          <table:table-cell office:value-type="float" office:value="59" calcext:value-type="float">
            <text:p>59</text:p>
          </table:table-cell>
          <table:table-cell office:value-type="float" office:value="0.469059646129608" calcext:value-type="float">
            <text:p>0.4690596461</text:p>
          </table:table-cell>
          <table:table-cell office:value-type="float" office:value="0.620148539543152" calcext:value-type="float">
            <text:p>0.6201485395</text:p>
          </table:table-cell>
          <table:table-cell office:value-type="float" office:value="0.576234579086304" calcext:value-type="float">
            <text:p>0.5762345791</text:p>
          </table:table-cell>
        </table:table-row>
        <table:table-row table:style-name="ro1">
          <table:table-cell office:value-type="float" office:value="1537087414.73174" calcext:value-type="float">
            <text:p>1537087414.73174</text:p>
          </table:table-cell>
          <table:table-cell office:value-type="float" office:value="60" calcext:value-type="float">
            <text:p>60</text:p>
          </table:table-cell>
          <table:table-cell office:value-type="float" office:value="0.469029277563095" calcext:value-type="float">
            <text:p>0.4690292776</text:p>
          </table:table-cell>
          <table:table-cell office:value-type="float" office:value="0.618755042552948" calcext:value-type="float">
            <text:p>0.6187550426</text:p>
          </table:table-cell>
          <table:table-cell office:value-type="float" office:value="0.575942516326904" calcext:value-type="float">
            <text:p>0.5759425163</text:p>
          </table:table-cell>
        </table:table-row>
        <table:table-row table:style-name="ro1">
          <table:table-cell office:value-type="float" office:value="1537087522.92426" calcext:value-type="float">
            <text:p>1537087522.92426</text:p>
          </table:table-cell>
          <table:table-cell office:value-type="float" office:value="61" calcext:value-type="float">
            <text:p>61</text:p>
          </table:table-cell>
          <table:table-cell office:value-type="float" office:value="0.469068706035614" calcext:value-type="float">
            <text:p>0.469068706</text:p>
          </table:table-cell>
          <table:table-cell office:value-type="float" office:value="0.620833098888397" calcext:value-type="float">
            <text:p>0.6208330989</text:p>
          </table:table-cell>
          <table:table-cell office:value-type="float" office:value="0.576386451721191" calcext:value-type="float">
            <text:p>0.5763864517</text:p>
          </table:table-cell>
        </table:table-row>
        <table:table-row table:style-name="ro1">
          <table:table-cell office:value-type="float" office:value="1537087681.92791" calcext:value-type="float">
            <text:p>1537087681.92791</text:p>
          </table:table-cell>
          <table:table-cell office:value-type="float" office:value="62" calcext:value-type="float">
            <text:p>62</text:p>
          </table:table-cell>
          <table:table-cell office:value-type="float" office:value="0.469740152359009" calcext:value-type="float">
            <text:p>0.4697401524</text:p>
          </table:table-cell>
          <table:table-cell office:value-type="float" office:value="0.621073722839356" calcext:value-type="float">
            <text:p>0.6210737228</text:p>
          </table:table-cell>
          <table:table-cell office:value-type="float" office:value="0.576175808906555" calcext:value-type="float">
            <text:p>0.5761758089</text:p>
          </table:table-cell>
        </table:table-row>
        <table:table-row table:style-name="ro1">
          <table:table-cell office:value-type="float" office:value="1537087733.99512" calcext:value-type="float">
            <text:p>1537087733.99512</text:p>
          </table:table-cell>
          <table:table-cell office:value-type="float" office:value="63" calcext:value-type="float">
            <text:p>63</text:p>
          </table:table-cell>
          <table:table-cell office:value-type="float" office:value="0.469379097223282" calcext:value-type="float">
            <text:p>0.4693790972</text:p>
          </table:table-cell>
          <table:table-cell office:value-type="float" office:value="0.618193328380585" calcext:value-type="float">
            <text:p>0.6181933284</text:p>
          </table:table-cell>
          <table:table-cell office:value-type="float" office:value="0.575994551181793" calcext:value-type="float">
            <text:p>0.5759945512</text:p>
          </table:table-cell>
        </table:table-row>
        <table:table-row table:style-name="ro1">
          <table:table-cell office:value-type="float" office:value="1537087858.44138" calcext:value-type="float">
            <text:p>1537087858.44138</text:p>
          </table:table-cell>
          <table:table-cell office:value-type="float" office:value="64" calcext:value-type="float">
            <text:p>64</text:p>
          </table:table-cell>
          <table:table-cell office:value-type="float" office:value="0.451602786779404" calcext:value-type="float">
            <text:p>0.4516027868</text:p>
          </table:table-cell>
          <table:table-cell office:value-type="float" office:value="0.617628037929535" calcext:value-type="float">
            <text:p>0.6176280379</text:p>
          </table:table-cell>
          <table:table-cell office:value-type="float" office:value="0.575793921947479" calcext:value-type="float">
            <text:p>0.5757939219</text:p>
          </table:table-cell>
        </table:table-row>
        <table:table-row table:style-name="ro1">
          <table:table-cell office:value-type="float" office:value="1537088033.55653" calcext:value-type="float">
            <text:p>1537088033.55653</text:p>
          </table:table-cell>
          <table:table-cell office:value-type="float" office:value="65" calcext:value-type="float">
            <text:p>65</text:p>
          </table:table-cell>
          <table:table-cell office:value-type="float" office:value="0.460072934627533" calcext:value-type="float">
            <text:p>0.4600729346</text:p>
          </table:table-cell>
          <table:table-cell office:value-type="float" office:value="0.617229759693146" calcext:value-type="float">
            <text:p>0.6172297597</text:p>
          </table:table-cell>
          <table:table-cell office:value-type="float" office:value="0.57598227262497" calcext:value-type="float">
            <text:p>0.5759822726</text:p>
          </table:table-cell>
        </table:table-row>
        <table:table-row table:style-name="ro1">
          <table:table-cell office:value-type="float" office:value="1537088328.87966" calcext:value-type="float">
            <text:p>1537088328.87966</text:p>
          </table:table-cell>
          <table:table-cell office:value-type="float" office:value="66" calcext:value-type="float">
            <text:p>66</text:p>
          </table:table-cell>
          <table:table-cell office:value-type="float" office:value="0.463293015956879" calcext:value-type="float">
            <text:p>0.463293016</text:p>
          </table:table-cell>
          <table:table-cell office:value-type="float" office:value="0.617045879364014" calcext:value-type="float">
            <text:p>0.6170458794</text:p>
          </table:table-cell>
          <table:table-cell office:value-type="float" office:value="0.575451195240021" calcext:value-type="float">
            <text:p>0.5754511952</text:p>
          </table:table-cell>
        </table:table-row>
        <table:table-row table:style-name="ro1">
          <table:table-cell office:value-type="float" office:value="1537088363.93959" calcext:value-type="float">
            <text:p>1537088363.93959</text:p>
          </table:table-cell>
          <table:table-cell office:value-type="float" office:value="67" calcext:value-type="float">
            <text:p>67</text:p>
          </table:table-cell>
          <table:table-cell office:value-type="float" office:value="0.462933599948883" calcext:value-type="float">
            <text:p>0.4629335999</text:p>
          </table:table-cell>
          <table:table-cell office:value-type="float" office:value="0.616752862930298" calcext:value-type="float">
            <text:p>0.6167528629</text:p>
          </table:table-cell>
          <table:table-cell office:value-type="float" office:value="0.575384914875031" calcext:value-type="float">
            <text:p>0.5753849149</text:p>
          </table:table-cell>
        </table:table-row>
        <table:table-row table:style-name="ro1">
          <table:table-cell office:value-type="float" office:value="1537088697.03729" calcext:value-type="float">
            <text:p>1537088697.03729</text:p>
          </table:table-cell>
          <table:table-cell office:value-type="float" office:value="68" calcext:value-type="float">
            <text:p>68</text:p>
          </table:table-cell>
          <table:table-cell office:value-type="float" office:value="0.462618052959442" calcext:value-type="float">
            <text:p>0.462618053</text:p>
          </table:table-cell>
          <table:table-cell office:value-type="float" office:value="0.617053806781769" calcext:value-type="float">
            <text:p>0.6170538068</text:p>
          </table:table-cell>
          <table:table-cell office:value-type="float" office:value="0.575100600719452" calcext:value-type="float">
            <text:p>0.5751006007</text:p>
          </table:table-cell>
        </table:table-row>
        <table:table-row table:style-name="ro1">
          <table:table-cell office:value-type="float" office:value="1537088731.64467" calcext:value-type="float">
            <text:p>1537088731.64467</text:p>
          </table:table-cell>
          <table:table-cell office:value-type="float" office:value="69" calcext:value-type="float">
            <text:p>69</text:p>
          </table:table-cell>
          <table:table-cell office:value-type="float" office:value="0.463589638471603" calcext:value-type="float">
            <text:p>0.4635896385</text:p>
          </table:table-cell>
          <table:table-cell office:value-type="float" office:value="0.617337226867676" calcext:value-type="float">
            <text:p>0.6173372269</text:p>
          </table:table-cell>
          <table:table-cell office:value-type="float" office:value="0.574639737606049" calcext:value-type="float">
            <text:p>0.5746397376</text:p>
          </table:table-cell>
        </table:table-row>
        <table:table-row table:style-name="ro1">
          <table:table-cell office:value-type="float" office:value="1537088783.66106" calcext:value-type="float">
            <text:p>1537088783.66106</text:p>
          </table:table-cell>
          <table:table-cell office:value-type="float" office:value="70" calcext:value-type="float">
            <text:p>70</text:p>
          </table:table-cell>
          <table:table-cell office:value-type="float" office:value="0.464843422174454" calcext:value-type="float">
            <text:p>0.4648434222</text:p>
          </table:table-cell>
          <table:table-cell office:value-type="float" office:value="0.61822921037674" calcext:value-type="float">
            <text:p>0.6182292104</text:p>
          </table:table-cell>
          <table:table-cell office:value-type="float" office:value="0.574438393115997" calcext:value-type="float">
            <text:p>0.5744383931</text:p>
          </table:table-cell>
        </table:table-row>
        <table:table-row table:style-name="ro1">
          <table:table-cell office:value-type="float" office:value="1537088922.95295" calcext:value-type="float">
            <text:p>1537088922.95295</text:p>
          </table:table-cell>
          <table:table-cell office:value-type="float" office:value="71" calcext:value-type="float">
            <text:p>71</text:p>
          </table:table-cell>
          <table:table-cell office:value-type="float" office:value="0.464744597673416" calcext:value-type="float">
            <text:p>0.4647445977</text:p>
          </table:table-cell>
          <table:table-cell office:value-type="float" office:value="0.605817914009094" calcext:value-type="float">
            <text:p>0.605817914</text:p>
          </table:table-cell>
          <table:table-cell office:value-type="float" office:value="0.57467532157898" calcext:value-type="float">
            <text:p>0.5746753216</text:p>
          </table:table-cell>
        </table:table-row>
        <table:table-row table:style-name="ro1">
          <table:table-cell office:value-type="float" office:value="1537089027.69301" calcext:value-type="float">
            <text:p>1537089027.69301</text:p>
          </table:table-cell>
          <table:table-cell office:value-type="float" office:value="72" calcext:value-type="float">
            <text:p>72</text:p>
          </table:table-cell>
          <table:table-cell office:value-type="float" office:value="0.464263677597046" calcext:value-type="float">
            <text:p>0.4642636776</text:p>
          </table:table-cell>
          <table:table-cell office:value-type="float" office:value="0.618000984191895" calcext:value-type="float">
            <text:p>0.6180009842</text:p>
          </table:table-cell>
          <table:table-cell office:value-type="float" office:value="0.573969304561615" calcext:value-type="float">
            <text:p>0.5739693046</text:p>
          </table:table-cell>
        </table:table-row>
        <table:table-row table:style-name="ro1">
          <table:table-cell office:value-type="float" office:value="1537089062.55327" calcext:value-type="float">
            <text:p>1537089062.55327</text:p>
          </table:table-cell>
          <table:table-cell office:value-type="float" office:value="73" calcext:value-type="float">
            <text:p>73</text:p>
          </table:table-cell>
          <table:table-cell office:value-type="float" office:value="0.463804334402084" calcext:value-type="float">
            <text:p>0.4638043344</text:p>
          </table:table-cell>
          <table:table-cell office:value-type="float" office:value="0.618522226810455" calcext:value-type="float">
            <text:p>0.6185222268</text:p>
          </table:table-cell>
          <table:table-cell office:value-type="float" office:value="0.573806941509247" calcext:value-type="float">
            <text:p>0.5738069415</text:p>
          </table:table-cell>
        </table:table-row>
        <table:table-row table:style-name="ro1">
          <table:table-cell office:value-type="float" office:value="1537089115.41429" calcext:value-type="float">
            <text:p>1537089115.41429</text:p>
          </table:table-cell>
          <table:table-cell office:value-type="float" office:value="74" calcext:value-type="float">
            <text:p>74</text:p>
          </table:table-cell>
          <table:table-cell office:value-type="float" office:value="0.464686095714569" calcext:value-type="float">
            <text:p>0.4646860957</text:p>
          </table:table-cell>
          <table:table-cell office:value-type="float" office:value="0.614050149917603" calcext:value-type="float">
            <text:p>0.6140501499</text:p>
          </table:table-cell>
          <table:table-cell office:value-type="float" office:value="0.573776245117188" calcext:value-type="float">
            <text:p>0.5737762451</text:p>
          </table:table-cell>
        </table:table-row>
        <table:table-row table:style-name="ro1">
          <table:table-cell office:value-type="float" office:value="1537089221.97714" calcext:value-type="float">
            <text:p>1537089221.97714</text:p>
          </table:table-cell>
          <table:table-cell office:value-type="float" office:value="75" calcext:value-type="float">
            <text:p>75</text:p>
          </table:table-cell>
          <table:table-cell office:value-type="float" office:value="0.463817000389099" calcext:value-type="float">
            <text:p>0.4638170004</text:p>
          </table:table-cell>
          <table:table-cell office:value-type="float" office:value="0.613880097866058" calcext:value-type="float">
            <text:p>0.6138800979</text:p>
          </table:table-cell>
          <table:table-cell office:value-type="float" office:value="0.573294937610626" calcext:value-type="float">
            <text:p>0.5732949376</text:p>
          </table:table-cell>
        </table:table-row>
        <table:table-row table:style-name="ro1">
          <table:table-cell office:value-type="float" office:value="1537089311.20485" calcext:value-type="float">
            <text:p>1537089311.20485</text:p>
          </table:table-cell>
          <table:table-cell office:value-type="float" office:value="76" calcext:value-type="float">
            <text:p>76</text:p>
          </table:table-cell>
          <table:table-cell office:value-type="float" office:value="0.462797552347183" calcext:value-type="float">
            <text:p>0.4627975523</text:p>
          </table:table-cell>
          <table:table-cell office:value-type="float" office:value="0.616410255432129" calcext:value-type="float">
            <text:p>0.6164102554</text:p>
          </table:table-cell>
          <table:table-cell office:value-type="float" office:value="0.572687268257141" calcext:value-type="float">
            <text:p>0.5726872683</text:p>
          </table:table-cell>
        </table:table-row>
        <table:table-row table:style-name="ro1">
          <table:table-cell office:value-type="float" office:value="1537089491.3492" calcext:value-type="float">
            <text:p>1537089491.3492</text:p>
          </table:table-cell>
          <table:table-cell office:value-type="float" office:value="77" calcext:value-type="float">
            <text:p>77</text:p>
          </table:table-cell>
          <table:table-cell office:value-type="float" office:value="0.461533099412918" calcext:value-type="float">
            <text:p>0.4615330994</text:p>
          </table:table-cell>
          <table:table-cell office:value-type="float" office:value="0.617955684661865" calcext:value-type="float">
            <text:p>0.6179556847</text:p>
          </table:table-cell>
          <table:table-cell office:value-type="float" office:value="0.57234913110733" calcext:value-type="float">
            <text:p>0.5723491311</text:p>
          </table:table-cell>
        </table:table-row>
        <table:table-row table:style-name="ro1">
          <table:table-cell office:value-type="float" office:value="1537089599.77131" calcext:value-type="float">
            <text:p>1537089599.77131</text:p>
          </table:table-cell>
          <table:table-cell office:value-type="float" office:value="78" calcext:value-type="float">
            <text:p>78</text:p>
          </table:table-cell>
          <table:table-cell office:value-type="float" office:value="0.461147367954254" calcext:value-type="float">
            <text:p>0.461147368</text:p>
          </table:table-cell>
          <table:table-cell office:value-type="float" office:value="0.617836356163025" calcext:value-type="float">
            <text:p>0.6178363562</text:p>
          </table:table-cell>
          <table:table-cell office:value-type="float" office:value="0.571919143199921" calcext:value-type="float">
            <text:p>0.5719191432</text:p>
          </table:table-cell>
        </table:table-row>
        <table:table-row table:style-name="ro1">
          <table:table-cell office:value-type="float" office:value="1537089708.21654" calcext:value-type="float">
            <text:p>1537089708.21654</text:p>
          </table:table-cell>
          <table:table-cell office:value-type="float" office:value="79" calcext:value-type="float">
            <text:p>79</text:p>
          </table:table-cell>
          <table:table-cell office:value-type="float" office:value="0.460906773805618" calcext:value-type="float">
            <text:p>0.4609067738</text:p>
          </table:table-cell>
          <table:table-cell office:value-type="float" office:value="0.618807315826416" calcext:value-type="float">
            <text:p>0.6188073158</text:p>
          </table:table-cell>
          <table:table-cell office:value-type="float" office:value="0.570818603038788" calcext:value-type="float">
            <text:p>0.570818603</text:p>
          </table:table-cell>
        </table:table-row>
        <table:table-row table:style-name="ro1">
          <table:table-cell office:value-type="float" office:value="1537089780.28887" calcext:value-type="float">
            <text:p>1537089780.28887</text:p>
          </table:table-cell>
          <table:table-cell office:value-type="float" office:value="80" calcext:value-type="float">
            <text:p>80</text:p>
          </table:table-cell>
          <table:table-cell office:value-type="float" office:value="0.460690170526505" calcext:value-type="float">
            <text:p>0.4606901705</text:p>
          </table:table-cell>
          <table:table-cell office:value-type="float" office:value="0.619048357009888" calcext:value-type="float">
            <text:p>0.619048357</text:p>
          </table:table-cell>
          <table:table-cell office:value-type="float" office:value="0.570171535015106" calcext:value-type="float">
            <text:p>0.570171535</text:p>
          </table:table-cell>
        </table:table-row>
        <table:table-row table:style-name="ro1">
          <table:table-cell office:value-type="float" office:value="1537089889.0088" calcext:value-type="float">
            <text:p>1537089889.0088</text:p>
          </table:table-cell>
          <table:table-cell office:value-type="float" office:value="81" calcext:value-type="float">
            <text:p>81</text:p>
          </table:table-cell>
          <table:table-cell office:value-type="float" office:value="0.46053671836853" calcext:value-type="float">
            <text:p>0.4605367184</text:p>
          </table:table-cell>
          <table:table-cell office:value-type="float" office:value="0.618413388729095" calcext:value-type="float">
            <text:p>0.6184133887</text:p>
          </table:table-cell>
          <table:table-cell office:value-type="float" office:value="0.569762408733368" calcext:value-type="float">
            <text:p>0.5697624087</text:p>
          </table:table-cell>
        </table:table-row>
        <table:table-row table:style-name="ro1">
          <table:table-cell office:value-type="float" office:value="1537090037.84886" calcext:value-type="float">
            <text:p>1537090037.84886</text:p>
          </table:table-cell>
          <table:table-cell office:value-type="float" office:value="82" calcext:value-type="float">
            <text:p>82</text:p>
          </table:table-cell>
          <table:table-cell office:value-type="float" office:value="0.437435865402222" calcext:value-type="float">
            <text:p>0.4374358654</text:p>
          </table:table-cell>
          <table:table-cell office:value-type="float" office:value="0.616790115833283" calcext:value-type="float">
            <text:p>0.6167901158</text:p>
          </table:table-cell>
          <table:table-cell office:value-type="float" office:value="0.569552659988403" calcext:value-type="float">
            <text:p>0.56955266</text:p>
          </table:table-cell>
        </table:table-row>
        <table:table-row table:style-name="ro1">
          <table:table-cell office:value-type="float" office:value="1537090092.33791" calcext:value-type="float">
            <text:p>1537090092.33791</text:p>
          </table:table-cell>
          <table:table-cell office:value-type="float" office:value="83" calcext:value-type="float">
            <text:p>83</text:p>
          </table:table-cell>
          <table:table-cell office:value-type="float" office:value="0.42497780919075" calcext:value-type="float">
            <text:p>0.4249778092</text:p>
          </table:table-cell>
          <table:table-cell office:value-type="float" office:value="0.616632699966431" calcext:value-type="float">
            <text:p>0.6166327</text:p>
          </table:table-cell>
          <table:table-cell office:value-type="float" office:value="0.570012032985687" calcext:value-type="float">
            <text:p>0.570012033</text:p>
          </table:table-cell>
        </table:table-row>
        <table:table-row table:style-name="ro1">
          <table:table-cell office:value-type="float" office:value="1537090128.98537" calcext:value-type="float">
            <text:p>1537090128.98537</text:p>
          </table:table-cell>
          <table:table-cell office:value-type="float" office:value="84" calcext:value-type="float">
            <text:p>84</text:p>
          </table:table-cell>
          <table:table-cell office:value-type="float" office:value="0.430719286203384" calcext:value-type="float">
            <text:p>0.4307192862</text:p>
          </table:table-cell>
          <table:table-cell office:value-type="float" office:value="0.616366446018219" calcext:value-type="float">
            <text:p>0.616366446</text:p>
          </table:table-cell>
          <table:table-cell office:value-type="float" office:value="0.569738924503326" calcext:value-type="float">
            <text:p>0.5697389245</text:p>
          </table:table-cell>
        </table:table-row>
        <table:table-row table:style-name="ro1">
          <table:table-cell office:value-type="float" office:value="1537090147.3966" calcext:value-type="float">
            <text:p>1537090147.3966</text:p>
          </table:table-cell>
          <table:table-cell office:value-type="float" office:value="85" calcext:value-type="float">
            <text:p>85</text:p>
          </table:table-cell>
          <table:table-cell office:value-type="float" office:value="0.436182618141174" calcext:value-type="float">
            <text:p>0.4361826181</text:p>
          </table:table-cell>
          <table:table-cell office:value-type="float" office:value="0.616028249263763" calcext:value-type="float">
            <text:p>0.6160282493</text:p>
          </table:table-cell>
          <table:table-cell office:value-type="float" office:value="0.569854438304901" calcext:value-type="float">
            <text:p>0.5698544383</text:p>
          </table:table-cell>
        </table:table-row>
        <table:table-row table:style-name="ro1">
          <table:table-cell office:value-type="float" office:value="1537090239.68491" calcext:value-type="float">
            <text:p>1537090239.68491</text:p>
          </table:table-cell>
          <table:table-cell office:value-type="float" office:value="86" calcext:value-type="float">
            <text:p>86</text:p>
          </table:table-cell>
          <table:table-cell office:value-type="float" office:value="0.45005863904953" calcext:value-type="float">
            <text:p>0.450058639</text:p>
          </table:table-cell>
          <table:table-cell office:value-type="float" office:value="0.597958147525787" calcext:value-type="float">
            <text:p>0.5979581475</text:p>
          </table:table-cell>
          <table:table-cell office:value-type="float" office:value="0.56944751739502" calcext:value-type="float">
            <text:p>0.5694475174</text:p>
          </table:table-cell>
        </table:table-row>
        <table:table-row table:style-name="ro1">
          <table:table-cell office:value-type="float" office:value="1537090257.77951" calcext:value-type="float">
            <text:p>1537090257.77951</text:p>
          </table:table-cell>
          <table:table-cell office:value-type="float" office:value="87" calcext:value-type="float">
            <text:p>87</text:p>
          </table:table-cell>
          <table:table-cell office:value-type="float" office:value="0.450912356376648" calcext:value-type="float">
            <text:p>0.4509123564</text:p>
          </table:table-cell>
          <table:table-cell office:value-type="float" office:value="0.601410567760468" calcext:value-type="float">
            <text:p>0.6014105678</text:p>
          </table:table-cell>
          <table:table-cell office:value-type="float" office:value="0.569187641143799" calcext:value-type="float">
            <text:p>0.5691876411</text:p>
          </table:table-cell>
        </table:table-row>
        <table:table-row table:style-name="ro1">
          <table:table-cell office:value-type="float" office:value="1537090423.18433" calcext:value-type="float">
            <text:p>1537090423.18433</text:p>
          </table:table-cell>
          <table:table-cell office:value-type="float" office:value="88" calcext:value-type="float">
            <text:p>88</text:p>
          </table:table-cell>
          <table:table-cell office:value-type="float" office:value="0.453849673271179" calcext:value-type="float">
            <text:p>0.4538496733</text:p>
          </table:table-cell>
          <table:table-cell office:value-type="float" office:value="0.601756572723389" calcext:value-type="float">
            <text:p>0.6017565727</text:p>
          </table:table-cell>
          <table:table-cell office:value-type="float" office:value="0.568987190723419" calcext:value-type="float">
            <text:p>0.5689871907</text:p>
          </table:table-cell>
        </table:table-row>
        <table:table-row table:style-name="ro1">
          <table:table-cell office:value-type="float" office:value="1537090571.4763" calcext:value-type="float">
            <text:p>1537090571.4763</text:p>
          </table:table-cell>
          <table:table-cell office:value-type="float" office:value="89" calcext:value-type="float">
            <text:p>89</text:p>
          </table:table-cell>
          <table:table-cell office:value-type="float" office:value="0.455792427062988" calcext:value-type="float">
            <text:p>0.4557924271</text:p>
          </table:table-cell>
          <table:table-cell office:value-type="float" office:value="0.602783560752869" calcext:value-type="float">
            <text:p>0.6027835608</text:p>
          </table:table-cell>
          <table:table-cell office:value-type="float" office:value="0.568567931652069" calcext:value-type="float">
            <text:p>0.5685679317</text:p>
          </table:table-cell>
        </table:table-row>
        <table:table-row table:style-name="ro1">
          <table:table-cell office:value-type="float" office:value="1537090665.45181" calcext:value-type="float">
            <text:p>1537090665.45181</text:p>
          </table:table-cell>
          <table:table-cell office:value-type="float" office:value="90" calcext:value-type="float">
            <text:p>90</text:p>
          </table:table-cell>
          <table:table-cell office:value-type="float" office:value="0.456007659435272" calcext:value-type="float">
            <text:p>0.4560076594</text:p>
          </table:table-cell>
          <table:table-cell office:value-type="float" office:value="0.602160751819611" calcext:value-type="float">
            <text:p>0.6021607518</text:p>
          </table:table-cell>
          <table:table-cell office:value-type="float" office:value="0.568412840366364" calcext:value-type="float">
            <text:p>0.5684128404</text:p>
          </table:table-cell>
        </table:table-row>
        <table:table-row table:style-name="ro1">
          <table:table-cell office:value-type="float" office:value="1537090757.75264" calcext:value-type="float">
            <text:p>1537090757.75264</text:p>
          </table:table-cell>
          <table:table-cell office:value-type="float" office:value="91" calcext:value-type="float">
            <text:p>91</text:p>
          </table:table-cell>
          <table:table-cell office:value-type="float" office:value="0.456100940704346" calcext:value-type="float">
            <text:p>0.4561009407</text:p>
          </table:table-cell>
          <table:table-cell office:value-type="float" office:value="0.60311484336853" calcext:value-type="float">
            <text:p>0.6031148434</text:p>
          </table:table-cell>
          <table:table-cell office:value-type="float" office:value="0.568069577217102" calcext:value-type="float">
            <text:p>0.5680695772</text:p>
          </table:table-cell>
        </table:table-row>
        <table:table-row table:style-name="ro1">
          <table:table-cell office:value-type="float" office:value="1537090794.59985" calcext:value-type="float">
            <text:p>1537090794.59985</text:p>
          </table:table-cell>
          <table:table-cell office:value-type="float" office:value="92" calcext:value-type="float">
            <text:p>92</text:p>
          </table:table-cell>
          <table:table-cell office:value-type="float" office:value="0.456020206212997" calcext:value-type="float">
            <text:p>0.4560202062</text:p>
          </table:table-cell>
          <table:table-cell office:value-type="float" office:value="0.604216039180756" calcext:value-type="float">
            <text:p>0.6042160392</text:p>
          </table:table-cell>
          <table:table-cell office:value-type="float" office:value="0.567742824554443" calcext:value-type="float">
            <text:p>0.5677428246</text:p>
          </table:table-cell>
        </table:table-row>
        <table:table-row table:style-name="ro1">
          <table:table-cell office:value-type="float" office:value="1537091015.85935" calcext:value-type="float">
            <text:p>1537091015.85935</text:p>
          </table:table-cell>
          <table:table-cell office:value-type="float" office:value="93" calcext:value-type="float">
            <text:p>93</text:p>
          </table:table-cell>
          <table:table-cell office:value-type="float" office:value="0.452556610107422" calcext:value-type="float">
            <text:p>0.4525566101</text:p>
          </table:table-cell>
          <table:table-cell office:value-type="float" office:value="0.606298804283142" calcext:value-type="float">
            <text:p>0.6062988043</text:p>
          </table:table-cell>
          <table:table-cell office:value-type="float" office:value="0.567387580871582" calcext:value-type="float">
            <text:p>0.5673875809</text:p>
          </table:table-cell>
        </table:table-row>
        <table:table-row table:style-name="ro1">
          <table:table-cell office:value-type="float" office:value="1537091144.66862" calcext:value-type="float">
            <text:p>1537091144.66862</text:p>
          </table:table-cell>
          <table:table-cell office:value-type="float" office:value="94" calcext:value-type="float">
            <text:p>94</text:p>
          </table:table-cell>
          <table:table-cell office:value-type="float" office:value="0.453241974115372" calcext:value-type="float">
            <text:p>0.4532419741</text:p>
          </table:table-cell>
          <table:table-cell office:value-type="float" office:value="0.606183469295502" calcext:value-type="float">
            <text:p>0.6061834693</text:p>
          </table:table-cell>
          <table:table-cell office:value-type="float" office:value="0.567132234573364" calcext:value-type="float">
            <text:p>0.5671322346</text:p>
          </table:table-cell>
        </table:table-row>
        <table:table-row table:style-name="ro1">
          <table:table-cell office:value-type="float" office:value="1537091162.94497" calcext:value-type="float">
            <text:p>1537091162.94497</text:p>
          </table:table-cell>
          <table:table-cell office:value-type="float" office:value="95" calcext:value-type="float">
            <text:p>95</text:p>
          </table:table-cell>
          <table:table-cell office:value-type="float" office:value="0.453391373157501" calcext:value-type="float">
            <text:p>0.4533913732</text:p>
          </table:table-cell>
          <table:table-cell office:value-type="float" office:value="0.604947149753571" calcext:value-type="float">
            <text:p>0.6049471498</text:p>
          </table:table-cell>
          <table:table-cell office:value-type="float" office:value="0.566923022270203" calcext:value-type="float">
            <text:p>0.5669230223</text:p>
          </table:table-cell>
        </table:table-row>
        <table:table-row table:style-name="ro1">
          <table:table-cell office:value-type="float" office:value="1537091199.69782" calcext:value-type="float">
            <text:p>1537091199.69782</text:p>
          </table:table-cell>
          <table:table-cell office:value-type="float" office:value="96" calcext:value-type="float">
            <text:p>96</text:p>
          </table:table-cell>
          <table:table-cell office:value-type="float" office:value="0.452193051576614" calcext:value-type="float">
            <text:p>0.4521930516</text:p>
          </table:table-cell>
          <table:table-cell office:value-type="float" office:value="0.604361712932587" calcext:value-type="float">
            <text:p>0.6043617129</text:p>
          </table:table-cell>
          <table:table-cell office:value-type="float" office:value="0.56641548871994" calcext:value-type="float">
            <text:p>0.5664154887</text:p>
          </table:table-cell>
        </table:table-row>
        <table:table-row table:style-name="ro1">
          <table:table-cell office:value-type="float" office:value="1537091254.33248" calcext:value-type="float">
            <text:p>1537091254.33248</text:p>
          </table:table-cell>
          <table:table-cell office:value-type="float" office:value="97" calcext:value-type="float">
            <text:p>97</text:p>
          </table:table-cell>
          <table:table-cell office:value-type="float" office:value="0.451798886060715" calcext:value-type="float">
            <text:p>0.4517988861</text:p>
          </table:table-cell>
          <table:table-cell office:value-type="float" office:value="0.604465663433075" calcext:value-type="float">
            <text:p>0.6044656634</text:p>
          </table:table-cell>
          <table:table-cell office:value-type="float" office:value="0.566545069217682" calcext:value-type="float">
            <text:p>0.5665450692</text:p>
          </table:table-cell>
        </table:table-row>
        <table:table-row table:style-name="ro1">
          <table:table-cell office:value-type="float" office:value="1537091290.75663" calcext:value-type="float">
            <text:p>1537091290.75663</text:p>
          </table:table-cell>
          <table:table-cell office:value-type="float" office:value="98" calcext:value-type="float">
            <text:p>98</text:p>
          </table:table-cell>
          <table:table-cell office:value-type="float" office:value="0.452125668525696" calcext:value-type="float">
            <text:p>0.4521256685</text:p>
          </table:table-cell>
          <table:table-cell office:value-type="float" office:value="0.605619728565216" calcext:value-type="float">
            <text:p>0.6056197286</text:p>
          </table:table-cell>
          <table:table-cell office:value-type="float" office:value="0.566395819187164" calcext:value-type="float">
            <text:p>0.5663958192</text:p>
          </table:table-cell>
        </table:table-row>
        <table:table-row table:style-name="ro1">
          <table:table-cell office:value-type="float" office:value="1537091511.54526" calcext:value-type="float">
            <text:p>1537091511.54526</text:p>
          </table:table-cell>
          <table:table-cell office:value-type="float" office:value="99" calcext:value-type="float">
            <text:p>99</text:p>
          </table:table-cell>
          <table:table-cell office:value-type="float" office:value="0.452225148677826" calcext:value-type="float">
            <text:p>0.4522251487</text:p>
          </table:table-cell>
          <table:table-cell office:value-type="float" office:value="0.604676783084869" calcext:value-type="float">
            <text:p>0.6046767831</text:p>
          </table:table-cell>
          <table:table-cell office:value-type="float" office:value="0.566521406173706" calcext:value-type="float">
            <text:p>0.5665214062</text:p>
          </table:table-cell>
        </table:table-row>
        <table:table-row table:style-name="ro1">
          <table:table-cell office:value-type="float" office:value="1537091566.16482" calcext:value-type="float">
            <text:p>1537091566.16482</text:p>
          </table:table-cell>
          <table:table-cell office:value-type="float" office:value="100" calcext:value-type="float">
            <text:p>100</text:p>
          </table:table-cell>
          <table:table-cell office:value-type="float" office:value="0.45259353518486" calcext:value-type="float">
            <text:p>0.4525935352</text:p>
          </table:table-cell>
          <table:table-cell office:value-type="float" office:value="0.604573607444763" calcext:value-type="float">
            <text:p>0.6045736074</text:p>
          </table:table-cell>
          <table:table-cell office:value-type="float" office:value="0.566296219825745" calcext:value-type="float">
            <text:p>0.5662962198</text:p>
          </table:table-cell>
        </table:table-row>
        <table:table-row table:style-name="ro1">
          <table:table-cell office:value-type="float" office:value="1537091640.07189" calcext:value-type="float">
            <text:p>1537091640.07189</text:p>
          </table:table-cell>
          <table:table-cell office:value-type="float" office:value="101" calcext:value-type="float">
            <text:p>101</text:p>
          </table:table-cell>
          <table:table-cell office:value-type="float" office:value="0.452788889408112" calcext:value-type="float">
            <text:p>0.4527888894</text:p>
          </table:table-cell>
          <table:table-cell office:value-type="float" office:value="0.604769587516785" calcext:value-type="float">
            <text:p>0.6047695875</text:p>
          </table:table-cell>
          <table:table-cell office:value-type="float" office:value="0.566314995288849" calcext:value-type="float">
            <text:p>0.5663149953</text:p>
          </table:table-cell>
        </table:table-row>
        <table:table-row table:style-name="ro1">
          <table:table-cell office:value-type="float" office:value="1537091695.47726" calcext:value-type="float">
            <text:p>1537091695.47726</text:p>
          </table:table-cell>
          <table:table-cell office:value-type="float" office:value="102" calcext:value-type="float">
            <text:p>102</text:p>
          </table:table-cell>
          <table:table-cell office:value-type="float" office:value="0.45290419459343" calcext:value-type="float">
            <text:p>0.4529041946</text:p>
          </table:table-cell>
          <table:table-cell office:value-type="float" office:value="0.60422283411026" calcext:value-type="float">
            <text:p>0.6042228341</text:p>
          </table:table-cell>
          <table:table-cell office:value-type="float" office:value="0.566345393657684" calcext:value-type="float">
            <text:p>0.5663453937</text:p>
          </table:table-cell>
        </table:table-row>
        <table:table-row table:style-name="ro1">
          <table:table-cell office:value-type="float" office:value="1537091750.42898" calcext:value-type="float">
            <text:p>1537091750.42898</text:p>
          </table:table-cell>
          <table:table-cell office:value-type="float" office:value="103" calcext:value-type="float">
            <text:p>103</text:p>
          </table:table-cell>
          <table:table-cell office:value-type="float" office:value="0.452442318201065" calcext:value-type="float">
            <text:p>0.4524423182</text:p>
          </table:table-cell>
          <table:table-cell office:value-type="float" office:value="0.603608071804047" calcext:value-type="float">
            <text:p>0.6036080718</text:p>
          </table:table-cell>
          <table:table-cell office:value-type="float" office:value="0.566138684749603" calcext:value-type="float">
            <text:p>0.5661386847</text:p>
          </table:table-cell>
        </table:table-row>
        <table:table-row table:style-name="ro1">
          <table:table-cell office:value-type="float" office:value="1537091823.38051" calcext:value-type="float">
            <text:p>1537091823.38051</text:p>
          </table:table-cell>
          <table:table-cell office:value-type="float" office:value="104" calcext:value-type="float">
            <text:p>104</text:p>
          </table:table-cell>
          <table:table-cell office:value-type="float" office:value="0.451546162366867" calcext:value-type="float">
            <text:p>0.4515461624</text:p>
          </table:table-cell>
          <table:table-cell office:value-type="float" office:value="0.596409142017365" calcext:value-type="float">
            <text:p>0.596409142</text:p>
          </table:table-cell>
          <table:table-cell office:value-type="float" office:value="0.565965533256531" calcext:value-type="float">
            <text:p>0.5659655333</text:p>
          </table:table-cell>
        </table:table-row>
        <table:table-row table:style-name="ro1">
          <table:table-cell office:value-type="float" office:value="1537091841.91071" calcext:value-type="float">
            <text:p>1537091841.91071</text:p>
          </table:table-cell>
          <table:table-cell office:value-type="float" office:value="105" calcext:value-type="float">
            <text:p>105</text:p>
          </table:table-cell>
          <table:table-cell office:value-type="float" office:value="0.451519429683685" calcext:value-type="float">
            <text:p>0.4515194297</text:p>
          </table:table-cell>
          <table:table-cell office:value-type="float" office:value="0.594182193279266" calcext:value-type="float">
            <text:p>0.5941821933</text:p>
          </table:table-cell>
          <table:table-cell office:value-type="float" office:value="0.566346824169159" calcext:value-type="float">
            <text:p>0.5663468242</text:p>
          </table:table-cell>
        </table:table-row>
        <table:table-row table:style-name="ro1">
          <table:table-cell office:value-type="float" office:value="1537091914.13652" calcext:value-type="float">
            <text:p>1537091914.13652</text:p>
          </table:table-cell>
          <table:table-cell office:value-type="float" office:value="106" calcext:value-type="float">
            <text:p>106</text:p>
          </table:table-cell>
          <table:table-cell office:value-type="float" office:value="0.452213227748871" calcext:value-type="float">
            <text:p>0.4522132277</text:p>
          </table:table-cell>
          <table:table-cell office:value-type="float" office:value="0.593205451965332" calcext:value-type="float">
            <text:p>0.593205452</text:p>
          </table:table-cell>
          <table:table-cell office:value-type="float" office:value="0.566037178039551" calcext:value-type="float">
            <text:p>0.566037178</text:p>
          </table:table-cell>
        </table:table-row>
        <table:table-row table:style-name="ro1">
          <table:table-cell office:value-type="float" office:value="1537092004.95309" calcext:value-type="float">
            <text:p>1537092004.95309</text:p>
          </table:table-cell>
          <table:table-cell office:value-type="float" office:value="107" calcext:value-type="float">
            <text:p>107</text:p>
          </table:table-cell>
          <table:table-cell office:value-type="float" office:value="0.451943159103394" calcext:value-type="float">
            <text:p>0.4519431591</text:p>
          </table:table-cell>
          <table:table-cell office:value-type="float" office:value="0.592181980609894" calcext:value-type="float">
            <text:p>0.5921819806</text:p>
          </table:table-cell>
          <table:table-cell office:value-type="float" office:value="0.565693140029907" calcext:value-type="float">
            <text:p>0.56569314</text:p>
          </table:table-cell>
        </table:table-row>
        <table:table-row table:style-name="ro1">
          <table:table-cell office:value-type="float" office:value="1537092452.17697" calcext:value-type="float">
            <text:p>1537092452.17697</text:p>
          </table:table-cell>
          <table:table-cell office:value-type="float" office:value="108" calcext:value-type="float">
            <text:p>108</text:p>
          </table:table-cell>
          <table:table-cell office:value-type="float" office:value="0.446953356266022" calcext:value-type="float">
            <text:p>0.4469533563</text:p>
          </table:table-cell>
          <table:table-cell office:value-type="float" office:value="0.590545475482941" calcext:value-type="float">
            <text:p>0.5905454755</text:p>
          </table:table-cell>
          <table:table-cell office:value-type="float" office:value="0.565427362918854" calcext:value-type="float">
            <text:p>0.5654273629</text:p>
          </table:table-cell>
        </table:table-row>
        <table:table-row table:style-name="ro1">
          <table:table-cell office:value-type="float" office:value="1537092599.9925" calcext:value-type="float">
            <text:p>1537092599.9925</text:p>
          </table:table-cell>
          <table:table-cell office:value-type="float" office:value="109" calcext:value-type="float">
            <text:p>109</text:p>
          </table:table-cell>
          <table:table-cell office:value-type="float" office:value="0.443967312574387" calcext:value-type="float">
            <text:p>0.4439673126</text:p>
          </table:table-cell>
          <table:table-cell office:value-type="float" office:value="0.589241504669189" calcext:value-type="float">
            <text:p>0.5892415047</text:p>
          </table:table-cell>
          <table:table-cell office:value-type="float" office:value="0.565433859825134" calcext:value-type="float">
            <text:p>0.5654338598</text:p>
          </table:table-cell>
        </table:table-row>
        <table:table-row table:style-name="ro1">
          <table:table-cell office:value-type="float" office:value="1537092674.26651" calcext:value-type="float">
            <text:p>1537092674.26651</text:p>
          </table:table-cell>
          <table:table-cell office:value-type="float" office:value="110" calcext:value-type="float">
            <text:p>110</text:p>
          </table:table-cell>
          <table:table-cell office:value-type="float" office:value="0.444625943899155" calcext:value-type="float">
            <text:p>0.4446259439</text:p>
          </table:table-cell>
          <table:table-cell office:value-type="float" office:value="0.588274717330933" calcext:value-type="float">
            <text:p>0.5882747173</text:p>
          </table:table-cell>
          <table:table-cell office:value-type="float" office:value="0.565244495868683" calcext:value-type="float">
            <text:p>0.5652444959</text:p>
          </table:table-cell>
        </table:table-row>
        <table:table-row table:style-name="ro1">
          <table:table-cell office:value-type="float" office:value="1537092747.99674" calcext:value-type="float">
            <text:p>1537092747.99674</text:p>
          </table:table-cell>
          <table:table-cell office:value-type="float" office:value="111" calcext:value-type="float">
            <text:p>111</text:p>
          </table:table-cell>
          <table:table-cell office:value-type="float" office:value="0.44150584936142" calcext:value-type="float">
            <text:p>0.4415058494</text:p>
          </table:table-cell>
          <table:table-cell office:value-type="float" office:value="0.5888352394104" calcext:value-type="float">
            <text:p>0.5888352394</text:p>
          </table:table-cell>
          <table:table-cell office:value-type="float" office:value="0.565010905265808" calcext:value-type="float">
            <text:p>0.5650109053</text:p>
          </table:table-cell>
        </table:table-row>
        <table:table-row table:style-name="ro1">
          <table:table-cell office:value-type="float" office:value="1537092766.5235" calcext:value-type="float">
            <text:p>1537092766.5235</text:p>
          </table:table-cell>
          <table:table-cell office:value-type="float" office:value="112" calcext:value-type="float">
            <text:p>112</text:p>
          </table:table-cell>
          <table:table-cell office:value-type="float" office:value="0.441021949052811" calcext:value-type="float">
            <text:p>0.4410219491</text:p>
          </table:table-cell>
          <table:table-cell office:value-type="float" office:value="0.587786436080933" calcext:value-type="float">
            <text:p>0.5877864361</text:p>
          </table:table-cell>
          <table:table-cell office:value-type="float" office:value="0.564829766750336" calcext:value-type="float">
            <text:p>0.5648297668</text:p>
          </table:table-cell>
        </table:table-row>
        <table:table-row table:style-name="ro1">
          <table:table-cell office:value-type="float" office:value="1537092894.67021" calcext:value-type="float">
            <text:p>1537092894.67021</text:p>
          </table:table-cell>
          <table:table-cell office:value-type="float" office:value="113" calcext:value-type="float">
            <text:p>113</text:p>
          </table:table-cell>
          <table:table-cell office:value-type="float" office:value="0.444335728883743" calcext:value-type="float">
            <text:p>0.4443357289</text:p>
          </table:table-cell>
          <table:table-cell office:value-type="float" office:value="0.587914407253265" calcext:value-type="float">
            <text:p>0.5879144073</text:p>
          </table:table-cell>
          <table:table-cell office:value-type="float" office:value="0.564602673053741" calcext:value-type="float">
            <text:p>0.5646026731</text:p>
          </table:table-cell>
        </table:table-row>
        <table:table-row table:style-name="ro1">
          <table:table-cell office:value-type="float" office:value="1537093061.25283" calcext:value-type="float">
            <text:p>1537093061.25283</text:p>
          </table:table-cell>
          <table:table-cell office:value-type="float" office:value="114" calcext:value-type="float">
            <text:p>114</text:p>
          </table:table-cell>
          <table:table-cell office:value-type="float" office:value="0.444738268852234" calcext:value-type="float">
            <text:p>0.4447382689</text:p>
          </table:table-cell>
          <table:table-cell office:value-type="float" office:value="0.587919414043427" calcext:value-type="float">
            <text:p>0.587919414</text:p>
          </table:table-cell>
          <table:table-cell office:value-type="float" office:value="0.564448952674866" calcext:value-type="float">
            <text:p>0.5644489527</text:p>
          </table:table-cell>
        </table:table-row>
        <table:table-row table:style-name="ro1">
          <table:table-cell office:value-type="float" office:value="1537093135.17189" calcext:value-type="float">
            <text:p>1537093135.17189</text:p>
          </table:table-cell>
          <table:table-cell office:value-type="float" office:value="115" calcext:value-type="float">
            <text:p>115</text:p>
          </table:table-cell>
          <table:table-cell office:value-type="float" office:value="0.444440454244614" calcext:value-type="float">
            <text:p>0.4444404542</text:p>
          </table:table-cell>
          <table:table-cell office:value-type="float" office:value="0.587639153003693" calcext:value-type="float">
            <text:p>0.587639153</text:p>
          </table:table-cell>
          <table:table-cell office:value-type="float" office:value="0.564429938793182" calcext:value-type="float">
            <text:p>0.5644299388</text:p>
          </table:table-cell>
        </table:table-row>
        <table:table-row table:style-name="ro1">
          <table:table-cell office:value-type="float" office:value="1537093209.5048" calcext:value-type="float">
            <text:p>1537093209.5048</text:p>
          </table:table-cell>
          <table:table-cell office:value-type="float" office:value="116" calcext:value-type="float">
            <text:p>116</text:p>
          </table:table-cell>
          <table:table-cell office:value-type="float" office:value="0.44386488199234" calcext:value-type="float">
            <text:p>0.443864882</text:p>
          </table:table-cell>
          <table:table-cell office:value-type="float" office:value="0.586880743503571" calcext:value-type="float">
            <text:p>0.5868807435</text:p>
          </table:table-cell>
          <table:table-cell office:value-type="float" office:value="0.558348059654236" calcext:value-type="float">
            <text:p>0.5583480597</text:p>
          </table:table-cell>
        </table:table-row>
        <table:table-row table:style-name="ro1">
          <table:table-cell office:value-type="float" office:value="1537093282.69242" calcext:value-type="float">
            <text:p>1537093282.69242</text:p>
          </table:table-cell>
          <table:table-cell office:value-type="float" office:value="117" calcext:value-type="float">
            <text:p>117</text:p>
          </table:table-cell>
          <table:table-cell office:value-type="float" office:value="0.443328142166138" calcext:value-type="float">
            <text:p>0.4433281422</text:p>
          </table:table-cell>
          <table:table-cell office:value-type="float" office:value="0.58659839630127" calcext:value-type="float">
            <text:p>0.5865983963</text:p>
          </table:table-cell>
          <table:table-cell office:value-type="float" office:value="0.56481122970581" calcext:value-type="float">
            <text:p>0.5648112297</text:p>
          </table:table-cell>
        </table:table-row>
        <table:table-row table:style-name="ro1">
          <table:table-cell office:value-type="float" office:value="1537093301.39514" calcext:value-type="float">
            <text:p>1537093301.39514</text:p>
          </table:table-cell>
          <table:table-cell office:value-type="float" office:value="118" calcext:value-type="float">
            <text:p>118</text:p>
          </table:table-cell>
          <table:table-cell office:value-type="float" office:value="0.443095535039902" calcext:value-type="float">
            <text:p>0.443095535</text:p>
          </table:table-cell>
          <table:table-cell office:value-type="float" office:value="0.586543619632721" calcext:value-type="float">
            <text:p>0.5865436196</text:p>
          </table:table-cell>
          <table:table-cell office:value-type="float" office:value="0.550767958164215" calcext:value-type="float">
            <text:p>0.5507679582</text:p>
          </table:table-cell>
        </table:table-row>
        <table:table-row table:style-name="ro1">
          <table:table-cell office:value-type="float" office:value="1537093374.9434" calcext:value-type="float">
            <text:p>1537093374.9434</text:p>
          </table:table-cell>
          <table:table-cell office:value-type="float" office:value="119" calcext:value-type="float">
            <text:p>119</text:p>
          </table:table-cell>
          <table:table-cell office:value-type="float" office:value="0.441865712404251" calcext:value-type="float">
            <text:p>0.4418657124</text:p>
          </table:table-cell>
          <table:table-cell office:value-type="float" office:value="0.587002754211426" calcext:value-type="float">
            <text:p>0.5870027542</text:p>
          </table:table-cell>
          <table:table-cell office:value-type="float" office:value="0.559353411197662" calcext:value-type="float">
            <text:p>0.5593534112</text:p>
          </table:table-cell>
        </table:table-row>
        <table:table-row table:style-name="ro1">
          <table:table-cell office:value-type="float" office:value="1537093540.59159" calcext:value-type="float">
            <text:p>1537093540.59159</text:p>
          </table:table-cell>
          <table:table-cell office:value-type="float" office:value="120" calcext:value-type="float">
            <text:p>120</text:p>
          </table:table-cell>
          <table:table-cell office:value-type="float" office:value="0.442888021469116" calcext:value-type="float">
            <text:p>0.4428880215</text:p>
          </table:table-cell>
          <table:table-cell office:value-type="float" office:value="0.559906721115112" calcext:value-type="float">
            <text:p>0.5599067211</text:p>
          </table:table-cell>
          <table:table-cell office:value-type="float" office:value="0.549622535705566" calcext:value-type="float">
            <text:p>0.5496225357</text:p>
          </table:table-cell>
        </table:table-row>
        <table:table-row table:style-name="ro1">
          <table:table-cell office:value-type="float" office:value="1537093613.88326" calcext:value-type="float">
            <text:p>1537093613.88326</text:p>
          </table:table-cell>
          <table:table-cell office:value-type="float" office:value="121" calcext:value-type="float">
            <text:p>121</text:p>
          </table:table-cell>
          <table:table-cell office:value-type="float" office:value="0.443176597356796" calcext:value-type="float">
            <text:p>0.4431765974</text:p>
          </table:table-cell>
          <table:table-cell office:value-type="float" office:value="0.561736702919006" calcext:value-type="float">
            <text:p>0.5617367029</text:p>
          </table:table-cell>
          <table:table-cell office:value-type="float" office:value="0.542023599147797" calcext:value-type="float">
            <text:p>0.5420235991</text:p>
          </table:table-cell>
        </table:table-row>
        <table:table-row table:style-name="ro1">
          <table:table-cell office:value-type="float" office:value="1537093632.37531" calcext:value-type="float">
            <text:p>1537093632.37531</text:p>
          </table:table-cell>
          <table:table-cell office:value-type="float" office:value="122" calcext:value-type="float">
            <text:p>122</text:p>
          </table:table-cell>
          <table:table-cell office:value-type="float" office:value="0.443345606327057" calcext:value-type="float">
            <text:p>0.4433456063</text:p>
          </table:table-cell>
          <table:table-cell office:value-type="float" office:value="0.563088417053223" calcext:value-type="float">
            <text:p>0.5630884171</text:p>
          </table:table-cell>
          <table:table-cell office:value-type="float" office:value="0.542146265506744" calcext:value-type="float">
            <text:p>0.5421462655</text:p>
          </table:table-cell>
        </table:table-row>
        <table:table-row table:style-name="ro1">
          <table:table-cell office:value-type="float" office:value="1537093650.84088" calcext:value-type="float">
            <text:p>1537093650.84088</text:p>
          </table:table-cell>
          <table:table-cell office:value-type="float" office:value="123" calcext:value-type="float">
            <text:p>123</text:p>
          </table:table-cell>
          <table:table-cell office:value-type="float" office:value="0.443891882896423" calcext:value-type="float">
            <text:p>0.4438918829</text:p>
          </table:table-cell>
          <table:table-cell office:value-type="float" office:value="0.562286972999573" calcext:value-type="float">
            <text:p>0.562286973</text:p>
          </table:table-cell>
          <table:table-cell office:value-type="float" office:value="0.542896866798401" calcext:value-type="float">
            <text:p>0.5428968668</text:p>
          </table:table-cell>
        </table:table-row>
        <table:table-row table:style-name="ro1">
          <table:table-cell office:value-type="float" office:value="1537093687.63268" calcext:value-type="float">
            <text:p>1537093687.63268</text:p>
          </table:table-cell>
          <table:table-cell office:value-type="float" office:value="124" calcext:value-type="float">
            <text:p>124</text:p>
          </table:table-cell>
          <table:table-cell office:value-type="float" office:value="0.443662166595459" calcext:value-type="float">
            <text:p>0.4436621666</text:p>
          </table:table-cell>
          <table:table-cell office:value-type="float" office:value="0.561124563217163" calcext:value-type="float">
            <text:p>0.5611245632</text:p>
          </table:table-cell>
          <table:table-cell office:value-type="float" office:value="0.537765800952911" calcext:value-type="float">
            <text:p>0.537765801</text:p>
          </table:table-cell>
        </table:table-row>
        <table:table-row table:style-name="ro1">
          <table:table-cell office:value-type="float" office:value="1537093706.32246" calcext:value-type="float">
            <text:p>1537093706.32246</text:p>
          </table:table-cell>
          <table:table-cell office:value-type="float" office:value="125" calcext:value-type="float">
            <text:p>125</text:p>
          </table:table-cell>
          <table:table-cell office:value-type="float" office:value="0.444061011075974" calcext:value-type="float">
            <text:p>0.4440610111</text:p>
          </table:table-cell>
          <table:table-cell office:value-type="float" office:value="0.560329377651215" calcext:value-type="float">
            <text:p>0.5603293777</text:p>
          </table:table-cell>
          <table:table-cell office:value-type="float" office:value="0.538144409656525" calcext:value-type="float">
            <text:p>0.5381444097</text:p>
          </table:table-cell>
        </table:table-row>
        <table:table-row table:style-name="ro1">
          <table:table-cell office:value-type="float" office:value="1537093815.5283" calcext:value-type="float">
            <text:p>1537093815.5283</text:p>
          </table:table-cell>
          <table:table-cell office:value-type="float" office:value="126" calcext:value-type="float">
            <text:p>126</text:p>
          </table:table-cell>
          <table:table-cell office:value-type="float" office:value="0.444551914930344" calcext:value-type="float">
            <text:p>0.4445519149</text:p>
          </table:table-cell>
          <table:table-cell office:value-type="float" office:value="0.56247341632843" calcext:value-type="float">
            <text:p>0.5624734163</text:p>
          </table:table-cell>
          <table:table-cell office:value-type="float" office:value="0.54079669713974" calcext:value-type="float">
            <text:p>0.5407966971</text:p>
          </table:table-cell>
        </table:table-row>
        <table:table-row table:style-name="ro1">
          <table:table-cell office:value-type="float" office:value="1537093887.72866" calcext:value-type="float">
            <text:p>1537093887.72866</text:p>
          </table:table-cell>
          <table:table-cell office:value-type="float" office:value="127" calcext:value-type="float">
            <text:p>127</text:p>
          </table:table-cell>
          <table:table-cell office:value-type="float" office:value="0.444324761629105" calcext:value-type="float">
            <text:p>0.4443247616</text:p>
          </table:table-cell>
          <table:table-cell office:value-type="float" office:value="0.560007870197296" calcext:value-type="float">
            <text:p>0.5600078702</text:p>
          </table:table-cell>
          <table:table-cell office:value-type="float" office:value="0.543003439903259" calcext:value-type="float">
            <text:p>0.5430034399</text:p>
          </table:table-cell>
        </table:table-row>
        <table:table-row table:style-name="ro1">
          <table:table-cell office:value-type="float" office:value="1537093905.65504" calcext:value-type="float">
            <text:p>1537093905.65504</text:p>
          </table:table-cell>
          <table:table-cell office:value-type="float" office:value="128" calcext:value-type="float">
            <text:p>128</text:p>
          </table:table-cell>
          <table:table-cell office:value-type="float" office:value="0.444717079401016" calcext:value-type="float">
            <text:p>0.4447170794</text:p>
          </table:table-cell>
          <table:table-cell office:value-type="float" office:value="0.559646308422089" calcext:value-type="float">
            <text:p>0.5596463084</text:p>
          </table:table-cell>
          <table:table-cell office:value-type="float" office:value="0.544898986816406" calcext:value-type="float">
            <text:p>0.5448989868</text:p>
          </table:table-cell>
        </table:table-row>
        <table:table-row table:style-name="ro1">
          <table:table-cell office:value-type="float" office:value="1537093941.50337" calcext:value-type="float">
            <text:p>1537093941.50337</text:p>
          </table:table-cell>
          <table:table-cell office:value-type="float" office:value="129" calcext:value-type="float">
            <text:p>129</text:p>
          </table:table-cell>
          <table:table-cell office:value-type="float" office:value="0.444088608026505" calcext:value-type="float">
            <text:p>0.444088608</text:p>
          </table:table-cell>
          <table:table-cell office:value-type="float" office:value="0.559966266155243" calcext:value-type="float">
            <text:p>0.5599662662</text:p>
          </table:table-cell>
          <table:table-cell office:value-type="float" office:value="0.544134795665741" calcext:value-type="float">
            <text:p>0.5441347957</text:p>
          </table:table-cell>
        </table:table-row>
        <table:table-row table:style-name="ro1">
          <table:table-cell office:value-type="float" office:value="1537094032.89658" calcext:value-type="float">
            <text:p>1537094032.89658</text:p>
          </table:table-cell>
          <table:table-cell office:value-type="float" office:value="130" calcext:value-type="float">
            <text:p>130</text:p>
          </table:table-cell>
          <table:table-cell office:value-type="float" office:value="0.444804579019547" calcext:value-type="float">
            <text:p>0.444804579</text:p>
          </table:table-cell>
          <table:table-cell office:value-type="float" office:value="0.560169875621796" calcext:value-type="float">
            <text:p>0.5601698756</text:p>
          </table:table-cell>
          <table:table-cell office:value-type="float" office:value="0.54604309797287" calcext:value-type="float">
            <text:p>0.546043098</text:p>
          </table:table-cell>
        </table:table-row>
        <table:table-row table:style-name="ro1">
          <table:table-cell office:value-type="float" office:value="1537094051.66797" calcext:value-type="float">
            <text:p>1537094051.66797</text:p>
          </table:table-cell>
          <table:table-cell office:value-type="float" office:value="131" calcext:value-type="float">
            <text:p>131</text:p>
          </table:table-cell>
          <table:table-cell office:value-type="float" office:value="0.444758236408234" calcext:value-type="float">
            <text:p>0.4447582364</text:p>
          </table:table-cell>
          <table:table-cell office:value-type="float" office:value="0.557588040828705" calcext:value-type="float">
            <text:p>0.5575880408</text:p>
          </table:table-cell>
          <table:table-cell office:value-type="float" office:value="0.546648919582367" calcext:value-type="float">
            <text:p>0.5466489196</text:p>
          </table:table-cell>
        </table:table-row>
        <table:table-row table:style-name="ro1">
          <table:table-cell office:value-type="float" office:value="1537094069.91153" calcext:value-type="float">
            <text:p>1537094069.91153</text:p>
          </table:table-cell>
          <table:table-cell office:value-type="float" office:value="132" calcext:value-type="float">
            <text:p>132</text:p>
          </table:table-cell>
          <table:table-cell office:value-type="float" office:value="0.444721192121506" calcext:value-type="float">
            <text:p>0.4447211921</text:p>
          </table:table-cell>
          <table:table-cell office:value-type="float" office:value="0.524384915828705" calcext:value-type="float">
            <text:p>0.5243849158</text:p>
          </table:table-cell>
          <table:table-cell office:value-type="float" office:value="0.547801673412323" calcext:value-type="float">
            <text:p>0.5478016734</text:p>
          </table:table-cell>
        </table:table-row>
        <table:table-row table:style-name="ro1">
          <table:table-cell office:value-type="float" office:value="1537094144.03118" calcext:value-type="float">
            <text:p>1537094144.03118</text:p>
          </table:table-cell>
          <table:table-cell office:value-type="float" office:value="133" calcext:value-type="float">
            <text:p>133</text:p>
          </table:table-cell>
          <table:table-cell office:value-type="float" office:value="0.444529056549072" calcext:value-type="float">
            <text:p>0.4445290565</text:p>
          </table:table-cell>
          <table:table-cell office:value-type="float" office:value="0.525497436523438" calcext:value-type="float">
            <text:p>0.5254974365</text:p>
          </table:table-cell>
          <table:table-cell office:value-type="float" office:value="0.547321856021881" calcext:value-type="float">
            <text:p>0.547321856</text:p>
          </table:table-cell>
        </table:table-row>
        <table:table-row table:style-name="ro1">
          <table:table-cell office:value-type="float" office:value="1537094217.7489" calcext:value-type="float">
            <text:p>1537094217.7489</text:p>
          </table:table-cell>
          <table:table-cell office:value-type="float" office:value="134" calcext:value-type="float">
            <text:p>134</text:p>
          </table:table-cell>
          <table:table-cell office:value-type="float" office:value="0.444718897342682" calcext:value-type="float">
            <text:p>0.4447188973</text:p>
          </table:table-cell>
          <table:table-cell office:value-type="float" office:value="0.523549199104309" calcext:value-type="float">
            <text:p>0.5235491991</text:p>
          </table:table-cell>
          <table:table-cell office:value-type="float" office:value="0.547151148319244" calcext:value-type="float">
            <text:p>0.5471511483</text:p>
          </table:table-cell>
        </table:table-row>
        <table:table-row table:style-name="ro1">
          <table:table-cell office:value-type="float" office:value="1537094308.49275" calcext:value-type="float">
            <text:p>1537094308.49275</text:p>
          </table:table-cell>
          <table:table-cell office:value-type="float" office:value="135" calcext:value-type="float">
            <text:p>135</text:p>
          </table:table-cell>
          <table:table-cell office:value-type="float" office:value="0.443651378154755" calcext:value-type="float">
            <text:p>0.4436513782</text:p>
          </table:table-cell>
          <table:table-cell office:value-type="float" office:value="0.523594260215759" calcext:value-type="float">
            <text:p>0.5235942602</text:p>
          </table:table-cell>
          <table:table-cell office:value-type="float" office:value="0.546278893947601" calcext:value-type="float">
            <text:p>0.5462788939</text:p>
          </table:table-cell>
        </table:table-row>
        <table:table-row table:style-name="ro1">
          <table:table-cell office:value-type="float" office:value="1537094326.80025" calcext:value-type="float">
            <text:p>1537094326.80025</text:p>
          </table:table-cell>
          <table:table-cell office:value-type="float" office:value="136" calcext:value-type="float">
            <text:p>136</text:p>
          </table:table-cell>
          <table:table-cell office:value-type="float" office:value="0.44336661696434" calcext:value-type="float">
            <text:p>0.443366617</text:p>
          </table:table-cell>
          <table:table-cell office:value-type="float" office:value="0.525735974311829" calcext:value-type="float">
            <text:p>0.5257359743</text:p>
          </table:table-cell>
          <table:table-cell office:value-type="float" office:value="0.545238196849823" calcext:value-type="float">
            <text:p>0.5452381968</text:p>
          </table:table-cell>
        </table:table-row>
        <table:table-row table:style-name="ro1">
          <table:table-cell office:value-type="float" office:value="1537094345.1953" calcext:value-type="float">
            <text:p>1537094345.1953</text:p>
          </table:table-cell>
          <table:table-cell office:value-type="float" office:value="137" calcext:value-type="float">
            <text:p>137</text:p>
          </table:table-cell>
          <table:table-cell office:value-type="float" office:value="0.443522751331329" calcext:value-type="float">
            <text:p>0.4435227513</text:p>
          </table:table-cell>
          <table:table-cell office:value-type="float" office:value="0.532191514968872" calcext:value-type="float">
            <text:p>0.532191515</text:p>
          </table:table-cell>
          <table:table-cell office:value-type="float" office:value="0.545008838176727" calcext:value-type="float">
            <text:p>0.5450088382</text:p>
          </table:table-cell>
        </table:table-row>
        <table:table-row table:style-name="ro1">
          <table:table-cell office:value-type="float" office:value="1537094878.48335" calcext:value-type="float">
            <text:p>1537094878.48335</text:p>
          </table:table-cell>
          <table:table-cell office:value-type="float" office:value="138" calcext:value-type="float">
            <text:p>138</text:p>
          </table:table-cell>
          <table:table-cell office:value-type="float" office:value="0.433956384658814" calcext:value-type="float">
            <text:p>0.4339563847</text:p>
          </table:table-cell>
          <table:table-cell office:value-type="float" office:value="0.533711194992065" calcext:value-type="float">
            <text:p>0.533711195</text:p>
          </table:table-cell>
          <table:table-cell office:value-type="float" office:value="0.54572457075119" calcext:value-type="float">
            <text:p>0.5457245708</text:p>
          </table:table-cell>
        </table:table-row>
        <table:table-row table:style-name="ro1">
          <table:table-cell office:value-type="float" office:value="1537094951.8075" calcext:value-type="float">
            <text:p>1537094951.8075</text:p>
          </table:table-cell>
          <table:table-cell office:value-type="float" office:value="139" calcext:value-type="float">
            <text:p>139</text:p>
          </table:table-cell>
          <table:table-cell office:value-type="float" office:value="0.436593800783157" calcext:value-type="float">
            <text:p>0.4365938008</text:p>
          </table:table-cell>
          <table:table-cell office:value-type="float" office:value="0.533169507980347" calcext:value-type="float">
            <text:p>0.533169508</text:p>
          </table:table-cell>
          <table:table-cell office:value-type="float" office:value="0.545719742774963" calcext:value-type="float">
            <text:p>0.5457197428</text:p>
          </table:table-cell>
        </table:table-row>
        <table:table-row table:style-name="ro1">
          <table:table-cell office:value-type="float" office:value="1537094988.16057" calcext:value-type="float">
            <text:p>1537094988.16057</text:p>
          </table:table-cell>
          <table:table-cell office:value-type="float" office:value="140" calcext:value-type="float">
            <text:p>140</text:p>
          </table:table-cell>
          <table:table-cell office:value-type="float" office:value="0.437609702348709" calcext:value-type="float">
            <text:p>0.4376097023</text:p>
          </table:table-cell>
          <table:table-cell office:value-type="float" office:value="0.530588805675507" calcext:value-type="float">
            <text:p>0.5305888057</text:p>
          </table:table-cell>
          <table:table-cell office:value-type="float" office:value="0.545163571834564" calcext:value-type="float">
            <text:p>0.5451635718</text:p>
          </table:table-cell>
        </table:table-row>
        <table:table-row table:style-name="ro1">
          <table:table-cell office:value-type="float" office:value="1537095078.61576" calcext:value-type="float">
            <text:p>1537095078.61576</text:p>
          </table:table-cell>
          <table:table-cell office:value-type="float" office:value="141" calcext:value-type="float">
            <text:p>141</text:p>
          </table:table-cell>
          <table:table-cell office:value-type="float" office:value="0.436353981494904" calcext:value-type="float">
            <text:p>0.4363539815</text:p>
          </table:table-cell>
          <table:table-cell office:value-type="float" office:value="0.530386090278626" calcext:value-type="float">
            <text:p>0.5303860903</text:p>
          </table:table-cell>
          <table:table-cell office:value-type="float" office:value="0.543552935123444" calcext:value-type="float">
            <text:p>0.5435529351</text:p>
          </table:table-cell>
        </table:table-row>
        <table:table-row table:style-name="ro1">
          <table:table-cell office:value-type="float" office:value="1537095512.2835" calcext:value-type="float">
            <text:p>1537095512.2835</text:p>
          </table:table-cell>
          <table:table-cell office:value-type="float" office:value="142" calcext:value-type="float">
            <text:p>142</text:p>
          </table:table-cell>
          <table:table-cell office:value-type="float" office:value="0.436568409204483" calcext:value-type="float">
            <text:p>0.4365684092</text:p>
          </table:table-cell>
          <table:table-cell office:value-type="float" office:value="0.530980169773102" calcext:value-type="float">
            <text:p>0.5309801698</text:p>
          </table:table-cell>
          <table:table-cell office:value-type="float" office:value="0.543459355831146" calcext:value-type="float">
            <text:p>0.5434593558</text:p>
          </table:table-cell>
        </table:table-row>
        <table:table-row table:style-name="ro1">
          <table:table-cell office:value-type="float" office:value="1537095548.79087" calcext:value-type="float">
            <text:p>1537095548.79087</text:p>
          </table:table-cell>
          <table:table-cell office:value-type="float" office:value="143" calcext:value-type="float">
            <text:p>143</text:p>
          </table:table-cell>
          <table:table-cell office:value-type="float" office:value="0.436162412166595" calcext:value-type="float">
            <text:p>0.4361624122</text:p>
          </table:table-cell>
          <table:table-cell office:value-type="float" office:value="0.53045779466629" calcext:value-type="float">
            <text:p>0.5304577947</text:p>
          </table:table-cell>
          <table:table-cell office:value-type="float" office:value="0.544309496879578" calcext:value-type="float">
            <text:p>0.5443094969</text:p>
          </table:table-cell>
        </table:table-row>
        <table:table-row table:style-name="ro1">
          <table:table-cell office:value-type="float" office:value="1537095639.62889" calcext:value-type="float">
            <text:p>1537095639.62889</text:p>
          </table:table-cell>
          <table:table-cell office:value-type="float" office:value="144" calcext:value-type="float">
            <text:p>144</text:p>
          </table:table-cell>
          <table:table-cell office:value-type="float" office:value="0.436590552330017" calcext:value-type="float">
            <text:p>0.4365905523</text:p>
          </table:table-cell>
          <table:table-cell office:value-type="float" office:value="0.531414330005646" calcext:value-type="float">
            <text:p>0.53141433</text:p>
          </table:table-cell>
          <table:table-cell office:value-type="float" office:value="0.543633759021759" calcext:value-type="float">
            <text:p>0.543633759</text:p>
          </table:table-cell>
        </table:table-row>
        <table:table-row table:style-name="ro1">
          <table:table-cell office:value-type="float" office:value="1537095676.52979" calcext:value-type="float">
            <text:p>1537095676.52979</text:p>
          </table:table-cell>
          <table:table-cell office:value-type="float" office:value="145" calcext:value-type="float">
            <text:p>145</text:p>
          </table:table-cell>
          <table:table-cell office:value-type="float" office:value="0.436889231204987" calcext:value-type="float">
            <text:p>0.4368892312</text:p>
          </table:table-cell>
          <table:table-cell office:value-type="float" office:value="0.53103095293045" calcext:value-type="float">
            <text:p>0.5310309529</text:p>
          </table:table-cell>
          <table:table-cell office:value-type="float" office:value="0.543877422809601" calcext:value-type="float">
            <text:p>0.5438774228</text:p>
          </table:table-cell>
        </table:table-row>
        <table:table-row table:style-name="ro1">
          <table:table-cell office:value-type="float" office:value="1537095749.56482" calcext:value-type="float">
            <text:p>1537095749.56482</text:p>
          </table:table-cell>
          <table:table-cell office:value-type="float" office:value="146" calcext:value-type="float">
            <text:p>146</text:p>
          </table:table-cell>
          <table:table-cell office:value-type="float" office:value="0.436227411031723" calcext:value-type="float">
            <text:p>0.436227411</text:p>
          </table:table-cell>
          <table:table-cell office:value-type="float" office:value="0.508187651634216" calcext:value-type="float">
            <text:p>0.5081876516</text:p>
          </table:table-cell>
          <table:table-cell office:value-type="float" office:value="0.54414838552475" calcext:value-type="float">
            <text:p>0.5441483855</text:p>
          </table:table-cell>
        </table:table-row>
        <table:table-row table:style-name="ro1">
          <table:table-cell office:value-type="float" office:value="1537095786.69296" calcext:value-type="float">
            <text:p>1537095786.69296</text:p>
          </table:table-cell>
          <table:table-cell office:value-type="float" office:value="147" calcext:value-type="float">
            <text:p>147</text:p>
          </table:table-cell>
          <table:table-cell office:value-type="float" office:value="0.436027407646179" calcext:value-type="float">
            <text:p>0.4360274076</text:p>
          </table:table-cell>
          <table:table-cell office:value-type="float" office:value="0.489554435014725" calcext:value-type="float">
            <text:p>0.489554435</text:p>
          </table:table-cell>
          <table:table-cell office:value-type="float" office:value="0.543416738510132" calcext:value-type="float">
            <text:p>0.5434167385</text:p>
          </table:table-cell>
        </table:table-row>
        <table:table-row table:style-name="ro1">
          <table:table-cell office:value-type="float" office:value="1537095932.79926" calcext:value-type="float">
            <text:p>1537095932.79926</text:p>
          </table:table-cell>
          <table:table-cell office:value-type="float" office:value="148" calcext:value-type="float">
            <text:p>148</text:p>
          </table:table-cell>
          <table:table-cell office:value-type="float" office:value="0.437476992607117" calcext:value-type="float">
            <text:p>0.4374769926</text:p>
          </table:table-cell>
          <table:table-cell office:value-type="float" office:value="0.497420996427536" calcext:value-type="float">
            <text:p>0.4974209964</text:p>
          </table:table-cell>
          <table:table-cell office:value-type="float" office:value="0.543376684188843" calcext:value-type="float">
            <text:p>0.5433766842</text:p>
          </table:table-cell>
        </table:table-row>
        <table:table-row table:style-name="ro1">
          <table:table-cell office:value-type="float" office:value="1537096041.33541" calcext:value-type="float">
            <text:p>1537096041.33541</text:p>
          </table:table-cell>
          <table:table-cell office:value-type="float" office:value="149" calcext:value-type="float">
            <text:p>149</text:p>
          </table:table-cell>
          <table:table-cell office:value-type="float" office:value="0.436469346284866" calcext:value-type="float">
            <text:p>0.4364693463</text:p>
          </table:table-cell>
          <table:table-cell office:value-type="float" office:value="0.509514927864075" calcext:value-type="float">
            <text:p>0.5095149279</text:p>
          </table:table-cell>
          <table:table-cell office:value-type="float" office:value="0.544120669364929" calcext:value-type="float">
            <text:p>0.5441206694</text:p>
          </table:table-cell>
        </table:table-row>
        <table:table-row table:style-name="ro1">
          <table:table-cell office:value-type="float" office:value="1537096112.72877" calcext:value-type="float">
            <text:p>1537096112.72877</text:p>
          </table:table-cell>
          <table:table-cell office:value-type="float" office:value="150" calcext:value-type="float">
            <text:p>150</text:p>
          </table:table-cell>
          <table:table-cell office:value-type="float" office:value="0.436628818511963" calcext:value-type="float">
            <text:p>0.4366288185</text:p>
          </table:table-cell>
          <table:table-cell office:value-type="float" office:value="0.508517026901245" calcext:value-type="float">
            <text:p>0.5085170269</text:p>
          </table:table-cell>
          <table:table-cell office:value-type="float" office:value="0.544155120849609" calcext:value-type="float">
            <text:p>0.5441551208</text:p>
          </table:table-cell>
        </table:table-row>
        <table:table-row table:style-name="ro1">
          <table:table-cell office:value-type="float" office:value="1537096237.67447" calcext:value-type="float">
            <text:p>1537096237.67447</text:p>
          </table:table-cell>
          <table:table-cell office:value-type="float" office:value="151" calcext:value-type="float">
            <text:p>151</text:p>
          </table:table-cell>
          <table:table-cell office:value-type="float" office:value="0.435566663742065" calcext:value-type="float">
            <text:p>0.4355666637</text:p>
          </table:table-cell>
          <table:table-cell office:value-type="float" office:value="0.51338118314743" calcext:value-type="float">
            <text:p>0.5133811831</text:p>
          </table:table-cell>
          <table:table-cell office:value-type="float" office:value="0.545031309127808" calcext:value-type="float">
            <text:p>0.5450313091</text:p>
          </table:table-cell>
        </table:table-row>
        <table:table-row table:style-name="ro1">
          <table:table-cell office:value-type="float" office:value="1537096273.6076" calcext:value-type="float">
            <text:p>1537096273.6076</text:p>
          </table:table-cell>
          <table:table-cell office:value-type="float" office:value="152" calcext:value-type="float">
            <text:p>152</text:p>
          </table:table-cell>
          <table:table-cell office:value-type="float" office:value="0.435468226671219" calcext:value-type="float">
            <text:p>0.4354682267</text:p>
          </table:table-cell>
          <table:table-cell office:value-type="float" office:value="0.51093053817749" calcext:value-type="float">
            <text:p>0.5109305382</text:p>
          </table:table-cell>
          <table:table-cell office:value-type="float" office:value="0.544304609298706" calcext:value-type="float">
            <text:p>0.5443046093</text:p>
          </table:table-cell>
        </table:table-row>
        <table:table-row table:style-name="ro1">
          <table:table-cell office:value-type="float" office:value="1537096383.29221" calcext:value-type="float">
            <text:p>1537096383.29221</text:p>
          </table:table-cell>
          <table:table-cell office:value-type="float" office:value="153" calcext:value-type="float">
            <text:p>153</text:p>
          </table:table-cell>
          <table:table-cell office:value-type="float" office:value="0.435867697000504" calcext:value-type="float">
            <text:p>0.435867697</text:p>
          </table:table-cell>
          <table:table-cell office:value-type="float" office:value="0.513851404190064" calcext:value-type="float">
            <text:p>0.5138514042</text:p>
          </table:table-cell>
          <table:table-cell office:value-type="float" office:value="0.544156968593597" calcext:value-type="float">
            <text:p>0.5441569686</text:p>
          </table:table-cell>
        </table:table-row>
        <table:table-row table:style-name="ro1">
          <table:table-cell office:value-type="float" office:value="1537096420.22956" calcext:value-type="float">
            <text:p>1537096420.22956</text:p>
          </table:table-cell>
          <table:table-cell office:value-type="float" office:value="154" calcext:value-type="float">
            <text:p>154</text:p>
          </table:table-cell>
          <table:table-cell office:value-type="float" office:value="0.435602277517319" calcext:value-type="float">
            <text:p>0.4356022775</text:p>
          </table:table-cell>
          <table:table-cell office:value-type="float" office:value="0.515329897403717" calcext:value-type="float">
            <text:p>0.5153298974</text:p>
          </table:table-cell>
          <table:table-cell office:value-type="float" office:value="0.543748795986176" calcext:value-type="float">
            <text:p>0.543748796</text:p>
          </table:table-cell>
        </table:table-row>
        <table:table-row table:style-name="ro1">
          <table:table-cell office:value-type="float" office:value="1537096475.43681" calcext:value-type="float">
            <text:p>1537096475.43681</text:p>
          </table:table-cell>
          <table:table-cell office:value-type="float" office:value="155" calcext:value-type="float">
            <text:p>155</text:p>
          </table:table-cell>
          <table:table-cell office:value-type="float" office:value="0.435478985309601" calcext:value-type="float">
            <text:p>0.4354789853</text:p>
          </table:table-cell>
          <table:table-cell office:value-type="float" office:value="0.514789581298828" calcext:value-type="float">
            <text:p>0.5147895813</text:p>
          </table:table-cell>
          <table:table-cell office:value-type="float" office:value="0.544368743896484" calcext:value-type="float">
            <text:p>0.5443687439</text:p>
          </table:table-cell>
        </table:table-row>
        <table:table-row table:style-name="ro1">
          <table:table-cell office:value-type="float" office:value="1537096530.73083" calcext:value-type="float">
            <text:p>1537096530.73083</text:p>
          </table:table-cell>
          <table:table-cell office:value-type="float" office:value="156" calcext:value-type="float">
            <text:p>156</text:p>
          </table:table-cell>
          <table:table-cell office:value-type="float" office:value="0.435854017734528" calcext:value-type="float">
            <text:p>0.4358540177</text:p>
          </table:table-cell>
          <table:table-cell office:value-type="float" office:value="0.512803792953491" calcext:value-type="float">
            <text:p>0.512803793</text:p>
          </table:table-cell>
          <table:table-cell office:value-type="float" office:value="0.543549656867981" calcext:value-type="float">
            <text:p>0.5435496569</text:p>
          </table:table-cell>
        </table:table-row>
        <table:table-row table:style-name="ro1">
          <table:table-cell office:value-type="float" office:value="1537096789.71531" calcext:value-type="float">
            <text:p>1537096789.71531</text:p>
          </table:table-cell>
          <table:table-cell office:value-type="float" office:value="157" calcext:value-type="float">
            <text:p>157</text:p>
          </table:table-cell>
          <table:table-cell office:value-type="float" office:value="0.413831800222397" calcext:value-type="float">
            <text:p>0.4138318002</text:p>
          </table:table-cell>
          <table:table-cell office:value-type="float" office:value="0.514431655406952" calcext:value-type="float">
            <text:p>0.5144316554</text:p>
          </table:table-cell>
          <table:table-cell office:value-type="float" office:value="0.543923914432526" calcext:value-type="float">
            <text:p>0.5439239144</text:p>
          </table:table-cell>
        </table:table-row>
        <table:table-row table:style-name="ro1">
          <table:table-cell office:value-type="float" office:value="1537096808.34959" calcext:value-type="float">
            <text:p>1537096808.34959</text:p>
          </table:table-cell>
          <table:table-cell office:value-type="float" office:value="158" calcext:value-type="float">
            <text:p>158</text:p>
          </table:table-cell>
          <table:table-cell office:value-type="float" office:value="0.409879416227341" calcext:value-type="float">
            <text:p>0.4098794162</text:p>
          </table:table-cell>
          <table:table-cell office:value-type="float" office:value="0.513463735580444" calcext:value-type="float">
            <text:p>0.5134637356</text:p>
          </table:table-cell>
          <table:table-cell office:value-type="float" office:value="0.544164299964905" calcext:value-type="float">
            <text:p>0.5441643</text:p>
          </table:table-cell>
        </table:table-row>
        <table:table-row table:style-name="ro1">
          <table:table-cell office:value-type="float" office:value="1537096862.71962" calcext:value-type="float">
            <text:p>1537096862.71962</text:p>
          </table:table-cell>
          <table:table-cell office:value-type="float" office:value="159" calcext:value-type="float">
            <text:p>159</text:p>
          </table:table-cell>
          <table:table-cell office:value-type="float" office:value="0.416879415512085" calcext:value-type="float">
            <text:p>0.4168794155</text:p>
          </table:table-cell>
          <table:table-cell office:value-type="float" office:value="0.512583196163178" calcext:value-type="float">
            <text:p>0.5125831962</text:p>
          </table:table-cell>
          <table:table-cell office:value-type="float" office:value="0.543520748615265" calcext:value-type="float">
            <text:p>0.5435207486</text:p>
          </table:table-cell>
        </table:table-row>
        <table:table-row table:style-name="ro1">
          <table:table-cell office:value-type="float" office:value="1537096990.62704" calcext:value-type="float">
            <text:p>1537096990.62704</text:p>
          </table:table-cell>
          <table:table-cell office:value-type="float" office:value="160" calcext:value-type="float">
            <text:p>160</text:p>
          </table:table-cell>
          <table:table-cell office:value-type="float" office:value="0.413656264543533" calcext:value-type="float">
            <text:p>0.4136562645</text:p>
          </table:table-cell>
          <table:table-cell office:value-type="float" office:value="0.51344221830368" calcext:value-type="float">
            <text:p>0.5134422183</text:p>
          </table:table-cell>
          <table:table-cell office:value-type="float" office:value="0.543548822402954" calcext:value-type="float">
            <text:p>0.5435488224</text:p>
          </table:table-cell>
        </table:table-row>
        <table:table-row table:style-name="ro1">
          <table:table-cell office:value-type="float" office:value="1537097045.80508" calcext:value-type="float">
            <text:p>1537097045.80508</text:p>
          </table:table-cell>
          <table:table-cell office:value-type="float" office:value="161" calcext:value-type="float">
            <text:p>161</text:p>
          </table:table-cell>
          <table:table-cell office:value-type="float" office:value="0.416906893253326" calcext:value-type="float">
            <text:p>0.4169068933</text:p>
          </table:table-cell>
          <table:table-cell office:value-type="float" office:value="0.513667285442352" calcext:value-type="float">
            <text:p>0.5136672854</text:p>
          </table:table-cell>
          <table:table-cell office:value-type="float" office:value="0.543418049812317" calcext:value-type="float">
            <text:p>0.5434180498</text:p>
          </table:table-cell>
        </table:table-row>
        <table:table-row table:style-name="ro1">
          <table:table-cell office:value-type="float" office:value="1537097213.06456" calcext:value-type="float">
            <text:p>1537097213.06456</text:p>
          </table:table-cell>
          <table:table-cell office:value-type="float" office:value="162" calcext:value-type="float">
            <text:p>162</text:p>
          </table:table-cell>
          <table:table-cell office:value-type="float" office:value="0.421160161495209" calcext:value-type="float">
            <text:p>0.4211601615</text:p>
          </table:table-cell>
          <table:table-cell office:value-type="float" office:value="0.512448489665985" calcext:value-type="float">
            <text:p>0.5124484897</text:p>
          </table:table-cell>
          <table:table-cell office:value-type="float" office:value="0.543442189693451" calcext:value-type="float">
            <text:p>0.5434421897</text:p>
          </table:table-cell>
        </table:table-row>
        <table:table-row table:style-name="ro1">
          <table:table-cell office:value-type="float" office:value="1537097286.97374" calcext:value-type="float">
            <text:p>1537097286.97374</text:p>
          </table:table-cell>
          <table:table-cell office:value-type="float" office:value="163" calcext:value-type="float">
            <text:p>163</text:p>
          </table:table-cell>
          <table:table-cell office:value-type="float" office:value="0.421407461166382" calcext:value-type="float">
            <text:p>0.4214074612</text:p>
          </table:table-cell>
          <table:table-cell office:value-type="float" office:value="0.512636601924896" calcext:value-type="float">
            <text:p>0.5126366019</text:p>
          </table:table-cell>
          <table:table-cell office:value-type="float" office:value="0.543335139751434" calcext:value-type="float">
            <text:p>0.5433351398</text:p>
          </table:table-cell>
        </table:table-row>
        <table:table-row table:style-name="ro1">
          <table:table-cell office:value-type="float" office:value="1537097342.56917" calcext:value-type="float">
            <text:p>1537097342.56917</text:p>
          </table:table-cell>
          <table:table-cell office:value-type="float" office:value="164" calcext:value-type="float">
            <text:p>164</text:p>
          </table:table-cell>
          <table:table-cell office:value-type="float" office:value="0.423938781023026" calcext:value-type="float">
            <text:p>0.423938781</text:p>
          </table:table-cell>
          <table:table-cell office:value-type="float" office:value="0.512333750724793" calcext:value-type="float">
            <text:p>0.5123337507</text:p>
          </table:table-cell>
          <table:table-cell office:value-type="float" office:value="0.54319679737091" calcext:value-type="float">
            <text:p>0.5431967974</text:p>
          </table:table-cell>
        </table:table-row>
        <table:table-row table:style-name="ro1">
          <table:table-cell office:value-type="float" office:value="1537097361.51533" calcext:value-type="float">
            <text:p>1537097361.51533</text:p>
          </table:table-cell>
          <table:table-cell office:value-type="float" office:value="165" calcext:value-type="float">
            <text:p>165</text:p>
          </table:table-cell>
          <table:table-cell office:value-type="float" office:value="0.425165861845017" calcext:value-type="float">
            <text:p>0.4251658618</text:p>
          </table:table-cell>
          <table:table-cell office:value-type="float" office:value="0.511973202228546" calcext:value-type="float">
            <text:p>0.5119732022</text:p>
          </table:table-cell>
          <table:table-cell office:value-type="float" office:value="0.543352484703064" calcext:value-type="float">
            <text:p>0.5433524847</text:p>
          </table:table-cell>
        </table:table-row>
        <table:table-row table:style-name="ro1">
          <table:table-cell office:value-type="float" office:value="1537097526.55747" calcext:value-type="float">
            <text:p>1537097526.55747</text:p>
          </table:table-cell>
          <table:table-cell office:value-type="float" office:value="166" calcext:value-type="float">
            <text:p>166</text:p>
          </table:table-cell>
          <table:table-cell office:value-type="float" office:value="0.425473123788834" calcext:value-type="float">
            <text:p>0.4254731238</text:p>
          </table:table-cell>
          <table:table-cell office:value-type="float" office:value="0.511679232120514" calcext:value-type="float">
            <text:p>0.5116792321</text:p>
          </table:table-cell>
          <table:table-cell office:value-type="float" office:value="0.542625308036804" calcext:value-type="float">
            <text:p>0.542625308</text:p>
          </table:table-cell>
        </table:table-row>
        <table:table-row table:style-name="ro1">
          <table:table-cell office:value-type="float" office:value="1537097544.90453" calcext:value-type="float">
            <text:p>1537097544.90453</text:p>
          </table:table-cell>
          <table:table-cell office:value-type="float" office:value="167" calcext:value-type="float">
            <text:p>167</text:p>
          </table:table-cell>
          <table:table-cell office:value-type="float" office:value="0.426565647125244" calcext:value-type="float">
            <text:p>0.4265656471</text:p>
          </table:table-cell>
          <table:table-cell office:value-type="float" office:value="0.52075982093811" calcext:value-type="float">
            <text:p>0.5207598209</text:p>
          </table:table-cell>
          <table:table-cell office:value-type="float" office:value="0.542676985263824" calcext:value-type="float">
            <text:p>0.5426769853</text:p>
          </table:table-cell>
        </table:table-row>
        <table:table-row table:style-name="ro1">
          <table:table-cell office:value-type="float" office:value="1537097618.41125" calcext:value-type="float">
            <text:p>1537097618.41125</text:p>
          </table:table-cell>
          <table:table-cell office:value-type="float" office:value="168" calcext:value-type="float">
            <text:p>168</text:p>
          </table:table-cell>
          <table:table-cell office:value-type="float" office:value="0.427521228790283" calcext:value-type="float">
            <text:p>0.4275212288</text:p>
          </table:table-cell>
          <table:table-cell office:value-type="float" office:value="0.518395125865936" calcext:value-type="float">
            <text:p>0.5183951259</text:p>
          </table:table-cell>
          <table:table-cell office:value-type="float" office:value="0.541801631450653" calcext:value-type="float">
            <text:p>0.5418016315</text:p>
          </table:table-cell>
        </table:table-row>
        <table:table-row table:style-name="ro1">
          <table:table-cell office:value-type="float" office:value="1537097654.58454" calcext:value-type="float">
            <text:p>1537097654.58454</text:p>
          </table:table-cell>
          <table:table-cell office:value-type="float" office:value="169" calcext:value-type="float">
            <text:p>169</text:p>
          </table:table-cell>
          <table:table-cell office:value-type="float" office:value="0.429129600524902" calcext:value-type="float">
            <text:p>0.4291296005</text:p>
          </table:table-cell>
          <table:table-cell office:value-type="float" office:value="0.50704687833786" calcext:value-type="float">
            <text:p>0.5070468783</text:p>
          </table:table-cell>
          <table:table-cell office:value-type="float" office:value="0.542414724826813" calcext:value-type="float">
            <text:p>0.5424147248</text:p>
          </table:table-cell>
        </table:table-row>
        <table:table-row table:style-name="ro1">
          <table:table-cell office:value-type="float" office:value="1537097672.82876" calcext:value-type="float">
            <text:p>1537097672.82876</text:p>
          </table:table-cell>
          <table:table-cell office:value-type="float" office:value="170" calcext:value-type="float">
            <text:p>170</text:p>
          </table:table-cell>
          <table:table-cell office:value-type="float" office:value="0.428889036178589" calcext:value-type="float">
            <text:p>0.4288890362</text:p>
          </table:table-cell>
          <table:table-cell office:value-type="float" office:value="0.501301109790802" calcext:value-type="float">
            <text:p>0.5013011098</text:p>
          </table:table-cell>
          <table:table-cell office:value-type="float" office:value="0.542370021343231" calcext:value-type="float">
            <text:p>0.5423700213</text:p>
          </table:table-cell>
        </table:table-row>
        <table:table-row table:style-name="ro1">
          <table:table-cell office:value-type="float" office:value="1537097745.08875" calcext:value-type="float">
            <text:p>1537097745.08875</text:p>
          </table:table-cell>
          <table:table-cell office:value-type="float" office:value="171" calcext:value-type="float">
            <text:p>171</text:p>
          </table:table-cell>
          <table:table-cell office:value-type="float" office:value="0.427460104227066" calcext:value-type="float">
            <text:p>0.4274601042</text:p>
          </table:table-cell>
          <table:table-cell office:value-type="float" office:value="0.499083697795868" calcext:value-type="float">
            <text:p>0.4990836978</text:p>
          </table:table-cell>
          <table:table-cell office:value-type="float" office:value="0.541786134243012" calcext:value-type="float">
            <text:p>0.5417861342</text:p>
          </table:table-cell>
        </table:table-row>
        <table:table-row table:style-name="ro1">
          <table:table-cell office:value-type="float" office:value="1537097763.05993" calcext:value-type="float">
            <text:p>1537097763.05993</text:p>
          </table:table-cell>
          <table:table-cell office:value-type="float" office:value="172" calcext:value-type="float">
            <text:p>172</text:p>
          </table:table-cell>
          <table:table-cell office:value-type="float" office:value="0.427745282649994" calcext:value-type="float">
            <text:p>0.4277452826</text:p>
          </table:table-cell>
          <table:table-cell office:value-type="float" office:value="0.499881148338318" calcext:value-type="float">
            <text:p>0.4998811483</text:p>
          </table:table-cell>
          <table:table-cell office:value-type="float" office:value="0.541551053524017" calcext:value-type="float">
            <text:p>0.5415510535</text:p>
          </table:table-cell>
        </table:table-row>
        <table:table-row table:style-name="ro1">
          <table:table-cell office:value-type="float" office:value="1537097816.91079" calcext:value-type="float">
            <text:p>1537097816.91079</text:p>
          </table:table-cell>
          <table:table-cell office:value-type="float" office:value="173" calcext:value-type="float">
            <text:p>173</text:p>
          </table:table-cell>
          <table:table-cell office:value-type="float" office:value="0.429121673107147" calcext:value-type="float">
            <text:p>0.4291216731</text:p>
          </table:table-cell>
          <table:table-cell office:value-type="float" office:value="0.498052626848221" calcext:value-type="float">
            <text:p>0.4980526268</text:p>
          </table:table-cell>
          <table:table-cell office:value-type="float" office:value="0.541317284107208" calcext:value-type="float">
            <text:p>0.5413172841</text:p>
          </table:table-cell>
        </table:table-row>
        <table:table-row table:style-name="ro1">
          <table:table-cell office:value-type="float" office:value="1537097834.9691" calcext:value-type="float">
            <text:p>1537097834.9691</text:p>
          </table:table-cell>
          <table:table-cell office:value-type="float" office:value="174" calcext:value-type="float">
            <text:p>174</text:p>
          </table:table-cell>
          <table:table-cell office:value-type="float" office:value="0.428440153598785" calcext:value-type="float">
            <text:p>0.4284401536</text:p>
          </table:table-cell>
          <table:table-cell office:value-type="float" office:value="0.497090429067612" calcext:value-type="float">
            <text:p>0.4970904291</text:p>
          </table:table-cell>
          <table:table-cell office:value-type="float" office:value="0.541708886623383" calcext:value-type="float">
            <text:p>0.5417088866</text:p>
          </table:table-cell>
        </table:table-row>
        <table:table-row table:style-name="ro1">
          <table:table-cell office:value-type="float" office:value="1537097980.48866" calcext:value-type="float">
            <text:p>1537097980.48866</text:p>
          </table:table-cell>
          <table:table-cell office:value-type="float" office:value="175" calcext:value-type="float">
            <text:p>175</text:p>
          </table:table-cell>
          <table:table-cell office:value-type="float" office:value="0.429734140634537" calcext:value-type="float">
            <text:p>0.4297341406</text:p>
          </table:table-cell>
          <table:table-cell office:value-type="float" office:value="0.49615028500557" calcext:value-type="float">
            <text:p>0.496150285</text:p>
          </table:table-cell>
          <table:table-cell office:value-type="float" office:value="0.542493104934692" calcext:value-type="float">
            <text:p>0.5424931049</text:p>
          </table:table-cell>
        </table:table-row>
        <table:table-row table:style-name="ro1">
          <table:table-cell office:value-type="float" office:value="1537098053.82497" calcext:value-type="float">
            <text:p>1537098053.82497</text:p>
          </table:table-cell>
          <table:table-cell office:value-type="float" office:value="176" calcext:value-type="float">
            <text:p>176</text:p>
          </table:table-cell>
          <table:table-cell office:value-type="float" office:value="0.429013460874558" calcext:value-type="float">
            <text:p>0.4290134609</text:p>
          </table:table-cell>
          <table:table-cell office:value-type="float" office:value="0.497614860534668" calcext:value-type="float">
            <text:p>0.4976148605</text:p>
          </table:table-cell>
          <table:table-cell office:value-type="float" office:value="0.542212247848511" calcext:value-type="float">
            <text:p>0.5422122478</text:p>
          </table:table-cell>
        </table:table-row>
        <table:table-row table:style-name="ro1">
          <table:table-cell office:value-type="float" office:value="1537098090.85031" calcext:value-type="float">
            <text:p>1537098090.85031</text:p>
          </table:table-cell>
          <table:table-cell office:value-type="float" office:value="177" calcext:value-type="float">
            <text:p>177</text:p>
          </table:table-cell>
          <table:table-cell office:value-type="float" office:value="0.431226134300232" calcext:value-type="float">
            <text:p>0.4312261343</text:p>
          </table:table-cell>
          <table:table-cell office:value-type="float" office:value="0.498403012752533" calcext:value-type="float">
            <text:p>0.4984030128</text:p>
          </table:table-cell>
          <table:table-cell office:value-type="float" office:value="0.54203999042511" calcext:value-type="float">
            <text:p>0.5420399904</text:p>
          </table:table-cell>
        </table:table-row>
        <table:table-row table:style-name="ro1">
          <table:table-cell office:value-type="float" office:value="1537098127.55702" calcext:value-type="float">
            <text:p>1537098127.55702</text:p>
          </table:table-cell>
          <table:table-cell office:value-type="float" office:value="178" calcext:value-type="float">
            <text:p>178</text:p>
          </table:table-cell>
          <table:table-cell office:value-type="float" office:value="0.431408524513245" calcext:value-type="float">
            <text:p>0.4314085245</text:p>
          </table:table-cell>
          <table:table-cell office:value-type="float" office:value="0.496601641178131" calcext:value-type="float">
            <text:p>0.4966016412</text:p>
          </table:table-cell>
          <table:table-cell office:value-type="float" office:value="0.541825711727142" calcext:value-type="float">
            <text:p>0.5418257117</text:p>
          </table:table-cell>
        </table:table-row>
        <table:table-row table:style-name="ro1">
          <table:table-cell office:value-type="float" office:value="1537098146.05957" calcext:value-type="float">
            <text:p>1537098146.05957</text:p>
          </table:table-cell>
          <table:table-cell office:value-type="float" office:value="179" calcext:value-type="float">
            <text:p>179</text:p>
          </table:table-cell>
          <table:table-cell office:value-type="float" office:value="0.4317946434021" calcext:value-type="float">
            <text:p>0.4317946434</text:p>
          </table:table-cell>
          <table:table-cell office:value-type="float" office:value="0.496394455432892" calcext:value-type="float">
            <text:p>0.4963944554</text:p>
          </table:table-cell>
          <table:table-cell office:value-type="float" office:value="0.541888654232025" calcext:value-type="float">
            <text:p>0.5418886542</text:p>
          </table:table-cell>
        </table:table-row>
        <table:table-row table:style-name="ro1">
          <table:table-cell office:value-type="float" office:value="1537098315.55086" calcext:value-type="float">
            <text:p>1537098315.55086</text:p>
          </table:table-cell>
          <table:table-cell office:value-type="float" office:value="180" calcext:value-type="float">
            <text:p>180</text:p>
          </table:table-cell>
          <table:table-cell office:value-type="float" office:value="0.431373178958893" calcext:value-type="float">
            <text:p>0.431373179</text:p>
          </table:table-cell>
          <table:table-cell office:value-type="float" office:value="0.497385799884796" calcext:value-type="float">
            <text:p>0.4973857999</text:p>
          </table:table-cell>
          <table:table-cell office:value-type="float" office:value="0.541758537292481" calcext:value-type="float">
            <text:p>0.5417585373</text:p>
          </table:table-cell>
        </table:table-row>
        <table:table-row table:style-name="ro1">
          <table:table-cell office:value-type="float" office:value="1537098370.66009" calcext:value-type="float">
            <text:p>1537098370.66009</text:p>
          </table:table-cell>
          <table:table-cell office:value-type="float" office:value="181" calcext:value-type="float">
            <text:p>181</text:p>
          </table:table-cell>
          <table:table-cell office:value-type="float" office:value="0.431812912225723" calcext:value-type="float">
            <text:p>0.4318129122</text:p>
          </table:table-cell>
          <table:table-cell office:value-type="float" office:value="0.498028546571732" calcext:value-type="float">
            <text:p>0.4980285466</text:p>
          </table:table-cell>
          <table:table-cell office:value-type="float" office:value="0.541257977485657" calcext:value-type="float">
            <text:p>0.5412579775</text:p>
          </table:table-cell>
        </table:table-row>
        <table:table-row table:style-name="ro1">
          <table:table-cell office:value-type="float" office:value="1537098515.39152" calcext:value-type="float">
            <text:p>1537098515.39152</text:p>
          </table:table-cell>
          <table:table-cell office:value-type="float" office:value="182" calcext:value-type="float">
            <text:p>182</text:p>
          </table:table-cell>
          <table:table-cell office:value-type="float" office:value="0.431322574615479" calcext:value-type="float">
            <text:p>0.4313225746</text:p>
          </table:table-cell>
          <table:table-cell office:value-type="float" office:value="0.496979475021362" calcext:value-type="float">
            <text:p>0.496979475</text:p>
          </table:table-cell>
          <table:table-cell office:value-type="float" office:value="0.541473388671875" calcext:value-type="float">
            <text:p>0.5414733887</text:p>
          </table:table-cell>
        </table:table-row>
        <table:table-row table:style-name="ro1">
          <table:table-cell office:value-type="float" office:value="1537098551.54533" calcext:value-type="float">
            <text:p>1537098551.54533</text:p>
          </table:table-cell>
          <table:table-cell office:value-type="float" office:value="183" calcext:value-type="float">
            <text:p>183</text:p>
          </table:table-cell>
          <table:table-cell office:value-type="float" office:value="0.431221097707748" calcext:value-type="float">
            <text:p>0.4312210977</text:p>
          </table:table-cell>
          <table:table-cell office:value-type="float" office:value="0.498193621635437" calcext:value-type="float">
            <text:p>0.4981936216</text:p>
          </table:table-cell>
          <table:table-cell office:value-type="float" office:value="0.542015492916107" calcext:value-type="float">
            <text:p>0.5420154929</text:p>
          </table:table-cell>
        </table:table-row>
        <table:table-row table:style-name="ro1">
          <table:table-cell office:value-type="float" office:value="1537098731.31714" calcext:value-type="float">
            <text:p>1537098731.31714</text:p>
          </table:table-cell>
          <table:table-cell office:value-type="float" office:value="184" calcext:value-type="float">
            <text:p>184</text:p>
          </table:table-cell>
          <table:table-cell office:value-type="float" office:value="0.430703997612" calcext:value-type="float">
            <text:p>0.4307039976</text:p>
          </table:table-cell>
          <table:table-cell office:value-type="float" office:value="0.498397588729858" calcext:value-type="float">
            <text:p>0.4983975887</text:p>
          </table:table-cell>
          <table:table-cell office:value-type="float" office:value="0.542158663272858" calcext:value-type="float">
            <text:p>0.5421586633</text:p>
          </table:table-cell>
        </table:table-row>
        <table:table-row table:style-name="ro1">
          <table:table-cell office:value-type="float" office:value="1537098971.05449" calcext:value-type="float">
            <text:p>1537098971.05449</text:p>
          </table:table-cell>
          <table:table-cell office:value-type="float" office:value="185" calcext:value-type="float">
            <text:p>185</text:p>
          </table:table-cell>
          <table:table-cell office:value-type="float" office:value="0.418911308050156" calcext:value-type="float">
            <text:p>0.4189113081</text:p>
          </table:table-cell>
          <table:table-cell office:value-type="float" office:value="0.4972043633461" calcext:value-type="float">
            <text:p>0.4972043633</text:p>
          </table:table-cell>
          <table:table-cell office:value-type="float" office:value="0.542286574840546" calcext:value-type="float">
            <text:p>0.5422865748</text:p>
          </table:table-cell>
        </table:table-row>
        <table:table-row table:style-name="ro1">
          <table:table-cell office:value-type="float" office:value="1537099209.87866" calcext:value-type="float">
            <text:p>1537099209.87866</text:p>
          </table:table-cell>
          <table:table-cell office:value-type="float" office:value="186" calcext:value-type="float">
            <text:p>186</text:p>
          </table:table-cell>
          <table:table-cell office:value-type="float" office:value="0.409141391515732" calcext:value-type="float">
            <text:p>0.4091413915</text:p>
          </table:table-cell>
          <table:table-cell office:value-type="float" office:value="0.497852981090546" calcext:value-type="float">
            <text:p>0.4978529811</text:p>
          </table:table-cell>
          <table:table-cell office:value-type="float" office:value="0.542656481266022" calcext:value-type="float">
            <text:p>0.5426564813</text:p>
          </table:table-cell>
        </table:table-row>
        <table:table-row table:style-name="ro1">
          <table:table-cell office:value-type="float" office:value="1537099318.66746" calcext:value-type="float">
            <text:p>1537099318.66746</text:p>
          </table:table-cell>
          <table:table-cell office:value-type="float" office:value="187" calcext:value-type="float">
            <text:p>187</text:p>
          </table:table-cell>
          <table:table-cell office:value-type="float" office:value="0.41283443570137" calcext:value-type="float">
            <text:p>0.4128344357</text:p>
          </table:table-cell>
          <table:table-cell office:value-type="float" office:value="0.49744901061058" calcext:value-type="float">
            <text:p>0.4974490106</text:p>
          </table:table-cell>
          <table:table-cell office:value-type="float" office:value="0.542528033256531" calcext:value-type="float">
            <text:p>0.5425280333</text:p>
          </table:table-cell>
        </table:table-row>
        <table:table-row table:style-name="ro1">
          <table:table-cell office:value-type="float" office:value="1537099373.11961" calcext:value-type="float">
            <text:p>1537099373.11961</text:p>
          </table:table-cell>
          <table:table-cell office:value-type="float" office:value="188" calcext:value-type="float">
            <text:p>188</text:p>
          </table:table-cell>
          <table:table-cell office:value-type="float" office:value="0.4159155189991" calcext:value-type="float">
            <text:p>0.415915519</text:p>
          </table:table-cell>
          <table:table-cell office:value-type="float" office:value="0.497907221317291" calcext:value-type="float">
            <text:p>0.4979072213</text:p>
          </table:table-cell>
          <table:table-cell office:value-type="float" office:value="0.542183220386505" calcext:value-type="float">
            <text:p>0.5421832204</text:p>
          </table:table-cell>
        </table:table-row>
        <table:table-row table:style-name="ro1">
          <table:table-cell office:value-type="float" office:value="1537099409.63968" calcext:value-type="float">
            <text:p>1537099409.63968</text:p>
          </table:table-cell>
          <table:table-cell office:value-type="float" office:value="189" calcext:value-type="float">
            <text:p>189</text:p>
          </table:table-cell>
          <table:table-cell office:value-type="float" office:value="0.415856182575226" calcext:value-type="float">
            <text:p>0.4158561826</text:p>
          </table:table-cell>
          <table:table-cell office:value-type="float" office:value="0.494177281856537" calcext:value-type="float">
            <text:p>0.4941772819</text:p>
          </table:table-cell>
          <table:table-cell office:value-type="float" office:value="0.541805922985077" calcext:value-type="float">
            <text:p>0.541805923</text:p>
          </table:table-cell>
        </table:table-row>
        <table:table-row table:style-name="ro1">
          <table:table-cell office:value-type="float" office:value="1537099482.28457" calcext:value-type="float">
            <text:p>1537099482.28457</text:p>
          </table:table-cell>
          <table:table-cell office:value-type="float" office:value="190" calcext:value-type="float">
            <text:p>190</text:p>
          </table:table-cell>
          <table:table-cell office:value-type="float" office:value="0.416418194770813" calcext:value-type="float">
            <text:p>0.4164181948</text:p>
          </table:table-cell>
          <table:table-cell office:value-type="float" office:value="0.48994717001915" calcext:value-type="float">
            <text:p>0.48994717</text:p>
          </table:table-cell>
          <table:table-cell office:value-type="float" office:value="0.54183566570282" calcext:value-type="float">
            <text:p>0.5418356657</text:p>
          </table:table-cell>
        </table:table-row>
        <table:table-row table:style-name="ro1">
          <table:table-cell office:value-type="float" office:value="1537099554.93272" calcext:value-type="float">
            <text:p>1537099554.93272</text:p>
          </table:table-cell>
          <table:table-cell office:value-type="float" office:value="191" calcext:value-type="float">
            <text:p>191</text:p>
          </table:table-cell>
          <table:table-cell office:value-type="float" office:value="0.417308628559113" calcext:value-type="float">
            <text:p>0.4173086286</text:p>
          </table:table-cell>
          <table:table-cell office:value-type="float" office:value="0.490003615617752" calcext:value-type="float">
            <text:p>0.4900036156</text:p>
          </table:table-cell>
          <table:table-cell office:value-type="float" office:value="0.541585505008698" calcext:value-type="float">
            <text:p>0.541585505</text:p>
          </table:table-cell>
        </table:table-row>
        <table:table-row table:style-name="ro1">
          <table:table-cell office:value-type="float" office:value="1537099591.09675" calcext:value-type="float">
            <text:p>1537099591.09675</text:p>
          </table:table-cell>
          <table:table-cell office:value-type="float" office:value="192" calcext:value-type="float">
            <text:p>192</text:p>
          </table:table-cell>
          <table:table-cell office:value-type="float" office:value="0.418305218219757" calcext:value-type="float">
            <text:p>0.4183052182</text:p>
          </table:table-cell>
          <table:table-cell office:value-type="float" office:value="0.490810692310333" calcext:value-type="float">
            <text:p>0.4908106923</text:p>
          </table:table-cell>
          <table:table-cell office:value-type="float" office:value="0.541194081306458" calcext:value-type="float">
            <text:p>0.5411940813</text:p>
          </table:table-cell>
        </table:table-row>
        <table:table-row table:style-name="ro1">
          <table:table-cell office:value-type="float" office:value="1537099681.37907" calcext:value-type="float">
            <text:p>1537099681.37907</text:p>
          </table:table-cell>
          <table:table-cell office:value-type="float" office:value="193" calcext:value-type="float">
            <text:p>193</text:p>
          </table:table-cell>
          <table:table-cell office:value-type="float" office:value="0.417884647846222" calcext:value-type="float">
            <text:p>0.4178846478</text:p>
          </table:table-cell>
          <table:table-cell office:value-type="float" office:value="0.490163892507553" calcext:value-type="float">
            <text:p>0.4901638925</text:p>
          </table:table-cell>
          <table:table-cell office:value-type="float" office:value="0.541242718696594" calcext:value-type="float">
            <text:p>0.5412427187</text:p>
          </table:table-cell>
        </table:table-row>
        <table:table-row table:style-name="ro1">
          <table:table-cell office:value-type="float" office:value="1537099699.2515" calcext:value-type="float">
            <text:p>1537099699.2515</text:p>
          </table:table-cell>
          <table:table-cell office:value-type="float" office:value="194" calcext:value-type="float">
            <text:p>194</text:p>
          </table:table-cell>
          <table:table-cell office:value-type="float" office:value="0.418213784694672" calcext:value-type="float">
            <text:p>0.4182137847</text:p>
          </table:table-cell>
          <table:table-cell office:value-type="float" office:value="0.492604106664658" calcext:value-type="float">
            <text:p>0.4926041067</text:p>
          </table:table-cell>
          <table:table-cell office:value-type="float" office:value="0.541487753391266" calcext:value-type="float">
            <text:p>0.5414877534</text:p>
          </table:table-cell>
        </table:table-row>
        <table:table-row table:style-name="ro1">
          <table:table-cell office:value-type="float" office:value="1537099862.66556" calcext:value-type="float">
            <text:p>1537099862.66556</text:p>
          </table:table-cell>
          <table:table-cell office:value-type="float" office:value="195" calcext:value-type="float">
            <text:p>195</text:p>
          </table:table-cell>
          <table:table-cell office:value-type="float" office:value="0.420848101377487" calcext:value-type="float">
            <text:p>0.4208481014</text:p>
          </table:table-cell>
          <table:table-cell office:value-type="float" office:value="0.491284847259522" calcext:value-type="float">
            <text:p>0.4912848473</text:p>
          </table:table-cell>
          <table:table-cell office:value-type="float" office:value="0.541314423084259" calcext:value-type="float">
            <text:p>0.5413144231</text:p>
          </table:table-cell>
        </table:table-row>
        <table:table-row table:style-name="ro1">
          <table:table-cell office:value-type="float" office:value="1537099972.39938" calcext:value-type="float">
            <text:p>1537099972.39938</text:p>
          </table:table-cell>
          <table:table-cell office:value-type="float" office:value="196" calcext:value-type="float">
            <text:p>196</text:p>
          </table:table-cell>
          <table:table-cell office:value-type="float" office:value="0.421406775712967" calcext:value-type="float">
            <text:p>0.4214067757</text:p>
          </table:table-cell>
          <table:table-cell office:value-type="float" office:value="0.49105429649353" calcext:value-type="float">
            <text:p>0.4910542965</text:p>
          </table:table-cell>
          <table:table-cell office:value-type="float" office:value="0.541310548782349" calcext:value-type="float">
            <text:p>0.5413105488</text:p>
          </table:table-cell>
        </table:table-row>
        <table:table-row table:style-name="ro1">
          <table:table-cell office:value-type="float" office:value="1537100045.35886" calcext:value-type="float">
            <text:p>1537100045.35886</text:p>
          </table:table-cell>
          <table:table-cell office:value-type="float" office:value="197" calcext:value-type="float">
            <text:p>197</text:p>
          </table:table-cell>
          <table:table-cell office:value-type="float" office:value="0.421441197395325" calcext:value-type="float">
            <text:p>0.4214411974</text:p>
          </table:table-cell>
          <table:table-cell office:value-type="float" office:value="0.489627718925476" calcext:value-type="float">
            <text:p>0.4896277189</text:p>
          </table:table-cell>
          <table:table-cell office:value-type="float" office:value="0.540830790996552" calcext:value-type="float">
            <text:p>0.540830791</text:p>
          </table:table-cell>
        </table:table-row>
        <table:table-row table:style-name="ro1">
          <table:table-cell office:value-type="float" office:value="1537100063.5806" calcext:value-type="float">
            <text:p>1537100063.5806</text:p>
          </table:table-cell>
          <table:table-cell office:value-type="float" office:value="198" calcext:value-type="float">
            <text:p>198</text:p>
          </table:table-cell>
          <table:table-cell office:value-type="float" office:value="0.421406358480454" calcext:value-type="float">
            <text:p>0.4214063585</text:p>
          </table:table-cell>
          <table:table-cell office:value-type="float" office:value="0.490086197853088" calcext:value-type="float">
            <text:p>0.4900861979</text:p>
          </table:table-cell>
          <table:table-cell office:value-type="float" office:value="0.54071182012558" calcext:value-type="float">
            <text:p>0.5407118201</text:p>
          </table:table-cell>
        </table:table-row>
        <table:table-row table:style-name="ro1">
          <table:table-cell office:value-type="float" office:value="1537100246.52864" calcext:value-type="float">
            <text:p>1537100246.52864</text:p>
          </table:table-cell>
          <table:table-cell office:value-type="float" office:value="199" calcext:value-type="float">
            <text:p>199</text:p>
          </table:table-cell>
          <table:table-cell office:value-type="float" office:value="0.423115819692612" calcext:value-type="float">
            <text:p>0.4231158197</text:p>
          </table:table-cell>
          <table:table-cell office:value-type="float" office:value="0.490468919277191" calcext:value-type="float">
            <text:p>0.4904689193</text:p>
          </table:table-cell>
          <table:table-cell office:value-type="float" office:value="0.540728986263275" calcext:value-type="float">
            <text:p>0.5407289863</text:p>
          </table:table-cell>
        </table:table-row>
        <table:table-row table:style-name="ro1">
          <table:table-cell office:value-type="float" office:value="1537100336.6167" calcext:value-type="float">
            <text:p>1537100336.6167</text:p>
          </table:table-cell>
          <table:table-cell office:value-type="float" office:value="200" calcext:value-type="float">
            <text:p>200</text:p>
          </table:table-cell>
          <table:table-cell office:value-type="float" office:value="0.42412880063057" calcext:value-type="float">
            <text:p>0.4241288006</text:p>
          </table:table-cell>
          <table:table-cell office:value-type="float" office:value="0.489591121673584" calcext:value-type="float">
            <text:p>0.4895911217</text:p>
          </table:table-cell>
          <table:table-cell office:value-type="float" office:value="0.540361702442169" calcext:value-type="float">
            <text:p>0.5403617024</text:p>
          </table:table-cell>
        </table:table-row>
        <table:table-row table:style-name="ro1">
          <table:table-cell office:value-type="float" office:value="1537100590.36619" calcext:value-type="float">
            <text:p>1537100590.36619</text:p>
          </table:table-cell>
          <table:table-cell office:value-type="float" office:value="201" calcext:value-type="float">
            <text:p>201</text:p>
          </table:table-cell>
          <table:table-cell office:value-type="float" office:value="0.424920111894608" calcext:value-type="float">
            <text:p>0.4249201119</text:p>
          </table:table-cell>
          <table:table-cell office:value-type="float" office:value="0.489381194114685" calcext:value-type="float">
            <text:p>0.4893811941</text:p>
          </table:table-cell>
          <table:table-cell office:value-type="float" office:value="0.540394067764282" calcext:value-type="float">
            <text:p>0.5403940678</text:p>
          </table:table-cell>
        </table:table-row>
        <table:table-row table:style-name="ro1">
          <table:table-cell office:value-type="float" office:value="1537100626.43138" calcext:value-type="float">
            <text:p>1537100626.43138</text:p>
          </table:table-cell>
          <table:table-cell office:value-type="float" office:value="202" calcext:value-type="float">
            <text:p>202</text:p>
          </table:table-cell>
          <table:table-cell office:value-type="float" office:value="0.424786418676376" calcext:value-type="float">
            <text:p>0.4247864187</text:p>
          </table:table-cell>
          <table:table-cell office:value-type="float" office:value="0.489857226610184" calcext:value-type="float">
            <text:p>0.4898572266</text:p>
          </table:table-cell>
          <table:table-cell office:value-type="float" office:value="0.540343463420868" calcext:value-type="float">
            <text:p>0.5403434634</text:p>
          </table:table-cell>
        </table:table-row>
        <table:table-row table:style-name="ro1">
          <table:table-cell office:value-type="float" office:value="1537100991.5083" calcext:value-type="float">
            <text:p>1537100991.5083</text:p>
          </table:table-cell>
          <table:table-cell office:value-type="float" office:value="203" calcext:value-type="float">
            <text:p>203</text:p>
          </table:table-cell>
          <table:table-cell office:value-type="float" office:value="0.424906075000763" calcext:value-type="float">
            <text:p>0.424906075</text:p>
          </table:table-cell>
          <table:table-cell office:value-type="float" office:value="0.48976480960846" calcext:value-type="float">
            <text:p>0.4897648096</text:p>
          </table:table-cell>
          <table:table-cell office:value-type="float" office:value="0.539939999580383" calcext:value-type="float">
            <text:p>0.5399399996</text:p>
          </table:table-cell>
        </table:table-row>
        <table:table-row table:style-name="ro1">
          <table:table-cell office:value-type="float" office:value="1537101009.55655" calcext:value-type="float">
            <text:p>1537101009.55655</text:p>
          </table:table-cell>
          <table:table-cell office:value-type="float" office:value="204" calcext:value-type="float">
            <text:p>204</text:p>
          </table:table-cell>
          <table:table-cell office:value-type="float" office:value="0.424972265958786" calcext:value-type="float">
            <text:p>0.424972266</text:p>
          </table:table-cell>
          <table:table-cell office:value-type="float" office:value="0.489184945821762" calcext:value-type="float">
            <text:p>0.4891849458</text:p>
          </table:table-cell>
          <table:table-cell office:value-type="float" office:value="0.53951358795166" calcext:value-type="float">
            <text:p>0.539513588</text:p>
          </table:table-cell>
        </table:table-row>
        <table:table-row table:style-name="ro1">
          <table:table-cell office:value-type="float" office:value="1537101194.10855" calcext:value-type="float">
            <text:p>1537101194.10855</text:p>
          </table:table-cell>
          <table:table-cell office:value-type="float" office:value="205" calcext:value-type="float">
            <text:p>205</text:p>
          </table:table-cell>
          <table:table-cell office:value-type="float" office:value="0.410943150520325" calcext:value-type="float">
            <text:p>0.4109431505</text:p>
          </table:table-cell>
          <table:table-cell office:value-type="float" office:value="0.488382399082184" calcext:value-type="float">
            <text:p>0.4883823991</text:p>
          </table:table-cell>
          <table:table-cell office:value-type="float" office:value="0.539655387401581" calcext:value-type="float">
            <text:p>0.5396553874</text:p>
          </table:table-cell>
        </table:table-row>
        <table:table-row table:style-name="ro1">
          <table:table-cell office:value-type="float" office:value="1537101212.38477" calcext:value-type="float">
            <text:p>1537101212.38477</text:p>
          </table:table-cell>
          <table:table-cell office:value-type="float" office:value="206" calcext:value-type="float">
            <text:p>206</text:p>
          </table:table-cell>
          <table:table-cell office:value-type="float" office:value="0.395789206027985" calcext:value-type="float">
            <text:p>0.395789206</text:p>
          </table:table-cell>
          <table:table-cell office:value-type="float" office:value="0.488250643014908" calcext:value-type="float">
            <text:p>0.488250643</text:p>
          </table:table-cell>
          <table:table-cell office:value-type="float" office:value="0.539747893810272" calcext:value-type="float">
            <text:p>0.5397478938</text:p>
          </table:table-cell>
        </table:table-row>
        <table:table-row table:style-name="ro1">
          <table:table-cell office:value-type="float" office:value="1537101230.51502" calcext:value-type="float">
            <text:p>1537101230.51502</text:p>
          </table:table-cell>
          <table:table-cell office:value-type="float" office:value="207" calcext:value-type="float">
            <text:p>207</text:p>
          </table:table-cell>
          <table:table-cell office:value-type="float" office:value="0.388071984052658" calcext:value-type="float">
            <text:p>0.3880719841</text:p>
          </table:table-cell>
          <table:table-cell office:value-type="float" office:value="0.488546848297119" calcext:value-type="float">
            <text:p>0.4885468483</text:p>
          </table:table-cell>
          <table:table-cell office:value-type="float" office:value="0.539729773998261" calcext:value-type="float">
            <text:p>0.539729774</text:p>
          </table:table-cell>
        </table:table-row>
        <table:table-row table:style-name="ro1">
          <table:table-cell office:value-type="float" office:value="1537101561.67263" calcext:value-type="float">
            <text:p>1537101561.67263</text:p>
          </table:table-cell>
          <table:table-cell office:value-type="float" office:value="208" calcext:value-type="float">
            <text:p>208</text:p>
          </table:table-cell>
          <table:table-cell office:value-type="float" office:value="0.411078661680222" calcext:value-type="float">
            <text:p>0.4110786617</text:p>
          </table:table-cell>
          <table:table-cell office:value-type="float" office:value="0.488708734512329" calcext:value-type="float">
            <text:p>0.4887087345</text:p>
          </table:table-cell>
          <table:table-cell office:value-type="float" office:value="0.539725542068481" calcext:value-type="float">
            <text:p>0.5397255421</text:p>
          </table:table-cell>
        </table:table-row>
        <table:table-row table:style-name="ro1">
          <table:table-cell office:value-type="float" office:value="1537101778.43891" calcext:value-type="float">
            <text:p>1537101778.43891</text:p>
          </table:table-cell>
          <table:table-cell office:value-type="float" office:value="209" calcext:value-type="float">
            <text:p>209</text:p>
          </table:table-cell>
          <table:table-cell office:value-type="float" office:value="0.4119031727314" calcext:value-type="float">
            <text:p>0.4119031727</text:p>
          </table:table-cell>
          <table:table-cell office:value-type="float" office:value="0.488446831703186" calcext:value-type="float">
            <text:p>0.4884468317</text:p>
          </table:table-cell>
          <table:table-cell office:value-type="float" office:value="0.539763152599335" calcext:value-type="float">
            <text:p>0.5397631526</text:p>
          </table:table-cell>
        </table:table-row>
        <table:table-row table:style-name="ro1">
          <table:table-cell office:value-type="float" office:value="1537101796.70495" calcext:value-type="float">
            <text:p>1537101796.70495</text:p>
          </table:table-cell>
          <table:table-cell office:value-type="float" office:value="210" calcext:value-type="float">
            <text:p>210</text:p>
          </table:table-cell>
          <table:table-cell office:value-type="float" office:value="0.412325412034988" calcext:value-type="float">
            <text:p>0.412325412</text:p>
          </table:table-cell>
          <table:table-cell office:value-type="float" office:value="0.489350020885468" calcext:value-type="float">
            <text:p>0.4893500209</text:p>
          </table:table-cell>
          <table:table-cell office:value-type="float" office:value="0.539501547813416" calcext:value-type="float">
            <text:p>0.5395015478</text:p>
          </table:table-cell>
        </table:table-row>
        <table:table-row table:style-name="ro1">
          <table:table-cell office:value-type="float" office:value="1537101906.85139" calcext:value-type="float">
            <text:p>1537101906.85139</text:p>
          </table:table-cell>
          <table:table-cell office:value-type="float" office:value="211" calcext:value-type="float">
            <text:p>211</text:p>
          </table:table-cell>
          <table:table-cell office:value-type="float" office:value="0.41035658121109" calcext:value-type="float">
            <text:p>0.4103565812</text:p>
          </table:table-cell>
          <table:table-cell office:value-type="float" office:value="0.489852130413055" calcext:value-type="float">
            <text:p>0.4898521304</text:p>
          </table:table-cell>
          <table:table-cell office:value-type="float" office:value="0.539697349071503" calcext:value-type="float">
            <text:p>0.5396973491</text:p>
          </table:table-cell>
        </table:table-row>
        <table:table-row table:style-name="ro1">
          <table:table-cell office:value-type="float" office:value="1537101943.39082" calcext:value-type="float">
            <text:p>1537101943.39082</text:p>
          </table:table-cell>
          <table:table-cell office:value-type="float" office:value="212" calcext:value-type="float">
            <text:p>212</text:p>
          </table:table-cell>
          <table:table-cell office:value-type="float" office:value="0.409565031528473" calcext:value-type="float">
            <text:p>0.4095650315</text:p>
          </table:table-cell>
          <table:table-cell office:value-type="float" office:value="0.489721536636353" calcext:value-type="float">
            <text:p>0.4897215366</text:p>
          </table:table-cell>
          <table:table-cell office:value-type="float" office:value="0.539326190948486" calcext:value-type="float">
            <text:p>0.5393261909</text:p>
          </table:table-cell>
        </table:table-row>
        <table:table-row table:style-name="ro1">
          <table:table-cell office:value-type="float" office:value="1537102035.05055" calcext:value-type="float">
            <text:p>1537102035.05055</text:p>
          </table:table-cell>
          <table:table-cell office:value-type="float" office:value="213" calcext:value-type="float">
            <text:p>213</text:p>
          </table:table-cell>
          <table:table-cell office:value-type="float" office:value="0.408929616212845" calcext:value-type="float">
            <text:p>0.4089296162</text:p>
          </table:table-cell>
          <table:table-cell office:value-type="float" office:value="0.488670498132706" calcext:value-type="float">
            <text:p>0.4886704981</text:p>
          </table:table-cell>
          <table:table-cell office:value-type="float" office:value="0.53916335105896" calcext:value-type="float">
            <text:p>0.5391633511</text:p>
          </table:table-cell>
        </table:table-row>
        <table:table-row table:style-name="ro1">
          <table:table-cell office:value-type="float" office:value="1537102510.7133" calcext:value-type="float">
            <text:p>1537102510.7133</text:p>
          </table:table-cell>
          <table:table-cell office:value-type="float" office:value="214" calcext:value-type="float">
            <text:p>214</text:p>
          </table:table-cell>
          <table:table-cell office:value-type="float" office:value="0.410514295101166" calcext:value-type="float">
            <text:p>0.4105142951</text:p>
          </table:table-cell>
          <table:table-cell office:value-type="float" office:value="0.485683381557465" calcext:value-type="float">
            <text:p>0.4856833816</text:p>
          </table:table-cell>
          <table:table-cell office:value-type="float" office:value="0.538919031620026" calcext:value-type="float">
            <text:p>0.5389190316</text:p>
          </table:table-cell>
        </table:table-row>
        <table:table-row table:style-name="ro1">
          <table:table-cell office:value-type="float" office:value="1537102547.59219" calcext:value-type="float">
            <text:p>1537102547.59219</text:p>
          </table:table-cell>
          <table:table-cell office:value-type="float" office:value="215" calcext:value-type="float">
            <text:p>215</text:p>
          </table:table-cell>
          <table:table-cell office:value-type="float" office:value="0.410776406526566" calcext:value-type="float">
            <text:p>0.4107764065</text:p>
          </table:table-cell>
          <table:table-cell office:value-type="float" office:value="0.474074929952622" calcext:value-type="float">
            <text:p>0.47407493</text:p>
          </table:table-cell>
          <table:table-cell office:value-type="float" office:value="0.538599073886871" calcext:value-type="float">
            <text:p>0.5385990739</text:p>
          </table:table-cell>
        </table:table-row>
        <table:table-row table:style-name="ro1">
          <table:table-cell office:value-type="float" office:value="1537102729.86078" calcext:value-type="float">
            <text:p>1537102729.86078</text:p>
          </table:table-cell>
          <table:table-cell office:value-type="float" office:value="216" calcext:value-type="float">
            <text:p>216</text:p>
          </table:table-cell>
          <table:table-cell office:value-type="float" office:value="0.409949779510498" calcext:value-type="float">
            <text:p>0.4099497795</text:p>
          </table:table-cell>
          <table:table-cell office:value-type="float" office:value="0.474263608455658" calcext:value-type="float">
            <text:p>0.4742636085</text:p>
          </table:table-cell>
          <table:table-cell office:value-type="float" office:value="0.538349747657776" calcext:value-type="float">
            <text:p>0.5383497477</text:p>
          </table:table-cell>
        </table:table-row>
        <table:table-row table:style-name="ro1">
          <table:table-cell office:value-type="float" office:value="1537102932.84421" calcext:value-type="float">
            <text:p>1537102932.84421</text:p>
          </table:table-cell>
          <table:table-cell office:value-type="float" office:value="217" calcext:value-type="float">
            <text:p>217</text:p>
          </table:table-cell>
          <table:table-cell office:value-type="float" office:value="0.410150349140167" calcext:value-type="float">
            <text:p>0.4101503491</text:p>
          </table:table-cell>
          <table:table-cell office:value-type="float" office:value="0.482478708028793" calcext:value-type="float">
            <text:p>0.482478708</text:p>
          </table:table-cell>
          <table:table-cell office:value-type="float" office:value="0.538555920124054" calcext:value-type="float">
            <text:p>0.5385559201</text:p>
          </table:table-cell>
        </table:table-row>
        <table:table-row table:style-name="ro1">
          <table:table-cell office:value-type="float" office:value="1537102987.90634" calcext:value-type="float">
            <text:p>1537102987.90634</text:p>
          </table:table-cell>
          <table:table-cell office:value-type="float" office:value="218" calcext:value-type="float">
            <text:p>218</text:p>
          </table:table-cell>
          <table:table-cell office:value-type="float" office:value="0.4099340736866" calcext:value-type="float">
            <text:p>0.4099340737</text:p>
          </table:table-cell>
          <table:table-cell office:value-type="float" office:value="0.483021438121796" calcext:value-type="float">
            <text:p>0.4830214381</text:p>
          </table:table-cell>
          <table:table-cell office:value-type="float" office:value="0.538391411304474" calcext:value-type="float">
            <text:p>0.5383914113</text:p>
          </table:table-cell>
        </table:table-row>
        <table:table-row table:style-name="ro1">
          <table:table-cell office:value-type="float" office:value="1537103042.94337" calcext:value-type="float">
            <text:p>1537103042.94337</text:p>
          </table:table-cell>
          <table:table-cell office:value-type="float" office:value="219" calcext:value-type="float">
            <text:p>219</text:p>
          </table:table-cell>
          <table:table-cell office:value-type="float" office:value="0.409727662801743" calcext:value-type="float">
            <text:p>0.4097276628</text:p>
          </table:table-cell>
          <table:table-cell office:value-type="float" office:value="0.48257452249527" calcext:value-type="float">
            <text:p>0.4825745225</text:p>
          </table:table-cell>
          <table:table-cell office:value-type="float" office:value="0.538062274456024" calcext:value-type="float">
            <text:p>0.5380622745</text:p>
          </table:table-cell>
        </table:table-row>
        <table:table-row table:style-name="ro1">
          <table:table-cell office:value-type="float" office:value="1537103519.60871" calcext:value-type="float">
            <text:p>1537103519.60871</text:p>
          </table:table-cell>
          <table:table-cell office:value-type="float" office:value="220" calcext:value-type="float">
            <text:p>220</text:p>
          </table:table-cell>
          <table:table-cell office:value-type="float" office:value="0.404023349285126" calcext:value-type="float">
            <text:p>0.4040233493</text:p>
          </table:table-cell>
          <table:table-cell office:value-type="float" office:value="0.481313347816467" calcext:value-type="float">
            <text:p>0.4813133478</text:p>
          </table:table-cell>
          <table:table-cell office:value-type="float" office:value="0.537758708000183" calcext:value-type="float">
            <text:p>0.537758708</text:p>
          </table:table-cell>
        </table:table-row>
        <table:table-row table:style-name="ro1">
          <table:table-cell office:value-type="float" office:value="1537103630.05124" calcext:value-type="float">
            <text:p>1537103630.05124</text:p>
          </table:table-cell>
          <table:table-cell office:value-type="float" office:value="221" calcext:value-type="float">
            <text:p>221</text:p>
          </table:table-cell>
          <table:table-cell office:value-type="float" office:value="0.399581849575043" calcext:value-type="float">
            <text:p>0.3995818496</text:p>
          </table:table-cell>
          <table:table-cell office:value-type="float" office:value="0.479678243398666" calcext:value-type="float">
            <text:p>0.4796782434</text:p>
          </table:table-cell>
          <table:table-cell office:value-type="float" office:value="0.53757381439209" calcext:value-type="float">
            <text:p>0.5375738144</text:p>
          </table:table-cell>
        </table:table-row>
        <table:table-row table:style-name="ro1">
          <table:table-cell office:value-type="float" office:value="1537103760.35268" calcext:value-type="float">
            <text:p>1537103760.35268</text:p>
          </table:table-cell>
          <table:table-cell office:value-type="float" office:value="222" calcext:value-type="float">
            <text:p>222</text:p>
          </table:table-cell>
          <table:table-cell office:value-type="float" office:value="0.399525582790375" calcext:value-type="float">
            <text:p>0.3995255828</text:p>
          </table:table-cell>
          <table:table-cell office:value-type="float" office:value="0.480951249599457" calcext:value-type="float">
            <text:p>0.4809512496</text:p>
          </table:table-cell>
          <table:table-cell office:value-type="float" office:value="0.537197828292847" calcext:value-type="float">
            <text:p>0.5371978283</text:p>
          </table:table-cell>
        </table:table-row>
        <table:table-row table:style-name="ro1">
          <table:table-cell office:value-type="float" office:value="1537103870.07741" calcext:value-type="float">
            <text:p>1537103870.07741</text:p>
          </table:table-cell>
          <table:table-cell office:value-type="float" office:value="223" calcext:value-type="float">
            <text:p>223</text:p>
          </table:table-cell>
          <table:table-cell office:value-type="float" office:value="0.395948857069016" calcext:value-type="float">
            <text:p>0.3959488571</text:p>
          </table:table-cell>
          <table:table-cell office:value-type="float" office:value="0.482745110988617" calcext:value-type="float">
            <text:p>0.482745111</text:p>
          </table:table-cell>
          <table:table-cell office:value-type="float" office:value="0.537431299686432" calcext:value-type="float">
            <text:p>0.5374312997</text:p>
          </table:table-cell>
        </table:table-row>
        <table:table-row table:style-name="ro1">
          <table:table-cell office:value-type="float" office:value="1537104052.54531" calcext:value-type="float">
            <text:p>1537104052.54531</text:p>
          </table:table-cell>
          <table:table-cell office:value-type="float" office:value="224" calcext:value-type="float">
            <text:p>224</text:p>
          </table:table-cell>
          <table:table-cell office:value-type="float" office:value="0.400998532772064" calcext:value-type="float">
            <text:p>0.4009985328</text:p>
          </table:table-cell>
          <table:table-cell office:value-type="float" office:value="0.482578873634338" calcext:value-type="float">
            <text:p>0.4825788736</text:p>
          </table:table-cell>
          <table:table-cell office:value-type="float" office:value="0.537381887435913" calcext:value-type="float">
            <text:p>0.5373818874</text:p>
          </table:table-cell>
        </table:table-row>
        <table:table-row table:style-name="ro1">
          <table:table-cell office:value-type="float" office:value="1537104144.26488" calcext:value-type="float">
            <text:p>1537104144.26488</text:p>
          </table:table-cell>
          <table:table-cell office:value-type="float" office:value="225" calcext:value-type="float">
            <text:p>225</text:p>
          </table:table-cell>
          <table:table-cell office:value-type="float" office:value="0.401506662368774" calcext:value-type="float">
            <text:p>0.4015066624</text:p>
          </table:table-cell>
          <table:table-cell office:value-type="float" office:value="0.482667446136475" calcext:value-type="float">
            <text:p>0.4826674461</text:p>
          </table:table-cell>
          <table:table-cell office:value-type="float" office:value="0.537415564060211" calcext:value-type="float">
            <text:p>0.5374155641</text:p>
          </table:table-cell>
        </table:table-row>
        <table:table-row table:style-name="ro1">
          <table:table-cell office:value-type="float" office:value="1537104162.58335" calcext:value-type="float">
            <text:p>1537104162.58335</text:p>
          </table:table-cell>
          <table:table-cell office:value-type="float" office:value="226" calcext:value-type="float">
            <text:p>226</text:p>
          </table:table-cell>
          <table:table-cell office:value-type="float" office:value="0.401570498943329" calcext:value-type="float">
            <text:p>0.4015704989</text:p>
          </table:table-cell>
          <table:table-cell office:value-type="float" office:value="0.482957869768143" calcext:value-type="float">
            <text:p>0.4829578698</text:p>
          </table:table-cell>
          <table:table-cell office:value-type="float" office:value="0.537211835384369" calcext:value-type="float">
            <text:p>0.5372118354</text:p>
          </table:table-cell>
        </table:table-row>
        <table:table-row table:style-name="ro1">
          <table:table-cell office:value-type="float" office:value="1537104216.90311" calcext:value-type="float">
            <text:p>1537104216.90311</text:p>
          </table:table-cell>
          <table:table-cell office:value-type="float" office:value="227" calcext:value-type="float">
            <text:p>227</text:p>
          </table:table-cell>
          <table:table-cell office:value-type="float" office:value="0.402197927236557" calcext:value-type="float">
            <text:p>0.4021979272</text:p>
          </table:table-cell>
          <table:table-cell office:value-type="float" office:value="0.483950227499008" calcext:value-type="float">
            <text:p>0.4839502275</text:p>
          </table:table-cell>
          <table:table-cell office:value-type="float" office:value="0.537481009960175" calcext:value-type="float">
            <text:p>0.53748101</text:p>
          </table:table-cell>
        </table:table-row>
        <table:table-row table:style-name="ro1">
          <table:table-cell office:value-type="float" office:value="1537104363.54727" calcext:value-type="float">
            <text:p>1537104363.54727</text:p>
          </table:table-cell>
          <table:table-cell office:value-type="float" office:value="228" calcext:value-type="float">
            <text:p>228</text:p>
          </table:table-cell>
          <table:table-cell office:value-type="float" office:value="0.40313720703125" calcext:value-type="float">
            <text:p>0.403137207</text:p>
          </table:table-cell>
          <table:table-cell office:value-type="float" office:value="0.483698666095734" calcext:value-type="float">
            <text:p>0.4836986661</text:p>
          </table:table-cell>
          <table:table-cell office:value-type="float" office:value="0.537576794624329" calcext:value-type="float">
            <text:p>0.5375767946</text:p>
          </table:table-cell>
        </table:table-row>
        <table:table-row table:style-name="ro1">
          <table:table-cell office:value-type="float" office:value="1537104418.87238" calcext:value-type="float">
            <text:p>1537104418.87238</text:p>
          </table:table-cell>
          <table:table-cell office:value-type="float" office:value="229" calcext:value-type="float">
            <text:p>229</text:p>
          </table:table-cell>
          <table:table-cell office:value-type="float" office:value="0.403407216072082" calcext:value-type="float">
            <text:p>0.4034072161</text:p>
          </table:table-cell>
          <table:table-cell office:value-type="float" office:value="0.482909381389618" calcext:value-type="float">
            <text:p>0.4829093814</text:p>
          </table:table-cell>
          <table:table-cell office:value-type="float" office:value="0.537338733673096" calcext:value-type="float">
            <text:p>0.5373387337</text:p>
          </table:table-cell>
        </table:table-row>
        <table:table-row table:style-name="ro1">
          <table:table-cell office:value-type="float" office:value="1537104473.92962" calcext:value-type="float">
            <text:p>1537104473.92962</text:p>
          </table:table-cell>
          <table:table-cell office:value-type="float" office:value="230" calcext:value-type="float">
            <text:p>230</text:p>
          </table:table-cell>
          <table:table-cell office:value-type="float" office:value="0.403107404708862" calcext:value-type="float">
            <text:p>0.4031074047</text:p>
          </table:table-cell>
          <table:table-cell office:value-type="float" office:value="0.48505112528801" calcext:value-type="float">
            <text:p>0.4850511253</text:p>
          </table:table-cell>
          <table:table-cell office:value-type="float" office:value="0.537292897701263" calcext:value-type="float">
            <text:p>0.5372928977</text:p>
          </table:table-cell>
        </table:table-row>
        <table:table-row table:style-name="ro1">
          <table:table-cell office:value-type="float" office:value="1537104528.94873" calcext:value-type="float">
            <text:p>1537104528.94873</text:p>
          </table:table-cell>
          <table:table-cell office:value-type="float" office:value="231" calcext:value-type="float">
            <text:p>231</text:p>
          </table:table-cell>
          <table:table-cell office:value-type="float" office:value="0.403408616781235" calcext:value-type="float">
            <text:p>0.4034086168</text:p>
          </table:table-cell>
          <table:table-cell office:value-type="float" office:value="0.486206024885178" calcext:value-type="float">
            <text:p>0.4862060249</text:p>
          </table:table-cell>
          <table:table-cell office:value-type="float" office:value="0.537041544914246" calcext:value-type="float">
            <text:p>0.5370415449</text:p>
          </table:table-cell>
        </table:table-row>
        <table:table-row table:style-name="ro1">
          <table:table-cell office:value-type="float" office:value="1537104547.24747" calcext:value-type="float">
            <text:p>1537104547.24747</text:p>
          </table:table-cell>
          <table:table-cell office:value-type="float" office:value="232" calcext:value-type="float">
            <text:p>232</text:p>
          </table:table-cell>
          <table:table-cell office:value-type="float" office:value="0.403495669364929" calcext:value-type="float">
            <text:p>0.4034956694</text:p>
          </table:table-cell>
          <table:table-cell office:value-type="float" office:value="0.485325455665588" calcext:value-type="float">
            <text:p>0.4853254557</text:p>
          </table:table-cell>
          <table:table-cell office:value-type="float" office:value="0.536942601203918" calcext:value-type="float">
            <text:p>0.5369426012</text:p>
          </table:table-cell>
        </table:table-row>
        <table:table-row table:style-name="ro1">
          <table:table-cell office:value-type="float" office:value="1537104878.79526" calcext:value-type="float">
            <text:p>1537104878.79526</text:p>
          </table:table-cell>
          <table:table-cell office:value-type="float" office:value="233" calcext:value-type="float">
            <text:p>233</text:p>
          </table:table-cell>
          <table:table-cell office:value-type="float" office:value="0.403841465711594" calcext:value-type="float">
            <text:p>0.4038414657</text:p>
          </table:table-cell>
          <table:table-cell office:value-type="float" office:value="0.485027998685837" calcext:value-type="float">
            <text:p>0.4850279987</text:p>
          </table:table-cell>
          <table:table-cell office:value-type="float" office:value="0.544390141963959" calcext:value-type="float">
            <text:p>0.544390142</text:p>
          </table:table-cell>
        </table:table-row>
        <table:table-row table:style-name="ro1">
          <table:table-cell office:value-type="float" office:value="1537105151.10097" calcext:value-type="float">
            <text:p>1537105151.10097</text:p>
          </table:table-cell>
          <table:table-cell office:value-type="float" office:value="234" calcext:value-type="float">
            <text:p>234</text:p>
          </table:table-cell>
          <table:table-cell office:value-type="float" office:value="0.405629575252533" calcext:value-type="float">
            <text:p>0.4056295753</text:p>
          </table:table-cell>
          <table:table-cell office:value-type="float" office:value="0.484680950641632" calcext:value-type="float">
            <text:p>0.4846809506</text:p>
          </table:table-cell>
          <table:table-cell office:value-type="float" office:value="0.552349507808685" calcext:value-type="float">
            <text:p>0.5523495078</text:p>
          </table:table-cell>
        </table:table-row>
        <table:table-row table:style-name="ro1">
          <table:table-cell office:value-type="float" office:value="1537105421.42344" calcext:value-type="float">
            <text:p>1537105421.42344</text:p>
          </table:table-cell>
          <table:table-cell office:value-type="float" office:value="235" calcext:value-type="float">
            <text:p>235</text:p>
          </table:table-cell>
          <table:table-cell office:value-type="float" office:value="0.408721566200256" calcext:value-type="float">
            <text:p>0.4087215662</text:p>
          </table:table-cell>
          <table:table-cell office:value-type="float" office:value="0.462293684482574" calcext:value-type="float">
            <text:p>0.4622936845</text:p>
          </table:table-cell>
          <table:table-cell office:value-type="float" office:value="0.543792843818665" calcext:value-type="float">
            <text:p>0.5437928438</text:p>
          </table:table-cell>
        </table:table-row>
        <table:table-row table:style-name="ro1">
          <table:table-cell office:value-type="float" office:value="1537105475.72377" calcext:value-type="float">
            <text:p>1537105475.72377</text:p>
          </table:table-cell>
          <table:table-cell office:value-type="float" office:value="236" calcext:value-type="float">
            <text:p>236</text:p>
          </table:table-cell>
          <table:table-cell office:value-type="float" office:value="0.409550189971924" calcext:value-type="float">
            <text:p>0.40955019</text:p>
          </table:table-cell>
          <table:table-cell office:value-type="float" office:value="0.475646883249283" calcext:value-type="float">
            <text:p>0.4756468832</text:p>
          </table:table-cell>
          <table:table-cell office:value-type="float" office:value="0.545290350914001" calcext:value-type="float">
            <text:p>0.5452903509</text:p>
          </table:table-cell>
        </table:table-row>
        <table:table-row table:style-name="ro1">
          <table:table-cell office:value-type="float" office:value="1537105493.78339" calcext:value-type="float">
            <text:p>1537105493.78339</text:p>
          </table:table-cell>
          <table:table-cell office:value-type="float" office:value="237" calcext:value-type="float">
            <text:p>237</text:p>
          </table:table-cell>
          <table:table-cell office:value-type="float" office:value="0.409532278776169" calcext:value-type="float">
            <text:p>0.4095322788</text:p>
          </table:table-cell>
          <table:table-cell office:value-type="float" office:value="0.475279182195663" calcext:value-type="float">
            <text:p>0.4752791822</text:p>
          </table:table-cell>
          <table:table-cell office:value-type="float" office:value="0.544410169124603" calcext:value-type="float">
            <text:p>0.5444101691</text:p>
          </table:table-cell>
        </table:table-row>
        <table:table-row table:style-name="ro1">
          <table:table-cell office:value-type="float" office:value="1537105530.12225" calcext:value-type="float">
            <text:p>1537105530.12225</text:p>
          </table:table-cell>
          <table:table-cell office:value-type="float" office:value="238" calcext:value-type="float">
            <text:p>238</text:p>
          </table:table-cell>
          <table:table-cell office:value-type="float" office:value="0.409375220537186" calcext:value-type="float">
            <text:p>0.4093752205</text:p>
          </table:table-cell>
          <table:table-cell office:value-type="float" office:value="0.481604933738709" calcext:value-type="float">
            <text:p>0.4816049337</text:p>
          </table:table-cell>
          <table:table-cell office:value-type="float" office:value="0.540309548377991" calcext:value-type="float">
            <text:p>0.5403095484</text:p>
          </table:table-cell>
        </table:table-row>
        <table:table-row table:style-name="ro1">
          <table:table-cell office:value-type="float" office:value="1537105660.76064" calcext:value-type="float">
            <text:p>1537105660.76064</text:p>
          </table:table-cell>
          <table:table-cell office:value-type="float" office:value="239" calcext:value-type="float">
            <text:p>239</text:p>
          </table:table-cell>
          <table:table-cell office:value-type="float" office:value="0.389424741268158" calcext:value-type="float">
            <text:p>0.3894247413</text:p>
          </table:table-cell>
          <table:table-cell office:value-type="float" office:value="0.483209371566772" calcext:value-type="float">
            <text:p>0.4832093716</text:p>
          </table:table-cell>
          <table:table-cell office:value-type="float" office:value="0.541009783744812" calcext:value-type="float">
            <text:p>0.5410097837</text:p>
          </table:table-cell>
        </table:table-row>
        <table:table-row table:style-name="ro1">
          <table:table-cell office:value-type="float" office:value="1537106065.53336" calcext:value-type="float">
            <text:p>1537106065.53336</text:p>
          </table:table-cell>
          <table:table-cell office:value-type="float" office:value="240" calcext:value-type="float">
            <text:p>240</text:p>
          </table:table-cell>
          <table:table-cell office:value-type="float" office:value="0.458763301372528" calcext:value-type="float">
            <text:p>0.4587633014</text:p>
          </table:table-cell>
          <table:table-cell office:value-type="float" office:value="0.484143018722534" calcext:value-type="float">
            <text:p>0.4841430187</text:p>
          </table:table-cell>
          <table:table-cell office:value-type="float" office:value="0.544157266616821" calcext:value-type="float">
            <text:p>0.5441572666</text:p>
          </table:table-cell>
        </table:table-row>
        <table:table-row table:style-name="ro1">
          <table:table-cell office:value-type="float" office:value="1537106156.38444" calcext:value-type="float">
            <text:p>1537106156.38444</text:p>
          </table:table-cell>
          <table:table-cell office:value-type="float" office:value="241" calcext:value-type="float">
            <text:p>241</text:p>
          </table:table-cell>
          <table:table-cell office:value-type="float" office:value="0.460758864879608" calcext:value-type="float">
            <text:p>0.4607588649</text:p>
          </table:table-cell>
          <table:table-cell office:value-type="float" office:value="0.483295857906342" calcext:value-type="float">
            <text:p>0.4832958579</text:p>
          </table:table-cell>
          <table:table-cell office:value-type="float" office:value="0.544521570205689" calcext:value-type="float">
            <text:p>0.5445215702</text:p>
          </table:table-cell>
        </table:table-row>
        <table:table-row table:style-name="ro1">
          <table:table-cell office:value-type="float" office:value="1537106211.29165" calcext:value-type="float">
            <text:p>1537106211.29165</text:p>
          </table:table-cell>
          <table:table-cell office:value-type="float" office:value="242" calcext:value-type="float">
            <text:p>242</text:p>
          </table:table-cell>
          <table:table-cell office:value-type="float" office:value="0.460551053285599" calcext:value-type="float">
            <text:p>0.4605510533</text:p>
          </table:table-cell>
          <table:table-cell office:value-type="float" office:value="0.481179177761078" calcext:value-type="float">
            <text:p>0.4811791778</text:p>
          </table:table-cell>
          <table:table-cell office:value-type="float" office:value="0.546214282512665" calcext:value-type="float">
            <text:p>0.5462142825</text:p>
          </table:table-cell>
        </table:table-row>
        <table:table-row table:style-name="ro1">
          <table:table-cell office:value-type="float" office:value="1537106284.27314" calcext:value-type="float">
            <text:p>1537106284.27314</text:p>
          </table:table-cell>
          <table:table-cell office:value-type="float" office:value="243" calcext:value-type="float">
            <text:p>243</text:p>
          </table:table-cell>
          <table:table-cell office:value-type="float" office:value="0.45768329501152" calcext:value-type="float">
            <text:p>0.457683295</text:p>
          </table:table-cell>
          <table:table-cell office:value-type="float" office:value="0.476579874753952" calcext:value-type="float">
            <text:p>0.4765798748</text:p>
          </table:table-cell>
          <table:table-cell office:value-type="float" office:value="0.547235488891602" calcext:value-type="float">
            <text:p>0.5472354889</text:p>
          </table:table-cell>
        </table:table-row>
        <table:table-row table:style-name="ro1">
          <table:table-cell office:value-type="float" office:value="1537106320.74758" calcext:value-type="float">
            <text:p>1537106320.74758</text:p>
          </table:table-cell>
          <table:table-cell office:value-type="float" office:value="244" calcext:value-type="float">
            <text:p>244</text:p>
          </table:table-cell>
          <table:table-cell office:value-type="float" office:value="0.455649018287659" calcext:value-type="float">
            <text:p>0.4556490183</text:p>
          </table:table-cell>
          <table:table-cell office:value-type="float" office:value="0.475593358278275" calcext:value-type="float">
            <text:p>0.4755933583</text:p>
          </table:table-cell>
          <table:table-cell office:value-type="float" office:value="0.546384394168854" calcext:value-type="float">
            <text:p>0.5463843942</text:p>
          </table:table-cell>
        </table:table-row>
        <table:table-row table:style-name="ro1">
          <table:table-cell office:value-type="float" office:value="1537106393.75409" calcext:value-type="float">
            <text:p>1537106393.75409</text:p>
          </table:table-cell>
          <table:table-cell office:value-type="float" office:value="245" calcext:value-type="float">
            <text:p>245</text:p>
          </table:table-cell>
          <table:table-cell office:value-type="float" office:value="0.453521609306335" calcext:value-type="float">
            <text:p>0.4535216093</text:p>
          </table:table-cell>
          <table:table-cell office:value-type="float" office:value="0.473970115184784" calcext:value-type="float">
            <text:p>0.4739701152</text:p>
          </table:table-cell>
          <table:table-cell office:value-type="float" office:value="0.54466164112091" calcext:value-type="float">
            <text:p>0.5446616411</text:p>
          </table:table-cell>
        </table:table-row>
        <table:table-row table:style-name="ro1">
          <table:table-cell office:value-type="float" office:value="1537106468.21316" calcext:value-type="float">
            <text:p>1537106468.21316</text:p>
          </table:table-cell>
          <table:table-cell office:value-type="float" office:value="246" calcext:value-type="float">
            <text:p>246</text:p>
          </table:table-cell>
          <table:table-cell office:value-type="float" office:value="0.451000213623047" calcext:value-type="float">
            <text:p>0.4510002136</text:p>
          </table:table-cell>
          <table:table-cell office:value-type="float" office:value="0.474359601736069" calcext:value-type="float">
            <text:p>0.4743596017</text:p>
          </table:table-cell>
          <table:table-cell office:value-type="float" office:value="0.543718099594116" calcext:value-type="float">
            <text:p>0.5437180996</text:p>
          </table:table-cell>
        </table:table-row>
        <table:table-row table:style-name="ro1">
          <table:table-cell office:value-type="float" office:value="1537106542.6765" calcext:value-type="float">
            <text:p>1537106542.6765</text:p>
          </table:table-cell>
          <table:table-cell office:value-type="float" office:value="247" calcext:value-type="float">
            <text:p>247</text:p>
          </table:table-cell>
          <table:table-cell office:value-type="float" office:value="0.449820905923843" calcext:value-type="float">
            <text:p>0.4498209059</text:p>
          </table:table-cell>
          <table:table-cell office:value-type="float" office:value="0.475175887346268" calcext:value-type="float">
            <text:p>0.4751758873</text:p>
          </table:table-cell>
          <table:table-cell office:value-type="float" office:value="0.541723728179932" calcext:value-type="float">
            <text:p>0.5417237282</text:p>
          </table:table-cell>
        </table:table-row>
        <table:table-row table:style-name="ro1">
          <table:table-cell office:value-type="float" office:value="1537107004.3284" calcext:value-type="float">
            <text:p>1537107004.3284</text:p>
          </table:table-cell>
          <table:table-cell office:value-type="float" office:value="248" calcext:value-type="float">
            <text:p>248</text:p>
          </table:table-cell>
          <table:table-cell office:value-type="float" office:value="0.439919024705887" calcext:value-type="float">
            <text:p>0.4399190247</text:p>
          </table:table-cell>
          <table:table-cell office:value-type="float" office:value="0.474128216505051" calcext:value-type="float">
            <text:p>0.4741282165</text:p>
          </table:table-cell>
          <table:table-cell office:value-type="float" office:value="0.541584730148315" calcext:value-type="float">
            <text:p>0.5415847301</text:p>
          </table:table-cell>
        </table:table-row>
        <table:table-row table:style-name="ro1">
          <table:table-cell office:value-type="float" office:value="1537107022.48935" calcext:value-type="float">
            <text:p>1537107022.48935</text:p>
          </table:table-cell>
          <table:table-cell office:value-type="float" office:value="249" calcext:value-type="float">
            <text:p>249</text:p>
          </table:table-cell>
          <table:table-cell office:value-type="float" office:value="0.439333707094193" calcext:value-type="float">
            <text:p>0.4393337071</text:p>
          </table:table-cell>
          <table:table-cell office:value-type="float" office:value="0.473987281322479" calcext:value-type="float">
            <text:p>0.4739872813</text:p>
          </table:table-cell>
          <table:table-cell office:value-type="float" office:value="0.541894495487213" calcext:value-type="float">
            <text:p>0.5418944955</text:p>
          </table:table-cell>
        </table:table-row>
        <table:table-row table:style-name="ro1">
          <table:table-cell office:value-type="float" office:value="1537107225.38076" calcext:value-type="float">
            <text:p>1537107225.38076</text:p>
          </table:table-cell>
          <table:table-cell office:value-type="float" office:value="250" calcext:value-type="float">
            <text:p>250</text:p>
          </table:table-cell>
          <table:table-cell office:value-type="float" office:value="0.436009764671326" calcext:value-type="float">
            <text:p>0.4360097647</text:p>
          </table:table-cell>
          <table:table-cell office:value-type="float" office:value="0.472540438175201" calcext:value-type="float">
            <text:p>0.4725404382</text:p>
          </table:table-cell>
          <table:table-cell office:value-type="float" office:value="0.541153967380524" calcext:value-type="float">
            <text:p>0.5411539674</text:p>
          </table:table-cell>
        </table:table-row>
        <table:table-row table:style-name="ro1">
          <table:table-cell office:value-type="float" office:value="1537107373.51544" calcext:value-type="float">
            <text:p>1537107373.51544</text:p>
          </table:table-cell>
          <table:table-cell office:value-type="float" office:value="251" calcext:value-type="float">
            <text:p>251</text:p>
          </table:table-cell>
          <table:table-cell office:value-type="float" office:value="0.433628231287003" calcext:value-type="float">
            <text:p>0.4336282313</text:p>
          </table:table-cell>
          <table:table-cell office:value-type="float" office:value="0.473049819469452" calcext:value-type="float">
            <text:p>0.4730498195</text:p>
          </table:table-cell>
          <table:table-cell office:value-type="float" office:value="0.539067089557648" calcext:value-type="float">
            <text:p>0.5390670896</text:p>
          </table:table-cell>
        </table:table-row>
        <table:table-row table:style-name="ro1">
          <table:table-cell office:value-type="float" office:value="1537107391.78603" calcext:value-type="float">
            <text:p>1537107391.78603</text:p>
          </table:table-cell>
          <table:table-cell office:value-type="float" office:value="252" calcext:value-type="float">
            <text:p>252</text:p>
          </table:table-cell>
          <table:table-cell office:value-type="float" office:value="0.43353608250618" calcext:value-type="float">
            <text:p>0.4335360825</text:p>
          </table:table-cell>
          <table:table-cell office:value-type="float" office:value="0.472038507461548" calcext:value-type="float">
            <text:p>0.4720385075</text:p>
          </table:table-cell>
          <table:table-cell office:value-type="float" office:value="0.535779893398285" calcext:value-type="float">
            <text:p>0.5357798934</text:p>
          </table:table-cell>
        </table:table-row>
        <table:table-row table:style-name="ro1">
          <table:table-cell office:value-type="float" office:value="1537107447.28716" calcext:value-type="float">
            <text:p>1537107447.28716</text:p>
          </table:table-cell>
          <table:table-cell office:value-type="float" office:value="253" calcext:value-type="float">
            <text:p>253</text:p>
          </table:table-cell>
          <table:table-cell office:value-type="float" office:value="0.433166772127152" calcext:value-type="float">
            <text:p>0.4331667721</text:p>
          </table:table-cell>
          <table:table-cell office:value-type="float" office:value="0.472817480564117" calcext:value-type="float">
            <text:p>0.4728174806</text:p>
          </table:table-cell>
          <table:table-cell office:value-type="float" office:value="0.534627616405487" calcext:value-type="float">
            <text:p>0.5346276164</text:p>
          </table:table-cell>
        </table:table-row>
        <table:table-row table:style-name="ro1">
          <table:table-cell office:value-type="float" office:value="1537107483.9828" calcext:value-type="float">
            <text:p>1537107483.9828</text:p>
          </table:table-cell>
          <table:table-cell office:value-type="float" office:value="254" calcext:value-type="float">
            <text:p>254</text:p>
          </table:table-cell>
          <table:table-cell office:value-type="float" office:value="0.432783484458923" calcext:value-type="float">
            <text:p>0.4327834845</text:p>
          </table:table-cell>
          <table:table-cell office:value-type="float" office:value="0.473537623882294" calcext:value-type="float">
            <text:p>0.4735376239</text:p>
          </table:table-cell>
          <table:table-cell office:value-type="float" office:value="0.534274160861969" calcext:value-type="float">
            <text:p>0.5342741609</text:p>
          </table:table-cell>
        </table:table-row>
        <table:table-row table:style-name="ro1">
          <table:table-cell office:value-type="float" office:value="1537107667.87142" calcext:value-type="float">
            <text:p>1537107667.87142</text:p>
          </table:table-cell>
          <table:table-cell office:value-type="float" office:value="255" calcext:value-type="float">
            <text:p>255</text:p>
          </table:table-cell>
          <table:table-cell office:value-type="float" office:value="0.430520832538605" calcext:value-type="float">
            <text:p>0.4305208325</text:p>
          </table:table-cell>
          <table:table-cell office:value-type="float" office:value="0.47355380654335" calcext:value-type="float">
            <text:p>0.4735538065</text:p>
          </table:table-cell>
          <table:table-cell office:value-type="float" office:value="0.533863723278046" calcext:value-type="float">
            <text:p>0.5338637233</text:p>
          </table:table-cell>
        </table:table-row>
        <table:table-row table:style-name="ro1">
          <table:table-cell office:value-type="float" office:value="1537107909.54744" calcext:value-type="float">
            <text:p>1537107909.54744</text:p>
          </table:table-cell>
          <table:table-cell office:value-type="float" office:value="256" calcext:value-type="float">
            <text:p>256</text:p>
          </table:table-cell>
          <table:table-cell office:value-type="float" office:value="0.402473837137222" calcext:value-type="float">
            <text:p>0.4024738371</text:p>
          </table:table-cell>
          <table:table-cell office:value-type="float" office:value="0.474578320980072" calcext:value-type="float">
            <text:p>0.474578321</text:p>
          </table:table-cell>
          <table:table-cell office:value-type="float" office:value="0.533704042434692" calcext:value-type="float">
            <text:p>0.5337040424</text:p>
          </table:table-cell>
        </table:table-row>
        <table:table-row table:style-name="ro1">
          <table:table-cell office:value-type="float" office:value="1537108186.81274" calcext:value-type="float">
            <text:p>1537108186.81274</text:p>
          </table:table-cell>
          <table:table-cell office:value-type="float" office:value="257" calcext:value-type="float">
            <text:p>257</text:p>
          </table:table-cell>
          <table:table-cell office:value-type="float" office:value="0.402115076780319" calcext:value-type="float">
            <text:p>0.4021150768</text:p>
          </table:table-cell>
          <table:table-cell office:value-type="float" office:value="0.475184381008148" calcext:value-type="float">
            <text:p>0.475184381</text:p>
          </table:table-cell>
          <table:table-cell office:value-type="float" office:value="0.533087730407715" calcext:value-type="float">
            <text:p>0.5330877304</text:p>
          </table:table-cell>
        </table:table-row>
        <table:table-row table:style-name="ro1">
          <table:table-cell office:value-type="float" office:value="1537108205.48905" calcext:value-type="float">
            <text:p>1537108205.48905</text:p>
          </table:table-cell>
          <table:table-cell office:value-type="float" office:value="258" calcext:value-type="float">
            <text:p>258</text:p>
          </table:table-cell>
          <table:table-cell office:value-type="float" office:value="0.401262134313583" calcext:value-type="float">
            <text:p>0.4012621343</text:p>
          </table:table-cell>
          <table:table-cell office:value-type="float" office:value="0.475969731807709" calcext:value-type="float">
            <text:p>0.4759697318</text:p>
          </table:table-cell>
          <table:table-cell office:value-type="float" office:value="0.53256618976593" calcext:value-type="float">
            <text:p>0.5325661898</text:p>
          </table:table-cell>
        </table:table-row>
        <table:table-row table:style-name="ro1">
          <table:table-cell office:value-type="float" office:value="1537108261.14164" calcext:value-type="float">
            <text:p>1537108261.14164</text:p>
          </table:table-cell>
          <table:table-cell office:value-type="float" office:value="259" calcext:value-type="float">
            <text:p>259</text:p>
          </table:table-cell>
          <table:table-cell office:value-type="float" office:value="0.400414615869522" calcext:value-type="float">
            <text:p>0.4004146159</text:p>
          </table:table-cell>
          <table:table-cell office:value-type="float" office:value="0.475403934717178" calcext:value-type="float">
            <text:p>0.4754039347</text:p>
          </table:table-cell>
          <table:table-cell office:value-type="float" office:value="0.532568395137787" calcext:value-type="float">
            <text:p>0.5325683951</text:p>
          </table:table-cell>
        </table:table-row>
        <table:table-row table:style-name="ro1">
          <table:table-cell office:value-type="float" office:value="1537108708.03122" calcext:value-type="float">
            <text:p>1537108708.03122</text:p>
          </table:table-cell>
          <table:table-cell office:value-type="float" office:value="260" calcext:value-type="float">
            <text:p>260</text:p>
          </table:table-cell>
          <table:table-cell office:value-type="float" office:value="0.40088677406311" calcext:value-type="float">
            <text:p>0.4008867741</text:p>
          </table:table-cell>
          <table:table-cell office:value-type="float" office:value="0.476145803928375" calcext:value-type="float">
            <text:p>0.4761458039</text:p>
          </table:table-cell>
          <table:table-cell office:value-type="float" office:value="0.531938910484314" calcext:value-type="float">
            <text:p>0.5319389105</text:p>
          </table:table-cell>
        </table:table-row>
        <table:table-row table:style-name="ro1">
          <table:table-cell office:value-type="float" office:value="1537108726.39635" calcext:value-type="float">
            <text:p>1537108726.39635</text:p>
          </table:table-cell>
          <table:table-cell office:value-type="float" office:value="261" calcext:value-type="float">
            <text:p>261</text:p>
          </table:table-cell>
          <table:table-cell office:value-type="float" office:value="0.401401221752167" calcext:value-type="float">
            <text:p>0.4014012218</text:p>
          </table:table-cell>
          <table:table-cell office:value-type="float" office:value="0.45742079615593" calcext:value-type="float">
            <text:p>0.4574207962</text:p>
          </table:table-cell>
          <table:table-cell office:value-type="float" office:value="0.531375288963318" calcext:value-type="float">
            <text:p>0.531375289</text:p>
          </table:table-cell>
        </table:table-row>
        <table:table-row table:style-name="ro1">
          <table:table-cell office:value-type="float" office:value="1537108763.43134" calcext:value-type="float">
            <text:p>1537108763.43134</text:p>
          </table:table-cell>
          <table:table-cell office:value-type="float" office:value="262" calcext:value-type="float">
            <text:p>262</text:p>
          </table:table-cell>
          <table:table-cell office:value-type="float" office:value="0.401608824729919" calcext:value-type="float">
            <text:p>0.4016088247</text:p>
          </table:table-cell>
          <table:table-cell office:value-type="float" office:value="0.449612140655518" calcext:value-type="float">
            <text:p>0.4496121407</text:p>
          </table:table-cell>
          <table:table-cell office:value-type="float" office:value="0.53125411272049" calcext:value-type="float">
            <text:p>0.5312541127</text:p>
          </table:table-cell>
        </table:table-row>
        <table:table-row table:style-name="ro1">
          <table:table-cell office:value-type="float" office:value="1537108892.86579" calcext:value-type="float">
            <text:p>1537108892.86579</text:p>
          </table:table-cell>
          <table:table-cell office:value-type="float" office:value="263" calcext:value-type="float">
            <text:p>263</text:p>
          </table:table-cell>
          <table:table-cell office:value-type="float" office:value="0.401074945926666" calcext:value-type="float">
            <text:p>0.4010749459</text:p>
          </table:table-cell>
          <table:table-cell office:value-type="float" office:value="0.460630863904953" calcext:value-type="float">
            <text:p>0.4606308639</text:p>
          </table:table-cell>
          <table:table-cell office:value-type="float" office:value="0.530982553958893" calcext:value-type="float">
            <text:p>0.530982554</text:p>
          </table:table-cell>
        </table:table-row>
        <table:table-row table:style-name="ro1">
          <table:table-cell office:value-type="float" office:value="1537109021.09288" calcext:value-type="float">
            <text:p>1537109021.09288</text:p>
          </table:table-cell>
          <table:table-cell office:value-type="float" office:value="264" calcext:value-type="float">
            <text:p>264</text:p>
          </table:table-cell>
          <table:table-cell office:value-type="float" office:value="0.401129335165024" calcext:value-type="float">
            <text:p>0.4011293352</text:p>
          </table:table-cell>
          <table:table-cell office:value-type="float" office:value="0.466997027397156" calcext:value-type="float">
            <text:p>0.4669970274</text:p>
          </table:table-cell>
          <table:table-cell office:value-type="float" office:value="0.53009295463562" calcext:value-type="float">
            <text:p>0.5300929546</text:p>
          </table:table-cell>
        </table:table-row>
        <table:table-row table:style-name="ro1">
          <table:table-cell office:value-type="float" office:value="1537109039.71185" calcext:value-type="float">
            <text:p>1537109039.71185</text:p>
          </table:table-cell>
          <table:table-cell office:value-type="float" office:value="265" calcext:value-type="float">
            <text:p>265</text:p>
          </table:table-cell>
          <table:table-cell office:value-type="float" office:value="0.401164621114731" calcext:value-type="float">
            <text:p>0.4011646211</text:p>
          </table:table-cell>
          <table:table-cell office:value-type="float" office:value="0.467266917228699" calcext:value-type="float">
            <text:p>0.4672669172</text:p>
          </table:table-cell>
          <table:table-cell office:value-type="float" office:value="0.530160248279572" calcext:value-type="float">
            <text:p>0.5301602483</text:p>
          </table:table-cell>
        </table:table-row>
        <table:table-row table:style-name="ro1">
          <table:table-cell office:value-type="float" office:value="1537109204.4667" calcext:value-type="float">
            <text:p>1537109204.4667</text:p>
          </table:table-cell>
          <table:table-cell office:value-type="float" office:value="266" calcext:value-type="float">
            <text:p>266</text:p>
          </table:table-cell>
          <table:table-cell office:value-type="float" office:value="0.401675313711166" calcext:value-type="float">
            <text:p>0.4016753137</text:p>
          </table:table-cell>
          <table:table-cell office:value-type="float" office:value="0.467676907777786" calcext:value-type="float">
            <text:p>0.4676769078</text:p>
          </table:table-cell>
          <table:table-cell office:value-type="float" office:value="0.531049191951752" calcext:value-type="float">
            <text:p>0.531049192</text:p>
          </table:table-cell>
        </table:table-row>
        <table:table-row table:style-name="ro1">
          <table:table-cell office:value-type="float" office:value="1537109278.29308" calcext:value-type="float">
            <text:p>1537109278.29308</text:p>
          </table:table-cell>
          <table:table-cell office:value-type="float" office:value="267" calcext:value-type="float">
            <text:p>267</text:p>
          </table:table-cell>
          <table:table-cell office:value-type="float" office:value="0.401507079601288" calcext:value-type="float">
            <text:p>0.4015070796</text:p>
          </table:table-cell>
          <table:table-cell office:value-type="float" office:value="0.463201314210892" calcext:value-type="float">
            <text:p>0.4632013142</text:p>
          </table:table-cell>
          <table:table-cell office:value-type="float" office:value="0.530489921569824" calcext:value-type="float">
            <text:p>0.5304899216</text:p>
          </table:table-cell>
        </table:table-row>
        <table:table-row table:style-name="ro1">
          <table:table-cell office:value-type="float" office:value="1537109315.02889" calcext:value-type="float">
            <text:p>1537109315.02889</text:p>
          </table:table-cell>
          <table:table-cell office:value-type="float" office:value="268" calcext:value-type="float">
            <text:p>268</text:p>
          </table:table-cell>
          <table:table-cell office:value-type="float" office:value="0.402294009923935" calcext:value-type="float">
            <text:p>0.4022940099</text:p>
          </table:table-cell>
          <table:table-cell office:value-type="float" office:value="0.469864875078201" calcext:value-type="float">
            <text:p>0.4698648751</text:p>
          </table:table-cell>
          <table:table-cell office:value-type="float" office:value="0.529989004135132" calcext:value-type="float">
            <text:p>0.5299890041</text:p>
          </table:table-cell>
        </table:table-row>
        <table:table-row table:style-name="ro1">
          <table:table-cell office:value-type="float" office:value="1537109388.55676" calcext:value-type="float">
            <text:p>1537109388.55676</text:p>
          </table:table-cell>
          <table:table-cell office:value-type="float" office:value="269" calcext:value-type="float">
            <text:p>269</text:p>
          </table:table-cell>
          <table:table-cell office:value-type="float" office:value="0.40299642086029" calcext:value-type="float">
            <text:p>0.4029964209</text:p>
          </table:table-cell>
          <table:table-cell office:value-type="float" office:value="0.46999117732048" calcext:value-type="float">
            <text:p>0.4699911773</text:p>
          </table:table-cell>
          <table:table-cell office:value-type="float" office:value="0.529397010803223" calcext:value-type="float">
            <text:p>0.5293970108</text:p>
          </table:table-cell>
        </table:table-row>
        <table:table-row table:style-name="ro1">
          <table:table-cell office:value-type="float" office:value="1537109554.47394" calcext:value-type="float">
            <text:p>1537109554.47394</text:p>
          </table:table-cell>
          <table:table-cell office:value-type="float" office:value="270" calcext:value-type="float">
            <text:p>270</text:p>
          </table:table-cell>
          <table:table-cell office:value-type="float" office:value="0.402443945407867" calcext:value-type="float">
            <text:p>0.4024439454</text:p>
          </table:table-cell>
          <table:table-cell office:value-type="float" office:value="0.469479620456696" calcext:value-type="float">
            <text:p>0.4694796205</text:p>
          </table:table-cell>
          <table:table-cell office:value-type="float" office:value="0.529122352600098" calcext:value-type="float">
            <text:p>0.5291223526</text:p>
          </table:table-cell>
        </table:table-row>
        <table:table-row table:style-name="ro1">
          <table:table-cell office:value-type="float" office:value="1537109683.19207" calcext:value-type="float">
            <text:p>1537109683.19207</text:p>
          </table:table-cell>
          <table:table-cell office:value-type="float" office:value="271" calcext:value-type="float">
            <text:p>271</text:p>
          </table:table-cell>
          <table:table-cell office:value-type="float" office:value="0.402056157588959" calcext:value-type="float">
            <text:p>0.4020561576</text:p>
          </table:table-cell>
          <table:table-cell office:value-type="float" office:value="0.468139886856079" calcext:value-type="float">
            <text:p>0.4681398869</text:p>
          </table:table-cell>
          <table:table-cell office:value-type="float" office:value="0.528083145618439" calcext:value-type="float">
            <text:p>0.5280831456</text:p>
          </table:table-cell>
        </table:table-row>
        <table:table-row table:style-name="ro1">
          <table:table-cell office:value-type="float" office:value="1537109701.43279" calcext:value-type="float">
            <text:p>1537109701.43279</text:p>
          </table:table-cell>
          <table:table-cell office:value-type="float" office:value="272" calcext:value-type="float">
            <text:p>272</text:p>
          </table:table-cell>
          <table:table-cell office:value-type="float" office:value="0.402006328105927" calcext:value-type="float">
            <text:p>0.4020063281</text:p>
          </table:table-cell>
          <table:table-cell office:value-type="float" office:value="0.468288362026215" calcext:value-type="float">
            <text:p>0.468288362</text:p>
          </table:table-cell>
          <table:table-cell office:value-type="float" office:value="0.527440667152405" calcext:value-type="float">
            <text:p>0.5274406672</text:p>
          </table:table-cell>
        </table:table-row>
        <table:table-row table:style-name="ro1">
          <table:table-cell office:value-type="float" office:value="1537109793.09101" calcext:value-type="float">
            <text:p>1537109793.09101</text:p>
          </table:table-cell>
          <table:table-cell office:value-type="float" office:value="273" calcext:value-type="float">
            <text:p>273</text:p>
          </table:table-cell>
          <table:table-cell office:value-type="float" office:value="0.40176260471344" calcext:value-type="float">
            <text:p>0.4017626047</text:p>
          </table:table-cell>
          <table:table-cell office:value-type="float" office:value="0.468604892492294" calcext:value-type="float">
            <text:p>0.4686048925</text:p>
          </table:table-cell>
          <table:table-cell office:value-type="float" office:value="0.526999413967133" calcext:value-type="float">
            <text:p>0.526999414</text:p>
          </table:table-cell>
        </table:table-row>
        <table:table-row table:style-name="ro1">
          <table:table-cell office:value-type="float" office:value="1537109940.89684" calcext:value-type="float">
            <text:p>1537109940.89684</text:p>
          </table:table-cell>
          <table:table-cell office:value-type="float" office:value="274" calcext:value-type="float">
            <text:p>274</text:p>
          </table:table-cell>
          <table:table-cell office:value-type="float" office:value="0.402246683835983" calcext:value-type="float">
            <text:p>0.4022466838</text:p>
          </table:table-cell>
          <table:table-cell office:value-type="float" office:value="0.468979328870773" calcext:value-type="float">
            <text:p>0.4689793289</text:p>
          </table:table-cell>
          <table:table-cell office:value-type="float" office:value="0.527791261672974" calcext:value-type="float">
            <text:p>0.5277912617</text:p>
          </table:table-cell>
        </table:table-row>
        <table:table-row table:style-name="ro1">
          <table:table-cell office:value-type="float" office:value="1537110221.12234" calcext:value-type="float">
            <text:p>1537110221.12234</text:p>
          </table:table-cell>
          <table:table-cell office:value-type="float" office:value="275" calcext:value-type="float">
            <text:p>275</text:p>
          </table:table-cell>
          <table:table-cell office:value-type="float" office:value="0.406242161989212" calcext:value-type="float">
            <text:p>0.406242162</text:p>
          </table:table-cell>
          <table:table-cell office:value-type="float" office:value="0.469482600688934" calcext:value-type="float">
            <text:p>0.4694826007</text:p>
          </table:table-cell>
          <table:table-cell office:value-type="float" office:value="0.527306854724884" calcext:value-type="float">
            <text:p>0.5273068547</text:p>
          </table:table-cell>
        </table:table-row>
        <table:table-row table:style-name="ro1">
          <table:table-cell office:value-type="float" office:value="1537110239.84463" calcext:value-type="float">
            <text:p>1537110239.84463</text:p>
          </table:table-cell>
          <table:table-cell office:value-type="float" office:value="276" calcext:value-type="float">
            <text:p>276</text:p>
          </table:table-cell>
          <table:table-cell office:value-type="float" office:value="0.402456730604172" calcext:value-type="float">
            <text:p>0.4024567306</text:p>
          </table:table-cell>
          <table:table-cell office:value-type="float" office:value="0.468234479427338" calcext:value-type="float">
            <text:p>0.4682344794</text:p>
          </table:table-cell>
          <table:table-cell office:value-type="float" office:value="0.527277588844299" calcext:value-type="float">
            <text:p>0.5272775888</text:p>
          </table:table-cell>
        </table:table-row>
        <table:table-row table:style-name="ro1">
          <table:table-cell office:value-type="float" office:value="1537110313.60058" calcext:value-type="float">
            <text:p>1537110313.60058</text:p>
          </table:table-cell>
          <table:table-cell office:value-type="float" office:value="277" calcext:value-type="float">
            <text:p>277</text:p>
          </table:table-cell>
          <table:table-cell office:value-type="float" office:value="0.401506453752518" calcext:value-type="float">
            <text:p>0.4015064538</text:p>
          </table:table-cell>
          <table:table-cell office:value-type="float" office:value="0.46886619925499" calcext:value-type="float">
            <text:p>0.4688661993</text:p>
          </table:table-cell>
          <table:table-cell office:value-type="float" office:value="0.526405394077301" calcext:value-type="float">
            <text:p>0.5264053941</text:p>
          </table:table-cell>
        </table:table-row>
        <table:table-row table:style-name="ro1">
          <table:table-cell office:value-type="float" office:value="1537110406.13129" calcext:value-type="float">
            <text:p>1537110406.13129</text:p>
          </table:table-cell>
          <table:table-cell office:value-type="float" office:value="278" calcext:value-type="float">
            <text:p>278</text:p>
          </table:table-cell>
          <table:table-cell office:value-type="float" office:value="0.401226162910461" calcext:value-type="float">
            <text:p>0.4012261629</text:p>
          </table:table-cell>
          <table:table-cell office:value-type="float" office:value="0.468913704156876" calcext:value-type="float">
            <text:p>0.4689137042</text:p>
          </table:table-cell>
          <table:table-cell office:value-type="float" office:value="0.526484370231628" calcext:value-type="float">
            <text:p>0.5264843702</text:p>
          </table:table-cell>
        </table:table-row>
        <table:table-row table:style-name="ro1">
          <table:table-cell office:value-type="float" office:value="1537110461.99279" calcext:value-type="float">
            <text:p>1537110461.99279</text:p>
          </table:table-cell>
          <table:table-cell office:value-type="float" office:value="279" calcext:value-type="float">
            <text:p>279</text:p>
          </table:table-cell>
          <table:table-cell office:value-type="float" office:value="0.396172046661377" calcext:value-type="float">
            <text:p>0.3961720467</text:p>
          </table:table-cell>
          <table:table-cell office:value-type="float" office:value="0.467005103826523" calcext:value-type="float">
            <text:p>0.4670051038</text:p>
          </table:table-cell>
          <table:table-cell office:value-type="float" office:value="0.526467680931091" calcext:value-type="float">
            <text:p>0.5264676809</text:p>
          </table:table-cell>
        </table:table-row>
        <table:table-row table:style-name="ro1">
          <table:table-cell office:value-type="float" office:value="1537110499.39151" calcext:value-type="float">
            <text:p>1537110499.39151</text:p>
          </table:table-cell>
          <table:table-cell office:value-type="float" office:value="280" calcext:value-type="float">
            <text:p>280</text:p>
          </table:table-cell>
          <table:table-cell office:value-type="float" office:value="0.396233528852463" calcext:value-type="float">
            <text:p>0.3962335289</text:p>
          </table:table-cell>
          <table:table-cell office:value-type="float" office:value="0.467527002096176" calcext:value-type="float">
            <text:p>0.4675270021</text:p>
          </table:table-cell>
          <table:table-cell office:value-type="float" office:value="0.526281595230103" calcext:value-type="float">
            <text:p>0.5262815952</text:p>
          </table:table-cell>
        </table:table-row>
        <table:table-row table:style-name="ro1">
          <table:table-cell office:value-type="float" office:value="1537110555.23372" calcext:value-type="float">
            <text:p>1537110555.23372</text:p>
          </table:table-cell>
          <table:table-cell office:value-type="float" office:value="281" calcext:value-type="float">
            <text:p>281</text:p>
          </table:table-cell>
          <table:table-cell office:value-type="float" office:value="0.394502401351929" calcext:value-type="float">
            <text:p>0.3945024014</text:p>
          </table:table-cell>
          <table:table-cell office:value-type="float" office:value="0.46823912858963" calcext:value-type="float">
            <text:p>0.4682391286</text:p>
          </table:table-cell>
          <table:table-cell office:value-type="float" office:value="0.526432156562805" calcext:value-type="float">
            <text:p>0.5264321566</text:p>
          </table:table-cell>
        </table:table-row>
        <table:table-row table:style-name="ro1">
          <table:table-cell office:value-type="float" office:value="1537110610.99815" calcext:value-type="float">
            <text:p>1537110610.99815</text:p>
          </table:table-cell>
          <table:table-cell office:value-type="float" office:value="282" calcext:value-type="float">
            <text:p>282</text:p>
          </table:table-cell>
          <table:table-cell office:value-type="float" office:value="0.397306948900223" calcext:value-type="float">
            <text:p>0.3973069489</text:p>
          </table:table-cell>
          <table:table-cell office:value-type="float" office:value="0.468262672424316" calcext:value-type="float">
            <text:p>0.4682626724</text:p>
          </table:table-cell>
          <table:table-cell office:value-type="float" office:value="0.525954902172089" calcext:value-type="float">
            <text:p>0.5259549022</text:p>
          </table:table-cell>
        </table:table-row>
        <table:table-row table:style-name="ro1">
          <table:table-cell office:value-type="float" office:value="1537110685.56863" calcext:value-type="float">
            <text:p>1537110685.56863</text:p>
          </table:table-cell>
          <table:table-cell office:value-type="float" office:value="283" calcext:value-type="float">
            <text:p>283</text:p>
          </table:table-cell>
          <table:table-cell office:value-type="float" office:value="0.398997038602829" calcext:value-type="float">
            <text:p>0.3989970386</text:p>
          </table:table-cell>
          <table:table-cell office:value-type="float" office:value="0.453464686870575" calcext:value-type="float">
            <text:p>0.4534646869</text:p>
          </table:table-cell>
          <table:table-cell office:value-type="float" office:value="0.525883257389069" calcext:value-type="float">
            <text:p>0.5258832574</text:p>
          </table:table-cell>
        </table:table-row>
        <table:table-row table:style-name="ro1">
          <table:table-cell office:value-type="float" office:value="1537110835.61657" calcext:value-type="float">
            <text:p>1537110835.61657</text:p>
          </table:table-cell>
          <table:table-cell office:value-type="float" office:value="284" calcext:value-type="float">
            <text:p>284</text:p>
          </table:table-cell>
          <table:table-cell office:value-type="float" office:value="0.399669349193573" calcext:value-type="float">
            <text:p>0.3996693492</text:p>
          </table:table-cell>
          <table:table-cell office:value-type="float" office:value="0.457824379205704" calcext:value-type="float">
            <text:p>0.4578243792</text:p>
          </table:table-cell>
          <table:table-cell office:value-type="float" office:value="0.525690376758575" calcext:value-type="float">
            <text:p>0.5256903768</text:p>
          </table:table-cell>
        </table:table-row>
        <table:table-row table:style-name="ro1">
          <table:table-cell office:value-type="float" office:value="1537110985.31331" calcext:value-type="float">
            <text:p>1537110985.31331</text:p>
          </table:table-cell>
          <table:table-cell office:value-type="float" office:value="285" calcext:value-type="float">
            <text:p>285</text:p>
          </table:table-cell>
          <table:table-cell office:value-type="float" office:value="0.400137573480606" calcext:value-type="float">
            <text:p>0.4001375735</text:p>
          </table:table-cell>
          <table:table-cell office:value-type="float" office:value="0.460944354534149" calcext:value-type="float">
            <text:p>0.4609443545</text:p>
          </table:table-cell>
          <table:table-cell office:value-type="float" office:value="0.52569305896759" calcext:value-type="float">
            <text:p>0.525693059</text:p>
          </table:table-cell>
        </table:table-row>
        <table:table-row table:style-name="ro1">
          <table:table-cell office:value-type="float" office:value="1537111060.23108" calcext:value-type="float">
            <text:p>1537111060.23108</text:p>
          </table:table-cell>
          <table:table-cell office:value-type="float" office:value="286" calcext:value-type="float">
            <text:p>286</text:p>
          </table:table-cell>
          <table:table-cell office:value-type="float" office:value="0.399339735507965" calcext:value-type="float">
            <text:p>0.3993397355</text:p>
          </table:table-cell>
          <table:table-cell office:value-type="float" office:value="0.459449172019959" calcext:value-type="float">
            <text:p>0.459449172</text:p>
          </table:table-cell>
          <table:table-cell office:value-type="float" office:value="0.525721549987793" calcext:value-type="float">
            <text:p>0.52572155</text:p>
          </table:table-cell>
        </table:table-row>
        <table:table-row table:style-name="ro1">
          <table:table-cell office:value-type="float" office:value="1537111116.25544" calcext:value-type="float">
            <text:p>1537111116.25544</text:p>
          </table:table-cell>
          <table:table-cell office:value-type="float" office:value="287" calcext:value-type="float">
            <text:p>287</text:p>
          </table:table-cell>
          <table:table-cell office:value-type="float" office:value="0.397247344255447" calcext:value-type="float">
            <text:p>0.3972473443</text:p>
          </table:table-cell>
          <table:table-cell office:value-type="float" office:value="0.460829108953476" calcext:value-type="float">
            <text:p>0.460829109</text:p>
          </table:table-cell>
          <table:table-cell office:value-type="float" office:value="0.52521276473999" calcext:value-type="float">
            <text:p>0.5252127647</text:p>
          </table:table-cell>
        </table:table-row>
        <table:table-row table:style-name="ro1">
          <table:table-cell office:value-type="float" office:value="1537111247.00668" calcext:value-type="float">
            <text:p>1537111247.00668</text:p>
          </table:table-cell>
          <table:table-cell office:value-type="float" office:value="288" calcext:value-type="float">
            <text:p>288</text:p>
          </table:table-cell>
          <table:table-cell office:value-type="float" office:value="0.395936578512192" calcext:value-type="float">
            <text:p>0.3959365785</text:p>
          </table:table-cell>
          <table:table-cell office:value-type="float" office:value="0.459453999996185" calcext:value-type="float">
            <text:p>0.459454</text:p>
          </table:table-cell>
          <table:table-cell office:value-type="float" office:value="0.524767756462097" calcext:value-type="float">
            <text:p>0.5247677565</text:p>
          </table:table-cell>
        </table:table-row>
        <table:table-row table:style-name="ro1">
          <table:table-cell office:value-type="float" office:value="1537111414.51278" calcext:value-type="float">
            <text:p>1537111414.51278</text:p>
          </table:table-cell>
          <table:table-cell office:value-type="float" office:value="289" calcext:value-type="float">
            <text:p>289</text:p>
          </table:table-cell>
          <table:table-cell office:value-type="float" office:value="0.396142512559891" calcext:value-type="float">
            <text:p>0.3961425126</text:p>
          </table:table-cell>
          <table:table-cell office:value-type="float" office:value="0.460899919271469" calcext:value-type="float">
            <text:p>0.4608999193</text:p>
          </table:table-cell>
          <table:table-cell office:value-type="float" office:value="0.524978518486023" calcext:value-type="float">
            <text:p>0.5249785185</text:p>
          </table:table-cell>
        </table:table-row>
        <table:table-row table:style-name="ro1">
          <table:table-cell office:value-type="float" office:value="1537111489.5153" calcext:value-type="float">
            <text:p>1537111489.5153</text:p>
          </table:table-cell>
          <table:table-cell office:value-type="float" office:value="290" calcext:value-type="float">
            <text:p>290</text:p>
          </table:table-cell>
          <table:table-cell office:value-type="float" office:value="0.39602342247963" calcext:value-type="float">
            <text:p>0.3960234225</text:p>
          </table:table-cell>
          <table:table-cell office:value-type="float" office:value="0.45916673541069" calcext:value-type="float">
            <text:p>0.4591667354</text:p>
          </table:table-cell>
          <table:table-cell office:value-type="float" office:value="0.5250523686409" calcext:value-type="float">
            <text:p>0.5250523686</text:p>
          </table:table-cell>
        </table:table-row>
        <table:table-row table:style-name="ro1">
          <table:table-cell office:value-type="float" office:value="1537111508.208" calcext:value-type="float">
            <text:p>1537111508.208</text:p>
          </table:table-cell>
          <table:table-cell office:value-type="float" office:value="291" calcext:value-type="float">
            <text:p>291</text:p>
          </table:table-cell>
          <table:table-cell office:value-type="float" office:value="0.395840287208557" calcext:value-type="float">
            <text:p>0.3958402872</text:p>
          </table:table-cell>
          <table:table-cell office:value-type="float" office:value="0.458536148071289" calcext:value-type="float">
            <text:p>0.4585361481</text:p>
          </table:table-cell>
          <table:table-cell office:value-type="float" office:value="0.524524331092835" calcext:value-type="float">
            <text:p>0.5245243311</text:p>
          </table:table-cell>
        </table:table-row>
        <table:table-row table:style-name="ro1">
          <table:table-cell office:value-type="float" office:value="1537111527.20001" calcext:value-type="float">
            <text:p>1537111527.20001</text:p>
          </table:table-cell>
          <table:table-cell office:value-type="float" office:value="292" calcext:value-type="float">
            <text:p>292</text:p>
          </table:table-cell>
          <table:table-cell office:value-type="float" office:value="0.395722717046738" calcext:value-type="float">
            <text:p>0.395722717</text:p>
          </table:table-cell>
          <table:table-cell office:value-type="float" office:value="0.459081768989563" calcext:value-type="float">
            <text:p>0.459081769</text:p>
          </table:table-cell>
          <table:table-cell office:value-type="float" office:value="0.524325132369995" calcext:value-type="float">
            <text:p>0.5243251324</text:p>
          </table:table-cell>
        </table:table-row>
        <table:table-row table:style-name="ro1">
          <table:table-cell office:value-type="float" office:value="1537111564.69561" calcext:value-type="float">
            <text:p>1537111564.69561</text:p>
          </table:table-cell>
          <table:table-cell office:value-type="float" office:value="293" calcext:value-type="float">
            <text:p>293</text:p>
          </table:table-cell>
          <table:table-cell office:value-type="float" office:value="0.39606973528862" calcext:value-type="float">
            <text:p>0.3960697353</text:p>
          </table:table-cell>
          <table:table-cell office:value-type="float" office:value="0.459176629781723" calcext:value-type="float">
            <text:p>0.4591766298</text:p>
          </table:table-cell>
          <table:table-cell office:value-type="float" office:value="0.524036467075348" calcext:value-type="float">
            <text:p>0.5240364671</text:p>
          </table:table-cell>
        </table:table-row>
        <table:table-row table:style-name="ro1">
          <table:table-cell office:value-type="float" office:value="1537111620.99536" calcext:value-type="float">
            <text:p>1537111620.99536</text:p>
          </table:table-cell>
          <table:table-cell office:value-type="float" office:value="294" calcext:value-type="float">
            <text:p>294</text:p>
          </table:table-cell>
          <table:table-cell office:value-type="float" office:value="0.395928859710693" calcext:value-type="float">
            <text:p>0.3959288597</text:p>
          </table:table-cell>
          <table:table-cell office:value-type="float" office:value="0.463513225317001" calcext:value-type="float">
            <text:p>0.4635132253</text:p>
          </table:table-cell>
          <table:table-cell office:value-type="float" office:value="0.523967742919922" calcext:value-type="float">
            <text:p>0.5239677429</text:p>
          </table:table-cell>
        </table:table-row>
        <table:table-row table:style-name="ro1">
          <table:table-cell office:value-type="float" office:value="1537111751.91237" calcext:value-type="float">
            <text:p>1537111751.91237</text:p>
          </table:table-cell>
          <table:table-cell office:value-type="float" office:value="295" calcext:value-type="float">
            <text:p>295</text:p>
          </table:table-cell>
          <table:table-cell office:value-type="float" office:value="0.397206485271454" calcext:value-type="float">
            <text:p>0.3972064853</text:p>
          </table:table-cell>
          <table:table-cell office:value-type="float" office:value="0.465104550123215" calcext:value-type="float">
            <text:p>0.4651045501</text:p>
          </table:table-cell>
          <table:table-cell office:value-type="float" office:value="0.523709774017334" calcext:value-type="float">
            <text:p>0.523709774</text:p>
          </table:table-cell>
        </table:table-row>
        <table:table-row table:style-name="ro1">
          <table:table-cell office:value-type="float" office:value="1537111920.03927" calcext:value-type="float">
            <text:p>1537111920.03927</text:p>
          </table:table-cell>
          <table:table-cell office:value-type="float" office:value="296" calcext:value-type="float">
            <text:p>296</text:p>
          </table:table-cell>
          <table:table-cell office:value-type="float" office:value="0.397813260555267" calcext:value-type="float">
            <text:p>0.3978132606</text:p>
          </table:table-cell>
          <table:table-cell office:value-type="float" office:value="0.466203659772873" calcext:value-type="float">
            <text:p>0.4662036598</text:p>
          </table:table-cell>
          <table:table-cell office:value-type="float" office:value="0.523409366607666" calcext:value-type="float">
            <text:p>0.5234093666</text:p>
          </table:table-cell>
        </table:table-row>
        <table:table-row table:style-name="ro1">
          <table:table-cell office:value-type="float" office:value="1537112106.99278" calcext:value-type="float">
            <text:p>1537112106.99278</text:p>
          </table:table-cell>
          <table:table-cell office:value-type="float" office:value="297" calcext:value-type="float">
            <text:p>297</text:p>
          </table:table-cell>
          <table:table-cell office:value-type="float" office:value="0.396608501672745" calcext:value-type="float">
            <text:p>0.3966085017</text:p>
          </table:table-cell>
          <table:table-cell office:value-type="float" office:value="0.466728836297989" calcext:value-type="float">
            <text:p>0.4667288363</text:p>
          </table:table-cell>
          <table:table-cell office:value-type="float" office:value="0.523923695087433" calcext:value-type="float">
            <text:p>0.5239236951</text:p>
          </table:table-cell>
        </table:table-row>
        <table:table-row table:style-name="ro1">
          <table:table-cell office:value-type="float" office:value="1537112181.88324" calcext:value-type="float">
            <text:p>1537112181.88324</text:p>
          </table:table-cell>
          <table:table-cell office:value-type="float" office:value="298" calcext:value-type="float">
            <text:p>298</text:p>
          </table:table-cell>
          <table:table-cell office:value-type="float" office:value="0.397719591856003" calcext:value-type="float">
            <text:p>0.3977195919</text:p>
          </table:table-cell>
          <table:table-cell office:value-type="float" office:value="0.465639322996139" calcext:value-type="float">
            <text:p>0.465639323</text:p>
          </table:table-cell>
          <table:table-cell office:value-type="float" office:value="0.524017632007599" calcext:value-type="float">
            <text:p>0.524017632</text:p>
          </table:table-cell>
        </table:table-row>
        <table:table-row table:style-name="ro1">
          <table:table-cell office:value-type="float" office:value="1537112218.74659" calcext:value-type="float">
            <text:p>1537112218.74659</text:p>
          </table:table-cell>
          <table:table-cell office:value-type="float" office:value="299" calcext:value-type="float">
            <text:p>299</text:p>
          </table:table-cell>
          <table:table-cell office:value-type="float" office:value="0.397975653409958" calcext:value-type="float">
            <text:p>0.3979756534</text:p>
          </table:table-cell>
          <table:table-cell office:value-type="float" office:value="0.466764450073242" calcext:value-type="float">
            <text:p>0.4667644501</text:p>
          </table:table-cell>
          <table:table-cell office:value-type="float" office:value="0.523927628993988" calcext:value-type="float">
            <text:p>0.523927629</text:p>
          </table:table-cell>
        </table:table-row>
        <table:table-row table:style-name="ro1">
          <table:table-cell office:value-type="float" office:value="1537112274.40598" calcext:value-type="float">
            <text:p>1537112274.40598</text:p>
          </table:table-cell>
          <table:table-cell office:value-type="float" office:value="300" calcext:value-type="float">
            <text:p>300</text:p>
          </table:table-cell>
          <table:table-cell office:value-type="float" office:value="0.397506326436996" calcext:value-type="float">
            <text:p>0.3975063264</text:p>
          </table:table-cell>
          <table:table-cell office:value-type="float" office:value="0.466739177703857" calcext:value-type="float">
            <text:p>0.4667391777</text:p>
          </table:table-cell>
          <table:table-cell office:value-type="float" office:value="0.523323953151703" calcext:value-type="float">
            <text:p>0.5233239532</text:p>
          </table:table-cell>
        </table:table-row>
        <table:table-row table:style-name="ro1">
          <table:table-cell office:value-type="float" office:value="1537112482.55375" calcext:value-type="float">
            <text:p>1537112482.55375</text:p>
          </table:table-cell>
          <table:table-cell office:value-type="float" office:value="301" calcext:value-type="float">
            <text:p>301</text:p>
          </table:table-cell>
          <table:table-cell office:value-type="float" office:value="0.373020648956299" calcext:value-type="float">
            <text:p>0.373020649</text:p>
          </table:table-cell>
          <table:table-cell office:value-type="float" office:value="0.467022567987442" calcext:value-type="float">
            <text:p>0.467022568</text:p>
          </table:table-cell>
          <table:table-cell office:value-type="float" office:value="0.523334801197052" calcext:value-type="float">
            <text:p>0.5233348012</text:p>
          </table:table-cell>
        </table:table-row>
        <table:table-row table:style-name="ro1">
          <table:table-cell office:value-type="float" office:value="1537112539.09246" calcext:value-type="float">
            <text:p>1537112539.09246</text:p>
          </table:table-cell>
          <table:table-cell office:value-type="float" office:value="302" calcext:value-type="float">
            <text:p>302</text:p>
          </table:table-cell>
          <table:table-cell office:value-type="float" office:value="0.35747680068016" calcext:value-type="float">
            <text:p>0.3574768007</text:p>
          </table:table-cell>
          <table:table-cell office:value-type="float" office:value="0.466019183397293" calcext:value-type="float">
            <text:p>0.4660191834</text:p>
          </table:table-cell>
          <table:table-cell office:value-type="float" office:value="0.522781133651733" calcext:value-type="float">
            <text:p>0.5227811337</text:p>
          </table:table-cell>
        </table:table-row>
        <table:table-row table:style-name="ro1">
          <table:table-cell office:value-type="float" office:value="1537112557.56584" calcext:value-type="float">
            <text:p>1537112557.56584</text:p>
          </table:table-cell>
          <table:table-cell office:value-type="float" office:value="303" calcext:value-type="float">
            <text:p>303</text:p>
          </table:table-cell>
          <table:table-cell office:value-type="float" office:value="0.362521439790726" calcext:value-type="float">
            <text:p>0.3625214398</text:p>
          </table:table-cell>
          <table:table-cell office:value-type="float" office:value="0.466306746006012" calcext:value-type="float">
            <text:p>0.466306746</text:p>
          </table:table-cell>
          <table:table-cell office:value-type="float" office:value="0.522652983665466" calcext:value-type="float">
            <text:p>0.5226529837</text:p>
          </table:table-cell>
        </table:table-row>
        <table:table-row table:style-name="ro1">
          <table:table-cell office:value-type="float" office:value="1537112576.3917" calcext:value-type="float">
            <text:p>1537112576.3917</text:p>
          </table:table-cell>
          <table:table-cell office:value-type="float" office:value="304" calcext:value-type="float">
            <text:p>304</text:p>
          </table:table-cell>
          <table:table-cell office:value-type="float" office:value="0.365329325199127" calcext:value-type="float">
            <text:p>0.3653293252</text:p>
          </table:table-cell>
          <table:table-cell office:value-type="float" office:value="0.442980915307999" calcext:value-type="float">
            <text:p>0.4429809153</text:p>
          </table:table-cell>
          <table:table-cell office:value-type="float" office:value="0.522402346134186" calcext:value-type="float">
            <text:p>0.5224023461</text:p>
          </table:table-cell>
        </table:table-row>
        <table:table-row table:style-name="ro1">
          <table:table-cell office:value-type="float" office:value="1537112669.5803" calcext:value-type="float">
            <text:p>1537112669.5803</text:p>
          </table:table-cell>
          <table:table-cell office:value-type="float" office:value="305" calcext:value-type="float">
            <text:p>305</text:p>
          </table:table-cell>
          <table:table-cell office:value-type="float" office:value="0.369708120822906" calcext:value-type="float">
            <text:p>0.3697081208</text:p>
          </table:table-cell>
          <table:table-cell office:value-type="float" office:value="0.445040792226791" calcext:value-type="float">
            <text:p>0.4450407922</text:p>
          </table:table-cell>
          <table:table-cell office:value-type="float" office:value="0.521852970123291" calcext:value-type="float">
            <text:p>0.5218529701</text:p>
          </table:table-cell>
        </table:table-row>
        <table:table-row table:style-name="ro1">
          <table:table-cell office:value-type="float" office:value="1537112931.23524" calcext:value-type="float">
            <text:p>1537112931.23524</text:p>
          </table:table-cell>
          <table:table-cell office:value-type="float" office:value="306" calcext:value-type="float">
            <text:p>306</text:p>
          </table:table-cell>
          <table:table-cell office:value-type="float" office:value="0.379338443279266" calcext:value-type="float">
            <text:p>0.3793384433</text:p>
          </table:table-cell>
          <table:table-cell office:value-type="float" office:value="0.449657917022705" calcext:value-type="float">
            <text:p>0.449657917</text:p>
          </table:table-cell>
          <table:table-cell office:value-type="float" office:value="0.521335899829865" calcext:value-type="float">
            <text:p>0.5213358998</text:p>
          </table:table-cell>
        </table:table-row>
        <table:table-row table:style-name="ro1">
          <table:table-cell office:value-type="float" office:value="1537113099.56504" calcext:value-type="float">
            <text:p>1537113099.56504</text:p>
          </table:table-cell>
          <table:table-cell office:value-type="float" office:value="307" calcext:value-type="float">
            <text:p>307</text:p>
          </table:table-cell>
          <table:table-cell office:value-type="float" office:value="0.380839765071869" calcext:value-type="float">
            <text:p>0.3808397651</text:p>
          </table:table-cell>
          <table:table-cell office:value-type="float" office:value="0.455993086099625" calcext:value-type="float">
            <text:p>0.4559930861</text:p>
          </table:table-cell>
          <table:table-cell office:value-type="float" office:value="0.520828425884247" calcext:value-type="float">
            <text:p>0.5208284259</text:p>
          </table:table-cell>
        </table:table-row>
        <table:table-row table:style-name="ro1">
          <table:table-cell office:value-type="float" office:value="1537113211.37673" calcext:value-type="float">
            <text:p>1537113211.37673</text:p>
          </table:table-cell>
          <table:table-cell office:value-type="float" office:value="308" calcext:value-type="float">
            <text:p>308</text:p>
          </table:table-cell>
          <table:table-cell office:value-type="float" office:value="0.382016003131866" calcext:value-type="float">
            <text:p>0.3820160031</text:p>
          </table:table-cell>
          <table:table-cell office:value-type="float" office:value="0.44599062204361" calcext:value-type="float">
            <text:p>0.445990622</text:p>
          </table:table-cell>
          <table:table-cell office:value-type="float" office:value="0.520368039608002" calcext:value-type="float">
            <text:p>0.5203680396</text:p>
          </table:table-cell>
        </table:table-row>
        <table:table-row table:style-name="ro1">
          <table:table-cell office:value-type="float" office:value="1537113341.3856" calcext:value-type="float">
            <text:p>1537113341.3856</text:p>
          </table:table-cell>
          <table:table-cell office:value-type="float" office:value="309" calcext:value-type="float">
            <text:p>309</text:p>
          </table:table-cell>
          <table:table-cell office:value-type="float" office:value="0.384136646986008" calcext:value-type="float">
            <text:p>0.384136647</text:p>
          </table:table-cell>
          <table:table-cell office:value-type="float" office:value="0.446153163909912" calcext:value-type="float">
            <text:p>0.4461531639</text:p>
          </table:table-cell>
          <table:table-cell office:value-type="float" office:value="0.520547747612" calcext:value-type="float">
            <text:p>0.5205477476</text:p>
          </table:table-cell>
        </table:table-row>
        <table:table-row table:style-name="ro1">
          <table:table-cell office:value-type="float" office:value="1537113359.56956" calcext:value-type="float">
            <text:p>1537113359.56956</text:p>
          </table:table-cell>
          <table:table-cell office:value-type="float" office:value="310" calcext:value-type="float">
            <text:p>310</text:p>
          </table:table-cell>
          <table:table-cell office:value-type="float" office:value="0.384500831365585" calcext:value-type="float">
            <text:p>0.3845008314</text:p>
          </table:table-cell>
          <table:table-cell office:value-type="float" office:value="0.445240467786789" calcext:value-type="float">
            <text:p>0.4452404678</text:p>
          </table:table-cell>
          <table:table-cell office:value-type="float" office:value="0.520549416542053" calcext:value-type="float">
            <text:p>0.5205494165</text:p>
          </table:table-cell>
        </table:table-row>
        <table:table-row table:style-name="ro1">
          <table:table-cell office:value-type="float" office:value="1537113525.91676" calcext:value-type="float">
            <text:p>1537113525.91676</text:p>
          </table:table-cell>
          <table:table-cell office:value-type="float" office:value="311" calcext:value-type="float">
            <text:p>311</text:p>
          </table:table-cell>
          <table:table-cell office:value-type="float" office:value="0.387548714876175" calcext:value-type="float">
            <text:p>0.3875487149</text:p>
          </table:table-cell>
          <table:table-cell office:value-type="float" office:value="0.445749312639236" calcext:value-type="float">
            <text:p>0.4457493126</text:p>
          </table:table-cell>
          <table:table-cell office:value-type="float" office:value="0.521196126937866" calcext:value-type="float">
            <text:p>0.5211961269</text:p>
          </table:table-cell>
        </table:table-row>
        <table:table-row table:style-name="ro1">
          <table:table-cell office:value-type="float" office:value="1537113656.2568" calcext:value-type="float">
            <text:p>1537113656.2568</text:p>
          </table:table-cell>
          <table:table-cell office:value-type="float" office:value="312" calcext:value-type="float">
            <text:p>312</text:p>
          </table:table-cell>
          <table:table-cell office:value-type="float" office:value="0.387586414813995" calcext:value-type="float">
            <text:p>0.3875864148</text:p>
          </table:table-cell>
          <table:table-cell office:value-type="float" office:value="0.45281395316124" calcext:value-type="float">
            <text:p>0.4528139532</text:p>
          </table:table-cell>
          <table:table-cell office:value-type="float" office:value="0.521062195301056" calcext:value-type="float">
            <text:p>0.5210621953</text:p>
          </table:table-cell>
        </table:table-row>
        <table:table-row table:style-name="ro1">
          <table:table-cell office:value-type="float" office:value="1537113880.52051" calcext:value-type="float">
            <text:p>1537113880.52051</text:p>
          </table:table-cell>
          <table:table-cell office:value-type="float" office:value="313" calcext:value-type="float">
            <text:p>313</text:p>
          </table:table-cell>
          <table:table-cell office:value-type="float" office:value="0.388957947492599" calcext:value-type="float">
            <text:p>0.3889579475</text:p>
          </table:table-cell>
          <table:table-cell office:value-type="float" office:value="0.455207675695419" calcext:value-type="float">
            <text:p>0.4552076757</text:p>
          </table:table-cell>
          <table:table-cell office:value-type="float" office:value="0.521235883235931" calcext:value-type="float">
            <text:p>0.5212358832</text:p>
          </table:table-cell>
        </table:table-row>
        <table:table-row table:style-name="ro1">
          <table:table-cell office:value-type="float" office:value="1537114011.22576" calcext:value-type="float">
            <text:p>1537114011.22576</text:p>
          </table:table-cell>
          <table:table-cell office:value-type="float" office:value="314" calcext:value-type="float">
            <text:p>314</text:p>
          </table:table-cell>
          <table:table-cell office:value-type="float" office:value="0.389135092496872" calcext:value-type="float">
            <text:p>0.3891350925</text:p>
          </table:table-cell>
          <table:table-cell office:value-type="float" office:value="0.452671855688095" calcext:value-type="float">
            <text:p>0.4526718557</text:p>
          </table:table-cell>
          <table:table-cell office:value-type="float" office:value="0.521571099758148" calcext:value-type="float">
            <text:p>0.5215710998</text:p>
          </table:table-cell>
        </table:table-row>
        <table:table-row table:style-name="ro1">
          <table:table-cell office:value-type="float" office:value="1537114048.45622" calcext:value-type="float">
            <text:p>1537114048.45622</text:p>
          </table:table-cell>
          <table:table-cell office:value-type="float" office:value="315" calcext:value-type="float">
            <text:p>315</text:p>
          </table:table-cell>
          <table:table-cell office:value-type="float" office:value="0.389111042022705" calcext:value-type="float">
            <text:p>0.389111042</text:p>
          </table:table-cell>
          <table:table-cell office:value-type="float" office:value="0.456204324960709" calcext:value-type="float">
            <text:p>0.456204325</text:p>
          </table:table-cell>
          <table:table-cell office:value-type="float" office:value="0.521845817565918" calcext:value-type="float">
            <text:p>0.5218458176</text:p>
          </table:table-cell>
        </table:table-row>
        <table:table-row table:style-name="ro1">
          <table:table-cell office:value-type="float" office:value="1537114123.71582" calcext:value-type="float">
            <text:p>1537114123.71582</text:p>
          </table:table-cell>
          <table:table-cell office:value-type="float" office:value="316" calcext:value-type="float">
            <text:p>316</text:p>
          </table:table-cell>
          <table:table-cell office:value-type="float" office:value="0.389473259449005" calcext:value-type="float">
            <text:p>0.3894732594</text:p>
          </table:table-cell>
          <table:table-cell office:value-type="float" office:value="0.457052171230316" calcext:value-type="float">
            <text:p>0.4570521712</text:p>
          </table:table-cell>
          <table:table-cell office:value-type="float" office:value="0.521758317947388" calcext:value-type="float">
            <text:p>0.5217583179</text:p>
          </table:table-cell>
        </table:table-row>
        <table:table-row table:style-name="ro1">
          <table:table-cell office:value-type="float" office:value="1537114312.43517" calcext:value-type="float">
            <text:p>1537114312.43517</text:p>
          </table:table-cell>
          <table:table-cell office:value-type="float" office:value="317" calcext:value-type="float">
            <text:p>317</text:p>
          </table:table-cell>
          <table:table-cell office:value-type="float" office:value="0.390739470720291" calcext:value-type="float">
            <text:p>0.3907394707</text:p>
          </table:table-cell>
          <table:table-cell office:value-type="float" office:value="0.458661556243897" calcext:value-type="float">
            <text:p>0.4586615562</text:p>
          </table:table-cell>
          <table:table-cell office:value-type="float" office:value="0.521642565727234" calcext:value-type="float">
            <text:p>0.5216425657</text:p>
          </table:table-cell>
        </table:table-row>
        <table:table-row table:style-name="ro1">
          <table:table-cell office:value-type="float" office:value="1537114331.18441" calcext:value-type="float">
            <text:p>1537114331.18441</text:p>
          </table:table-cell>
          <table:table-cell office:value-type="float" office:value="318" calcext:value-type="float">
            <text:p>318</text:p>
          </table:table-cell>
          <table:table-cell office:value-type="float" office:value="0.390461981296539" calcext:value-type="float">
            <text:p>0.3904619813</text:p>
          </table:table-cell>
          <table:table-cell office:value-type="float" office:value="0.459396600723267" calcext:value-type="float">
            <text:p>0.4593966007</text:p>
          </table:table-cell>
          <table:table-cell office:value-type="float" office:value="0.521558105945587" calcext:value-type="float">
            <text:p>0.5215581059</text:p>
          </table:table-cell>
        </table:table-row>
        <table:table-row table:style-name="ro1">
          <table:table-cell office:value-type="float" office:value="1537114388.05707" calcext:value-type="float">
            <text:p>1537114388.05707</text:p>
          </table:table-cell>
          <table:table-cell office:value-type="float" office:value="319" calcext:value-type="float">
            <text:p>319</text:p>
          </table:table-cell>
          <table:table-cell office:value-type="float" office:value="0.390097767114639" calcext:value-type="float">
            <text:p>0.3900977671</text:p>
          </table:table-cell>
          <table:table-cell office:value-type="float" office:value="0.459134250879288" calcext:value-type="float">
            <text:p>0.4591342509</text:p>
          </table:table-cell>
          <table:table-cell office:value-type="float" office:value="0.521619021892548" calcext:value-type="float">
            <text:p>0.5216190219</text:p>
          </table:table-cell>
        </table:table-row>
        <table:table-row table:style-name="ro1">
          <table:table-cell office:value-type="float" office:value="1537114481.74747" calcext:value-type="float">
            <text:p>1537114481.74747</text:p>
          </table:table-cell>
          <table:table-cell office:value-type="float" office:value="320" calcext:value-type="float">
            <text:p>320</text:p>
          </table:table-cell>
          <table:table-cell office:value-type="float" office:value="0.390426069498062" calcext:value-type="float">
            <text:p>0.3904260695</text:p>
          </table:table-cell>
          <table:table-cell office:value-type="float" office:value="0.459303647279739" calcext:value-type="float">
            <text:p>0.4593036473</text:p>
          </table:table-cell>
          <table:table-cell office:value-type="float" office:value="0.521698713302612" calcext:value-type="float">
            <text:p>0.5216987133</text:p>
          </table:table-cell>
        </table:table-row>
        <table:table-row table:style-name="ro1">
          <table:table-cell office:value-type="float" office:value="1537114556.80067" calcext:value-type="float">
            <text:p>1537114556.80067</text:p>
          </table:table-cell>
          <table:table-cell office:value-type="float" office:value="321" calcext:value-type="float">
            <text:p>321</text:p>
          </table:table-cell>
          <table:table-cell office:value-type="float" office:value="0.391228884458542" calcext:value-type="float">
            <text:p>0.3912288845</text:p>
          </table:table-cell>
          <table:table-cell office:value-type="float" office:value="0.458742022514343" calcext:value-type="float">
            <text:p>0.4587420225</text:p>
          </table:table-cell>
          <table:table-cell office:value-type="float" office:value="0.521901667118073" calcext:value-type="float">
            <text:p>0.5219016671</text:p>
          </table:table-cell>
        </table:table-row>
        <table:table-row table:style-name="ro1">
          <table:table-cell office:value-type="float" office:value="1537114916.77025" calcext:value-type="float">
            <text:p>1537114916.77025</text:p>
          </table:table-cell>
          <table:table-cell office:value-type="float" office:value="322" calcext:value-type="float">
            <text:p>322</text:p>
          </table:table-cell>
          <table:table-cell office:value-type="float" office:value="0.387135416269302" calcext:value-type="float">
            <text:p>0.3871354163</text:p>
          </table:table-cell>
          <table:table-cell office:value-type="float" office:value="0.457592606544495" calcext:value-type="float">
            <text:p>0.4575926065</text:p>
          </table:table-cell>
          <table:table-cell office:value-type="float" office:value="0.522076487541199" calcext:value-type="float">
            <text:p>0.5220764875</text:p>
          </table:table-cell>
        </table:table-row>
        <table:table-row table:style-name="ro1">
          <table:table-cell office:value-type="float" office:value="1537114973.93846" calcext:value-type="float">
            <text:p>1537114973.93846</text:p>
          </table:table-cell>
          <table:table-cell office:value-type="float" office:value="323" calcext:value-type="float">
            <text:p>323</text:p>
          </table:table-cell>
          <table:table-cell office:value-type="float" office:value="0.387040615081787" calcext:value-type="float">
            <text:p>0.3870406151</text:p>
          </table:table-cell>
          <table:table-cell office:value-type="float" office:value="0.458085894584656" calcext:value-type="float">
            <text:p>0.4580858946</text:p>
          </table:table-cell>
          <table:table-cell office:value-type="float" office:value="0.522044718265533" calcext:value-type="float">
            <text:p>0.5220447183</text:p>
          </table:table-cell>
        </table:table-row>
        <table:table-row table:style-name="ro1">
          <table:table-cell office:value-type="float" office:value="1537115087.46208" calcext:value-type="float">
            <text:p>1537115087.46208</text:p>
          </table:table-cell>
          <table:table-cell office:value-type="float" office:value="324" calcext:value-type="float">
            <text:p>324</text:p>
          </table:table-cell>
          <table:table-cell office:value-type="float" office:value="0.388180285692215" calcext:value-type="float">
            <text:p>0.3881802857</text:p>
          </table:table-cell>
          <table:table-cell office:value-type="float" office:value="0.457795679569244" calcext:value-type="float">
            <text:p>0.4577956796</text:p>
          </table:table-cell>
          <table:table-cell office:value-type="float" office:value="0.521665573120117" calcext:value-type="float">
            <text:p>0.5216655731</text:p>
          </table:table-cell>
        </table:table-row>
        <table:table-row table:style-name="ro1">
          <table:table-cell office:value-type="float" office:value="1537115106.96109" calcext:value-type="float">
            <text:p>1537115106.96109</text:p>
          </table:table-cell>
          <table:table-cell office:value-type="float" office:value="325" calcext:value-type="float">
            <text:p>325</text:p>
          </table:table-cell>
          <table:table-cell office:value-type="float" office:value="0.387527465820312" calcext:value-type="float">
            <text:p>0.3875274658</text:p>
          </table:table-cell>
          <table:table-cell office:value-type="float" office:value="0.458820372819901" calcext:value-type="float">
            <text:p>0.4588203728</text:p>
          </table:table-cell>
          <table:table-cell office:value-type="float" office:value="0.521426796913147" calcext:value-type="float">
            <text:p>0.5214267969</text:p>
          </table:table-cell>
        </table:table-row>
        <table:table-row table:style-name="ro1">
          <table:table-cell office:value-type="float" office:value="1537115126.00494" calcext:value-type="float">
            <text:p>1537115126.00494</text:p>
          </table:table-cell>
          <table:table-cell office:value-type="float" office:value="326" calcext:value-type="float">
            <text:p>326</text:p>
          </table:table-cell>
          <table:table-cell office:value-type="float" office:value="0.387363940477371" calcext:value-type="float">
            <text:p>0.3873639405</text:p>
          </table:table-cell>
          <table:table-cell office:value-type="float" office:value="0.45899248123169" calcext:value-type="float">
            <text:p>0.4589924812</text:p>
          </table:table-cell>
          <table:table-cell office:value-type="float" office:value="0.521093428134918" calcext:value-type="float">
            <text:p>0.5210934281</text:p>
          </table:table-cell>
        </table:table-row>
        <table:table-row table:style-name="ro1">
          <table:table-cell office:value-type="float" office:value="1537115770.11654" calcext:value-type="float">
            <text:p>1537115770.11654</text:p>
          </table:table-cell>
          <table:table-cell office:value-type="float" office:value="327" calcext:value-type="float">
            <text:p>327</text:p>
          </table:table-cell>
          <table:table-cell office:value-type="float" office:value="0.381121844053268" calcext:value-type="float">
            <text:p>0.3811218441</text:p>
          </table:table-cell>
          <table:table-cell office:value-type="float" office:value="0.449016630649567" calcext:value-type="float">
            <text:p>0.4490166306</text:p>
          </table:table-cell>
          <table:table-cell office:value-type="float" office:value="0.519946873188019" calcext:value-type="float">
            <text:p>0.5199468732</text:p>
          </table:table-cell>
        </table:table-row>
        <table:table-row table:style-name="ro1">
          <table:table-cell office:value-type="float" office:value="1537115884.29566" calcext:value-type="float">
            <text:p>1537115884.29566</text:p>
          </table:table-cell>
          <table:table-cell office:value-type="float" office:value="328" calcext:value-type="float">
            <text:p>328</text:p>
          </table:table-cell>
          <table:table-cell office:value-type="float" office:value="0.381591022014618" calcext:value-type="float">
            <text:p>0.381591022</text:p>
          </table:table-cell>
          <table:table-cell office:value-type="float" office:value="0.452436834573746" calcext:value-type="float">
            <text:p>0.4524368346</text:p>
          </table:table-cell>
          <table:table-cell office:value-type="float" office:value="0.51955908536911" calcext:value-type="float">
            <text:p>0.5195590854</text:p>
          </table:table-cell>
        </table:table-row>
        <table:table-row table:style-name="ro1">
          <table:table-cell office:value-type="float" office:value="1537116016.80964" calcext:value-type="float">
            <text:p>1537116016.80964</text:p>
          </table:table-cell>
          <table:table-cell office:value-type="float" office:value="329" calcext:value-type="float">
            <text:p>329</text:p>
          </table:table-cell>
          <table:table-cell office:value-type="float" office:value="0.38215497136116" calcext:value-type="float">
            <text:p>0.3821549714</text:p>
          </table:table-cell>
          <table:table-cell office:value-type="float" office:value="0.442606031894684" calcext:value-type="float">
            <text:p>0.4426060319</text:p>
          </table:table-cell>
          <table:table-cell office:value-type="float" office:value="0.519251108169556" calcext:value-type="float">
            <text:p>0.5192511082</text:p>
          </table:table-cell>
        </table:table-row>
        <table:table-row table:style-name="ro1">
          <table:table-cell office:value-type="float" office:value="1537116130.23541" calcext:value-type="float">
            <text:p>1537116130.23541</text:p>
          </table:table-cell>
          <table:table-cell office:value-type="float" office:value="330" calcext:value-type="float">
            <text:p>330</text:p>
          </table:table-cell>
          <table:table-cell office:value-type="float" office:value="0.381689071655273" calcext:value-type="float">
            <text:p>0.3816890717</text:p>
          </table:table-cell>
          <table:table-cell office:value-type="float" office:value="0.441071271896362" calcext:value-type="float">
            <text:p>0.4410712719</text:p>
          </table:table-cell>
          <table:table-cell office:value-type="float" office:value="0.518750786781311" calcext:value-type="float">
            <text:p>0.5187507868</text:p>
          </table:table-cell>
        </table:table-row>
        <table:table-row table:style-name="ro1">
          <table:table-cell office:value-type="float" office:value="1537116205.80874" calcext:value-type="float">
            <text:p>1537116205.80874</text:p>
          </table:table-cell>
          <table:table-cell office:value-type="float" office:value="331" calcext:value-type="float">
            <text:p>331</text:p>
          </table:table-cell>
          <table:table-cell office:value-type="float" office:value="0.383192658424377" calcext:value-type="float">
            <text:p>0.3831926584</text:p>
          </table:table-cell>
          <table:table-cell office:value-type="float" office:value="0.440454214811325" calcext:value-type="float">
            <text:p>0.4404542148</text:p>
          </table:table-cell>
          <table:table-cell office:value-type="float" office:value="0.518593668937683" calcext:value-type="float">
            <text:p>0.5185936689</text:p>
          </table:table-cell>
        </table:table-row>
        <table:table-row table:style-name="ro1">
          <table:table-cell office:value-type="float" office:value="1537116244.12888" calcext:value-type="float">
            <text:p>1537116244.12888</text:p>
          </table:table-cell>
          <table:table-cell office:value-type="float" office:value="332" calcext:value-type="float">
            <text:p>332</text:p>
          </table:table-cell>
          <table:table-cell office:value-type="float" office:value="0.383677184581757" calcext:value-type="float">
            <text:p>0.3836771846</text:p>
          </table:table-cell>
          <table:table-cell office:value-type="float" office:value="0.439169257879257" calcext:value-type="float">
            <text:p>0.4391692579</text:p>
          </table:table-cell>
          <table:table-cell office:value-type="float" office:value="0.518407583236694" calcext:value-type="float">
            <text:p>0.5184075832</text:p>
          </table:table-cell>
        </table:table-row>
        <table:table-row table:style-name="ro1">
          <table:table-cell office:value-type="float" office:value="1537116281.83417" calcext:value-type="float">
            <text:p>1537116281.83417</text:p>
          </table:table-cell>
          <table:table-cell office:value-type="float" office:value="333" calcext:value-type="float">
            <text:p>333</text:p>
          </table:table-cell>
          <table:table-cell office:value-type="float" office:value="0.383775800466537" calcext:value-type="float">
            <text:p>0.3837758005</text:p>
          </table:table-cell>
          <table:table-cell office:value-type="float" office:value="0.45306470990181" calcext:value-type="float">
            <text:p>0.4530647099</text:p>
          </table:table-cell>
          <table:table-cell office:value-type="float" office:value="0.517723441123962" calcext:value-type="float">
            <text:p>0.5177234411</text:p>
          </table:table-cell>
        </table:table-row>
        <table:table-row table:style-name="ro1">
          <table:table-cell office:value-type="float" office:value="1537116395.82314" calcext:value-type="float">
            <text:p>1537116395.82314</text:p>
          </table:table-cell>
          <table:table-cell office:value-type="float" office:value="334" calcext:value-type="float">
            <text:p>334</text:p>
          </table:table-cell>
          <table:table-cell office:value-type="float" office:value="0.384427338838577" calcext:value-type="float">
            <text:p>0.3844273388</text:p>
          </table:table-cell>
          <table:table-cell office:value-type="float" office:value="0.455638885498047" calcext:value-type="float">
            <text:p>0.4556388855</text:p>
          </table:table-cell>
          <table:table-cell office:value-type="float" office:value="0.517415404319763" calcext:value-type="float">
            <text:p>0.5174154043</text:p>
          </table:table-cell>
        </table:table-row>
        <table:table-row table:style-name="ro1">
          <table:table-cell office:value-type="float" office:value="1537116452.95015" calcext:value-type="float">
            <text:p>1537116452.95015</text:p>
          </table:table-cell>
          <table:table-cell office:value-type="float" office:value="335" calcext:value-type="float">
            <text:p>335</text:p>
          </table:table-cell>
          <table:table-cell office:value-type="float" office:value="0.384881049394608" calcext:value-type="float">
            <text:p>0.3848810494</text:p>
          </table:table-cell>
          <table:table-cell office:value-type="float" office:value="0.455488443374634" calcext:value-type="float">
            <text:p>0.4554884434</text:p>
          </table:table-cell>
          <table:table-cell office:value-type="float" office:value="0.51706737279892" calcext:value-type="float">
            <text:p>0.5170673728</text:p>
          </table:table-cell>
        </table:table-row>
        <table:table-row table:style-name="ro1">
          <table:table-cell office:value-type="float" office:value="1537116490.57539" calcext:value-type="float">
            <text:p>1537116490.57539</text:p>
          </table:table-cell>
          <table:table-cell office:value-type="float" office:value="336" calcext:value-type="float">
            <text:p>336</text:p>
          </table:table-cell>
          <table:table-cell office:value-type="float" office:value="0.385193884372711" calcext:value-type="float">
            <text:p>0.3851938844</text:p>
          </table:table-cell>
          <table:table-cell office:value-type="float" office:value="0.460400104522705" calcext:value-type="float">
            <text:p>0.4604001045</text:p>
          </table:table-cell>
          <table:table-cell office:value-type="float" office:value="0.516986668109894" calcext:value-type="float">
            <text:p>0.5169866681</text:p>
          </table:table-cell>
        </table:table-row>
        <table:table-row table:style-name="ro1">
          <table:table-cell office:value-type="float" office:value="1537116547.0729" calcext:value-type="float">
            <text:p>1537116547.0729</text:p>
          </table:table-cell>
          <table:table-cell office:value-type="float" office:value="337" calcext:value-type="float">
            <text:p>337</text:p>
          </table:table-cell>
          <table:table-cell office:value-type="float" office:value="0.386605620384216" calcext:value-type="float">
            <text:p>0.3866056204</text:p>
          </table:table-cell>
          <table:table-cell office:value-type="float" office:value="0.459851831197739" calcext:value-type="float">
            <text:p>0.4598518312</text:p>
          </table:table-cell>
          <table:table-cell office:value-type="float" office:value="0.516464710235596" calcext:value-type="float">
            <text:p>0.5164647102</text:p>
          </table:table-cell>
        </table:table-row>
        <table:table-row table:style-name="ro1">
          <table:table-cell office:value-type="float" office:value="1537116603.8094" calcext:value-type="float">
            <text:p>1537116603.8094</text:p>
          </table:table-cell>
          <table:table-cell office:value-type="float" office:value="338" calcext:value-type="float">
            <text:p>338</text:p>
          </table:table-cell>
          <table:table-cell office:value-type="float" office:value="0.386715322732925" calcext:value-type="float">
            <text:p>0.3867153227</text:p>
          </table:table-cell>
          <table:table-cell office:value-type="float" office:value="0.457747340202332" calcext:value-type="float">
            <text:p>0.4577473402</text:p>
          </table:table-cell>
          <table:table-cell office:value-type="float" office:value="0.515947818756104" calcext:value-type="float">
            <text:p>0.5159478188</text:p>
          </table:table-cell>
        </table:table-row>
        <table:table-row table:style-name="ro1">
          <table:table-cell office:value-type="float" office:value="1537116660.30088" calcext:value-type="float">
            <text:p>1537116660.30088</text:p>
          </table:table-cell>
          <table:table-cell office:value-type="float" office:value="339" calcext:value-type="float">
            <text:p>339</text:p>
          </table:table-cell>
          <table:table-cell office:value-type="float" office:value="0.386977791786194" calcext:value-type="float">
            <text:p>0.3869777918</text:p>
          </table:table-cell>
          <table:table-cell office:value-type="float" office:value="0.457117825746536" calcext:value-type="float">
            <text:p>0.4571178257</text:p>
          </table:table-cell>
          <table:table-cell office:value-type="float" office:value="0.515773296356201" calcext:value-type="float">
            <text:p>0.5157732964</text:p>
          </table:table-cell>
        </table:table-row>
        <table:table-row table:style-name="ro1">
          <table:table-cell office:value-type="float" office:value="1537116830.64738" calcext:value-type="float">
            <text:p>1537116830.64738</text:p>
          </table:table-cell>
          <table:table-cell office:value-type="float" office:value="340" calcext:value-type="float">
            <text:p>340</text:p>
          </table:table-cell>
          <table:table-cell office:value-type="float" office:value="0.388293325901031" calcext:value-type="float">
            <text:p>0.3882933259</text:p>
          </table:table-cell>
          <table:table-cell office:value-type="float" office:value="0.457092314958572" calcext:value-type="float">
            <text:p>0.457092315</text:p>
          </table:table-cell>
          <table:table-cell office:value-type="float" office:value="0.515065729618073" calcext:value-type="float">
            <text:p>0.5150657296</text:p>
          </table:table-cell>
        </table:table-row>
        <table:table-row table:style-name="ro1">
          <table:table-cell office:value-type="float" office:value="1537116868.74384" calcext:value-type="float">
            <text:p>1537116868.74384</text:p>
          </table:table-cell>
          <table:table-cell office:value-type="float" office:value="341" calcext:value-type="float">
            <text:p>341</text:p>
          </table:table-cell>
          <table:table-cell office:value-type="float" office:value="0.38809609413147" calcext:value-type="float">
            <text:p>0.3880960941</text:p>
          </table:table-cell>
          <table:table-cell office:value-type="float" office:value="0.457471340894699" calcext:value-type="float">
            <text:p>0.4574713409</text:p>
          </table:table-cell>
          <table:table-cell office:value-type="float" office:value="0.514142870903015" calcext:value-type="float">
            <text:p>0.5141428709</text:p>
          </table:table-cell>
        </table:table-row>
        <table:table-row table:style-name="ro1">
          <table:table-cell office:value-type="float" office:value="1537117213.52503" calcext:value-type="float">
            <text:p>1537117213.52503</text:p>
          </table:table-cell>
          <table:table-cell office:value-type="float" office:value="342" calcext:value-type="float">
            <text:p>342</text:p>
          </table:table-cell>
          <table:table-cell office:value-type="float" office:value="0.366251558065414" calcext:value-type="float">
            <text:p>0.3662515581</text:p>
          </table:table-cell>
          <table:table-cell office:value-type="float" office:value="0.456944912672043" calcext:value-type="float">
            <text:p>0.4569449127</text:p>
          </table:table-cell>
          <table:table-cell office:value-type="float" office:value="0.513514637947083" calcext:value-type="float">
            <text:p>0.5135146379</text:p>
          </table:table-cell>
        </table:table-row>
        <table:table-row table:style-name="ro1">
          <table:table-cell office:value-type="float" office:value="1537117232.65748" calcext:value-type="float">
            <text:p>1537117232.65748</text:p>
          </table:table-cell>
          <table:table-cell office:value-type="float" office:value="343" calcext:value-type="float">
            <text:p>343</text:p>
          </table:table-cell>
          <table:table-cell office:value-type="float" office:value="0.366155743598938" calcext:value-type="float">
            <text:p>0.3661557436</text:p>
          </table:table-cell>
          <table:table-cell office:value-type="float" office:value="0.456263273954392" calcext:value-type="float">
            <text:p>0.456263274</text:p>
          </table:table-cell>
          <table:table-cell office:value-type="float" office:value="0.512932419776917" calcext:value-type="float">
            <text:p>0.5129324198</text:p>
          </table:table-cell>
        </table:table-row>
        <table:table-row table:style-name="ro1">
          <table:table-cell office:value-type="float" office:value="1537117251.68752" calcext:value-type="float">
            <text:p>1537117251.68752</text:p>
          </table:table-cell>
          <table:table-cell office:value-type="float" office:value="344" calcext:value-type="float">
            <text:p>344</text:p>
          </table:table-cell>
          <table:table-cell office:value-type="float" office:value="0.367858827114105" calcext:value-type="float">
            <text:p>0.3678588271</text:p>
          </table:table-cell>
          <table:table-cell office:value-type="float" office:value="0.456429898738861" calcext:value-type="float">
            <text:p>0.4564298987</text:p>
          </table:table-cell>
          <table:table-cell office:value-type="float" office:value="0.512525141239166" calcext:value-type="float">
            <text:p>0.5125251412</text:p>
          </table:table-cell>
        </table:table-row>
        <table:table-row table:style-name="ro1">
          <table:table-cell office:value-type="float" office:value="1537117518.11532" calcext:value-type="float">
            <text:p>1537117518.11532</text:p>
          </table:table-cell>
          <table:table-cell office:value-type="float" office:value="345" calcext:value-type="float">
            <text:p>345</text:p>
          </table:table-cell>
          <table:table-cell office:value-type="float" office:value="0.373334735631943" calcext:value-type="float">
            <text:p>0.3733347356</text:p>
          </table:table-cell>
          <table:table-cell office:value-type="float" office:value="0.455698192119598" calcext:value-type="float">
            <text:p>0.4556981921</text:p>
          </table:table-cell>
          <table:table-cell office:value-type="float" office:value="0.511976897716522" calcext:value-type="float">
            <text:p>0.5119768977</text:p>
          </table:table-cell>
        </table:table-row>
        <table:table-row table:style-name="ro1">
          <table:table-cell office:value-type="float" office:value="1537117594.22482" calcext:value-type="float">
            <text:p>1537117594.22482</text:p>
          </table:table-cell>
          <table:table-cell office:value-type="float" office:value="346" calcext:value-type="float">
            <text:p>346</text:p>
          </table:table-cell>
          <table:table-cell office:value-type="float" office:value="0.376762360334396" calcext:value-type="float">
            <text:p>0.3767623603</text:p>
          </table:table-cell>
          <table:table-cell office:value-type="float" office:value="0.455927044153214" calcext:value-type="float">
            <text:p>0.4559270442</text:p>
          </table:table-cell>
          <table:table-cell office:value-type="float" office:value="0.511725544929504" calcext:value-type="float">
            <text:p>0.5117255449</text:p>
          </table:table-cell>
        </table:table-row>
        <table:table-row table:style-name="ro1">
          <table:table-cell office:value-type="float" office:value="1537117670.89946" calcext:value-type="float">
            <text:p>1537117670.89946</text:p>
          </table:table-cell>
          <table:table-cell office:value-type="float" office:value="347" calcext:value-type="float">
            <text:p>347</text:p>
          </table:table-cell>
          <table:table-cell office:value-type="float" office:value="0.377628475427628" calcext:value-type="float">
            <text:p>0.3776284754</text:p>
          </table:table-cell>
          <table:table-cell office:value-type="float" office:value="0.456491082906723" calcext:value-type="float">
            <text:p>0.4564910829</text:p>
          </table:table-cell>
          <table:table-cell office:value-type="float" office:value="0.511355042457581" calcext:value-type="float">
            <text:p>0.5113550425</text:p>
          </table:table-cell>
        </table:table-row>
        <table:table-row table:style-name="ro1">
          <table:table-cell office:value-type="float" office:value="1537117747.87751" calcext:value-type="float">
            <text:p>1537117747.87751</text:p>
          </table:table-cell>
          <table:table-cell office:value-type="float" office:value="348" calcext:value-type="float">
            <text:p>348</text:p>
          </table:table-cell>
          <table:table-cell office:value-type="float" office:value="0.38028159737587" calcext:value-type="float">
            <text:p>0.3802815974</text:p>
          </table:table-cell>
          <table:table-cell office:value-type="float" office:value="0.455708652734757" calcext:value-type="float">
            <text:p>0.4557086527</text:p>
          </table:table-cell>
          <table:table-cell office:value-type="float" office:value="0.443712770938873" calcext:value-type="float">
            <text:p>0.4437127709</text:p>
          </table:table-cell>
        </table:table-row>
        <table:table-row table:style-name="ro1">
          <table:table-cell office:value-type="float" office:value="1537117824.60744" calcext:value-type="float">
            <text:p>1537117824.60744</text:p>
          </table:table-cell>
          <table:table-cell office:value-type="float" office:value="349" calcext:value-type="float">
            <text:p>349</text:p>
          </table:table-cell>
          <table:table-cell office:value-type="float" office:value="0.382920682430267" calcext:value-type="float">
            <text:p>0.3829206824</text:p>
          </table:table-cell>
          <table:table-cell office:value-type="float" office:value="0.457207411527634" calcext:value-type="float">
            <text:p>0.4572074115</text:p>
          </table:table-cell>
          <table:table-cell office:value-type="float" office:value="0.439419388771057" calcext:value-type="float">
            <text:p>0.4394193888</text:p>
          </table:table-cell>
        </table:table-row>
        <table:table-row table:style-name="ro1">
          <table:table-cell office:value-type="float" office:value="1537117862.83688" calcext:value-type="float">
            <text:p>1537117862.83688</text:p>
          </table:table-cell>
          <table:table-cell office:value-type="float" office:value="350" calcext:value-type="float">
            <text:p>350</text:p>
          </table:table-cell>
          <table:table-cell office:value-type="float" office:value="0.383072137832642" calcext:value-type="float">
            <text:p>0.3830721378</text:p>
          </table:table-cell>
          <table:table-cell office:value-type="float" office:value="0.453090220689774" calcext:value-type="float">
            <text:p>0.4530902207</text:p>
          </table:table-cell>
          <table:table-cell office:value-type="float" office:value="0.439280062913895" calcext:value-type="float">
            <text:p>0.4392800629</text:p>
          </table:table-cell>
        </table:table-row>
        <table:table-row table:style-name="ro1">
          <table:table-cell office:value-type="float" office:value="1537117900.55155" calcext:value-type="float">
            <text:p>1537117900.55155</text:p>
          </table:table-cell>
          <table:table-cell office:value-type="float" office:value="351" calcext:value-type="float">
            <text:p>351</text:p>
          </table:table-cell>
          <table:table-cell office:value-type="float" office:value="0.382614225149155" calcext:value-type="float">
            <text:p>0.3826142251</text:p>
          </table:table-cell>
          <table:table-cell office:value-type="float" office:value="0.4428551197052" calcext:value-type="float">
            <text:p>0.4428551197</text:p>
          </table:table-cell>
          <table:table-cell office:value-type="float" office:value="0.446251690387726" calcext:value-type="float">
            <text:p>0.4462516904</text:p>
          </table:table-cell>
        </table:table-row>
        <table:table-row table:style-name="ro1">
          <table:table-cell office:value-type="float" office:value="1537118052.51693" calcext:value-type="float">
            <text:p>1537118052.51693</text:p>
          </table:table-cell>
          <table:table-cell office:value-type="float" office:value="352" calcext:value-type="float">
            <text:p>352</text:p>
          </table:table-cell>
          <table:table-cell office:value-type="float" office:value="0.385474532842636" calcext:value-type="float">
            <text:p>0.3854745328</text:p>
          </table:table-cell>
          <table:table-cell office:value-type="float" office:value="0.442262023687363" calcext:value-type="float">
            <text:p>0.4422620237</text:p>
          </table:table-cell>
          <table:table-cell office:value-type="float" office:value="0.444147765636444" calcext:value-type="float">
            <text:p>0.4441477656</text:p>
          </table:table-cell>
        </table:table-row>
        <table:table-row table:style-name="ro1">
          <table:table-cell office:value-type="float" office:value="1537118090.485" calcext:value-type="float">
            <text:p>1537118090.485</text:p>
          </table:table-cell>
          <table:table-cell office:value-type="float" office:value="353" calcext:value-type="float">
            <text:p>353</text:p>
          </table:table-cell>
          <table:table-cell office:value-type="float" office:value="0.385644376277924" calcext:value-type="float">
            <text:p>0.3856443763</text:p>
          </table:table-cell>
          <table:table-cell office:value-type="float" office:value="0.439764529466629" calcext:value-type="float">
            <text:p>0.4397645295</text:p>
          </table:table-cell>
          <table:table-cell office:value-type="float" office:value="0.439310491085053" calcext:value-type="float">
            <text:p>0.4393104911</text:p>
          </table:table-cell>
        </table:table-row>
        <table:table-row table:style-name="ro1">
          <table:table-cell office:value-type="float" office:value="1537118147.11464" calcext:value-type="float">
            <text:p>1537118147.11464</text:p>
          </table:table-cell>
          <table:table-cell office:value-type="float" office:value="354" calcext:value-type="float">
            <text:p>354</text:p>
          </table:table-cell>
          <table:table-cell office:value-type="float" office:value="0.388114124536514" calcext:value-type="float">
            <text:p>0.3881141245</text:p>
          </table:table-cell>
          <table:table-cell office:value-type="float" office:value="0.446486294269562" calcext:value-type="float">
            <text:p>0.4464862943</text:p>
          </table:table-cell>
          <table:table-cell office:value-type="float" office:value="0.43904772400856" calcext:value-type="float">
            <text:p>0.439047724</text:p>
          </table:table-cell>
        </table:table-row>
        <table:table-row table:style-name="ro1">
          <table:table-cell office:value-type="float" office:value="1537118204.00125" calcext:value-type="float">
            <text:p>1537118204.00125</text:p>
          </table:table-cell>
          <table:table-cell office:value-type="float" office:value="355" calcext:value-type="float">
            <text:p>355</text:p>
          </table:table-cell>
          <table:table-cell office:value-type="float" office:value="0.388881653547287" calcext:value-type="float">
            <text:p>0.3888816535</text:p>
          </table:table-cell>
          <table:table-cell office:value-type="float" office:value="0.445522546768189" calcext:value-type="float">
            <text:p>0.4455225468</text:p>
          </table:table-cell>
          <table:table-cell office:value-type="float" office:value="0.441376924514771" calcext:value-type="float">
            <text:p>0.4413769245</text:p>
          </table:table-cell>
        </table:table-row>
        <table:table-row table:style-name="ro1">
          <table:table-cell office:value-type="float" office:value="1537118260.37473" calcext:value-type="float">
            <text:p>1537118260.37473</text:p>
          </table:table-cell>
          <table:table-cell office:value-type="float" office:value="356" calcext:value-type="float">
            <text:p>356</text:p>
          </table:table-cell>
          <table:table-cell office:value-type="float" office:value="0.389826864004135" calcext:value-type="float">
            <text:p>0.389826864</text:p>
          </table:table-cell>
          <table:table-cell office:value-type="float" office:value="0.446060031652451" calcext:value-type="float">
            <text:p>0.4460600317</text:p>
          </table:table-cell>
          <table:table-cell office:value-type="float" office:value="0.442967027425766" calcext:value-type="float">
            <text:p>0.4429670274</text:p>
          </table:table-cell>
        </table:table-row>
        <table:table-row table:style-name="ro1">
          <table:table-cell office:value-type="float" office:value="1537118354.82503" calcext:value-type="float">
            <text:p>1537118354.82503</text:p>
          </table:table-cell>
          <table:table-cell office:value-type="float" office:value="357" calcext:value-type="float">
            <text:p>357</text:p>
          </table:table-cell>
          <table:table-cell office:value-type="float" office:value="0.391348779201508" calcext:value-type="float">
            <text:p>0.3913487792</text:p>
          </table:table-cell>
          <table:table-cell office:value-type="float" office:value="0.445500731468201" calcext:value-type="float">
            <text:p>0.4455007315</text:p>
          </table:table-cell>
          <table:table-cell office:value-type="float" office:value="0.443568378686905" calcext:value-type="float">
            <text:p>0.4435683787</text:p>
          </table:table-cell>
        </table:table-row>
        <table:table-row table:style-name="ro1">
          <table:table-cell office:value-type="float" office:value="1537118711.99664" calcext:value-type="float">
            <text:p>1537118711.99664</text:p>
          </table:table-cell>
          <table:table-cell office:value-type="float" office:value="358" calcext:value-type="float">
            <text:p>358</text:p>
          </table:table-cell>
          <table:table-cell office:value-type="float" office:value="0.392944604158401" calcext:value-type="float">
            <text:p>0.3929446042</text:p>
          </table:table-cell>
          <table:table-cell office:value-type="float" office:value="0.44473460316658" calcext:value-type="float">
            <text:p>0.4447346032</text:p>
          </table:table-cell>
          <table:table-cell office:value-type="float" office:value="0.444426149129868" calcext:value-type="float">
            <text:p>0.4444261491</text:p>
          </table:table-cell>
        </table:table-row>
        <table:table-row table:style-name="ro1">
          <table:table-cell office:value-type="float" office:value="1537118937.68547" calcext:value-type="float">
            <text:p>1537118937.68547</text:p>
          </table:table-cell>
          <table:table-cell office:value-type="float" office:value="359" calcext:value-type="float">
            <text:p>359</text:p>
          </table:table-cell>
          <table:table-cell office:value-type="float" office:value="0.392999827861786" calcext:value-type="float">
            <text:p>0.3929998279</text:p>
          </table:table-cell>
          <table:table-cell office:value-type="float" office:value="0.445445030927658" calcext:value-type="float">
            <text:p>0.4454450309</text:p>
          </table:table-cell>
          <table:table-cell office:value-type="float" office:value="0.443711161613464" calcext:value-type="float">
            <text:p>0.4437111616</text:p>
          </table:table-cell>
        </table:table-row>
        <table:table-row table:style-name="ro1">
          <table:table-cell office:value-type="float" office:value="1537118956.01239" calcext:value-type="float">
            <text:p>1537118956.01239</text:p>
          </table:table-cell>
          <table:table-cell office:value-type="float" office:value="360" calcext:value-type="float">
            <text:p>360</text:p>
          </table:table-cell>
          <table:table-cell office:value-type="float" office:value="0.393637359142303" calcext:value-type="float">
            <text:p>0.3936373591</text:p>
          </table:table-cell>
          <table:table-cell office:value-type="float" office:value="0.446383982896805" calcext:value-type="float">
            <text:p>0.4463839829</text:p>
          </table:table-cell>
          <table:table-cell office:value-type="float" office:value="0.443823337554932" calcext:value-type="float">
            <text:p>0.4438233376</text:p>
          </table:table-cell>
        </table:table-row>
        <table:table-row table:style-name="ro1">
          <table:table-cell office:value-type="float" office:value="1537119012.21782" calcext:value-type="float">
            <text:p>1537119012.21782</text:p>
          </table:table-cell>
          <table:table-cell office:value-type="float" office:value="361" calcext:value-type="float">
            <text:p>361</text:p>
          </table:table-cell>
          <table:table-cell office:value-type="float" office:value="0.393225789070129" calcext:value-type="float">
            <text:p>0.3932257891</text:p>
          </table:table-cell>
          <table:table-cell office:value-type="float" office:value="0.445396393537521" calcext:value-type="float">
            <text:p>0.4453963935</text:p>
          </table:table-cell>
          <table:table-cell office:value-type="float" office:value="0.446169704198837" calcext:value-type="float">
            <text:p>0.4461697042</text:p>
          </table:table-cell>
        </table:table-row>
        <table:table-row table:style-name="ro1">
          <table:table-cell office:value-type="float" office:value="1537119030.91145" calcext:value-type="float">
            <text:p>1537119030.91145</text:p>
          </table:table-cell>
          <table:table-cell office:value-type="float" office:value="362" calcext:value-type="float">
            <text:p>362</text:p>
          </table:table-cell>
          <table:table-cell office:value-type="float" office:value="0.393474519252777" calcext:value-type="float">
            <text:p>0.3934745193</text:p>
          </table:table-cell>
          <table:table-cell office:value-type="float" office:value="0.448661357164383" calcext:value-type="float">
            <text:p>0.4486613572</text:p>
          </table:table-cell>
          <table:table-cell office:value-type="float" office:value="0.446898013353348" calcext:value-type="float">
            <text:p>0.4468980134</text:p>
          </table:table-cell>
        </table:table-row>
        <table:table-row table:style-name="ro1">
          <table:table-cell office:value-type="float" office:value="1537119068.83058" calcext:value-type="float">
            <text:p>1537119068.83058</text:p>
          </table:table-cell>
          <table:table-cell office:value-type="float" office:value="363" calcext:value-type="float">
            <text:p>363</text:p>
          </table:table-cell>
          <table:table-cell office:value-type="float" office:value="0.39288267493248" calcext:value-type="float">
            <text:p>0.3928826749</text:p>
          </table:table-cell>
          <table:table-cell office:value-type="float" office:value="0.454029679298401" calcext:value-type="float">
            <text:p>0.4540296793</text:p>
          </table:table-cell>
          <table:table-cell office:value-type="float" office:value="0.447088807821274" calcext:value-type="float">
            <text:p>0.4470888078</text:p>
          </table:table-cell>
        </table:table-row>
        <table:table-row table:style-name="ro1">
          <table:table-cell office:value-type="float" office:value="1537119106.62102" calcext:value-type="float">
            <text:p>1537119106.62102</text:p>
          </table:table-cell>
          <table:table-cell office:value-type="float" office:value="364" calcext:value-type="float">
            <text:p>364</text:p>
          </table:table-cell>
          <table:table-cell office:value-type="float" office:value="0.393225103616714" calcext:value-type="float">
            <text:p>0.3932251036</text:p>
          </table:table-cell>
          <table:table-cell office:value-type="float" office:value="0.453764408826828" calcext:value-type="float">
            <text:p>0.4537644088</text:p>
          </table:table-cell>
          <table:table-cell office:value-type="float" office:value="0.446103096008301" calcext:value-type="float">
            <text:p>0.446103096</text:p>
          </table:table-cell>
        </table:table-row>
        <table:table-row table:style-name="ro1">
          <table:table-cell office:value-type="float" office:value="1537119182.27297" calcext:value-type="float">
            <text:p>1537119182.27297</text:p>
          </table:table-cell>
          <table:table-cell office:value-type="float" office:value="365" calcext:value-type="float">
            <text:p>365</text:p>
          </table:table-cell>
          <table:table-cell office:value-type="float" office:value="0.393838346004486" calcext:value-type="float">
            <text:p>0.393838346</text:p>
          </table:table-cell>
          <table:table-cell office:value-type="float" office:value="0.453726500272751" calcext:value-type="float">
            <text:p>0.4537265003</text:p>
          </table:table-cell>
          <table:table-cell office:value-type="float" office:value="0.446195900440216" calcext:value-type="float">
            <text:p>0.4461959004</text:p>
          </table:table-cell>
        </table:table-row>
        <table:table-row table:style-name="ro1">
          <table:table-cell office:value-type="float" office:value="1537119375.48285" calcext:value-type="float">
            <text:p>1537119375.48285</text:p>
          </table:table-cell>
          <table:table-cell office:value-type="float" office:value="366" calcext:value-type="float">
            <text:p>366</text:p>
          </table:table-cell>
          <table:table-cell office:value-type="float" office:value="0.406335949897766" calcext:value-type="float">
            <text:p>0.4063359499</text:p>
          </table:table-cell>
          <table:table-cell office:value-type="float" office:value="0.45439738035202" calcext:value-type="float">
            <text:p>0.4543973804</text:p>
          </table:table-cell>
          <table:table-cell office:value-type="float" office:value="0.445686519145966" calcext:value-type="float">
            <text:p>0.4456865191</text:p>
          </table:table-cell>
        </table:table-row>
        <table:table-row table:style-name="ro1">
          <table:table-cell office:value-type="float" office:value="1537119471.61251" calcext:value-type="float">
            <text:p>1537119471.61251</text:p>
          </table:table-cell>
          <table:table-cell office:value-type="float" office:value="367" calcext:value-type="float">
            <text:p>367</text:p>
          </table:table-cell>
          <table:table-cell office:value-type="float" office:value="0.395159542560577" calcext:value-type="float">
            <text:p>0.3951595426</text:p>
          </table:table-cell>
          <table:table-cell office:value-type="float" office:value="0.453215211629868" calcext:value-type="float">
            <text:p>0.4532152116</text:p>
          </table:table-cell>
          <table:table-cell office:value-type="float" office:value="0.446351051330566" calcext:value-type="float">
            <text:p>0.4463510513</text:p>
          </table:table-cell>
        </table:table-row>
        <table:table-row table:style-name="ro1">
          <table:table-cell office:value-type="float" office:value="1537119509.80114" calcext:value-type="float">
            <text:p>1537119509.80114</text:p>
          </table:table-cell>
          <table:table-cell office:value-type="float" office:value="368" calcext:value-type="float">
            <text:p>368</text:p>
          </table:table-cell>
          <table:table-cell office:value-type="float" office:value="0.395952552556992" calcext:value-type="float">
            <text:p>0.3959525526</text:p>
          </table:table-cell>
          <table:table-cell office:value-type="float" office:value="0.453200995922089" calcext:value-type="float">
            <text:p>0.4532009959</text:p>
          </table:table-cell>
          <table:table-cell office:value-type="float" office:value="0.444812804460526" calcext:value-type="float">
            <text:p>0.4448128045</text:p>
          </table:table-cell>
        </table:table-row>
        <table:table-row table:style-name="ro1">
          <table:table-cell office:value-type="float" office:value="1537119643.55716" calcext:value-type="float">
            <text:p>1537119643.55716</text:p>
          </table:table-cell>
          <table:table-cell office:value-type="float" office:value="369" calcext:value-type="float">
            <text:p>369</text:p>
          </table:table-cell>
          <table:table-cell office:value-type="float" office:value="0.389854669570923" calcext:value-type="float">
            <text:p>0.3898546696</text:p>
          </table:table-cell>
          <table:table-cell office:value-type="float" office:value="0.454000651836395" calcext:value-type="float">
            <text:p>0.4540006518</text:p>
          </table:table-cell>
          <table:table-cell office:value-type="float" office:value="0.44350653886795" calcext:value-type="float">
            <text:p>0.4435065389</text:p>
          </table:table-cell>
        </table:table-row>
        <table:table-row table:style-name="ro1">
          <table:table-cell office:value-type="float" office:value="1537119795.26815" calcext:value-type="float">
            <text:p>1537119795.26815</text:p>
          </table:table-cell>
          <table:table-cell office:value-type="float" office:value="370" calcext:value-type="float">
            <text:p>370</text:p>
          </table:table-cell>
          <table:table-cell office:value-type="float" office:value="0.386555165052414" calcext:value-type="float">
            <text:p>0.3865551651</text:p>
          </table:table-cell>
          <table:table-cell office:value-type="float" office:value="0.414365381002426" calcext:value-type="float">
            <text:p>0.414365381</text:p>
          </table:table-cell>
          <table:table-cell office:value-type="float" office:value="0.444101184606552" calcext:value-type="float">
            <text:p>0.4441011846</text:p>
          </table:table-cell>
        </table:table-row>
        <table:table-row table:style-name="ro1">
          <table:table-cell office:value-type="float" office:value="1537119871.58737" calcext:value-type="float">
            <text:p>1537119871.58737</text:p>
          </table:table-cell>
          <table:table-cell office:value-type="float" office:value="371" calcext:value-type="float">
            <text:p>371</text:p>
          </table:table-cell>
          <table:table-cell office:value-type="float" office:value="0.384720981121063" calcext:value-type="float">
            <text:p>0.3847209811</text:p>
          </table:table-cell>
          <table:table-cell office:value-type="float" office:value="0.447669595479965" calcext:value-type="float">
            <text:p>0.4476695955</text:p>
          </table:table-cell>
          <table:table-cell office:value-type="float" office:value="0.446666777133942" calcext:value-type="float">
            <text:p>0.4466667771</text:p>
          </table:table-cell>
        </table:table-row>
        <table:table-row table:style-name="ro1">
          <table:table-cell office:value-type="float" office:value="1537120004.25797" calcext:value-type="float">
            <text:p>1537120004.25797</text:p>
          </table:table-cell>
          <table:table-cell office:value-type="float" office:value="372" calcext:value-type="float">
            <text:p>372</text:p>
          </table:table-cell>
          <table:table-cell office:value-type="float" office:value="0.386649996042252" calcext:value-type="float">
            <text:p>0.386649996</text:p>
          </table:table-cell>
          <table:table-cell office:value-type="float" office:value="0.445821881294251" calcext:value-type="float">
            <text:p>0.4458218813</text:p>
          </table:table-cell>
          <table:table-cell office:value-type="float" office:value="0.446543604135513" calcext:value-type="float">
            <text:p>0.4465436041</text:p>
          </table:table-cell>
        </table:table-row>
        <table:table-row table:style-name="ro1">
          <table:table-cell office:value-type="float" office:value="1537120023.42752" calcext:value-type="float">
            <text:p>1537120023.42752</text:p>
          </table:table-cell>
          <table:table-cell office:value-type="float" office:value="373" calcext:value-type="float">
            <text:p>373</text:p>
          </table:table-cell>
          <table:table-cell office:value-type="float" office:value="0.387599468231201" calcext:value-type="float">
            <text:p>0.3875994682</text:p>
          </table:table-cell>
          <table:table-cell office:value-type="float" office:value="0.436564534902573" calcext:value-type="float">
            <text:p>0.4365645349</text:p>
          </table:table-cell>
          <table:table-cell office:value-type="float" office:value="0.445657074451447" calcext:value-type="float">
            <text:p>0.4456570745</text:p>
          </table:table-cell>
        </table:table-row>
        <table:table-row table:style-name="ro1">
          <table:table-cell office:value-type="float" office:value="1537120307.79038" calcext:value-type="float">
            <text:p>1537120307.79038</text:p>
          </table:table-cell>
          <table:table-cell office:value-type="float" office:value="374" calcext:value-type="float">
            <text:p>374</text:p>
          </table:table-cell>
          <table:table-cell office:value-type="float" office:value="0.387014120817184" calcext:value-type="float">
            <text:p>0.3870141208</text:p>
          </table:table-cell>
          <table:table-cell office:value-type="float" office:value="0.438240796327591" calcext:value-type="float">
            <text:p>0.4382407963</text:p>
          </table:table-cell>
          <table:table-cell office:value-type="float" office:value="0.444501519203186" calcext:value-type="float">
            <text:p>0.4445015192</text:p>
          </table:table-cell>
        </table:table-row>
        <table:table-row table:style-name="ro1">
          <table:table-cell office:value-type="float" office:value="1537120364.83937" calcext:value-type="float">
            <text:p>1537120364.83937</text:p>
          </table:table-cell>
          <table:table-cell office:value-type="float" office:value="375" calcext:value-type="float">
            <text:p>375</text:p>
          </table:table-cell>
          <table:table-cell office:value-type="float" office:value="0.385732710361481" calcext:value-type="float">
            <text:p>0.3857327104</text:p>
          </table:table-cell>
          <table:table-cell office:value-type="float" office:value="0.440122187137604" calcext:value-type="float">
            <text:p>0.4401221871</text:p>
          </table:table-cell>
          <table:table-cell office:value-type="float" office:value="0.44339656829834" calcext:value-type="float">
            <text:p>0.4433965683</text:p>
          </table:table-cell>
        </table:table-row>
        <table:table-row table:style-name="ro1">
          <table:table-cell office:value-type="float" office:value="1537120421.41134" calcext:value-type="float">
            <text:p>1537120421.41134</text:p>
          </table:table-cell>
          <table:table-cell office:value-type="float" office:value="376" calcext:value-type="float">
            <text:p>376</text:p>
          </table:table-cell>
          <table:table-cell office:value-type="float" office:value="0.386922299861908" calcext:value-type="float">
            <text:p>0.3869222999</text:p>
          </table:table-cell>
          <table:table-cell office:value-type="float" office:value="0.441476911306381" calcext:value-type="float">
            <text:p>0.4414769113</text:p>
          </table:table-cell>
          <table:table-cell office:value-type="float" office:value="0.443936347961426" calcext:value-type="float">
            <text:p>0.443936348</text:p>
          </table:table-cell>
        </table:table-row>
        <table:table-row table:style-name="ro1">
          <table:table-cell office:value-type="float" office:value="1537120440.49982" calcext:value-type="float">
            <text:p>1537120440.49982</text:p>
          </table:table-cell>
          <table:table-cell office:value-type="float" office:value="377" calcext:value-type="float">
            <text:p>377</text:p>
          </table:table-cell>
          <table:table-cell office:value-type="float" office:value="0.387202858924866" calcext:value-type="float">
            <text:p>0.3872028589</text:p>
          </table:table-cell>
          <table:table-cell office:value-type="float" office:value="0.440764755010605" calcext:value-type="float">
            <text:p>0.440764755</text:p>
          </table:table-cell>
          <table:table-cell office:value-type="float" office:value="0.442999839782715" calcext:value-type="float">
            <text:p>0.4429998398</text:p>
          </table:table-cell>
        </table:table-row>
        <table:table-row table:style-name="ro1">
          <table:table-cell office:value-type="float" office:value="1537120515.76775" calcext:value-type="float">
            <text:p>1537120515.76775</text:p>
          </table:table-cell>
          <table:table-cell office:value-type="float" office:value="378" calcext:value-type="float">
            <text:p>378</text:p>
          </table:table-cell>
          <table:table-cell office:value-type="float" office:value="0.388813942670822" calcext:value-type="float">
            <text:p>0.3888139427</text:p>
          </table:table-cell>
          <table:table-cell office:value-type="float" office:value="0.44014835357666" calcext:value-type="float">
            <text:p>0.4401483536</text:p>
          </table:table-cell>
          <table:table-cell office:value-type="float" office:value="0.44287770986557" calcext:value-type="float">
            <text:p>0.4428777099</text:p>
          </table:table-cell>
        </table:table-row>
        <table:table-row table:style-name="ro1">
          <table:table-cell office:value-type="float" office:value="1537120553.35261" calcext:value-type="float">
            <text:p>1537120553.35261</text:p>
          </table:table-cell>
          <table:table-cell office:value-type="float" office:value="379" calcext:value-type="float">
            <text:p>379</text:p>
          </table:table-cell>
          <table:table-cell office:value-type="float" office:value="0.388434231281281" calcext:value-type="float">
            <text:p>0.3884342313</text:p>
          </table:table-cell>
          <table:table-cell office:value-type="float" office:value="0.440680712461472" calcext:value-type="float">
            <text:p>0.4406807125</text:p>
          </table:table-cell>
          <table:table-cell office:value-type="float" office:value="0.443510383367538" calcext:value-type="float">
            <text:p>0.4435103834</text:p>
          </table:table-cell>
        </table:table-row>
        <table:table-row table:style-name="ro1">
          <table:table-cell office:value-type="float" office:value="1537120647.33251" calcext:value-type="float">
            <text:p>1537120647.33251</text:p>
          </table:table-cell>
          <table:table-cell office:value-type="float" office:value="380" calcext:value-type="float">
            <text:p>380</text:p>
          </table:table-cell>
          <table:table-cell office:value-type="float" office:value="0.386968851089478" calcext:value-type="float">
            <text:p>0.3869688511</text:p>
          </table:table-cell>
          <table:table-cell office:value-type="float" office:value="0.442175924777985" calcext:value-type="float">
            <text:p>0.4421759248</text:p>
          </table:table-cell>
          <table:table-cell office:value-type="float" office:value="0.443864107131958" calcext:value-type="float">
            <text:p>0.4438641071</text:p>
          </table:table-cell>
        </table:table-row>
        <table:table-row table:style-name="ro1">
          <table:table-cell office:value-type="float" office:value="1537120799.62666" calcext:value-type="float">
            <text:p>1537120799.62666</text:p>
          </table:table-cell>
          <table:table-cell office:value-type="float" office:value="381" calcext:value-type="float">
            <text:p>381</text:p>
          </table:table-cell>
          <table:table-cell office:value-type="float" office:value="0.387366473674774" calcext:value-type="float">
            <text:p>0.3873664737</text:p>
          </table:table-cell>
          <table:table-cell office:value-type="float" office:value="0.442055284976959" calcext:value-type="float">
            <text:p>0.442055285</text:p>
          </table:table-cell>
          <table:table-cell office:value-type="float" office:value="0.442419409751892" calcext:value-type="float">
            <text:p>0.4424194098</text:p>
          </table:table-cell>
        </table:table-row>
        <table:table-row table:style-name="ro1">
          <table:table-cell office:value-type="float" office:value="1537120818.44046" calcext:value-type="float">
            <text:p>1537120818.44046</text:p>
          </table:table-cell>
          <table:table-cell office:value-type="float" office:value="382" calcext:value-type="float">
            <text:p>382</text:p>
          </table:table-cell>
          <table:table-cell office:value-type="float" office:value="0.387064516544342" calcext:value-type="float">
            <text:p>0.3870645165</text:p>
          </table:table-cell>
          <table:table-cell office:value-type="float" office:value="0.442854732275009" calcext:value-type="float">
            <text:p>0.4428547323</text:p>
          </table:table-cell>
          <table:table-cell office:value-type="float" office:value="0.44251736998558" calcext:value-type="float">
            <text:p>0.44251737</text:p>
          </table:table-cell>
        </table:table-row>
        <table:table-row table:style-name="ro1">
          <table:table-cell office:value-type="float" office:value="1537120893.97288" calcext:value-type="float">
            <text:p>1537120893.97288</text:p>
          </table:table-cell>
          <table:table-cell office:value-type="float" office:value="383" calcext:value-type="float">
            <text:p>383</text:p>
          </table:table-cell>
          <table:table-cell office:value-type="float" office:value="0.387876957654953" calcext:value-type="float">
            <text:p>0.3878769577</text:p>
          </table:table-cell>
          <table:table-cell office:value-type="float" office:value="0.443546056747436" calcext:value-type="float">
            <text:p>0.4435460567</text:p>
          </table:table-cell>
          <table:table-cell office:value-type="float" office:value="0.442300826311111" calcext:value-type="float">
            <text:p>0.4423008263</text:p>
          </table:table-cell>
        </table:table-row>
        <table:table-row table:style-name="ro1">
          <table:table-cell office:value-type="float" office:value="1537120932.26694" calcext:value-type="float">
            <text:p>1537120932.26694</text:p>
          </table:table-cell>
          <table:table-cell office:value-type="float" office:value="384" calcext:value-type="float">
            <text:p>384</text:p>
          </table:table-cell>
          <table:table-cell office:value-type="float" office:value="0.387523591518402" calcext:value-type="float">
            <text:p>0.3875235915</text:p>
          </table:table-cell>
          <table:table-cell office:value-type="float" office:value="0.443493336439133" calcext:value-type="float">
            <text:p>0.4434933364</text:p>
          </table:table-cell>
          <table:table-cell office:value-type="float" office:value="0.442355096340179" calcext:value-type="float">
            <text:p>0.4423550963</text:p>
          </table:table-cell>
        </table:table-row>
        <table:table-row table:style-name="ro1">
          <table:table-cell office:value-type="float" office:value="1537120970.05263" calcext:value-type="float">
            <text:p>1537120970.05263</text:p>
          </table:table-cell>
          <table:table-cell office:value-type="float" office:value="385" calcext:value-type="float">
            <text:p>385</text:p>
          </table:table-cell>
          <table:table-cell office:value-type="float" office:value="0.38825660943985" calcext:value-type="float">
            <text:p>0.3882566094</text:p>
          </table:table-cell>
          <table:table-cell office:value-type="float" office:value="0.442926406860352" calcext:value-type="float">
            <text:p>0.4429264069</text:p>
          </table:table-cell>
          <table:table-cell office:value-type="float" office:value="0.442199617624283" calcext:value-type="float">
            <text:p>0.4421996176</text:p>
          </table:table-cell>
        </table:table-row>
        <table:table-row table:style-name="ro1">
          <table:table-cell office:value-type="float" office:value="1537121046.36571" calcext:value-type="float">
            <text:p>1537121046.36571</text:p>
          </table:table-cell>
          <table:table-cell office:value-type="float" office:value="386" calcext:value-type="float">
            <text:p>386</text:p>
          </table:table-cell>
          <table:table-cell office:value-type="float" office:value="0.389077186584473" calcext:value-type="float">
            <text:p>0.3890771866</text:p>
          </table:table-cell>
          <table:table-cell office:value-type="float" office:value="0.443452954292297" calcext:value-type="float">
            <text:p>0.4434529543</text:p>
          </table:table-cell>
          <table:table-cell office:value-type="float" office:value="0.442038744688034" calcext:value-type="float">
            <text:p>0.4420387447</text:p>
          </table:table-cell>
        </table:table-row>
        <table:table-row table:style-name="ro1">
          <table:table-cell office:value-type="float" office:value="1537121234.32407" calcext:value-type="float">
            <text:p>1537121234.32407</text:p>
          </table:table-cell>
          <table:table-cell office:value-type="float" office:value="387" calcext:value-type="float">
            <text:p>387</text:p>
          </table:table-cell>
          <table:table-cell office:value-type="float" office:value="0.388982117176056" calcext:value-type="float">
            <text:p>0.3889821172</text:p>
          </table:table-cell>
          <table:table-cell office:value-type="float" office:value="0.444073379039764" calcext:value-type="float">
            <text:p>0.444073379</text:p>
          </table:table-cell>
          <table:table-cell office:value-type="float" office:value="0.441975593566895" calcext:value-type="float">
            <text:p>0.4419755936</text:p>
          </table:table-cell>
        </table:table-row>
        <table:table-row table:style-name="ro1">
          <table:table-cell office:value-type="float" office:value="1537121271.76955" calcext:value-type="float">
            <text:p>1537121271.76955</text:p>
          </table:table-cell>
          <table:table-cell office:value-type="float" office:value="388" calcext:value-type="float">
            <text:p>388</text:p>
          </table:table-cell>
          <table:table-cell office:value-type="float" office:value="0.388276487588882" calcext:value-type="float">
            <text:p>0.3882764876</text:p>
          </table:table-cell>
          <table:table-cell office:value-type="float" office:value="0.444494903087616" calcext:value-type="float">
            <text:p>0.4444949031</text:p>
          </table:table-cell>
          <table:table-cell office:value-type="float" office:value="0.441540360450745" calcext:value-type="float">
            <text:p>0.4415403605</text:p>
          </table:table-cell>
        </table:table-row>
        <table:table-row table:style-name="ro1">
          <table:table-cell office:value-type="float" office:value="1537121309.32837" calcext:value-type="float">
            <text:p>1537121309.32837</text:p>
          </table:table-cell>
          <table:table-cell office:value-type="float" office:value="389" calcext:value-type="float">
            <text:p>389</text:p>
          </table:table-cell>
          <table:table-cell office:value-type="float" office:value="0.388041436672211" calcext:value-type="float">
            <text:p>0.3880414367</text:p>
          </table:table-cell>
          <table:table-cell office:value-type="float" office:value="0.445248007774353" calcext:value-type="float">
            <text:p>0.4452480078</text:p>
          </table:table-cell>
          <table:table-cell office:value-type="float" office:value="0.441148191690445" calcext:value-type="float">
            <text:p>0.4411481917</text:p>
          </table:table-cell>
        </table:table-row>
        <table:table-row table:style-name="ro1">
          <table:table-cell office:value-type="float" office:value="1537121328.37807" calcext:value-type="float">
            <text:p>1537121328.37807</text:p>
          </table:table-cell>
          <table:table-cell office:value-type="float" office:value="390" calcext:value-type="float">
            <text:p>390</text:p>
          </table:table-cell>
          <table:table-cell office:value-type="float" office:value="0.387420266866684" calcext:value-type="float">
            <text:p>0.3874202669</text:p>
          </table:table-cell>
          <table:table-cell office:value-type="float" office:value="0.444256961345673" calcext:value-type="float">
            <text:p>0.4442569613</text:p>
          </table:table-cell>
          <table:table-cell office:value-type="float" office:value="0.441440105438232" calcext:value-type="float">
            <text:p>0.4414401054</text:p>
          </table:table-cell>
        </table:table-row>
        <table:table-row table:style-name="ro1">
          <table:table-cell office:value-type="float" office:value="1537121404.58337" calcext:value-type="float">
            <text:p>1537121404.58337</text:p>
          </table:table-cell>
          <table:table-cell office:value-type="float" office:value="391" calcext:value-type="float">
            <text:p>391</text:p>
          </table:table-cell>
          <table:table-cell office:value-type="float" office:value="0.387327998876572" calcext:value-type="float">
            <text:p>0.3873279989</text:p>
          </table:table-cell>
          <table:table-cell office:value-type="float" office:value="0.444872289896011" calcext:value-type="float">
            <text:p>0.4448722899</text:p>
          </table:table-cell>
          <table:table-cell office:value-type="float" office:value="0.441049993038178" calcext:value-type="float">
            <text:p>0.441049993</text:p>
          </table:table-cell>
        </table:table-row>
        <table:table-row table:style-name="ro1">
          <table:table-cell office:value-type="float" office:value="1537121461.18582" calcext:value-type="float">
            <text:p>1537121461.18582</text:p>
          </table:table-cell>
          <table:table-cell office:value-type="float" office:value="392" calcext:value-type="float">
            <text:p>392</text:p>
          </table:table-cell>
          <table:table-cell office:value-type="float" office:value="0.386888533830643" calcext:value-type="float">
            <text:p>0.3868885338</text:p>
          </table:table-cell>
          <table:table-cell office:value-type="float" office:value="0.428780823945999" calcext:value-type="float">
            <text:p>0.4287808239</text:p>
          </table:table-cell>
          <table:table-cell office:value-type="float" office:value="0.440566778182983" calcext:value-type="float">
            <text:p>0.4405667782</text:p>
          </table:table-cell>
        </table:table-row>
        <table:table-row table:style-name="ro1">
          <table:table-cell office:value-type="float" office:value="1537121729.16765" calcext:value-type="float">
            <text:p>1537121729.16765</text:p>
          </table:table-cell>
          <table:table-cell office:value-type="float" office:value="393" calcext:value-type="float">
            <text:p>393</text:p>
          </table:table-cell>
          <table:table-cell office:value-type="float" office:value="0.375593692064285" calcext:value-type="float">
            <text:p>0.3755936921</text:p>
          </table:table-cell>
          <table:table-cell office:value-type="float" office:value="0.431874573230743" calcext:value-type="float">
            <text:p>0.4318745732</text:p>
          </table:table-cell>
          <table:table-cell office:value-type="float" office:value="0.440628826618195" calcext:value-type="float">
            <text:p>0.4406288266</text:p>
          </table:table-cell>
        </table:table-row>
        <table:table-row table:style-name="ro1">
          <table:table-cell office:value-type="float" office:value="1537121804.28238" calcext:value-type="float">
            <text:p>1537121804.28238</text:p>
          </table:table-cell>
          <table:table-cell office:value-type="float" office:value="394" calcext:value-type="float">
            <text:p>394</text:p>
          </table:table-cell>
          <table:table-cell office:value-type="float" office:value="0.365519881248474" calcext:value-type="float">
            <text:p>0.3655198812</text:p>
          </table:table-cell>
          <table:table-cell office:value-type="float" office:value="0.434870541095734" calcext:value-type="float">
            <text:p>0.4348705411</text:p>
          </table:table-cell>
          <table:table-cell office:value-type="float" office:value="0.441229671239853" calcext:value-type="float">
            <text:p>0.4412296712</text:p>
          </table:table-cell>
        </table:table-row>
        <table:table-row table:style-name="ro1">
          <table:table-cell office:value-type="float" office:value="1537122068.42495" calcext:value-type="float">
            <text:p>1537122068.42495</text:p>
          </table:table-cell>
          <table:table-cell office:value-type="float" office:value="395" calcext:value-type="float">
            <text:p>395</text:p>
          </table:table-cell>
          <table:table-cell office:value-type="float" office:value="0.371508300304413" calcext:value-type="float">
            <text:p>0.3715083003</text:p>
          </table:table-cell>
          <table:table-cell office:value-type="float" office:value="0.434511542320251" calcext:value-type="float">
            <text:p>0.4345115423</text:p>
          </table:table-cell>
          <table:table-cell office:value-type="float" office:value="0.441405951976776" calcext:value-type="float">
            <text:p>0.441405952</text:p>
          </table:table-cell>
        </table:table-row>
        <table:table-row table:style-name="ro1">
          <table:table-cell office:value-type="float" office:value="1537122143.24926" calcext:value-type="float">
            <text:p>1537122143.24926</text:p>
          </table:table-cell>
          <table:table-cell office:value-type="float" office:value="396" calcext:value-type="float">
            <text:p>396</text:p>
          </table:table-cell>
          <table:table-cell office:value-type="float" office:value="0.372392445802689" calcext:value-type="float">
            <text:p>0.3723924458</text:p>
          </table:table-cell>
          <table:table-cell office:value-type="float" office:value="0.435493409633637" calcext:value-type="float">
            <text:p>0.4354934096</text:p>
          </table:table-cell>
          <table:table-cell office:value-type="float" office:value="0.442366093397141" calcext:value-type="float">
            <text:p>0.4423660934</text:p>
          </table:table-cell>
        </table:table-row>
        <table:table-row table:style-name="ro1">
          <table:table-cell office:value-type="float" office:value="1537122180.38894" calcext:value-type="float">
            <text:p>1537122180.38894</text:p>
          </table:table-cell>
          <table:table-cell office:value-type="float" office:value="397" calcext:value-type="float">
            <text:p>397</text:p>
          </table:table-cell>
          <table:table-cell office:value-type="float" office:value="0.372365862131119" calcext:value-type="float">
            <text:p>0.3723658621</text:p>
          </table:table-cell>
          <table:table-cell office:value-type="float" office:value="0.436555415391922" calcext:value-type="float">
            <text:p>0.4365554154</text:p>
          </table:table-cell>
          <table:table-cell office:value-type="float" office:value="0.442162185907364" calcext:value-type="float">
            <text:p>0.4421621859</text:p>
          </table:table-cell>
        </table:table-row>
        <table:table-row table:style-name="ro1">
          <table:table-cell office:value-type="float" office:value="1537122273.36477" calcext:value-type="float">
            <text:p>1537122273.36477</text:p>
          </table:table-cell>
          <table:table-cell office:value-type="float" office:value="398" calcext:value-type="float">
            <text:p>398</text:p>
          </table:table-cell>
          <table:table-cell office:value-type="float" office:value="0.372307002544403" calcext:value-type="float">
            <text:p>0.3723070025</text:p>
          </table:table-cell>
          <table:table-cell office:value-type="float" office:value="0.436229437589645" calcext:value-type="float">
            <text:p>0.4362294376</text:p>
          </table:table-cell>
          <table:table-cell office:value-type="float" office:value="0.442348301410675" calcext:value-type="float">
            <text:p>0.4423483014</text:p>
          </table:table-cell>
        </table:table-row>
        <table:table-row table:style-name="ro1">
          <table:table-cell office:value-type="float" office:value="1537122292.01266" calcext:value-type="float">
            <text:p>1537122292.01266</text:p>
          </table:table-cell>
          <table:table-cell office:value-type="float" office:value="399" calcext:value-type="float">
            <text:p>399</text:p>
          </table:table-cell>
          <table:table-cell office:value-type="float" office:value="0.373090416193008" calcext:value-type="float">
            <text:p>0.3730904162</text:p>
          </table:table-cell>
          <table:table-cell office:value-type="float" office:value="0.437118858098984" calcext:value-type="float">
            <text:p>0.4371188581</text:p>
          </table:table-cell>
          <table:table-cell office:value-type="float" office:value="0.442760348320007" calcext:value-type="float">
            <text:p>0.4427603483</text:p>
          </table:table-cell>
        </table:table-row>
        <table:table-row table:style-name="ro1">
          <table:table-cell office:value-type="float" office:value="1537122329.02357" calcext:value-type="float">
            <text:p>1537122329.02357</text:p>
          </table:table-cell>
          <table:table-cell office:value-type="float" office:value="400" calcext:value-type="float">
            <text:p>400</text:p>
          </table:table-cell>
          <table:table-cell office:value-type="float" office:value="0.374161332845688" calcext:value-type="float">
            <text:p>0.3741613328</text:p>
          </table:table-cell>
          <table:table-cell office:value-type="float" office:value="0.43972909450531" calcext:value-type="float">
            <text:p>0.4397290945</text:p>
          </table:table-cell>
          <table:table-cell office:value-type="float" office:value="0.442608922719955" calcext:value-type="float">
            <text:p>0.4426089227</text:p>
          </table:table-cell>
        </table:table-row>
        <table:table-row table:style-name="ro1">
          <table:table-cell office:value-type="float" office:value="1537122384.91565" calcext:value-type="float">
            <text:p>1537122384.91565</text:p>
          </table:table-cell>
          <table:table-cell office:value-type="float" office:value="401" calcext:value-type="float">
            <text:p>401</text:p>
          </table:table-cell>
          <table:table-cell office:value-type="float" office:value="0.373044788837433" calcext:value-type="float">
            <text:p>0.3730447888</text:p>
          </table:table-cell>
          <table:table-cell office:value-type="float" office:value="0.440817177295685" calcext:value-type="float">
            <text:p>0.4408171773</text:p>
          </table:table-cell>
          <table:table-cell office:value-type="float" office:value="0.441699624061585" calcext:value-type="float">
            <text:p>0.4416996241</text:p>
          </table:table-cell>
        </table:table-row>
        <table:table-row table:style-name="ro1">
          <table:table-cell office:value-type="float" office:value="1537122422.23203" calcext:value-type="float">
            <text:p>1537122422.23203</text:p>
          </table:table-cell>
          <table:table-cell office:value-type="float" office:value="402" calcext:value-type="float">
            <text:p>402</text:p>
          </table:table-cell>
          <table:table-cell office:value-type="float" office:value="0.374684244394302" calcext:value-type="float">
            <text:p>0.3746842444</text:p>
          </table:table-cell>
          <table:table-cell office:value-type="float" office:value="0.441941857337952" calcext:value-type="float">
            <text:p>0.4419418573</text:p>
          </table:table-cell>
          <table:table-cell office:value-type="float" office:value="0.441592693328857" calcext:value-type="float">
            <text:p>0.4415926933</text:p>
          </table:table-cell>
        </table:table-row>
        <table:table-row table:style-name="ro1">
          <table:table-cell office:value-type="float" office:value="1537122459.34459" calcext:value-type="float">
            <text:p>1537122459.34459</text:p>
          </table:table-cell>
          <table:table-cell office:value-type="float" office:value="403" calcext:value-type="float">
            <text:p>403</text:p>
          </table:table-cell>
          <table:table-cell office:value-type="float" office:value="0.37574490904808" calcext:value-type="float">
            <text:p>0.375744909</text:p>
          </table:table-cell>
          <table:table-cell office:value-type="float" office:value="0.441970527172089" calcext:value-type="float">
            <text:p>0.4419705272</text:p>
          </table:table-cell>
          <table:table-cell office:value-type="float" office:value="0.44266802072525" calcext:value-type="float">
            <text:p>0.4426680207</text:p>
          </table:table-cell>
        </table:table-row>
        <table:table-row table:style-name="ro1">
          <table:table-cell office:value-type="float" office:value="1537122477.99128" calcext:value-type="float">
            <text:p>1537122477.99128</text:p>
          </table:table-cell>
          <table:table-cell office:value-type="float" office:value="404" calcext:value-type="float">
            <text:p>404</text:p>
          </table:table-cell>
          <table:table-cell office:value-type="float" office:value="0.375673860311508" calcext:value-type="float">
            <text:p>0.3756738603</text:p>
          </table:table-cell>
          <table:table-cell office:value-type="float" office:value="0.440997093915939" calcext:value-type="float">
            <text:p>0.4409970939</text:p>
          </table:table-cell>
          <table:table-cell office:value-type="float" office:value="0.443076401948929" calcext:value-type="float">
            <text:p>0.4430764019</text:p>
          </table:table-cell>
        </table:table-row>
        <table:table-row table:style-name="ro1">
          <table:table-cell office:value-type="float" office:value="1537122609.19275" calcext:value-type="float">
            <text:p>1537122609.19275</text:p>
          </table:table-cell>
          <table:table-cell office:value-type="float" office:value="405" calcext:value-type="float">
            <text:p>405</text:p>
          </table:table-cell>
          <table:table-cell office:value-type="float" office:value="0.375892251729965" calcext:value-type="float">
            <text:p>0.3758922517</text:p>
          </table:table-cell>
          <table:table-cell office:value-type="float" office:value="0.441181600093842" calcext:value-type="float">
            <text:p>0.4411816001</text:p>
          </table:table-cell>
          <table:table-cell office:value-type="float" office:value="0.443057537078857" calcext:value-type="float">
            <text:p>0.4430575371</text:p>
          </table:table-cell>
        </table:table-row>
        <table:table-row table:style-name="ro1">
          <table:table-cell office:value-type="float" office:value="1537122665.12867" calcext:value-type="float">
            <text:p>1537122665.12867</text:p>
          </table:table-cell>
          <table:table-cell office:value-type="float" office:value="406" calcext:value-type="float">
            <text:p>406</text:p>
          </table:table-cell>
          <table:table-cell office:value-type="float" office:value="0.37647470831871" calcext:value-type="float">
            <text:p>0.3764747083</text:p>
          </table:table-cell>
          <table:table-cell office:value-type="float" office:value="0.440250068902969" calcext:value-type="float">
            <text:p>0.4402500689</text:p>
          </table:table-cell>
          <table:table-cell office:value-type="float" office:value="0.443133503198624" calcext:value-type="float">
            <text:p>0.4431335032</text:p>
          </table:table-cell>
        </table:table-row>
        <table:table-row table:style-name="ro1">
          <table:table-cell office:value-type="float" office:value="1537122758.67645" calcext:value-type="float">
            <text:p>1537122758.67645</text:p>
          </table:table-cell>
          <table:table-cell office:value-type="float" office:value="407" calcext:value-type="float">
            <text:p>407</text:p>
          </table:table-cell>
          <table:table-cell office:value-type="float" office:value="0.37844580411911" calcext:value-type="float">
            <text:p>0.3784458041</text:p>
          </table:table-cell>
          <table:table-cell office:value-type="float" office:value="0.441395133733749" calcext:value-type="float">
            <text:p>0.4413951337</text:p>
          </table:table-cell>
          <table:table-cell office:value-type="float" office:value="0.444045007228851" calcext:value-type="float">
            <text:p>0.4440450072</text:p>
          </table:table-cell>
        </table:table-row>
        <table:table-row table:style-name="ro1">
          <table:table-cell office:value-type="float" office:value="1537123117.30164" calcext:value-type="float">
            <text:p>1537123117.30164</text:p>
          </table:table-cell>
          <table:table-cell office:value-type="float" office:value="408" calcext:value-type="float">
            <text:p>408</text:p>
          </table:table-cell>
          <table:table-cell office:value-type="float" office:value="0.379043459892273" calcext:value-type="float">
            <text:p>0.3790434599</text:p>
          </table:table-cell>
          <table:table-cell office:value-type="float" office:value="0.442528903484345" calcext:value-type="float">
            <text:p>0.4425289035</text:p>
          </table:table-cell>
          <table:table-cell office:value-type="float" office:value="0.44350203871727" calcext:value-type="float">
            <text:p>0.4435020387</text:p>
          </table:table-cell>
        </table:table-row>
        <table:table-row table:style-name="ro1">
          <table:table-cell office:value-type="float" office:value="1537123306.01538" calcext:value-type="float">
            <text:p>1537123306.01538</text:p>
          </table:table-cell>
          <table:table-cell office:value-type="float" office:value="409" calcext:value-type="float">
            <text:p>409</text:p>
          </table:table-cell>
          <table:table-cell office:value-type="float" office:value="0.378328263759613" calcext:value-type="float">
            <text:p>0.3783282638</text:p>
          </table:table-cell>
          <table:table-cell office:value-type="float" office:value="0.443077474832535" calcext:value-type="float">
            <text:p>0.4430774748</text:p>
          </table:table-cell>
          <table:table-cell office:value-type="float" office:value="0.443776220083237" calcext:value-type="float">
            <text:p>0.4437762201</text:p>
          </table:table-cell>
        </table:table-row>
        <table:table-row table:style-name="ro1">
          <table:table-cell office:value-type="float" office:value="1537123419.29846" calcext:value-type="float">
            <text:p>1537123419.29846</text:p>
          </table:table-cell>
          <table:table-cell office:value-type="float" office:value="410" calcext:value-type="float">
            <text:p>410</text:p>
          </table:table-cell>
          <table:table-cell office:value-type="float" office:value="0.380203545093536" calcext:value-type="float">
            <text:p>0.3802035451</text:p>
          </table:table-cell>
          <table:table-cell office:value-type="float" office:value="0.442542552947998" calcext:value-type="float">
            <text:p>0.4425425529</text:p>
          </table:table-cell>
          <table:table-cell office:value-type="float" office:value="0.443684935569763" calcext:value-type="float">
            <text:p>0.4436849356</text:p>
          </table:table-cell>
        </table:table-row>
        <table:table-row table:style-name="ro1">
          <table:table-cell office:value-type="float" office:value="1537123475.58412" calcext:value-type="float">
            <text:p>1537123475.58412</text:p>
          </table:table-cell>
          <table:table-cell office:value-type="float" office:value="411" calcext:value-type="float">
            <text:p>411</text:p>
          </table:table-cell>
          <table:table-cell office:value-type="float" office:value="0.380665332078934" calcext:value-type="float">
            <text:p>0.3806653321</text:p>
          </table:table-cell>
          <table:table-cell office:value-type="float" office:value="0.392180293798447" calcext:value-type="float">
            <text:p>0.3921802938</text:p>
          </table:table-cell>
          <table:table-cell office:value-type="float" office:value="0.444289594888687" calcext:value-type="float">
            <text:p>0.4442895949</text:p>
          </table:table-cell>
        </table:table-row>
        <table:table-row table:style-name="ro1">
          <table:table-cell office:value-type="float" office:value="1537123532.24151" calcext:value-type="float">
            <text:p>1537123532.24151</text:p>
          </table:table-cell>
          <table:table-cell office:value-type="float" office:value="412" calcext:value-type="float">
            <text:p>412</text:p>
          </table:table-cell>
          <table:table-cell office:value-type="float" office:value="0.379857897758484" calcext:value-type="float">
            <text:p>0.3798578978</text:p>
          </table:table-cell>
          <table:table-cell office:value-type="float" office:value="0.419990539550781" calcext:value-type="float">
            <text:p>0.4199905396</text:p>
          </table:table-cell>
          <table:table-cell office:value-type="float" office:value="0.443838328123093" calcext:value-type="float">
            <text:p>0.4438383281</text:p>
          </table:table-cell>
        </table:table-row>
        <table:table-row table:style-name="ro1">
          <table:table-cell office:value-type="float" office:value="1537123588.61417" calcext:value-type="float">
            <text:p>1537123588.61417</text:p>
          </table:table-cell>
          <table:table-cell office:value-type="float" office:value="413" calcext:value-type="float">
            <text:p>413</text:p>
          </table:table-cell>
          <table:table-cell office:value-type="float" office:value="0.379547029733658" calcext:value-type="float">
            <text:p>0.3795470297</text:p>
          </table:table-cell>
          <table:table-cell office:value-type="float" office:value="0.428452700376511" calcext:value-type="float">
            <text:p>0.4284527004</text:p>
          </table:table-cell>
          <table:table-cell office:value-type="float" office:value="0.444302797317505" calcext:value-type="float">
            <text:p>0.4443027973</text:p>
          </table:table-cell>
        </table:table-row>
        <table:table-row table:style-name="ro1">
          <table:table-cell office:value-type="float" office:value="1537123607.80745" calcext:value-type="float">
            <text:p>1537123607.80745</text:p>
          </table:table-cell>
          <table:table-cell office:value-type="float" office:value="414" calcext:value-type="float">
            <text:p>414</text:p>
          </table:table-cell>
          <table:table-cell office:value-type="float" office:value="0.379337579011917" calcext:value-type="float">
            <text:p>0.379337579</text:p>
          </table:table-cell>
          <table:table-cell office:value-type="float" office:value="0.430790334939957" calcext:value-type="float">
            <text:p>0.4307903349</text:p>
          </table:table-cell>
          <table:table-cell office:value-type="float" office:value="0.444398730993271" calcext:value-type="float">
            <text:p>0.444398731</text:p>
          </table:table-cell>
        </table:table-row>
        <table:table-row table:style-name="ro1">
          <table:table-cell office:value-type="float" office:value="1537123626.65394" calcext:value-type="float">
            <text:p>1537123626.65394</text:p>
          </table:table-cell>
          <table:table-cell office:value-type="float" office:value="415" calcext:value-type="float">
            <text:p>415</text:p>
          </table:table-cell>
          <table:table-cell office:value-type="float" office:value="0.379131376743317" calcext:value-type="float">
            <text:p>0.3791313767</text:p>
          </table:table-cell>
          <table:table-cell office:value-type="float" office:value="0.433151513338089" calcext:value-type="float">
            <text:p>0.4331515133</text:p>
          </table:table-cell>
          <table:table-cell office:value-type="float" office:value="0.444086343050003" calcext:value-type="float">
            <text:p>0.4440863431</text:p>
          </table:table-cell>
        </table:table-row>
        <table:table-row table:style-name="ro1">
          <table:table-cell office:value-type="float" office:value="1537123815.79547" calcext:value-type="float">
            <text:p>1537123815.79547</text:p>
          </table:table-cell>
          <table:table-cell office:value-type="float" office:value="416" calcext:value-type="float">
            <text:p>416</text:p>
          </table:table-cell>
          <table:table-cell office:value-type="float" office:value="0.379735857248306" calcext:value-type="float">
            <text:p>0.3797358572</text:p>
          </table:table-cell>
          <table:table-cell office:value-type="float" office:value="0.433947175741196" calcext:value-type="float">
            <text:p>0.4339471757</text:p>
          </table:table-cell>
          <table:table-cell office:value-type="float" office:value="0.444527477025986" calcext:value-type="float">
            <text:p>0.444527477</text:p>
          </table:table-cell>
        </table:table-row>
        <table:table-row table:style-name="ro1">
          <table:table-cell office:value-type="float" office:value="1537123834.70939" calcext:value-type="float">
            <text:p>1537123834.70939</text:p>
          </table:table-cell>
          <table:table-cell office:value-type="float" office:value="417" calcext:value-type="float">
            <text:p>417</text:p>
          </table:table-cell>
          <table:table-cell office:value-type="float" office:value="0.380231618881226" calcext:value-type="float">
            <text:p>0.3802316189</text:p>
          </table:table-cell>
          <table:table-cell office:value-type="float" office:value="0.433805078268051" calcext:value-type="float">
            <text:p>0.4338050783</text:p>
          </table:table-cell>
          <table:table-cell office:value-type="float" office:value="0.44427028298378" calcext:value-type="float">
            <text:p>0.444270283</text:p>
          </table:table-cell>
        </table:table-row>
        <table:table-row table:style-name="ro1">
          <table:table-cell office:value-type="float" office:value="1537123970.08117" calcext:value-type="float">
            <text:p>1537123970.08117</text:p>
          </table:table-cell>
          <table:table-cell office:value-type="float" office:value="418" calcext:value-type="float">
            <text:p>418</text:p>
          </table:table-cell>
          <table:table-cell office:value-type="float" office:value="0.387492150068283" calcext:value-type="float">
            <text:p>0.3874921501</text:p>
          </table:table-cell>
          <table:table-cell office:value-type="float" office:value="0.43214938044548" calcext:value-type="float">
            <text:p>0.4321493804</text:p>
          </table:table-cell>
          <table:table-cell office:value-type="float" office:value="0.444740504026413" calcext:value-type="float">
            <text:p>0.444740504</text:p>
          </table:table-cell>
        </table:table-row>
        <table:table-row table:style-name="ro1">
          <table:table-cell office:value-type="float" office:value="1537124008.73244" calcext:value-type="float">
            <text:p>1537124008.73244</text:p>
          </table:table-cell>
          <table:table-cell office:value-type="float" office:value="419" calcext:value-type="float">
            <text:p>419</text:p>
          </table:table-cell>
          <table:table-cell office:value-type="float" office:value="0.376346111297607" calcext:value-type="float">
            <text:p>0.3763461113</text:p>
          </table:table-cell>
          <table:table-cell office:value-type="float" office:value="0.433998793363571" calcext:value-type="float">
            <text:p>0.4339987934</text:p>
          </table:table-cell>
          <table:table-cell office:value-type="float" office:value="0.444398015737534" calcext:value-type="float">
            <text:p>0.4443980157</text:p>
          </table:table-cell>
        </table:table-row>
        <table:table-row table:style-name="ro1">
          <table:table-cell office:value-type="float" office:value="1537124236.81525" calcext:value-type="float">
            <text:p>1537124236.81525</text:p>
          </table:table-cell>
          <table:table-cell office:value-type="float" office:value="420" calcext:value-type="float">
            <text:p>420</text:p>
          </table:table-cell>
          <table:table-cell office:value-type="float" office:value="0.372485905885696" calcext:value-type="float">
            <text:p>0.3724859059</text:p>
          </table:table-cell>
          <table:table-cell office:value-type="float" office:value="0.433987766504288" calcext:value-type="float">
            <text:p>0.4339877665</text:p>
          </table:table-cell>
          <table:table-cell office:value-type="float" office:value="0.444025009870529" calcext:value-type="float">
            <text:p>0.4440250099</text:p>
          </table:table-cell>
        </table:table-row>
        <table:table-row table:style-name="ro1">
          <table:table-cell office:value-type="float" office:value="1537124255.77545" calcext:value-type="float">
            <text:p>1537124255.77545</text:p>
          </table:table-cell>
          <table:table-cell office:value-type="float" office:value="421" calcext:value-type="float">
            <text:p>421</text:p>
          </table:table-cell>
          <table:table-cell office:value-type="float" office:value="0.370982229709625" calcext:value-type="float">
            <text:p>0.3709822297</text:p>
          </table:table-cell>
          <table:table-cell office:value-type="float" office:value="0.439111739397049" calcext:value-type="float">
            <text:p>0.4391117394</text:p>
          </table:table-cell>
          <table:table-cell office:value-type="float" office:value="0.444850921630859" calcext:value-type="float">
            <text:p>0.4448509216</text:p>
          </table:table-cell>
        </table:table-row>
        <table:table-row table:style-name="ro1">
          <table:table-cell office:value-type="float" office:value="1537124293.48067" calcext:value-type="float">
            <text:p>1537124293.48067</text:p>
          </table:table-cell>
          <table:table-cell office:value-type="float" office:value="422" calcext:value-type="float">
            <text:p>422</text:p>
          </table:table-cell>
          <table:table-cell office:value-type="float" office:value="0.371312886476517" calcext:value-type="float">
            <text:p>0.3713128865</text:p>
          </table:table-cell>
          <table:table-cell office:value-type="float" office:value="0.439191699028015" calcext:value-type="float">
            <text:p>0.439191699</text:p>
          </table:table-cell>
          <table:table-cell office:value-type="float" office:value="0.4452945291996" calcext:value-type="float">
            <text:p>0.4452945292</text:p>
          </table:table-cell>
        </table:table-row>
        <table:table-row table:style-name="ro1">
          <table:table-cell office:value-type="float" office:value="1537124444.62466" calcext:value-type="float">
            <text:p>1537124444.62466</text:p>
          </table:table-cell>
          <table:table-cell office:value-type="float" office:value="423" calcext:value-type="float">
            <text:p>423</text:p>
          </table:table-cell>
          <table:table-cell office:value-type="float" office:value="0.377451151609421" calcext:value-type="float">
            <text:p>0.3774511516</text:p>
          </table:table-cell>
          <table:table-cell office:value-type="float" office:value="0.441593647003174" calcext:value-type="float">
            <text:p>0.441593647</text:p>
          </table:table-cell>
          <table:table-cell office:value-type="float" office:value="0.445560932159424" calcext:value-type="float">
            <text:p>0.4455609322</text:p>
          </table:table-cell>
        </table:table-row>
        <table:table-row table:style-name="ro1">
          <table:table-cell office:value-type="float" office:value="1537124616.01798" calcext:value-type="float">
            <text:p>1537124616.01798</text:p>
          </table:table-cell>
          <table:table-cell office:value-type="float" office:value="424" calcext:value-type="float">
            <text:p>424</text:p>
          </table:table-cell>
          <table:table-cell office:value-type="float" office:value="0.374588876962662" calcext:value-type="float">
            <text:p>0.374588877</text:p>
          </table:table-cell>
          <table:table-cell office:value-type="float" office:value="0.440733194351196" calcext:value-type="float">
            <text:p>0.4407331944</text:p>
          </table:table-cell>
          <table:table-cell office:value-type="float" office:value="0.445999026298523" calcext:value-type="float">
            <text:p>0.4459990263</text:p>
          </table:table-cell>
        </table:table-row>
        <table:table-row table:style-name="ro1">
          <table:table-cell office:value-type="float" office:value="1537124937.71522" calcext:value-type="float">
            <text:p>1537124937.71522</text:p>
          </table:table-cell>
          <table:table-cell office:value-type="float" office:value="425" calcext:value-type="float">
            <text:p>425</text:p>
          </table:table-cell>
          <table:table-cell office:value-type="float" office:value="0.37690544128418" calcext:value-type="float">
            <text:p>0.3769054413</text:p>
          </table:table-cell>
          <table:table-cell office:value-type="float" office:value="0.440339267253876" calcext:value-type="float">
            <text:p>0.4403392673</text:p>
          </table:table-cell>
          <table:table-cell office:value-type="float" office:value="0.445808082818985" calcext:value-type="float">
            <text:p>0.4458080828</text:p>
          </table:table-cell>
        </table:table-row>
        <table:table-row table:style-name="ro1">
          <table:table-cell office:value-type="float" office:value="1537125202.57156" calcext:value-type="float">
            <text:p>1537125202.57156</text:p>
          </table:table-cell>
          <table:table-cell office:value-type="float" office:value="426" calcext:value-type="float">
            <text:p>426</text:p>
          </table:table-cell>
          <table:table-cell office:value-type="float" office:value="0.376817137002945" calcext:value-type="float">
            <text:p>0.376817137</text:p>
          </table:table-cell>
          <table:table-cell office:value-type="float" office:value="0.440442264080048" calcext:value-type="float">
            <text:p>0.4404422641</text:p>
          </table:table-cell>
          <table:table-cell office:value-type="float" office:value="0.445790380239487" calcext:value-type="float">
            <text:p>0.4457903802</text:p>
          </table:table-cell>
        </table:table-row>
        <table:table-row table:style-name="ro1">
          <table:table-cell office:value-type="float" office:value="1537125278.26468" calcext:value-type="float">
            <text:p>1537125278.26468</text:p>
          </table:table-cell>
          <table:table-cell office:value-type="float" office:value="427" calcext:value-type="float">
            <text:p>427</text:p>
          </table:table-cell>
          <table:table-cell office:value-type="float" office:value="0.376699149608612" calcext:value-type="float">
            <text:p>0.3766991496</text:p>
          </table:table-cell>
          <table:table-cell office:value-type="float" office:value="0.438963949680328" calcext:value-type="float">
            <text:p>0.4389639497</text:p>
          </table:table-cell>
          <table:table-cell office:value-type="float" office:value="0.445835769176483" calcext:value-type="float">
            <text:p>0.4458357692</text:p>
          </table:table-cell>
        </table:table-row>
        <table:table-row table:style-name="ro1">
          <table:table-cell office:value-type="float" office:value="1537125297.50884" calcext:value-type="float">
            <text:p>1537125297.50884</text:p>
          </table:table-cell>
          <table:table-cell office:value-type="float" office:value="428" calcext:value-type="float">
            <text:p>428</text:p>
          </table:table-cell>
          <table:table-cell office:value-type="float" office:value="0.376394242048264" calcext:value-type="float">
            <text:p>0.376394242</text:p>
          </table:table-cell>
          <table:table-cell office:value-type="float" office:value="0.439303457736969" calcext:value-type="float">
            <text:p>0.4393034577</text:p>
          </table:table-cell>
          <table:table-cell office:value-type="float" office:value="0.446567893028259" calcext:value-type="float">
            <text:p>0.446567893</text:p>
          </table:table-cell>
        </table:table-row>
        <table:table-row table:style-name="ro1">
          <table:table-cell office:value-type="float" office:value="1537125335.11537" calcext:value-type="float">
            <text:p>1537125335.11537</text:p>
          </table:table-cell>
          <table:table-cell office:value-type="float" office:value="429" calcext:value-type="float">
            <text:p>429</text:p>
          </table:table-cell>
          <table:table-cell office:value-type="float" office:value="0.377270400524139" calcext:value-type="float">
            <text:p>0.3772704005</text:p>
          </table:table-cell>
          <table:table-cell office:value-type="float" office:value="0.438752263784409" calcext:value-type="float">
            <text:p>0.4387522638</text:p>
          </table:table-cell>
          <table:table-cell office:value-type="float" office:value="0.446421086788178" calcext:value-type="float">
            <text:p>0.4464210868</text:p>
          </table:table-cell>
        </table:table-row>
        <table:table-row table:style-name="ro1">
          <table:table-cell office:value-type="float" office:value="1537125486.25303" calcext:value-type="float">
            <text:p>1537125486.25303</text:p>
          </table:table-cell>
          <table:table-cell office:value-type="float" office:value="430" calcext:value-type="float">
            <text:p>430</text:p>
          </table:table-cell>
          <table:table-cell office:value-type="float" office:value="0.377674579620361" calcext:value-type="float">
            <text:p>0.3776745796</text:p>
          </table:table-cell>
          <table:table-cell office:value-type="float" office:value="0.439522594213486" calcext:value-type="float">
            <text:p>0.4395225942</text:p>
          </table:table-cell>
          <table:table-cell office:value-type="float" office:value="0.44653931260109" calcext:value-type="float">
            <text:p>0.4465393126</text:p>
          </table:table-cell>
        </table:table-row>
        <table:table-row table:style-name="ro1">
          <table:table-cell office:value-type="float" office:value="1537125523.52438" calcext:value-type="float">
            <text:p>1537125523.52438</text:p>
          </table:table-cell>
          <table:table-cell office:value-type="float" office:value="431" calcext:value-type="float">
            <text:p>431</text:p>
          </table:table-cell>
          <table:table-cell office:value-type="float" office:value="0.376946836709976" calcext:value-type="float">
            <text:p>0.3769468367</text:p>
          </table:table-cell>
          <table:table-cell office:value-type="float" office:value="0.439653992652893" calcext:value-type="float">
            <text:p>0.4396539927</text:p>
          </table:table-cell>
          <table:table-cell office:value-type="float" office:value="0.446686536073685" calcext:value-type="float">
            <text:p>0.4466865361</text:p>
          </table:table-cell>
        </table:table-row>
        <table:table-row table:style-name="ro1">
          <table:table-cell office:value-type="float" office:value="1537125598.45004" calcext:value-type="float">
            <text:p>1537125598.45004</text:p>
          </table:table-cell>
          <table:table-cell office:value-type="float" office:value="432" calcext:value-type="float">
            <text:p>432</text:p>
          </table:table-cell>
          <table:table-cell office:value-type="float" office:value="0.377327412366867" calcext:value-type="float">
            <text:p>0.3773274124</text:p>
          </table:table-cell>
          <table:table-cell office:value-type="float" office:value="0.450958281755447" calcext:value-type="float">
            <text:p>0.4509582818</text:p>
          </table:table-cell>
          <table:table-cell office:value-type="float" office:value="0.446283906698227" calcext:value-type="float">
            <text:p>0.4462839067</text:p>
          </table:table-cell>
        </table:table-row>
        <table:table-row table:style-name="ro1">
          <table:table-cell office:value-type="float" office:value="1537125786.96078" calcext:value-type="float">
            <text:p>1537125786.96078</text:p>
          </table:table-cell>
          <table:table-cell office:value-type="float" office:value="433" calcext:value-type="float">
            <text:p>433</text:p>
          </table:table-cell>
          <table:table-cell office:value-type="float" office:value="0.377397209405899" calcext:value-type="float">
            <text:p>0.3773972094</text:p>
          </table:table-cell>
          <table:table-cell office:value-type="float" office:value="0.439875990152359" calcext:value-type="float">
            <text:p>0.4398759902</text:p>
          </table:table-cell>
          <table:table-cell office:value-type="float" office:value="0.445957839488983" calcext:value-type="float">
            <text:p>0.4459578395</text:p>
          </table:table-cell>
        </table:table-row>
        <table:table-row table:style-name="ro1">
          <table:table-cell office:value-type="float" office:value="1537125937.56603" calcext:value-type="float">
            <text:p>1537125937.56603</text:p>
          </table:table-cell>
          <table:table-cell office:value-type="float" office:value="434" calcext:value-type="float">
            <text:p>434</text:p>
          </table:table-cell>
          <table:table-cell office:value-type="float" office:value="0.377721309661865" calcext:value-type="float">
            <text:p>0.3777213097</text:p>
          </table:table-cell>
          <table:table-cell office:value-type="float" office:value="0.43628740310669" calcext:value-type="float">
            <text:p>0.4362874031</text:p>
          </table:table-cell>
          <table:table-cell office:value-type="float" office:value="0.446313381195068" calcext:value-type="float">
            <text:p>0.4463133812</text:p>
          </table:table-cell>
        </table:table-row>
        <table:table-row table:style-name="ro1">
          <table:table-cell office:value-type="float" office:value="1537125956.34916" calcext:value-type="float">
            <text:p>1537125956.34916</text:p>
          </table:table-cell>
          <table:table-cell office:value-type="float" office:value="435" calcext:value-type="float">
            <text:p>435</text:p>
          </table:table-cell>
          <table:table-cell office:value-type="float" office:value="0.378066748380661" calcext:value-type="float">
            <text:p>0.3780667484</text:p>
          </table:table-cell>
          <table:table-cell office:value-type="float" office:value="0.437198489904404" calcext:value-type="float">
            <text:p>0.4371984899</text:p>
          </table:table-cell>
          <table:table-cell office:value-type="float" office:value="0.44628182053566" calcext:value-type="float">
            <text:p>0.4462818205</text:p>
          </table:table-cell>
        </table:table-row>
        <table:table-row table:style-name="ro1">
          <table:table-cell office:value-type="float" office:value="1537126280.1837" calcext:value-type="float">
            <text:p>1537126280.1837</text:p>
          </table:table-cell>
          <table:table-cell office:value-type="float" office:value="436" calcext:value-type="float">
            <text:p>436</text:p>
          </table:table-cell>
          <table:table-cell office:value-type="float" office:value="0.335835248231888" calcext:value-type="float">
            <text:p>0.3358352482</text:p>
          </table:table-cell>
          <table:table-cell office:value-type="float" office:value="0.438698172569275" calcext:value-type="float">
            <text:p>0.4386981726</text:p>
          </table:table-cell>
          <table:table-cell office:value-type="float" office:value="0.446653008460999" calcext:value-type="float">
            <text:p>0.4466530085</text:p>
          </table:table-cell>
        </table:table-row>
        <table:table-row table:style-name="ro1">
          <table:table-cell office:value-type="float" office:value="1537126432.18072" calcext:value-type="float">
            <text:p>1537126432.18072</text:p>
          </table:table-cell>
          <table:table-cell office:value-type="float" office:value="437" calcext:value-type="float">
            <text:p>437</text:p>
          </table:table-cell>
          <table:table-cell office:value-type="float" office:value="0.382971942424774" calcext:value-type="float">
            <text:p>0.3829719424</text:p>
          </table:table-cell>
          <table:table-cell office:value-type="float" office:value="0.435742974281311" calcext:value-type="float">
            <text:p>0.4357429743</text:p>
          </table:table-cell>
          <table:table-cell office:value-type="float" office:value="0.446773678064346" calcext:value-type="float">
            <text:p>0.4467736781</text:p>
          </table:table-cell>
        </table:table-row>
        <table:table-row table:style-name="ro1">
          <table:table-cell office:value-type="float" office:value="1537126546.49913" calcext:value-type="float">
            <text:p>1537126546.49913</text:p>
          </table:table-cell>
          <table:table-cell office:value-type="float" office:value="438" calcext:value-type="float">
            <text:p>438</text:p>
          </table:table-cell>
          <table:table-cell office:value-type="float" office:value="0.376128435134888" calcext:value-type="float">
            <text:p>0.3761284351</text:p>
          </table:table-cell>
          <table:table-cell office:value-type="float" office:value="0.436796486377716" calcext:value-type="float">
            <text:p>0.4367964864</text:p>
          </table:table-cell>
          <table:table-cell office:value-type="float" office:value="0.446919471025467" calcext:value-type="float">
            <text:p>0.446919471</text:p>
          </table:table-cell>
        </table:table-row>
        <table:table-row table:style-name="ro1">
          <table:table-cell office:value-type="float" office:value="1537126565.48747" calcext:value-type="float">
            <text:p>1537126565.48747</text:p>
          </table:table-cell>
          <table:table-cell office:value-type="float" office:value="439" calcext:value-type="float">
            <text:p>439</text:p>
          </table:table-cell>
          <table:table-cell office:value-type="float" office:value="0.376117199659348" calcext:value-type="float">
            <text:p>0.3761171997</text:p>
          </table:table-cell>
          <table:table-cell office:value-type="float" office:value="0.437667489051819" calcext:value-type="float">
            <text:p>0.4376674891</text:p>
          </table:table-cell>
          <table:table-cell office:value-type="float" office:value="0.447059661149979" calcext:value-type="float">
            <text:p>0.4470596611</text:p>
          </table:table-cell>
        </table:table-row>
        <table:table-row table:style-name="ro1">
          <table:table-cell office:value-type="float" office:value="1537126603.59284" calcext:value-type="float">
            <text:p>1537126603.59284</text:p>
          </table:table-cell>
          <table:table-cell office:value-type="float" office:value="440" calcext:value-type="float">
            <text:p>440</text:p>
          </table:table-cell>
          <table:table-cell office:value-type="float" office:value="0.37994122505188" calcext:value-type="float">
            <text:p>0.3799412251</text:p>
          </table:table-cell>
          <table:table-cell office:value-type="float" office:value="0.437793701887131" calcext:value-type="float">
            <text:p>0.4377937019</text:p>
          </table:table-cell>
          <table:table-cell office:value-type="float" office:value="0.4466832280159" calcext:value-type="float">
            <text:p>0.446683228</text:p>
          </table:table-cell>
        </table:table-row>
        <table:table-row table:style-name="ro1">
          <table:table-cell office:value-type="float" office:value="1537126641.79454" calcext:value-type="float">
            <text:p>1537126641.79454</text:p>
          </table:table-cell>
          <table:table-cell office:value-type="float" office:value="441" calcext:value-type="float">
            <text:p>441</text:p>
          </table:table-cell>
          <table:table-cell office:value-type="float" office:value="0.378189712762833" calcext:value-type="float">
            <text:p>0.3781897128</text:p>
          </table:table-cell>
          <table:table-cell office:value-type="float" office:value="0.437452733516693" calcext:value-type="float">
            <text:p>0.4374527335</text:p>
          </table:table-cell>
          <table:table-cell office:value-type="float" office:value="0.446709960699081" calcext:value-type="float">
            <text:p>0.4467099607</text:p>
          </table:table-cell>
        </table:table-row>
        <table:table-row table:style-name="ro1">
          <table:table-cell office:value-type="float" office:value="1537126736.16187" calcext:value-type="float">
            <text:p>1537126736.16187</text:p>
          </table:table-cell>
          <table:table-cell office:value-type="float" office:value="442" calcext:value-type="float">
            <text:p>442</text:p>
          </table:table-cell>
          <table:table-cell office:value-type="float" office:value="0.378130525350571" calcext:value-type="float">
            <text:p>0.3781305254</text:p>
          </table:table-cell>
          <table:table-cell office:value-type="float" office:value="0.43644717335701" calcext:value-type="float">
            <text:p>0.4364471734</text:p>
          </table:table-cell>
          <table:table-cell office:value-type="float" office:value="0.447049915790558" calcext:value-type="float">
            <text:p>0.4470499158</text:p>
          </table:table-cell>
        </table:table-row>
        <table:table-row table:style-name="ro1">
          <table:table-cell office:value-type="float" office:value="1537127210.57009" calcext:value-type="float">
            <text:p>1537127210.57009</text:p>
          </table:table-cell>
          <table:table-cell office:value-type="float" office:value="443" calcext:value-type="float">
            <text:p>443</text:p>
          </table:table-cell>
          <table:table-cell office:value-type="float" office:value="0.37357035279274" calcext:value-type="float">
            <text:p>0.3735703528</text:p>
          </table:table-cell>
          <table:table-cell office:value-type="float" office:value="0.4352647960186" calcext:value-type="float">
            <text:p>0.435264796</text:p>
          </table:table-cell>
          <table:table-cell office:value-type="float" office:value="0.446687579154968" calcext:value-type="float">
            <text:p>0.4466875792</text:p>
          </table:table-cell>
        </table:table-row>
        <table:table-row table:style-name="ro1">
          <table:table-cell office:value-type="float" office:value="1537127229.27951" calcext:value-type="float">
            <text:p>1537127229.27951</text:p>
          </table:table-cell>
          <table:table-cell office:value-type="float" office:value="444" calcext:value-type="float">
            <text:p>444</text:p>
          </table:table-cell>
          <table:table-cell office:value-type="float" office:value="0.373209714889526" calcext:value-type="float">
            <text:p>0.3732097149</text:p>
          </table:table-cell>
          <table:table-cell office:value-type="float" office:value="0.434990137815475" calcext:value-type="float">
            <text:p>0.4349901378</text:p>
          </table:table-cell>
          <table:table-cell office:value-type="float" office:value="0.447073698043823" calcext:value-type="float">
            <text:p>0.447073698</text:p>
          </table:table-cell>
        </table:table-row>
        <table:table-row table:style-name="ro1">
          <table:table-cell office:value-type="float" office:value="1537127419.99294" calcext:value-type="float">
            <text:p>1537127419.99294</text:p>
          </table:table-cell>
          <table:table-cell office:value-type="float" office:value="445" calcext:value-type="float">
            <text:p>445</text:p>
          </table:table-cell>
          <table:table-cell office:value-type="float" office:value="0.372419267892837" calcext:value-type="float">
            <text:p>0.3724192679</text:p>
          </table:table-cell>
          <table:table-cell office:value-type="float" office:value="0.434186041355133" calcext:value-type="float">
            <text:p>0.4341860414</text:p>
          </table:table-cell>
          <table:table-cell office:value-type="float" office:value="0.44658300280571" calcext:value-type="float">
            <text:p>0.4465830028</text:p>
          </table:table-cell>
        </table:table-row>
        <table:table-row table:style-name="ro1">
          <table:table-cell office:value-type="float" office:value="1537127457.92372" calcext:value-type="float">
            <text:p>1537127457.92372</text:p>
          </table:table-cell>
          <table:table-cell office:value-type="float" office:value="446" calcext:value-type="float">
            <text:p>446</text:p>
          </table:table-cell>
          <table:table-cell office:value-type="float" office:value="0.371809184551239" calcext:value-type="float">
            <text:p>0.3718091846</text:p>
          </table:table-cell>
          <table:table-cell office:value-type="float" office:value="0.433208137750626" calcext:value-type="float">
            <text:p>0.4332081378</text:p>
          </table:table-cell>
          <table:table-cell office:value-type="float" office:value="0.446606159210205" calcext:value-type="float">
            <text:p>0.4466061592</text:p>
          </table:table-cell>
        </table:table-row>
        <table:table-row table:style-name="ro1">
          <table:table-cell office:value-type="float" office:value="1537127533.98351" calcext:value-type="float">
            <text:p>1537127533.98351</text:p>
          </table:table-cell>
          <table:table-cell office:value-type="float" office:value="447" calcext:value-type="float">
            <text:p>447</text:p>
          </table:table-cell>
          <table:table-cell office:value-type="float" office:value="0.371945053339005" calcext:value-type="float">
            <text:p>0.3719450533</text:p>
          </table:table-cell>
          <table:table-cell office:value-type="float" office:value="0.43537837266922" calcext:value-type="float">
            <text:p>0.4353783727</text:p>
          </table:table-cell>
          <table:table-cell office:value-type="float" office:value="0.446565449237824" calcext:value-type="float">
            <text:p>0.4465654492</text:p>
          </table:table-cell>
        </table:table-row>
        <table:table-row table:style-name="ro1">
          <table:table-cell office:value-type="float" office:value="1537127553.01106" calcext:value-type="float">
            <text:p>1537127553.01106</text:p>
          </table:table-cell>
          <table:table-cell office:value-type="float" office:value="448" calcext:value-type="float">
            <text:p>448</text:p>
          </table:table-cell>
          <table:table-cell office:value-type="float" office:value="0.372390657663345" calcext:value-type="float">
            <text:p>0.3723906577</text:p>
          </table:table-cell>
          <table:table-cell office:value-type="float" office:value="0.435268968343735" calcext:value-type="float">
            <text:p>0.4352689683</text:p>
          </table:table-cell>
          <table:table-cell office:value-type="float" office:value="0.446864873170853" calcext:value-type="float">
            <text:p>0.4468648732</text:p>
          </table:table-cell>
        </table:table-row>
        <table:table-row table:style-name="ro1">
          <table:table-cell office:value-type="float" office:value="1537127762.64507" calcext:value-type="float">
            <text:p>1537127762.64507</text:p>
          </table:table-cell>
          <table:table-cell office:value-type="float" office:value="449" calcext:value-type="float">
            <text:p>449</text:p>
          </table:table-cell>
          <table:table-cell office:value-type="float" office:value="0.372194290161133" calcext:value-type="float">
            <text:p>0.3721942902</text:p>
          </table:table-cell>
          <table:table-cell office:value-type="float" office:value="0.435397386550903" calcext:value-type="float">
            <text:p>0.4353973866</text:p>
          </table:table-cell>
          <table:table-cell office:value-type="float" office:value="0.446553170681" calcext:value-type="float">
            <text:p>0.4465531707</text:p>
          </table:table-cell>
        </table:table-row>
        <table:table-row table:style-name="ro1">
          <table:table-cell office:value-type="float" office:value="1537127819.85286" calcext:value-type="float">
            <text:p>1537127819.85286</text:p>
          </table:table-cell>
          <table:table-cell office:value-type="float" office:value="450" calcext:value-type="float">
            <text:p>450</text:p>
          </table:table-cell>
          <table:table-cell office:value-type="float" office:value="0.37215131521225" calcext:value-type="float">
            <text:p>0.3721513152</text:p>
          </table:table-cell>
          <table:table-cell office:value-type="float" office:value="0.434766680002212" calcext:value-type="float">
            <text:p>0.43476668</text:p>
          </table:table-cell>
          <table:table-cell office:value-type="float" office:value="0.446546971797943" calcext:value-type="float">
            <text:p>0.4465469718</text:p>
          </table:table-cell>
        </table:table-row>
        <table:table-row table:style-name="ro1">
          <table:table-cell office:value-type="float" office:value="1537127933.115" calcext:value-type="float">
            <text:p>1537127933.115</text:p>
          </table:table-cell>
          <table:table-cell office:value-type="float" office:value="451" calcext:value-type="float">
            <text:p>451</text:p>
          </table:table-cell>
          <table:table-cell office:value-type="float" office:value="0.372221976518631" calcext:value-type="float">
            <text:p>0.3722219765</text:p>
          </table:table-cell>
          <table:table-cell office:value-type="float" office:value="0.43599659204483" calcext:value-type="float">
            <text:p>0.435996592</text:p>
          </table:table-cell>
          <table:table-cell office:value-type="float" office:value="0.446715414524078" calcext:value-type="float">
            <text:p>0.4467154145</text:p>
          </table:table-cell>
        </table:table-row>
        <table:table-row table:style-name="ro1">
          <table:table-cell office:value-type="float" office:value="1537128026.79616" calcext:value-type="float">
            <text:p>1537128026.79616</text:p>
          </table:table-cell>
          <table:table-cell office:value-type="float" office:value="452" calcext:value-type="float">
            <text:p>452</text:p>
          </table:table-cell>
          <table:table-cell office:value-type="float" office:value="0.372307687997818" calcext:value-type="float">
            <text:p>0.372307688</text:p>
          </table:table-cell>
          <table:table-cell office:value-type="float" office:value="0.431927800178528" calcext:value-type="float">
            <text:p>0.4319278002</text:p>
          </table:table-cell>
          <table:table-cell office:value-type="float" office:value="0.446283578872681" calcext:value-type="float">
            <text:p>0.4462835789</text:p>
          </table:table-cell>
        </table:table-row>
        <table:table-row table:style-name="ro1">
          <table:table-cell office:value-type="float" office:value="1537128063.71107" calcext:value-type="float">
            <text:p>1537128063.71107</text:p>
          </table:table-cell>
          <table:table-cell office:value-type="float" office:value="453" calcext:value-type="float">
            <text:p>453</text:p>
          </table:table-cell>
          <table:table-cell office:value-type="float" office:value="0.372031003236771" calcext:value-type="float">
            <text:p>0.3720310032</text:p>
          </table:table-cell>
          <table:table-cell office:value-type="float" office:value="0.431980282068253" calcext:value-type="float">
            <text:p>0.4319802821</text:p>
          </table:table-cell>
          <table:table-cell office:value-type="float" office:value="0.446486860513687" calcext:value-type="float">
            <text:p>0.4464868605</text:p>
          </table:table-cell>
        </table:table-row>
        <table:table-row table:style-name="ro1">
          <table:table-cell office:value-type="float" office:value="1537128101.07685" calcext:value-type="float">
            <text:p>1537128101.07685</text:p>
          </table:table-cell>
          <table:table-cell office:value-type="float" office:value="454" calcext:value-type="float">
            <text:p>454</text:p>
          </table:table-cell>
          <table:table-cell office:value-type="float" office:value="0.372140973806381" calcext:value-type="float">
            <text:p>0.3721409738</text:p>
          </table:table-cell>
          <table:table-cell office:value-type="float" office:value="0.431290417909622" calcext:value-type="float">
            <text:p>0.4312904179</text:p>
          </table:table-cell>
          <table:table-cell office:value-type="float" office:value="0.446189731359482" calcext:value-type="float">
            <text:p>0.4461897314</text:p>
          </table:table-cell>
        </table:table-row>
        <table:table-row table:style-name="ro1">
          <table:table-cell office:value-type="float" office:value="1537128138.37273" calcext:value-type="float">
            <text:p>1537128138.37273</text:p>
          </table:table-cell>
          <table:table-cell office:value-type="float" office:value="455" calcext:value-type="float">
            <text:p>455</text:p>
          </table:table-cell>
          <table:table-cell office:value-type="float" office:value="0.37227800488472" calcext:value-type="float">
            <text:p>0.3722780049</text:p>
          </table:table-cell>
          <table:table-cell office:value-type="float" office:value="0.429349809885025" calcext:value-type="float">
            <text:p>0.4293498099</text:p>
          </table:table-cell>
          <table:table-cell office:value-type="float" office:value="0.446035116910934" calcext:value-type="float">
            <text:p>0.4460351169</text:p>
          </table:table-cell>
        </table:table-row>
        <table:table-row table:style-name="ro1">
          <table:table-cell office:value-type="float" office:value="1537128306.1678" calcext:value-type="float">
            <text:p>1537128306.1678</text:p>
          </table:table-cell>
          <table:table-cell office:value-type="float" office:value="456" calcext:value-type="float">
            <text:p>456</text:p>
          </table:table-cell>
          <table:table-cell office:value-type="float" office:value="0.373430252075195" calcext:value-type="float">
            <text:p>0.3734302521</text:p>
          </table:table-cell>
          <table:table-cell office:value-type="float" office:value="0.424973279237747" calcext:value-type="float">
            <text:p>0.4249732792</text:p>
          </table:table-cell>
          <table:table-cell office:value-type="float" office:value="0.446174472570419" calcext:value-type="float">
            <text:p>0.4461744726</text:p>
          </table:table-cell>
        </table:table-row>
        <table:table-row table:style-name="ro1">
          <table:table-cell office:value-type="float" office:value="1537128381.01787" calcext:value-type="float">
            <text:p>1537128381.01787</text:p>
          </table:table-cell>
          <table:table-cell office:value-type="float" office:value="457" calcext:value-type="float">
            <text:p>457</text:p>
          </table:table-cell>
          <table:table-cell office:value-type="float" office:value="0.374202311038971" calcext:value-type="float">
            <text:p>0.374202311</text:p>
          </table:table-cell>
          <table:table-cell office:value-type="float" office:value="0.425167441368103" calcext:value-type="float">
            <text:p>0.4251674414</text:p>
          </table:table-cell>
          <table:table-cell office:value-type="float" office:value="0.446130096912384" calcext:value-type="float">
            <text:p>0.4461300969</text:p>
          </table:table-cell>
        </table:table-row>
        <table:table-row table:style-name="ro1">
          <table:table-cell office:value-type="float" office:value="1537128455.75936" calcext:value-type="float">
            <text:p>1537128455.75936</text:p>
          </table:table-cell>
          <table:table-cell office:value-type="float" office:value="458" calcext:value-type="float">
            <text:p>458</text:p>
          </table:table-cell>
          <table:table-cell office:value-type="float" office:value="0.374645471572876" calcext:value-type="float">
            <text:p>0.3746454716</text:p>
          </table:table-cell>
          <table:table-cell office:value-type="float" office:value="0.424548745155335" calcext:value-type="float">
            <text:p>0.4245487452</text:p>
          </table:table-cell>
          <table:table-cell office:value-type="float" office:value="0.445878833532333" calcext:value-type="float">
            <text:p>0.4458788335</text:p>
          </table:table-cell>
        </table:table-row>
        <table:table-row table:style-name="ro1">
          <table:table-cell office:value-type="float" office:value="1537128607.30027" calcext:value-type="float">
            <text:p>1537128607.30027</text:p>
          </table:table-cell>
          <table:table-cell office:value-type="float" office:value="459" calcext:value-type="float">
            <text:p>459</text:p>
          </table:table-cell>
          <table:table-cell office:value-type="float" office:value="0.369415938854218" calcext:value-type="float">
            <text:p>0.3694159389</text:p>
          </table:table-cell>
          <table:table-cell office:value-type="float" office:value="0.427134722471237" calcext:value-type="float">
            <text:p>0.4271347225</text:p>
          </table:table-cell>
          <table:table-cell office:value-type="float" office:value="0.445968568325043" calcext:value-type="float">
            <text:p>0.4459685683</text:p>
          </table:table-cell>
        </table:table-row>
        <table:table-row table:style-name="ro1">
          <table:table-cell office:value-type="float" office:value="1537128663.28201" calcext:value-type="float">
            <text:p>1537128663.28201</text:p>
          </table:table-cell>
          <table:table-cell office:value-type="float" office:value="460" calcext:value-type="float">
            <text:p>460</text:p>
          </table:table-cell>
          <table:table-cell office:value-type="float" office:value="0.384740352630615" calcext:value-type="float">
            <text:p>0.3847403526</text:p>
          </table:table-cell>
          <table:table-cell office:value-type="float" office:value="0.429616540670395" calcext:value-type="float">
            <text:p>0.4296165407</text:p>
          </table:table-cell>
          <table:table-cell office:value-type="float" office:value="0.445749431848526" calcext:value-type="float">
            <text:p>0.4457494318</text:p>
          </table:table-cell>
        </table:table-row>
        <table:table-row table:style-name="ro1">
          <table:table-cell office:value-type="float" office:value="1537128831.15735" calcext:value-type="float">
            <text:p>1537128831.15735</text:p>
          </table:table-cell>
          <table:table-cell office:value-type="float" office:value="461" calcext:value-type="float">
            <text:p>461</text:p>
          </table:table-cell>
          <table:table-cell office:value-type="float" office:value="0.380137026309967" calcext:value-type="float">
            <text:p>0.3801370263</text:p>
          </table:table-cell>
          <table:table-cell office:value-type="float" office:value="0.42984527349472" calcext:value-type="float">
            <text:p>0.4298452735</text:p>
          </table:table-cell>
          <table:table-cell office:value-type="float" office:value="0.445907413959503" calcext:value-type="float">
            <text:p>0.445907414</text:p>
          </table:table-cell>
        </table:table-row>
        <table:table-row table:style-name="ro1">
          <table:table-cell office:value-type="float" office:value="1537128849.34087" calcext:value-type="float">
            <text:p>1537128849.34087</text:p>
          </table:table-cell>
          <table:table-cell office:value-type="float" office:value="462" calcext:value-type="float">
            <text:p>462</text:p>
          </table:table-cell>
          <table:table-cell office:value-type="float" office:value="0.379929095506668" calcext:value-type="float">
            <text:p>0.3799290955</text:p>
          </table:table-cell>
          <table:table-cell office:value-type="float" office:value="0.428396314382553" calcext:value-type="float">
            <text:p>0.4283963144</text:p>
          </table:table-cell>
          <table:table-cell office:value-type="float" office:value="0.445747345685959" calcext:value-type="float">
            <text:p>0.4457473457</text:p>
          </table:table-cell>
        </table:table-row>
        <table:table-row table:style-name="ro1">
          <table:table-cell office:value-type="float" office:value="1537129030.65762" calcext:value-type="float">
            <text:p>1537129030.65762</text:p>
          </table:table-cell>
          <table:table-cell office:value-type="float" office:value="463" calcext:value-type="float">
            <text:p>463</text:p>
          </table:table-cell>
          <table:table-cell office:value-type="float" office:value="0.376040101051331" calcext:value-type="float">
            <text:p>0.3760401011</text:p>
          </table:table-cell>
          <table:table-cell office:value-type="float" office:value="0.428362727165222" calcext:value-type="float">
            <text:p>0.4283627272</text:p>
          </table:table-cell>
          <table:table-cell office:value-type="float" office:value="0.445750117301941" calcext:value-type="float">
            <text:p>0.4457501173</text:p>
          </table:table-cell>
        </table:table-row>
        <table:table-row table:style-name="ro1">
          <table:table-cell office:value-type="float" office:value="1537129066.51811" calcext:value-type="float">
            <text:p>1537129066.51811</text:p>
          </table:table-cell>
          <table:table-cell office:value-type="float" office:value="464" calcext:value-type="float">
            <text:p>464</text:p>
          </table:table-cell>
          <table:table-cell office:value-type="float" office:value="0.376385748386383" calcext:value-type="float">
            <text:p>0.3763857484</text:p>
          </table:table-cell>
          <table:table-cell office:value-type="float" office:value="0.428688883781433" calcext:value-type="float">
            <text:p>0.4286888838</text:p>
          </table:table-cell>
          <table:table-cell office:value-type="float" office:value="0.427135109901428" calcext:value-type="float">
            <text:p>0.4271351099</text:p>
          </table:table-cell>
        </table:table-row>
        <table:table-row table:style-name="ro1">
          <table:table-cell office:value-type="float" office:value="1537129283.0966" calcext:value-type="float">
            <text:p>1537129283.0966</text:p>
          </table:table-cell>
          <table:table-cell office:value-type="float" office:value="465" calcext:value-type="float">
            <text:p>465</text:p>
          </table:table-cell>
          <table:table-cell office:value-type="float" office:value="0.374942988157272" calcext:value-type="float">
            <text:p>0.3749429882</text:p>
          </table:table-cell>
          <table:table-cell office:value-type="float" office:value="0.426236391067505" calcext:value-type="float">
            <text:p>0.4262363911</text:p>
          </table:table-cell>
          <table:table-cell office:value-type="float" office:value="0.413743913173676" calcext:value-type="float">
            <text:p>0.4137439132</text:p>
          </table:table-cell>
        </table:table-row>
        <table:table-row table:style-name="ro1">
          <table:table-cell office:value-type="float" office:value="1537129301.28736" calcext:value-type="float">
            <text:p>1537129301.28736</text:p>
          </table:table-cell>
          <table:table-cell office:value-type="float" office:value="466" calcext:value-type="float">
            <text:p>466</text:p>
          </table:table-cell>
          <table:table-cell office:value-type="float" office:value="0.375031441450119" calcext:value-type="float">
            <text:p>0.3750314415</text:p>
          </table:table-cell>
          <table:table-cell office:value-type="float" office:value="0.427093029022217" calcext:value-type="float">
            <text:p>0.427093029</text:p>
          </table:table-cell>
          <table:table-cell office:value-type="float" office:value="0.410123080015183" calcext:value-type="float">
            <text:p>0.41012308</text:p>
          </table:table-cell>
        </table:table-row>
        <table:table-row table:style-name="ro1">
          <table:table-cell office:value-type="float" office:value="1537129319.27953" calcext:value-type="float">
            <text:p>1537129319.27953</text:p>
          </table:table-cell>
          <table:table-cell office:value-type="float" office:value="467" calcext:value-type="float">
            <text:p>467</text:p>
          </table:table-cell>
          <table:table-cell office:value-type="float" office:value="0.375476688146591" calcext:value-type="float">
            <text:p>0.3754766881</text:p>
          </table:table-cell>
          <table:table-cell office:value-type="float" office:value="0.432168841362" calcext:value-type="float">
            <text:p>0.4321688414</text:p>
          </table:table-cell>
          <table:table-cell office:value-type="float" office:value="0.417596906423569" calcext:value-type="float">
            <text:p>0.4175969064</text:p>
          </table:table-cell>
        </table:table-row>
        <table:table-row table:style-name="ro1">
          <table:table-cell office:value-type="float" office:value="1537129391.88063" calcext:value-type="float">
            <text:p>1537129391.88063</text:p>
          </table:table-cell>
          <table:table-cell office:value-type="float" office:value="468" calcext:value-type="float">
            <text:p>468</text:p>
          </table:table-cell>
          <table:table-cell office:value-type="float" office:value="0.374836355447769" calcext:value-type="float">
            <text:p>0.3748363554</text:p>
          </table:table-cell>
          <table:table-cell office:value-type="float" office:value="0.434005558490753" calcext:value-type="float">
            <text:p>0.4340055585</text:p>
          </table:table-cell>
          <table:table-cell office:value-type="float" office:value="0.419068902730942" calcext:value-type="float">
            <text:p>0.4190689027</text:p>
          </table:table-cell>
        </table:table-row>
        <table:table-row table:style-name="ro1">
          <table:table-cell office:value-type="float" office:value="1537129464.06038" calcext:value-type="float">
            <text:p>1537129464.06038</text:p>
          </table:table-cell>
          <table:table-cell office:value-type="float" office:value="469" calcext:value-type="float">
            <text:p>469</text:p>
          </table:table-cell>
          <table:table-cell office:value-type="float" office:value="0.375182777643204" calcext:value-type="float">
            <text:p>0.3751827776</text:p>
          </table:table-cell>
          <table:table-cell office:value-type="float" office:value="0.433987438678742" calcext:value-type="float">
            <text:p>0.4339874387</text:p>
          </table:table-cell>
          <table:table-cell office:value-type="float" office:value="0.427285581827164" calcext:value-type="float">
            <text:p>0.4272855818</text:p>
          </table:table-cell>
        </table:table-row>
        <table:table-row table:style-name="ro1">
          <table:table-cell office:value-type="float" office:value="1537129572.48011" calcext:value-type="float">
            <text:p>1537129572.48011</text:p>
          </table:table-cell>
          <table:table-cell office:value-type="float" office:value="470" calcext:value-type="float">
            <text:p>470</text:p>
          </table:table-cell>
          <table:table-cell office:value-type="float" office:value="0.373649746179581" calcext:value-type="float">
            <text:p>0.3736497462</text:p>
          </table:table-cell>
          <table:table-cell office:value-type="float" office:value="0.434622466564178" calcext:value-type="float">
            <text:p>0.4346224666</text:p>
          </table:table-cell>
          <table:table-cell office:value-type="float" office:value="0.422338932752609" calcext:value-type="float">
            <text:p>0.4223389328</text:p>
          </table:table-cell>
        </table:table-row>
        <table:table-row table:style-name="ro1">
          <table:table-cell office:value-type="float" office:value="1537129879.41689" calcext:value-type="float">
            <text:p>1537129879.41689</text:p>
          </table:table-cell>
          <table:table-cell office:value-type="float" office:value="471" calcext:value-type="float">
            <text:p>471</text:p>
          </table:table-cell>
          <table:table-cell office:value-type="float" office:value="0.372382164001465" calcext:value-type="float">
            <text:p>0.372382164</text:p>
          </table:table-cell>
          <table:table-cell office:value-type="float" office:value="0.434580594301224" calcext:value-type="float">
            <text:p>0.4345805943</text:p>
          </table:table-cell>
          <table:table-cell office:value-type="float" office:value="0.420872509479523" calcext:value-type="float">
            <text:p>0.4208725095</text:p>
          </table:table-cell>
        </table:table-row>
        <table:table-row table:style-name="ro1">
          <table:table-cell office:value-type="float" office:value="1537129934.34958" calcext:value-type="float">
            <text:p>1537129934.34958</text:p>
          </table:table-cell>
          <table:table-cell office:value-type="float" office:value="472" calcext:value-type="float">
            <text:p>472</text:p>
          </table:table-cell>
          <table:table-cell office:value-type="float" office:value="0.372786849737167" calcext:value-type="float">
            <text:p>0.3727868497</text:p>
          </table:table-cell>
          <table:table-cell office:value-type="float" office:value="0.437091171741486" calcext:value-type="float">
            <text:p>0.4370911717</text:p>
          </table:table-cell>
          <table:table-cell office:value-type="float" office:value="0.420623749494553" calcext:value-type="float">
            <text:p>0.4206237495</text:p>
          </table:table-cell>
        </table:table-row>
        <table:table-row table:style-name="ro1">
          <table:table-cell office:value-type="float" office:value="1537129989.08001" calcext:value-type="float">
            <text:p>1537129989.08001</text:p>
          </table:table-cell>
          <table:table-cell office:value-type="float" office:value="473" calcext:value-type="float">
            <text:p>473</text:p>
          </table:table-cell>
          <table:table-cell office:value-type="float" office:value="0.37272372841835" calcext:value-type="float">
            <text:p>0.3727237284</text:p>
          </table:table-cell>
          <table:table-cell office:value-type="float" office:value="0.435506284236908" calcext:value-type="float">
            <text:p>0.4355062842</text:p>
          </table:table-cell>
          <table:table-cell office:value-type="float" office:value="0.430495142936707" calcext:value-type="float">
            <text:p>0.4304951429</text:p>
          </table:table-cell>
        </table:table-row>
        <table:table-row table:style-name="ro1">
          <table:table-cell office:value-type="float" office:value="1537130007.35654" calcext:value-type="float">
            <text:p>1537130007.35654</text:p>
          </table:table-cell>
          <table:table-cell office:value-type="float" office:value="474" calcext:value-type="float">
            <text:p>474</text:p>
          </table:table-cell>
          <table:table-cell office:value-type="float" office:value="0.372759521007538" calcext:value-type="float">
            <text:p>0.372759521</text:p>
          </table:table-cell>
          <table:table-cell office:value-type="float" office:value="0.433537840843201" calcext:value-type="float">
            <text:p>0.4335378408</text:p>
          </table:table-cell>
          <table:table-cell office:value-type="float" office:value="0.456348896026611" calcext:value-type="float">
            <text:p>0.456348896</text:p>
          </table:table-cell>
        </table:table-row>
        <table:table-row table:style-name="ro1">
          <table:table-cell office:value-type="float" office:value="1537130153.88053" calcext:value-type="float">
            <text:p>1537130153.88053</text:p>
          </table:table-cell>
          <table:table-cell office:value-type="float" office:value="475" calcext:value-type="float">
            <text:p>475</text:p>
          </table:table-cell>
          <table:table-cell office:value-type="float" office:value="0.372466415166855" calcext:value-type="float">
            <text:p>0.3724664152</text:p>
          </table:table-cell>
          <table:table-cell office:value-type="float" office:value="0.421789288520813" calcext:value-type="float">
            <text:p>0.4217892885</text:p>
          </table:table-cell>
          <table:table-cell office:value-type="float" office:value="0.460947334766388" calcext:value-type="float">
            <text:p>0.4609473348</text:p>
          </table:table-cell>
        </table:table-row>
        <table:table-row table:style-name="ro1">
          <table:table-cell office:value-type="float" office:value="1537130262.84547" calcext:value-type="float">
            <text:p>1537130262.84547</text:p>
          </table:table-cell>
          <table:table-cell office:value-type="float" office:value="476" calcext:value-type="float">
            <text:p>476</text:p>
          </table:table-cell>
          <table:table-cell office:value-type="float" office:value="0.37306210398674" calcext:value-type="float">
            <text:p>0.373062104</text:p>
          </table:table-cell>
          <table:table-cell office:value-type="float" office:value="0.418111443519592" calcext:value-type="float">
            <text:p>0.4181114435</text:p>
          </table:table-cell>
          <table:table-cell office:value-type="float" office:value="0.464606583118439" calcext:value-type="float">
            <text:p>0.4646065831</text:p>
          </table:table-cell>
        </table:table-row>
        <table:table-row table:style-name="ro1">
          <table:table-cell office:value-type="float" office:value="1537130374.07167" calcext:value-type="float">
            <text:p>1537130374.07167</text:p>
          </table:table-cell>
          <table:table-cell office:value-type="float" office:value="477" calcext:value-type="float">
            <text:p>477</text:p>
          </table:table-cell>
          <table:table-cell office:value-type="float" office:value="0.373173058032989" calcext:value-type="float">
            <text:p>0.373173058</text:p>
          </table:table-cell>
          <table:table-cell office:value-type="float" office:value="0.418660134077072" calcext:value-type="float">
            <text:p>0.4186601341</text:p>
          </table:table-cell>
          <table:table-cell office:value-type="float" office:value="0.465938687324524" calcext:value-type="float">
            <text:p>0.4659386873</text:p>
          </table:table-cell>
        </table:table-row>
        <table:table-row table:style-name="ro1">
          <table:table-cell office:value-type="float" office:value="1537130466.73638" calcext:value-type="float">
            <text:p>1537130466.73638</text:p>
          </table:table-cell>
          <table:table-cell office:value-type="float" office:value="478" calcext:value-type="float">
            <text:p>478</text:p>
          </table:table-cell>
          <table:table-cell office:value-type="float" office:value="0.37344229221344" calcext:value-type="float">
            <text:p>0.3734422922</text:p>
          </table:table-cell>
          <table:table-cell office:value-type="float" office:value="0.419623732566834" calcext:value-type="float">
            <text:p>0.4196237326</text:p>
          </table:table-cell>
          <table:table-cell office:value-type="float" office:value="0.465277850627899" calcext:value-type="float">
            <text:p>0.4652778506</text:p>
          </table:table-cell>
        </table:table-row>
        <table:table-row table:style-name="ro1">
          <table:table-cell office:value-type="float" office:value="1537130932.50758" calcext:value-type="float">
            <text:p>1537130932.50758</text:p>
          </table:table-cell>
          <table:table-cell office:value-type="float" office:value="479" calcext:value-type="float">
            <text:p>479</text:p>
          </table:table-cell>
          <table:table-cell office:value-type="float" office:value="0.371636539697647" calcext:value-type="float">
            <text:p>0.3716365397</text:p>
          </table:table-cell>
          <table:table-cell office:value-type="float" office:value="0.42051163315773" calcext:value-type="float">
            <text:p>0.4205116332</text:p>
          </table:table-cell>
          <table:table-cell office:value-type="float" office:value="0.465863257646561" calcext:value-type="float">
            <text:p>0.4658632576</text:p>
          </table:table-cell>
        </table:table-row>
        <table:table-row table:style-name="ro1">
          <table:table-cell office:value-type="float" office:value="1537131007.21736" calcext:value-type="float">
            <text:p>1537131007.21736</text:p>
          </table:table-cell>
          <table:table-cell office:value-type="float" office:value="480" calcext:value-type="float">
            <text:p>480</text:p>
          </table:table-cell>
          <table:table-cell office:value-type="float" office:value="0.368879497051239" calcext:value-type="float">
            <text:p>0.3688794971</text:p>
          </table:table-cell>
          <table:table-cell office:value-type="float" office:value="0.419837146997452" calcext:value-type="float">
            <text:p>0.419837147</text:p>
          </table:table-cell>
          <table:table-cell office:value-type="float" office:value="0.464721858501434" calcext:value-type="float">
            <text:p>0.4647218585</text:p>
          </table:table-cell>
        </table:table-row>
        <table:table-row table:style-name="ro1">
          <table:table-cell office:value-type="float" office:value="1537131044.44691" calcext:value-type="float">
            <text:p>1537131044.44691</text:p>
          </table:table-cell>
          <table:table-cell office:value-type="float" office:value="481" calcext:value-type="float">
            <text:p>481</text:p>
          </table:table-cell>
          <table:table-cell office:value-type="float" office:value="0.372487932443619" calcext:value-type="float">
            <text:p>0.3724879324</text:p>
          </table:table-cell>
          <table:table-cell office:value-type="float" office:value="0.420023590326309" calcext:value-type="float">
            <text:p>0.4200235903</text:p>
          </table:table-cell>
          <table:table-cell office:value-type="float" office:value="0.462219297885895" calcext:value-type="float">
            <text:p>0.4622192979</text:p>
          </table:table-cell>
        </table:table-row>
        <table:table-row table:style-name="ro1">
          <table:table-cell office:value-type="float" office:value="1537131137.37306" calcext:value-type="float">
            <text:p>1537131137.37306</text:p>
          </table:table-cell>
          <table:table-cell office:value-type="float" office:value="482" calcext:value-type="float">
            <text:p>482</text:p>
          </table:table-cell>
          <table:table-cell office:value-type="float" office:value="0.373873114585876" calcext:value-type="float">
            <text:p>0.3738731146</text:p>
          </table:table-cell>
          <table:table-cell office:value-type="float" office:value="0.420011401176453" calcext:value-type="float">
            <text:p>0.4200114012</text:p>
          </table:table-cell>
          <table:table-cell office:value-type="float" office:value="0.463094830513001" calcext:value-type="float">
            <text:p>0.4630948305</text:p>
          </table:table-cell>
        </table:table-row>
        <table:table-row table:style-name="ro1">
          <table:table-cell office:value-type="float" office:value="1537131230.57798" calcext:value-type="float">
            <text:p>1537131230.57798</text:p>
          </table:table-cell>
          <table:table-cell office:value-type="float" office:value="483" calcext:value-type="float">
            <text:p>483</text:p>
          </table:table-cell>
          <table:table-cell office:value-type="float" office:value="0.373086869716644" calcext:value-type="float">
            <text:p>0.3730868697</text:p>
          </table:table-cell>
          <table:table-cell office:value-type="float" office:value="0.420085519552231" calcext:value-type="float">
            <text:p>0.4200855196</text:p>
          </table:table-cell>
          <table:table-cell office:value-type="float" office:value="0.463790982961655" calcext:value-type="float">
            <text:p>0.463790983</text:p>
          </table:table-cell>
        </table:table-row>
        <table:table-row table:style-name="ro1">
          <table:table-cell office:value-type="float" office:value="1537131472.60484" calcext:value-type="float">
            <text:p>1537131472.60484</text:p>
          </table:table-cell>
          <table:table-cell office:value-type="float" office:value="484" calcext:value-type="float">
            <text:p>484</text:p>
          </table:table-cell>
          <table:table-cell office:value-type="float" office:value="0.370178937911987" calcext:value-type="float">
            <text:p>0.3701789379</text:p>
          </table:table-cell>
          <table:table-cell office:value-type="float" office:value="0.422830790281296" calcext:value-type="float">
            <text:p>0.4228307903</text:p>
          </table:table-cell>
          <table:table-cell office:value-type="float" office:value="0.463348031044006" calcext:value-type="float">
            <text:p>0.463348031</text:p>
          </table:table-cell>
        </table:table-row>
        <table:table-row table:style-name="ro1">
          <table:table-cell office:value-type="float" office:value="1537131603.10863" calcext:value-type="float">
            <text:p>1537131603.10863</text:p>
          </table:table-cell>
          <table:table-cell office:value-type="float" office:value="485" calcext:value-type="float">
            <text:p>485</text:p>
          </table:table-cell>
          <table:table-cell office:value-type="float" office:value="0.36828801035881" calcext:value-type="float">
            <text:p>0.3682880104</text:p>
          </table:table-cell>
          <table:table-cell office:value-type="float" office:value="0.425039380788803" calcext:value-type="float">
            <text:p>0.4250393808</text:p>
          </table:table-cell>
          <table:table-cell office:value-type="float" office:value="0.464108109474182" calcext:value-type="float">
            <text:p>0.4641081095</text:p>
          </table:table-cell>
        </table:table-row>
        <table:table-row table:style-name="ro1">
          <table:table-cell office:value-type="float" office:value="1537131881.4177" calcext:value-type="float">
            <text:p>1537131881.4177</text:p>
          </table:table-cell>
          <table:table-cell office:value-type="float" office:value="486" calcext:value-type="float">
            <text:p>486</text:p>
          </table:table-cell>
          <table:table-cell office:value-type="float" office:value="0.36699965596199" calcext:value-type="float">
            <text:p>0.366999656</text:p>
          </table:table-cell>
          <table:table-cell office:value-type="float" office:value="0.424170643091202" calcext:value-type="float">
            <text:p>0.4241706431</text:p>
          </table:table-cell>
          <table:table-cell office:value-type="float" office:value="0.464644402265549" calcext:value-type="float">
            <text:p>0.4646444023</text:p>
          </table:table-cell>
        </table:table-row>
        <table:table-row table:style-name="ro1">
          <table:table-cell office:value-type="float" office:value="1537132086.34724" calcext:value-type="float">
            <text:p>1537132086.34724</text:p>
          </table:table-cell>
          <table:table-cell office:value-type="float" office:value="487" calcext:value-type="float">
            <text:p>487</text:p>
          </table:table-cell>
          <table:table-cell office:value-type="float" office:value="0.371122270822525" calcext:value-type="float">
            <text:p>0.3711222708</text:p>
          </table:table-cell>
          <table:table-cell office:value-type="float" office:value="0.424840718507767" calcext:value-type="float">
            <text:p>0.4248407185</text:p>
          </table:table-cell>
          <table:table-cell office:value-type="float" office:value="0.464734554290772" calcext:value-type="float">
            <text:p>0.4647345543</text:p>
          </table:table-cell>
        </table:table-row>
        <table:table-row table:style-name="ro1">
          <table:table-cell office:value-type="float" office:value="1537132104.59349" calcext:value-type="float">
            <text:p>1537132104.59349</text:p>
          </table:table-cell>
          <table:table-cell office:value-type="float" office:value="488" calcext:value-type="float">
            <text:p>488</text:p>
          </table:table-cell>
          <table:table-cell office:value-type="float" office:value="0.371474891901016" calcext:value-type="float">
            <text:p>0.3714748919</text:p>
          </table:table-cell>
          <table:table-cell office:value-type="float" office:value="0.42459037899971" calcext:value-type="float">
            <text:p>0.424590379</text:p>
          </table:table-cell>
          <table:table-cell office:value-type="float" office:value="0.464030921459198" calcext:value-type="float">
            <text:p>0.4640309215</text:p>
          </table:table-cell>
        </table:table-row>
        <table:table-row table:style-name="ro1">
          <table:table-cell office:value-type="float" office:value="1537132159.69817" calcext:value-type="float">
            <text:p>1537132159.69817</text:p>
          </table:table-cell>
          <table:table-cell office:value-type="float" office:value="489" calcext:value-type="float">
            <text:p>489</text:p>
          </table:table-cell>
          <table:table-cell office:value-type="float" office:value="0.372214794158936" calcext:value-type="float">
            <text:p>0.3722147942</text:p>
          </table:table-cell>
          <table:table-cell office:value-type="float" office:value="0.423907905817032" calcext:value-type="float">
            <text:p>0.4239079058</text:p>
          </table:table-cell>
          <table:table-cell office:value-type="float" office:value="0.463942408561707" calcext:value-type="float">
            <text:p>0.4639424086</text:p>
          </table:table-cell>
        </table:table-row>
        <table:table-row table:style-name="ro1">
          <table:table-cell office:value-type="float" office:value="1537132271.61096" calcext:value-type="float">
            <text:p>1537132271.61096</text:p>
          </table:table-cell>
          <table:table-cell office:value-type="float" office:value="490" calcext:value-type="float">
            <text:p>490</text:p>
          </table:table-cell>
          <table:table-cell office:value-type="float" office:value="0.372734725475311" calcext:value-type="float">
            <text:p>0.3727347255</text:p>
          </table:table-cell>
          <table:table-cell office:value-type="float" office:value="0.424686104059219" calcext:value-type="float">
            <text:p>0.4246861041</text:p>
          </table:table-cell>
          <table:table-cell office:value-type="float" office:value="0.463528662919998" calcext:value-type="float">
            <text:p>0.4635286629</text:p>
          </table:table-cell>
        </table:table-row>
        <table:table-row table:style-name="ro1">
          <table:table-cell office:value-type="float" office:value="1537132402.872" calcext:value-type="float">
            <text:p>1537132402.872</text:p>
          </table:table-cell>
          <table:table-cell office:value-type="float" office:value="491" calcext:value-type="float">
            <text:p>491</text:p>
          </table:table-cell>
          <table:table-cell office:value-type="float" office:value="0.373160392045975" calcext:value-type="float">
            <text:p>0.373160392</text:p>
          </table:table-cell>
          <table:table-cell office:value-type="float" office:value="0.38323312997818" calcext:value-type="float">
            <text:p>0.38323313</text:p>
          </table:table-cell>
          <table:table-cell office:value-type="float" office:value="0.463686168193817" calcext:value-type="float">
            <text:p>0.4636861682</text:p>
          </table:table-cell>
        </table:table-row>
        <table:table-row table:style-name="ro1">
          <table:table-cell office:value-type="float" office:value="1537132421.60488" calcext:value-type="float">
            <text:p>1537132421.60488</text:p>
          </table:table-cell>
          <table:table-cell office:value-type="float" office:value="492" calcext:value-type="float">
            <text:p>492</text:p>
          </table:table-cell>
          <table:table-cell office:value-type="float" office:value="0.37319627404213" calcext:value-type="float">
            <text:p>0.373196274</text:p>
          </table:table-cell>
          <table:table-cell office:value-type="float" office:value="0.392394810914993" calcext:value-type="float">
            <text:p>0.3923948109</text:p>
          </table:table-cell>
          <table:table-cell office:value-type="float" office:value="0.465332806110382" calcext:value-type="float">
            <text:p>0.4653328061</text:p>
          </table:table-cell>
        </table:table-row>
        <table:table-row table:style-name="ro1">
          <table:table-cell office:value-type="float" office:value="1537132440.02087" calcext:value-type="float">
            <text:p>1537132440.02087</text:p>
          </table:table-cell>
          <table:table-cell office:value-type="float" office:value="493" calcext:value-type="float">
            <text:p>493</text:p>
          </table:table-cell>
          <table:table-cell office:value-type="float" office:value="0.372965186834335" calcext:value-type="float">
            <text:p>0.3729651868</text:p>
          </table:table-cell>
          <table:table-cell office:value-type="float" office:value="0.398998707532883" calcext:value-type="float">
            <text:p>0.3989987075</text:p>
          </table:table-cell>
          <table:table-cell office:value-type="float" office:value="0.465113997459412" calcext:value-type="float">
            <text:p>0.4651139975</text:p>
          </table:table-cell>
        </table:table-row>
        <table:table-row table:style-name="ro1">
          <table:table-cell office:value-type="float" office:value="1537132458.4487" calcext:value-type="float">
            <text:p>1537132458.4487</text:p>
          </table:table-cell>
          <table:table-cell office:value-type="float" office:value="494" calcext:value-type="float">
            <text:p>494</text:p>
          </table:table-cell>
          <table:table-cell office:value-type="float" office:value="0.372679531574249" calcext:value-type="float">
            <text:p>0.3726795316</text:p>
          </table:table-cell>
          <table:table-cell office:value-type="float" office:value="0.415345817804337" calcext:value-type="float">
            <text:p>0.4153458178</text:p>
          </table:table-cell>
          <table:table-cell office:value-type="float" office:value="0.464821994304657" calcext:value-type="float">
            <text:p>0.4648219943</text:p>
          </table:table-cell>
        </table:table-row>
        <table:table-row table:style-name="ro1">
          <table:table-cell office:value-type="float" office:value="1537132477.00501" calcext:value-type="float">
            <text:p>1537132477.00501</text:p>
          </table:table-cell>
          <table:table-cell office:value-type="float" office:value="495" calcext:value-type="float">
            <text:p>495</text:p>
          </table:table-cell>
          <table:table-cell office:value-type="float" office:value="0.372253954410553" calcext:value-type="float">
            <text:p>0.3722539544</text:p>
          </table:table-cell>
          <table:table-cell office:value-type="float" office:value="0.415754854679108" calcext:value-type="float">
            <text:p>0.4157548547</text:p>
          </table:table-cell>
          <table:table-cell office:value-type="float" office:value="0.465309083461762" calcext:value-type="float">
            <text:p>0.4653090835</text:p>
          </table:table-cell>
        </table:table-row>
        <table:table-row table:style-name="ro1">
          <table:table-cell office:value-type="float" office:value="1537132645.31237" calcext:value-type="float">
            <text:p>1537132645.31237</text:p>
          </table:table-cell>
          <table:table-cell office:value-type="float" office:value="496" calcext:value-type="float">
            <text:p>496</text:p>
          </table:table-cell>
          <table:table-cell office:value-type="float" office:value="0.373107343912125" calcext:value-type="float">
            <text:p>0.3731073439</text:p>
          </table:table-cell>
          <table:table-cell office:value-type="float" office:value="0.409010708332062" calcext:value-type="float">
            <text:p>0.4090107083</text:p>
          </table:table-cell>
          <table:table-cell office:value-type="float" office:value="0.465657025575638" calcext:value-type="float">
            <text:p>0.4656570256</text:p>
          </table:table-cell>
        </table:table-row>
        <table:table-row table:style-name="ro1">
          <table:table-cell office:value-type="float" office:value="1537133189.81736" calcext:value-type="float">
            <text:p>1537133189.81736</text:p>
          </table:table-cell>
          <table:table-cell office:value-type="float" office:value="497" calcext:value-type="float">
            <text:p>497</text:p>
          </table:table-cell>
          <table:table-cell office:value-type="float" office:value="0.39122000336647" calcext:value-type="float">
            <text:p>0.3912200034</text:p>
          </table:table-cell>
          <table:table-cell office:value-type="float" office:value="0.412344068288803" calcext:value-type="float">
            <text:p>0.4123440683</text:p>
          </table:table-cell>
          <table:table-cell office:value-type="float" office:value="0.464217305183411" calcext:value-type="float">
            <text:p>0.4642173052</text:p>
          </table:table-cell>
        </table:table-row>
        <table:table-row table:style-name="ro1">
          <table:table-cell office:value-type="float" office:value="1537133208.21272" calcext:value-type="float">
            <text:p>1537133208.21272</text:p>
          </table:table-cell>
          <table:table-cell office:value-type="float" office:value="498" calcext:value-type="float">
            <text:p>498</text:p>
          </table:table-cell>
          <table:table-cell office:value-type="float" office:value="0.388272434473038" calcext:value-type="float">
            <text:p>0.3882724345</text:p>
          </table:table-cell>
          <table:table-cell office:value-type="float" office:value="0.414453983306885" calcext:value-type="float">
            <text:p>0.4144539833</text:p>
          </table:table-cell>
          <table:table-cell office:value-type="float" office:value="0.465800493955612" calcext:value-type="float">
            <text:p>0.465800494</text:p>
          </table:table-cell>
        </table:table-row>
        <table:table-row table:style-name="ro1">
          <table:table-cell office:value-type="float" office:value="1537133226.99658" calcext:value-type="float">
            <text:p>1537133226.99658</text:p>
          </table:table-cell>
          <table:table-cell office:value-type="float" office:value="499" calcext:value-type="float">
            <text:p>499</text:p>
          </table:table-cell>
          <table:table-cell office:value-type="float" office:value="0.383809506893158" calcext:value-type="float">
            <text:p>0.3838095069</text:p>
          </table:table-cell>
          <table:table-cell office:value-type="float" office:value="0.417768955230713" calcext:value-type="float">
            <text:p>0.4177689552</text:p>
          </table:table-cell>
          <table:table-cell office:value-type="float" office:value="0.464573949575424" calcext:value-type="float">
            <text:p>0.4645739496</text:p>
          </table:table-cell>
        </table:table-row>
        <table:table-row table:style-name="ro1">
          <table:table-cell office:value-type="float" office:value="1537133358.25692" calcext:value-type="float">
            <text:p>1537133358.25692</text:p>
          </table:table-cell>
          <table:table-cell office:value-type="float" office:value="500" calcext:value-type="float">
            <text:p>500</text:p>
          </table:table-cell>
          <table:table-cell office:value-type="float" office:value="0.371996223926544" calcext:value-type="float">
            <text:p>0.3719962239</text:p>
          </table:table-cell>
          <table:table-cell office:value-type="float" office:value="0.419179052114487" calcext:value-type="float">
            <text:p>0.4191790521</text:p>
          </table:table-cell>
          <table:table-cell office:value-type="float" office:value="0.46315985918045" calcext:value-type="float">
            <text:p>0.4631598592</text:p>
          </table:table-cell>
        </table:table-row>
        <table:table-row table:style-name="ro1">
          <table:table-cell office:value-type="float" office:value="1537133562.92708" calcext:value-type="float">
            <text:p>1537133562.92708</text:p>
          </table:table-cell>
          <table:table-cell office:value-type="float" office:value="501" calcext:value-type="float">
            <text:p>501</text:p>
          </table:table-cell>
          <table:table-cell office:value-type="float" office:value="0.369853317737579" calcext:value-type="float">
            <text:p>0.3698533177</text:p>
          </table:table-cell>
          <table:table-cell office:value-type="float" office:value="0.426124632358551" calcext:value-type="float">
            <text:p>0.4261246324</text:p>
          </table:table-cell>
          <table:table-cell office:value-type="float" office:value="0.462233453989029" calcext:value-type="float">
            <text:p>0.462233454</text:p>
          </table:table-cell>
        </table:table-row>
        <table:table-row table:style-name="ro1">
          <table:table-cell office:value-type="float" office:value="1537133600.02946" calcext:value-type="float">
            <text:p>1537133600.02946</text:p>
          </table:table-cell>
          <table:table-cell office:value-type="float" office:value="502" calcext:value-type="float">
            <text:p>502</text:p>
          </table:table-cell>
          <table:table-cell office:value-type="float" office:value="0.369203358888626" calcext:value-type="float">
            <text:p>0.3692033589</text:p>
          </table:table-cell>
          <table:table-cell office:value-type="float" office:value="0.428643465042114" calcext:value-type="float">
            <text:p>0.428643465</text:p>
          </table:table-cell>
          <table:table-cell office:value-type="float" office:value="0.461413592100143" calcext:value-type="float">
            <text:p>0.4614135921</text:p>
          </table:table-cell>
        </table:table-row>
        <table:table-row table:style-name="ro1">
          <table:table-cell office:value-type="float" office:value="1537133822.28387" calcext:value-type="float">
            <text:p>1537133822.28387</text:p>
          </table:table-cell>
          <table:table-cell office:value-type="float" office:value="503" calcext:value-type="float">
            <text:p>503</text:p>
          </table:table-cell>
          <table:table-cell office:value-type="float" office:value="0.36851042509079" calcext:value-type="float">
            <text:p>0.3685104251</text:p>
          </table:table-cell>
          <table:table-cell office:value-type="float" office:value="0.429014980792999" calcext:value-type="float">
            <text:p>0.4290149808</text:p>
          </table:table-cell>
          <table:table-cell office:value-type="float" office:value="0.461166352033615" calcext:value-type="float">
            <text:p>0.461166352</text:p>
          </table:table-cell>
        </table:table-row>
        <table:table-row table:style-name="ro1">
          <table:table-cell office:value-type="float" office:value="1537133840.58862" calcext:value-type="float">
            <text:p>1537133840.58862</text:p>
          </table:table-cell>
          <table:table-cell office:value-type="float" office:value="504" calcext:value-type="float">
            <text:p>504</text:p>
          </table:table-cell>
          <table:table-cell office:value-type="float" office:value="0.371263325214386" calcext:value-type="float">
            <text:p>0.3712633252</text:p>
          </table:table-cell>
          <table:table-cell office:value-type="float" office:value="0.427510738372803" calcext:value-type="float">
            <text:p>0.4275107384</text:p>
          </table:table-cell>
          <table:table-cell office:value-type="float" office:value="0.460967093706131" calcext:value-type="float">
            <text:p>0.4609670937</text:p>
          </table:table-cell>
        </table:table-row>
        <table:table-row table:style-name="ro1">
          <table:table-cell office:value-type="float" office:value="1537133895.92011" calcext:value-type="float">
            <text:p>1537133895.92011</text:p>
          </table:table-cell>
          <table:table-cell office:value-type="float" office:value="505" calcext:value-type="float">
            <text:p>505</text:p>
          </table:table-cell>
          <table:table-cell office:value-type="float" office:value="0.37144723534584" calcext:value-type="float">
            <text:p>0.3714472353</text:p>
          </table:table-cell>
          <table:table-cell office:value-type="float" office:value="0.427337378263474" calcext:value-type="float">
            <text:p>0.4273373783</text:p>
          </table:table-cell>
          <table:table-cell office:value-type="float" office:value="0.461431801319122" calcext:value-type="float">
            <text:p>0.4614318013</text:p>
          </table:table-cell>
        </table:table-row>
        <table:table-row table:style-name="ro1">
          <table:table-cell office:value-type="float" office:value="1537133932.98457" calcext:value-type="float">
            <text:p>1537133932.98457</text:p>
          </table:table-cell>
          <table:table-cell office:value-type="float" office:value="506" calcext:value-type="float">
            <text:p>506</text:p>
          </table:table-cell>
          <table:table-cell office:value-type="float" office:value="0.370403379201889" calcext:value-type="float">
            <text:p>0.3704033792</text:p>
          </table:table-cell>
          <table:table-cell office:value-type="float" office:value="0.426841527223587" calcext:value-type="float">
            <text:p>0.4268415272</text:p>
          </table:table-cell>
          <table:table-cell office:value-type="float" office:value="0.462325304746628" calcext:value-type="float">
            <text:p>0.4623253047</text:p>
          </table:table-cell>
        </table:table-row>
        <table:table-row table:style-name="ro1">
          <table:table-cell office:value-type="float" office:value="1537133951.79472" calcext:value-type="float">
            <text:p>1537133951.79472</text:p>
          </table:table-cell>
          <table:table-cell office:value-type="float" office:value="507" calcext:value-type="float">
            <text:p>507</text:p>
          </table:table-cell>
          <table:table-cell office:value-type="float" office:value="0.371483206748962" calcext:value-type="float">
            <text:p>0.3714832067</text:p>
          </table:table-cell>
          <table:table-cell office:value-type="float" office:value="0.426364153623581" calcext:value-type="float">
            <text:p>0.4263641536</text:p>
          </table:table-cell>
          <table:table-cell office:value-type="float" office:value="0.462736338376999" calcext:value-type="float">
            <text:p>0.4627363384</text:p>
          </table:table-cell>
        </table:table-row>
        <table:table-row table:style-name="ro1">
          <table:table-cell office:value-type="float" office:value="1537133988.77066" calcext:value-type="float">
            <text:p>1537133988.77066</text:p>
          </table:table-cell>
          <table:table-cell office:value-type="float" office:value="508" calcext:value-type="float">
            <text:p>508</text:p>
          </table:table-cell>
          <table:table-cell office:value-type="float" office:value="0.371837228536606" calcext:value-type="float">
            <text:p>0.3718372285</text:p>
          </table:table-cell>
          <table:table-cell office:value-type="float" office:value="0.459130257368088" calcext:value-type="float">
            <text:p>0.4591302574</text:p>
          </table:table-cell>
          <table:table-cell office:value-type="float" office:value="0.462422728538513" calcext:value-type="float">
            <text:p>0.4624227285</text:p>
          </table:table-cell>
        </table:table-row>
        <table:table-row table:style-name="ro1">
          <table:table-cell office:value-type="float" office:value="1537134341.44761" calcext:value-type="float">
            <text:p>1537134341.44761</text:p>
          </table:table-cell>
          <table:table-cell office:value-type="float" office:value="509" calcext:value-type="float">
            <text:p>509</text:p>
          </table:table-cell>
          <table:table-cell office:value-type="float" office:value="0.372033536434174" calcext:value-type="float">
            <text:p>0.3720335364</text:p>
          </table:table-cell>
          <table:table-cell office:value-type="float" office:value="0.421559929847717" calcext:value-type="float">
            <text:p>0.4215599298</text:p>
          </table:table-cell>
          <table:table-cell office:value-type="float" office:value="0.461139380931854" calcext:value-type="float">
            <text:p>0.4611393809</text:p>
          </table:table-cell>
        </table:table-row>
        <table:table-row table:style-name="ro1">
          <table:table-cell office:value-type="float" office:value="1537134489.44891" calcext:value-type="float">
            <text:p>1537134489.44891</text:p>
          </table:table-cell>
          <table:table-cell office:value-type="float" office:value="510" calcext:value-type="float">
            <text:p>510</text:p>
          </table:table-cell>
          <table:table-cell office:value-type="float" office:value="0.371139973402023" calcext:value-type="float">
            <text:p>0.3711399734</text:p>
          </table:table-cell>
          <table:table-cell office:value-type="float" office:value="0.432445377111435" calcext:value-type="float">
            <text:p>0.4324453771</text:p>
          </table:table-cell>
          <table:table-cell office:value-type="float" office:value="0.461840212345123" calcext:value-type="float">
            <text:p>0.4618402123</text:p>
          </table:table-cell>
        </table:table-row>
        <table:table-row table:style-name="ro1">
          <table:table-cell office:value-type="float" office:value="1537134545.34084" calcext:value-type="float">
            <text:p>1537134545.34084</text:p>
          </table:table-cell>
          <table:table-cell office:value-type="float" office:value="511" calcext:value-type="float">
            <text:p>511</text:p>
          </table:table-cell>
          <table:table-cell office:value-type="float" office:value="0.37135061621666" calcext:value-type="float">
            <text:p>0.3713506162</text:p>
          </table:table-cell>
          <table:table-cell office:value-type="float" office:value="0.419562667608261" calcext:value-type="float">
            <text:p>0.4195626676</text:p>
          </table:table-cell>
          <table:table-cell office:value-type="float" office:value="0.461526691913605" calcext:value-type="float">
            <text:p>0.4615266919</text:p>
          </table:table-cell>
        </table:table-row>
        <table:table-row table:style-name="ro1">
          <table:table-cell office:value-type="float" office:value="1537134712.605" calcext:value-type="float">
            <text:p>1537134712.605</text:p>
          </table:table-cell>
          <table:table-cell office:value-type="float" office:value="512" calcext:value-type="float">
            <text:p>512</text:p>
          </table:table-cell>
          <table:table-cell office:value-type="float" office:value="0.371860265731811" calcext:value-type="float">
            <text:p>0.3718602657</text:p>
          </table:table-cell>
          <table:table-cell office:value-type="float" office:value="0.425277411937714" calcext:value-type="float">
            <text:p>0.4252774119</text:p>
          </table:table-cell>
          <table:table-cell office:value-type="float" office:value="0.460318893194199" calcext:value-type="float">
            <text:p>0.4603188932</text:p>
          </table:table-cell>
        </table:table-row>
        <table:table-row table:style-name="ro1">
          <table:table-cell office:value-type="float" office:value="1537134731.10641" calcext:value-type="float">
            <text:p>1537134731.10641</text:p>
          </table:table-cell>
          <table:table-cell office:value-type="float" office:value="513" calcext:value-type="float">
            <text:p>513</text:p>
          </table:table-cell>
          <table:table-cell office:value-type="float" office:value="0.371859818696976" calcext:value-type="float">
            <text:p>0.3718598187</text:p>
          </table:table-cell>
          <table:table-cell office:value-type="float" office:value="0.424027293920517" calcext:value-type="float">
            <text:p>0.4240272939</text:p>
          </table:table-cell>
          <table:table-cell office:value-type="float" office:value="0.460420340299606" calcext:value-type="float">
            <text:p>0.4604203403</text:p>
          </table:table-cell>
        </table:table-row>
        <table:table-row table:style-name="ro1">
          <table:table-cell office:value-type="float" office:value="1537134878.54068" calcext:value-type="float">
            <text:p>1537134878.54068</text:p>
          </table:table-cell>
          <table:table-cell office:value-type="float" office:value="514" calcext:value-type="float">
            <text:p>514</text:p>
          </table:table-cell>
          <table:table-cell office:value-type="float" office:value="0.373356580734253" calcext:value-type="float">
            <text:p>0.3733565807</text:p>
          </table:table-cell>
          <table:table-cell office:value-type="float" office:value="0.426931947469711" calcext:value-type="float">
            <text:p>0.4269319475</text:p>
          </table:table-cell>
          <table:table-cell office:value-type="float" office:value="0.459715157747269" calcext:value-type="float">
            <text:p>0.4597151577</text:p>
          </table:table-cell>
        </table:table-row>
        <table:table-row table:style-name="ro1">
          <table:table-cell office:value-type="float" office:value="1537134897.0715" calcext:value-type="float">
            <text:p>1537134897.0715</text:p>
          </table:table-cell>
          <table:table-cell office:value-type="float" office:value="515" calcext:value-type="float">
            <text:p>515</text:p>
          </table:table-cell>
          <table:table-cell office:value-type="float" office:value="0.373415857553482" calcext:value-type="float">
            <text:p>0.3734158576</text:p>
          </table:table-cell>
          <table:table-cell office:value-type="float" office:value="0.430568873882294" calcext:value-type="float">
            <text:p>0.4305688739</text:p>
          </table:table-cell>
          <table:table-cell office:value-type="float" office:value="0.458918660879135" calcext:value-type="float">
            <text:p>0.4589186609</text:p>
          </table:table-cell>
        </table:table-row>
        <table:table-row table:style-name="ro1">
          <table:table-cell office:value-type="float" office:value="1537135006.87514" calcext:value-type="float">
            <text:p>1537135006.87514</text:p>
          </table:table-cell>
          <table:table-cell office:value-type="float" office:value="516" calcext:value-type="float">
            <text:p>516</text:p>
          </table:table-cell>
          <table:table-cell office:value-type="float" office:value="0.373200178146362" calcext:value-type="float">
            <text:p>0.3732001781</text:p>
          </table:table-cell>
          <table:table-cell office:value-type="float" office:value="0.431778877973557" calcext:value-type="float">
            <text:p>0.431778878</text:p>
          </table:table-cell>
          <table:table-cell office:value-type="float" office:value="0.45875558257103" calcext:value-type="float">
            <text:p>0.4587555826</text:p>
          </table:table-cell>
        </table:table-row>
        <table:table-row table:style-name="ro1">
          <table:table-cell office:value-type="float" office:value="1537135062.71508" calcext:value-type="float">
            <text:p>1537135062.71508</text:p>
          </table:table-cell>
          <table:table-cell office:value-type="float" office:value="517" calcext:value-type="float">
            <text:p>517</text:p>
          </table:table-cell>
          <table:table-cell office:value-type="float" office:value="0.373610079288483" calcext:value-type="float">
            <text:p>0.3736100793</text:p>
          </table:table-cell>
          <table:table-cell office:value-type="float" office:value="0.432760894298554" calcext:value-type="float">
            <text:p>0.4327608943</text:p>
          </table:table-cell>
          <table:table-cell office:value-type="float" office:value="0.459096193313599" calcext:value-type="float">
            <text:p>0.4590961933</text:p>
          </table:table-cell>
        </table:table-row>
        <table:table-row table:style-name="ro1">
          <table:table-cell office:value-type="float" office:value="1537135174.05682" calcext:value-type="float">
            <text:p>1537135174.05682</text:p>
          </table:table-cell>
          <table:table-cell office:value-type="float" office:value="518" calcext:value-type="float">
            <text:p>518</text:p>
          </table:table-cell>
          <table:table-cell office:value-type="float" office:value="0.373848259449005" calcext:value-type="float">
            <text:p>0.3738482594</text:p>
          </table:table-cell>
          <table:table-cell office:value-type="float" office:value="0.43280041217804" calcext:value-type="float">
            <text:p>0.4328004122</text:p>
          </table:table-cell>
          <table:table-cell office:value-type="float" office:value="0.45910057425499" calcext:value-type="float">
            <text:p>0.4591005743</text:p>
          </table:table-cell>
        </table:table-row>
        <table:table-row table:style-name="ro1">
          <table:table-cell office:value-type="float" office:value="1537135211.33274" calcext:value-type="float">
            <text:p>1537135211.33274</text:p>
          </table:table-cell>
          <table:table-cell office:value-type="float" office:value="519" calcext:value-type="float">
            <text:p>519</text:p>
          </table:table-cell>
          <table:table-cell office:value-type="float" office:value="0.373826593160629" calcext:value-type="float">
            <text:p>0.3738265932</text:p>
          </table:table-cell>
          <table:table-cell office:value-type="float" office:value="0.431170225143433" calcext:value-type="float">
            <text:p>0.4311702251</text:p>
          </table:table-cell>
          <table:table-cell office:value-type="float" office:value="0.458988040685654" calcext:value-type="float">
            <text:p>0.4589880407</text:p>
          </table:table-cell>
        </table:table-row>
        <table:table-row table:style-name="ro1">
          <table:table-cell office:value-type="float" office:value="1537135361.16115" calcext:value-type="float">
            <text:p>1537135361.16115</text:p>
          </table:table-cell>
          <table:table-cell office:value-type="float" office:value="520" calcext:value-type="float">
            <text:p>520</text:p>
          </table:table-cell>
          <table:table-cell office:value-type="float" office:value="0.36591899394989" calcext:value-type="float">
            <text:p>0.3659189939</text:p>
          </table:table-cell>
          <table:table-cell office:value-type="float" office:value="0.431345790624619" calcext:value-type="float">
            <text:p>0.4313457906</text:p>
          </table:table-cell>
          <table:table-cell office:value-type="float" office:value="0.458426475524902" calcext:value-type="float">
            <text:p>0.4584264755</text:p>
          </table:table-cell>
        </table:table-row>
        <table:table-row table:style-name="ro1">
          <table:table-cell office:value-type="float" office:value="1537135676.52571" calcext:value-type="float">
            <text:p>1537135676.52571</text:p>
          </table:table-cell>
          <table:table-cell office:value-type="float" office:value="521" calcext:value-type="float">
            <text:p>521</text:p>
          </table:table-cell>
          <table:table-cell office:value-type="float" office:value="0.364288628101349" calcext:value-type="float">
            <text:p>0.3642886281</text:p>
          </table:table-cell>
          <table:table-cell office:value-type="float" office:value="0.430813044309616" calcext:value-type="float">
            <text:p>0.4308130443</text:p>
          </table:table-cell>
          <table:table-cell office:value-type="float" office:value="0.459336221218109" calcext:value-type="float">
            <text:p>0.4593362212</text:p>
          </table:table-cell>
        </table:table-row>
        <table:table-row table:style-name="ro1">
          <table:table-cell office:value-type="float" office:value="1537135713.63251" calcext:value-type="float">
            <text:p>1537135713.63251</text:p>
          </table:table-cell>
          <table:table-cell office:value-type="float" office:value="522" calcext:value-type="float">
            <text:p>522</text:p>
          </table:table-cell>
          <table:table-cell office:value-type="float" office:value="0.36504852771759" calcext:value-type="float">
            <text:p>0.3650485277</text:p>
          </table:table-cell>
          <table:table-cell office:value-type="float" office:value="0.431616425514221" calcext:value-type="float">
            <text:p>0.4316164255</text:p>
          </table:table-cell>
          <table:table-cell office:value-type="float" office:value="0.458790957927704" calcext:value-type="float">
            <text:p>0.4587909579</text:p>
          </table:table-cell>
        </table:table-row>
        <table:table-row table:style-name="ro1">
          <table:table-cell office:value-type="float" office:value="1537135732.58074" calcext:value-type="float">
            <text:p>1537135732.58074</text:p>
          </table:table-cell>
          <table:table-cell office:value-type="float" office:value="523" calcext:value-type="float">
            <text:p>523</text:p>
          </table:table-cell>
          <table:table-cell office:value-type="float" office:value="0.365373909473419" calcext:value-type="float">
            <text:p>0.3653739095</text:p>
          </table:table-cell>
          <table:table-cell office:value-type="float" office:value="0.429907202720642" calcext:value-type="float">
            <text:p>0.4299072027</text:p>
          </table:table-cell>
          <table:table-cell office:value-type="float" office:value="0.45817157626152" calcext:value-type="float">
            <text:p>0.4581715763</text:p>
          </table:table-cell>
        </table:table-row>
        <table:table-row table:style-name="ro1">
          <table:table-cell office:value-type="float" office:value="1537135751.3009" calcext:value-type="float">
            <text:p>1537135751.3009</text:p>
          </table:table-cell>
          <table:table-cell office:value-type="float" office:value="524" calcext:value-type="float">
            <text:p>524</text:p>
          </table:table-cell>
          <table:table-cell office:value-type="float" office:value="0.363954603672028" calcext:value-type="float">
            <text:p>0.3639546037</text:p>
          </table:table-cell>
          <table:table-cell office:value-type="float" office:value="0.428757518529892" calcext:value-type="float">
            <text:p>0.4287575185</text:p>
          </table:table-cell>
          <table:table-cell office:value-type="float" office:value="0.458217531442642" calcext:value-type="float">
            <text:p>0.4582175314</text:p>
          </table:table-cell>
        </table:table-row>
        <table:table-row table:style-name="ro1">
          <table:table-cell office:value-type="float" office:value="1537135958.04318" calcext:value-type="float">
            <text:p>1537135958.04318</text:p>
          </table:table-cell>
          <table:table-cell office:value-type="float" office:value="525" calcext:value-type="float">
            <text:p>525</text:p>
          </table:table-cell>
          <table:table-cell office:value-type="float" office:value="0.364714384078979" calcext:value-type="float">
            <text:p>0.3647143841</text:p>
          </table:table-cell>
          <table:table-cell office:value-type="float" office:value="0.428870022296906" calcext:value-type="float">
            <text:p>0.4288700223</text:p>
          </table:table-cell>
          <table:table-cell office:value-type="float" office:value="0.424899727106094" calcext:value-type="float">
            <text:p>0.4248997271</text:p>
          </table:table-cell>
        </table:table-row>
        <table:table-row table:style-name="ro1">
          <table:table-cell office:value-type="float" office:value="1537136145.02679" calcext:value-type="float">
            <text:p>1537136145.02679</text:p>
          </table:table-cell>
          <table:table-cell office:value-type="float" office:value="526" calcext:value-type="float">
            <text:p>526</text:p>
          </table:table-cell>
          <table:table-cell office:value-type="float" office:value="0.365531742572784" calcext:value-type="float">
            <text:p>0.3655317426</text:p>
          </table:table-cell>
          <table:table-cell office:value-type="float" office:value="0.429723799228668" calcext:value-type="float">
            <text:p>0.4297237992</text:p>
          </table:table-cell>
          <table:table-cell office:value-type="float" office:value="0.417431592941284" calcext:value-type="float">
            <text:p>0.4174315929</text:p>
          </table:table-cell>
        </table:table-row>
        <table:table-row table:style-name="ro1">
          <table:table-cell office:value-type="float" office:value="1537136294.88899" calcext:value-type="float">
            <text:p>1537136294.88899</text:p>
          </table:table-cell>
          <table:table-cell office:value-type="float" office:value="527" calcext:value-type="float">
            <text:p>527</text:p>
          </table:table-cell>
          <table:table-cell office:value-type="float" office:value="0.366204291582108" calcext:value-type="float">
            <text:p>0.3662042916</text:p>
          </table:table-cell>
          <table:table-cell office:value-type="float" office:value="0.42943486571312" calcext:value-type="float">
            <text:p>0.4294348657</text:p>
          </table:table-cell>
          <table:table-cell office:value-type="float" office:value="0.421862155199051" calcext:value-type="float">
            <text:p>0.4218621552</text:p>
          </table:table-cell>
        </table:table-row>
        <table:table-row table:style-name="ro1">
          <table:table-cell office:value-type="float" office:value="1537136612.66886" calcext:value-type="float">
            <text:p>1537136612.66886</text:p>
          </table:table-cell>
          <table:table-cell office:value-type="float" office:value="528" calcext:value-type="float">
            <text:p>528</text:p>
          </table:table-cell>
          <table:table-cell office:value-type="float" office:value="0.364738970994949" calcext:value-type="float">
            <text:p>0.364738971</text:p>
          </table:table-cell>
          <table:table-cell office:value-type="float" office:value="0.4310602247715" calcext:value-type="float">
            <text:p>0.4310602248</text:p>
          </table:table-cell>
          <table:table-cell office:value-type="float" office:value="0.422775894403458" calcext:value-type="float">
            <text:p>0.4227758944</text:p>
          </table:table-cell>
        </table:table-row>
        <table:table-row table:style-name="ro1">
          <table:table-cell office:value-type="float" office:value="1537136744.70985" calcext:value-type="float">
            <text:p>1537136744.70985</text:p>
          </table:table-cell>
          <table:table-cell office:value-type="float" office:value="529" calcext:value-type="float">
            <text:p>529</text:p>
          </table:table-cell>
          <table:table-cell office:value-type="float" office:value="0.365218430757523" calcext:value-type="float">
            <text:p>0.3652184308</text:p>
          </table:table-cell>
          <table:table-cell office:value-type="float" office:value="0.418246477842331" calcext:value-type="float">
            <text:p>0.4182464778</text:p>
          </table:table-cell>
          <table:table-cell office:value-type="float" office:value="0.421722322702408" calcext:value-type="float">
            <text:p>0.4217223227</text:p>
          </table:table-cell>
        </table:table-row>
        <table:table-row table:style-name="ro1">
          <table:table-cell office:value-type="float" office:value="1537136763.58052" calcext:value-type="float">
            <text:p>1537136763.58052</text:p>
          </table:table-cell>
          <table:table-cell office:value-type="float" office:value="530" calcext:value-type="float">
            <text:p>530</text:p>
          </table:table-cell>
          <table:table-cell office:value-type="float" office:value="0.365109503269196" calcext:value-type="float">
            <text:p>0.3651095033</text:p>
          </table:table-cell>
          <table:table-cell office:value-type="float" office:value="0.412521064281464" calcext:value-type="float">
            <text:p>0.4125210643</text:p>
          </table:table-cell>
          <table:table-cell office:value-type="float" office:value="0.422420263290405" calcext:value-type="float">
            <text:p>0.4224202633</text:p>
          </table:table-cell>
        </table:table-row>
        <table:table-row table:style-name="ro1">
          <table:table-cell office:value-type="float" office:value="1537136819.77803" calcext:value-type="float">
            <text:p>1537136819.77803</text:p>
          </table:table-cell>
          <table:table-cell office:value-type="float" office:value="531" calcext:value-type="float">
            <text:p>531</text:p>
          </table:table-cell>
          <table:table-cell office:value-type="float" office:value="0.363927930593491" calcext:value-type="float">
            <text:p>0.3639279306</text:p>
          </table:table-cell>
          <table:table-cell office:value-type="float" office:value="0.41311439871788" calcext:value-type="float">
            <text:p>0.4131143987</text:p>
          </table:table-cell>
          <table:table-cell office:value-type="float" office:value="0.422011137008667" calcext:value-type="float">
            <text:p>0.422011137</text:p>
          </table:table-cell>
        </table:table-row>
        <table:table-row table:style-name="ro1">
          <table:table-cell office:value-type="float" office:value="1537137119.08129" calcext:value-type="float">
            <text:p>1537137119.08129</text:p>
          </table:table-cell>
          <table:table-cell office:value-type="float" office:value="532" calcext:value-type="float">
            <text:p>532</text:p>
          </table:table-cell>
          <table:table-cell office:value-type="float" office:value="0.365926384925842" calcext:value-type="float">
            <text:p>0.3659263849</text:p>
          </table:table-cell>
          <table:table-cell office:value-type="float" office:value="0.41779237985611" calcext:value-type="float">
            <text:p>0.4177923799</text:p>
          </table:table-cell>
          <table:table-cell office:value-type="float" office:value="0.421376526355743" calcext:value-type="float">
            <text:p>0.4213765264</text:p>
          </table:table-cell>
        </table:table-row>
        <table:table-row table:style-name="ro1">
          <table:table-cell office:value-type="float" office:value="1537137194.61032" calcext:value-type="float">
            <text:p>1537137194.61032</text:p>
          </table:table-cell>
          <table:table-cell office:value-type="float" office:value="533" calcext:value-type="float">
            <text:p>533</text:p>
          </table:table-cell>
          <table:table-cell office:value-type="float" office:value="0.365704745054245" calcext:value-type="float">
            <text:p>0.3657047451</text:p>
          </table:table-cell>
          <table:table-cell office:value-type="float" office:value="0.418096125125885" calcext:value-type="float">
            <text:p>0.4180961251</text:p>
          </table:table-cell>
          <table:table-cell office:value-type="float" office:value="0.423458933830261" calcext:value-type="float">
            <text:p>0.4234589338</text:p>
          </table:table-cell>
        </table:table-row>
        <table:table-row table:style-name="ro1">
          <table:table-cell office:value-type="float" office:value="1537137288.28713" calcext:value-type="float">
            <text:p>1537137288.28713</text:p>
          </table:table-cell>
          <table:table-cell office:value-type="float" office:value="534" calcext:value-type="float">
            <text:p>534</text:p>
          </table:table-cell>
          <table:table-cell office:value-type="float" office:value="0.365976870059967" calcext:value-type="float">
            <text:p>0.3659768701</text:p>
          </table:table-cell>
          <table:table-cell office:value-type="float" office:value="0.421081751585007" calcext:value-type="float">
            <text:p>0.4210817516</text:p>
          </table:table-cell>
          <table:table-cell office:value-type="float" office:value="0.425612330436707" calcext:value-type="float">
            <text:p>0.4256123304</text:p>
          </table:table-cell>
        </table:table-row>
        <table:table-row table:style-name="ro1">
          <table:table-cell office:value-type="float" office:value="1537137325.95484" calcext:value-type="float">
            <text:p>1537137325.95484</text:p>
          </table:table-cell>
          <table:table-cell office:value-type="float" office:value="535" calcext:value-type="float">
            <text:p>535</text:p>
          </table:table-cell>
          <table:table-cell office:value-type="float" office:value="0.36568957567215" calcext:value-type="float">
            <text:p>0.3656895757</text:p>
          </table:table-cell>
          <table:table-cell office:value-type="float" office:value="0.422823816537857" calcext:value-type="float">
            <text:p>0.4228238165</text:p>
          </table:table-cell>
          <table:table-cell office:value-type="float" office:value="0.425403922796249" calcext:value-type="float">
            <text:p>0.4254039228</text:p>
          </table:table-cell>
        </table:table-row>
        <table:table-row table:style-name="ro1">
          <table:table-cell office:value-type="float" office:value="1537137363.94334" calcext:value-type="float">
            <text:p>1537137363.94334</text:p>
          </table:table-cell>
          <table:table-cell office:value-type="float" office:value="536" calcext:value-type="float">
            <text:p>536</text:p>
          </table:table-cell>
          <table:table-cell office:value-type="float" office:value="0.365180045366287" calcext:value-type="float">
            <text:p>0.3651800454</text:p>
          </table:table-cell>
          <table:table-cell office:value-type="float" office:value="0.424477458000183" calcext:value-type="float">
            <text:p>0.424477458</text:p>
          </table:table-cell>
          <table:table-cell office:value-type="float" office:value="0.425660938024521" calcext:value-type="float">
            <text:p>0.425660938</text:p>
          </table:table-cell>
        </table:table-row>
        <table:table-row table:style-name="ro1">
          <table:table-cell office:value-type="float" office:value="1537137401.52131" calcext:value-type="float">
            <text:p>1537137401.52131</text:p>
          </table:table-cell>
          <table:table-cell office:value-type="float" office:value="537" calcext:value-type="float">
            <text:p>537</text:p>
          </table:table-cell>
          <table:table-cell office:value-type="float" office:value="0.36540675163269" calcext:value-type="float">
            <text:p>0.3654067516</text:p>
          </table:table-cell>
          <table:table-cell office:value-type="float" office:value="0.423577040433884" calcext:value-type="float">
            <text:p>0.4235770404</text:p>
          </table:table-cell>
          <table:table-cell office:value-type="float" office:value="0.426213264465332" calcext:value-type="float">
            <text:p>0.4262132645</text:p>
          </table:table-cell>
        </table:table-row>
        <table:table-row table:style-name="ro1">
          <table:table-cell office:value-type="float" office:value="1537137439.58909" calcext:value-type="float">
            <text:p>1537137439.58909</text:p>
          </table:table-cell>
          <table:table-cell office:value-type="float" office:value="538" calcext:value-type="float">
            <text:p>538</text:p>
          </table:table-cell>
          <table:table-cell office:value-type="float" office:value="0.365442246198654" calcext:value-type="float">
            <text:p>0.3654422462</text:p>
          </table:table-cell>
          <table:table-cell office:value-type="float" office:value="0.425453305244446" calcext:value-type="float">
            <text:p>0.4254533052</text:p>
          </table:table-cell>
          <table:table-cell office:value-type="float" office:value="0.426661878824234" calcext:value-type="float">
            <text:p>0.4266618788</text:p>
          </table:table-cell>
        </table:table-row>
        <table:table-row table:style-name="ro1">
          <table:table-cell office:value-type="float" office:value="1537137515.72492" calcext:value-type="float">
            <text:p>1537137515.72492</text:p>
          </table:table-cell>
          <table:table-cell office:value-type="float" office:value="539" calcext:value-type="float">
            <text:p>539</text:p>
          </table:table-cell>
          <table:table-cell office:value-type="float" office:value="0.365312576293945" calcext:value-type="float">
            <text:p>0.3653125763</text:p>
          </table:table-cell>
          <table:table-cell office:value-type="float" office:value="0.426088005304337" calcext:value-type="float">
            <text:p>0.4260880053</text:p>
          </table:table-cell>
          <table:table-cell office:value-type="float" office:value="0.427224934101105" calcext:value-type="float">
            <text:p>0.4272249341</text:p>
          </table:table-cell>
        </table:table-row>
        <table:table-row table:style-name="ro1">
          <table:table-cell office:value-type="float" office:value="1537137649.93723" calcext:value-type="float">
            <text:p>1537137649.93723</text:p>
          </table:table-cell>
          <table:table-cell office:value-type="float" office:value="540" calcext:value-type="float">
            <text:p>540</text:p>
          </table:table-cell>
          <table:table-cell office:value-type="float" office:value="0.353050857782364" calcext:value-type="float">
            <text:p>0.3530508578</text:p>
          </table:table-cell>
          <table:table-cell office:value-type="float" office:value="0.426370680332184" calcext:value-type="float">
            <text:p>0.4263706803</text:p>
          </table:table-cell>
          <table:table-cell office:value-type="float" office:value="0.430806577205658" calcext:value-type="float">
            <text:p>0.4308065772</text:p>
          </table:table-cell>
        </table:table-row>
        <table:table-row table:style-name="ro1">
          <table:table-cell office:value-type="float" office:value="1537137819.99105" calcext:value-type="float">
            <text:p>1537137819.99105</text:p>
          </table:table-cell>
          <table:table-cell office:value-type="float" office:value="541" calcext:value-type="float">
            <text:p>541</text:p>
          </table:table-cell>
          <table:table-cell office:value-type="float" office:value="0.359250009059906" calcext:value-type="float">
            <text:p>0.3592500091</text:p>
          </table:table-cell>
          <table:table-cell office:value-type="float" office:value="0.425940781831741" calcext:value-type="float">
            <text:p>0.4259407818</text:p>
          </table:table-cell>
          <table:table-cell office:value-type="float" office:value="0.430765360593796" calcext:value-type="float">
            <text:p>0.4307653606</text:p>
          </table:table-cell>
        </table:table-row>
        <table:table-row table:style-name="ro1">
          <table:table-cell office:value-type="float" office:value="1537137857.67443" calcext:value-type="float">
            <text:p>1537137857.67443</text:p>
          </table:table-cell>
          <table:table-cell office:value-type="float" office:value="542" calcext:value-type="float">
            <text:p>542</text:p>
          </table:table-cell>
          <table:table-cell office:value-type="float" office:value="0.357094287872314" calcext:value-type="float">
            <text:p>0.3570942879</text:p>
          </table:table-cell>
          <table:table-cell office:value-type="float" office:value="0.419570297002792" calcext:value-type="float">
            <text:p>0.419570297</text:p>
          </table:table-cell>
          <table:table-cell office:value-type="float" office:value="0.43019637465477" calcext:value-type="float">
            <text:p>0.4301963747</text:p>
          </table:table-cell>
        </table:table-row>
        <table:table-row table:style-name="ro1">
          <table:table-cell office:value-type="float" office:value="1537137914.28456" calcext:value-type="float">
            <text:p>1537137914.28456</text:p>
          </table:table-cell>
          <table:table-cell office:value-type="float" office:value="543" calcext:value-type="float">
            <text:p>543</text:p>
          </table:table-cell>
          <table:table-cell office:value-type="float" office:value="0.356833755970001" calcext:value-type="float">
            <text:p>0.356833756</text:p>
          </table:table-cell>
          <table:table-cell office:value-type="float" office:value="0.41590890288353" calcext:value-type="float">
            <text:p>0.4159089029</text:p>
          </table:table-cell>
          <table:table-cell office:value-type="float" office:value="0.430958479642868" calcext:value-type="float">
            <text:p>0.4309584796</text:p>
          </table:table-cell>
        </table:table-row>
        <table:table-row table:style-name="ro1">
          <table:table-cell office:value-type="float" office:value="1537138064.54692" calcext:value-type="float">
            <text:p>1537138064.54692</text:p>
          </table:table-cell>
          <table:table-cell office:value-type="float" office:value="544" calcext:value-type="float">
            <text:p>544</text:p>
          </table:table-cell>
          <table:table-cell office:value-type="float" office:value="0.356203138828278" calcext:value-type="float">
            <text:p>0.3562031388</text:p>
          </table:table-cell>
          <table:table-cell office:value-type="float" office:value="0.414819687604904" calcext:value-type="float">
            <text:p>0.4148196876</text:p>
          </table:table-cell>
          <table:table-cell office:value-type="float" office:value="0.430342823266983" calcext:value-type="float">
            <text:p>0.4303428233</text:p>
          </table:table-cell>
        </table:table-row>
        <table:table-row table:style-name="ro1">
          <table:table-cell office:value-type="float" office:value="1537138102.01779" calcext:value-type="float">
            <text:p>1537138102.01779</text:p>
          </table:table-cell>
          <table:table-cell office:value-type="float" office:value="545" calcext:value-type="float">
            <text:p>545</text:p>
          </table:table-cell>
          <table:table-cell office:value-type="float" office:value="0.357506573200226" calcext:value-type="float">
            <text:p>0.3575065732</text:p>
          </table:table-cell>
          <table:table-cell office:value-type="float" office:value="0.421462148427963" calcext:value-type="float">
            <text:p>0.4214621484</text:p>
          </table:table-cell>
          <table:table-cell office:value-type="float" office:value="0.429839968681335" calcext:value-type="float">
            <text:p>0.4298399687</text:p>
          </table:table-cell>
        </table:table-row>
        <table:table-row table:style-name="ro1">
          <table:table-cell office:value-type="float" office:value="1537138120.64422" calcext:value-type="float">
            <text:p>1537138120.64422</text:p>
          </table:table-cell>
          <table:table-cell office:value-type="float" office:value="546" calcext:value-type="float">
            <text:p>546</text:p>
          </table:table-cell>
          <table:table-cell office:value-type="float" office:value="0.356801509857178" calcext:value-type="float">
            <text:p>0.3568015099</text:p>
          </table:table-cell>
          <table:table-cell office:value-type="float" office:value="0.423645615577698" calcext:value-type="float">
            <text:p>0.4236456156</text:p>
          </table:table-cell>
          <table:table-cell office:value-type="float" office:value="0.42977836728096" calcext:value-type="float">
            <text:p>0.4297783673</text:p>
          </table:table-cell>
        </table:table-row>
        <table:table-row table:style-name="ro1">
          <table:table-cell office:value-type="float" office:value="1537138139.6968" calcext:value-type="float">
            <text:p>1537138139.6968</text:p>
          </table:table-cell>
          <table:table-cell office:value-type="float" office:value="547" calcext:value-type="float">
            <text:p>547</text:p>
          </table:table-cell>
          <table:table-cell office:value-type="float" office:value="0.355679839849472" calcext:value-type="float">
            <text:p>0.3556798398</text:p>
          </table:table-cell>
          <table:table-cell office:value-type="float" office:value="0.416602581739426" calcext:value-type="float">
            <text:p>0.4166025817</text:p>
          </table:table-cell>
          <table:table-cell office:value-type="float" office:value="0.430308490991592" calcext:value-type="float">
            <text:p>0.430308491</text:p>
          </table:table-cell>
        </table:table-row>
        <table:table-row table:style-name="ro1">
          <table:table-cell office:value-type="float" office:value="1537138291.82526" calcext:value-type="float">
            <text:p>1537138291.82526</text:p>
          </table:table-cell>
          <table:table-cell office:value-type="float" office:value="548" calcext:value-type="float">
            <text:p>548</text:p>
          </table:table-cell>
          <table:table-cell office:value-type="float" office:value="0.359120547771454" calcext:value-type="float">
            <text:p>0.3591205478</text:p>
          </table:table-cell>
          <table:table-cell office:value-type="float" office:value="0.413183122873306" calcext:value-type="float">
            <text:p>0.4131831229</text:p>
          </table:table-cell>
          <table:table-cell office:value-type="float" office:value="0.430118650197983" calcext:value-type="float">
            <text:p>0.4301186502</text:p>
          </table:table-cell>
        </table:table-row>
        <table:table-row table:style-name="ro1">
          <table:table-cell office:value-type="float" office:value="1537138575.41233" calcext:value-type="float">
            <text:p>1537138575.41233</text:p>
          </table:table-cell>
          <table:table-cell office:value-type="float" office:value="549" calcext:value-type="float">
            <text:p>549</text:p>
          </table:table-cell>
          <table:table-cell office:value-type="float" office:value="0.358977913856506" calcext:value-type="float">
            <text:p>0.3589779139</text:p>
          </table:table-cell>
          <table:table-cell office:value-type="float" office:value="0.411604344844818" calcext:value-type="float">
            <text:p>0.4116043448</text:p>
          </table:table-cell>
          <table:table-cell office:value-type="float" office:value="0.43007305264473" calcext:value-type="float">
            <text:p>0.4300730526</text:p>
          </table:table-cell>
        </table:table-row>
        <table:table-row table:style-name="ro1">
          <table:table-cell office:value-type="float" office:value="1537138613.29786" calcext:value-type="float">
            <text:p>1537138613.29786</text:p>
          </table:table-cell>
          <table:table-cell office:value-type="float" office:value="550" calcext:value-type="float">
            <text:p>550</text:p>
          </table:table-cell>
          <table:table-cell office:value-type="float" office:value="0.360370814800262" calcext:value-type="float">
            <text:p>0.3603708148</text:p>
          </table:table-cell>
          <table:table-cell office:value-type="float" office:value="0.418515741825104" calcext:value-type="float">
            <text:p>0.4185157418</text:p>
          </table:table-cell>
          <table:table-cell office:value-type="float" office:value="0.43077740073204" calcext:value-type="float">
            <text:p>0.4307774007</text:p>
          </table:table-cell>
        </table:table-row>
        <table:table-row table:style-name="ro1">
          <table:table-cell office:value-type="float" office:value="1537138651.0289" calcext:value-type="float">
            <text:p>1537138651.0289</text:p>
          </table:table-cell>
          <table:table-cell office:value-type="float" office:value="551" calcext:value-type="float">
            <text:p>551</text:p>
          </table:table-cell>
          <table:table-cell office:value-type="float" office:value="0.361511379480362" calcext:value-type="float">
            <text:p>0.3615113795</text:p>
          </table:table-cell>
          <table:table-cell office:value-type="float" office:value="0.419791102409363" calcext:value-type="float">
            <text:p>0.4197911024</text:p>
          </table:table-cell>
          <table:table-cell office:value-type="float" office:value="0.430239588022232" calcext:value-type="float">
            <text:p>0.430239588</text:p>
          </table:table-cell>
        </table:table-row>
        <table:table-row table:style-name="ro1">
          <table:table-cell office:value-type="float" office:value="1537138688.52471" calcext:value-type="float">
            <text:p>1537138688.52471</text:p>
          </table:table-cell>
          <table:table-cell office:value-type="float" office:value="552" calcext:value-type="float">
            <text:p>552</text:p>
          </table:table-cell>
          <table:table-cell office:value-type="float" office:value="0.361689507961273" calcext:value-type="float">
            <text:p>0.361689508</text:p>
          </table:table-cell>
          <table:table-cell office:value-type="float" office:value="0.422328144311905" calcext:value-type="float">
            <text:p>0.4223281443</text:p>
          </table:table-cell>
          <table:table-cell office:value-type="float" office:value="0.430040270090103" calcext:value-type="float">
            <text:p>0.4300402701</text:p>
          </table:table-cell>
        </table:table-row>
        <table:table-row table:style-name="ro1">
          <table:table-cell office:value-type="float" office:value="1537138895.02835" calcext:value-type="float">
            <text:p>1537138895.02835</text:p>
          </table:table-cell>
          <table:table-cell office:value-type="float" office:value="553" calcext:value-type="float">
            <text:p>553</text:p>
          </table:table-cell>
          <table:table-cell office:value-type="float" office:value="0.362595796585083" calcext:value-type="float">
            <text:p>0.3625957966</text:p>
          </table:table-cell>
          <table:table-cell office:value-type="float" office:value="0.424264520406723" calcext:value-type="float">
            <text:p>0.4242645204</text:p>
          </table:table-cell>
          <table:table-cell office:value-type="float" office:value="0.429294288158417" calcext:value-type="float">
            <text:p>0.4292942882</text:p>
          </table:table-cell>
        </table:table-row>
        <table:table-row table:style-name="ro1">
          <table:table-cell office:value-type="float" office:value="1537138971.24711" calcext:value-type="float">
            <text:p>1537138971.24711</text:p>
          </table:table-cell>
          <table:table-cell office:value-type="float" office:value="554" calcext:value-type="float">
            <text:p>554</text:p>
          </table:table-cell>
          <table:table-cell office:value-type="float" office:value="0.362875252962112" calcext:value-type="float">
            <text:p>0.362875253</text:p>
          </table:table-cell>
          <table:table-cell office:value-type="float" office:value="0.425100147724152" calcext:value-type="float">
            <text:p>0.4251001477</text:p>
          </table:table-cell>
          <table:table-cell office:value-type="float" office:value="0.429394155740738" calcext:value-type="float">
            <text:p>0.4293941557</text:p>
          </table:table-cell>
        </table:table-row>
        <table:table-row table:style-name="ro1">
          <table:table-cell office:value-type="float" office:value="1537139218.28864" calcext:value-type="float">
            <text:p>1537139218.28864</text:p>
          </table:table-cell>
          <table:table-cell office:value-type="float" office:value="555" calcext:value-type="float">
            <text:p>555</text:p>
          </table:table-cell>
          <table:table-cell office:value-type="float" office:value="0.362294435501099" calcext:value-type="float">
            <text:p>0.3622944355</text:p>
          </table:table-cell>
          <table:table-cell office:value-type="float" office:value="0.426673889160156" calcext:value-type="float">
            <text:p>0.4266738892</text:p>
          </table:table-cell>
          <table:table-cell office:value-type="float" office:value="0.429440528154373" calcext:value-type="float">
            <text:p>0.4294405282</text:p>
          </table:table-cell>
        </table:table-row>
        <table:table-row table:style-name="ro1">
          <table:table-cell office:value-type="float" office:value="1537139652.83026" calcext:value-type="float">
            <text:p>1537139652.83026</text:p>
          </table:table-cell>
          <table:table-cell office:value-type="float" office:value="556" calcext:value-type="float">
            <text:p>556</text:p>
          </table:table-cell>
          <table:table-cell office:value-type="float" office:value="0.363733440637588" calcext:value-type="float">
            <text:p>0.3637334406</text:p>
          </table:table-cell>
          <table:table-cell office:value-type="float" office:value="0.425854682922363" calcext:value-type="float">
            <text:p>0.4258546829</text:p>
          </table:table-cell>
          <table:table-cell office:value-type="float" office:value="0.430594742298126" calcext:value-type="float">
            <text:p>0.4305947423</text:p>
          </table:table-cell>
        </table:table-row>
        <table:table-row table:style-name="ro1">
          <table:table-cell office:value-type="float" office:value="1537140049.94448" calcext:value-type="float">
            <text:p>1537140049.94448</text:p>
          </table:table-cell>
          <table:table-cell office:value-type="float" office:value="557" calcext:value-type="float">
            <text:p>557</text:p>
          </table:table-cell>
          <table:table-cell office:value-type="float" office:value="0.353580832481384" calcext:value-type="float">
            <text:p>0.3535808325</text:p>
          </table:table-cell>
          <table:table-cell office:value-type="float" office:value="0.426568031311035" calcext:value-type="float">
            <text:p>0.4265680313</text:p>
          </table:table-cell>
          <table:table-cell office:value-type="float" office:value="0.429948210716248" calcext:value-type="float">
            <text:p>0.4299482107</text:p>
          </table:table-cell>
        </table:table-row>
        <table:table-row table:style-name="ro1">
          <table:table-cell office:value-type="float" office:value="1537140068.90477" calcext:value-type="float">
            <text:p>1537140068.90477</text:p>
          </table:table-cell>
          <table:table-cell office:value-type="float" office:value="558" calcext:value-type="float">
            <text:p>558</text:p>
          </table:table-cell>
          <table:table-cell office:value-type="float" office:value="0.354346841573715" calcext:value-type="float">
            <text:p>0.3543468416</text:p>
          </table:table-cell>
          <table:table-cell office:value-type="float" office:value="0.427165329456329" calcext:value-type="float">
            <text:p>0.4271653295</text:p>
          </table:table-cell>
          <table:table-cell office:value-type="float" office:value="0.430098414421082" calcext:value-type="float">
            <text:p>0.4300984144</text:p>
          </table:table-cell>
        </table:table-row>
        <table:table-row table:style-name="ro1">
          <table:table-cell office:value-type="float" office:value="1537140182.839" calcext:value-type="float">
            <text:p>1537140182.839</text:p>
          </table:table-cell>
          <table:table-cell office:value-type="float" office:value="559" calcext:value-type="float">
            <text:p>559</text:p>
          </table:table-cell>
          <table:table-cell office:value-type="float" office:value="0.363507032394409" calcext:value-type="float">
            <text:p>0.3635070324</text:p>
          </table:table-cell>
          <table:table-cell office:value-type="float" office:value="0.426193296909332" calcext:value-type="float">
            <text:p>0.4261932969</text:p>
          </table:table-cell>
          <table:table-cell office:value-type="float" office:value="0.429782003164291" calcext:value-type="float">
            <text:p>0.4297820032</text:p>
          </table:table-cell>
        </table:table-row>
        <table:table-row table:style-name="ro1">
          <table:table-cell office:value-type="float" office:value="1537140201.70502" calcext:value-type="float">
            <text:p>1537140201.70502</text:p>
          </table:table-cell>
          <table:table-cell office:value-type="float" office:value="560" calcext:value-type="float">
            <text:p>560</text:p>
          </table:table-cell>
          <table:table-cell office:value-type="float" office:value="0.360755205154419" calcext:value-type="float">
            <text:p>0.3607552052</text:p>
          </table:table-cell>
          <table:table-cell office:value-type="float" office:value="0.426555573940277" calcext:value-type="float">
            <text:p>0.4265555739</text:p>
          </table:table-cell>
          <table:table-cell office:value-type="float" office:value="0.428586959838867" calcext:value-type="float">
            <text:p>0.4285869598</text:p>
          </table:table-cell>
        </table:table-row>
        <table:table-row table:style-name="ro1">
          <table:table-cell office:value-type="float" office:value="1537140239.30056" calcext:value-type="float">
            <text:p>1537140239.30056</text:p>
          </table:table-cell>
          <table:table-cell office:value-type="float" office:value="561" calcext:value-type="float">
            <text:p>561</text:p>
          </table:table-cell>
          <table:table-cell office:value-type="float" office:value="0.362271666526794" calcext:value-type="float">
            <text:p>0.3622716665</text:p>
          </table:table-cell>
          <table:table-cell office:value-type="float" office:value="0.426685810089111" calcext:value-type="float">
            <text:p>0.4266858101</text:p>
          </table:table-cell>
          <table:table-cell office:value-type="float" office:value="0.403703600168228" calcext:value-type="float">
            <text:p>0.4037036002</text:p>
          </table:table-cell>
        </table:table-row>
        <table:table-row table:style-name="ro1">
          <table:table-cell office:value-type="float" office:value="1537140295.78681" calcext:value-type="float">
            <text:p>1537140295.78681</text:p>
          </table:table-cell>
          <table:table-cell office:value-type="float" office:value="562" calcext:value-type="float">
            <text:p>562</text:p>
          </table:table-cell>
          <table:table-cell office:value-type="float" office:value="0.36379212141037" calcext:value-type="float">
            <text:p>0.3637921214</text:p>
          </table:table-cell>
          <table:table-cell office:value-type="float" office:value="0.426947951316834" calcext:value-type="float">
            <text:p>0.4269479513</text:p>
          </table:table-cell>
          <table:table-cell office:value-type="float" office:value="0.411914706230164" calcext:value-type="float">
            <text:p>0.4119147062</text:p>
          </table:table-cell>
        </table:table-row>
        <table:table-row table:style-name="ro1">
          <table:table-cell office:value-type="float" office:value="1537140390.10696" calcext:value-type="float">
            <text:p>1537140390.10696</text:p>
          </table:table-cell>
          <table:table-cell office:value-type="float" office:value="563" calcext:value-type="float">
            <text:p>563</text:p>
          </table:table-cell>
          <table:table-cell office:value-type="float" office:value="0.363296061754227" calcext:value-type="float">
            <text:p>0.3632960618</text:p>
          </table:table-cell>
          <table:table-cell office:value-type="float" office:value="0.42571496963501" calcext:value-type="float">
            <text:p>0.4257149696</text:p>
          </table:table-cell>
          <table:table-cell office:value-type="float" office:value="0.412317007780075" calcext:value-type="float">
            <text:p>0.4123170078</text:p>
          </table:table-cell>
        </table:table-row>
        <table:table-row table:style-name="ro1">
          <table:table-cell office:value-type="float" office:value="1537140464.87311" calcext:value-type="float">
            <text:p>1537140464.87311</text:p>
          </table:table-cell>
          <table:table-cell office:value-type="float" office:value="564" calcext:value-type="float">
            <text:p>564</text:p>
          </table:table-cell>
          <table:table-cell office:value-type="float" office:value="0.362523436546326" calcext:value-type="float">
            <text:p>0.3625234365</text:p>
          </table:table-cell>
          <table:table-cell office:value-type="float" office:value="0.408950597047806" calcext:value-type="float">
            <text:p>0.408950597</text:p>
          </table:table-cell>
          <table:table-cell office:value-type="float" office:value="0.410937428474426" calcext:value-type="float">
            <text:p>0.4109374285</text:p>
          </table:table-cell>
        </table:table-row>
        <table:table-row table:style-name="ro1">
          <table:table-cell office:value-type="float" office:value="1537140502.71967" calcext:value-type="float">
            <text:p>1537140502.71967</text:p>
          </table:table-cell>
          <table:table-cell office:value-type="float" office:value="565" calcext:value-type="float">
            <text:p>565</text:p>
          </table:table-cell>
          <table:table-cell office:value-type="float" office:value="0.361860632896423" calcext:value-type="float">
            <text:p>0.3618606329</text:p>
          </table:table-cell>
          <table:table-cell office:value-type="float" office:value="0.403317242860794" calcext:value-type="float">
            <text:p>0.4033172429</text:p>
          </table:table-cell>
          <table:table-cell office:value-type="float" office:value="0.412634700536728" calcext:value-type="float">
            <text:p>0.4126347005</text:p>
          </table:table-cell>
        </table:table-row>
        <table:table-row table:style-name="ro1">
          <table:table-cell office:value-type="float" office:value="1537140806.31346" calcext:value-type="float">
            <text:p>1537140806.31346</text:p>
          </table:table-cell>
          <table:table-cell office:value-type="float" office:value="566" calcext:value-type="float">
            <text:p>566</text:p>
          </table:table-cell>
          <table:table-cell office:value-type="float" office:value="0.366132318973541" calcext:value-type="float">
            <text:p>0.366132319</text:p>
          </table:table-cell>
          <table:table-cell office:value-type="float" office:value="0.401742696762085" calcext:value-type="float">
            <text:p>0.4017426968</text:p>
          </table:table-cell>
          <table:table-cell office:value-type="float" office:value="0.409949690103531" calcext:value-type="float">
            <text:p>0.4099496901</text:p>
          </table:table-cell>
        </table:table-row>
        <table:table-row table:style-name="ro1">
          <table:table-cell office:value-type="float" office:value="1537141014.30434" calcext:value-type="float">
            <text:p>1537141014.30434</text:p>
          </table:table-cell>
          <table:table-cell office:value-type="float" office:value="567" calcext:value-type="float">
            <text:p>567</text:p>
          </table:table-cell>
          <table:table-cell office:value-type="float" office:value="0.365974962711334" calcext:value-type="float">
            <text:p>0.3659749627</text:p>
          </table:table-cell>
          <table:table-cell office:value-type="float" office:value="0.408367455005646" calcext:value-type="float">
            <text:p>0.408367455</text:p>
          </table:table-cell>
          <table:table-cell office:value-type="float" office:value="0.415397822856903" calcext:value-type="float">
            <text:p>0.4153978229</text:p>
          </table:table-cell>
        </table:table-row>
        <table:table-row table:style-name="ro1">
          <table:table-cell office:value-type="float" office:value="1537141145.20872" calcext:value-type="float">
            <text:p>1537141145.20872</text:p>
          </table:table-cell>
          <table:table-cell office:value-type="float" office:value="568" calcext:value-type="float">
            <text:p>568</text:p>
          </table:table-cell>
          <table:table-cell office:value-type="float" office:value="0.366532474756241" calcext:value-type="float">
            <text:p>0.3665324748</text:p>
          </table:table-cell>
          <table:table-cell office:value-type="float" office:value="0.409676879644394" calcext:value-type="float">
            <text:p>0.4096768796</text:p>
          </table:table-cell>
          <table:table-cell office:value-type="float" office:value="0.417286902666092" calcext:value-type="float">
            <text:p>0.4172869027</text:p>
          </table:table-cell>
        </table:table-row>
        <table:table-row table:style-name="ro1">
          <table:table-cell office:value-type="float" office:value="1537141163.79108" calcext:value-type="float">
            <text:p>1537141163.79108</text:p>
          </table:table-cell>
          <table:table-cell office:value-type="float" office:value="569" calcext:value-type="float">
            <text:p>569</text:p>
          </table:table-cell>
          <table:table-cell office:value-type="float" office:value="0.366945087909698" calcext:value-type="float">
            <text:p>0.3669450879</text:p>
          </table:table-cell>
          <table:table-cell office:value-type="float" office:value="0.413667500019074" calcext:value-type="float">
            <text:p>0.4136675</text:p>
          </table:table-cell>
          <table:table-cell office:value-type="float" office:value="0.417537033557892" calcext:value-type="float">
            <text:p>0.4175370336</text:p>
          </table:table-cell>
        </table:table-row>
        <table:table-row table:style-name="ro1">
          <table:table-cell office:value-type="float" office:value="1537141294.60885" calcext:value-type="float">
            <text:p>1537141294.60885</text:p>
          </table:table-cell>
          <table:table-cell office:value-type="float" office:value="570" calcext:value-type="float">
            <text:p>570</text:p>
          </table:table-cell>
          <table:table-cell office:value-type="float" office:value="0.365675568580627" calcext:value-type="float">
            <text:p>0.3656755686</text:p>
          </table:table-cell>
          <table:table-cell office:value-type="float" office:value="0.414404392242432" calcext:value-type="float">
            <text:p>0.4144043922</text:p>
          </table:table-cell>
          <table:table-cell office:value-type="float" office:value="0.418294101953507" calcext:value-type="float">
            <text:p>0.418294102</text:p>
          </table:table-cell>
        </table:table-row>
        <table:table-row table:style-name="ro1">
          <table:table-cell office:value-type="float" office:value="1537141351.04091" calcext:value-type="float">
            <text:p>1537141351.04091</text:p>
          </table:table-cell>
          <table:table-cell office:value-type="float" office:value="571" calcext:value-type="float">
            <text:p>571</text:p>
          </table:table-cell>
          <table:table-cell office:value-type="float" office:value="0.365942507982254" calcext:value-type="float">
            <text:p>0.365942508</text:p>
          </table:table-cell>
          <table:table-cell office:value-type="float" office:value="0.412745982408524" calcext:value-type="float">
            <text:p>0.4127459824</text:p>
          </table:table-cell>
          <table:table-cell office:value-type="float" office:value="0.418624460697174" calcext:value-type="float">
            <text:p>0.4186244607</text:p>
          </table:table-cell>
        </table:table-row>
        <table:table-row table:style-name="ro1">
          <table:table-cell office:value-type="float" office:value="1537141798.10152" calcext:value-type="float">
            <text:p>1537141798.10152</text:p>
          </table:table-cell>
          <table:table-cell office:value-type="float" office:value="572" calcext:value-type="float">
            <text:p>572</text:p>
          </table:table-cell>
          <table:table-cell office:value-type="float" office:value="0.365861535072327" calcext:value-type="float">
            <text:p>0.3658615351</text:p>
          </table:table-cell>
          <table:table-cell office:value-type="float" office:value="0.411697596311569" calcext:value-type="float">
            <text:p>0.4116975963</text:p>
          </table:table-cell>
          <table:table-cell office:value-type="float" office:value="0.41665643453598" calcext:value-type="float">
            <text:p>0.4166564345</text:p>
          </table:table-cell>
        </table:table-row>
        <table:table-row table:style-name="ro1">
          <table:table-cell office:value-type="float" office:value="1537141853.93726" calcext:value-type="float">
            <text:p>1537141853.93726</text:p>
          </table:table-cell>
          <table:table-cell office:value-type="float" office:value="573" calcext:value-type="float">
            <text:p>573</text:p>
          </table:table-cell>
          <table:table-cell office:value-type="float" office:value="0.366326302289963" calcext:value-type="float">
            <text:p>0.3663263023</text:p>
          </table:table-cell>
          <table:table-cell office:value-type="float" office:value="0.412028431892395" calcext:value-type="float">
            <text:p>0.4120284319</text:p>
          </table:table-cell>
          <table:table-cell office:value-type="float" office:value="0.417007714509964" calcext:value-type="float">
            <text:p>0.4170077145</text:p>
          </table:table-cell>
        </table:table-row>
        <table:table-row table:style-name="ro1">
          <table:table-cell office:value-type="float" office:value="1537141983.38282" calcext:value-type="float">
            <text:p>1537141983.38282</text:p>
          </table:table-cell>
          <table:table-cell office:value-type="float" office:value="574" calcext:value-type="float">
            <text:p>574</text:p>
          </table:table-cell>
          <table:table-cell office:value-type="float" office:value="0.366541922092438" calcext:value-type="float">
            <text:p>0.3665419221</text:p>
          </table:table-cell>
          <table:table-cell office:value-type="float" office:value="0.414491474628449" calcext:value-type="float">
            <text:p>0.4144914746</text:p>
          </table:table-cell>
          <table:table-cell office:value-type="float" office:value="0.417060405015945" calcext:value-type="float">
            <text:p>0.417060405</text:p>
          </table:table-cell>
        </table:table-row>
        <table:table-row table:style-name="ro1">
          <table:table-cell office:value-type="float" office:value="1537142038.53331" calcext:value-type="float">
            <text:p>1537142038.53331</text:p>
          </table:table-cell>
          <table:table-cell office:value-type="float" office:value="575" calcext:value-type="float">
            <text:p>575</text:p>
          </table:table-cell>
          <table:table-cell office:value-type="float" office:value="0.366330057382584" calcext:value-type="float">
            <text:p>0.3663300574</text:p>
          </table:table-cell>
          <table:table-cell office:value-type="float" office:value="0.415264427661896" calcext:value-type="float">
            <text:p>0.4152644277</text:p>
          </table:table-cell>
          <table:table-cell office:value-type="float" office:value="0.416774451732636" calcext:value-type="float">
            <text:p>0.4167744517</text:p>
          </table:table-cell>
        </table:table-row>
        <table:table-row table:style-name="ro1">
          <table:table-cell office:value-type="float" office:value="1537142057.05234" calcext:value-type="float">
            <text:p>1537142057.05234</text:p>
          </table:table-cell>
          <table:table-cell office:value-type="float" office:value="576" calcext:value-type="float">
            <text:p>576</text:p>
          </table:table-cell>
          <table:table-cell office:value-type="float" office:value="0.366188526153564" calcext:value-type="float">
            <text:p>0.3661885262</text:p>
          </table:table-cell>
          <table:table-cell office:value-type="float" office:value="0.413988262414932" calcext:value-type="float">
            <text:p>0.4139882624</text:p>
          </table:table-cell>
          <table:table-cell office:value-type="float" office:value="0.41655045747757" calcext:value-type="float">
            <text:p>0.4165504575</text:p>
          </table:table-cell>
        </table:table-row>
        <table:table-row table:style-name="ro1">
          <table:table-cell office:value-type="float" office:value="1537142093.76732" calcext:value-type="float">
            <text:p>1537142093.76732</text:p>
          </table:table-cell>
          <table:table-cell office:value-type="float" office:value="577" calcext:value-type="float">
            <text:p>577</text:p>
          </table:table-cell>
          <table:table-cell office:value-type="float" office:value="0.365774214267731" calcext:value-type="float">
            <text:p>0.3657742143</text:p>
          </table:table-cell>
          <table:table-cell office:value-type="float" office:value="0.413284331560135" calcext:value-type="float">
            <text:p>0.4132843316</text:p>
          </table:table-cell>
          <table:table-cell office:value-type="float" office:value="0.416659384965897" calcext:value-type="float">
            <text:p>0.416659385</text:p>
          </table:table-cell>
        </table:table-row>
        <table:table-row table:style-name="ro1">
          <table:table-cell office:value-type="float" office:value="1537142112.14521" calcext:value-type="float">
            <text:p>1537142112.14521</text:p>
          </table:table-cell>
          <table:table-cell office:value-type="float" office:value="578" calcext:value-type="float">
            <text:p>578</text:p>
          </table:table-cell>
          <table:table-cell office:value-type="float" office:value="0.365837037563324" calcext:value-type="float">
            <text:p>0.3658370376</text:p>
          </table:table-cell>
          <table:table-cell office:value-type="float" office:value="0.413223177194595" calcext:value-type="float">
            <text:p>0.4132231772</text:p>
          </table:table-cell>
          <table:table-cell office:value-type="float" office:value="0.416967272758484" calcext:value-type="float">
            <text:p>0.4169672728</text:p>
          </table:table-cell>
        </table:table-row>
        <table:table-row table:style-name="ro1">
          <table:table-cell office:value-type="float" office:value="1537142357.25297" calcext:value-type="float">
            <text:p>1537142357.25297</text:p>
          </table:table-cell>
          <table:table-cell office:value-type="float" office:value="579" calcext:value-type="float">
            <text:p>579</text:p>
          </table:table-cell>
          <table:table-cell office:value-type="float" office:value="0.357686549425125" calcext:value-type="float">
            <text:p>0.3576865494</text:p>
          </table:table-cell>
          <table:table-cell office:value-type="float" office:value="0.413107872009277" calcext:value-type="float">
            <text:p>0.413107872</text:p>
          </table:table-cell>
          <table:table-cell office:value-type="float" office:value="0.417057156562805" calcext:value-type="float">
            <text:p>0.4170571566</text:p>
          </table:table-cell>
        </table:table-row>
        <table:table-row table:style-name="ro1">
          <table:table-cell office:value-type="float" office:value="1537142602.46627" calcext:value-type="float">
            <text:p>1537142602.46627</text:p>
          </table:table-cell>
          <table:table-cell office:value-type="float" office:value="580" calcext:value-type="float">
            <text:p>580</text:p>
          </table:table-cell>
          <table:table-cell office:value-type="float" office:value="0.359266132116318" calcext:value-type="float">
            <text:p>0.3592661321</text:p>
          </table:table-cell>
          <table:table-cell office:value-type="float" office:value="0.413133263587952" calcext:value-type="float">
            <text:p>0.4131332636</text:p>
          </table:table-cell>
          <table:table-cell office:value-type="float" office:value="0.416709363460541" calcext:value-type="float">
            <text:p>0.4167093635</text:p>
          </table:table-cell>
        </table:table-row>
        <table:table-row table:style-name="ro1">
          <table:table-cell office:value-type="float" office:value="1537142697.20187" calcext:value-type="float">
            <text:p>1537142697.20187</text:p>
          </table:table-cell>
          <table:table-cell office:value-type="float" office:value="581" calcext:value-type="float">
            <text:p>581</text:p>
          </table:table-cell>
          <table:table-cell office:value-type="float" office:value="0.3565374314785" calcext:value-type="float">
            <text:p>0.3565374315</text:p>
          </table:table-cell>
          <table:table-cell office:value-type="float" office:value="0.414003223180771" calcext:value-type="float">
            <text:p>0.4140032232</text:p>
          </table:table-cell>
          <table:table-cell office:value-type="float" office:value="0.416276931762695" calcext:value-type="float">
            <text:p>0.4162769318</text:p>
          </table:table-cell>
        </table:table-row>
        <table:table-row table:style-name="ro1">
          <table:table-cell office:value-type="float" office:value="1537142867.27885" calcext:value-type="float">
            <text:p>1537142867.27885</text:p>
          </table:table-cell>
          <table:table-cell office:value-type="float" office:value="582" calcext:value-type="float">
            <text:p>582</text:p>
          </table:table-cell>
          <table:table-cell office:value-type="float" office:value="0.360922306776047" calcext:value-type="float">
            <text:p>0.3609223068</text:p>
          </table:table-cell>
          <table:table-cell office:value-type="float" office:value="0.415132492780685" calcext:value-type="float">
            <text:p>0.4151324928</text:p>
          </table:table-cell>
          <table:table-cell office:value-type="float" office:value="0.416539520025253" calcext:value-type="float">
            <text:p>0.41653952</text:p>
          </table:table-cell>
        </table:table-row>
        <table:table-row table:style-name="ro1">
          <table:table-cell office:value-type="float" office:value="1537142904.92955" calcext:value-type="float">
            <text:p>1537142904.92955</text:p>
          </table:table-cell>
          <table:table-cell office:value-type="float" office:value="583" calcext:value-type="float">
            <text:p>583</text:p>
          </table:table-cell>
          <table:table-cell office:value-type="float" office:value="0.360166758298874" calcext:value-type="float">
            <text:p>0.3601667583</text:p>
          </table:table-cell>
          <table:table-cell office:value-type="float" office:value="0.416180640459061" calcext:value-type="float">
            <text:p>0.4161806405</text:p>
          </table:table-cell>
          <table:table-cell office:value-type="float" office:value="0.41698357462883" calcext:value-type="float">
            <text:p>0.4169835746</text:p>
          </table:table-cell>
        </table:table-row>
        <table:table-row table:style-name="ro1">
          <table:table-cell office:value-type="float" office:value="1537142942.15937" calcext:value-type="float">
            <text:p>1537142942.15937</text:p>
          </table:table-cell>
          <table:table-cell office:value-type="float" office:value="584" calcext:value-type="float">
            <text:p>584</text:p>
          </table:table-cell>
          <table:table-cell office:value-type="float" office:value="0.359747737646103" calcext:value-type="float">
            <text:p>0.3597477376</text:p>
          </table:table-cell>
          <table:table-cell office:value-type="float" office:value="0.418161749839783" calcext:value-type="float">
            <text:p>0.4181617498</text:p>
          </table:table-cell>
          <table:table-cell office:value-type="float" office:value="0.416871696710587" calcext:value-type="float">
            <text:p>0.4168716967</text:p>
          </table:table-cell>
        </table:table-row>
        <table:table-row table:style-name="ro1">
          <table:table-cell office:value-type="float" office:value="1537143072.39756" calcext:value-type="float">
            <text:p>1537143072.39756</text:p>
          </table:table-cell>
          <table:table-cell office:value-type="float" office:value="585" calcext:value-type="float">
            <text:p>585</text:p>
          </table:table-cell>
          <table:table-cell office:value-type="float" office:value="0.358257055282593" calcext:value-type="float">
            <text:p>0.3582570553</text:p>
          </table:table-cell>
          <table:table-cell office:value-type="float" office:value="0.423764020204544" calcext:value-type="float">
            <text:p>0.4237640202</text:p>
          </table:table-cell>
          <table:table-cell office:value-type="float" office:value="0.417967230081558" calcext:value-type="float">
            <text:p>0.4179672301</text:p>
          </table:table-cell>
        </table:table-row>
        <table:table-row table:style-name="ro1">
          <table:table-cell office:value-type="float" office:value="1537143313.28471" calcext:value-type="float">
            <text:p>1537143313.28471</text:p>
          </table:table-cell>
          <table:table-cell office:value-type="float" office:value="586" calcext:value-type="float">
            <text:p>586</text:p>
          </table:table-cell>
          <table:table-cell office:value-type="float" office:value="0.357805013656616" calcext:value-type="float">
            <text:p>0.3578050137</text:p>
          </table:table-cell>
          <table:table-cell office:value-type="float" office:value="0.431308180093765" calcext:value-type="float">
            <text:p>0.4313081801</text:p>
          </table:table-cell>
          <table:table-cell office:value-type="float" office:value="0.417087644338608" calcext:value-type="float">
            <text:p>0.4170876443</text:p>
          </table:table-cell>
        </table:table-row>
        <table:table-row table:style-name="ro1">
          <table:table-cell office:value-type="float" office:value="1537143350.38657" calcext:value-type="float">
            <text:p>1537143350.38657</text:p>
          </table:table-cell>
          <table:table-cell office:value-type="float" office:value="587" calcext:value-type="float">
            <text:p>587</text:p>
          </table:table-cell>
          <table:table-cell office:value-type="float" office:value="0.358131051063538" calcext:value-type="float">
            <text:p>0.3581310511</text:p>
          </table:table-cell>
          <table:table-cell office:value-type="float" office:value="0.436582088470459" calcext:value-type="float">
            <text:p>0.4365820885</text:p>
          </table:table-cell>
          <table:table-cell office:value-type="float" office:value="0.41665717959404" calcext:value-type="float">
            <text:p>0.4166571796</text:p>
          </table:table-cell>
        </table:table-row>
        <table:table-row table:style-name="ro1">
          <table:table-cell office:value-type="float" office:value="1537143461.60037" calcext:value-type="float">
            <text:p>1537143461.60037</text:p>
          </table:table-cell>
          <table:table-cell office:value-type="float" office:value="588" calcext:value-type="float">
            <text:p>588</text:p>
          </table:table-cell>
          <table:table-cell office:value-type="float" office:value="0.35819399356842" calcext:value-type="float">
            <text:p>0.3581939936</text:p>
          </table:table-cell>
          <table:table-cell office:value-type="float" office:value="0.435982227325439" calcext:value-type="float">
            <text:p>0.4359822273</text:p>
          </table:table-cell>
          <table:table-cell office:value-type="float" office:value="0.417023658752441" calcext:value-type="float">
            <text:p>0.4170236588</text:p>
          </table:table-cell>
        </table:table-row>
        <table:table-row table:style-name="ro1">
          <table:table-cell office:value-type="float" office:value="1537143610.23026" calcext:value-type="float">
            <text:p>1537143610.23026</text:p>
          </table:table-cell>
          <table:table-cell office:value-type="float" office:value="589" calcext:value-type="float">
            <text:p>589</text:p>
          </table:table-cell>
          <table:table-cell office:value-type="float" office:value="0.359787881374359" calcext:value-type="float">
            <text:p>0.3597878814</text:p>
          </table:table-cell>
          <table:table-cell office:value-type="float" office:value="0.434100717306137" calcext:value-type="float">
            <text:p>0.4341007173</text:p>
          </table:table-cell>
          <table:table-cell office:value-type="float" office:value="0.416790783405304" calcext:value-type="float">
            <text:p>0.4167907834</text:p>
          </table:table-cell>
        </table:table-row>
        <table:table-row table:style-name="ro1">
          <table:table-cell office:value-type="float" office:value="1537143723.07304" calcext:value-type="float">
            <text:p>1537143723.07304</text:p>
          </table:table-cell>
          <table:table-cell office:value-type="float" office:value="590" calcext:value-type="float">
            <text:p>590</text:p>
          </table:table-cell>
          <table:table-cell office:value-type="float" office:value="0.360120326280594" calcext:value-type="float">
            <text:p>0.3601203263</text:p>
          </table:table-cell>
          <table:table-cell office:value-type="float" office:value="0.43427300453186" calcext:value-type="float">
            <text:p>0.4342730045</text:p>
          </table:table-cell>
          <table:table-cell office:value-type="float" office:value="0.416866362094879" calcext:value-type="float">
            <text:p>0.4168663621</text:p>
          </table:table-cell>
        </table:table-row>
        <table:table-row table:style-name="ro1">
          <table:table-cell office:value-type="float" office:value="1537143741.92474" calcext:value-type="float">
            <text:p>1537143741.92474</text:p>
          </table:table-cell>
          <table:table-cell office:value-type="float" office:value="591" calcext:value-type="float">
            <text:p>591</text:p>
          </table:table-cell>
          <table:table-cell office:value-type="float" office:value="0.360171914100647" calcext:value-type="float">
            <text:p>0.3601719141</text:p>
          </table:table-cell>
          <table:table-cell office:value-type="float" office:value="0.430270969867706" calcext:value-type="float">
            <text:p>0.4302709699</text:p>
          </table:table-cell>
          <table:table-cell office:value-type="float" office:value="0.416704624891281" calcext:value-type="float">
            <text:p>0.4167046249</text:p>
          </table:table-cell>
        </table:table-row>
        <table:table-row table:style-name="ro1">
          <table:table-cell office:value-type="float" office:value="1537143835.04571" calcext:value-type="float">
            <text:p>1537143835.04571</text:p>
          </table:table-cell>
          <table:table-cell office:value-type="float" office:value="592" calcext:value-type="float">
            <text:p>592</text:p>
          </table:table-cell>
          <table:table-cell office:value-type="float" office:value="0.360782384872436" calcext:value-type="float">
            <text:p>0.3607823849</text:p>
          </table:table-cell>
          <table:table-cell office:value-type="float" office:value="0.432108730077744" calcext:value-type="float">
            <text:p>0.4321087301</text:p>
          </table:table-cell>
          <table:table-cell office:value-type="float" office:value="0.416504174470902" calcext:value-type="float">
            <text:p>0.4165041745</text:p>
          </table:table-cell>
        </table:table-row>
        <table:table-row table:style-name="ro1">
          <table:table-cell office:value-type="float" office:value="1537143927.7473" calcext:value-type="float">
            <text:p>1537143927.7473</text:p>
          </table:table-cell>
          <table:table-cell office:value-type="float" office:value="593" calcext:value-type="float">
            <text:p>593</text:p>
          </table:table-cell>
          <table:table-cell office:value-type="float" office:value="0.360497385263443" calcext:value-type="float">
            <text:p>0.3604973853</text:p>
          </table:table-cell>
          <table:table-cell office:value-type="float" office:value="0.427172958850861" calcext:value-type="float">
            <text:p>0.4271729589</text:p>
          </table:table-cell>
          <table:table-cell office:value-type="float" office:value="0.416607171297073" calcext:value-type="float">
            <text:p>0.4166071713</text:p>
          </table:table-cell>
        </table:table-row>
        <table:table-row table:style-name="ro1">
          <table:table-cell office:value-type="float" office:value="1537144060.58074" calcext:value-type="float">
            <text:p>1537144060.58074</text:p>
          </table:table-cell>
          <table:table-cell office:value-type="float" office:value="594" calcext:value-type="float">
            <text:p>594</text:p>
          </table:table-cell>
          <table:table-cell office:value-type="float" office:value="0.3616683781147" calcext:value-type="float">
            <text:p>0.3616683781</text:p>
          </table:table-cell>
          <table:table-cell office:value-type="float" office:value="0.425762802362442" calcext:value-type="float">
            <text:p>0.4257628024</text:p>
          </table:table-cell>
          <table:table-cell office:value-type="float" office:value="0.416727840900421" calcext:value-type="float">
            <text:p>0.4167278409</text:p>
          </table:table-cell>
        </table:table-row>
        <table:table-row table:style-name="ro1">
          <table:table-cell office:value-type="float" office:value="1537144212.70687" calcext:value-type="float">
            <text:p>1537144212.70687</text:p>
          </table:table-cell>
          <table:table-cell office:value-type="float" office:value="595" calcext:value-type="float">
            <text:p>595</text:p>
          </table:table-cell>
          <table:table-cell office:value-type="float" office:value="0.362447321414947" calcext:value-type="float">
            <text:p>0.3624473214</text:p>
          </table:table-cell>
          <table:table-cell office:value-type="float" office:value="0.426478207111359" calcext:value-type="float">
            <text:p>0.4264782071</text:p>
          </table:table-cell>
          <table:table-cell office:value-type="float" office:value="0.416762977838516" calcext:value-type="float">
            <text:p>0.4167629778</text:p>
          </table:table-cell>
        </table:table-row>
        <table:table-row table:style-name="ro1">
          <table:table-cell office:value-type="float" office:value="1537144287.65978" calcext:value-type="float">
            <text:p>1537144287.65978</text:p>
          </table:table-cell>
          <table:table-cell office:value-type="float" office:value="596" calcext:value-type="float">
            <text:p>596</text:p>
          </table:table-cell>
          <table:table-cell office:value-type="float" office:value="0.363083064556122" calcext:value-type="float">
            <text:p>0.3630830646</text:p>
          </table:table-cell>
          <table:table-cell office:value-type="float" office:value="0.42711153626442" calcext:value-type="float">
            <text:p>0.4271115363</text:p>
          </table:table-cell>
          <table:table-cell office:value-type="float" office:value="0.416716426610947" calcext:value-type="float">
            <text:p>0.4167164266</text:p>
          </table:table-cell>
        </table:table-row>
        <table:table-row table:style-name="ro1">
          <table:table-cell office:value-type="float" office:value="1537144362.84518" calcext:value-type="float">
            <text:p>1537144362.84518</text:p>
          </table:table-cell>
          <table:table-cell office:value-type="float" office:value="597" calcext:value-type="float">
            <text:p>597</text:p>
          </table:table-cell>
          <table:table-cell office:value-type="float" office:value="0.363271057605743" calcext:value-type="float">
            <text:p>0.3632710576</text:p>
          </table:table-cell>
          <table:table-cell office:value-type="float" office:value="0.425498127937317" calcext:value-type="float">
            <text:p>0.4254981279</text:p>
          </table:table-cell>
          <table:table-cell office:value-type="float" office:value="0.415595322847366" calcext:value-type="float">
            <text:p>0.4155953228</text:p>
          </table:table-cell>
        </table:table-row>
        <table:table-row table:style-name="ro1">
          <table:table-cell office:value-type="float" office:value="1537144721.85536" calcext:value-type="float">
            <text:p>1537144721.85536</text:p>
          </table:table-cell>
          <table:table-cell office:value-type="float" office:value="598" calcext:value-type="float">
            <text:p>598</text:p>
          </table:table-cell>
          <table:table-cell office:value-type="float" office:value="0.363172024488449" calcext:value-type="float">
            <text:p>0.3631720245</text:p>
          </table:table-cell>
          <table:table-cell office:value-type="float" office:value="0.42259207367897" calcext:value-type="float">
            <text:p>0.4225920737</text:p>
          </table:table-cell>
          <table:table-cell office:value-type="float" office:value="0.406118869781494" calcext:value-type="float">
            <text:p>0.4061188698</text:p>
          </table:table-cell>
        </table:table-row>
        <table:table-row table:style-name="ro1">
          <table:table-cell office:value-type="float" office:value="1537144759.73259" calcext:value-type="float">
            <text:p>1537144759.73259</text:p>
          </table:table-cell>
          <table:table-cell office:value-type="float" office:value="599" calcext:value-type="float">
            <text:p>599</text:p>
          </table:table-cell>
          <table:table-cell office:value-type="float" office:value="0.359209418296814" calcext:value-type="float">
            <text:p>0.3592094183</text:p>
          </table:table-cell>
          <table:table-cell office:value-type="float" office:value="0.421263545751572" calcext:value-type="float">
            <text:p>0.4212635458</text:p>
          </table:table-cell>
          <table:table-cell office:value-type="float" office:value="0.386120200157165" calcext:value-type="float">
            <text:p>0.3861202002</text:p>
          </table:table-cell>
        </table:table-row>
        <table:table-row table:style-name="ro1">
          <table:table-cell office:value-type="float" office:value="1537144797.61537" calcext:value-type="float">
            <text:p>1537144797.61537</text:p>
          </table:table-cell>
          <table:table-cell office:value-type="float" office:value="600" calcext:value-type="float">
            <text:p>600</text:p>
          </table:table-cell>
          <table:table-cell office:value-type="float" office:value="0.35914358496666" calcext:value-type="float">
            <text:p>0.359143585</text:p>
          </table:table-cell>
          <table:table-cell office:value-type="float" office:value="0.42266845703125" calcext:value-type="float">
            <text:p>0.422668457</text:p>
          </table:table-cell>
          <table:table-cell office:value-type="float" office:value="0.398884207010269" calcext:value-type="float">
            <text:p>0.398884207</text:p>
          </table:table-cell>
        </table:table-row>
        <table:table-row table:style-name="ro1">
          <table:table-cell office:value-type="float" office:value="1537144854.05757" calcext:value-type="float">
            <text:p>1537144854.05757</text:p>
          </table:table-cell>
          <table:table-cell office:value-type="float" office:value="601" calcext:value-type="float">
            <text:p>601</text:p>
          </table:table-cell>
          <table:table-cell office:value-type="float" office:value="0.354790061712265" calcext:value-type="float">
            <text:p>0.3547900617</text:p>
          </table:table-cell>
          <table:table-cell office:value-type="float" office:value="0.422971397638321" calcext:value-type="float">
            <text:p>0.4229713976</text:p>
          </table:table-cell>
          <table:table-cell office:value-type="float" office:value="0.410856932401657" calcext:value-type="float">
            <text:p>0.4108569324</text:p>
          </table:table-cell>
        </table:table-row>
        <table:table-row table:style-name="ro1">
          <table:table-cell office:value-type="float" office:value="1537144947.79368" calcext:value-type="float">
            <text:p>1537144947.79368</text:p>
          </table:table-cell>
          <table:table-cell office:value-type="float" office:value="602" calcext:value-type="float">
            <text:p>602</text:p>
          </table:table-cell>
          <table:table-cell office:value-type="float" office:value="0.354726344347" calcext:value-type="float">
            <text:p>0.3547263443</text:p>
          </table:table-cell>
          <table:table-cell office:value-type="float" office:value="0.424852192401886" calcext:value-type="float">
            <text:p>0.4248521924</text:p>
          </table:table-cell>
          <table:table-cell office:value-type="float" office:value="0.410777121782303" calcext:value-type="float">
            <text:p>0.4107771218</text:p>
          </table:table-cell>
        </table:table-row>
        <table:table-row table:style-name="ro1">
          <table:table-cell office:value-type="float" office:value="1537145267.31271" calcext:value-type="float">
            <text:p>1537145267.31271</text:p>
          </table:table-cell>
          <table:table-cell office:value-type="float" office:value="603" calcext:value-type="float">
            <text:p>603</text:p>
          </table:table-cell>
          <table:table-cell office:value-type="float" office:value="0.354188501834869" calcext:value-type="float">
            <text:p>0.3541885018</text:p>
          </table:table-cell>
          <table:table-cell office:value-type="float" office:value="0.424995422363281" calcext:value-type="float">
            <text:p>0.4249954224</text:p>
          </table:table-cell>
          <table:table-cell office:value-type="float" office:value="0.410699605941772" calcext:value-type="float">
            <text:p>0.4106996059</text:p>
          </table:table-cell>
        </table:table-row>
        <table:table-row table:style-name="ro1">
          <table:table-cell office:value-type="float" office:value="1537145361.34457" calcext:value-type="float">
            <text:p>1537145361.34457</text:p>
          </table:table-cell>
          <table:table-cell office:value-type="float" office:value="604" calcext:value-type="float">
            <text:p>604</text:p>
          </table:table-cell>
          <table:table-cell office:value-type="float" office:value="0.356370598077774" calcext:value-type="float">
            <text:p>0.3563705981</text:p>
          </table:table-cell>
          <table:table-cell office:value-type="float" office:value="0.423564851284027" calcext:value-type="float">
            <text:p>0.4235648513</text:p>
          </table:table-cell>
          <table:table-cell office:value-type="float" office:value="0.410460293292999" calcext:value-type="float">
            <text:p>0.4104602933</text:p>
          </table:table-cell>
        </table:table-row>
        <table:table-row table:style-name="ro1">
          <table:table-cell office:value-type="float" office:value="1537145699.49956" calcext:value-type="float">
            <text:p>1537145699.49956</text:p>
          </table:table-cell>
          <table:table-cell office:value-type="float" office:value="605" calcext:value-type="float">
            <text:p>605</text:p>
          </table:table-cell>
          <table:table-cell office:value-type="float" office:value="0.359089195728302" calcext:value-type="float">
            <text:p>0.3590891957</text:p>
          </table:table-cell>
          <table:table-cell office:value-type="float" office:value="0.423382639884949" calcext:value-type="float">
            <text:p>0.4233826399</text:p>
          </table:table-cell>
          <table:table-cell office:value-type="float" office:value="0.408990830183029" calcext:value-type="float">
            <text:p>0.4089908302</text:p>
          </table:table-cell>
        </table:table-row>
        <table:table-row table:style-name="ro1">
          <table:table-cell office:value-type="float" office:value="1537145774.05316" calcext:value-type="float">
            <text:p>1537145774.05316</text:p>
          </table:table-cell>
          <table:table-cell office:value-type="float" office:value="606" calcext:value-type="float">
            <text:p>606</text:p>
          </table:table-cell>
          <table:table-cell office:value-type="float" office:value="0.358260989189148" calcext:value-type="float">
            <text:p>0.3582609892</text:p>
          </table:table-cell>
          <table:table-cell office:value-type="float" office:value="0.422524958848953" calcext:value-type="float">
            <text:p>0.4225249588</text:p>
          </table:table-cell>
          <table:table-cell office:value-type="float" office:value="0.40654194355011" calcext:value-type="float">
            <text:p>0.4065419436</text:p>
          </table:table-cell>
        </table:table-row>
        <table:table-row table:style-name="ro1">
          <table:table-cell office:value-type="float" office:value="1537145829.64457" calcext:value-type="float">
            <text:p>1537145829.64457</text:p>
          </table:table-cell>
          <table:table-cell office:value-type="float" office:value="607" calcext:value-type="float">
            <text:p>607</text:p>
          </table:table-cell>
          <table:table-cell office:value-type="float" office:value="0.358832210302353" calcext:value-type="float">
            <text:p>0.3588322103</text:p>
          </table:table-cell>
          <table:table-cell office:value-type="float" office:value="0.421840876340866" calcext:value-type="float">
            <text:p>0.4218408763</text:p>
          </table:table-cell>
          <table:table-cell office:value-type="float" office:value="0.404550284147263" calcext:value-type="float">
            <text:p>0.4045502841</text:p>
          </table:table-cell>
        </table:table-row>
        <table:table-row table:style-name="ro1">
          <table:table-cell office:value-type="float" office:value="1537145923.25106" calcext:value-type="float">
            <text:p>1537145923.25106</text:p>
          </table:table-cell>
          <table:table-cell office:value-type="float" office:value="608" calcext:value-type="float">
            <text:p>608</text:p>
          </table:table-cell>
          <table:table-cell office:value-type="float" office:value="0.359320729970932" calcext:value-type="float">
            <text:p>0.35932073</text:p>
          </table:table-cell>
          <table:table-cell office:value-type="float" office:value="0.425904154777527" calcext:value-type="float">
            <text:p>0.4259041548</text:p>
          </table:table-cell>
          <table:table-cell office:value-type="float" office:value="0.403777778148651" calcext:value-type="float">
            <text:p>0.4037777781</text:p>
          </table:table-cell>
        </table:table-row>
        <table:table-row table:style-name="ro1">
          <table:table-cell office:value-type="float" office:value="1537146054.71557" calcext:value-type="float">
            <text:p>1537146054.71557</text:p>
          </table:table-cell>
          <table:table-cell office:value-type="float" office:value="609" calcext:value-type="float">
            <text:p>609</text:p>
          </table:table-cell>
          <table:table-cell office:value-type="float" office:value="0.358745038509369" calcext:value-type="float">
            <text:p>0.3587450385</text:p>
          </table:table-cell>
          <table:table-cell office:value-type="float" office:value="0.42590144276619" calcext:value-type="float">
            <text:p>0.4259014428</text:p>
          </table:table-cell>
          <table:table-cell office:value-type="float" office:value="0.403884053230286" calcext:value-type="float">
            <text:p>0.4038840532</text:p>
          </table:table-cell>
        </table:table-row>
        <table:table-row table:style-name="ro1">
          <table:table-cell office:value-type="float" office:value="1537146128.71228" calcext:value-type="float">
            <text:p>1537146128.71228</text:p>
          </table:table-cell>
          <table:table-cell office:value-type="float" office:value="610" calcext:value-type="float">
            <text:p>610</text:p>
          </table:table-cell>
          <table:table-cell office:value-type="float" office:value="0.358939677476883" calcext:value-type="float">
            <text:p>0.3589396775</text:p>
          </table:table-cell>
          <table:table-cell office:value-type="float" office:value="0.407907456159592" calcext:value-type="float">
            <text:p>0.4079074562</text:p>
          </table:table-cell>
          <table:table-cell office:value-type="float" office:value="0.402198910713196" calcext:value-type="float">
            <text:p>0.4021989107</text:p>
          </table:table-cell>
        </table:table-row>
        <table:table-row table:style-name="ro1">
          <table:table-cell office:value-type="float" office:value="1537146165.40009" calcext:value-type="float">
            <text:p>1537146165.40009</text:p>
          </table:table-cell>
          <table:table-cell office:value-type="float" office:value="611" calcext:value-type="float">
            <text:p>611</text:p>
          </table:table-cell>
          <table:table-cell office:value-type="float" office:value="0.358706742525101" calcext:value-type="float">
            <text:p>0.3587067425</text:p>
          </table:table-cell>
          <table:table-cell office:value-type="float" office:value="0.41725167632103" calcext:value-type="float">
            <text:p>0.4172516763</text:p>
          </table:table-cell>
          <table:table-cell office:value-type="float" office:value="0.40208175778389" calcext:value-type="float">
            <text:p>0.4020817578</text:p>
          </table:table-cell>
        </table:table-row>
        <table:table-row table:style-name="ro1">
          <table:table-cell office:value-type="float" office:value="1537146277.76448" calcext:value-type="float">
            <text:p>1537146277.76448</text:p>
          </table:table-cell>
          <table:table-cell office:value-type="float" office:value="612" calcext:value-type="float">
            <text:p>612</text:p>
          </table:table-cell>
          <table:table-cell office:value-type="float" office:value="0.35900267958641" calcext:value-type="float">
            <text:p>0.3590026796</text:p>
          </table:table-cell>
          <table:table-cell office:value-type="float" office:value="0.417297214269638" calcext:value-type="float">
            <text:p>0.4172972143</text:p>
          </table:table-cell>
          <table:table-cell office:value-type="float" office:value="0.401563316583633" calcext:value-type="float">
            <text:p>0.4015633166</text:p>
          </table:table-cell>
        </table:table-row>
        <table:table-row table:style-name="ro1">
          <table:table-cell office:value-type="float" office:value="1537146296.37768" calcext:value-type="float">
            <text:p>1537146296.37768</text:p>
          </table:table-cell>
          <table:table-cell office:value-type="float" office:value="613" calcext:value-type="float">
            <text:p>613</text:p>
          </table:table-cell>
          <table:table-cell office:value-type="float" office:value="0.358644634485245" calcext:value-type="float">
            <text:p>0.3586446345</text:p>
          </table:table-cell>
          <table:table-cell office:value-type="float" office:value="0.413657128810883" calcext:value-type="float">
            <text:p>0.4136571288</text:p>
          </table:table-cell>
          <table:table-cell office:value-type="float" office:value="0.402423948049545" calcext:value-type="float">
            <text:p>0.402423948</text:p>
          </table:table-cell>
        </table:table-row>
        <table:table-row table:style-name="ro1">
          <table:table-cell office:value-type="float" office:value="1537146407.94399" calcext:value-type="float">
            <text:p>1537146407.94399</text:p>
          </table:table-cell>
          <table:table-cell office:value-type="float" office:value="614" calcext:value-type="float">
            <text:p>614</text:p>
          </table:table-cell>
          <table:table-cell office:value-type="float" office:value="0.35991570353508" calcext:value-type="float">
            <text:p>0.3599157035</text:p>
          </table:table-cell>
          <table:table-cell office:value-type="float" office:value="0.414366871118546" calcext:value-type="float">
            <text:p>0.4143668711</text:p>
          </table:table-cell>
          <table:table-cell office:value-type="float" office:value="0.40285849571228" calcext:value-type="float">
            <text:p>0.4028584957</text:p>
          </table:table-cell>
        </table:table-row>
        <table:table-row table:style-name="ro1">
          <table:table-cell office:value-type="float" office:value="1537146538.11139" calcext:value-type="float">
            <text:p>1537146538.11139</text:p>
          </table:table-cell>
          <table:table-cell office:value-type="float" office:value="615" calcext:value-type="float">
            <text:p>615</text:p>
          </table:table-cell>
          <table:table-cell office:value-type="float" office:value="0.360172688961029" calcext:value-type="float">
            <text:p>0.360172689</text:p>
          </table:table-cell>
          <table:table-cell office:value-type="float" office:value="0.413164466619492" calcext:value-type="float">
            <text:p>0.4131644666</text:p>
          </table:table-cell>
          <table:table-cell office:value-type="float" office:value="0.40196481347084" calcext:value-type="float">
            <text:p>0.4019648135</text:p>
          </table:table-cell>
        </table:table-row>
        <table:table-row table:style-name="ro1">
          <table:table-cell office:value-type="float" office:value="1537146649.67637" calcext:value-type="float">
            <text:p>1537146649.67637</text:p>
          </table:table-cell>
          <table:table-cell office:value-type="float" office:value="616" calcext:value-type="float">
            <text:p>616</text:p>
          </table:table-cell>
          <table:table-cell office:value-type="float" office:value="0.361238896846771" calcext:value-type="float">
            <text:p>0.3612388968</text:p>
          </table:table-cell>
          <table:table-cell office:value-type="float" office:value="0.414605736732483" calcext:value-type="float">
            <text:p>0.4146057367</text:p>
          </table:table-cell>
          <table:table-cell office:value-type="float" office:value="0.401227593421936" calcext:value-type="float">
            <text:p>0.4012275934</text:p>
          </table:table-cell>
        </table:table-row>
        <table:table-row table:style-name="ro1">
          <table:table-cell office:value-type="float" office:value="1537146819.43646" calcext:value-type="float">
            <text:p>1537146819.43646</text:p>
          </table:table-cell>
          <table:table-cell office:value-type="float" office:value="617" calcext:value-type="float">
            <text:p>617</text:p>
          </table:table-cell>
          <table:table-cell office:value-type="float" office:value="0.425644814968109" calcext:value-type="float">
            <text:p>0.425644815</text:p>
          </table:table-cell>
          <table:table-cell office:value-type="float" office:value="0.414400070905685" calcext:value-type="float">
            <text:p>0.4144000709</text:p>
          </table:table-cell>
          <table:table-cell office:value-type="float" office:value="0.40177321434021" calcext:value-type="float">
            <text:p>0.4017732143</text:p>
          </table:table-cell>
        </table:table-row>
        <table:table-row table:style-name="ro1">
          <table:table-cell office:value-type="float" office:value="1537146930.41159" calcext:value-type="float">
            <text:p>1537146930.41159</text:p>
          </table:table-cell>
          <table:table-cell office:value-type="float" office:value="618" calcext:value-type="float">
            <text:p>618</text:p>
          </table:table-cell>
          <table:table-cell office:value-type="float" office:value="0.359859734773636" calcext:value-type="float">
            <text:p>0.3598597348</text:p>
          </table:table-cell>
          <table:table-cell office:value-type="float" office:value="0.414925277233124" calcext:value-type="float">
            <text:p>0.4149252772</text:p>
          </table:table-cell>
          <table:table-cell office:value-type="float" office:value="0.401900380849838" calcext:value-type="float">
            <text:p>0.4019003808</text:p>
          </table:table-cell>
        </table:table-row>
        <table:table-row table:style-name="ro1">
          <table:table-cell office:value-type="float" office:value="1537147135.85686" calcext:value-type="float">
            <text:p>1537147135.85686</text:p>
          </table:table-cell>
          <table:table-cell office:value-type="float" office:value="619" calcext:value-type="float">
            <text:p>619</text:p>
          </table:table-cell>
          <table:table-cell office:value-type="float" office:value="0.360422790050507" calcext:value-type="float">
            <text:p>0.3604227901</text:p>
          </table:table-cell>
          <table:table-cell office:value-type="float" office:value="0.417810142040253" calcext:value-type="float">
            <text:p>0.417810142</text:p>
          </table:table-cell>
          <table:table-cell office:value-type="float" office:value="0.401337504386902" calcext:value-type="float">
            <text:p>0.4013375044</text:p>
          </table:table-cell>
        </table:table-row>
        <table:table-row table:style-name="ro1">
          <table:table-cell office:value-type="float" office:value="1537147173.28861" calcext:value-type="float">
            <text:p>1537147173.28861</text:p>
          </table:table-cell>
          <table:table-cell office:value-type="float" office:value="620" calcext:value-type="float">
            <text:p>620</text:p>
          </table:table-cell>
          <table:table-cell office:value-type="float" office:value="0.359438836574554" calcext:value-type="float">
            <text:p>0.3594388366</text:p>
          </table:table-cell>
          <table:table-cell office:value-type="float" office:value="0.417823016643524" calcext:value-type="float">
            <text:p>0.4178230166</text:p>
          </table:table-cell>
          <table:table-cell office:value-type="float" office:value="0.400961220264435" calcext:value-type="float">
            <text:p>0.4009612203</text:p>
          </table:table-cell>
        </table:table-row>
        <table:table-row table:style-name="ro1">
          <table:table-cell office:value-type="float" office:value="1537147360.76192" calcext:value-type="float">
            <text:p>1537147360.76192</text:p>
          </table:table-cell>
          <table:table-cell office:value-type="float" office:value="621" calcext:value-type="float">
            <text:p>621</text:p>
          </table:table-cell>
          <table:table-cell office:value-type="float" office:value="0.35976704955101" calcext:value-type="float">
            <text:p>0.3597670496</text:p>
          </table:table-cell>
          <table:table-cell office:value-type="float" office:value="0.417625308036804" calcext:value-type="float">
            <text:p>0.417625308</text:p>
          </table:table-cell>
          <table:table-cell office:value-type="float" office:value="0.399528354406357" calcext:value-type="float">
            <text:p>0.3995283544</text:p>
          </table:table-cell>
        </table:table-row>
        <table:table-row table:style-name="ro1">
          <table:table-cell office:value-type="float" office:value="1537147416.48333" calcext:value-type="float">
            <text:p>1537147416.48333</text:p>
          </table:table-cell>
          <table:table-cell office:value-type="float" office:value="622" calcext:value-type="float">
            <text:p>622</text:p>
          </table:table-cell>
          <table:table-cell office:value-type="float" office:value="0.359407156705856" calcext:value-type="float">
            <text:p>0.3594071567</text:p>
          </table:table-cell>
          <table:table-cell office:value-type="float" office:value="0.418162792921066" calcext:value-type="float">
            <text:p>0.4181627929</text:p>
          </table:table-cell>
          <table:table-cell office:value-type="float" office:value="0.399357885122299" calcext:value-type="float">
            <text:p>0.3993578851</text:p>
          </table:table-cell>
        </table:table-row>
        <table:table-row table:style-name="ro1">
          <table:table-cell office:value-type="float" office:value="1537147453.96988" calcext:value-type="float">
            <text:p>1537147453.96988</text:p>
          </table:table-cell>
          <table:table-cell office:value-type="float" office:value="623" calcext:value-type="float">
            <text:p>623</text:p>
          </table:table-cell>
          <table:table-cell office:value-type="float" office:value="0.358968436717987" calcext:value-type="float">
            <text:p>0.3589684367</text:p>
          </table:table-cell>
          <table:table-cell office:value-type="float" office:value="0.418446391820908" calcext:value-type="float">
            <text:p>0.4184463918</text:p>
          </table:table-cell>
          <table:table-cell office:value-type="float" office:value="0.399422496557236" calcext:value-type="float">
            <text:p>0.3994224966</text:p>
          </table:table-cell>
        </table:table-row>
        <table:table-row table:style-name="ro1">
          <table:table-cell office:value-type="float" office:value="1537147547.52074" calcext:value-type="float">
            <text:p>1537147547.52074</text:p>
          </table:table-cell>
          <table:table-cell office:value-type="float" office:value="624" calcext:value-type="float">
            <text:p>624</text:p>
          </table:table-cell>
          <table:table-cell office:value-type="float" office:value="0.358785569667816" calcext:value-type="float">
            <text:p>0.3587855697</text:p>
          </table:table-cell>
          <table:table-cell office:value-type="float" office:value="0.417833566665649" calcext:value-type="float">
            <text:p>0.4178335667</text:p>
          </table:table-cell>
          <table:table-cell office:value-type="float" office:value="0.400175541639328" calcext:value-type="float">
            <text:p>0.4001755416</text:p>
          </table:table-cell>
        </table:table-row>
        <table:table-row table:style-name="ro1">
          <table:table-cell office:value-type="float" office:value="1537147844.23088" calcext:value-type="float">
            <text:p>1537147844.23088</text:p>
          </table:table-cell>
          <table:table-cell office:value-type="float" office:value="625" calcext:value-type="float">
            <text:p>625</text:p>
          </table:table-cell>
          <table:table-cell office:value-type="float" office:value="0.362552344799042" calcext:value-type="float">
            <text:p>0.3625523448</text:p>
          </table:table-cell>
          <table:table-cell office:value-type="float" office:value="0.387763440608978" calcext:value-type="float">
            <text:p>0.3877634406</text:p>
          </table:table-cell>
          <table:table-cell office:value-type="float" office:value="0.400380313396454" calcext:value-type="float">
            <text:p>0.4003803134</text:p>
          </table:table-cell>
        </table:table-row>
        <table:table-row table:style-name="ro1">
          <table:table-cell office:value-type="float" office:value="1537147881.16334" calcext:value-type="float">
            <text:p>1537147881.16334</text:p>
          </table:table-cell>
          <table:table-cell office:value-type="float" office:value="626" calcext:value-type="float">
            <text:p>626</text:p>
          </table:table-cell>
          <table:table-cell office:value-type="float" office:value="0.361928552389145" calcext:value-type="float">
            <text:p>0.3619285524</text:p>
          </table:table-cell>
          <table:table-cell office:value-type="float" office:value="0.393683642148972" calcext:value-type="float">
            <text:p>0.3936836421</text:p>
          </table:table-cell>
          <table:table-cell office:value-type="float" office:value="0.40079602599144" calcext:value-type="float">
            <text:p>0.400796026</text:p>
          </table:table-cell>
        </table:table-row>
        <table:table-row table:style-name="ro1">
          <table:table-cell office:value-type="float" office:value="1537147992.26896" calcext:value-type="float">
            <text:p>1537147992.26896</text:p>
          </table:table-cell>
          <table:table-cell office:value-type="float" office:value="627" calcext:value-type="float">
            <text:p>627</text:p>
          </table:table-cell>
          <table:table-cell office:value-type="float" office:value="0.361303240060806" calcext:value-type="float">
            <text:p>0.3613032401</text:p>
          </table:table-cell>
          <table:table-cell office:value-type="float" office:value="0.390412271022797" calcext:value-type="float">
            <text:p>0.390412271</text:p>
          </table:table-cell>
          <table:table-cell office:value-type="float" office:value="0.400612264871597" calcext:value-type="float">
            <text:p>0.4006122649</text:p>
          </table:table-cell>
        </table:table-row>
        <table:table-row table:style-name="ro1">
          <table:table-cell office:value-type="float" office:value="1537148066.79242" calcext:value-type="float">
            <text:p>1537148066.79242</text:p>
          </table:table-cell>
          <table:table-cell office:value-type="float" office:value="628" calcext:value-type="float">
            <text:p>628</text:p>
          </table:table-cell>
          <table:table-cell office:value-type="float" office:value="0.360514372587204" calcext:value-type="float">
            <text:p>0.3605143726</text:p>
          </table:table-cell>
          <table:table-cell office:value-type="float" office:value="0.401298552751541" calcext:value-type="float">
            <text:p>0.4012985528</text:p>
          </table:table-cell>
          <table:table-cell office:value-type="float" office:value="0.401604562997818" calcext:value-type="float">
            <text:p>0.401604563</text:p>
          </table:table-cell>
        </table:table-row>
        <table:table-row table:style-name="ro1">
          <table:table-cell office:value-type="float" office:value="1537148104.15358" calcext:value-type="float">
            <text:p>1537148104.15358</text:p>
          </table:table-cell>
          <table:table-cell office:value-type="float" office:value="629" calcext:value-type="float">
            <text:p>629</text:p>
          </table:table-cell>
          <table:table-cell office:value-type="float" office:value="0.359068304300308" calcext:value-type="float">
            <text:p>0.3590683043</text:p>
          </table:table-cell>
          <table:table-cell office:value-type="float" office:value="0.404572308063507" calcext:value-type="float">
            <text:p>0.4045723081</text:p>
          </table:table-cell>
          <table:table-cell office:value-type="float" office:value="0.401194632053375" calcext:value-type="float">
            <text:p>0.4011946321</text:p>
          </table:table-cell>
        </table:table-row>
        <table:table-row table:style-name="ro1">
          <table:table-cell office:value-type="float" office:value="1537148364.39323" calcext:value-type="float">
            <text:p>1537148364.39323</text:p>
          </table:table-cell>
          <table:table-cell office:value-type="float" office:value="630" calcext:value-type="float">
            <text:p>630</text:p>
          </table:table-cell>
          <table:table-cell office:value-type="float" office:value="0.359990566968918" calcext:value-type="float">
            <text:p>0.359990567</text:p>
          </table:table-cell>
          <table:table-cell office:value-type="float" office:value="0.403879880905151" calcext:value-type="float">
            <text:p>0.4038798809</text:p>
          </table:table-cell>
          <table:table-cell office:value-type="float" office:value="0.400890350341797" calcext:value-type="float">
            <text:p>0.4008903503</text:p>
          </table:table-cell>
        </table:table-row>
        <table:table-row table:style-name="ro1">
          <table:table-cell office:value-type="float" office:value="1537148586.93277" calcext:value-type="float">
            <text:p>1537148586.93277</text:p>
          </table:table-cell>
          <table:table-cell office:value-type="float" office:value="631" calcext:value-type="float">
            <text:p>631</text:p>
          </table:table-cell>
          <table:table-cell office:value-type="float" office:value="0.358407944440842" calcext:value-type="float">
            <text:p>0.3584079444</text:p>
          </table:table-cell>
          <table:table-cell office:value-type="float" office:value="0.403893679380417" calcext:value-type="float">
            <text:p>0.4038936794</text:p>
          </table:table-cell>
          <table:table-cell office:value-type="float" office:value="0.400815278291702" calcext:value-type="float">
            <text:p>0.4008152783</text:p>
          </table:table-cell>
        </table:table-row>
        <table:table-row table:style-name="ro1">
          <table:table-cell office:value-type="float" office:value="1537148680.1852" calcext:value-type="float">
            <text:p>1537148680.1852</text:p>
          </table:table-cell>
          <table:table-cell office:value-type="float" office:value="632" calcext:value-type="float">
            <text:p>632</text:p>
          </table:table-cell>
          <table:table-cell office:value-type="float" office:value="0.358543366193771" calcext:value-type="float">
            <text:p>0.3585433662</text:p>
          </table:table-cell>
          <table:table-cell office:value-type="float" office:value="0.403315156698227" calcext:value-type="float">
            <text:p>0.4033151567</text:p>
          </table:table-cell>
          <table:table-cell office:value-type="float" office:value="0.387896418571472" calcext:value-type="float">
            <text:p>0.3878964186</text:p>
          </table:table-cell>
        </table:table-row>
        <table:table-row table:style-name="ro1">
          <table:table-cell office:value-type="float" office:value="1537148907.10079" calcext:value-type="float">
            <text:p>1537148907.10079</text:p>
          </table:table-cell>
          <table:table-cell office:value-type="float" office:value="633" calcext:value-type="float">
            <text:p>633</text:p>
          </table:table-cell>
          <table:table-cell office:value-type="float" office:value="0.360205799341202" calcext:value-type="float">
            <text:p>0.3602057993</text:p>
          </table:table-cell>
          <table:table-cell office:value-type="float" office:value="0.409526169300079" calcext:value-type="float">
            <text:p>0.4095261693</text:p>
          </table:table-cell>
          <table:table-cell office:value-type="float" office:value="0.389215528964996" calcext:value-type="float">
            <text:p>0.389215529</text:p>
          </table:table-cell>
        </table:table-row>
        <table:table-row table:style-name="ro1">
          <table:table-cell office:value-type="float" office:value="1537148926.60977" calcext:value-type="float">
            <text:p>1537148926.60977</text:p>
          </table:table-cell>
          <table:table-cell office:value-type="float" office:value="634" calcext:value-type="float">
            <text:p>634</text:p>
          </table:table-cell>
          <table:table-cell office:value-type="float" office:value="0.360196590423584" calcext:value-type="float">
            <text:p>0.3601965904</text:p>
          </table:table-cell>
          <table:table-cell office:value-type="float" office:value="0.408292472362518" calcext:value-type="float">
            <text:p>0.4082924724</text:p>
          </table:table-cell>
          <table:table-cell office:value-type="float" office:value="0.394750386476517" calcext:value-type="float">
            <text:p>0.3947503865</text:p>
          </table:table-cell>
        </table:table-row>
        <table:table-row table:style-name="ro1">
          <table:table-cell office:value-type="float" office:value="1537149161.63871" calcext:value-type="float">
            <text:p>1537149161.63871</text:p>
          </table:table-cell>
          <table:table-cell office:value-type="float" office:value="635" calcext:value-type="float">
            <text:p>635</text:p>
          </table:table-cell>
          <table:table-cell office:value-type="float" office:value="0.349511206150055" calcext:value-type="float">
            <text:p>0.3495112062</text:p>
          </table:table-cell>
          <table:table-cell office:value-type="float" office:value="0.411444395780563" calcext:value-type="float">
            <text:p>0.4114443958</text:p>
          </table:table-cell>
          <table:table-cell office:value-type="float" office:value="0.397363722324371" calcext:value-type="float">
            <text:p>0.3973637223</text:p>
          </table:table-cell>
        </table:table-row>
        <table:table-row table:style-name="ro1">
          <table:table-cell office:value-type="float" office:value="1537149180.66891" calcext:value-type="float">
            <text:p>1537149180.66891</text:p>
          </table:table-cell>
          <table:table-cell office:value-type="float" office:value="636" calcext:value-type="float">
            <text:p>636</text:p>
          </table:table-cell>
          <table:table-cell office:value-type="float" office:value="0.339665532112122" calcext:value-type="float">
            <text:p>0.3396655321</text:p>
          </table:table-cell>
          <table:table-cell office:value-type="float" office:value="0.412698656320572" calcext:value-type="float">
            <text:p>0.4126986563</text:p>
          </table:table-cell>
          <table:table-cell office:value-type="float" office:value="0.397635012865067" calcext:value-type="float">
            <text:p>0.3976350129</text:p>
          </table:table-cell>
        </table:table-row>
        <table:table-row table:style-name="ro1">
          <table:table-cell office:value-type="float" office:value="1537149450.54513" calcext:value-type="float">
            <text:p>1537149450.54513</text:p>
          </table:table-cell>
          <table:table-cell office:value-type="float" office:value="637" calcext:value-type="float">
            <text:p>637</text:p>
          </table:table-cell>
          <table:table-cell office:value-type="float" office:value="0.353979557752609" calcext:value-type="float">
            <text:p>0.3539795578</text:p>
          </table:table-cell>
          <table:table-cell office:value-type="float" office:value="0.412613540887833" calcext:value-type="float">
            <text:p>0.4126135409</text:p>
          </table:table-cell>
          <table:table-cell office:value-type="float" office:value="0.399182885885239" calcext:value-type="float">
            <text:p>0.3991828859</text:p>
          </table:table-cell>
        </table:table-row>
        <table:table-row table:style-name="ro1">
          <table:table-cell office:value-type="float" office:value="1537149527.23393" calcext:value-type="float">
            <text:p>1537149527.23393</text:p>
          </table:table-cell>
          <table:table-cell office:value-type="float" office:value="638" calcext:value-type="float">
            <text:p>638</text:p>
          </table:table-cell>
          <table:table-cell office:value-type="float" office:value="0.35562002658844" calcext:value-type="float">
            <text:p>0.3556200266</text:p>
          </table:table-cell>
          <table:table-cell office:value-type="float" office:value="0.412034928798676" calcext:value-type="float">
            <text:p>0.4120349288</text:p>
          </table:table-cell>
          <table:table-cell office:value-type="float" office:value="0.398502171039581" calcext:value-type="float">
            <text:p>0.398502171</text:p>
          </table:table-cell>
        </table:table-row>
        <table:table-row table:style-name="ro1">
          <table:table-cell office:value-type="float" office:value="1537149565.24876" calcext:value-type="float">
            <text:p>1537149565.24876</text:p>
          </table:table-cell>
          <table:table-cell office:value-type="float" office:value="639" calcext:value-type="float">
            <text:p>639</text:p>
          </table:table-cell>
          <table:table-cell office:value-type="float" office:value="0.3572798371315" calcext:value-type="float">
            <text:p>0.3572798371</text:p>
          </table:table-cell>
          <table:table-cell office:value-type="float" office:value="0.414008587598801" calcext:value-type="float">
            <text:p>0.4140085876</text:p>
          </table:table-cell>
          <table:table-cell office:value-type="float" office:value="0.39765739440918" calcext:value-type="float">
            <text:p>0.3976573944</text:p>
          </table:table-cell>
        </table:table-row>
        <table:table-row table:style-name="ro1">
          <table:table-cell office:value-type="float" office:value="1537149603.0374" calcext:value-type="float">
            <text:p>1537149603.0374</text:p>
          </table:table-cell>
          <table:table-cell office:value-type="float" office:value="640" calcext:value-type="float">
            <text:p>640</text:p>
          </table:table-cell>
          <table:table-cell office:value-type="float" office:value="0.356346696615219" calcext:value-type="float">
            <text:p>0.3563466966</text:p>
          </table:table-cell>
          <table:table-cell office:value-type="float" office:value="0.415080428123474" calcext:value-type="float">
            <text:p>0.4150804281</text:p>
          </table:table-cell>
          <table:table-cell office:value-type="float" office:value="0.397326231002808" calcext:value-type="float">
            <text:p>0.397326231</text:p>
          </table:table-cell>
        </table:table-row>
        <table:table-row table:style-name="ro1">
          <table:table-cell office:value-type="float" office:value="1537149659.70008" calcext:value-type="float">
            <text:p>1537149659.70008</text:p>
          </table:table-cell>
          <table:table-cell office:value-type="float" office:value="641" calcext:value-type="float">
            <text:p>641</text:p>
          </table:table-cell>
          <table:table-cell office:value-type="float" office:value="0.358457386493683" calcext:value-type="float">
            <text:p>0.3584573865</text:p>
          </table:table-cell>
          <table:table-cell office:value-type="float" office:value="0.414739340543747" calcext:value-type="float">
            <text:p>0.4147393405</text:p>
          </table:table-cell>
          <table:table-cell office:value-type="float" office:value="0.395460367202759" calcext:value-type="float">
            <text:p>0.3954603672</text:p>
          </table:table-cell>
        </table:table-row>
        <table:table-row table:style-name="ro1">
          <table:table-cell office:value-type="float" office:value="1537149718.28237" calcext:value-type="float">
            <text:p>1537149718.28237</text:p>
          </table:table-cell>
          <table:table-cell office:value-type="float" office:value="642" calcext:value-type="float">
            <text:p>642</text:p>
          </table:table-cell>
          <table:table-cell office:value-type="float" office:value="0.356107532978058" calcext:value-type="float">
            <text:p>0.356107533</text:p>
          </table:table-cell>
          <table:table-cell office:value-type="float" office:value="0.413553059101105" calcext:value-type="float">
            <text:p>0.4135530591</text:p>
          </table:table-cell>
          <table:table-cell office:value-type="float" office:value="0.395115315914154" calcext:value-type="float">
            <text:p>0.3951153159</text:p>
          </table:table-cell>
        </table:table-row>
        <table:table-row table:style-name="ro1">
          <table:table-cell office:value-type="float" office:value="1537149891.93849" calcext:value-type="float">
            <text:p>1537149891.93849</text:p>
          </table:table-cell>
          <table:table-cell office:value-type="float" office:value="643" calcext:value-type="float">
            <text:p>643</text:p>
          </table:table-cell>
          <table:table-cell office:value-type="float" office:value="0.355115503072739" calcext:value-type="float">
            <text:p>0.3551155031</text:p>
          </table:table-cell>
          <table:table-cell office:value-type="float" office:value="0.412895560264587" calcext:value-type="float">
            <text:p>0.4128955603</text:p>
          </table:table-cell>
          <table:table-cell office:value-type="float" office:value="0.396730989217758" calcext:value-type="float">
            <text:p>0.3967309892</text:p>
          </table:table-cell>
        </table:table-row>
        <table:table-row table:style-name="ro1">
          <table:table-cell office:value-type="float" office:value="1537150006.59231" calcext:value-type="float">
            <text:p>1537150006.59231</text:p>
          </table:table-cell>
          <table:table-cell office:value-type="float" office:value="644" calcext:value-type="float">
            <text:p>644</text:p>
          </table:table-cell>
          <table:table-cell office:value-type="float" office:value="0.358790099620819" calcext:value-type="float">
            <text:p>0.3587900996</text:p>
          </table:table-cell>
          <table:table-cell office:value-type="float" office:value="0.412282764911652" calcext:value-type="float">
            <text:p>0.4122827649</text:p>
          </table:table-cell>
          <table:table-cell office:value-type="float" office:value="0.397009611129761" calcext:value-type="float">
            <text:p>0.3970096111</text:p>
          </table:table-cell>
        </table:table-row>
        <table:table-row table:style-name="ro1">
          <table:table-cell office:value-type="float" office:value="1537150044.37237" calcext:value-type="float">
            <text:p>1537150044.37237</text:p>
          </table:table-cell>
          <table:table-cell office:value-type="float" office:value="645" calcext:value-type="float">
            <text:p>645</text:p>
          </table:table-cell>
          <table:table-cell office:value-type="float" office:value="0.358537316322327" calcext:value-type="float">
            <text:p>0.3585373163</text:p>
          </table:table-cell>
          <table:table-cell office:value-type="float" office:value="0.412241011857986" calcext:value-type="float">
            <text:p>0.4122410119</text:p>
          </table:table-cell>
          <table:table-cell office:value-type="float" office:value="0.397002369165421" calcext:value-type="float">
            <text:p>0.3970023692</text:p>
          </table:table-cell>
        </table:table-row>
        <table:table-row table:style-name="ro1">
          <table:table-cell office:value-type="float" office:value="1537150251.49703" calcext:value-type="float">
            <text:p>1537150251.49703</text:p>
          </table:table-cell>
          <table:table-cell office:value-type="float" office:value="646" calcext:value-type="float">
            <text:p>646</text:p>
          </table:table-cell>
          <table:table-cell office:value-type="float" office:value="0.359037011861801" calcext:value-type="float">
            <text:p>0.3590370119</text:p>
          </table:table-cell>
          <table:table-cell office:value-type="float" office:value="0.409441411495209" calcext:value-type="float">
            <text:p>0.4094414115</text:p>
          </table:table-cell>
          <table:table-cell office:value-type="float" office:value="0.396047532558441" calcext:value-type="float">
            <text:p>0.3960475326</text:p>
          </table:table-cell>
        </table:table-row>
        <table:table-row table:style-name="ro1">
          <table:table-cell office:value-type="float" office:value="1537150270.91752" calcext:value-type="float">
            <text:p>1537150270.91752</text:p>
          </table:table-cell>
          <table:table-cell office:value-type="float" office:value="647" calcext:value-type="float">
            <text:p>647</text:p>
          </table:table-cell>
          <table:table-cell office:value-type="float" office:value="0.359140485525131" calcext:value-type="float">
            <text:p>0.3591404855</text:p>
          </table:table-cell>
          <table:table-cell office:value-type="float" office:value="0.397394180297852" calcext:value-type="float">
            <text:p>0.3973941803</text:p>
          </table:table-cell>
          <table:table-cell office:value-type="float" office:value="0.394350945949554" calcext:value-type="float">
            <text:p>0.3943509459</text:p>
          </table:table-cell>
        </table:table-row>
        <table:table-row table:style-name="ro1">
          <table:table-cell office:value-type="float" office:value="1537150385.26075" calcext:value-type="float">
            <text:p>1537150385.26075</text:p>
          </table:table-cell>
          <table:table-cell office:value-type="float" office:value="648" calcext:value-type="float">
            <text:p>648</text:p>
          </table:table-cell>
          <table:table-cell office:value-type="float" office:value="0.359210908412933" calcext:value-type="float">
            <text:p>0.3592109084</text:p>
          </table:table-cell>
          <table:table-cell office:value-type="float" office:value="0.397053688764572" calcext:value-type="float">
            <text:p>0.3970536888</text:p>
          </table:table-cell>
          <table:table-cell office:value-type="float" office:value="0.395201593637466" calcext:value-type="float">
            <text:p>0.3952015936</text:p>
          </table:table-cell>
        </table:table-row>
        <table:table-row table:style-name="ro1">
          <table:table-cell office:value-type="float" office:value="1537150517.29281" calcext:value-type="float">
            <text:p>1537150517.29281</text:p>
          </table:table-cell>
          <table:table-cell office:value-type="float" office:value="649" calcext:value-type="float">
            <text:p>649</text:p>
          </table:table-cell>
          <table:table-cell office:value-type="float" office:value="0.359006762504578" calcext:value-type="float">
            <text:p>0.3590067625</text:p>
          </table:table-cell>
          <table:table-cell office:value-type="float" office:value="0.394831120967865" calcext:value-type="float">
            <text:p>0.394831121</text:p>
          </table:table-cell>
          <table:table-cell office:value-type="float" office:value="0.394849330186844" calcext:value-type="float">
            <text:p>0.3948493302</text:p>
          </table:table-cell>
        </table:table-row>
        <table:table-row table:style-name="ro1">
          <table:table-cell office:value-type="float" office:value="1537150963.50226" calcext:value-type="float">
            <text:p>1537150963.50226</text:p>
          </table:table-cell>
          <table:table-cell office:value-type="float" office:value="650" calcext:value-type="float">
            <text:p>650</text:p>
          </table:table-cell>
          <table:table-cell office:value-type="float" office:value="0.361560046672821" calcext:value-type="float">
            <text:p>0.3615600467</text:p>
          </table:table-cell>
          <table:table-cell office:value-type="float" office:value="0.398689478635788" calcext:value-type="float">
            <text:p>0.3986894786</text:p>
          </table:table-cell>
          <table:table-cell office:value-type="float" office:value="0.394632279872894" calcext:value-type="float">
            <text:p>0.3946322799</text:p>
          </table:table-cell>
        </table:table-row>
        <table:table-row table:style-name="ro1">
          <table:table-cell office:value-type="float" office:value="1537151074.30576" calcext:value-type="float">
            <text:p>1537151074.30576</text:p>
          </table:table-cell>
          <table:table-cell office:value-type="float" office:value="651" calcext:value-type="float">
            <text:p>651</text:p>
          </table:table-cell>
          <table:table-cell office:value-type="float" office:value="0.360840409994125" calcext:value-type="float">
            <text:p>0.36084041</text:p>
          </table:table-cell>
          <table:table-cell office:value-type="float" office:value="0.398128181695938" calcext:value-type="float">
            <text:p>0.3981281817</text:p>
          </table:table-cell>
          <table:table-cell office:value-type="float" office:value="0.394549310207367" calcext:value-type="float">
            <text:p>0.3945493102</text:p>
          </table:table-cell>
        </table:table-row>
        <table:table-row table:style-name="ro1">
          <table:table-cell office:value-type="float" office:value="1537151111.24617" calcext:value-type="float">
            <text:p>1537151111.24617</text:p>
          </table:table-cell>
          <table:table-cell office:value-type="float" office:value="652" calcext:value-type="float">
            <text:p>652</text:p>
          </table:table-cell>
          <table:table-cell office:value-type="float" office:value="0.360946089029312" calcext:value-type="float">
            <text:p>0.360946089</text:p>
          </table:table-cell>
          <table:table-cell office:value-type="float" office:value="0.396819621324539" calcext:value-type="float">
            <text:p>0.3968196213</text:p>
          </table:table-cell>
          <table:table-cell office:value-type="float" office:value="0.394449651241302" calcext:value-type="float">
            <text:p>0.3944496512</text:p>
          </table:table-cell>
        </table:table-row>
        <table:table-row table:style-name="ro1">
          <table:table-cell office:value-type="float" office:value="1537151631.46102" calcext:value-type="float">
            <text:p>1537151631.46102</text:p>
          </table:table-cell>
          <table:table-cell office:value-type="float" office:value="653" calcext:value-type="float">
            <text:p>653</text:p>
          </table:table-cell>
          <table:table-cell office:value-type="float" office:value="0.342465281486511" calcext:value-type="float">
            <text:p>0.3424652815</text:p>
          </table:table-cell>
          <table:table-cell office:value-type="float" office:value="0.398828119039535" calcext:value-type="float">
            <text:p>0.398828119</text:p>
          </table:table-cell>
          <table:table-cell office:value-type="float" office:value="0.394413381814957" calcext:value-type="float">
            <text:p>0.3944133818</text:p>
          </table:table-cell>
        </table:table-row>
        <table:table-row table:style-name="ro1">
          <table:table-cell office:value-type="float" office:value="1537151689.10706" calcext:value-type="float">
            <text:p>1537151689.10706</text:p>
          </table:table-cell>
          <table:table-cell office:value-type="float" office:value="654" calcext:value-type="float">
            <text:p>654</text:p>
          </table:table-cell>
          <table:table-cell office:value-type="float" office:value="0.339204698801041" calcext:value-type="float">
            <text:p>0.3392046988</text:p>
          </table:table-cell>
          <table:table-cell office:value-type="float" office:value="0.399277716875076" calcext:value-type="float">
            <text:p>0.3992777169</text:p>
          </table:table-cell>
          <table:table-cell office:value-type="float" office:value="0.394586861133575" calcext:value-type="float">
            <text:p>0.3945868611</text:p>
          </table:table-cell>
        </table:table-row>
        <table:table-row table:style-name="ro1">
          <table:table-cell office:value-type="float" office:value="1537151765.49722" calcext:value-type="float">
            <text:p>1537151765.49722</text:p>
          </table:table-cell>
          <table:table-cell office:value-type="float" office:value="655" calcext:value-type="float">
            <text:p>655</text:p>
          </table:table-cell>
          <table:table-cell office:value-type="float" office:value="0.339093327522278" calcext:value-type="float">
            <text:p>0.3390933275</text:p>
          </table:table-cell>
          <table:table-cell office:value-type="float" office:value="0.401310592889786" calcext:value-type="float">
            <text:p>0.4013105929</text:p>
          </table:table-cell>
          <table:table-cell office:value-type="float" office:value="0.394219189882278" calcext:value-type="float">
            <text:p>0.3942191899</text:p>
          </table:table-cell>
        </table:table-row>
        <table:table-row table:style-name="ro1">
          <table:table-cell office:value-type="float" office:value="1537151784.76899" calcext:value-type="float">
            <text:p>1537151784.76899</text:p>
          </table:table-cell>
          <table:table-cell office:value-type="float" office:value="656" calcext:value-type="float">
            <text:p>656</text:p>
          </table:table-cell>
          <table:table-cell office:value-type="float" office:value="0.337718337774277" calcext:value-type="float">
            <text:p>0.3377183378</text:p>
          </table:table-cell>
          <table:table-cell office:value-type="float" office:value="0.401390939950943" calcext:value-type="float">
            <text:p>0.40139094</text:p>
          </table:table-cell>
          <table:table-cell office:value-type="float" office:value="0.394323527812958" calcext:value-type="float">
            <text:p>0.3943235278</text:p>
          </table:table-cell>
        </table:table-row>
        <table:table-row table:style-name="ro1">
          <table:table-cell office:value-type="float" office:value="1537151803.99947" calcext:value-type="float">
            <text:p>1537151803.99947</text:p>
          </table:table-cell>
          <table:table-cell office:value-type="float" office:value="657" calcext:value-type="float">
            <text:p>657</text:p>
          </table:table-cell>
          <table:table-cell office:value-type="float" office:value="0.3397316634655" calcext:value-type="float">
            <text:p>0.3397316635</text:p>
          </table:table-cell>
          <table:table-cell office:value-type="float" office:value="0.401166558265686" calcext:value-type="float">
            <text:p>0.4011665583</text:p>
          </table:table-cell>
          <table:table-cell office:value-type="float" office:value="0.394319504499435" calcext:value-type="float">
            <text:p>0.3943195045</text:p>
          </table:table-cell>
        </table:table-row>
        <table:table-row table:style-name="ro1">
          <table:table-cell office:value-type="float" office:value="1537151919.52588" calcext:value-type="float">
            <text:p>1537151919.52588</text:p>
          </table:table-cell>
          <table:table-cell office:value-type="float" office:value="658" calcext:value-type="float">
            <text:p>658</text:p>
          </table:table-cell>
          <table:table-cell office:value-type="float" office:value="0.344051420688629" calcext:value-type="float">
            <text:p>0.3440514207</text:p>
          </table:table-cell>
          <table:table-cell office:value-type="float" office:value="0.402856528759003" calcext:value-type="float">
            <text:p>0.4028565288</text:p>
          </table:table-cell>
          <table:table-cell office:value-type="float" office:value="0.393822938203812" calcext:value-type="float">
            <text:p>0.3938229382</text:p>
          </table:table-cell>
        </table:table-row>
        <table:table-row table:style-name="ro1">
          <table:table-cell office:value-type="float" office:value="1537151977.62503" calcext:value-type="float">
            <text:p>1537151977.62503</text:p>
          </table:table-cell>
          <table:table-cell office:value-type="float" office:value="659" calcext:value-type="float">
            <text:p>659</text:p>
          </table:table-cell>
          <table:table-cell office:value-type="float" office:value="0.343653678894043" calcext:value-type="float">
            <text:p>0.3436536789</text:p>
          </table:table-cell>
          <table:table-cell office:value-type="float" office:value="0.403548836708069" calcext:value-type="float">
            <text:p>0.4035488367</text:p>
          </table:table-cell>
          <table:table-cell office:value-type="float" office:value="0.394006192684174" calcext:value-type="float">
            <text:p>0.3940061927</text:p>
          </table:table-cell>
        </table:table-row>
        <table:table-row table:style-name="ro1">
          <table:table-cell office:value-type="float" office:value="1537152016.50913" calcext:value-type="float">
            <text:p>1537152016.50913</text:p>
          </table:table-cell>
          <table:table-cell office:value-type="float" office:value="660" calcext:value-type="float">
            <text:p>660</text:p>
          </table:table-cell>
          <table:table-cell office:value-type="float" office:value="0.344146639108658" calcext:value-type="float">
            <text:p>0.3441466391</text:p>
          </table:table-cell>
          <table:table-cell office:value-type="float" office:value="0.40495702624321" calcext:value-type="float">
            <text:p>0.4049570262</text:p>
          </table:table-cell>
          <table:table-cell office:value-type="float" office:value="0.394096255302429" calcext:value-type="float">
            <text:p>0.3940962553</text:p>
          </table:table-cell>
        </table:table-row>
        <table:table-row table:style-name="ro1">
          <table:table-cell office:value-type="float" office:value="1537152190.29313" calcext:value-type="float">
            <text:p>1537152190.29313</text:p>
          </table:table-cell>
          <table:table-cell office:value-type="float" office:value="661" calcext:value-type="float">
            <text:p>661</text:p>
          </table:table-cell>
          <table:table-cell office:value-type="float" office:value="0.348596811294556" calcext:value-type="float">
            <text:p>0.3485968113</text:p>
          </table:table-cell>
          <table:table-cell office:value-type="float" office:value="0.405136287212372" calcext:value-type="float">
            <text:p>0.4051362872</text:p>
          </table:table-cell>
          <table:table-cell office:value-type="float" office:value="0.394333869218826" calcext:value-type="float">
            <text:p>0.3943338692</text:p>
          </table:table-cell>
        </table:table-row>
        <table:table-row table:style-name="ro1">
          <table:table-cell office:value-type="float" office:value="1537152325.59825" calcext:value-type="float">
            <text:p>1537152325.59825</text:p>
          </table:table-cell>
          <table:table-cell office:value-type="float" office:value="662" calcext:value-type="float">
            <text:p>662</text:p>
          </table:table-cell>
          <table:table-cell office:value-type="float" office:value="0.350660115480423" calcext:value-type="float">
            <text:p>0.3506601155</text:p>
          </table:table-cell>
          <table:table-cell office:value-type="float" office:value="0.405082911252975" calcext:value-type="float">
            <text:p>0.4050829113</text:p>
          </table:table-cell>
          <table:table-cell office:value-type="float" office:value="0.383498281240463" calcext:value-type="float">
            <text:p>0.3834982812</text:p>
          </table:table-cell>
        </table:table-row>
        <table:table-row table:style-name="ro1">
          <table:table-cell office:value-type="float" office:value="1537152421.37687" calcext:value-type="float">
            <text:p>1537152421.37687</text:p>
          </table:table-cell>
          <table:table-cell office:value-type="float" office:value="663" calcext:value-type="float">
            <text:p>663</text:p>
          </table:table-cell>
          <table:table-cell office:value-type="float" office:value="0.350988388061523" calcext:value-type="float">
            <text:p>0.3509883881</text:p>
          </table:table-cell>
          <table:table-cell office:value-type="float" office:value="0.376792162656784" calcext:value-type="float">
            <text:p>0.3767921627</text:p>
          </table:table-cell>
          <table:table-cell office:value-type="float" office:value="0.376754015684128" calcext:value-type="float">
            <text:p>0.3767540157</text:p>
          </table:table-cell>
        </table:table-row>
        <table:table-row table:style-name="ro1">
          <table:table-cell office:value-type="float" office:value="1537152574.10092" calcext:value-type="float">
            <text:p>1537152574.10092</text:p>
          </table:table-cell>
          <table:table-cell office:value-type="float" office:value="664" calcext:value-type="float">
            <text:p>664</text:p>
          </table:table-cell>
          <table:table-cell office:value-type="float" office:value="0.35353884100914" calcext:value-type="float">
            <text:p>0.353538841</text:p>
          </table:table-cell>
          <table:table-cell office:value-type="float" office:value="0.412509262561798" calcext:value-type="float">
            <text:p>0.4125092626</text:p>
          </table:table-cell>
          <table:table-cell office:value-type="float" office:value="0.37091937661171" calcext:value-type="float">
            <text:p>0.3709193766</text:p>
          </table:table-cell>
        </table:table-row>
        <table:table-row table:style-name="ro1">
          <table:table-cell office:value-type="float" office:value="1537152651.30379" calcext:value-type="float">
            <text:p>1537152651.30379</text:p>
          </table:table-cell>
          <table:table-cell office:value-type="float" office:value="665" calcext:value-type="float">
            <text:p>665</text:p>
          </table:table-cell>
          <table:table-cell office:value-type="float" office:value="0.354386389255524" calcext:value-type="float">
            <text:p>0.3543863893</text:p>
          </table:table-cell>
          <table:table-cell office:value-type="float" office:value="0.397437959909439" calcext:value-type="float">
            <text:p>0.3974379599</text:p>
          </table:table-cell>
          <table:table-cell office:value-type="float" office:value="0.375061839818955" calcext:value-type="float">
            <text:p>0.3750618398</text:p>
          </table:table-cell>
        </table:table-row>
        <table:table-row table:style-name="ro1">
          <table:table-cell office:value-type="float" office:value="1537152728.36621" calcext:value-type="float">
            <text:p>1537152728.36621</text:p>
          </table:table-cell>
          <table:table-cell office:value-type="float" office:value="666" calcext:value-type="float">
            <text:p>666</text:p>
          </table:table-cell>
          <table:table-cell office:value-type="float" office:value="0.355938911437988" calcext:value-type="float">
            <text:p>0.3559389114</text:p>
          </table:table-cell>
          <table:table-cell office:value-type="float" office:value="0.400592595338821" calcext:value-type="float">
            <text:p>0.4005925953</text:p>
          </table:table-cell>
          <table:table-cell office:value-type="float" office:value="0.380504965782165" calcext:value-type="float">
            <text:p>0.3805049658</text:p>
          </table:table-cell>
        </table:table-row>
        <table:table-row table:style-name="ro1">
          <table:table-cell office:value-type="float" office:value="1537152977.89013" calcext:value-type="float">
            <text:p>1537152977.89013</text:p>
          </table:table-cell>
          <table:table-cell office:value-type="float" office:value="667" calcext:value-type="float">
            <text:p>667</text:p>
          </table:table-cell>
          <table:table-cell office:value-type="float" office:value="0.35577467083931" calcext:value-type="float">
            <text:p>0.3557746708</text:p>
          </table:table-cell>
          <table:table-cell office:value-type="float" office:value="0.403297185897827" calcext:value-type="float">
            <text:p>0.4032971859</text:p>
          </table:table-cell>
          <table:table-cell office:value-type="float" office:value="0.380635648965836" calcext:value-type="float">
            <text:p>0.380635649</text:p>
          </table:table-cell>
        </table:table-row>
        <table:table-row table:style-name="ro1">
          <table:table-cell office:value-type="float" office:value="1537153015.68832" calcext:value-type="float">
            <text:p>1537153015.68832</text:p>
          </table:table-cell>
          <table:table-cell office:value-type="float" office:value="668" calcext:value-type="float">
            <text:p>668</text:p>
          </table:table-cell>
          <table:table-cell office:value-type="float" office:value="0.355649799108505" calcext:value-type="float">
            <text:p>0.3556497991</text:p>
          </table:table-cell>
          <table:table-cell office:value-type="float" office:value="0.405135571956634" calcext:value-type="float">
            <text:p>0.405135572</text:p>
          </table:table-cell>
          <table:table-cell office:value-type="float" office:value="0.380003958940506" calcext:value-type="float">
            <text:p>0.3800039589</text:p>
          </table:table-cell>
        </table:table-row>
        <table:table-row table:style-name="ro1">
          <table:table-cell office:value-type="float" office:value="1537153072.8634" calcext:value-type="float">
            <text:p>1537153072.8634</text:p>
          </table:table-cell>
          <table:table-cell office:value-type="float" office:value="669" calcext:value-type="float">
            <text:p>669</text:p>
          </table:table-cell>
          <table:table-cell office:value-type="float" office:value="0.356140077114105" calcext:value-type="float">
            <text:p>0.3561400771</text:p>
          </table:table-cell>
          <table:table-cell office:value-type="float" office:value="0.407729536294937" calcext:value-type="float">
            <text:p>0.4077295363</text:p>
          </table:table-cell>
          <table:table-cell office:value-type="float" office:value="0.375947684049606" calcext:value-type="float">
            <text:p>0.375947684</text:p>
          </table:table-cell>
        </table:table-row>
        <table:table-row table:style-name="ro1">
          <table:table-cell office:value-type="float" office:value="1537153303.82078" calcext:value-type="float">
            <text:p>1537153303.82078</text:p>
          </table:table-cell>
          <table:table-cell office:value-type="float" office:value="670" calcext:value-type="float">
            <text:p>670</text:p>
          </table:table-cell>
          <table:table-cell office:value-type="float" office:value="0.355799317359924" calcext:value-type="float">
            <text:p>0.3557993174</text:p>
          </table:table-cell>
          <table:table-cell office:value-type="float" office:value="0.407540440559387" calcext:value-type="float">
            <text:p>0.4075404406</text:p>
          </table:table-cell>
          <table:table-cell office:value-type="float" office:value="0.37160125374794" calcext:value-type="float">
            <text:p>0.3716012537</text:p>
          </table:table-cell>
        </table:table-row>
        <table:table-row table:style-name="ro1">
          <table:table-cell office:value-type="float" office:value="1537153380.50347" calcext:value-type="float">
            <text:p>1537153380.50347</text:p>
          </table:table-cell>
          <table:table-cell office:value-type="float" office:value="671" calcext:value-type="float">
            <text:p>671</text:p>
          </table:table-cell>
          <table:table-cell office:value-type="float" office:value="0.355220377445221" calcext:value-type="float">
            <text:p>0.3552203774</text:p>
          </table:table-cell>
          <table:table-cell office:value-type="float" office:value="0.407057046890259" calcext:value-type="float">
            <text:p>0.4070570469</text:p>
          </table:table-cell>
          <table:table-cell office:value-type="float" office:value="0.376720935106277" calcext:value-type="float">
            <text:p>0.3767209351</text:p>
          </table:table-cell>
        </table:table-row>
        <table:table-row table:style-name="ro1">
          <table:table-cell office:value-type="float" office:value="1537153476.47292" calcext:value-type="float">
            <text:p>1537153476.47292</text:p>
          </table:table-cell>
          <table:table-cell office:value-type="float" office:value="672" calcext:value-type="float">
            <text:p>672</text:p>
          </table:table-cell>
          <table:table-cell office:value-type="float" office:value="0.356076627969742" calcext:value-type="float">
            <text:p>0.356076628</text:p>
          </table:table-cell>
          <table:table-cell office:value-type="float" office:value="0.409247100353241" calcext:value-type="float">
            <text:p>0.4092471004</text:p>
          </table:table-cell>
          <table:table-cell office:value-type="float" office:value="0.375825524330139" calcext:value-type="float">
            <text:p>0.3758255243</text:p>
          </table:table-cell>
        </table:table-row>
        <table:table-row table:style-name="ro1">
          <table:table-cell office:value-type="float" office:value="1537153514.6296" calcext:value-type="float">
            <text:p>1537153514.6296</text:p>
          </table:table-cell>
          <table:table-cell office:value-type="float" office:value="673" calcext:value-type="float">
            <text:p>673</text:p>
          </table:table-cell>
          <table:table-cell office:value-type="float" office:value="0.356668025255203" calcext:value-type="float">
            <text:p>0.3566680253</text:p>
          </table:table-cell>
          <table:table-cell office:value-type="float" office:value="0.41028755903244" calcext:value-type="float">
            <text:p>0.410287559</text:p>
          </table:table-cell>
          <table:table-cell office:value-type="float" office:value="0.37675067782402" calcext:value-type="float">
            <text:p>0.3767506778</text:p>
          </table:table-cell>
        </table:table-row>
        <table:table-row table:style-name="ro1">
          <table:table-cell office:value-type="float" office:value="1537153825.58868" calcext:value-type="float">
            <text:p>1537153825.58868</text:p>
          </table:table-cell>
          <table:table-cell office:value-type="float" office:value="674" calcext:value-type="float">
            <text:p>674</text:p>
          </table:table-cell>
          <table:table-cell office:value-type="float" office:value="0.343521863222122" calcext:value-type="float">
            <text:p>0.3435218632</text:p>
          </table:table-cell>
          <table:table-cell office:value-type="float" office:value="0.408899068832398" calcext:value-type="float">
            <text:p>0.4088990688</text:p>
          </table:table-cell>
          <table:table-cell office:value-type="float" office:value="0.377105236053467" calcext:value-type="float">
            <text:p>0.3771052361</text:p>
          </table:table-cell>
        </table:table-row>
        <table:table-row table:style-name="ro1">
          <table:table-cell office:value-type="float" office:value="1537153864.97612" calcext:value-type="float">
            <text:p>1537153864.97612</text:p>
          </table:table-cell>
          <table:table-cell office:value-type="float" office:value="675" calcext:value-type="float">
            <text:p>675</text:p>
          </table:table-cell>
          <table:table-cell office:value-type="float" office:value="0.338999062776566" calcext:value-type="float">
            <text:p>0.3389990628</text:p>
          </table:table-cell>
          <table:table-cell office:value-type="float" office:value="0.408276230096817" calcext:value-type="float">
            <text:p>0.4082762301</text:p>
          </table:table-cell>
          <table:table-cell office:value-type="float" office:value="0.376200914382935" calcext:value-type="float">
            <text:p>0.3762009144</text:p>
          </table:table-cell>
        </table:table-row>
        <table:table-row table:style-name="ro1">
          <table:table-cell office:value-type="float" office:value="1537153904.00904" calcext:value-type="float">
            <text:p>1537153904.00904</text:p>
          </table:table-cell>
          <table:table-cell office:value-type="float" office:value="676" calcext:value-type="float">
            <text:p>676</text:p>
          </table:table-cell>
          <table:table-cell office:value-type="float" office:value="0.342263519763947" calcext:value-type="float">
            <text:p>0.3422635198</text:p>
          </table:table-cell>
          <table:table-cell office:value-type="float" office:value="0.406849026679993" calcext:value-type="float">
            <text:p>0.4068490267</text:p>
          </table:table-cell>
          <table:table-cell office:value-type="float" office:value="0.377249538898468" calcext:value-type="float">
            <text:p>0.3772495389</text:p>
          </table:table-cell>
        </table:table-row>
        <table:table-row table:style-name="ro1">
          <table:table-cell office:value-type="float" office:value="1537154154.22486" calcext:value-type="float">
            <text:p>1537154154.22486</text:p>
          </table:table-cell>
          <table:table-cell office:value-type="float" office:value="677" calcext:value-type="float">
            <text:p>677</text:p>
          </table:table-cell>
          <table:table-cell office:value-type="float" office:value="0.353865593671799" calcext:value-type="float">
            <text:p>0.3538655937</text:p>
          </table:table-cell>
          <table:table-cell office:value-type="float" office:value="0.407463073730469" calcext:value-type="float">
            <text:p>0.4074630737</text:p>
          </table:table-cell>
          <table:table-cell office:value-type="float" office:value="0.377032935619354" calcext:value-type="float">
            <text:p>0.3770329356</text:p>
          </table:table-cell>
        </table:table-row>
        <table:table-row table:style-name="ro1">
          <table:table-cell office:value-type="float" office:value="1537154452.77583" calcext:value-type="float">
            <text:p>1537154452.77583</text:p>
          </table:table-cell>
          <table:table-cell office:value-type="float" office:value="678" calcext:value-type="float">
            <text:p>678</text:p>
          </table:table-cell>
          <table:table-cell office:value-type="float" office:value="0.351321578025818" calcext:value-type="float">
            <text:p>0.351321578</text:p>
          </table:table-cell>
          <table:table-cell office:value-type="float" office:value="0.407451570034027" calcext:value-type="float">
            <text:p>0.40745157</text:p>
          </table:table-cell>
          <table:table-cell office:value-type="float" office:value="0.378038018941879" calcext:value-type="float">
            <text:p>0.3780380189</text:p>
          </table:table-cell>
        </table:table-row>
        <table:table-row table:style-name="ro1">
          <table:table-cell office:value-type="float" office:value="1537154545.35187" calcext:value-type="float">
            <text:p>1537154545.35187</text:p>
          </table:table-cell>
          <table:table-cell office:value-type="float" office:value="679" calcext:value-type="float">
            <text:p>679</text:p>
          </table:table-cell>
          <table:table-cell office:value-type="float" office:value="0.352688044309616" calcext:value-type="float">
            <text:p>0.3526880443</text:p>
          </table:table-cell>
          <table:table-cell office:value-type="float" office:value="0.407844722270966" calcext:value-type="float">
            <text:p>0.4078447223</text:p>
          </table:table-cell>
          <table:table-cell office:value-type="float" office:value="0.377699434757233" calcext:value-type="float">
            <text:p>0.3776994348</text:p>
          </table:table-cell>
        </table:table-row>
        <table:table-row table:style-name="ro1">
          <table:table-cell office:value-type="float" office:value="1537154675.39872" calcext:value-type="float">
            <text:p>1537154675.39872</text:p>
          </table:table-cell>
          <table:table-cell office:value-type="float" office:value="680" calcext:value-type="float">
            <text:p>680</text:p>
          </table:table-cell>
          <table:table-cell office:value-type="float" office:value="0.355414539575577" calcext:value-type="float">
            <text:p>0.3554145396</text:p>
          </table:table-cell>
          <table:table-cell office:value-type="float" office:value="0.380236119031906" calcext:value-type="float">
            <text:p>0.380236119</text:p>
          </table:table-cell>
          <table:table-cell office:value-type="float" office:value="0.37844929099083" calcext:value-type="float">
            <text:p>0.378449291</text:p>
          </table:table-cell>
        </table:table-row>
        <table:table-row table:style-name="ro1">
          <table:table-cell office:value-type="float" office:value="1537155143.84504" calcext:value-type="float">
            <text:p>1537155143.84504</text:p>
          </table:table-cell>
          <table:table-cell office:value-type="float" office:value="681" calcext:value-type="float">
            <text:p>681</text:p>
          </table:table-cell>
          <table:table-cell office:value-type="float" office:value="0.354052275419235" calcext:value-type="float">
            <text:p>0.3540522754</text:p>
          </table:table-cell>
          <table:table-cell office:value-type="float" office:value="0.389544129371643" calcext:value-type="float">
            <text:p>0.3895441294</text:p>
          </table:table-cell>
          <table:table-cell office:value-type="float" office:value="0.378206610679626" calcext:value-type="float">
            <text:p>0.3782066107</text:p>
          </table:table-cell>
        </table:table-row>
        <table:table-row table:style-name="ro1">
          <table:table-cell office:value-type="float" office:value="1537155163.13561" calcext:value-type="float">
            <text:p>1537155163.13561</text:p>
          </table:table-cell>
          <table:table-cell office:value-type="float" office:value="682" calcext:value-type="float">
            <text:p>682</text:p>
          </table:table-cell>
          <table:table-cell office:value-type="float" office:value="0.354571521282196" calcext:value-type="float">
            <text:p>0.3545715213</text:p>
          </table:table-cell>
          <table:table-cell office:value-type="float" office:value="0.394575238227844" calcext:value-type="float">
            <text:p>0.3945752382</text:p>
          </table:table-cell>
          <table:table-cell office:value-type="float" office:value="0.378494769334793" calcext:value-type="float">
            <text:p>0.3784947693</text:p>
          </table:table-cell>
        </table:table-row>
        <table:table-row table:style-name="ro1">
          <table:table-cell office:value-type="float" office:value="1537155181.89117" calcext:value-type="float">
            <text:p>1537155181.89117</text:p>
          </table:table-cell>
          <table:table-cell office:value-type="float" office:value="683" calcext:value-type="float">
            <text:p>683</text:p>
          </table:table-cell>
          <table:table-cell office:value-type="float" office:value="0.354425609111786" calcext:value-type="float">
            <text:p>0.3544256091</text:p>
          </table:table-cell>
          <table:table-cell office:value-type="float" office:value="0.394714027643204" calcext:value-type="float">
            <text:p>0.3947140276</text:p>
          </table:table-cell>
          <table:table-cell office:value-type="float" office:value="0.379365712404251" calcext:value-type="float">
            <text:p>0.3793657124</text:p>
          </table:table-cell>
        </table:table-row>
        <table:table-row table:style-name="ro1">
          <table:table-cell office:value-type="float" office:value="1537155312.92013" calcext:value-type="float">
            <text:p>1537155312.92013</text:p>
          </table:table-cell>
          <table:table-cell office:value-type="float" office:value="684" calcext:value-type="float">
            <text:p>684</text:p>
          </table:table-cell>
          <table:table-cell office:value-type="float" office:value="0.354635447263718" calcext:value-type="float">
            <text:p>0.3546354473</text:p>
          </table:table-cell>
          <table:table-cell office:value-type="float" office:value="0.393983215093613" calcext:value-type="float">
            <text:p>0.3939832151</text:p>
          </table:table-cell>
          <table:table-cell office:value-type="float" office:value="0.378856897354126" calcext:value-type="float">
            <text:p>0.3788568974</text:p>
          </table:table-cell>
        </table:table-row>
        <table:table-row table:style-name="ro1">
          <table:table-cell office:value-type="float" office:value="1537155499.97893" calcext:value-type="float">
            <text:p>1537155499.97893</text:p>
          </table:table-cell>
          <table:table-cell office:value-type="float" office:value="685" calcext:value-type="float">
            <text:p>685</text:p>
          </table:table-cell>
          <table:table-cell office:value-type="float" office:value="0.353933960199356" calcext:value-type="float">
            <text:p>0.3539339602</text:p>
          </table:table-cell>
          <table:table-cell office:value-type="float" office:value="0.393154233694076" calcext:value-type="float">
            <text:p>0.3931542337</text:p>
          </table:table-cell>
          <table:table-cell office:value-type="float" office:value="0.379704624414444" calcext:value-type="float">
            <text:p>0.3797046244</text:p>
          </table:table-cell>
        </table:table-row>
        <table:table-row table:style-name="ro1">
          <table:table-cell office:value-type="float" office:value="1537155648.94882" calcext:value-type="float">
            <text:p>1537155648.94882</text:p>
          </table:table-cell>
          <table:table-cell office:value-type="float" office:value="686" calcext:value-type="float">
            <text:p>686</text:p>
          </table:table-cell>
          <table:table-cell office:value-type="float" office:value="0.354805916547775" calcext:value-type="float">
            <text:p>0.3548059165</text:p>
          </table:table-cell>
          <table:table-cell office:value-type="float" office:value="0.394158869981766" calcext:value-type="float">
            <text:p>0.39415887</text:p>
          </table:table-cell>
          <table:table-cell office:value-type="float" office:value="0.380076438188553" calcext:value-type="float">
            <text:p>0.3800764382</text:p>
          </table:table-cell>
        </table:table-row>
        <table:table-row table:style-name="ro1">
          <table:table-cell office:value-type="float" office:value="1537155760.53957" calcext:value-type="float">
            <text:p>1537155760.53957</text:p>
          </table:table-cell>
          <table:table-cell office:value-type="float" office:value="687" calcext:value-type="float">
            <text:p>687</text:p>
          </table:table-cell>
          <table:table-cell office:value-type="float" office:value="0.355803787708283" calcext:value-type="float">
            <text:p>0.3558037877</text:p>
          </table:table-cell>
          <table:table-cell office:value-type="float" office:value="0.394635409116745" calcext:value-type="float">
            <text:p>0.3946354091</text:p>
          </table:table-cell>
          <table:table-cell office:value-type="float" office:value="0.379812002182007" calcext:value-type="float">
            <text:p>0.3798120022</text:p>
          </table:table-cell>
        </table:table-row>
        <table:table-row table:style-name="ro1">
          <table:table-cell office:value-type="float" office:value="1537155779.14271" calcext:value-type="float">
            <text:p>1537155779.14271</text:p>
          </table:table-cell>
          <table:table-cell office:value-type="float" office:value="688" calcext:value-type="float">
            <text:p>688</text:p>
          </table:table-cell>
          <table:table-cell office:value-type="float" office:value="0.355805218219757" calcext:value-type="float">
            <text:p>0.3558052182</text:p>
          </table:table-cell>
          <table:table-cell office:value-type="float" office:value="0.395376324653625" calcext:value-type="float">
            <text:p>0.3953763247</text:p>
          </table:table-cell>
          <table:table-cell office:value-type="float" office:value="0.380623281002045" calcext:value-type="float">
            <text:p>0.380623281</text:p>
          </table:table-cell>
        </table:table-row>
        <table:table-row table:style-name="ro1">
          <table:table-cell office:value-type="float" office:value="1537155854.11921" calcext:value-type="float">
            <text:p>1537155854.11921</text:p>
          </table:table-cell>
          <table:table-cell office:value-type="float" office:value="689" calcext:value-type="float">
            <text:p>689</text:p>
          </table:table-cell>
          <table:table-cell office:value-type="float" office:value="0.357829451560974" calcext:value-type="float">
            <text:p>0.3578294516</text:p>
          </table:table-cell>
          <table:table-cell office:value-type="float" office:value="0.396524578332901" calcext:value-type="float">
            <text:p>0.3965245783</text:p>
          </table:table-cell>
          <table:table-cell office:value-type="float" office:value="0.380232393741608" calcext:value-type="float">
            <text:p>0.3802323937</text:p>
          </table:table-cell>
        </table:table-row>
        <table:table-row table:style-name="ro1">
          <table:table-cell office:value-type="float" office:value="1537156176.88899" calcext:value-type="float">
            <text:p>1537156176.88899</text:p>
          </table:table-cell>
          <table:table-cell office:value-type="float" office:value="690" calcext:value-type="float">
            <text:p>690</text:p>
          </table:table-cell>
          <table:table-cell office:value-type="float" office:value="0.363770961761475" calcext:value-type="float">
            <text:p>0.3637709618</text:p>
          </table:table-cell>
          <table:table-cell office:value-type="float" office:value="0.396964192390442" calcext:value-type="float">
            <text:p>0.3969641924</text:p>
          </table:table-cell>
          <table:table-cell office:value-type="float" office:value="0.381112724542618" calcext:value-type="float">
            <text:p>0.3811127245</text:p>
          </table:table-cell>
        </table:table-row>
        <table:table-row table:style-name="ro1">
          <table:table-cell office:value-type="float" office:value="1537156290.01688" calcext:value-type="float">
            <text:p>1537156290.01688</text:p>
          </table:table-cell>
          <table:table-cell office:value-type="float" office:value="691" calcext:value-type="float">
            <text:p>691</text:p>
          </table:table-cell>
          <table:table-cell office:value-type="float" office:value="0.360680401325226" calcext:value-type="float">
            <text:p>0.3606804013</text:p>
          </table:table-cell>
          <table:table-cell office:value-type="float" office:value="0.397891372442245" calcext:value-type="float">
            <text:p>0.3978913724</text:p>
          </table:table-cell>
          <table:table-cell office:value-type="float" office:value="0.381479263305664" calcext:value-type="float">
            <text:p>0.3814792633</text:p>
          </table:table-cell>
        </table:table-row>
        <table:table-row table:style-name="ro1">
          <table:table-cell office:value-type="float" office:value="1537156402.83454" calcext:value-type="float">
            <text:p>1537156402.83454</text:p>
          </table:table-cell>
          <table:table-cell office:value-type="float" office:value="692" calcext:value-type="float">
            <text:p>692</text:p>
          </table:table-cell>
          <table:table-cell office:value-type="float" office:value="0.358074933290482" calcext:value-type="float">
            <text:p>0.3580749333</text:p>
          </table:table-cell>
          <table:table-cell office:value-type="float" office:value="0.398213148117065" calcext:value-type="float">
            <text:p>0.3982131481</text:p>
          </table:table-cell>
          <table:table-cell office:value-type="float" office:value="0.381641209125519" calcext:value-type="float">
            <text:p>0.3816412091</text:p>
          </table:table-cell>
        </table:table-row>
        <table:table-row table:style-name="ro1">
          <table:table-cell office:value-type="float" office:value="1537156458.88734" calcext:value-type="float">
            <text:p>1537156458.88734</text:p>
          </table:table-cell>
          <table:table-cell office:value-type="float" office:value="693" calcext:value-type="float">
            <text:p>693</text:p>
          </table:table-cell>
          <table:table-cell office:value-type="float" office:value="0.353293001651764" calcext:value-type="float">
            <text:p>0.3532930017</text:p>
          </table:table-cell>
          <table:table-cell office:value-type="float" office:value="0.397594004869461" calcext:value-type="float">
            <text:p>0.3975940049</text:p>
          </table:table-cell>
          <table:table-cell office:value-type="float" office:value="0.382217019796371" calcext:value-type="float">
            <text:p>0.3822170198</text:p>
          </table:table-cell>
        </table:table-row>
        <table:table-row table:style-name="ro1">
          <table:table-cell office:value-type="float" office:value="1537156739.35304" calcext:value-type="float">
            <text:p>1537156739.35304</text:p>
          </table:table-cell>
          <table:table-cell office:value-type="float" office:value="694" calcext:value-type="float">
            <text:p>694</text:p>
          </table:table-cell>
          <table:table-cell office:value-type="float" office:value="0.35111004114151" calcext:value-type="float">
            <text:p>0.3511100411</text:p>
          </table:table-cell>
          <table:table-cell office:value-type="float" office:value="0.402445882558823" calcext:value-type="float">
            <text:p>0.4024458826</text:p>
          </table:table-cell>
          <table:table-cell office:value-type="float" office:value="0.382863640785217" calcext:value-type="float">
            <text:p>0.3828636408</text:p>
          </table:table-cell>
        </table:table-row>
        <table:table-row table:style-name="ro1">
          <table:table-cell office:value-type="float" office:value="1537156815.00738" calcext:value-type="float">
            <text:p>1537156815.00738</text:p>
          </table:table-cell>
          <table:table-cell office:value-type="float" office:value="695" calcext:value-type="float">
            <text:p>695</text:p>
          </table:table-cell>
          <table:table-cell office:value-type="float" office:value="0.353281766176224" calcext:value-type="float">
            <text:p>0.3532817662</text:p>
          </table:table-cell>
          <table:table-cell office:value-type="float" office:value="0.40510892868042" calcext:value-type="float">
            <text:p>0.4051089287</text:p>
          </table:table-cell>
          <table:table-cell office:value-type="float" office:value="0.383205503225327" calcext:value-type="float">
            <text:p>0.3832055032</text:p>
          </table:table-cell>
        </table:table-row>
        <table:table-row table:style-name="ro1">
          <table:table-cell office:value-type="float" office:value="1537157020.7207" calcext:value-type="float">
            <text:p>1537157020.7207</text:p>
          </table:table-cell>
          <table:table-cell office:value-type="float" office:value="696" calcext:value-type="float">
            <text:p>696</text:p>
          </table:table-cell>
          <table:table-cell office:value-type="float" office:value="0.35352349281311" calcext:value-type="float">
            <text:p>0.3535234928</text:p>
          </table:table-cell>
          <table:table-cell office:value-type="float" office:value="0.405241966247559" calcext:value-type="float">
            <text:p>0.4052419662</text:p>
          </table:table-cell>
          <table:table-cell office:value-type="float" office:value="0.383040279150009" calcext:value-type="float">
            <text:p>0.3830402792</text:p>
          </table:table-cell>
        </table:table-row>
        <table:table-row table:style-name="ro1">
          <table:table-cell office:value-type="float" office:value="1537157114.29519" calcext:value-type="float">
            <text:p>1537157114.29519</text:p>
          </table:table-cell>
          <table:table-cell office:value-type="float" office:value="697" calcext:value-type="float">
            <text:p>697</text:p>
          </table:table-cell>
          <table:table-cell office:value-type="float" office:value="0.35343798995018" calcext:value-type="float">
            <text:p>0.35343799</text:p>
          </table:table-cell>
          <table:table-cell office:value-type="float" office:value="0.406177639961243" calcext:value-type="float">
            <text:p>0.40617764</text:p>
          </table:table-cell>
          <table:table-cell office:value-type="float" office:value="0.383256703615189" calcext:value-type="float">
            <text:p>0.3832567036</text:p>
          </table:table-cell>
        </table:table-row>
        <table:table-row table:style-name="ro1">
          <table:table-cell office:value-type="float" office:value="1537157207.5167" calcext:value-type="float">
            <text:p>1537157207.5167</text:p>
          </table:table-cell>
          <table:table-cell office:value-type="float" office:value="698" calcext:value-type="float">
            <text:p>698</text:p>
          </table:table-cell>
          <table:table-cell office:value-type="float" office:value="0.352574288845062" calcext:value-type="float">
            <text:p>0.3525742888</text:p>
          </table:table-cell>
          <table:table-cell office:value-type="float" office:value="0.407166481018066" calcext:value-type="float">
            <text:p>0.407166481</text:p>
          </table:table-cell>
          <table:table-cell office:value-type="float" office:value="0.364872574806213" calcext:value-type="float">
            <text:p>0.3648725748</text:p>
          </table:table-cell>
        </table:table-row>
        <table:table-row table:style-name="ro1">
          <table:table-cell office:value-type="float" office:value="1537157282.48456" calcext:value-type="float">
            <text:p>1537157282.48456</text:p>
          </table:table-cell>
          <table:table-cell office:value-type="float" office:value="699" calcext:value-type="float">
            <text:p>699</text:p>
          </table:table-cell>
          <table:table-cell office:value-type="float" office:value="0.35344934463501" calcext:value-type="float">
            <text:p>0.3534493446</text:p>
          </table:table-cell>
          <table:table-cell office:value-type="float" office:value="0.407886832952499" calcext:value-type="float">
            <text:p>0.407886833</text:p>
          </table:table-cell>
          <table:table-cell office:value-type="float" office:value="0.356732994318008" calcext:value-type="float">
            <text:p>0.3567329943</text:p>
          </table:table-cell>
        </table:table-row>
        <table:table-row table:style-name="ro1">
          <table:table-cell office:value-type="float" office:value="1537157301.00103" calcext:value-type="float">
            <text:p>1537157301.00103</text:p>
          </table:table-cell>
          <table:table-cell office:value-type="float" office:value="700" calcext:value-type="float">
            <text:p>700</text:p>
          </table:table-cell>
          <table:table-cell office:value-type="float" office:value="0.353735148906708" calcext:value-type="float">
            <text:p>0.3537351489</text:p>
          </table:table-cell>
          <table:table-cell office:value-type="float" office:value="0.407157868146896" calcext:value-type="float">
            <text:p>0.4071578681</text:p>
          </table:table-cell>
          <table:table-cell office:value-type="float" office:value="0.375312775373459" calcext:value-type="float">
            <text:p>0.3753127754</text:p>
          </table:table-cell>
        </table:table-row>
        <table:table-row table:style-name="ro1">
          <table:table-cell office:value-type="float" office:value="1537157506.15886" calcext:value-type="float">
            <text:p>1537157506.15886</text:p>
          </table:table-cell>
          <table:table-cell office:value-type="float" office:value="701" calcext:value-type="float">
            <text:p>701</text:p>
          </table:table-cell>
          <table:table-cell office:value-type="float" office:value="0.355112016201019" calcext:value-type="float">
            <text:p>0.3551120162</text:p>
          </table:table-cell>
          <table:table-cell office:value-type="float" office:value="0.407863289117813" calcext:value-type="float">
            <text:p>0.4078632891</text:p>
          </table:table-cell>
          <table:table-cell office:value-type="float" office:value="0.393224537372589" calcext:value-type="float">
            <text:p>0.3932245374</text:p>
          </table:table-cell>
        </table:table-row>
        <table:table-row table:style-name="ro1">
          <table:table-cell office:value-type="float" office:value="1537157524.90865" calcext:value-type="float">
            <text:p>1537157524.90865</text:p>
          </table:table-cell>
          <table:table-cell office:value-type="float" office:value="702" calcext:value-type="float">
            <text:p>702</text:p>
          </table:table-cell>
          <table:table-cell office:value-type="float" office:value="0.355080604553223" calcext:value-type="float">
            <text:p>0.3550806046</text:p>
          </table:table-cell>
          <table:table-cell office:value-type="float" office:value="0.397811830043793" calcext:value-type="float">
            <text:p>0.39781183</text:p>
          </table:table-cell>
          <table:table-cell office:value-type="float" office:value="0.391316473484039" calcext:value-type="float">
            <text:p>0.3913164735</text:p>
          </table:table-cell>
        </table:table-row>
        <table:table-row table:style-name="ro1">
          <table:table-cell office:value-type="float" office:value="1537157729.20471" calcext:value-type="float">
            <text:p>1537157729.20471</text:p>
          </table:table-cell>
          <table:table-cell office:value-type="float" office:value="703" calcext:value-type="float">
            <text:p>703</text:p>
          </table:table-cell>
          <table:table-cell office:value-type="float" office:value="0.355712950229645" calcext:value-type="float">
            <text:p>0.3557129502</text:p>
          </table:table-cell>
          <table:table-cell office:value-type="float" office:value="0.400062084197998" calcext:value-type="float">
            <text:p>0.4000620842</text:p>
          </table:table-cell>
          <table:table-cell office:value-type="float" office:value="0.387129038572311" calcext:value-type="float">
            <text:p>0.3871290386</text:p>
          </table:table-cell>
        </table:table-row>
        <table:table-row table:style-name="ro1">
          <table:table-cell office:value-type="float" office:value="1537157766.32973" calcext:value-type="float">
            <text:p>1537157766.32973</text:p>
          </table:table-cell>
          <table:table-cell office:value-type="float" office:value="704" calcext:value-type="float">
            <text:p>704</text:p>
          </table:table-cell>
          <table:table-cell office:value-type="float" office:value="0.355682998895645" calcext:value-type="float">
            <text:p>0.3556829989</text:p>
          </table:table-cell>
          <table:table-cell office:value-type="float" office:value="0.401977837085724" calcext:value-type="float">
            <text:p>0.4019778371</text:p>
          </table:table-cell>
          <table:table-cell office:value-type="float" office:value="0.384828120470047" calcext:value-type="float">
            <text:p>0.3848281205</text:p>
          </table:table-cell>
        </table:table-row>
        <table:table-row table:style-name="ro1">
          <table:table-cell office:value-type="float" office:value="1537157784.97105" calcext:value-type="float">
            <text:p>1537157784.97105</text:p>
          </table:table-cell>
          <table:table-cell office:value-type="float" office:value="705" calcext:value-type="float">
            <text:p>705</text:p>
          </table:table-cell>
          <table:table-cell office:value-type="float" office:value="0.355614483356476" calcext:value-type="float">
            <text:p>0.3556144834</text:p>
          </table:table-cell>
          <table:table-cell office:value-type="float" office:value="0.398316204547882" calcext:value-type="float">
            <text:p>0.3983162045</text:p>
          </table:table-cell>
          <table:table-cell office:value-type="float" office:value="0.378320336341858" calcext:value-type="float">
            <text:p>0.3783203363</text:p>
          </table:table-cell>
        </table:table-row>
        <table:table-row table:style-name="ro1">
          <table:table-cell office:value-type="float" office:value="1537157916.03568" calcext:value-type="float">
            <text:p>1537157916.03568</text:p>
          </table:table-cell>
          <table:table-cell office:value-type="float" office:value="706" calcext:value-type="float">
            <text:p>706</text:p>
          </table:table-cell>
          <table:table-cell office:value-type="float" office:value="0.355474025011063" calcext:value-type="float">
            <text:p>0.355474025</text:p>
          </table:table-cell>
          <table:table-cell office:value-type="float" office:value="0.395842254161835" calcext:value-type="float">
            <text:p>0.3958422542</text:p>
          </table:table-cell>
          <table:table-cell office:value-type="float" office:value="0.376366257667541" calcext:value-type="float">
            <text:p>0.3763662577</text:p>
          </table:table-cell>
        </table:table-row>
        <table:table-row table:style-name="ro1">
          <table:table-cell office:value-type="float" office:value="1537157952.9314" calcext:value-type="float">
            <text:p>1537157952.9314</text:p>
          </table:table-cell>
          <table:table-cell office:value-type="float" office:value="707" calcext:value-type="float">
            <text:p>707</text:p>
          </table:table-cell>
          <table:table-cell office:value-type="float" office:value="0.355433464050293" calcext:value-type="float">
            <text:p>0.3554334641</text:p>
          </table:table-cell>
          <table:table-cell office:value-type="float" office:value="0.396695107221603" calcext:value-type="float">
            <text:p>0.3966951072</text:p>
          </table:table-cell>
          <table:table-cell office:value-type="float" office:value="0.37418919801712" calcext:value-type="float">
            <text:p>0.374189198</text:p>
          </table:table-cell>
        </table:table-row>
        <table:table-row table:style-name="ro1">
          <table:table-cell office:value-type="float" office:value="1537157971.60495" calcext:value-type="float">
            <text:p>1537157971.60495</text:p>
          </table:table-cell>
          <table:table-cell office:value-type="float" office:value="708" calcext:value-type="float">
            <text:p>708</text:p>
          </table:table-cell>
          <table:table-cell office:value-type="float" office:value="0.35566633939743" calcext:value-type="float">
            <text:p>0.3556663394</text:p>
          </table:table-cell>
          <table:table-cell office:value-type="float" office:value="0.396286129951477" calcext:value-type="float">
            <text:p>0.39628613</text:p>
          </table:table-cell>
          <table:table-cell office:value-type="float" office:value="0.373515397310257" calcext:value-type="float">
            <text:p>0.3735153973</text:p>
          </table:table-cell>
        </table:table-row>
        <table:table-row table:style-name="ro1">
          <table:table-cell office:value-type="float" office:value="1537157990.22461" calcext:value-type="float">
            <text:p>1537157990.22461</text:p>
          </table:table-cell>
          <table:table-cell office:value-type="float" office:value="709" calcext:value-type="float">
            <text:p>709</text:p>
          </table:table-cell>
          <table:table-cell office:value-type="float" office:value="0.355449795722961" calcext:value-type="float">
            <text:p>0.3554497957</text:p>
          </table:table-cell>
          <table:table-cell office:value-type="float" office:value="0.395034521818161" calcext:value-type="float">
            <text:p>0.3950345218</text:p>
          </table:table-cell>
          <table:table-cell office:value-type="float" office:value="0.375036984682083" calcext:value-type="float">
            <text:p>0.3750369847</text:p>
          </table:table-cell>
        </table:table-row>
        <table:table-row table:style-name="ro1">
          <table:table-cell office:value-type="float" office:value="1537158008.52443" calcext:value-type="float">
            <text:p>1537158008.52443</text:p>
          </table:table-cell>
          <table:table-cell office:value-type="float" office:value="710" calcext:value-type="float">
            <text:p>710</text:p>
          </table:table-cell>
          <table:table-cell office:value-type="float" office:value="0.355497866868973" calcext:value-type="float">
            <text:p>0.3554978669</text:p>
          </table:table-cell>
          <table:table-cell office:value-type="float" office:value="0.394800812005997" calcext:value-type="float">
            <text:p>0.394800812</text:p>
          </table:table-cell>
          <table:table-cell office:value-type="float" office:value="0.376604586839676" calcext:value-type="float">
            <text:p>0.3766045868</text:p>
          </table:table-cell>
        </table:table-row>
        <table:table-row table:style-name="ro1">
          <table:table-cell office:value-type="float" office:value="1537158119.70712" calcext:value-type="float">
            <text:p>1537158119.70712</text:p>
          </table:table-cell>
          <table:table-cell office:value-type="float" office:value="711" calcext:value-type="float">
            <text:p>711</text:p>
          </table:table-cell>
          <table:table-cell office:value-type="float" office:value="0.355580866336822" calcext:value-type="float">
            <text:p>0.3555808663</text:p>
          </table:table-cell>
          <table:table-cell office:value-type="float" office:value="0.394560396671295" calcext:value-type="float">
            <text:p>0.3945603967</text:p>
          </table:table-cell>
          <table:table-cell office:value-type="float" office:value="0.376829028129578" calcext:value-type="float">
            <text:p>0.3768290281</text:p>
          </table:table-cell>
        </table:table-row>
        <table:table-row table:style-name="ro1">
          <table:table-cell office:value-type="float" office:value="1537158643.36066" calcext:value-type="float">
            <text:p>1537158643.36066</text:p>
          </table:table-cell>
          <table:table-cell office:value-type="float" office:value="712" calcext:value-type="float">
            <text:p>712</text:p>
          </table:table-cell>
          <table:table-cell office:value-type="float" office:value="0.347757190465927" calcext:value-type="float">
            <text:p>0.3477571905</text:p>
          </table:table-cell>
          <table:table-cell office:value-type="float" office:value="0.393765032291412" calcext:value-type="float">
            <text:p>0.3937650323</text:p>
          </table:table-cell>
          <table:table-cell office:value-type="float" office:value="0.377233594655991" calcext:value-type="float">
            <text:p>0.3772335947</text:p>
          </table:table-cell>
        </table:table-row>
        <table:table-row table:style-name="ro1">
          <table:table-cell office:value-type="float" office:value="1537158957.35137" calcext:value-type="float">
            <text:p>1537158957.35137</text:p>
          </table:table-cell>
          <table:table-cell office:value-type="float" office:value="713" calcext:value-type="float">
            <text:p>713</text:p>
          </table:table-cell>
          <table:table-cell office:value-type="float" office:value="0.348001748323441" calcext:value-type="float">
            <text:p>0.3480017483</text:p>
          </table:table-cell>
          <table:table-cell office:value-type="float" office:value="0.398049086332321" calcext:value-type="float">
            <text:p>0.3980490863</text:p>
          </table:table-cell>
          <table:table-cell office:value-type="float" office:value="0.378929376602173" calcext:value-type="float">
            <text:p>0.3789293766</text:p>
          </table:table-cell>
        </table:table-row>
        <table:table-row table:style-name="ro1">
          <table:table-cell office:value-type="float" office:value="1537159048.63351" calcext:value-type="float">
            <text:p>1537159048.63351</text:p>
          </table:table-cell>
          <table:table-cell office:value-type="float" office:value="714" calcext:value-type="float">
            <text:p>714</text:p>
          </table:table-cell>
          <table:table-cell office:value-type="float" office:value="0.349342375993729" calcext:value-type="float">
            <text:p>0.349342376</text:p>
          </table:table-cell>
          <table:table-cell office:value-type="float" office:value="0.397969663143158" calcext:value-type="float">
            <text:p>0.3979696631</text:p>
          </table:table-cell>
          <table:table-cell office:value-type="float" office:value="0.379678457975388" calcext:value-type="float">
            <text:p>0.379678458</text:p>
          </table:table-cell>
        </table:table-row>
        <table:table-row table:style-name="ro1">
          <table:table-cell office:value-type="float" office:value="1537159066.63676" calcext:value-type="float">
            <text:p>1537159066.63676</text:p>
          </table:table-cell>
          <table:table-cell office:value-type="float" office:value="715" calcext:value-type="float">
            <text:p>715</text:p>
          </table:table-cell>
          <table:table-cell office:value-type="float" office:value="0.349267929792404" calcext:value-type="float">
            <text:p>0.3492679298</text:p>
          </table:table-cell>
          <table:table-cell office:value-type="float" office:value="0.402703076601028" calcext:value-type="float">
            <text:p>0.4027030766</text:p>
          </table:table-cell>
          <table:table-cell office:value-type="float" office:value="0.379746675491333" calcext:value-type="float">
            <text:p>0.3797466755</text:p>
          </table:table-cell>
        </table:table-row>
        <table:table-row table:style-name="ro1">
          <table:table-cell office:value-type="float" office:value="1537159103.42492" calcext:value-type="float">
            <text:p>1537159103.42492</text:p>
          </table:table-cell>
          <table:table-cell office:value-type="float" office:value="716" calcext:value-type="float">
            <text:p>716</text:p>
          </table:table-cell>
          <table:table-cell office:value-type="float" office:value="0.348944455385208" calcext:value-type="float">
            <text:p>0.3489444554</text:p>
          </table:table-cell>
          <table:table-cell office:value-type="float" office:value="0.402177184820175" calcext:value-type="float">
            <text:p>0.4021771848</text:p>
          </table:table-cell>
          <table:table-cell office:value-type="float" office:value="0.377364993095398" calcext:value-type="float">
            <text:p>0.3773649931</text:p>
          </table:table-cell>
        </table:table-row>
        <table:table-row table:style-name="ro1">
          <table:table-cell office:value-type="float" office:value="1537159247.45199" calcext:value-type="float">
            <text:p>1537159247.45199</text:p>
          </table:table-cell>
          <table:table-cell office:value-type="float" office:value="717" calcext:value-type="float">
            <text:p>717</text:p>
          </table:table-cell>
          <table:table-cell office:value-type="float" office:value="0.347928136587143" calcext:value-type="float">
            <text:p>0.3479281366</text:p>
          </table:table-cell>
          <table:table-cell office:value-type="float" office:value="0.404717743396759" calcext:value-type="float">
            <text:p>0.4047177434</text:p>
          </table:table-cell>
          <table:table-cell office:value-type="float" office:value="0.381817877292633" calcext:value-type="float">
            <text:p>0.3818178773</text:p>
          </table:table-cell>
        </table:table-row>
        <table:table-row table:style-name="ro1">
          <table:table-cell office:value-type="float" office:value="1537159463.29141" calcext:value-type="float">
            <text:p>1537159463.29141</text:p>
          </table:table-cell>
          <table:table-cell office:value-type="float" office:value="718" calcext:value-type="float">
            <text:p>718</text:p>
          </table:table-cell>
          <table:table-cell office:value-type="float" office:value="0.354406774044037" calcext:value-type="float">
            <text:p>0.354406774</text:p>
          </table:table-cell>
          <table:table-cell office:value-type="float" office:value="0.404054820537567" calcext:value-type="float">
            <text:p>0.4040548205</text:p>
          </table:table-cell>
          <table:table-cell office:value-type="float" office:value="0.382139325141907" calcext:value-type="float">
            <text:p>0.3821393251</text:p>
          </table:table-cell>
        </table:table-row>
        <table:table-row table:style-name="ro1">
          <table:table-cell office:value-type="float" office:value="1537160295.763" calcext:value-type="float">
            <text:p>1537160295.763</text:p>
          </table:table-cell>
          <table:table-cell office:value-type="float" office:value="719" calcext:value-type="float">
            <text:p>719</text:p>
          </table:table-cell>
          <table:table-cell office:value-type="float" office:value="0.359772890806198" calcext:value-type="float">
            <text:p>0.3597728908</text:p>
          </table:table-cell>
          <table:table-cell office:value-type="float" office:value="0.405121624469757" calcext:value-type="float">
            <text:p>0.4051216245</text:p>
          </table:table-cell>
          <table:table-cell office:value-type="float" office:value="0.381854891777039" calcext:value-type="float">
            <text:p>0.3818548918</text:p>
          </table:table-cell>
        </table:table-row>
        <table:table-row table:style-name="ro1">
          <table:table-cell office:value-type="float" office:value="1537160659.09257" calcext:value-type="float">
            <text:p>1537160659.09257</text:p>
          </table:table-cell>
          <table:table-cell office:value-type="float" office:value="720" calcext:value-type="float">
            <text:p>720</text:p>
          </table:table-cell>
          <table:table-cell office:value-type="float" office:value="0.332436174154282" calcext:value-type="float">
            <text:p>0.3324361742</text:p>
          </table:table-cell>
          <table:table-cell office:value-type="float" office:value="0.404920965433121" calcext:value-type="float">
            <text:p>0.4049209654</text:p>
          </table:table-cell>
          <table:table-cell office:value-type="float" office:value="0.381723076105118" calcext:value-type="float">
            <text:p>0.3817230761</text:p>
          </table:table-cell>
        </table:table-row>
        <table:table-row table:style-name="ro1">
          <table:table-cell office:value-type="float" office:value="1537160677.23322" calcext:value-type="float">
            <text:p>1537160677.23322</text:p>
          </table:table-cell>
          <table:table-cell office:value-type="float" office:value="721" calcext:value-type="float">
            <text:p>721</text:p>
          </table:table-cell>
          <table:table-cell office:value-type="float" office:value="0.341395914554596" calcext:value-type="float">
            <text:p>0.3413959146</text:p>
          </table:table-cell>
          <table:table-cell office:value-type="float" office:value="0.404932171106339" calcext:value-type="float">
            <text:p>0.4049321711</text:p>
          </table:table-cell>
          <table:table-cell office:value-type="float" office:value="0.381257653236389" calcext:value-type="float">
            <text:p>0.3812576532</text:p>
          </table:table-cell>
        </table:table-row>
        <table:table-row table:style-name="ro1">
          <table:table-cell office:value-type="float" office:value="1537160876.21611" calcext:value-type="float">
            <text:p>1537160876.21611</text:p>
          </table:table-cell>
          <table:table-cell office:value-type="float" office:value="722" calcext:value-type="float">
            <text:p>722</text:p>
          </table:table-cell>
          <table:table-cell office:value-type="float" office:value="0.338849544525146" calcext:value-type="float">
            <text:p>0.3388495445</text:p>
          </table:table-cell>
          <table:table-cell office:value-type="float" office:value="0.40454375743866" calcext:value-type="float">
            <text:p>0.4045437574</text:p>
          </table:table-cell>
          <table:table-cell office:value-type="float" office:value="0.381049126386642" calcext:value-type="float">
            <text:p>0.3810491264</text:p>
          </table:table-cell>
        </table:table-row>
        <table:table-row table:style-name="ro1">
          <table:table-cell office:value-type="float" office:value="1537160894.33165" calcext:value-type="float">
            <text:p>1537160894.33165</text:p>
          </table:table-cell>
          <table:table-cell office:value-type="float" office:value="723" calcext:value-type="float">
            <text:p>723</text:p>
          </table:table-cell>
          <table:table-cell office:value-type="float" office:value="0.340497732162476" calcext:value-type="float">
            <text:p>0.3404977322</text:p>
          </table:table-cell>
          <table:table-cell office:value-type="float" office:value="0.434009909629822" calcext:value-type="float">
            <text:p>0.4340099096</text:p>
          </table:table-cell>
          <table:table-cell office:value-type="float" office:value="0.380747556686401" calcext:value-type="float">
            <text:p>0.3807475567</text:p>
          </table:table-cell>
        </table:table-row>
        <table:table-row table:style-name="ro1">
          <table:table-cell office:value-type="float" office:value="1537160930.09915" calcext:value-type="float">
            <text:p>1537160930.09915</text:p>
          </table:table-cell>
          <table:table-cell office:value-type="float" office:value="724" calcext:value-type="float">
            <text:p>724</text:p>
          </table:table-cell>
          <table:table-cell office:value-type="float" office:value="0.341252446174622" calcext:value-type="float">
            <text:p>0.3412524462</text:p>
          </table:table-cell>
          <table:table-cell office:value-type="float" office:value="0.407797247171402" calcext:value-type="float">
            <text:p>0.4077972472</text:p>
          </table:table-cell>
          <table:table-cell office:value-type="float" office:value="0.380488783121109" calcext:value-type="float">
            <text:p>0.3804887831</text:p>
          </table:table-cell>
        </table:table-row>
        <table:table-row table:style-name="ro1">
          <table:table-cell office:value-type="float" office:value="1537160966.57869" calcext:value-type="float">
            <text:p>1537160966.57869</text:p>
          </table:table-cell>
          <table:table-cell office:value-type="float" office:value="725" calcext:value-type="float">
            <text:p>725</text:p>
          </table:table-cell>
          <table:table-cell office:value-type="float" office:value="0.342248827219009" calcext:value-type="float">
            <text:p>0.3422488272</text:p>
          </table:table-cell>
          <table:table-cell office:value-type="float" office:value="0.403245776891708" calcext:value-type="float">
            <text:p>0.4032457769</text:p>
          </table:table-cell>
          <table:table-cell office:value-type="float" office:value="0.380018919706345" calcext:value-type="float">
            <text:p>0.3800189197</text:p>
          </table:table-cell>
        </table:table-row>
        <table:table-row table:style-name="ro1">
          <table:table-cell office:value-type="float" office:value="1537161021.34086" calcext:value-type="float">
            <text:p>1537161021.34086</text:p>
          </table:table-cell>
          <table:table-cell office:value-type="float" office:value="726" calcext:value-type="float">
            <text:p>726</text:p>
          </table:table-cell>
          <table:table-cell office:value-type="float" office:value="0.343012601137161" calcext:value-type="float">
            <text:p>0.3430126011</text:p>
          </table:table-cell>
          <table:table-cell office:value-type="float" office:value="0.395495533943176" calcext:value-type="float">
            <text:p>0.3954955339</text:p>
          </table:table-cell>
          <table:table-cell office:value-type="float" office:value="0.379825234413147" calcext:value-type="float">
            <text:p>0.3798252344</text:p>
          </table:table-cell>
        </table:table-row>
        <table:table-row table:style-name="ro1">
          <table:table-cell office:value-type="float" office:value="1537161039.33526" calcext:value-type="float">
            <text:p>1537161039.33526</text:p>
          </table:table-cell>
          <table:table-cell office:value-type="float" office:value="727" calcext:value-type="float">
            <text:p>727</text:p>
          </table:table-cell>
          <table:table-cell office:value-type="float" office:value="0.344702631235123" calcext:value-type="float">
            <text:p>0.3447026312</text:p>
          </table:table-cell>
          <table:table-cell office:value-type="float" office:value="0.398305922746658" calcext:value-type="float">
            <text:p>0.3983059227</text:p>
          </table:table-cell>
          <table:table-cell office:value-type="float" office:value="0.37923726439476" calcext:value-type="float">
            <text:p>0.3792372644</text:p>
          </table:table-cell>
        </table:table-row>
        <table:table-row table:style-name="ro1">
          <table:table-cell office:value-type="float" office:value="1537161075.51265" calcext:value-type="float">
            <text:p>1537161075.51265</text:p>
          </table:table-cell>
          <table:table-cell office:value-type="float" office:value="728" calcext:value-type="float">
            <text:p>728</text:p>
          </table:table-cell>
          <table:table-cell office:value-type="float" office:value="0.345268279314041" calcext:value-type="float">
            <text:p>0.3452682793</text:p>
          </table:table-cell>
          <table:table-cell office:value-type="float" office:value="0.400263220071793" calcext:value-type="float">
            <text:p>0.4002632201</text:p>
          </table:table-cell>
          <table:table-cell office:value-type="float" office:value="0.378397911787033" calcext:value-type="float">
            <text:p>0.3783979118</text:p>
          </table:table-cell>
        </table:table-row>
        <table:table-row table:style-name="ro1">
          <table:table-cell office:value-type="float" office:value="1537161490.5434" calcext:value-type="float">
            <text:p>1537161490.5434</text:p>
          </table:table-cell>
          <table:table-cell office:value-type="float" office:value="729" calcext:value-type="float">
            <text:p>729</text:p>
          </table:table-cell>
          <table:table-cell office:value-type="float" office:value="0.343352615833283" calcext:value-type="float">
            <text:p>0.3433526158</text:p>
          </table:table-cell>
          <table:table-cell office:value-type="float" office:value="0.399449110031128" calcext:value-type="float">
            <text:p>0.39944911</text:p>
          </table:table-cell>
          <table:table-cell office:value-type="float" office:value="0.377814769744873" calcext:value-type="float">
            <text:p>0.3778147697</text:p>
          </table:table-cell>
        </table:table-row>
        <table:table-row table:style-name="ro1">
          <table:table-cell office:value-type="float" office:value="1537161583.94515" calcext:value-type="float">
            <text:p>1537161583.94515</text:p>
          </table:table-cell>
          <table:table-cell office:value-type="float" office:value="730" calcext:value-type="float">
            <text:p>730</text:p>
          </table:table-cell>
          <table:table-cell office:value-type="float" office:value="0.342823535203934" calcext:value-type="float">
            <text:p>0.3428235352</text:p>
          </table:table-cell>
          <table:table-cell office:value-type="float" office:value="0.398533880710602" calcext:value-type="float">
            <text:p>0.3985338807</text:p>
          </table:table-cell>
          <table:table-cell office:value-type="float" office:value="0.377439975738525" calcext:value-type="float">
            <text:p>0.3774399757</text:p>
          </table:table-cell>
        </table:table-row>
        <table:table-row table:style-name="ro1">
          <table:table-cell office:value-type="float" office:value="1537161638.23774" calcext:value-type="float">
            <text:p>1537161638.23774</text:p>
          </table:table-cell>
          <table:table-cell office:value-type="float" office:value="731" calcext:value-type="float">
            <text:p>731</text:p>
          </table:table-cell>
          <table:table-cell office:value-type="float" office:value="0.347622871398926" calcext:value-type="float">
            <text:p>0.3476228714</text:p>
          </table:table-cell>
          <table:table-cell office:value-type="float" office:value="0.399575084447861" calcext:value-type="float">
            <text:p>0.3995750844</text:p>
          </table:table-cell>
          <table:table-cell office:value-type="float" office:value="0.3772012591362" calcext:value-type="float">
            <text:p>0.3772012591</text:p>
          </table:table-cell>
        </table:table-row>
        <table:table-row table:style-name="ro1">
          <table:table-cell office:value-type="float" office:value="1537161692.83048" calcext:value-type="float">
            <text:p>1537161692.83048</text:p>
          </table:table-cell>
          <table:table-cell office:value-type="float" office:value="732" calcext:value-type="float">
            <text:p>732</text:p>
          </table:table-cell>
          <table:table-cell office:value-type="float" office:value="0.347751200199127" calcext:value-type="float">
            <text:p>0.3477512002</text:p>
          </table:table-cell>
          <table:table-cell office:value-type="float" office:value="0.396611303091049" calcext:value-type="float">
            <text:p>0.3966113031</text:p>
          </table:table-cell>
          <table:table-cell office:value-type="float" office:value="0.377386629581451" calcext:value-type="float">
            <text:p>0.3773866296</text:p>
          </table:table-cell>
        </table:table-row>
        <table:table-row table:style-name="ro1">
          <table:table-cell office:value-type="float" office:value="1537161783.27312" calcext:value-type="float">
            <text:p>1537161783.27312</text:p>
          </table:table-cell>
          <table:table-cell office:value-type="float" office:value="733" calcext:value-type="float">
            <text:p>733</text:p>
          </table:table-cell>
          <table:table-cell office:value-type="float" office:value="0.349295824766159" calcext:value-type="float">
            <text:p>0.3492958248</text:p>
          </table:table-cell>
          <table:table-cell office:value-type="float" office:value="0.393154442310333" calcext:value-type="float">
            <text:p>0.3931544423</text:p>
          </table:table-cell>
          <table:table-cell office:value-type="float" office:value="0.377135008573532" calcext:value-type="float">
            <text:p>0.3771350086</text:p>
          </table:table-cell>
        </table:table-row>
        <table:table-row table:style-name="ro1">
          <table:table-cell office:value-type="float" office:value="1537161981.84086" calcext:value-type="float">
            <text:p>1537161981.84086</text:p>
          </table:table-cell>
          <table:table-cell office:value-type="float" office:value="734" calcext:value-type="float">
            <text:p>734</text:p>
          </table:table-cell>
          <table:table-cell office:value-type="float" office:value="0.350673258304596" calcext:value-type="float">
            <text:p>0.3506732583</text:p>
          </table:table-cell>
          <table:table-cell office:value-type="float" office:value="0.393437951803207" calcext:value-type="float">
            <text:p>0.3934379518</text:p>
          </table:table-cell>
          <table:table-cell office:value-type="float" office:value="0.377179652452469" calcext:value-type="float">
            <text:p>0.3771796525</text:p>
          </table:table-cell>
        </table:table-row>
        <table:table-row table:style-name="ro1">
          <table:table-cell office:value-type="float" office:value="1537162144.27128" calcext:value-type="float">
            <text:p>1537162144.27128</text:p>
          </table:table-cell>
          <table:table-cell office:value-type="float" office:value="735" calcext:value-type="float">
            <text:p>735</text:p>
          </table:table-cell>
          <table:table-cell office:value-type="float" office:value="0.35147699713707" calcext:value-type="float">
            <text:p>0.3514769971</text:p>
          </table:table-cell>
          <table:table-cell office:value-type="float" office:value="0.392269641160965" calcext:value-type="float">
            <text:p>0.3922696412</text:p>
          </table:table-cell>
          <table:table-cell office:value-type="float" office:value="0.37666529417038" calcext:value-type="float">
            <text:p>0.3766652942</text:p>
          </table:table-cell>
        </table:table-row>
        <table:table-row table:style-name="ro1">
          <table:table-cell office:value-type="float" office:value="1537162198.16154" calcext:value-type="float">
            <text:p>1537162198.16154</text:p>
          </table:table-cell>
          <table:table-cell office:value-type="float" office:value="736" calcext:value-type="float">
            <text:p>736</text:p>
          </table:table-cell>
          <table:table-cell office:value-type="float" office:value="0.351085990667343" calcext:value-type="float">
            <text:p>0.3510859907</text:p>
          </table:table-cell>
          <table:table-cell office:value-type="float" office:value="0.394162356853485" calcext:value-type="float">
            <text:p>0.3941623569</text:p>
          </table:table-cell>
          <table:table-cell office:value-type="float" office:value="0.37655234336853" calcext:value-type="float">
            <text:p>0.3765523434</text:p>
          </table:table-cell>
        </table:table-row>
        <table:table-row table:style-name="ro1">
          <table:table-cell office:value-type="float" office:value="1537162216.37928" calcext:value-type="float">
            <text:p>1537162216.37928</text:p>
          </table:table-cell>
          <table:table-cell office:value-type="float" office:value="737" calcext:value-type="float">
            <text:p>737</text:p>
          </table:table-cell>
          <table:table-cell office:value-type="float" office:value="0.350948214530945" calcext:value-type="float">
            <text:p>0.3509482145</text:p>
          </table:table-cell>
          <table:table-cell office:value-type="float" office:value="0.398246616125107" calcext:value-type="float">
            <text:p>0.3982466161</text:p>
          </table:table-cell>
          <table:table-cell office:value-type="float" office:value="0.376238733530045" calcext:value-type="float">
            <text:p>0.3762387335</text:p>
          </table:table-cell>
        </table:table-row>
        <table:table-row table:style-name="ro1">
          <table:table-cell office:value-type="float" office:value="1537162376.88724" calcext:value-type="float">
            <text:p>1537162376.88724</text:p>
          </table:table-cell>
          <table:table-cell office:value-type="float" office:value="738" calcext:value-type="float">
            <text:p>738</text:p>
          </table:table-cell>
          <table:table-cell office:value-type="float" office:value="0.351272225379944" calcext:value-type="float">
            <text:p>0.3512722254</text:p>
          </table:table-cell>
          <table:table-cell office:value-type="float" office:value="0.399880200624466" calcext:value-type="float">
            <text:p>0.3998802006</text:p>
          </table:table-cell>
          <table:table-cell office:value-type="float" office:value="0.376432120800018" calcext:value-type="float">
            <text:p>0.3764321208</text:p>
          </table:table-cell>
        </table:table-row>
        <table:table-row table:style-name="ro1">
          <table:table-cell office:value-type="float" office:value="1537162483.87927" calcext:value-type="float">
            <text:p>1537162483.87927</text:p>
          </table:table-cell>
          <table:table-cell office:value-type="float" office:value="739" calcext:value-type="float">
            <text:p>739</text:p>
          </table:table-cell>
          <table:table-cell office:value-type="float" office:value="0.351839661598206" calcext:value-type="float">
            <text:p>0.3518396616</text:p>
          </table:table-cell>
          <table:table-cell office:value-type="float" office:value="0.399628341197968" calcext:value-type="float">
            <text:p>0.3996283412</text:p>
          </table:table-cell>
          <table:table-cell office:value-type="float" office:value="0.376188099384308" calcext:value-type="float">
            <text:p>0.3761880994</text:p>
          </table:table-cell>
        </table:table-row>
        <table:table-row table:style-name="ro1">
          <table:table-cell office:value-type="float" office:value="1537162881.26022" calcext:value-type="float">
            <text:p>1537162881.26022</text:p>
          </table:table-cell>
          <table:table-cell office:value-type="float" office:value="740" calcext:value-type="float">
            <text:p>740</text:p>
          </table:table-cell>
          <table:table-cell office:value-type="float" office:value="0.360614031553268" calcext:value-type="float">
            <text:p>0.3606140316</text:p>
          </table:table-cell>
          <table:table-cell office:value-type="float" office:value="0.398941099643707" calcext:value-type="float">
            <text:p>0.3989410996</text:p>
          </table:table-cell>
          <table:table-cell office:value-type="float" office:value="0.375657200813294" calcext:value-type="float">
            <text:p>0.3756572008</text:p>
          </table:table-cell>
        </table:table-row>
        <table:table-row table:style-name="ro1">
          <table:table-cell office:value-type="float" office:value="1537162988.81257" calcext:value-type="float">
            <text:p>1537162988.81257</text:p>
          </table:table-cell>
          <table:table-cell office:value-type="float" office:value="741" calcext:value-type="float">
            <text:p>741</text:p>
          </table:table-cell>
          <table:table-cell office:value-type="float" office:value="0.350386440753937" calcext:value-type="float">
            <text:p>0.3503864408</text:p>
          </table:table-cell>
          <table:table-cell office:value-type="float" office:value="0.399304240942001" calcext:value-type="float">
            <text:p>0.3993042409</text:p>
          </table:table-cell>
          <table:table-cell office:value-type="float" office:value="0.375946223735809" calcext:value-type="float">
            <text:p>0.3759462237</text:p>
          </table:table-cell>
        </table:table-row>
        <table:table-row table:style-name="ro1">
          <table:table-cell office:value-type="float" office:value="1537163060.41294" calcext:value-type="float">
            <text:p>1537163060.41294</text:p>
          </table:table-cell>
          <table:table-cell office:value-type="float" office:value="742" calcext:value-type="float">
            <text:p>742</text:p>
          </table:table-cell>
          <table:table-cell office:value-type="float" office:value="0.346651911735535" calcext:value-type="float">
            <text:p>0.3466519117</text:p>
          </table:table-cell>
          <table:table-cell office:value-type="float" office:value="0.398338735103607" calcext:value-type="float">
            <text:p>0.3983387351</text:p>
          </table:table-cell>
          <table:table-cell office:value-type="float" office:value="0.375814825296402" calcext:value-type="float">
            <text:p>0.3758148253</text:p>
          </table:table-cell>
        </table:table-row>
        <table:table-row table:style-name="ro1">
          <table:table-cell office:value-type="float" office:value="1537163114.39682" calcext:value-type="float">
            <text:p>1537163114.39682</text:p>
          </table:table-cell>
          <table:table-cell office:value-type="float" office:value="743" calcext:value-type="float">
            <text:p>743</text:p>
          </table:table-cell>
          <table:table-cell office:value-type="float" office:value="0.351645112037659" calcext:value-type="float">
            <text:p>0.351645112</text:p>
          </table:table-cell>
          <table:table-cell office:value-type="float" office:value="0.398283571004868" calcext:value-type="float">
            <text:p>0.398283571</text:p>
          </table:table-cell>
          <table:table-cell office:value-type="float" office:value="0.375771552324295" calcext:value-type="float">
            <text:p>0.3757715523</text:p>
          </table:table-cell>
        </table:table-row>
        <table:table-row table:style-name="ro1">
          <table:table-cell office:value-type="float" office:value="1537163222.64644" calcext:value-type="float">
            <text:p>1537163222.64644</text:p>
          </table:table-cell>
          <table:table-cell office:value-type="float" office:value="744" calcext:value-type="float">
            <text:p>744</text:p>
          </table:table-cell>
          <table:table-cell office:value-type="float" office:value="0.348449319601059" calcext:value-type="float">
            <text:p>0.3484493196</text:p>
          </table:table-cell>
          <table:table-cell office:value-type="float" office:value="0.397522240877151" calcext:value-type="float">
            <text:p>0.3975222409</text:p>
          </table:table-cell>
          <table:table-cell office:value-type="float" office:value="0.346338272094727" calcext:value-type="float">
            <text:p>0.3463382721</text:p>
          </table:table-cell>
        </table:table-row>
        <table:table-row table:style-name="ro1">
          <table:table-cell office:value-type="float" office:value="1537163258.44828" calcext:value-type="float">
            <text:p>1537163258.44828</text:p>
          </table:table-cell>
          <table:table-cell office:value-type="float" office:value="745" calcext:value-type="float">
            <text:p>745</text:p>
          </table:table-cell>
          <table:table-cell office:value-type="float" office:value="0.346284806728363" calcext:value-type="float">
            <text:p>0.3462848067</text:p>
          </table:table-cell>
          <table:table-cell office:value-type="float" office:value="0.398289322853088" calcext:value-type="float">
            <text:p>0.3982893229</text:p>
          </table:table-cell>
          <table:table-cell office:value-type="float" office:value="0.365056574344635" calcext:value-type="float">
            <text:p>0.3650565743</text:p>
          </table:table-cell>
        </table:table-row>
        <table:table-row table:style-name="ro1">
          <table:table-cell office:value-type="float" office:value="1537163420.28351" calcext:value-type="float">
            <text:p>1537163420.28351</text:p>
          </table:table-cell>
          <table:table-cell office:value-type="float" office:value="746" calcext:value-type="float">
            <text:p>746</text:p>
          </table:table-cell>
          <table:table-cell office:value-type="float" office:value="0.347948879003525" calcext:value-type="float">
            <text:p>0.347948879</text:p>
          </table:table-cell>
          <table:table-cell office:value-type="float" office:value="0.398619532585144" calcext:value-type="float">
            <text:p>0.3986195326</text:p>
          </table:table-cell>
          <table:table-cell office:value-type="float" office:value="0.365656584501266" calcext:value-type="float">
            <text:p>0.3656565845</text:p>
          </table:table-cell>
        </table:table-row>
        <table:table-row table:style-name="ro1">
          <table:table-cell office:value-type="float" office:value="1537163492.33295" calcext:value-type="float">
            <text:p>1537163492.33295</text:p>
          </table:table-cell>
          <table:table-cell office:value-type="float" office:value="747" calcext:value-type="float">
            <text:p>747</text:p>
          </table:table-cell>
          <table:table-cell office:value-type="float" office:value="0.347786754369736" calcext:value-type="float">
            <text:p>0.3477867544</text:p>
          </table:table-cell>
          <table:table-cell office:value-type="float" office:value="0.397788733243942" calcext:value-type="float">
            <text:p>0.3977887332</text:p>
          </table:table-cell>
          <table:table-cell office:value-type="float" office:value="0.354367703199387" calcext:value-type="float">
            <text:p>0.3543677032</text:p>
          </table:table-cell>
        </table:table-row>
        <table:table-row table:style-name="ro1">
          <table:table-cell office:value-type="float" office:value="1537163600.21708" calcext:value-type="float">
            <text:p>1537163600.21708</text:p>
          </table:table-cell>
          <table:table-cell office:value-type="float" office:value="748" calcext:value-type="float">
            <text:p>748</text:p>
          </table:table-cell>
          <table:table-cell office:value-type="float" office:value="0.348404407501221" calcext:value-type="float">
            <text:p>0.3484044075</text:p>
          </table:table-cell>
          <table:table-cell office:value-type="float" office:value="0.398874551057816" calcext:value-type="float">
            <text:p>0.3988745511</text:p>
          </table:table-cell>
          <table:table-cell office:value-type="float" office:value="0.3537977039814" calcext:value-type="float">
            <text:p>0.353797704</text:p>
          </table:table-cell>
        </table:table-row>
        <table:table-row table:style-name="ro1">
          <table:table-cell office:value-type="float" office:value="1537163690.10872" calcext:value-type="float">
            <text:p>1537163690.10872</text:p>
          </table:table-cell>
          <table:table-cell office:value-type="float" office:value="749" calcext:value-type="float">
            <text:p>749</text:p>
          </table:table-cell>
          <table:table-cell office:value-type="float" office:value="0.347257018089294" calcext:value-type="float">
            <text:p>0.3472570181</text:p>
          </table:table-cell>
          <table:table-cell office:value-type="float" office:value="0.400124102830887" calcext:value-type="float">
            <text:p>0.4001241028</text:p>
          </table:table-cell>
          <table:table-cell office:value-type="float" office:value="0.355541616678238" calcext:value-type="float">
            <text:p>0.3555416167</text:p>
          </table:table-cell>
        </table:table-row>
        <table:table-row table:style-name="ro1">
          <table:table-cell office:value-type="float" office:value="1537163797.45774" calcext:value-type="float">
            <text:p>1537163797.45774</text:p>
          </table:table-cell>
          <table:table-cell office:value-type="float" office:value="750" calcext:value-type="float">
            <text:p>750</text:p>
          </table:table-cell>
          <table:table-cell office:value-type="float" office:value="0.34879595041275" calcext:value-type="float">
            <text:p>0.3487959504</text:p>
          </table:table-cell>
          <table:table-cell office:value-type="float" office:value="0.399301588535309" calcext:value-type="float">
            <text:p>0.3993015885</text:p>
          </table:table-cell>
          <table:table-cell office:value-type="float" office:value="0.359310746192932" calcext:value-type="float">
            <text:p>0.3593107462</text:p>
          </table:table-cell>
        </table:table-row>
        <table:table-row table:style-name="ro1">
          <table:table-cell office:value-type="float" office:value="1537163959.30459" calcext:value-type="float">
            <text:p>1537163959.30459</text:p>
          </table:table-cell>
          <table:table-cell office:value-type="float" office:value="751" calcext:value-type="float">
            <text:p>751</text:p>
          </table:table-cell>
          <table:table-cell office:value-type="float" office:value="0.348009884357452" calcext:value-type="float">
            <text:p>0.3480098844</text:p>
          </table:table-cell>
          <table:table-cell office:value-type="float" office:value="0.398462891578674" calcext:value-type="float">
            <text:p>0.3984628916</text:p>
          </table:table-cell>
          <table:table-cell office:value-type="float" office:value="0.356578826904297" calcext:value-type="float">
            <text:p>0.3565788269</text:p>
          </table:table-cell>
        </table:table-row>
        <table:table-row table:style-name="ro1">
          <table:table-cell office:value-type="float" office:value="1537164085.59262" calcext:value-type="float">
            <text:p>1537164085.59262</text:p>
          </table:table-cell>
          <table:table-cell office:value-type="float" office:value="752" calcext:value-type="float">
            <text:p>752</text:p>
          </table:table-cell>
          <table:table-cell office:value-type="float" office:value="0.348889857530594" calcext:value-type="float">
            <text:p>0.3488898575</text:p>
          </table:table-cell>
          <table:table-cell office:value-type="float" office:value="0.398787885904312" calcext:value-type="float">
            <text:p>0.3987878859</text:p>
          </table:table-cell>
          <table:table-cell office:value-type="float" office:value="0.356388598680496" calcext:value-type="float">
            <text:p>0.3563885987</text:p>
          </table:table-cell>
        </table:table-row>
        <table:table-row table:style-name="ro1">
          <table:table-cell office:value-type="float" office:value="1537164157.53857" calcext:value-type="float">
            <text:p>1537164157.53857</text:p>
          </table:table-cell>
          <table:table-cell office:value-type="float" office:value="753" calcext:value-type="float">
            <text:p>753</text:p>
          </table:table-cell>
          <table:table-cell office:value-type="float" office:value="0.348835915327072" calcext:value-type="float">
            <text:p>0.3488359153</text:p>
          </table:table-cell>
          <table:table-cell office:value-type="float" office:value="0.366980671882629" calcext:value-type="float">
            <text:p>0.3669806719</text:p>
          </table:table-cell>
          <table:table-cell office:value-type="float" office:value="0.357529073953629" calcext:value-type="float">
            <text:p>0.357529074</text:p>
          </table:table-cell>
        </table:table-row>
        <table:table-row table:style-name="ro1">
          <table:table-cell office:value-type="float" office:value="1537164318.34831" calcext:value-type="float">
            <text:p>1537164318.34831</text:p>
          </table:table-cell>
          <table:table-cell office:value-type="float" office:value="754" calcext:value-type="float">
            <text:p>754</text:p>
          </table:table-cell>
          <table:table-cell office:value-type="float" office:value="0.351406067609787" calcext:value-type="float">
            <text:p>0.3514060676</text:p>
          </table:table-cell>
          <table:table-cell office:value-type="float" office:value="0.371593654155731" calcext:value-type="float">
            <text:p>0.3715936542</text:p>
          </table:table-cell>
          <table:table-cell office:value-type="float" office:value="0.359132766723633" calcext:value-type="float">
            <text:p>0.3591327667</text:p>
          </table:table-cell>
        </table:table-row>
        <table:table-row table:style-name="ro1">
          <table:table-cell office:value-type="float" office:value="1537164586.95693" calcext:value-type="float">
            <text:p>1537164586.95693</text:p>
          </table:table-cell>
          <table:table-cell office:value-type="float" office:value="755" calcext:value-type="float">
            <text:p>755</text:p>
          </table:table-cell>
          <table:table-cell office:value-type="float" office:value="0.352004706859589" calcext:value-type="float">
            <text:p>0.3520047069</text:p>
          </table:table-cell>
          <table:table-cell office:value-type="float" office:value="0.370476722717285" calcext:value-type="float">
            <text:p>0.3704767227</text:p>
          </table:table-cell>
          <table:table-cell office:value-type="float" office:value="0.359859436750412" calcext:value-type="float">
            <text:p>0.3598594368</text:p>
          </table:table-cell>
        </table:table-row>
        <table:table-row table:style-name="ro1">
          <table:table-cell office:value-type="float" office:value="1537164712.36473" calcext:value-type="float">
            <text:p>1537164712.36473</text:p>
          </table:table-cell>
          <table:table-cell office:value-type="float" office:value="756" calcext:value-type="float">
            <text:p>756</text:p>
          </table:table-cell>
          <table:table-cell office:value-type="float" office:value="0.352474063634872" calcext:value-type="float">
            <text:p>0.3524740636</text:p>
          </table:table-cell>
          <table:table-cell office:value-type="float" office:value="0.378478467464447" calcext:value-type="float">
            <text:p>0.3784784675</text:p>
          </table:table-cell>
          <table:table-cell office:value-type="float" office:value="0.359483540058136" calcext:value-type="float">
            <text:p>0.3594835401</text:p>
          </table:table-cell>
        </table:table-row>
        <table:table-row table:style-name="ro1">
          <table:table-cell office:value-type="float" office:value="1537164766.40877" calcext:value-type="float">
            <text:p>1537164766.40877</text:p>
          </table:table-cell>
          <table:table-cell office:value-type="float" office:value="757" calcext:value-type="float">
            <text:p>757</text:p>
          </table:table-cell>
          <table:table-cell office:value-type="float" office:value="0.352232873439789" calcext:value-type="float">
            <text:p>0.3522328734</text:p>
          </table:table-cell>
          <table:table-cell office:value-type="float" office:value="0.382530599832535" calcext:value-type="float">
            <text:p>0.3825305998</text:p>
          </table:table-cell>
          <table:table-cell office:value-type="float" office:value="0.357844859361649" calcext:value-type="float">
            <text:p>0.3578448594</text:p>
          </table:table-cell>
        </table:table-row>
        <table:table-row table:style-name="ro1">
          <table:table-cell office:value-type="float" office:value="1537164802.92335" calcext:value-type="float">
            <text:p>1537164802.92335</text:p>
          </table:table-cell>
          <table:table-cell office:value-type="float" office:value="758" calcext:value-type="float">
            <text:p>758</text:p>
          </table:table-cell>
          <table:table-cell office:value-type="float" office:value="0.352056592702866" calcext:value-type="float">
            <text:p>0.3520565927</text:p>
          </table:table-cell>
          <table:table-cell office:value-type="float" office:value="0.382343232631683" calcext:value-type="float">
            <text:p>0.3823432326</text:p>
          </table:table-cell>
          <table:table-cell office:value-type="float" office:value="0.357066154479981" calcext:value-type="float">
            <text:p>0.3570661545</text:p>
          </table:table-cell>
        </table:table-row>
        <table:table-row table:style-name="ro1">
          <table:table-cell office:value-type="float" office:value="1537164821.15264" calcext:value-type="float">
            <text:p>1537164821.15264</text:p>
          </table:table-cell>
          <table:table-cell office:value-type="float" office:value="759" calcext:value-type="float">
            <text:p>759</text:p>
          </table:table-cell>
          <table:table-cell office:value-type="float" office:value="0.352270275354385" calcext:value-type="float">
            <text:p>0.3522702754</text:p>
          </table:table-cell>
          <table:table-cell office:value-type="float" office:value="0.384843111038208" calcext:value-type="float">
            <text:p>0.384843111</text:p>
          </table:table-cell>
          <table:table-cell office:value-type="float" office:value="0.35747903585434" calcext:value-type="float">
            <text:p>0.3574790359</text:p>
          </table:table-cell>
        </table:table-row>
        <table:table-row table:style-name="ro1">
          <table:table-cell office:value-type="float" office:value="1537165003.35978" calcext:value-type="float">
            <text:p>1537165003.35978</text:p>
          </table:table-cell>
          <table:table-cell office:value-type="float" office:value="760" calcext:value-type="float">
            <text:p>760</text:p>
          </table:table-cell>
          <table:table-cell office:value-type="float" office:value="0.372556179761887" calcext:value-type="float">
            <text:p>0.3725561798</text:p>
          </table:table-cell>
          <table:table-cell office:value-type="float" office:value="0.387609153985977" calcext:value-type="float">
            <text:p>0.387609154</text:p>
          </table:table-cell>
          <table:table-cell office:value-type="float" office:value="0.357623368501663" calcext:value-type="float">
            <text:p>0.3576233685</text:p>
          </table:table-cell>
        </table:table-row>
        <table:table-row table:style-name="ro1">
          <table:table-cell office:value-type="float" office:value="1537165021.31701" calcext:value-type="float">
            <text:p>1537165021.31701</text:p>
          </table:table-cell>
          <table:table-cell office:value-type="float" office:value="761" calcext:value-type="float">
            <text:p>761</text:p>
          </table:table-cell>
          <table:table-cell office:value-type="float" office:value="0.373585164546967" calcext:value-type="float">
            <text:p>0.3735851645</text:p>
          </table:table-cell>
          <table:table-cell office:value-type="float" office:value="0.388352811336517" calcext:value-type="float">
            <text:p>0.3883528113</text:p>
          </table:table-cell>
          <table:table-cell office:value-type="float" office:value="0.357634335756302" calcext:value-type="float">
            <text:p>0.3576343358</text:p>
          </table:table-cell>
        </table:table-row>
        <table:table-row table:style-name="ro1">
          <table:table-cell office:value-type="float" office:value="1537165256.3612" calcext:value-type="float">
            <text:p>1537165256.3612</text:p>
          </table:table-cell>
          <table:table-cell office:value-type="float" office:value="762" calcext:value-type="float">
            <text:p>762</text:p>
          </table:table-cell>
          <table:table-cell office:value-type="float" office:value="0.347755342721939" calcext:value-type="float">
            <text:p>0.3477553427</text:p>
          </table:table-cell>
          <table:table-cell office:value-type="float" office:value="0.389460742473602" calcext:value-type="float">
            <text:p>0.3894607425</text:p>
          </table:table-cell>
          <table:table-cell office:value-type="float" office:value="0.357019603252411" calcext:value-type="float">
            <text:p>0.3570196033</text:p>
          </table:table-cell>
        </table:table-row>
        <table:table-row table:style-name="ro1">
          <table:table-cell office:value-type="float" office:value="1537165365.76083" calcext:value-type="float">
            <text:p>1537165365.76083</text:p>
          </table:table-cell>
          <table:table-cell office:value-type="float" office:value="763" calcext:value-type="float">
            <text:p>763</text:p>
          </table:table-cell>
          <table:table-cell office:value-type="float" office:value="0.351101100444794" calcext:value-type="float">
            <text:p>0.3511011004</text:p>
          </table:table-cell>
          <table:table-cell office:value-type="float" office:value="0.391311764717102" calcext:value-type="float">
            <text:p>0.3913117647</text:p>
          </table:table-cell>
          <table:table-cell office:value-type="float" office:value="0.359236389398575" calcext:value-type="float">
            <text:p>0.3592363894</text:p>
          </table:table-cell>
        </table:table-row>
        <table:table-row table:style-name="ro1">
          <table:table-cell office:value-type="float" office:value="1537165384.10483" calcext:value-type="float">
            <text:p>1537165384.10483</text:p>
          </table:table-cell>
          <table:table-cell office:value-type="float" office:value="764" calcext:value-type="float">
            <text:p>764</text:p>
          </table:table-cell>
          <table:table-cell office:value-type="float" office:value="0.349438577890396" calcext:value-type="float">
            <text:p>0.3494385779</text:p>
          </table:table-cell>
          <table:table-cell office:value-type="float" office:value="0.391646325588226" calcext:value-type="float">
            <text:p>0.3916463256</text:p>
          </table:table-cell>
          <table:table-cell office:value-type="float" office:value="0.360187441110611" calcext:value-type="float">
            <text:p>0.3601874411</text:p>
          </table:table-cell>
        </table:table-row>
        <table:table-row table:style-name="ro1">
          <table:table-cell office:value-type="float" office:value="1537165420.39531" calcext:value-type="float">
            <text:p>1537165420.39531</text:p>
          </table:table-cell>
          <table:table-cell office:value-type="float" office:value="765" calcext:value-type="float">
            <text:p>765</text:p>
          </table:table-cell>
          <table:table-cell office:value-type="float" office:value="0.351577132940292" calcext:value-type="float">
            <text:p>0.3515771329</text:p>
          </table:table-cell>
          <table:table-cell office:value-type="float" office:value="0.391775190830231" calcext:value-type="float">
            <text:p>0.3917751908</text:p>
          </table:table-cell>
          <table:table-cell office:value-type="float" office:value="0.360038548707962" calcext:value-type="float">
            <text:p>0.3600385487</text:p>
          </table:table-cell>
        </table:table-row>
        <table:table-row table:style-name="ro1">
          <table:table-cell office:value-type="float" office:value="1537165532.01144" calcext:value-type="float">
            <text:p>1537165532.01144</text:p>
          </table:table-cell>
          <table:table-cell office:value-type="float" office:value="766" calcext:value-type="float">
            <text:p>766</text:p>
          </table:table-cell>
          <table:table-cell office:value-type="float" office:value="0.349821120500565" calcext:value-type="float">
            <text:p>0.3498211205</text:p>
          </table:table-cell>
          <table:table-cell office:value-type="float" office:value="0.392053484916687" calcext:value-type="float">
            <text:p>0.3920534849</text:p>
          </table:table-cell>
          <table:table-cell office:value-type="float" office:value="0.359892696142197" calcext:value-type="float">
            <text:p>0.3598926961</text:p>
          </table:table-cell>
        </table:table-row>
        <table:table-row table:style-name="ro1">
          <table:table-cell office:value-type="float" office:value="1537165586.94992" calcext:value-type="float">
            <text:p>1537165586.94992</text:p>
          </table:table-cell>
          <table:table-cell office:value-type="float" office:value="767" calcext:value-type="float">
            <text:p>767</text:p>
          </table:table-cell>
          <table:table-cell office:value-type="float" office:value="0.348089724779129" calcext:value-type="float">
            <text:p>0.3480897248</text:p>
          </table:table-cell>
          <table:table-cell office:value-type="float" office:value="0.391299962997436" calcext:value-type="float">
            <text:p>0.391299963</text:p>
          </table:table-cell>
          <table:table-cell office:value-type="float" office:value="0.360301584005356" calcext:value-type="float">
            <text:p>0.360301584</text:p>
          </table:table-cell>
        </table:table-row>
        <table:table-row table:style-name="ro1">
          <table:table-cell office:value-type="float" office:value="1537165695.61643" calcext:value-type="float">
            <text:p>1537165695.61643</text:p>
          </table:table-cell>
          <table:table-cell office:value-type="float" office:value="768" calcext:value-type="float">
            <text:p>768</text:p>
          </table:table-cell>
          <table:table-cell office:value-type="float" office:value="0.348224252462387" calcext:value-type="float">
            <text:p>0.3482242525</text:p>
          </table:table-cell>
          <table:table-cell office:value-type="float" office:value="0.393021643161774" calcext:value-type="float">
            <text:p>0.3930216432</text:p>
          </table:table-cell>
          <table:table-cell office:value-type="float" office:value="0.359684407711029" calcext:value-type="float">
            <text:p>0.3596844077</text:p>
          </table:table-cell>
        </table:table-row>
        <table:table-row table:style-name="ro1">
          <table:table-cell office:value-type="float" office:value="1537165767.05659" calcext:value-type="float">
            <text:p>1537165767.05659</text:p>
          </table:table-cell>
          <table:table-cell office:value-type="float" office:value="769" calcext:value-type="float">
            <text:p>769</text:p>
          </table:table-cell>
          <table:table-cell office:value-type="float" office:value="0.349673449993134" calcext:value-type="float">
            <text:p>0.34967345</text:p>
          </table:table-cell>
          <table:table-cell office:value-type="float" office:value="0.393220812082291" calcext:value-type="float">
            <text:p>0.3932208121</text:p>
          </table:table-cell>
          <table:table-cell office:value-type="float" office:value="0.360963225364685" calcext:value-type="float">
            <text:p>0.3609632254</text:p>
          </table:table-cell>
        </table:table-row>
        <table:table-row table:style-name="ro1">
          <table:table-cell office:value-type="float" office:value="1537165893.61274" calcext:value-type="float">
            <text:p>1537165893.61274</text:p>
          </table:table-cell>
          <table:table-cell office:value-type="float" office:value="770" calcext:value-type="float">
            <text:p>770</text:p>
          </table:table-cell>
          <table:table-cell office:value-type="float" office:value="0.349003672599792" calcext:value-type="float">
            <text:p>0.3490036726</text:p>
          </table:table-cell>
          <table:table-cell office:value-type="float" office:value="0.393598049879074" calcext:value-type="float">
            <text:p>0.3935980499</text:p>
          </table:table-cell>
          <table:table-cell office:value-type="float" office:value="0.36342254281044" calcext:value-type="float">
            <text:p>0.3634225428</text:p>
          </table:table-cell>
        </table:table-row>
        <table:table-row table:style-name="ro1">
          <table:table-cell office:value-type="float" office:value="1537166074.65312" calcext:value-type="float">
            <text:p>1537166074.65312</text:p>
          </table:table-cell>
          <table:table-cell office:value-type="float" office:value="771" calcext:value-type="float">
            <text:p>771</text:p>
          </table:table-cell>
          <table:table-cell office:value-type="float" office:value="0.349579721689224" calcext:value-type="float">
            <text:p>0.3495797217</text:p>
          </table:table-cell>
          <table:table-cell office:value-type="float" office:value="0.394827753305435" calcext:value-type="float">
            <text:p>0.3948277533</text:p>
          </table:table-cell>
          <table:table-cell office:value-type="float" office:value="0.362852901220322" calcext:value-type="float">
            <text:p>0.3628529012</text:p>
          </table:table-cell>
        </table:table-row>
        <table:table-row table:style-name="ro1">
          <table:table-cell office:value-type="float" office:value="1537166183.77132" calcext:value-type="float">
            <text:p>1537166183.77132</text:p>
          </table:table-cell>
          <table:table-cell office:value-type="float" office:value="772" calcext:value-type="float">
            <text:p>772</text:p>
          </table:table-cell>
          <table:table-cell office:value-type="float" office:value="0.350331097841263" calcext:value-type="float">
            <text:p>0.3503310978</text:p>
          </table:table-cell>
          <table:table-cell office:value-type="float" office:value="0.396716117858887" calcext:value-type="float">
            <text:p>0.3967161179</text:p>
          </table:table-cell>
          <table:table-cell office:value-type="float" office:value="0.363502323627472" calcext:value-type="float">
            <text:p>0.3635023236</text:p>
          </table:table-cell>
        </table:table-row>
        <table:table-row table:style-name="ro1">
          <table:table-cell office:value-type="float" office:value="1537166256.05272" calcext:value-type="float">
            <text:p>1537166256.05272</text:p>
          </table:table-cell>
          <table:table-cell office:value-type="float" office:value="773" calcext:value-type="float">
            <text:p>773</text:p>
          </table:table-cell>
          <table:table-cell office:value-type="float" office:value="0.349840253591537" calcext:value-type="float">
            <text:p>0.3498402536</text:p>
          </table:table-cell>
          <table:table-cell office:value-type="float" office:value="0.398341029882431" calcext:value-type="float">
            <text:p>0.3983410299</text:p>
          </table:table-cell>
          <table:table-cell office:value-type="float" office:value="0.363813102245331" calcext:value-type="float">
            <text:p>0.3638131022</text:p>
          </table:table-cell>
        </table:table-row>
        <table:table-row table:style-name="ro1">
          <table:table-cell office:value-type="float" office:value="1537166310.36054" calcext:value-type="float">
            <text:p>1537166310.36054</text:p>
          </table:table-cell>
          <table:table-cell office:value-type="float" office:value="774" calcext:value-type="float">
            <text:p>774</text:p>
          </table:table-cell>
          <table:table-cell office:value-type="float" office:value="0.350678980350494" calcext:value-type="float">
            <text:p>0.3506789804</text:p>
          </table:table-cell>
          <table:table-cell office:value-type="float" office:value="0.419775366783142" calcext:value-type="float">
            <text:p>0.4197753668</text:p>
          </table:table-cell>
          <table:table-cell office:value-type="float" office:value="0.364264369010925" calcext:value-type="float">
            <text:p>0.364264369</text:p>
          </table:table-cell>
        </table:table-row>
        <table:table-row table:style-name="ro1">
          <table:table-cell office:value-type="float" office:value="1537166454.58039" calcext:value-type="float">
            <text:p>1537166454.58039</text:p>
          </table:table-cell>
          <table:table-cell office:value-type="float" office:value="775" calcext:value-type="float">
            <text:p>775</text:p>
          </table:table-cell>
          <table:table-cell office:value-type="float" office:value="0.350419193506241" calcext:value-type="float">
            <text:p>0.3504191935</text:p>
          </table:table-cell>
          <table:table-cell office:value-type="float" office:value="0.41945818066597" calcext:value-type="float">
            <text:p>0.4194581807</text:p>
          </table:table-cell>
          <table:table-cell office:value-type="float" office:value="0.364340156316757" calcext:value-type="float">
            <text:p>0.3643401563</text:p>
          </table:table-cell>
        </table:table-row>
        <table:table-row table:style-name="ro1">
          <table:table-cell office:value-type="float" office:value="1537166490.41984" calcext:value-type="float">
            <text:p>1537166490.41984</text:p>
          </table:table-cell>
          <table:table-cell office:value-type="float" office:value="776" calcext:value-type="float">
            <text:p>776</text:p>
          </table:table-cell>
          <table:table-cell office:value-type="float" office:value="0.350790917873383" calcext:value-type="float">
            <text:p>0.3507909179</text:p>
          </table:table-cell>
          <table:table-cell office:value-type="float" office:value="0.412402659654617" calcext:value-type="float">
            <text:p>0.4124026597</text:p>
          </table:table-cell>
          <table:table-cell office:value-type="float" office:value="0.364617198705673" calcext:value-type="float">
            <text:p>0.3646171987</text:p>
          </table:table-cell>
        </table:table-row>
        <table:table-row table:style-name="ro1">
          <table:table-cell office:value-type="float" office:value="1537166723.35237" calcext:value-type="float">
            <text:p>1537166723.35237</text:p>
          </table:table-cell>
          <table:table-cell office:value-type="float" office:value="777" calcext:value-type="float">
            <text:p>777</text:p>
          </table:table-cell>
          <table:table-cell office:value-type="float" office:value="0.353572726249695" calcext:value-type="float">
            <text:p>0.3535727262</text:p>
          </table:table-cell>
          <table:table-cell office:value-type="float" office:value="0.406256407499313" calcext:value-type="float">
            <text:p>0.4062564075</text:p>
          </table:table-cell>
          <table:table-cell office:value-type="float" office:value="0.364915132522583" calcext:value-type="float">
            <text:p>0.3649151325</text:p>
          </table:table-cell>
        </table:table-row>
        <table:table-row table:style-name="ro1">
          <table:table-cell office:value-type="float" office:value="1537166795.16081" calcext:value-type="float">
            <text:p>1537166795.16081</text:p>
          </table:table-cell>
          <table:table-cell office:value-type="float" office:value="778" calcext:value-type="float">
            <text:p>778</text:p>
          </table:table-cell>
          <table:table-cell office:value-type="float" office:value="0.35417103767395" calcext:value-type="float">
            <text:p>0.3541710377</text:p>
          </table:table-cell>
          <table:table-cell office:value-type="float" office:value="0.395430088043213" calcext:value-type="float">
            <text:p>0.395430088</text:p>
          </table:table-cell>
          <table:table-cell office:value-type="float" office:value="0.365774422883987" calcext:value-type="float">
            <text:p>0.3657744229</text:p>
          </table:table-cell>
        </table:table-row>
        <table:table-row table:style-name="ro1">
          <table:table-cell office:value-type="float" office:value="1537166813.10978" calcext:value-type="float">
            <text:p>1537166813.10978</text:p>
          </table:table-cell>
          <table:table-cell office:value-type="float" office:value="779" calcext:value-type="float">
            <text:p>779</text:p>
          </table:table-cell>
          <table:table-cell office:value-type="float" office:value="0.354894608259201" calcext:value-type="float">
            <text:p>0.3548946083</text:p>
          </table:table-cell>
          <table:table-cell office:value-type="float" office:value="0.394731491804123" calcext:value-type="float">
            <text:p>0.3947314918</text:p>
          </table:table-cell>
          <table:table-cell office:value-type="float" office:value="0.365350991487503" calcext:value-type="float">
            <text:p>0.3653509915</text:p>
          </table:table-cell>
        </table:table-row>
        <table:table-row table:style-name="ro1">
          <table:table-cell office:value-type="float" office:value="1537167266.52131" calcext:value-type="float">
            <text:p>1537167266.52131</text:p>
          </table:table-cell>
          <table:table-cell office:value-type="float" office:value="780" calcext:value-type="float">
            <text:p>780</text:p>
          </table:table-cell>
          <table:table-cell office:value-type="float" office:value="0.3570836186409" calcext:value-type="float">
            <text:p>0.3570836186</text:p>
          </table:table-cell>
          <table:table-cell office:value-type="float" office:value="0.392164647579193" calcext:value-type="float">
            <text:p>0.3921646476</text:p>
          </table:table-cell>
          <table:table-cell office:value-type="float" office:value="0.365608155727386" calcext:value-type="float">
            <text:p>0.3656081557</text:p>
          </table:table-cell>
        </table:table-row>
        <table:table-row table:style-name="ro1">
          <table:table-cell office:value-type="float" office:value="1537167284.62007" calcext:value-type="float">
            <text:p>1537167284.62007</text:p>
          </table:table-cell>
          <table:table-cell office:value-type="float" office:value="781" calcext:value-type="float">
            <text:p>781</text:p>
          </table:table-cell>
          <table:table-cell office:value-type="float" office:value="0.351568639278412" calcext:value-type="float">
            <text:p>0.3515686393</text:p>
          </table:table-cell>
          <table:table-cell office:value-type="float" office:value="0.39297154545784" calcext:value-type="float">
            <text:p>0.3929715455</text:p>
          </table:table-cell>
          <table:table-cell office:value-type="float" office:value="0.365537464618683" calcext:value-type="float">
            <text:p>0.3655374646</text:p>
          </table:table-cell>
        </table:table-row>
        <table:table-row table:style-name="ro1">
          <table:table-cell office:value-type="float" office:value="1537167338.52501" calcext:value-type="float">
            <text:p>1537167338.52501</text:p>
          </table:table-cell>
          <table:table-cell office:value-type="float" office:value="782" calcext:value-type="float">
            <text:p>782</text:p>
          </table:table-cell>
          <table:table-cell office:value-type="float" office:value="0.348140716552734" calcext:value-type="float">
            <text:p>0.3481407166</text:p>
          </table:table-cell>
          <table:table-cell office:value-type="float" office:value="0.391197979450226" calcext:value-type="float">
            <text:p>0.3911979795</text:p>
          </table:table-cell>
          <table:table-cell office:value-type="float" office:value="0.365335762500763" calcext:value-type="float">
            <text:p>0.3653357625</text:p>
          </table:table-cell>
        </table:table-row>
        <table:table-row table:style-name="ro1">
          <table:table-cell office:value-type="float" office:value="1537167464.74533" calcext:value-type="float">
            <text:p>1537167464.74533</text:p>
          </table:table-cell>
          <table:table-cell office:value-type="float" office:value="783" calcext:value-type="float">
            <text:p>783</text:p>
          </table:table-cell>
          <table:table-cell office:value-type="float" office:value="0.34998944401741" calcext:value-type="float">
            <text:p>0.349989444</text:p>
          </table:table-cell>
          <table:table-cell office:value-type="float" office:value="0.388093590736389" calcext:value-type="float">
            <text:p>0.3880935907</text:p>
          </table:table-cell>
          <table:table-cell office:value-type="float" office:value="0.365670204162598" calcext:value-type="float">
            <text:p>0.3656702042</text:p>
          </table:table-cell>
        </table:table-row>
        <table:table-row table:style-name="ro1">
          <table:table-cell office:value-type="float" office:value="1537167500.43936" calcext:value-type="float">
            <text:p>1537167500.43936</text:p>
          </table:table-cell>
          <table:table-cell office:value-type="float" office:value="784" calcext:value-type="float">
            <text:p>784</text:p>
          </table:table-cell>
          <table:table-cell office:value-type="float" office:value="0.348630756139755" calcext:value-type="float">
            <text:p>0.3486307561</text:p>
          </table:table-cell>
          <table:table-cell office:value-type="float" office:value="0.386885434389114" calcext:value-type="float">
            <text:p>0.3868854344</text:p>
          </table:table-cell>
          <table:table-cell office:value-type="float" office:value="0.365859538316727" calcext:value-type="float">
            <text:p>0.3658595383</text:p>
          </table:table-cell>
        </table:table-row>
        <table:table-row table:style-name="ro1">
          <table:table-cell office:value-type="float" office:value="1537167645.38327" calcext:value-type="float">
            <text:p>1537167645.38327</text:p>
          </table:table-cell>
          <table:table-cell office:value-type="float" office:value="785" calcext:value-type="float">
            <text:p>785</text:p>
          </table:table-cell>
          <table:table-cell office:value-type="float" office:value="0.347933262586594" calcext:value-type="float">
            <text:p>0.3479332626</text:p>
          </table:table-cell>
          <table:table-cell office:value-type="float" office:value="0.388021767139435" calcext:value-type="float">
            <text:p>0.3880217671</text:p>
          </table:table-cell>
          <table:table-cell office:value-type="float" office:value="0.365928262472153" calcext:value-type="float">
            <text:p>0.3659282625</text:p>
          </table:table-cell>
        </table:table-row>
        <table:table-row table:style-name="ro1">
          <table:table-cell office:value-type="float" office:value="1537167681.94882" calcext:value-type="float">
            <text:p>1537167681.94882</text:p>
          </table:table-cell>
          <table:table-cell office:value-type="float" office:value="786" calcext:value-type="float">
            <text:p>786</text:p>
          </table:table-cell>
          <table:table-cell office:value-type="float" office:value="0.347386598587036" calcext:value-type="float">
            <text:p>0.3473865986</text:p>
          </table:table-cell>
          <table:table-cell office:value-type="float" office:value="0.386395186185837" calcext:value-type="float">
            <text:p>0.3863951862</text:p>
          </table:table-cell>
          <table:table-cell office:value-type="float" office:value="0.36639130115509" calcext:value-type="float">
            <text:p>0.3663913012</text:p>
          </table:table-cell>
        </table:table-row>
        <table:table-row table:style-name="ro1">
          <table:table-cell office:value-type="float" office:value="1537167700.02856" calcext:value-type="float">
            <text:p>1537167700.02856</text:p>
          </table:table-cell>
          <table:table-cell office:value-type="float" office:value="787" calcext:value-type="float">
            <text:p>787</text:p>
          </table:table-cell>
          <table:table-cell office:value-type="float" office:value="0.34608593583107" calcext:value-type="float">
            <text:p>0.3460859358</text:p>
          </table:table-cell>
          <table:table-cell office:value-type="float" office:value="0.389576256275177" calcext:value-type="float">
            <text:p>0.3895762563</text:p>
          </table:table-cell>
          <table:table-cell office:value-type="float" office:value="0.366526871919632" calcext:value-type="float">
            <text:p>0.3665268719</text:p>
          </table:table-cell>
        </table:table-row>
        <table:table-row table:style-name="ro1">
          <table:table-cell office:value-type="float" office:value="1537167934.96519" calcext:value-type="float">
            <text:p>1537167934.96519</text:p>
          </table:table-cell>
          <table:table-cell office:value-type="float" office:value="788" calcext:value-type="float">
            <text:p>788</text:p>
          </table:table-cell>
          <table:table-cell office:value-type="float" office:value="0.345990091562271" calcext:value-type="float">
            <text:p>0.3459900916</text:p>
          </table:table-cell>
          <table:table-cell office:value-type="float" office:value="0.391742557287216" calcext:value-type="float">
            <text:p>0.3917425573</text:p>
          </table:table-cell>
          <table:table-cell office:value-type="float" office:value="0.366846710443497" calcext:value-type="float">
            <text:p>0.3668467104</text:p>
          </table:table-cell>
        </table:table-row>
        <table:table-row table:style-name="ro1">
          <table:table-cell office:value-type="float" office:value="1537167970.958" calcext:value-type="float">
            <text:p>1537167970.958</text:p>
          </table:table-cell>
          <table:table-cell office:value-type="float" office:value="789" calcext:value-type="float">
            <text:p>789</text:p>
          </table:table-cell>
          <table:table-cell office:value-type="float" office:value="0.346446454524994" calcext:value-type="float">
            <text:p>0.3464464545</text:p>
          </table:table-cell>
          <table:table-cell office:value-type="float" office:value="0.398045986890793" calcext:value-type="float">
            <text:p>0.3980459869</text:p>
          </table:table-cell>
          <table:table-cell office:value-type="float" office:value="0.367478013038635" calcext:value-type="float">
            <text:p>0.367478013</text:p>
          </table:table-cell>
        </table:table-row>
        <table:table-row table:style-name="ro1">
          <table:table-cell office:value-type="float" office:value="1537168150.967" calcext:value-type="float">
            <text:p>1537168150.967</text:p>
          </table:table-cell>
          <table:table-cell office:value-type="float" office:value="790" calcext:value-type="float">
            <text:p>790</text:p>
          </table:table-cell>
          <table:table-cell office:value-type="float" office:value="0.345830291509628" calcext:value-type="float">
            <text:p>0.3458302915</text:p>
          </table:table-cell>
          <table:table-cell office:value-type="float" office:value="0.398285269737244" calcext:value-type="float">
            <text:p>0.3982852697</text:p>
          </table:table-cell>
          <table:table-cell office:value-type="float" office:value="0.368163079023361" calcext:value-type="float">
            <text:p>0.368163079</text:p>
          </table:table-cell>
        </table:table-row>
        <table:table-row table:style-name="ro1">
          <table:table-cell office:value-type="float" office:value="1537168204.90074" calcext:value-type="float">
            <text:p>1537168204.90074</text:p>
          </table:table-cell>
          <table:table-cell office:value-type="float" office:value="791" calcext:value-type="float">
            <text:p>791</text:p>
          </table:table-cell>
          <table:table-cell office:value-type="float" office:value="0.346136868000031" calcext:value-type="float">
            <text:p>0.346136868</text:p>
          </table:table-cell>
          <table:table-cell office:value-type="float" office:value="0.39845871925354" calcext:value-type="float">
            <text:p>0.3984587193</text:p>
          </table:table-cell>
          <table:table-cell office:value-type="float" office:value="0.369044721126556" calcext:value-type="float">
            <text:p>0.3690447211</text:p>
          </table:table-cell>
        </table:table-row>
        <table:table-row table:style-name="ro1">
          <table:table-cell office:value-type="float" office:value="1537168403.67081" calcext:value-type="float">
            <text:p>1537168403.67081</text:p>
          </table:table-cell>
          <table:table-cell office:value-type="float" office:value="792" calcext:value-type="float">
            <text:p>792</text:p>
          </table:table-cell>
          <table:table-cell office:value-type="float" office:value="0.34605261683464" calcext:value-type="float">
            <text:p>0.3460526168</text:p>
          </table:table-cell>
          <table:table-cell office:value-type="float" office:value="0.397673547267914" calcext:value-type="float">
            <text:p>0.3976735473</text:p>
          </table:table-cell>
          <table:table-cell office:value-type="float" office:value="0.368619203567505" calcext:value-type="float">
            <text:p>0.3686192036</text:p>
          </table:table-cell>
        </table:table-row>
        <table:table-row table:style-name="ro1">
          <table:table-cell office:value-type="float" office:value="1537168457.9966" calcext:value-type="float">
            <text:p>1537168457.9966</text:p>
          </table:table-cell>
          <table:table-cell office:value-type="float" office:value="793" calcext:value-type="float">
            <text:p>793</text:p>
          </table:table-cell>
          <table:table-cell office:value-type="float" office:value="0.346861004829407" calcext:value-type="float">
            <text:p>0.3468610048</text:p>
          </table:table-cell>
          <table:table-cell office:value-type="float" office:value="0.397588580846786" calcext:value-type="float">
            <text:p>0.3975885808</text:p>
          </table:table-cell>
          <table:table-cell office:value-type="float" office:value="0.368763476610184" calcext:value-type="float">
            <text:p>0.3687634766</text:p>
          </table:table-cell>
        </table:table-row>
        <table:table-row table:style-name="ro1">
          <table:table-cell office:value-type="float" office:value="1537168493.9365" calcext:value-type="float">
            <text:p>1537168493.9365</text:p>
          </table:table-cell>
          <table:table-cell office:value-type="float" office:value="794" calcext:value-type="float">
            <text:p>794</text:p>
          </table:table-cell>
          <table:table-cell office:value-type="float" office:value="0.346656531095505" calcext:value-type="float">
            <text:p>0.3466565311</text:p>
          </table:table-cell>
          <table:table-cell office:value-type="float" office:value="0.397539705038071" calcext:value-type="float">
            <text:p>0.397539705</text:p>
          </table:table-cell>
          <table:table-cell office:value-type="float" office:value="0.368967831134796" calcext:value-type="float">
            <text:p>0.3689678311</text:p>
          </table:table-cell>
        </table:table-row>
        <table:table-row table:style-name="ro1">
          <table:table-cell office:value-type="float" office:value="1537168530.01142" calcext:value-type="float">
            <text:p>1537168530.01142</text:p>
          </table:table-cell>
          <table:table-cell office:value-type="float" office:value="795" calcext:value-type="float">
            <text:p>795</text:p>
          </table:table-cell>
          <table:table-cell office:value-type="float" office:value="0.347767680883408" calcext:value-type="float">
            <text:p>0.3477676809</text:p>
          </table:table-cell>
          <table:table-cell office:value-type="float" office:value="0.39624485373497" calcext:value-type="float">
            <text:p>0.3962448537</text:p>
          </table:table-cell>
          <table:table-cell office:value-type="float" office:value="0.316343814134598" calcext:value-type="float">
            <text:p>0.3163438141</text:p>
          </table:table-cell>
        </table:table-row>
        <table:table-row table:style-name="ro1">
          <table:table-cell office:value-type="float" office:value="1537168746.79473" calcext:value-type="float">
            <text:p>1537168746.79473</text:p>
          </table:table-cell>
          <table:table-cell office:value-type="float" office:value="796" calcext:value-type="float">
            <text:p>796</text:p>
          </table:table-cell>
          <table:table-cell office:value-type="float" office:value="0.349134564399719" calcext:value-type="float">
            <text:p>0.3491345644</text:p>
          </table:table-cell>
          <table:table-cell office:value-type="float" office:value="0.395544767379761" calcext:value-type="float">
            <text:p>0.3955447674</text:p>
          </table:table-cell>
          <table:table-cell office:value-type="float" office:value="0.315215587615967" calcext:value-type="float">
            <text:p>0.3152155876</text:p>
          </table:table-cell>
        </table:table-row>
        <table:table-row table:style-name="ro1">
          <table:table-cell office:value-type="float" office:value="1537169050.35933" calcext:value-type="float">
            <text:p>1537169050.35933</text:p>
          </table:table-cell>
          <table:table-cell office:value-type="float" office:value="797" calcext:value-type="float">
            <text:p>797</text:p>
          </table:table-cell>
          <table:table-cell office:value-type="float" office:value="0.350401371717453" calcext:value-type="float">
            <text:p>0.3504013717</text:p>
          </table:table-cell>
          <table:table-cell office:value-type="float" office:value="0.396746546030045" calcext:value-type="float">
            <text:p>0.396746546</text:p>
          </table:table-cell>
          <table:table-cell office:value-type="float" office:value="0.325634390115738" calcext:value-type="float">
            <text:p>0.3256343901</text:p>
          </table:table-cell>
        </table:table-row>
        <table:table-row table:style-name="ro1">
          <table:table-cell office:value-type="float" office:value="1537169138.42007" calcext:value-type="float">
            <text:p>1537169138.42007</text:p>
          </table:table-cell>
          <table:table-cell office:value-type="float" office:value="798" calcext:value-type="float">
            <text:p>798</text:p>
          </table:table-cell>
          <table:table-cell office:value-type="float" office:value="0.349949687719345" calcext:value-type="float">
            <text:p>0.3499496877</text:p>
          </table:table-cell>
          <table:table-cell office:value-type="float" office:value="0.380560874938965" calcext:value-type="float">
            <text:p>0.3805608749</text:p>
          </table:table-cell>
          <table:table-cell office:value-type="float" office:value="0.339971125125885" calcext:value-type="float">
            <text:p>0.3399711251</text:p>
          </table:table-cell>
        </table:table-row>
        <table:table-row table:style-name="ro1">
          <table:table-cell office:value-type="float" office:value="1537169423.34497" calcext:value-type="float">
            <text:p>1537169423.34497</text:p>
          </table:table-cell>
          <table:table-cell office:value-type="float" office:value="799" calcext:value-type="float">
            <text:p>799</text:p>
          </table:table-cell>
          <table:table-cell office:value-type="float" office:value="0.347366809844971" calcext:value-type="float">
            <text:p>0.3473668098</text:p>
          </table:table-cell>
          <table:table-cell office:value-type="float" office:value="0.391362130641937" calcext:value-type="float">
            <text:p>0.3913621306</text:p>
          </table:table-cell>
          <table:table-cell office:value-type="float" office:value="0.344653904438019" calcext:value-type="float">
            <text:p>0.3446539044</text:p>
          </table:table-cell>
        </table:table-row>
        <table:table-row table:style-name="ro1">
          <table:table-cell office:value-type="float" office:value="1537169533.26524" calcext:value-type="float">
            <text:p>1537169533.26524</text:p>
          </table:table-cell>
          <table:table-cell office:value-type="float" office:value="800" calcext:value-type="float">
            <text:p>800</text:p>
          </table:table-cell>
          <table:table-cell office:value-type="float" office:value="0.344722300767899" calcext:value-type="float">
            <text:p>0.3447223008</text:p>
          </table:table-cell>
          <table:table-cell office:value-type="float" office:value="0.384762316942215" calcext:value-type="float">
            <text:p>0.3847623169</text:p>
          </table:table-cell>
          <table:table-cell office:value-type="float" office:value="0.348936289548874" calcext:value-type="float">
            <text:p>0.3489362895</text:p>
          </table:table-cell>
        </table:table-row>
        <table:table-row table:style-name="ro1">
          <table:table-cell office:value-type="float" office:value="1537169662.95132" calcext:value-type="float">
            <text:p>1537169662.95132</text:p>
          </table:table-cell>
          <table:table-cell office:value-type="float" office:value="801" calcext:value-type="float">
            <text:p>801</text:p>
          </table:table-cell>
          <table:table-cell office:value-type="float" office:value="0.344882160425186" calcext:value-type="float">
            <text:p>0.3448821604</text:p>
          </table:table-cell>
          <table:table-cell office:value-type="float" office:value="0.395918786525726" calcext:value-type="float">
            <text:p>0.3959187865</text:p>
          </table:table-cell>
          <table:table-cell office:value-type="float" office:value="0.347808748483658" calcext:value-type="float">
            <text:p>0.3478087485</text:p>
          </table:table-cell>
        </table:table-row>
        <table:table-row table:style-name="ro1">
          <table:table-cell office:value-type="float" office:value="1537169774.17237" calcext:value-type="float">
            <text:p>1537169774.17237</text:p>
          </table:table-cell>
          <table:table-cell office:value-type="float" office:value="802" calcext:value-type="float">
            <text:p>802</text:p>
          </table:table-cell>
          <table:table-cell office:value-type="float" office:value="0.344278365373611" calcext:value-type="float">
            <text:p>0.3442783654</text:p>
          </table:table-cell>
          <table:table-cell office:value-type="float" office:value="0.402068197727203" calcext:value-type="float">
            <text:p>0.4020681977</text:p>
          </table:table-cell>
          <table:table-cell office:value-type="float" office:value="0.348274320363998" calcext:value-type="float">
            <text:p>0.3482743204</text:p>
          </table:table-cell>
        </table:table-row>
        <table:table-row table:style-name="ro1">
          <table:table-cell office:value-type="float" office:value="1537169811.30059" calcext:value-type="float">
            <text:p>1537169811.30059</text:p>
          </table:table-cell>
          <table:table-cell office:value-type="float" office:value="803" calcext:value-type="float">
            <text:p>803</text:p>
          </table:table-cell>
          <table:table-cell office:value-type="float" office:value="0.344720810651779" calcext:value-type="float">
            <text:p>0.3447208107</text:p>
          </table:table-cell>
          <table:table-cell office:value-type="float" office:value="0.401150494813919" calcext:value-type="float">
            <text:p>0.4011504948</text:p>
          </table:table-cell>
          <table:table-cell office:value-type="float" office:value="0.348122358322144" calcext:value-type="float">
            <text:p>0.3481223583</text:p>
          </table:table-cell>
        </table:table-row>
        <table:table-row table:style-name="ro1">
          <table:table-cell office:value-type="float" office:value="1537169885.25541" calcext:value-type="float">
            <text:p>1537169885.25541</text:p>
          </table:table-cell>
          <table:table-cell office:value-type="float" office:value="804" calcext:value-type="float">
            <text:p>804</text:p>
          </table:table-cell>
          <table:table-cell office:value-type="float" office:value="0.3418108522892" calcext:value-type="float">
            <text:p>0.3418108523</text:p>
          </table:table-cell>
          <table:table-cell office:value-type="float" office:value="0.400360733270645" calcext:value-type="float">
            <text:p>0.4003607333</text:p>
          </table:table-cell>
          <table:table-cell office:value-type="float" office:value="0.346452742815018" calcext:value-type="float">
            <text:p>0.3464527428</text:p>
          </table:table-cell>
        </table:table-row>
        <table:table-row table:style-name="ro1">
          <table:table-cell office:value-type="float" office:value="1537170015.15141" calcext:value-type="float">
            <text:p>1537170015.15141</text:p>
          </table:table-cell>
          <table:table-cell office:value-type="float" office:value="805" calcext:value-type="float">
            <text:p>805</text:p>
          </table:table-cell>
          <table:table-cell office:value-type="float" office:value="0.343201071023941" calcext:value-type="float">
            <text:p>0.343201071</text:p>
          </table:table-cell>
          <table:table-cell office:value-type="float" office:value="0.398813128471375" calcext:value-type="float">
            <text:p>0.3988131285</text:p>
          </table:table-cell>
          <table:table-cell office:value-type="float" office:value="0.349125742912292" calcext:value-type="float">
            <text:p>0.3491257429</text:p>
          </table:table-cell>
        </table:table-row>
        <table:table-row table:style-name="ro1">
          <table:table-cell office:value-type="float" office:value="1537170033.91136" calcext:value-type="float">
            <text:p>1537170033.91136</text:p>
          </table:table-cell>
          <table:table-cell office:value-type="float" office:value="806" calcext:value-type="float">
            <text:p>806</text:p>
          </table:table-cell>
          <table:table-cell office:value-type="float" office:value="0.344124615192413" calcext:value-type="float">
            <text:p>0.3441246152</text:p>
          </table:table-cell>
          <table:table-cell office:value-type="float" office:value="0.39865380525589" calcext:value-type="float">
            <text:p>0.3986538053</text:p>
          </table:table-cell>
          <table:table-cell office:value-type="float" office:value="0.34905007481575" calcext:value-type="float">
            <text:p>0.3490500748</text:p>
          </table:table-cell>
        </table:table-row>
        <table:table-row table:style-name="ro1">
          <table:table-cell office:value-type="float" office:value="1537170052.47472" calcext:value-type="float">
            <text:p>1537170052.47472</text:p>
          </table:table-cell>
          <table:table-cell office:value-type="float" office:value="807" calcext:value-type="float">
            <text:p>807</text:p>
          </table:table-cell>
          <table:table-cell office:value-type="float" office:value="0.343728125095367" calcext:value-type="float">
            <text:p>0.3437281251</text:p>
          </table:table-cell>
          <table:table-cell office:value-type="float" office:value="0.396844565868378" calcext:value-type="float">
            <text:p>0.3968445659</text:p>
          </table:table-cell>
          <table:table-cell office:value-type="float" office:value="0.3523009121418" calcext:value-type="float">
            <text:p>0.3523009121</text:p>
          </table:table-cell>
        </table:table-row>
        <table:table-row table:style-name="ro1">
          <table:table-cell office:value-type="float" office:value="1537170238.92771" calcext:value-type="float">
            <text:p>1537170238.92771</text:p>
          </table:table-cell>
          <table:table-cell office:value-type="float" office:value="808" calcext:value-type="float">
            <text:p>808</text:p>
          </table:table-cell>
          <table:table-cell office:value-type="float" office:value="0.348169416189194" calcext:value-type="float">
            <text:p>0.3481694162</text:p>
          </table:table-cell>
          <table:table-cell office:value-type="float" office:value="0.398842126131058" calcext:value-type="float">
            <text:p>0.3988421261</text:p>
          </table:table-cell>
          <table:table-cell office:value-type="float" office:value="0.351530015468597" calcext:value-type="float">
            <text:p>0.3515300155</text:p>
          </table:table-cell>
        </table:table-row>
        <table:table-row table:style-name="ro1">
          <table:table-cell office:value-type="float" office:value="1537170628.12058" calcext:value-type="float">
            <text:p>1537170628.12058</text:p>
          </table:table-cell>
          <table:table-cell office:value-type="float" office:value="809" calcext:value-type="float">
            <text:p>809</text:p>
          </table:table-cell>
          <table:table-cell office:value-type="float" office:value="0.347784042358398" calcext:value-type="float">
            <text:p>0.3477840424</text:p>
          </table:table-cell>
          <table:table-cell office:value-type="float" office:value="0.396937996149063" calcext:value-type="float">
            <text:p>0.3969379961</text:p>
          </table:table-cell>
          <table:table-cell office:value-type="float" office:value="0.351527184247971" calcext:value-type="float">
            <text:p>0.3515271842</text:p>
          </table:table-cell>
        </table:table-row>
        <table:table-row table:style-name="ro1">
          <table:table-cell office:value-type="float" office:value="1537170720.19324" calcext:value-type="float">
            <text:p>1537170720.19324</text:p>
          </table:table-cell>
          <table:table-cell office:value-type="float" office:value="810" calcext:value-type="float">
            <text:p>810</text:p>
          </table:table-cell>
          <table:table-cell office:value-type="float" office:value="0.347831636667252" calcext:value-type="float">
            <text:p>0.3478316367</text:p>
          </table:table-cell>
          <table:table-cell office:value-type="float" office:value="0.396398782730103" calcext:value-type="float">
            <text:p>0.3963987827</text:p>
          </table:table-cell>
          <table:table-cell office:value-type="float" office:value="0.351703017950058" calcext:value-type="float">
            <text:p>0.351703018</text:p>
          </table:table-cell>
        </table:table-row>
        <table:table-row table:style-name="ro1">
          <table:table-cell office:value-type="float" office:value="1537170812.21642" calcext:value-type="float">
            <text:p>1537170812.21642</text:p>
          </table:table-cell>
          <table:table-cell office:value-type="float" office:value="811" calcext:value-type="float">
            <text:p>811</text:p>
          </table:table-cell>
          <table:table-cell office:value-type="float" office:value="0.346828132867813" calcext:value-type="float">
            <text:p>0.3468281329</text:p>
          </table:table-cell>
          <table:table-cell office:value-type="float" office:value="0.39582097530365" calcext:value-type="float">
            <text:p>0.3958209753</text:p>
          </table:table-cell>
          <table:table-cell office:value-type="float" office:value="0.351287096738815" calcext:value-type="float">
            <text:p>0.3512870967</text:p>
          </table:table-cell>
        </table:table-row>
        <table:table-row table:style-name="ro1">
          <table:table-cell office:value-type="float" office:value="1537170922.73934" calcext:value-type="float">
            <text:p>1537170922.73934</text:p>
          </table:table-cell>
          <table:table-cell office:value-type="float" office:value="812" calcext:value-type="float">
            <text:p>812</text:p>
          </table:table-cell>
          <table:table-cell office:value-type="float" office:value="0.346784681081772" calcext:value-type="float">
            <text:p>0.3467846811</text:p>
          </table:table-cell>
          <table:table-cell office:value-type="float" office:value="0.395896643400192" calcext:value-type="float">
            <text:p>0.3958966434</text:p>
          </table:table-cell>
          <table:table-cell office:value-type="float" office:value="0.353011310100555" calcext:value-type="float">
            <text:p>0.3530113101</text:p>
          </table:table-cell>
        </table:table-row>
        <table:table-row table:style-name="ro1">
          <table:table-cell office:value-type="float" office:value="1537171105.03937" calcext:value-type="float">
            <text:p>1537171105.03937</text:p>
          </table:table-cell>
          <table:table-cell office:value-type="float" office:value="813" calcext:value-type="float">
            <text:p>813</text:p>
          </table:table-cell>
          <table:table-cell office:value-type="float" office:value="0.347511649131775" calcext:value-type="float">
            <text:p>0.3475116491</text:p>
          </table:table-cell>
          <table:table-cell office:value-type="float" office:value="0.395254641771317" calcext:value-type="float">
            <text:p>0.3952546418</text:p>
          </table:table-cell>
          <table:table-cell office:value-type="float" office:value="0.354493826627731" calcext:value-type="float">
            <text:p>0.3544938266</text:p>
          </table:table-cell>
        </table:table-row>
        <table:table-row table:style-name="ro1">
          <table:table-cell office:value-type="float" office:value="1537171196.04478" calcext:value-type="float">
            <text:p>1537171196.04478</text:p>
          </table:table-cell>
          <table:table-cell office:value-type="float" office:value="814" calcext:value-type="float">
            <text:p>814</text:p>
          </table:table-cell>
          <table:table-cell office:value-type="float" office:value="0.348254978656769" calcext:value-type="float">
            <text:p>0.3482549787</text:p>
          </table:table-cell>
          <table:table-cell office:value-type="float" office:value="0.396147459745407" calcext:value-type="float">
            <text:p>0.3961474597</text:p>
          </table:table-cell>
          <table:table-cell office:value-type="float" office:value="0.354870498180389" calcext:value-type="float">
            <text:p>0.3548704982</text:p>
          </table:table-cell>
        </table:table-row>
        <table:table-row table:style-name="ro1">
          <table:table-cell office:value-type="float" office:value="1537171305.09013" calcext:value-type="float">
            <text:p>1537171305.09013</text:p>
          </table:table-cell>
          <table:table-cell office:value-type="float" office:value="815" calcext:value-type="float">
            <text:p>815</text:p>
          </table:table-cell>
          <table:table-cell office:value-type="float" office:value="0.348958998918533" calcext:value-type="float">
            <text:p>0.3489589989</text:p>
          </table:table-cell>
          <table:table-cell office:value-type="float" office:value="0.395233929157257" calcext:value-type="float">
            <text:p>0.3952339292</text:p>
          </table:table-cell>
          <table:table-cell office:value-type="float" office:value="0.355691015720367" calcext:value-type="float">
            <text:p>0.3556910157</text:p>
          </table:table-cell>
        </table:table-row>
        <table:table-row table:style-name="ro1">
          <table:table-cell office:value-type="float" office:value="1537171377.61425" calcext:value-type="float">
            <text:p>1537171377.61425</text:p>
          </table:table-cell>
          <table:table-cell office:value-type="float" office:value="816" calcext:value-type="float">
            <text:p>816</text:p>
          </table:table-cell>
          <table:table-cell office:value-type="float" office:value="0.349488288164139" calcext:value-type="float">
            <text:p>0.3494882882</text:p>
          </table:table-cell>
          <table:table-cell office:value-type="float" office:value="0.395062863826752" calcext:value-type="float">
            <text:p>0.3950628638</text:p>
          </table:table-cell>
          <table:table-cell office:value-type="float" office:value="0.355370253324509" calcext:value-type="float">
            <text:p>0.3553702533</text:p>
          </table:table-cell>
        </table:table-row>
        <table:table-row table:style-name="ro1">
          <table:table-cell office:value-type="float" office:value="1537171396.06167" calcext:value-type="float">
            <text:p>1537171396.06167</text:p>
          </table:table-cell>
          <table:table-cell office:value-type="float" office:value="817" calcext:value-type="float">
            <text:p>817</text:p>
          </table:table-cell>
          <table:table-cell office:value-type="float" office:value="0.34949266910553" calcext:value-type="float">
            <text:p>0.3494926691</text:p>
          </table:table-cell>
          <table:table-cell office:value-type="float" office:value="0.396509677171707" calcext:value-type="float">
            <text:p>0.3965096772</text:p>
          </table:table-cell>
          <table:table-cell office:value-type="float" office:value="0.356128215789795" calcext:value-type="float">
            <text:p>0.3561282158</text:p>
          </table:table-cell>
        </table:table-row>
        <table:table-row table:style-name="ro1">
          <table:table-cell office:value-type="float" office:value="1537171654.21543" calcext:value-type="float">
            <text:p>1537171654.21543</text:p>
          </table:table-cell>
          <table:table-cell office:value-type="float" office:value="818" calcext:value-type="float">
            <text:p>818</text:p>
          </table:table-cell>
          <table:table-cell office:value-type="float" office:value="0.316923022270203" calcext:value-type="float">
            <text:p>0.3169230223</text:p>
          </table:table-cell>
          <table:table-cell office:value-type="float" office:value="0.397019416093826" calcext:value-type="float">
            <text:p>0.3970194161</text:p>
          </table:table-cell>
          <table:table-cell office:value-type="float" office:value="0.355063378810883" calcext:value-type="float">
            <text:p>0.3550633788</text:p>
          </table:table-cell>
        </table:table-row>
        <table:table-row table:style-name="ro1">
          <table:table-cell office:value-type="float" office:value="1537171709.15281" calcext:value-type="float">
            <text:p>1537171709.15281</text:p>
          </table:table-cell>
          <table:table-cell office:value-type="float" office:value="819" calcext:value-type="float">
            <text:p>819</text:p>
          </table:table-cell>
          <table:table-cell office:value-type="float" office:value="0.344035089015961" calcext:value-type="float">
            <text:p>0.344035089</text:p>
          </table:table-cell>
          <table:table-cell office:value-type="float" office:value="0.397497355937958" calcext:value-type="float">
            <text:p>0.3974973559</text:p>
          </table:table-cell>
          <table:table-cell office:value-type="float" office:value="0.354860424995422" calcext:value-type="float">
            <text:p>0.354860425</text:p>
          </table:table-cell>
        </table:table-row>
        <table:table-row table:style-name="ro1">
          <table:table-cell office:value-type="float" office:value="1537171727.2206" calcext:value-type="float">
            <text:p>1537171727.2206</text:p>
          </table:table-cell>
          <table:table-cell office:value-type="float" office:value="820" calcext:value-type="float">
            <text:p>820</text:p>
          </table:table-cell>
          <table:table-cell office:value-type="float" office:value="0.344135314226151" calcext:value-type="float">
            <text:p>0.3441353142</text:p>
          </table:table-cell>
          <table:table-cell office:value-type="float" office:value="0.383247345685959" calcext:value-type="float">
            <text:p>0.3832473457</text:p>
          </table:table-cell>
          <table:table-cell office:value-type="float" office:value="0.355565100908279" calcext:value-type="float">
            <text:p>0.3555651009</text:p>
          </table:table-cell>
        </table:table-row>
        <table:table-row table:style-name="ro1">
          <table:table-cell office:value-type="float" office:value="1537171763.6388" calcext:value-type="float">
            <text:p>1537171763.6388</text:p>
          </table:table-cell>
          <table:table-cell office:value-type="float" office:value="821" calcext:value-type="float">
            <text:p>821</text:p>
          </table:table-cell>
          <table:table-cell office:value-type="float" office:value="0.343847125768661" calcext:value-type="float">
            <text:p>0.3438471258</text:p>
          </table:table-cell>
          <table:table-cell office:value-type="float" office:value="0.381527423858643" calcext:value-type="float">
            <text:p>0.3815274239</text:p>
          </table:table-cell>
          <table:table-cell office:value-type="float" office:value="0.355483651161194" calcext:value-type="float">
            <text:p>0.3554836512</text:p>
          </table:table-cell>
        </table:table-row>
        <table:table-row table:style-name="ro1">
          <table:table-cell office:value-type="float" office:value="1537171818.23039" calcext:value-type="float">
            <text:p>1537171818.23039</text:p>
          </table:table-cell>
          <table:table-cell office:value-type="float" office:value="822" calcext:value-type="float">
            <text:p>822</text:p>
          </table:table-cell>
          <table:table-cell office:value-type="float" office:value="0.342885613441467" calcext:value-type="float">
            <text:p>0.3428856134</text:p>
          </table:table-cell>
          <table:table-cell office:value-type="float" office:value="0.38125541806221" calcext:value-type="float">
            <text:p>0.3812554181</text:p>
          </table:table-cell>
          <table:table-cell office:value-type="float" office:value="0.355833351612091" calcext:value-type="float">
            <text:p>0.3558333516</text:p>
          </table:table-cell>
        </table:table-row>
        <table:table-row table:style-name="ro1">
          <table:table-cell office:value-type="float" office:value="1537171836.59289" calcext:value-type="float">
            <text:p>1537171836.59289</text:p>
          </table:table-cell>
          <table:table-cell office:value-type="float" office:value="823" calcext:value-type="float">
            <text:p>823</text:p>
          </table:table-cell>
          <table:table-cell office:value-type="float" office:value="0.342059314250946" calcext:value-type="float">
            <text:p>0.3420593143</text:p>
          </table:table-cell>
          <table:table-cell office:value-type="float" office:value="0.383648723363876" calcext:value-type="float">
            <text:p>0.3836487234</text:p>
          </table:table-cell>
          <table:table-cell office:value-type="float" office:value="0.355899631977081" calcext:value-type="float">
            <text:p>0.355899632</text:p>
          </table:table-cell>
        </table:table-row>
        <table:table-row table:style-name="ro1">
          <table:table-cell office:value-type="float" office:value="1537171855.24108" calcext:value-type="float">
            <text:p>1537171855.24108</text:p>
          </table:table-cell>
          <table:table-cell office:value-type="float" office:value="824" calcext:value-type="float">
            <text:p>824</text:p>
          </table:table-cell>
          <table:table-cell office:value-type="float" office:value="0.343207180500031" calcext:value-type="float">
            <text:p>0.3432071805</text:p>
          </table:table-cell>
          <table:table-cell office:value-type="float" office:value="0.385507971048355" calcext:value-type="float">
            <text:p>0.385507971</text:p>
          </table:table-cell>
          <table:table-cell office:value-type="float" office:value="0.356212884187698" calcext:value-type="float">
            <text:p>0.3562128842</text:p>
          </table:table-cell>
        </table:table-row>
        <table:table-row table:style-name="ro1">
          <table:table-cell office:value-type="float" office:value="1537171946.56344" calcext:value-type="float">
            <text:p>1537171946.56344</text:p>
          </table:table-cell>
          <table:table-cell office:value-type="float" office:value="825" calcext:value-type="float">
            <text:p>825</text:p>
          </table:table-cell>
          <table:table-cell office:value-type="float" office:value="0.344052612781525" calcext:value-type="float">
            <text:p>0.3440526128</text:p>
          </table:table-cell>
          <table:table-cell office:value-type="float" office:value="0.386801421642303" calcext:value-type="float">
            <text:p>0.3868014216</text:p>
          </table:table-cell>
          <table:table-cell office:value-type="float" office:value="0.356230109930038" calcext:value-type="float">
            <text:p>0.3562301099</text:p>
          </table:table-cell>
        </table:table-row>
        <table:table-row table:style-name="ro1">
          <table:table-cell office:value-type="float" office:value="1537171983.22461" calcext:value-type="float">
            <text:p>1537171983.22461</text:p>
          </table:table-cell>
          <table:table-cell office:value-type="float" office:value="826" calcext:value-type="float">
            <text:p>826</text:p>
          </table:table-cell>
          <table:table-cell office:value-type="float" office:value="0.34299311041832" calcext:value-type="float">
            <text:p>0.3429931104</text:p>
          </table:table-cell>
          <table:table-cell office:value-type="float" office:value="0.387822210788727" calcext:value-type="float">
            <text:p>0.3878222108</text:p>
          </table:table-cell>
          <table:table-cell office:value-type="float" office:value="0.356431722640991" calcext:value-type="float">
            <text:p>0.3564317226</text:p>
          </table:table-cell>
        </table:table-row>
        <table:table-row table:style-name="ro1">
          <table:table-cell office:value-type="float" office:value="1537172037.01399" calcext:value-type="float">
            <text:p>1537172037.01399</text:p>
          </table:table-cell>
          <table:table-cell office:value-type="float" office:value="827" calcext:value-type="float">
            <text:p>827</text:p>
          </table:table-cell>
          <table:table-cell office:value-type="float" office:value="0.344910830259323" calcext:value-type="float">
            <text:p>0.3449108303</text:p>
          </table:table-cell>
          <table:table-cell office:value-type="float" office:value="0.387904584407806" calcext:value-type="float">
            <text:p>0.3879045844</text:p>
          </table:table-cell>
          <table:table-cell office:value-type="float" office:value="0.357324421405792" calcext:value-type="float">
            <text:p>0.3573244214</text:p>
          </table:table-cell>
        </table:table-row>
        <table:table-row table:style-name="ro1">
          <table:table-cell office:value-type="float" office:value="1537172054.45744" calcext:value-type="float">
            <text:p>1537172054.45744</text:p>
          </table:table-cell>
          <table:table-cell office:value-type="float" office:value="828" calcext:value-type="float">
            <text:p>828</text:p>
          </table:table-cell>
          <table:table-cell office:value-type="float" office:value="0.343552827835083" calcext:value-type="float">
            <text:p>0.3435528278</text:p>
          </table:table-cell>
          <table:table-cell office:value-type="float" office:value="0.388101279735565" calcext:value-type="float">
            <text:p>0.3881012797</text:p>
          </table:table-cell>
          <table:table-cell office:value-type="float" office:value="0.357649177312851" calcext:value-type="float">
            <text:p>0.3576491773</text:p>
          </table:table-cell>
        </table:table-row>
        <table:table-row table:style-name="ro1">
          <table:table-cell office:value-type="float" office:value="1537172071.94737" calcext:value-type="float">
            <text:p>1537172071.94737</text:p>
          </table:table-cell>
          <table:table-cell office:value-type="float" office:value="829" calcext:value-type="float">
            <text:p>829</text:p>
          </table:table-cell>
          <table:table-cell office:value-type="float" office:value="0.34508228302002" calcext:value-type="float">
            <text:p>0.345082283</text:p>
          </table:table-cell>
          <table:table-cell office:value-type="float" office:value="0.386604845523834" calcext:value-type="float">
            <text:p>0.3866048455</text:p>
          </table:table-cell>
          <table:table-cell office:value-type="float" office:value="0.35776349902153" calcext:value-type="float">
            <text:p>0.357763499</text:p>
          </table:table-cell>
        </table:table-row>
        <table:table-row table:style-name="ro1">
          <table:table-cell office:value-type="float" office:value="1537172089.38001" calcext:value-type="float">
            <text:p>1537172089.38001</text:p>
          </table:table-cell>
          <table:table-cell office:value-type="float" office:value="830" calcext:value-type="float">
            <text:p>830</text:p>
          </table:table-cell>
          <table:table-cell office:value-type="float" office:value="0.345996826887131" calcext:value-type="float">
            <text:p>0.3459968269</text:p>
          </table:table-cell>
          <table:table-cell office:value-type="float" office:value="0.38604286313057" calcext:value-type="float">
            <text:p>0.3860428631</text:p>
          </table:table-cell>
          <table:table-cell office:value-type="float" office:value="0.357764452695847" calcext:value-type="float">
            <text:p>0.3577644527</text:p>
          </table:table-cell>
        </table:table-row>
        <table:table-row table:style-name="ro1">
          <table:table-cell office:value-type="float" office:value="1537172124.50407" calcext:value-type="float">
            <text:p>1537172124.50407</text:p>
          </table:table-cell>
          <table:table-cell office:value-type="float" office:value="831" calcext:value-type="float">
            <text:p>831</text:p>
          </table:table-cell>
          <table:table-cell office:value-type="float" office:value="0.34634405374527" calcext:value-type="float">
            <text:p>0.3463440537</text:p>
          </table:table-cell>
          <table:table-cell office:value-type="float" office:value="0.388001412153244" calcext:value-type="float">
            <text:p>0.3880014122</text:p>
          </table:table-cell>
          <table:table-cell office:value-type="float" office:value="0.357415080070496" calcext:value-type="float">
            <text:p>0.3574150801</text:p>
          </table:table-cell>
        </table:table-row>
        <table:table-row table:style-name="ro1">
          <table:table-cell office:value-type="float" office:value="1537172176.83265" calcext:value-type="float">
            <text:p>1537172176.83265</text:p>
          </table:table-cell>
          <table:table-cell office:value-type="float" office:value="832" calcext:value-type="float">
            <text:p>832</text:p>
          </table:table-cell>
          <table:table-cell office:value-type="float" office:value="0.346978366374969" calcext:value-type="float">
            <text:p>0.3469783664</text:p>
          </table:table-cell>
          <table:table-cell office:value-type="float" office:value="0.389607608318329" calcext:value-type="float">
            <text:p>0.3896076083</text:p>
          </table:table-cell>
          <table:table-cell office:value-type="float" office:value="0.358821272850037" calcext:value-type="float">
            <text:p>0.3588212729</text:p>
          </table:table-cell>
        </table:table-row>
        <table:table-row table:style-name="ro1">
          <table:table-cell office:value-type="float" office:value="1537172194.4405" calcext:value-type="float">
            <text:p>1537172194.4405</text:p>
          </table:table-cell>
          <table:table-cell office:value-type="float" office:value="833" calcext:value-type="float">
            <text:p>833</text:p>
          </table:table-cell>
          <table:table-cell office:value-type="float" office:value="0.346479117870331" calcext:value-type="float">
            <text:p>0.3464791179</text:p>
          </table:table-cell>
          <table:table-cell office:value-type="float" office:value="0.390537172555923" calcext:value-type="float">
            <text:p>0.3905371726</text:p>
          </table:table-cell>
          <table:table-cell office:value-type="float" office:value="0.3587786257267" calcext:value-type="float">
            <text:p>0.3587786257</text:p>
          </table:table-cell>
        </table:table-row>
        <table:table-row table:style-name="ro1">
          <table:table-cell office:value-type="float" office:value="1537172299.02989" calcext:value-type="float">
            <text:p>1537172299.02989</text:p>
          </table:table-cell>
          <table:table-cell office:value-type="float" office:value="834" calcext:value-type="float">
            <text:p>834</text:p>
          </table:table-cell>
          <table:table-cell office:value-type="float" office:value="0.346547484397888" calcext:value-type="float">
            <text:p>0.3465474844</text:p>
          </table:table-cell>
          <table:table-cell office:value-type="float" office:value="0.391618520021439" calcext:value-type="float">
            <text:p>0.39161852</text:p>
          </table:table-cell>
          <table:table-cell office:value-type="float" office:value="0.358478665351868" calcext:value-type="float">
            <text:p>0.3584786654</text:p>
          </table:table-cell>
        </table:table-row>
        <table:table-row table:style-name="ro1">
          <table:table-cell office:value-type="float" office:value="1537172403.50478" calcext:value-type="float">
            <text:p>1537172403.50478</text:p>
          </table:table-cell>
          <table:table-cell office:value-type="float" office:value="835" calcext:value-type="float">
            <text:p>835</text:p>
          </table:table-cell>
          <table:table-cell office:value-type="float" office:value="0.347376883029938" calcext:value-type="float">
            <text:p>0.347376883</text:p>
          </table:table-cell>
          <table:table-cell office:value-type="float" office:value="0.391400158405304" calcext:value-type="float">
            <text:p>0.3914001584</text:p>
          </table:table-cell>
          <table:table-cell office:value-type="float" office:value="0.358259707689285" calcext:value-type="float">
            <text:p>0.3582597077</text:p>
          </table:table-cell>
        </table:table-row>
        <table:table-row table:style-name="ro1">
          <table:table-cell office:value-type="float" office:value="1537172438.35656" calcext:value-type="float">
            <text:p>1537172438.35656</text:p>
          </table:table-cell>
          <table:table-cell office:value-type="float" office:value="836" calcext:value-type="float">
            <text:p>836</text:p>
          </table:table-cell>
          <table:table-cell office:value-type="float" office:value="0.347026109695435" calcext:value-type="float">
            <text:p>0.3470261097</text:p>
          </table:table-cell>
          <table:table-cell office:value-type="float" office:value="0.377001911401749" calcext:value-type="float">
            <text:p>0.3770019114</text:p>
          </table:table-cell>
          <table:table-cell office:value-type="float" office:value="0.358565032482147" calcext:value-type="float">
            <text:p>0.3585650325</text:p>
          </table:table-cell>
        </table:table-row>
        <table:table-row table:style-name="ro1">
          <table:table-cell office:value-type="float" office:value="1537172490.41928" calcext:value-type="float">
            <text:p>1537172490.41928</text:p>
          </table:table-cell>
          <table:table-cell office:value-type="float" office:value="837" calcext:value-type="float">
            <text:p>837</text:p>
          </table:table-cell>
          <table:table-cell office:value-type="float" office:value="0.346668988466263" calcext:value-type="float">
            <text:p>0.3466689885</text:p>
          </table:table-cell>
          <table:table-cell office:value-type="float" office:value="0.390890777111053" calcext:value-type="float">
            <text:p>0.3908907771</text:p>
          </table:table-cell>
          <table:table-cell office:value-type="float" office:value="0.35853585600853" calcext:value-type="float">
            <text:p>0.358535856</text:p>
          </table:table-cell>
        </table:table-row>
        <table:table-row table:style-name="ro1">
          <table:table-cell office:value-type="float" office:value="1537172700.55975" calcext:value-type="float">
            <text:p>1537172700.55975</text:p>
          </table:table-cell>
          <table:table-cell office:value-type="float" office:value="838" calcext:value-type="float">
            <text:p>838</text:p>
          </table:table-cell>
          <table:table-cell office:value-type="float" office:value="0.347522646188736" calcext:value-type="float">
            <text:p>0.3475226462</text:p>
          </table:table-cell>
          <table:table-cell office:value-type="float" office:value="0.397334456443787" calcext:value-type="float">
            <text:p>0.3973344564</text:p>
          </table:table-cell>
          <table:table-cell office:value-type="float" office:value="0.358423948287964" calcext:value-type="float">
            <text:p>0.3584239483</text:p>
          </table:table-cell>
        </table:table-row>
        <table:table-row table:style-name="ro1">
          <table:table-cell office:value-type="float" office:value="1537172840.82031" calcext:value-type="float">
            <text:p>1537172840.82031</text:p>
          </table:table-cell>
          <table:table-cell office:value-type="float" office:value="839" calcext:value-type="float">
            <text:p>839</text:p>
          </table:table-cell>
          <table:table-cell office:value-type="float" office:value="0.346522688865662" calcext:value-type="float">
            <text:p>0.3465226889</text:p>
          </table:table-cell>
          <table:table-cell office:value-type="float" office:value="0.390255808830261" calcext:value-type="float">
            <text:p>0.3902558088</text:p>
          </table:table-cell>
          <table:table-cell office:value-type="float" office:value="0.353667199611664" calcext:value-type="float">
            <text:p>0.3536671996</text:p>
          </table:table-cell>
        </table:table-row>
        <table:table-row table:style-name="ro1">
          <table:table-cell office:value-type="float" office:value="1537172875.51685" calcext:value-type="float">
            <text:p>1537172875.51685</text:p>
          </table:table-cell>
          <table:table-cell office:value-type="float" office:value="840" calcext:value-type="float">
            <text:p>840</text:p>
          </table:table-cell>
          <table:table-cell office:value-type="float" office:value="0.347539126873016" calcext:value-type="float">
            <text:p>0.3475391269</text:p>
          </table:table-cell>
          <table:table-cell office:value-type="float" office:value="0.393615692853928" calcext:value-type="float">
            <text:p>0.3936156929</text:p>
          </table:table-cell>
          <table:table-cell office:value-type="float" office:value="0.349347352981567" calcext:value-type="float">
            <text:p>0.349347353</text:p>
          </table:table-cell>
        </table:table-row>
        <table:table-row table:style-name="ro1">
          <table:table-cell office:value-type="float" office:value="1537172980.95112" calcext:value-type="float">
            <text:p>1537172980.95112</text:p>
          </table:table-cell>
          <table:table-cell office:value-type="float" office:value="841" calcext:value-type="float">
            <text:p>841</text:p>
          </table:table-cell>
          <table:table-cell office:value-type="float" office:value="0.347853451967239" calcext:value-type="float">
            <text:p>0.347853452</text:p>
          </table:table-cell>
          <table:table-cell office:value-type="float" office:value="0.392264038324356" calcext:value-type="float">
            <text:p>0.3922640383</text:p>
          </table:table-cell>
          <table:table-cell office:value-type="float" office:value="0.354043871164322" calcext:value-type="float">
            <text:p>0.3540438712</text:p>
          </table:table-cell>
        </table:table-row>
        <table:table-row table:style-name="ro1">
          <table:table-cell office:value-type="float" office:value="1537173102.47097" calcext:value-type="float">
            <text:p>1537173102.47097</text:p>
          </table:table-cell>
          <table:table-cell office:value-type="float" office:value="842" calcext:value-type="float">
            <text:p>842</text:p>
          </table:table-cell>
          <table:table-cell office:value-type="float" office:value="0.348814725875854" calcext:value-type="float">
            <text:p>0.3488147259</text:p>
          </table:table-cell>
          <table:table-cell office:value-type="float" office:value="0.391537576913834" calcext:value-type="float">
            <text:p>0.3915375769</text:p>
          </table:table-cell>
          <table:table-cell office:value-type="float" office:value="0.35059729218483" calcext:value-type="float">
            <text:p>0.3505972922</text:p>
          </table:table-cell>
        </table:table-row>
        <table:table-row table:style-name="ro1">
          <table:table-cell office:value-type="float" office:value="1537173190.31519" calcext:value-type="float">
            <text:p>1537173190.31519</text:p>
          </table:table-cell>
          <table:table-cell office:value-type="float" office:value="843" calcext:value-type="float">
            <text:p>843</text:p>
          </table:table-cell>
          <table:table-cell office:value-type="float" office:value="0.349440842866898" calcext:value-type="float">
            <text:p>0.3494408429</text:p>
          </table:table-cell>
          <table:table-cell office:value-type="float" office:value="0.391671240329742" calcext:value-type="float">
            <text:p>0.3916712403</text:p>
          </table:table-cell>
          <table:table-cell office:value-type="float" office:value="0.346160441637039" calcext:value-type="float">
            <text:p>0.3461604416</text:p>
          </table:table-cell>
        </table:table-row>
        <table:table-row table:style-name="ro1">
          <table:table-cell office:value-type="float" office:value="1537173314.85125" calcext:value-type="float">
            <text:p>1537173314.85125</text:p>
          </table:table-cell>
          <table:table-cell office:value-type="float" office:value="844" calcext:value-type="float">
            <text:p>844</text:p>
          </table:table-cell>
          <table:table-cell office:value-type="float" office:value="0.349836438894272" calcext:value-type="float">
            <text:p>0.3498364389</text:p>
          </table:table-cell>
          <table:table-cell office:value-type="float" office:value="0.390106111764908" calcext:value-type="float">
            <text:p>0.3901061118</text:p>
          </table:table-cell>
          <table:table-cell office:value-type="float" office:value="0.348885983228684" calcext:value-type="float">
            <text:p>0.3488859832</text:p>
          </table:table-cell>
        </table:table-row>
        <table:table-row table:style-name="ro1">
          <table:table-cell office:value-type="float" office:value="1537173546.96068" calcext:value-type="float">
            <text:p>1537173546.96068</text:p>
          </table:table-cell>
          <table:table-cell office:value-type="float" office:value="845" calcext:value-type="float">
            <text:p>845</text:p>
          </table:table-cell>
          <table:table-cell office:value-type="float" office:value="0.350996553897858" calcext:value-type="float">
            <text:p>0.3509965539</text:p>
          </table:table-cell>
          <table:table-cell office:value-type="float" office:value="0.390529155731201" calcext:value-type="float">
            <text:p>0.3905291557</text:p>
          </table:table-cell>
          <table:table-cell office:value-type="float" office:value="0.348561882972717" calcext:value-type="float">
            <text:p>0.348561883</text:p>
          </table:table-cell>
        </table:table-row>
        <table:table-row table:style-name="ro1">
          <table:table-cell office:value-type="float" office:value="1537173654.06359" calcext:value-type="float">
            <text:p>1537173654.06359</text:p>
          </table:table-cell>
          <table:table-cell office:value-type="float" office:value="846" calcext:value-type="float">
            <text:p>846</text:p>
          </table:table-cell>
          <table:table-cell office:value-type="float" office:value="0.3518226146698" calcext:value-type="float">
            <text:p>0.3518226147</text:p>
          </table:table-cell>
          <table:table-cell office:value-type="float" office:value="0.390093624591827" calcext:value-type="float">
            <text:p>0.3900936246</text:p>
          </table:table-cell>
          <table:table-cell office:value-type="float" office:value="0.348904401063919" calcext:value-type="float">
            <text:p>0.3489044011</text:p>
          </table:table-cell>
        </table:table-row>
        <table:table-row table:style-name="ro1">
          <table:table-cell office:value-type="float" office:value="1537173798.8271" calcext:value-type="float">
            <text:p>1537173798.8271</text:p>
          </table:table-cell>
          <table:table-cell office:value-type="float" office:value="847" calcext:value-type="float">
            <text:p>847</text:p>
          </table:table-cell>
          <table:table-cell office:value-type="float" office:value="0.360759705305099" calcext:value-type="float">
            <text:p>0.3607597053</text:p>
          </table:table-cell>
          <table:table-cell office:value-type="float" office:value="0.390598088502884" calcext:value-type="float">
            <text:p>0.3905980885</text:p>
          </table:table-cell>
          <table:table-cell office:value-type="float" office:value="0.350714594125748" calcext:value-type="float">
            <text:p>0.3507145941</text:p>
          </table:table-cell>
        </table:table-row>
        <table:table-row table:style-name="ro1">
          <table:table-cell office:value-type="float" office:value="1537174086.13637" calcext:value-type="float">
            <text:p>1537174086.13637</text:p>
          </table:table-cell>
          <table:table-cell office:value-type="float" office:value="848" calcext:value-type="float">
            <text:p>848</text:p>
          </table:table-cell>
          <table:table-cell office:value-type="float" office:value="0.341013908386231" calcext:value-type="float">
            <text:p>0.3410139084</text:p>
          </table:table-cell>
          <table:table-cell office:value-type="float" office:value="0.389839500188828" calcext:value-type="float">
            <text:p>0.3898395002</text:p>
          </table:table-cell>
          <table:table-cell office:value-type="float" office:value="0.349655628204346" calcext:value-type="float">
            <text:p>0.3496556282</text:p>
          </table:table-cell>
        </table:table-row>
        <table:table-row table:style-name="ro1">
          <table:table-cell office:value-type="float" office:value="1537174139.65683" calcext:value-type="float">
            <text:p>1537174139.65683</text:p>
          </table:table-cell>
          <table:table-cell office:value-type="float" office:value="849" calcext:value-type="float">
            <text:p>849</text:p>
          </table:table-cell>
          <table:table-cell office:value-type="float" office:value="0.341235518455505" calcext:value-type="float">
            <text:p>0.3412355185</text:p>
          </table:table-cell>
          <table:table-cell office:value-type="float" office:value="0.392962485551834" calcext:value-type="float">
            <text:p>0.3929624856</text:p>
          </table:table-cell>
          <table:table-cell office:value-type="float" office:value="0.350045651197434" calcext:value-type="float">
            <text:p>0.3500456512</text:p>
          </table:table-cell>
        </table:table-row>
        <table:table-row table:style-name="ro1">
          <table:table-cell office:value-type="float" office:value="1537174175.80325" calcext:value-type="float">
            <text:p>1537174175.80325</text:p>
          </table:table-cell>
          <table:table-cell office:value-type="float" office:value="850" calcext:value-type="float">
            <text:p>850</text:p>
          </table:table-cell>
          <table:table-cell office:value-type="float" office:value="0.341548144817352" calcext:value-type="float">
            <text:p>0.3415481448</text:p>
          </table:table-cell>
          <table:table-cell office:value-type="float" office:value="0.392812281847" calcext:value-type="float">
            <text:p>0.3928122818</text:p>
          </table:table-cell>
          <table:table-cell office:value-type="float" office:value="0.351671069860458" calcext:value-type="float">
            <text:p>0.3516710699</text:p>
          </table:table-cell>
        </table:table-row>
        <table:table-row table:style-name="ro1">
          <table:table-cell office:value-type="float" office:value="1537174193.65649" calcext:value-type="float">
            <text:p>1537174193.65649</text:p>
          </table:table-cell>
          <table:table-cell office:value-type="float" office:value="851" calcext:value-type="float">
            <text:p>851</text:p>
          </table:table-cell>
          <table:table-cell office:value-type="float" office:value="0.342582285404205" calcext:value-type="float">
            <text:p>0.3425822854</text:p>
          </table:table-cell>
          <table:table-cell office:value-type="float" office:value="0.392886877059936" calcext:value-type="float">
            <text:p>0.3928868771</text:p>
          </table:table-cell>
          <table:table-cell office:value-type="float" office:value="0.351524144411087" calcext:value-type="float">
            <text:p>0.3515241444</text:p>
          </table:table-cell>
        </table:table-row>
        <table:table-row table:style-name="ro1">
          <table:table-cell office:value-type="float" office:value="1537174533.39492" calcext:value-type="float">
            <text:p>1537174533.39492</text:p>
          </table:table-cell>
          <table:table-cell office:value-type="float" office:value="852" calcext:value-type="float">
            <text:p>852</text:p>
          </table:table-cell>
          <table:table-cell office:value-type="float" office:value="0.341922521591186" calcext:value-type="float">
            <text:p>0.3419225216</text:p>
          </table:table-cell>
          <table:table-cell office:value-type="float" office:value="0.376694798469543" calcext:value-type="float">
            <text:p>0.3766947985</text:p>
          </table:table-cell>
          <table:table-cell office:value-type="float" office:value="0.351031005382538" calcext:value-type="float">
            <text:p>0.3510310054</text:p>
          </table:table-cell>
        </table:table-row>
        <table:table-row table:style-name="ro1">
          <table:table-cell office:value-type="float" office:value="1537174688.65938" calcext:value-type="float">
            <text:p>1537174688.65938</text:p>
          </table:table-cell>
          <table:table-cell office:value-type="float" office:value="853" calcext:value-type="float">
            <text:p>853</text:p>
          </table:table-cell>
          <table:table-cell office:value-type="float" office:value="0.342629134654999" calcext:value-type="float">
            <text:p>0.3426291347</text:p>
          </table:table-cell>
          <table:table-cell office:value-type="float" office:value="0.408457964658737" calcext:value-type="float">
            <text:p>0.4084579647</text:p>
          </table:table-cell>
          <table:table-cell office:value-type="float" office:value="0.351807028055191" calcext:value-type="float">
            <text:p>0.3518070281</text:p>
          </table:table-cell>
        </table:table-row>
        <table:table-row table:style-name="ro1">
          <table:table-cell office:value-type="float" office:value="1537174900.83086" calcext:value-type="float">
            <text:p>1537174900.83086</text:p>
          </table:table-cell>
          <table:table-cell office:value-type="float" office:value="854" calcext:value-type="float">
            <text:p>854</text:p>
          </table:table-cell>
          <table:table-cell office:value-type="float" office:value="0.345555245876312" calcext:value-type="float">
            <text:p>0.3455552459</text:p>
          </table:table-cell>
          <table:table-cell office:value-type="float" office:value="0.410026997327805" calcext:value-type="float">
            <text:p>0.4100269973</text:p>
          </table:table-cell>
          <table:table-cell office:value-type="float" office:value="0.351319551467895" calcext:value-type="float">
            <text:p>0.3513195515</text:p>
          </table:table-cell>
        </table:table-row>
        <table:table-row table:style-name="ro1">
          <table:table-cell office:value-type="float" office:value="1537174954.28319" calcext:value-type="float">
            <text:p>1537174954.28319</text:p>
          </table:table-cell>
          <table:table-cell office:value-type="float" office:value="855" calcext:value-type="float">
            <text:p>855</text:p>
          </table:table-cell>
          <table:table-cell office:value-type="float" office:value="0.346502184867859" calcext:value-type="float">
            <text:p>0.3465021849</text:p>
          </table:table-cell>
          <table:table-cell office:value-type="float" office:value="0.390779763460159" calcext:value-type="float">
            <text:p>0.3907797635</text:p>
          </table:table-cell>
          <table:table-cell office:value-type="float" office:value="0.350222617387772" calcext:value-type="float">
            <text:p>0.3502226174</text:p>
          </table:table-cell>
        </table:table-row>
        <table:table-row table:style-name="ro1">
          <table:table-cell office:value-type="float" office:value="1537175007.00486" calcext:value-type="float">
            <text:p>1537175007.00486</text:p>
          </table:table-cell>
          <table:table-cell office:value-type="float" office:value="856" calcext:value-type="float">
            <text:p>856</text:p>
          </table:table-cell>
          <table:table-cell office:value-type="float" office:value="0.347480595111847" calcext:value-type="float">
            <text:p>0.3474805951</text:p>
          </table:table-cell>
          <table:table-cell office:value-type="float" office:value="0.391423255205154" calcext:value-type="float">
            <text:p>0.3914232552</text:p>
          </table:table-cell>
          <table:table-cell office:value-type="float" office:value="0.350268185138702" calcext:value-type="float">
            <text:p>0.3502681851</text:p>
          </table:table-cell>
        </table:table-row>
        <table:table-row table:style-name="ro1">
          <table:table-cell office:value-type="float" office:value="1537175239.95717" calcext:value-type="float">
            <text:p>1537175239.95717</text:p>
          </table:table-cell>
          <table:table-cell office:value-type="float" office:value="857" calcext:value-type="float">
            <text:p>857</text:p>
          </table:table-cell>
          <table:table-cell office:value-type="float" office:value="0.348684102296829" calcext:value-type="float">
            <text:p>0.3486841023</text:p>
          </table:table-cell>
          <table:table-cell office:value-type="float" office:value="0.388932138681412" calcext:value-type="float">
            <text:p>0.3889321387</text:p>
          </table:table-cell>
          <table:table-cell office:value-type="float" office:value="0.349944472312927" calcext:value-type="float">
            <text:p>0.3499444723</text:p>
          </table:table-cell>
        </table:table-row>
        <table:table-row table:style-name="ro1">
          <table:table-cell office:value-type="float" office:value="1537175383.19674" calcext:value-type="float">
            <text:p>1537175383.19674</text:p>
          </table:table-cell>
          <table:table-cell office:value-type="float" office:value="858" calcext:value-type="float">
            <text:p>858</text:p>
          </table:table-cell>
          <table:table-cell office:value-type="float" office:value="0.350062638521194" calcext:value-type="float">
            <text:p>0.3500626385</text:p>
          </table:table-cell>
          <table:table-cell office:value-type="float" office:value="0.38889154791832" calcext:value-type="float">
            <text:p>0.3888915479</text:p>
          </table:table-cell>
          <table:table-cell office:value-type="float" office:value="0.350006133317947" calcext:value-type="float">
            <text:p>0.3500061333</text:p>
          </table:table-cell>
        </table:table-row>
        <table:table-row table:style-name="ro1">
          <table:table-cell office:value-type="float" office:value="1537175526.56807" calcext:value-type="float">
            <text:p>1537175526.56807</text:p>
          </table:table-cell>
          <table:table-cell office:value-type="float" office:value="859" calcext:value-type="float">
            <text:p>859</text:p>
          </table:table-cell>
          <table:table-cell office:value-type="float" office:value="0.350558191537857" calcext:value-type="float">
            <text:p>0.3505581915</text:p>
          </table:table-cell>
          <table:table-cell office:value-type="float" office:value="0.393315255641937" calcext:value-type="float">
            <text:p>0.3933152556</text:p>
          </table:table-cell>
          <table:table-cell office:value-type="float" office:value="0.349112212657928" calcext:value-type="float">
            <text:p>0.3491122127</text:p>
          </table:table-cell>
        </table:table-row>
        <table:table-row table:style-name="ro1">
          <table:table-cell office:value-type="float" office:value="1537175544.53263" calcext:value-type="float">
            <text:p>1537175544.53263</text:p>
          </table:table-cell>
          <table:table-cell office:value-type="float" office:value="860" calcext:value-type="float">
            <text:p>860</text:p>
          </table:table-cell>
          <table:table-cell office:value-type="float" office:value="0.350746184587479" calcext:value-type="float">
            <text:p>0.3507461846</text:p>
          </table:table-cell>
          <table:table-cell office:value-type="float" office:value="0.391714721918106" calcext:value-type="float">
            <text:p>0.3917147219</text:p>
          </table:table-cell>
          <table:table-cell office:value-type="float" office:value="0.348701357841492" calcext:value-type="float">
            <text:p>0.3487013578</text:p>
          </table:table-cell>
        </table:table-row>
        <table:table-row table:style-name="ro1">
          <table:table-cell office:value-type="float" office:value="1537175597.88888" calcext:value-type="float">
            <text:p>1537175597.88888</text:p>
          </table:table-cell>
          <table:table-cell office:value-type="float" office:value="861" calcext:value-type="float">
            <text:p>861</text:p>
          </table:table-cell>
          <table:table-cell office:value-type="float" office:value="0.350767970085144" calcext:value-type="float">
            <text:p>0.3507679701</text:p>
          </table:table-cell>
          <table:table-cell office:value-type="float" office:value="0.394428312778473" calcext:value-type="float">
            <text:p>0.3944283128</text:p>
          </table:table-cell>
          <table:table-cell office:value-type="float" office:value="0.347932636737823" calcext:value-type="float">
            <text:p>0.3479326367</text:p>
          </table:table-cell>
        </table:table-row>
        <table:table-row table:style-name="ro1">
          <table:table-cell office:value-type="float" office:value="1537175633.5217" calcext:value-type="float">
            <text:p>1537175633.5217</text:p>
          </table:table-cell>
          <table:table-cell office:value-type="float" office:value="862" calcext:value-type="float">
            <text:p>862</text:p>
          </table:table-cell>
          <table:table-cell office:value-type="float" office:value="0.350584238767624" calcext:value-type="float">
            <text:p>0.3505842388</text:p>
          </table:table-cell>
          <table:table-cell office:value-type="float" office:value="0.396241694688797" calcext:value-type="float">
            <text:p>0.3962416947</text:p>
          </table:table-cell>
          <table:table-cell office:value-type="float" office:value="0.347933262586594" calcext:value-type="float">
            <text:p>0.3479332626</text:p>
          </table:table-cell>
        </table:table-row>
        <table:table-row table:style-name="ro1">
          <table:table-cell office:value-type="float" office:value="1537175651.59309" calcext:value-type="float">
            <text:p>1537175651.59309</text:p>
          </table:table-cell>
          <table:table-cell office:value-type="float" office:value="863" calcext:value-type="float">
            <text:p>863</text:p>
          </table:table-cell>
          <table:table-cell office:value-type="float" office:value="0.350361883640289" calcext:value-type="float">
            <text:p>0.3503618836</text:p>
          </table:table-cell>
          <table:table-cell office:value-type="float" office:value="0.398271828889847" calcext:value-type="float">
            <text:p>0.3982718289</text:p>
          </table:table-cell>
          <table:table-cell office:value-type="float" office:value="0.348526775836945" calcext:value-type="float">
            <text:p>0.3485267758</text:p>
          </table:table-cell>
        </table:table-row>
        <table:table-row table:style-name="ro1">
          <table:table-cell office:value-type="float" office:value="1537176007.78409" calcext:value-type="float">
            <text:p>1537176007.78409</text:p>
          </table:table-cell>
          <table:table-cell office:value-type="float" office:value="864" calcext:value-type="float">
            <text:p>864</text:p>
          </table:table-cell>
          <table:table-cell office:value-type="float" office:value="0.321131765842438" calcext:value-type="float">
            <text:p>0.3211317658</text:p>
          </table:table-cell>
          <table:table-cell office:value-type="float" office:value="0.396924287080765" calcext:value-type="float">
            <text:p>0.3969242871</text:p>
          </table:table-cell>
          <table:table-cell office:value-type="float" office:value="0.348279505968094" calcext:value-type="float">
            <text:p>0.348279506</text:p>
          </table:table-cell>
        </table:table-row>
        <table:table-row table:style-name="ro1">
          <table:table-cell office:value-type="float" office:value="1537176151.22857" calcext:value-type="float">
            <text:p>1537176151.22857</text:p>
          </table:table-cell>
          <table:table-cell office:value-type="float" office:value="865" calcext:value-type="float">
            <text:p>865</text:p>
          </table:table-cell>
          <table:table-cell office:value-type="float" office:value="0.330301880836487" calcext:value-type="float">
            <text:p>0.3303018808</text:p>
          </table:table-cell>
          <table:table-cell office:value-type="float" office:value="0.399252742528915" calcext:value-type="float">
            <text:p>0.3992527425</text:p>
          </table:table-cell>
          <table:table-cell office:value-type="float" office:value="0.348094612360001" calcext:value-type="float">
            <text:p>0.3480946124</text:p>
          </table:table-cell>
        </table:table-row>
        <table:table-row table:style-name="ro1">
          <table:table-cell office:value-type="float" office:value="1537176417.63781" calcext:value-type="float">
            <text:p>1537176417.63781</text:p>
          </table:table-cell>
          <table:table-cell office:value-type="float" office:value="866" calcext:value-type="float">
            <text:p>866</text:p>
          </table:table-cell>
          <table:table-cell office:value-type="float" office:value="0.342879265546799" calcext:value-type="float">
            <text:p>0.3428792655</text:p>
          </table:table-cell>
          <table:table-cell office:value-type="float" office:value="0.398564517498016" calcext:value-type="float">
            <text:p>0.3985645175</text:p>
          </table:table-cell>
          <table:table-cell office:value-type="float" office:value="0.345031678676605" calcext:value-type="float">
            <text:p>0.3450316787</text:p>
          </table:table-cell>
        </table:table-row>
        <table:table-row table:style-name="ro1">
          <table:table-cell office:value-type="float" office:value="1537176541.54877" calcext:value-type="float">
            <text:p>1537176541.54877</text:p>
          </table:table-cell>
          <table:table-cell office:value-type="float" office:value="867" calcext:value-type="float">
            <text:p>867</text:p>
          </table:table-cell>
          <table:table-cell office:value-type="float" office:value="0.349274665117264" calcext:value-type="float">
            <text:p>0.3492746651</text:p>
          </table:table-cell>
          <table:table-cell office:value-type="float" office:value="0.398265540599823" calcext:value-type="float">
            <text:p>0.3982655406</text:p>
          </table:table-cell>
          <table:table-cell office:value-type="float" office:value="0.345373839139938" calcext:value-type="float">
            <text:p>0.3453738391</text:p>
          </table:table-cell>
        </table:table-row>
        <table:table-row table:style-name="ro1">
          <table:table-cell office:value-type="float" office:value="1537176648.18728" calcext:value-type="float">
            <text:p>1537176648.18728</text:p>
          </table:table-cell>
          <table:table-cell office:value-type="float" office:value="868" calcext:value-type="float">
            <text:p>868</text:p>
          </table:table-cell>
          <table:table-cell office:value-type="float" office:value="0.351338893175125" calcext:value-type="float">
            <text:p>0.3513388932</text:p>
          </table:table-cell>
          <table:table-cell office:value-type="float" office:value="0.396351307630539" calcext:value-type="float">
            <text:p>0.3963513076</text:p>
          </table:table-cell>
          <table:table-cell office:value-type="float" office:value="0.345326125621796" calcext:value-type="float">
            <text:p>0.3453261256</text:p>
          </table:table-cell>
        </table:table-row>
        <table:table-row table:style-name="ro1">
          <table:table-cell office:value-type="float" office:value="1537176701.61869" calcext:value-type="float">
            <text:p>1537176701.61869</text:p>
          </table:table-cell>
          <table:table-cell office:value-type="float" office:value="869" calcext:value-type="float">
            <text:p>869</text:p>
          </table:table-cell>
          <table:table-cell office:value-type="float" office:value="0.350079268217087" calcext:value-type="float">
            <text:p>0.3500792682</text:p>
          </table:table-cell>
          <table:table-cell office:value-type="float" office:value="0.396239101886749" calcext:value-type="float">
            <text:p>0.3962391019</text:p>
          </table:table-cell>
          <table:table-cell office:value-type="float" office:value="0.345949709415436" calcext:value-type="float">
            <text:p>0.3459497094</text:p>
          </table:table-cell>
        </table:table-row>
        <table:table-row table:style-name="ro1">
          <table:table-cell office:value-type="float" office:value="1537176826.18294" calcext:value-type="float">
            <text:p>1537176826.18294</text:p>
          </table:table-cell>
          <table:table-cell office:value-type="float" office:value="870" calcext:value-type="float">
            <text:p>870</text:p>
          </table:table-cell>
          <table:table-cell office:value-type="float" office:value="0.34768283367157" calcext:value-type="float">
            <text:p>0.3476828337</text:p>
          </table:table-cell>
          <table:table-cell office:value-type="float" office:value="0.395189344882965" calcext:value-type="float">
            <text:p>0.3951893449</text:p>
          </table:table-cell>
          <table:table-cell office:value-type="float" office:value="0.346276462078094" calcext:value-type="float">
            <text:p>0.3462764621</text:p>
          </table:table-cell>
        </table:table-row>
        <table:table-row table:style-name="ro1">
          <table:table-cell office:value-type="float" office:value="1537177057.29684" calcext:value-type="float">
            <text:p>1537177057.29684</text:p>
          </table:table-cell>
          <table:table-cell office:value-type="float" office:value="871" calcext:value-type="float">
            <text:p>871</text:p>
          </table:table-cell>
          <table:table-cell office:value-type="float" office:value="0.348954170942307" calcext:value-type="float">
            <text:p>0.3489541709</text:p>
          </table:table-cell>
          <table:table-cell office:value-type="float" office:value="0.395713806152344" calcext:value-type="float">
            <text:p>0.3957138062</text:p>
          </table:table-cell>
          <table:table-cell office:value-type="float" office:value="0.346510320901871" calcext:value-type="float">
            <text:p>0.3465103209</text:p>
          </table:table-cell>
        </table:table-row>
        <table:table-row table:style-name="ro1">
          <table:table-cell office:value-type="float" office:value="1537177093.09742" calcext:value-type="float">
            <text:p>1537177093.09742</text:p>
          </table:table-cell>
          <table:table-cell office:value-type="float" office:value="872" calcext:value-type="float">
            <text:p>872</text:p>
          </table:table-cell>
          <table:table-cell office:value-type="float" office:value="0.348857671022415" calcext:value-type="float">
            <text:p>0.348857671</text:p>
          </table:table-cell>
          <table:table-cell office:value-type="float" office:value="0.396631836891174" calcext:value-type="float">
            <text:p>0.3966318369</text:p>
          </table:table-cell>
          <table:table-cell office:value-type="float" office:value="0.347484856843948" calcext:value-type="float">
            <text:p>0.3474848568</text:p>
          </table:table-cell>
        </table:table-row>
        <table:table-row table:style-name="ro1">
          <table:table-cell office:value-type="float" office:value="1537177111.03509" calcext:value-type="float">
            <text:p>1537177111.03509</text:p>
          </table:table-cell>
          <table:table-cell office:value-type="float" office:value="873" calcext:value-type="float">
            <text:p>873</text:p>
          </table:table-cell>
          <table:table-cell office:value-type="float" office:value="0.348791033029556" calcext:value-type="float">
            <text:p>0.348791033</text:p>
          </table:table-cell>
          <table:table-cell office:value-type="float" office:value="0.397457540035248" calcext:value-type="float">
            <text:p>0.39745754</text:p>
          </table:table-cell>
          <table:table-cell office:value-type="float" office:value="0.347888052463531" calcext:value-type="float">
            <text:p>0.3478880525</text:p>
          </table:table-cell>
        </table:table-row>
        <table:table-row table:style-name="ro1">
          <table:table-cell office:value-type="float" office:value="1537177128.67129" calcext:value-type="float">
            <text:p>1537177128.67129</text:p>
          </table:table-cell>
          <table:table-cell office:value-type="float" office:value="874" calcext:value-type="float">
            <text:p>874</text:p>
          </table:table-cell>
          <table:table-cell office:value-type="float" office:value="0.348766088485718" calcext:value-type="float">
            <text:p>0.3487660885</text:p>
          </table:table-cell>
          <table:table-cell office:value-type="float" office:value="0.397558391094208" calcext:value-type="float">
            <text:p>0.3975583911</text:p>
          </table:table-cell>
          <table:table-cell office:value-type="float" office:value="0.347692757844925" calcext:value-type="float">
            <text:p>0.3476927578</text:p>
          </table:table-cell>
        </table:table-row>
        <table:table-row table:style-name="ro1">
          <table:table-cell office:value-type="float" office:value="1537177235.84158" calcext:value-type="float">
            <text:p>1537177235.84158</text:p>
          </table:table-cell>
          <table:table-cell office:value-type="float" office:value="875" calcext:value-type="float">
            <text:p>875</text:p>
          </table:table-cell>
          <table:table-cell office:value-type="float" office:value="0.34850013256073" calcext:value-type="float">
            <text:p>0.3485001326</text:p>
          </table:table-cell>
          <table:table-cell office:value-type="float" office:value="0.397983998060226" calcext:value-type="float">
            <text:p>0.3979839981</text:p>
          </table:table-cell>
          <table:table-cell office:value-type="float" office:value="0.347848176956177" calcext:value-type="float">
            <text:p>0.347848177</text:p>
          </table:table-cell>
        </table:table-row>
        <table:table-row table:style-name="ro1">
          <table:table-cell office:value-type="float" office:value="1537177556.38308" calcext:value-type="float">
            <text:p>1537177556.38308</text:p>
          </table:table-cell>
          <table:table-cell office:value-type="float" office:value="876" calcext:value-type="float">
            <text:p>876</text:p>
          </table:table-cell>
          <table:table-cell office:value-type="float" office:value="0.349917709827423" calcext:value-type="float">
            <text:p>0.3499177098</text:p>
          </table:table-cell>
          <table:table-cell office:value-type="float" office:value="0.372173100709915" calcext:value-type="float">
            <text:p>0.3721731007</text:p>
          </table:table-cell>
          <table:table-cell office:value-type="float" office:value="0.348711669445038" calcext:value-type="float">
            <text:p>0.3487116694</text:p>
          </table:table-cell>
        </table:table-row>
        <table:table-row table:style-name="ro1">
          <table:table-cell office:value-type="float" office:value="1537177840.95725" calcext:value-type="float">
            <text:p>1537177840.95725</text:p>
          </table:table-cell>
          <table:table-cell office:value-type="float" office:value="877" calcext:value-type="float">
            <text:p>877</text:p>
          </table:table-cell>
          <table:table-cell office:value-type="float" office:value="0.350889414548874" calcext:value-type="float">
            <text:p>0.3508894145</text:p>
          </table:table-cell>
          <table:table-cell office:value-type="float" office:value="0.372140407562256" calcext:value-type="float">
            <text:p>0.3721404076</text:p>
          </table:table-cell>
          <table:table-cell office:value-type="float" office:value="0.349115341901779" calcext:value-type="float">
            <text:p>0.3491153419</text:p>
          </table:table-cell>
        </table:table-row>
        <table:table-row table:style-name="ro1">
          <table:table-cell office:value-type="float" office:value="1537177965.3713" calcext:value-type="float">
            <text:p>1537177965.3713</text:p>
          </table:table-cell>
          <table:table-cell office:value-type="float" office:value="878" calcext:value-type="float">
            <text:p>878</text:p>
          </table:table-cell>
          <table:table-cell office:value-type="float" office:value="0.351213753223419" calcext:value-type="float">
            <text:p>0.3512137532</text:p>
          </table:table-cell>
          <table:table-cell office:value-type="float" office:value="0.371492981910706" calcext:value-type="float">
            <text:p>0.3714929819</text:p>
          </table:table-cell>
          <table:table-cell office:value-type="float" office:value="0.349481403827667" calcext:value-type="float">
            <text:p>0.3494814038</text:p>
          </table:table-cell>
        </table:table-row>
        <table:table-row table:style-name="ro1">
          <table:table-cell office:value-type="float" office:value="1537178162.8086" calcext:value-type="float">
            <text:p>1537178162.8086</text:p>
          </table:table-cell>
          <table:table-cell office:value-type="float" office:value="879" calcext:value-type="float">
            <text:p>879</text:p>
          </table:table-cell>
          <table:table-cell office:value-type="float" office:value="0.329820454120636" calcext:value-type="float">
            <text:p>0.3298204541</text:p>
          </table:table-cell>
          <table:table-cell office:value-type="float" office:value="0.374252200126648" calcext:value-type="float">
            <text:p>0.3742522001</text:p>
          </table:table-cell>
          <table:table-cell office:value-type="float" office:value="0.349121332168579" calcext:value-type="float">
            <text:p>0.3491213322</text:p>
          </table:table-cell>
        </table:table-row>
        <table:table-row table:style-name="ro1">
          <table:table-cell office:value-type="float" office:value="1537178180.62086" calcext:value-type="float">
            <text:p>1537178180.62086</text:p>
          </table:table-cell>
          <table:table-cell office:value-type="float" office:value="880" calcext:value-type="float">
            <text:p>880</text:p>
          </table:table-cell>
          <table:table-cell office:value-type="float" office:value="0.336866736412048" calcext:value-type="float">
            <text:p>0.3368667364</text:p>
          </table:table-cell>
          <table:table-cell office:value-type="float" office:value="0.371474623680115" calcext:value-type="float">
            <text:p>0.3714746237</text:p>
          </table:table-cell>
          <table:table-cell office:value-type="float" office:value="0.350462317466736" calcext:value-type="float">
            <text:p>0.3504623175</text:p>
          </table:table-cell>
        </table:table-row>
        <table:table-row table:style-name="ro1">
          <table:table-cell office:value-type="float" office:value="1537178287.25693" calcext:value-type="float">
            <text:p>1537178287.25693</text:p>
          </table:table-cell>
          <table:table-cell office:value-type="float" office:value="881" calcext:value-type="float">
            <text:p>881</text:p>
          </table:table-cell>
          <table:table-cell office:value-type="float" office:value="0.344827353954315" calcext:value-type="float">
            <text:p>0.344827354</text:p>
          </table:table-cell>
          <table:table-cell office:value-type="float" office:value="0.375333786010742" calcext:value-type="float">
            <text:p>0.375333786</text:p>
          </table:table-cell>
          <table:table-cell office:value-type="float" office:value="0.350550591945648" calcext:value-type="float">
            <text:p>0.3505505919</text:p>
          </table:table-cell>
        </table:table-row>
        <table:table-row table:style-name="ro1">
          <table:table-cell office:value-type="float" office:value="1537178445.96924" calcext:value-type="float">
            <text:p>1537178445.96924</text:p>
          </table:table-cell>
          <table:table-cell office:value-type="float" office:value="882" calcext:value-type="float">
            <text:p>882</text:p>
          </table:table-cell>
          <table:table-cell office:value-type="float" office:value="0.3377445936203" calcext:value-type="float">
            <text:p>0.3377445936</text:p>
          </table:table-cell>
          <table:table-cell office:value-type="float" office:value="0.376798838376999" calcext:value-type="float">
            <text:p>0.3767988384</text:p>
          </table:table-cell>
          <table:table-cell office:value-type="float" office:value="0.35150808095932" calcext:value-type="float">
            <text:p>0.351508081</text:p>
          </table:table-cell>
        </table:table-row>
        <table:table-row table:style-name="ro1">
          <table:table-cell office:value-type="float" office:value="1537178512.67527" calcext:value-type="float">
            <text:p>1537178512.67527</text:p>
          </table:table-cell>
          <table:table-cell office:value-type="float" office:value="883" calcext:value-type="float">
            <text:p>883</text:p>
          </table:table-cell>
          <table:table-cell office:value-type="float" office:value="0.336239546537399" calcext:value-type="float">
            <text:p>0.3362395465</text:p>
          </table:table-cell>
          <table:table-cell office:value-type="float" office:value="0.375079929828644" calcext:value-type="float">
            <text:p>0.3750799298</text:p>
          </table:table-cell>
          <table:table-cell office:value-type="float" office:value="0.351694464683533" calcext:value-type="float">
            <text:p>0.3516944647</text:p>
          </table:table-cell>
        </table:table-row>
        <table:table-row table:style-name="ro1">
          <table:table-cell office:value-type="float" office:value="1537178545.75908" calcext:value-type="float">
            <text:p>1537178545.75908</text:p>
          </table:table-cell>
          <table:table-cell office:value-type="float" office:value="884" calcext:value-type="float">
            <text:p>884</text:p>
          </table:table-cell>
          <table:table-cell office:value-type="float" office:value="0.335856348276138" calcext:value-type="float">
            <text:p>0.3358563483</text:p>
          </table:table-cell>
          <table:table-cell office:value-type="float" office:value="0.375628501176834" calcext:value-type="float">
            <text:p>0.3756285012</text:p>
          </table:table-cell>
          <table:table-cell office:value-type="float" office:value="0.351923525333405" calcext:value-type="float">
            <text:p>0.3519235253</text:p>
          </table:table-cell>
        </table:table-row>
        <table:table-row table:style-name="ro1">
          <table:table-cell office:value-type="float" office:value="1537178643.97631" calcext:value-type="float">
            <text:p>1537178643.97631</text:p>
          </table:table-cell>
          <table:table-cell office:value-type="float" office:value="885" calcext:value-type="float">
            <text:p>885</text:p>
          </table:table-cell>
          <table:table-cell office:value-type="float" office:value="0.340437769889832" calcext:value-type="float">
            <text:p>0.3404377699</text:p>
          </table:table-cell>
          <table:table-cell office:value-type="float" office:value="0.372773289680481" calcext:value-type="float">
            <text:p>0.3727732897</text:p>
          </table:table-cell>
          <table:table-cell office:value-type="float" office:value="0.351699322462082" calcext:value-type="float">
            <text:p>0.3516993225</text:p>
          </table:table-cell>
        </table:table-row>
        <table:table-row table:style-name="ro1">
          <table:table-cell office:value-type="float" office:value="1537178693.04776" calcext:value-type="float">
            <text:p>1537178693.04776</text:p>
          </table:table-cell>
          <table:table-cell office:value-type="float" office:value="886" calcext:value-type="float">
            <text:p>886</text:p>
          </table:table-cell>
          <table:table-cell office:value-type="float" office:value="0.34112673997879" calcext:value-type="float">
            <text:p>0.34112674</text:p>
          </table:table-cell>
          <table:table-cell office:value-type="float" office:value="0.374894350767136" calcext:value-type="float">
            <text:p>0.3748943508</text:p>
          </table:table-cell>
          <table:table-cell office:value-type="float" office:value="0.361807405948639" calcext:value-type="float">
            <text:p>0.3618074059</text:p>
          </table:table-cell>
        </table:table-row>
        <table:table-row table:style-name="ro1">
          <table:table-cell office:value-type="float" office:value="1537178775.35286" calcext:value-type="float">
            <text:p>1537178775.35286</text:p>
          </table:table-cell>
          <table:table-cell office:value-type="float" office:value="887" calcext:value-type="float">
            <text:p>887</text:p>
          </table:table-cell>
          <table:table-cell office:value-type="float" office:value="0.340727120637894" calcext:value-type="float">
            <text:p>0.3407271206</text:p>
          </table:table-cell>
          <table:table-cell office:value-type="float" office:value="0.375728994607925" calcext:value-type="float">
            <text:p>0.3757289946</text:p>
          </table:table-cell>
          <table:table-cell office:value-type="float" office:value="0.329808592796326" calcext:value-type="float">
            <text:p>0.3298085928</text:p>
          </table:table-cell>
        </table:table-row>
        <table:table-row table:style-name="ro1">
          <table:table-cell office:value-type="float" office:value="1537179068.54794" calcext:value-type="float">
            <text:p>1537179068.54794</text:p>
          </table:table-cell>
          <table:table-cell office:value-type="float" office:value="888" calcext:value-type="float">
            <text:p>888</text:p>
          </table:table-cell>
          <table:table-cell office:value-type="float" office:value="0.347331017255783" calcext:value-type="float">
            <text:p>0.3473310173</text:p>
          </table:table-cell>
          <table:table-cell office:value-type="float" office:value="0.376598715782165" calcext:value-type="float">
            <text:p>0.3765987158</text:p>
          </table:table-cell>
          <table:table-cell office:value-type="float" office:value="0.331260681152344" calcext:value-type="float">
            <text:p>0.3312606812</text:p>
          </table:table-cell>
        </table:table-row>
        <table:table-row table:style-name="ro1">
          <table:table-cell office:value-type="float" office:value="1537179150.19339" calcext:value-type="float">
            <text:p>1537179150.19339</text:p>
          </table:table-cell>
          <table:table-cell office:value-type="float" office:value="889" calcext:value-type="float">
            <text:p>889</text:p>
          </table:table-cell>
          <table:table-cell office:value-type="float" office:value="0.346425533294678" calcext:value-type="float">
            <text:p>0.3464255333</text:p>
          </table:table-cell>
          <table:table-cell office:value-type="float" office:value="0.383086800575256" calcext:value-type="float">
            <text:p>0.3830868006</text:p>
          </table:table-cell>
          <table:table-cell office:value-type="float" office:value="0.333316564559936" calcext:value-type="float">
            <text:p>0.3333165646</text:p>
          </table:table-cell>
        </table:table-row>
        <table:table-row table:style-name="ro1">
          <table:table-cell office:value-type="float" office:value="1537179247.91564" calcext:value-type="float">
            <text:p>1537179247.91564</text:p>
          </table:table-cell>
          <table:table-cell office:value-type="float" office:value="890" calcext:value-type="float">
            <text:p>890</text:p>
          </table:table-cell>
          <table:table-cell office:value-type="float" office:value="0.347005069255829" calcext:value-type="float">
            <text:p>0.3470050693</text:p>
          </table:table-cell>
          <table:table-cell office:value-type="float" office:value="0.384398132562637" calcext:value-type="float">
            <text:p>0.3843981326</text:p>
          </table:table-cell>
          <table:table-cell office:value-type="float" office:value="0.338737457990646" calcext:value-type="float">
            <text:p>0.338737458</text:p>
          </table:table-cell>
        </table:table-row>
        <table:table-row table:style-name="ro1">
          <table:table-cell office:value-type="float" office:value="1537179362.16142" calcext:value-type="float">
            <text:p>1537179362.16142</text:p>
          </table:table-cell>
          <table:table-cell office:value-type="float" office:value="891" calcext:value-type="float">
            <text:p>891</text:p>
          </table:table-cell>
          <table:table-cell office:value-type="float" office:value="0.347581267356873" calcext:value-type="float">
            <text:p>0.3475812674</text:p>
          </table:table-cell>
          <table:table-cell office:value-type="float" office:value="0.385170847177505" calcext:value-type="float">
            <text:p>0.3851708472</text:p>
          </table:table-cell>
          <table:table-cell office:value-type="float" office:value="0.339266389608383" calcext:value-type="float">
            <text:p>0.3392663896</text:p>
          </table:table-cell>
        </table:table-row>
        <table:table-row table:style-name="ro1">
          <table:table-cell office:value-type="float" office:value="1537179427.62704" calcext:value-type="float">
            <text:p>1537179427.62704</text:p>
          </table:table-cell>
          <table:table-cell office:value-type="float" office:value="892" calcext:value-type="float">
            <text:p>892</text:p>
          </table:table-cell>
          <table:table-cell office:value-type="float" office:value="0.346376240253448" calcext:value-type="float">
            <text:p>0.3463762403</text:p>
          </table:table-cell>
          <table:table-cell office:value-type="float" office:value="0.384888857603073" calcext:value-type="float">
            <text:p>0.3848888576</text:p>
          </table:table-cell>
          <table:table-cell office:value-type="float" office:value="0.337800145149231" calcext:value-type="float">
            <text:p>0.3378001451</text:p>
          </table:table-cell>
        </table:table-row>
        <table:table-row table:style-name="ro1">
          <table:table-cell office:value-type="float" office:value="1537179476.63223" calcext:value-type="float">
            <text:p>1537179476.63223</text:p>
          </table:table-cell>
          <table:table-cell office:value-type="float" office:value="893" calcext:value-type="float">
            <text:p>893</text:p>
          </table:table-cell>
          <table:table-cell office:value-type="float" office:value="0.346669554710388" calcext:value-type="float">
            <text:p>0.3466695547</text:p>
          </table:table-cell>
          <table:table-cell office:value-type="float" office:value="0.384722858667374" calcext:value-type="float">
            <text:p>0.3847228587</text:p>
          </table:table-cell>
          <table:table-cell office:value-type="float" office:value="0.341007560491562" calcext:value-type="float">
            <text:p>0.3410075605</text:p>
          </table:table-cell>
        </table:table-row>
        <table:table-row table:style-name="ro1">
          <table:table-cell office:value-type="float" office:value="1537179724.39267" calcext:value-type="float">
            <text:p>1537179724.39267</text:p>
          </table:table-cell>
          <table:table-cell office:value-type="float" office:value="894" calcext:value-type="float">
            <text:p>894</text:p>
          </table:table-cell>
          <table:table-cell office:value-type="float" office:value="0.347805172204971" calcext:value-type="float">
            <text:p>0.3478051722</text:p>
          </table:table-cell>
          <table:table-cell office:value-type="float" office:value="0.384498566389084" calcext:value-type="float">
            <text:p>0.3844985664</text:p>
          </table:table-cell>
          <table:table-cell office:value-type="float" office:value="0.340813726186752" calcext:value-type="float">
            <text:p>0.3408137262</text:p>
          </table:table-cell>
        </table:table-row>
        <table:table-row table:style-name="ro1">
          <table:table-cell office:value-type="float" office:value="1537179856.71272" calcext:value-type="float">
            <text:p>1537179856.71272</text:p>
          </table:table-cell>
          <table:table-cell office:value-type="float" office:value="895" calcext:value-type="float">
            <text:p>895</text:p>
          </table:table-cell>
          <table:table-cell office:value-type="float" office:value="0.347792893648148" calcext:value-type="float">
            <text:p>0.3477928936</text:p>
          </table:table-cell>
          <table:table-cell office:value-type="float" office:value="0.384379118680954" calcext:value-type="float">
            <text:p>0.3843791187</text:p>
          </table:table-cell>
          <table:table-cell office:value-type="float" office:value="0.337636381387711" calcext:value-type="float">
            <text:p>0.3376363814</text:p>
          </table:table-cell>
        </table:table-row>
        <table:table-row table:style-name="ro1">
          <table:table-cell office:value-type="float" office:value="1537179921.96291" calcext:value-type="float">
            <text:p>1537179921.96291</text:p>
          </table:table-cell>
          <table:table-cell office:value-type="float" office:value="896" calcext:value-type="float">
            <text:p>896</text:p>
          </table:table-cell>
          <table:table-cell office:value-type="float" office:value="0.347537249326706" calcext:value-type="float">
            <text:p>0.3475372493</text:p>
          </table:table-cell>
          <table:table-cell office:value-type="float" office:value="0.384603053331375" calcext:value-type="float">
            <text:p>0.3846030533</text:p>
          </table:table-cell>
          <table:table-cell office:value-type="float" office:value="0.339434117078781" calcext:value-type="float">
            <text:p>0.3394341171</text:p>
          </table:table-cell>
        </table:table-row>
        <table:table-row table:style-name="ro1">
          <table:table-cell office:value-type="float" office:value="1537179938.34081" calcext:value-type="float">
            <text:p>1537179938.34081</text:p>
          </table:table-cell>
          <table:table-cell office:value-type="float" office:value="897" calcext:value-type="float">
            <text:p>897</text:p>
          </table:table-cell>
          <table:table-cell office:value-type="float" office:value="0.347294628620148" calcext:value-type="float">
            <text:p>0.3472946286</text:p>
          </table:table-cell>
          <table:table-cell office:value-type="float" office:value="0.385238260030746" calcext:value-type="float">
            <text:p>0.38523826</text:p>
          </table:table-cell>
          <table:table-cell office:value-type="float" office:value="0.338771104812622" calcext:value-type="float">
            <text:p>0.3387711048</text:p>
          </table:table-cell>
        </table:table-row>
        <table:table-row table:style-name="ro1">
          <table:table-cell office:value-type="float" office:value="1537180330.23909" calcext:value-type="float">
            <text:p>1537180330.23909</text:p>
          </table:table-cell>
          <table:table-cell office:value-type="float" office:value="898" calcext:value-type="float">
            <text:p>898</text:p>
          </table:table-cell>
          <table:table-cell office:value-type="float" office:value="0.347006112337112" calcext:value-type="float">
            <text:p>0.3470061123</text:p>
          </table:table-cell>
          <table:table-cell office:value-type="float" office:value="0.370870292186737" calcext:value-type="float">
            <text:p>0.3708702922</text:p>
          </table:table-cell>
          <table:table-cell office:value-type="float" office:value="0.338767647743225" calcext:value-type="float">
            <text:p>0.3387676477</text:p>
          </table:table-cell>
        </table:table-row>
        <table:table-row table:style-name="ro1">
          <table:table-cell office:value-type="float" office:value="1537180379.6448" calcext:value-type="float">
            <text:p>1537180379.6448</text:p>
          </table:table-cell>
          <table:table-cell office:value-type="float" office:value="899" calcext:value-type="float">
            <text:p>899</text:p>
          </table:table-cell>
          <table:table-cell office:value-type="float" office:value="0.345781773328781" calcext:value-type="float">
            <text:p>0.3457817733</text:p>
          </table:table-cell>
          <table:table-cell office:value-type="float" office:value="0.367602109909058" calcext:value-type="float">
            <text:p>0.3676021099</text:p>
          </table:table-cell>
          <table:table-cell office:value-type="float" office:value="0.339293569326401" calcext:value-type="float">
            <text:p>0.3392935693</text:p>
          </table:table-cell>
        </table:table-row>
        <table:table-row table:style-name="ro1">
          <table:table-cell office:value-type="float" office:value="1537180396.48389" calcext:value-type="float">
            <text:p>1537180396.48389</text:p>
          </table:table-cell>
          <table:table-cell office:value-type="float" office:value="900" calcext:value-type="float">
            <text:p>900</text:p>
          </table:table-cell>
          <table:table-cell office:value-type="float" office:value="0.343394160270691" calcext:value-type="float">
            <text:p>0.3433941603</text:p>
          </table:table-cell>
          <table:table-cell office:value-type="float" office:value="0.365252315998077" calcext:value-type="float">
            <text:p>0.365252316</text:p>
          </table:table-cell>
          <table:table-cell office:value-type="float" office:value="0.340195089578629" calcext:value-type="float">
            <text:p>0.3401950896</text:p>
          </table:table-cell>
        </table:table-row>
        <table:table-row table:style-name="ro1">
          <table:table-cell office:value-type="float" office:value="1537180429.8647" calcext:value-type="float">
            <text:p>1537180429.8647</text:p>
          </table:table-cell>
          <table:table-cell office:value-type="float" office:value="901" calcext:value-type="float">
            <text:p>901</text:p>
          </table:table-cell>
          <table:table-cell office:value-type="float" office:value="0.343085646629333" calcext:value-type="float">
            <text:p>0.3430856466</text:p>
          </table:table-cell>
          <table:table-cell office:value-type="float" office:value="0.369857013225555" calcext:value-type="float">
            <text:p>0.3698570132</text:p>
          </table:table-cell>
          <table:table-cell office:value-type="float" office:value="0.341911524534225" calcext:value-type="float">
            <text:p>0.3419115245</text:p>
          </table:table-cell>
        </table:table-row>
        <table:table-row table:style-name="ro1">
          <table:table-cell office:value-type="float" office:value="1537180463.54794" calcext:value-type="float">
            <text:p>1537180463.54794</text:p>
          </table:table-cell>
          <table:table-cell office:value-type="float" office:value="902" calcext:value-type="float">
            <text:p>902</text:p>
          </table:table-cell>
          <table:table-cell office:value-type="float" office:value="0.341576367616653" calcext:value-type="float">
            <text:p>0.3415763676</text:p>
          </table:table-cell>
          <table:table-cell office:value-type="float" office:value="0.37658017873764" calcext:value-type="float">
            <text:p>0.3765801787</text:p>
          </table:table-cell>
          <table:table-cell office:value-type="float" office:value="0.341820389032364" calcext:value-type="float">
            <text:p>0.341820389</text:p>
          </table:table-cell>
        </table:table-row>
        <table:table-row table:style-name="ro1">
          <table:table-cell office:value-type="float" office:value="1537180480.39232" calcext:value-type="float">
            <text:p>1537180480.39232</text:p>
          </table:table-cell>
          <table:table-cell office:value-type="float" office:value="903" calcext:value-type="float">
            <text:p>903</text:p>
          </table:table-cell>
          <table:table-cell office:value-type="float" office:value="0.342054784297943" calcext:value-type="float">
            <text:p>0.3420547843</text:p>
          </table:table-cell>
          <table:table-cell office:value-type="float" office:value="0.37565490603447" calcext:value-type="float">
            <text:p>0.375654906</text:p>
          </table:table-cell>
          <table:table-cell office:value-type="float" office:value="0.341472536325455" calcext:value-type="float">
            <text:p>0.3414725363</text:p>
          </table:table-cell>
        </table:table-row>
        <table:table-row table:style-name="ro1">
          <table:table-cell office:value-type="float" office:value="1537180547.56708" calcext:value-type="float">
            <text:p>1537180547.56708</text:p>
          </table:table-cell>
          <table:table-cell office:value-type="float" office:value="904" calcext:value-type="float">
            <text:p>904</text:p>
          </table:table-cell>
          <table:table-cell office:value-type="float" office:value="0.346450686454773" calcext:value-type="float">
            <text:p>0.3464506865</text:p>
          </table:table-cell>
          <table:table-cell office:value-type="float" office:value="0.37736451625824" calcext:value-type="float">
            <text:p>0.3773645163</text:p>
          </table:table-cell>
          <table:table-cell office:value-type="float" office:value="0.340468436479568" calcext:value-type="float">
            <text:p>0.3404684365</text:p>
          </table:table-cell>
        </table:table-row>
        <table:table-row table:style-name="ro1">
          <table:table-cell office:value-type="float" office:value="1537180564.43502" calcext:value-type="float">
            <text:p>1537180564.43502</text:p>
          </table:table-cell>
          <table:table-cell office:value-type="float" office:value="905" calcext:value-type="float">
            <text:p>905</text:p>
          </table:table-cell>
          <table:table-cell office:value-type="float" office:value="0.34523069858551" calcext:value-type="float">
            <text:p>0.3452306986</text:p>
          </table:table-cell>
          <table:table-cell office:value-type="float" office:value="0.375094473361969" calcext:value-type="float">
            <text:p>0.3750944734</text:p>
          </table:table-cell>
          <table:table-cell office:value-type="float" office:value="0.340750426054001" calcext:value-type="float">
            <text:p>0.3407504261</text:p>
          </table:table-cell>
        </table:table-row>
        <table:table-row table:style-name="ro1">
          <table:table-cell office:value-type="float" office:value="1537180749.29736" calcext:value-type="float">
            <text:p>1537180749.29736</text:p>
          </table:table-cell>
          <table:table-cell office:value-type="float" office:value="906" calcext:value-type="float">
            <text:p>906</text:p>
          </table:table-cell>
          <table:table-cell office:value-type="float" office:value="0.343853116035461" calcext:value-type="float">
            <text:p>0.343853116</text:p>
          </table:table-cell>
          <table:table-cell office:value-type="float" office:value="0.379493594169617" calcext:value-type="float">
            <text:p>0.3794935942</text:p>
          </table:table-cell>
          <table:table-cell office:value-type="float" office:value="0.340630948543549" calcext:value-type="float">
            <text:p>0.3406309485</text:p>
          </table:table-cell>
        </table:table-row>
        <table:table-row table:style-name="ro1">
          <table:table-cell office:value-type="float" office:value="1537180849.09501" calcext:value-type="float">
            <text:p>1537180849.09501</text:p>
          </table:table-cell>
          <table:table-cell office:value-type="float" office:value="907" calcext:value-type="float">
            <text:p>907</text:p>
          </table:table-cell>
          <table:table-cell office:value-type="float" office:value="0.345160156488419" calcext:value-type="float">
            <text:p>0.3451601565</text:p>
          </table:table-cell>
          <table:table-cell office:value-type="float" office:value="0.379870682954788" calcext:value-type="float">
            <text:p>0.379870683</text:p>
          </table:table-cell>
          <table:table-cell office:value-type="float" office:value="0.341372936964035" calcext:value-type="float">
            <text:p>0.341372937</text:p>
          </table:table-cell>
        </table:table-row>
        <table:table-row table:style-name="ro1">
          <table:table-cell office:value-type="float" office:value="1537180916.04475" calcext:value-type="float">
            <text:p>1537180916.04475</text:p>
          </table:table-cell>
          <table:table-cell office:value-type="float" office:value="908" calcext:value-type="float">
            <text:p>908</text:p>
          </table:table-cell>
          <table:table-cell office:value-type="float" office:value="0.343537479639053" calcext:value-type="float">
            <text:p>0.3435374796</text:p>
          </table:table-cell>
          <table:table-cell office:value-type="float" office:value="0.379871129989624" calcext:value-type="float">
            <text:p>0.37987113</text:p>
          </table:table-cell>
          <table:table-cell office:value-type="float" office:value="0.340881079435348" calcext:value-type="float">
            <text:p>0.3408810794</text:p>
          </table:table-cell>
        </table:table-row>
        <table:table-row table:style-name="ro1">
          <table:table-cell office:value-type="float" office:value="1537181302.98826" calcext:value-type="float">
            <text:p>1537181302.98826</text:p>
          </table:table-cell>
          <table:table-cell office:value-type="float" office:value="909" calcext:value-type="float">
            <text:p>909</text:p>
          </table:table-cell>
          <table:table-cell office:value-type="float" office:value="0.344146579504013" calcext:value-type="float">
            <text:p>0.3441465795</text:p>
          </table:table-cell>
          <table:table-cell office:value-type="float" office:value="0.380099326372147" calcext:value-type="float">
            <text:p>0.3800993264</text:p>
          </table:table-cell>
          <table:table-cell office:value-type="float" office:value="0.342048734426498" calcext:value-type="float">
            <text:p>0.3420487344</text:p>
          </table:table-cell>
        </table:table-row>
        <table:table-row table:style-name="ro1">
          <table:table-cell office:value-type="float" office:value="1537181521.91841" calcext:value-type="float">
            <text:p>1537181521.91841</text:p>
          </table:table-cell>
          <table:table-cell office:value-type="float" office:value="910" calcext:value-type="float">
            <text:p>910</text:p>
          </table:table-cell>
          <table:table-cell office:value-type="float" office:value="0.348043888807297" calcext:value-type="float">
            <text:p>0.3480438888</text:p>
          </table:table-cell>
          <table:table-cell office:value-type="float" office:value="0.379601389169693" calcext:value-type="float">
            <text:p>0.3796013892</text:p>
          </table:table-cell>
          <table:table-cell office:value-type="float" office:value="0.342288792133331" calcext:value-type="float">
            <text:p>0.3422887921</text:p>
          </table:table-cell>
        </table:table-row>
        <table:table-row table:style-name="ro1">
          <table:table-cell office:value-type="float" office:value="1537181657.21979" calcext:value-type="float">
            <text:p>1537181657.21979</text:p>
          </table:table-cell>
          <table:table-cell office:value-type="float" office:value="911" calcext:value-type="float">
            <text:p>911</text:p>
          </table:table-cell>
          <table:table-cell office:value-type="float" office:value="0.349508345127106" calcext:value-type="float">
            <text:p>0.3495083451</text:p>
          </table:table-cell>
          <table:table-cell office:value-type="float" office:value="0.382124423980713" calcext:value-type="float">
            <text:p>0.382124424</text:p>
          </table:table-cell>
          <table:table-cell office:value-type="float" office:value="0.342957705259323" calcext:value-type="float">
            <text:p>0.3429577053</text:p>
          </table:table-cell>
        </table:table-row>
        <table:table-row table:style-name="ro1">
          <table:table-cell office:value-type="float" office:value="1537181758.26961" calcext:value-type="float">
            <text:p>1537181758.26961</text:p>
          </table:table-cell>
          <table:table-cell office:value-type="float" office:value="912" calcext:value-type="float">
            <text:p>912</text:p>
          </table:table-cell>
          <table:table-cell office:value-type="float" office:value="0.349092870950699" calcext:value-type="float">
            <text:p>0.349092871</text:p>
          </table:table-cell>
          <table:table-cell office:value-type="float" office:value="0.380037903785706" calcext:value-type="float">
            <text:p>0.3800379038</text:p>
          </table:table-cell>
          <table:table-cell office:value-type="float" office:value="0.343236654996872" calcext:value-type="float">
            <text:p>0.343236655</text:p>
          </table:table-cell>
        </table:table-row>
        <table:table-row table:style-name="ro1">
          <table:table-cell office:value-type="float" office:value="1537181791.65238" calcext:value-type="float">
            <text:p>1537181791.65238</text:p>
          </table:table-cell>
          <table:table-cell office:value-type="float" office:value="913" calcext:value-type="float">
            <text:p>913</text:p>
          </table:table-cell>
          <table:table-cell office:value-type="float" office:value="0.349434435367584" calcext:value-type="float">
            <text:p>0.3494344354</text:p>
          </table:table-cell>
          <table:table-cell office:value-type="float" office:value="0.380715370178223" calcext:value-type="float">
            <text:p>0.3807153702</text:p>
          </table:table-cell>
          <table:table-cell office:value-type="float" office:value="0.342145055532455" calcext:value-type="float">
            <text:p>0.3421450555</text:p>
          </table:table-cell>
        </table:table-row>
        <table:table-row table:style-name="ro1">
          <table:table-cell office:value-type="float" office:value="1537181808.65844" calcext:value-type="float">
            <text:p>1537181808.65844</text:p>
          </table:table-cell>
          <table:table-cell office:value-type="float" office:value="914" calcext:value-type="float">
            <text:p>914</text:p>
          </table:table-cell>
          <table:table-cell office:value-type="float" office:value="0.34950315952301" calcext:value-type="float">
            <text:p>0.3495031595</text:p>
          </table:table-cell>
          <table:table-cell office:value-type="float" office:value="0.379263401031494" calcext:value-type="float">
            <text:p>0.379263401</text:p>
          </table:table-cell>
          <table:table-cell office:value-type="float" office:value="0.342133492231369" calcext:value-type="float">
            <text:p>0.3421334922</text:p>
          </table:table-cell>
        </table:table-row>
        <table:table-row table:style-name="ro1">
          <table:table-cell office:value-type="float" office:value="1537181977.85692" calcext:value-type="float">
            <text:p>1537181977.85692</text:p>
          </table:table-cell>
          <table:table-cell office:value-type="float" office:value="915" calcext:value-type="float">
            <text:p>915</text:p>
          </table:table-cell>
          <table:table-cell office:value-type="float" office:value="0.35038748383522" calcext:value-type="float">
            <text:p>0.3503874838</text:p>
          </table:table-cell>
          <table:table-cell office:value-type="float" office:value="0.379118531942368" calcext:value-type="float">
            <text:p>0.3791185319</text:p>
          </table:table-cell>
          <table:table-cell office:value-type="float" office:value="0.341920614242554" calcext:value-type="float">
            <text:p>0.3419206142</text:p>
          </table:table-cell>
        </table:table-row>
        <table:table-row table:style-name="ro1">
          <table:table-cell office:value-type="float" office:value="1537181994.8565" calcext:value-type="float">
            <text:p>1537181994.8565</text:p>
          </table:table-cell>
          <table:table-cell office:value-type="float" office:value="916" calcext:value-type="float">
            <text:p>916</text:p>
          </table:table-cell>
          <table:table-cell office:value-type="float" office:value="0.350379854440689" calcext:value-type="float">
            <text:p>0.3503798544</text:p>
          </table:table-cell>
          <table:table-cell office:value-type="float" office:value="0.379318565130234" calcext:value-type="float">
            <text:p>0.3793185651</text:p>
          </table:table-cell>
          <table:table-cell office:value-type="float" office:value="0.341747939586639" calcext:value-type="float">
            <text:p>0.3417479396</text:p>
          </table:table-cell>
        </table:table-row>
        <table:table-row table:style-name="ro1">
          <table:table-cell office:value-type="float" office:value="1537182342.04861" calcext:value-type="float">
            <text:p>1537182342.04861</text:p>
          </table:table-cell>
          <table:table-cell office:value-type="float" office:value="917" calcext:value-type="float">
            <text:p>917</text:p>
          </table:table-cell>
          <table:table-cell office:value-type="float" office:value="0.332962900400162" calcext:value-type="float">
            <text:p>0.3329629004</text:p>
          </table:table-cell>
          <table:table-cell office:value-type="float" office:value="0.379630744457245" calcext:value-type="float">
            <text:p>0.3796307445</text:p>
          </table:table-cell>
          <table:table-cell office:value-type="float" office:value="0.341739147901535" calcext:value-type="float">
            <text:p>0.3417391479</text:p>
          </table:table-cell>
        </table:table-row>
        <table:table-row table:style-name="ro1">
          <table:table-cell office:value-type="float" office:value="1537182393.5568" calcext:value-type="float">
            <text:p>1537182393.5568</text:p>
          </table:table-cell>
          <table:table-cell office:value-type="float" office:value="918" calcext:value-type="float">
            <text:p>918</text:p>
          </table:table-cell>
          <table:table-cell office:value-type="float" office:value="0.340155184268951" calcext:value-type="float">
            <text:p>0.3401551843</text:p>
          </table:table-cell>
          <table:table-cell office:value-type="float" office:value="0.380684614181519" calcext:value-type="float">
            <text:p>0.3806846142</text:p>
          </table:table-cell>
          <table:table-cell office:value-type="float" office:value="0.341609328985214" calcext:value-type="float">
            <text:p>0.341609329</text:p>
          </table:table-cell>
        </table:table-row>
        <table:table-row table:style-name="ro1">
          <table:table-cell office:value-type="float" office:value="1537182577.40857" calcext:value-type="float">
            <text:p>1537182577.40857</text:p>
          </table:table-cell>
          <table:table-cell office:value-type="float" office:value="919" calcext:value-type="float">
            <text:p>919</text:p>
          </table:table-cell>
          <table:table-cell office:value-type="float" office:value="0.340671271085739" calcext:value-type="float">
            <text:p>0.3406712711</text:p>
          </table:table-cell>
          <table:table-cell office:value-type="float" office:value="0.380568444728851" calcext:value-type="float">
            <text:p>0.3805684447</text:p>
          </table:table-cell>
          <table:table-cell office:value-type="float" office:value="0.341863185167313" calcext:value-type="float">
            <text:p>0.3418631852</text:p>
          </table:table-cell>
        </table:table-row>
        <table:table-row table:style-name="ro1">
          <table:table-cell office:value-type="float" office:value="1537182594.00339" calcext:value-type="float">
            <text:p>1537182594.00339</text:p>
          </table:table-cell>
          <table:table-cell office:value-type="float" office:value="920" calcext:value-type="float">
            <text:p>920</text:p>
          </table:table-cell>
          <table:table-cell office:value-type="float" office:value="0.341210067272186" calcext:value-type="float">
            <text:p>0.3412100673</text:p>
          </table:table-cell>
          <table:table-cell office:value-type="float" office:value="0.381128966808319" calcext:value-type="float">
            <text:p>0.3811289668</text:p>
          </table:table-cell>
          <table:table-cell office:value-type="float" office:value="0.342528313398361" calcext:value-type="float">
            <text:p>0.3425283134</text:p>
          </table:table-cell>
        </table:table-row>
        <table:table-row table:style-name="ro1">
          <table:table-cell office:value-type="float" office:value="1537182644.47207" calcext:value-type="float">
            <text:p>1537182644.47207</text:p>
          </table:table-cell>
          <table:table-cell office:value-type="float" office:value="921" calcext:value-type="float">
            <text:p>921</text:p>
          </table:table-cell>
          <table:table-cell office:value-type="float" office:value="0.341143429279327" calcext:value-type="float">
            <text:p>0.3411434293</text:p>
          </table:table-cell>
          <table:table-cell office:value-type="float" office:value="0.380867302417755" calcext:value-type="float">
            <text:p>0.3808673024</text:p>
          </table:table-cell>
          <table:table-cell office:value-type="float" office:value="0.342625200748444" calcext:value-type="float">
            <text:p>0.3426252007</text:p>
          </table:table-cell>
        </table:table-row>
        <table:table-row table:style-name="ro1">
          <table:table-cell office:value-type="float" office:value="1537182812.79868" calcext:value-type="float">
            <text:p>1537182812.79868</text:p>
          </table:table-cell>
          <table:table-cell office:value-type="float" office:value="922" calcext:value-type="float">
            <text:p>922</text:p>
          </table:table-cell>
          <table:table-cell office:value-type="float" office:value="0.338349044322968" calcext:value-type="float">
            <text:p>0.3383490443</text:p>
          </table:table-cell>
          <table:table-cell office:value-type="float" office:value="0.41635137796402" calcext:value-type="float">
            <text:p>0.416351378</text:p>
          </table:table-cell>
          <table:table-cell office:value-type="float" office:value="0.342292726039886" calcext:value-type="float">
            <text:p>0.342292726</text:p>
          </table:table-cell>
        </table:table-row>
        <table:table-row table:style-name="ro1">
          <table:table-cell office:value-type="float" office:value="1537182937.78361" calcext:value-type="float">
            <text:p>1537182937.78361</text:p>
          </table:table-cell>
          <table:table-cell office:value-type="float" office:value="923" calcext:value-type="float">
            <text:p>923</text:p>
          </table:table-cell>
          <table:table-cell office:value-type="float" office:value="0.340107470750809" calcext:value-type="float">
            <text:p>0.3401074708</text:p>
          </table:table-cell>
          <table:table-cell office:value-type="float" office:value="0.374409288167953" calcext:value-type="float">
            <text:p>0.3744092882</text:p>
          </table:table-cell>
          <table:table-cell office:value-type="float" office:value="0.342356383800507" calcext:value-type="float">
            <text:p>0.3423563838</text:p>
          </table:table-cell>
        </table:table-row>
        <table:table-row table:style-name="ro1">
          <table:table-cell office:value-type="float" office:value="1537183009.5504" calcext:value-type="float">
            <text:p>1537183009.5504</text:p>
          </table:table-cell>
          <table:table-cell office:value-type="float" office:value="924" calcext:value-type="float">
            <text:p>924</text:p>
          </table:table-cell>
          <table:table-cell office:value-type="float" office:value="0.341980844736099" calcext:value-type="float">
            <text:p>0.3419808447</text:p>
          </table:table-cell>
          <table:table-cell office:value-type="float" office:value="0.379709005355835" calcext:value-type="float">
            <text:p>0.3797090054</text:p>
          </table:table-cell>
          <table:table-cell office:value-type="float" office:value="0.342748612165451" calcext:value-type="float">
            <text:p>0.3427486122</text:p>
          </table:table-cell>
        </table:table-row>
        <table:table-row table:style-name="ro1">
          <table:table-cell office:value-type="float" office:value="1537183081.6047" calcext:value-type="float">
            <text:p>1537183081.6047</text:p>
          </table:table-cell>
          <table:table-cell office:value-type="float" office:value="925" calcext:value-type="float">
            <text:p>925</text:p>
          </table:table-cell>
          <table:table-cell office:value-type="float" office:value="0.343070209026337" calcext:value-type="float">
            <text:p>0.343070209</text:p>
          </table:table-cell>
          <table:table-cell office:value-type="float" office:value="0.377387046813965" calcext:value-type="float">
            <text:p>0.3773870468</text:p>
          </table:table-cell>
          <table:table-cell office:value-type="float" office:value="0.325477719306946" calcext:value-type="float">
            <text:p>0.3254777193</text:p>
          </table:table-cell>
        </table:table-row>
        <table:table-row table:style-name="ro1">
          <table:table-cell office:value-type="float" office:value="1537183243.51316" calcext:value-type="float">
            <text:p>1537183243.51316</text:p>
          </table:table-cell>
          <table:table-cell office:value-type="float" office:value="926" calcext:value-type="float">
            <text:p>926</text:p>
          </table:table-cell>
          <table:table-cell office:value-type="float" office:value="0.343457072973251" calcext:value-type="float">
            <text:p>0.343457073</text:p>
          </table:table-cell>
          <table:table-cell office:value-type="float" office:value="0.376312464475632" calcext:value-type="float">
            <text:p>0.3763124645</text:p>
          </table:table-cell>
          <table:table-cell office:value-type="float" office:value="0.331115752458572" calcext:value-type="float">
            <text:p>0.3311157525</text:p>
          </table:table-cell>
        </table:table-row>
        <table:table-row table:style-name="ro1">
          <table:table-cell office:value-type="float" office:value="1537183332.91911" calcext:value-type="float">
            <text:p>1537183332.91911</text:p>
          </table:table-cell>
          <table:table-cell office:value-type="float" office:value="927" calcext:value-type="float">
            <text:p>927</text:p>
          </table:table-cell>
          <table:table-cell office:value-type="float" office:value="0.343775987625122" calcext:value-type="float">
            <text:p>0.3437759876</text:p>
          </table:table-cell>
          <table:table-cell office:value-type="float" office:value="0.374591886997223" calcext:value-type="float">
            <text:p>0.374591887</text:p>
          </table:table-cell>
          <table:table-cell office:value-type="float" office:value="0.340371578931809" calcext:value-type="float">
            <text:p>0.3403715789</text:p>
          </table:table-cell>
        </table:table-row>
        <table:table-row table:style-name="ro1">
          <table:table-cell office:value-type="float" office:value="1537183368.47993" calcext:value-type="float">
            <text:p>1537183368.47993</text:p>
          </table:table-cell>
          <table:table-cell office:value-type="float" office:value="928" calcext:value-type="float">
            <text:p>928</text:p>
          </table:table-cell>
          <table:table-cell office:value-type="float" office:value="0.344384551048279" calcext:value-type="float">
            <text:p>0.344384551</text:p>
          </table:table-cell>
          <table:table-cell office:value-type="float" office:value="0.380325973033905" calcext:value-type="float">
            <text:p>0.380325973</text:p>
          </table:table-cell>
          <table:table-cell office:value-type="float" office:value="0.335308760404587" calcext:value-type="float">
            <text:p>0.3353087604</text:p>
          </table:table-cell>
        </table:table-row>
        <table:table-row table:style-name="ro1">
          <table:table-cell office:value-type="float" office:value="1537183402.76075" calcext:value-type="float">
            <text:p>1537183402.76075</text:p>
          </table:table-cell>
          <table:table-cell office:value-type="float" office:value="929" calcext:value-type="float">
            <text:p>929</text:p>
          </table:table-cell>
          <table:table-cell office:value-type="float" office:value="0.344747513532639" calcext:value-type="float">
            <text:p>0.3447475135</text:p>
          </table:table-cell>
          <table:table-cell office:value-type="float" office:value="0.38190570473671" calcext:value-type="float">
            <text:p>0.3819057047</text:p>
          </table:table-cell>
          <table:table-cell office:value-type="float" office:value="0.334954500198364" calcext:value-type="float">
            <text:p>0.3349545002</text:p>
          </table:table-cell>
        </table:table-row>
        <table:table-row table:style-name="ro1">
          <table:table-cell office:value-type="float" office:value="1537183555.63932" calcext:value-type="float">
            <text:p>1537183555.63932</text:p>
          </table:table-cell>
          <table:table-cell office:value-type="float" office:value="930" calcext:value-type="float">
            <text:p>930</text:p>
          </table:table-cell>
          <table:table-cell office:value-type="float" office:value="0.345279902219772" calcext:value-type="float">
            <text:p>0.3452799022</text:p>
          </table:table-cell>
          <table:table-cell office:value-type="float" office:value="0.382432848215103" calcext:value-type="float">
            <text:p>0.3824328482</text:p>
          </table:table-cell>
          <table:table-cell office:value-type="float" office:value="0.338346987962723" calcext:value-type="float">
            <text:p>0.338346988</text:p>
          </table:table-cell>
        </table:table-row>
        <table:table-row table:style-name="ro1">
          <table:table-cell office:value-type="float" office:value="1537183640.44811" calcext:value-type="float">
            <text:p>1537183640.44811</text:p>
          </table:table-cell>
          <table:table-cell office:value-type="float" office:value="931" calcext:value-type="float">
            <text:p>931</text:p>
          </table:table-cell>
          <table:table-cell office:value-type="float" office:value="0.345538586378098" calcext:value-type="float">
            <text:p>0.3455385864</text:p>
          </table:table-cell>
          <table:table-cell office:value-type="float" office:value="0.379472345113754" calcext:value-type="float">
            <text:p>0.3794723451</text:p>
          </table:table-cell>
          <table:table-cell office:value-type="float" office:value="0.340533286333084" calcext:value-type="float">
            <text:p>0.3405332863</text:p>
          </table:table-cell>
        </table:table-row>
        <table:table-row table:style-name="ro1">
          <table:table-cell office:value-type="float" office:value="1537183725.59669" calcext:value-type="float">
            <text:p>1537183725.59669</text:p>
          </table:table-cell>
          <table:table-cell office:value-type="float" office:value="932" calcext:value-type="float">
            <text:p>932</text:p>
          </table:table-cell>
          <table:table-cell office:value-type="float" office:value="0.346549510955811" calcext:value-type="float">
            <text:p>0.346549511</text:p>
          </table:table-cell>
          <table:table-cell office:value-type="float" office:value="0.380464822053909" calcext:value-type="float">
            <text:p>0.3804648221</text:p>
          </table:table-cell>
          <table:table-cell office:value-type="float" office:value="0.341330051422119" calcext:value-type="float">
            <text:p>0.3413300514</text:p>
          </table:table-cell>
        </table:table-row>
        <table:table-row table:style-name="ro1">
          <table:table-cell office:value-type="float" office:value="1537183961.42165" calcext:value-type="float">
            <text:p>1537183961.42165</text:p>
          </table:table-cell>
          <table:table-cell office:value-type="float" office:value="933" calcext:value-type="float">
            <text:p>933</text:p>
          </table:table-cell>
          <table:table-cell office:value-type="float" office:value="0.347946137189865" calcext:value-type="float">
            <text:p>0.3479461372</text:p>
          </table:table-cell>
          <table:table-cell office:value-type="float" office:value="0.382376044988632" calcext:value-type="float">
            <text:p>0.382376045</text:p>
          </table:table-cell>
          <table:table-cell office:value-type="float" office:value="0.341116100549698" calcext:value-type="float">
            <text:p>0.3411161005</text:p>
          </table:table-cell>
        </table:table-row>
        <table:table-row table:style-name="ro1">
          <table:table-cell office:value-type="float" office:value="1537183978.20045" calcext:value-type="float">
            <text:p>1537183978.20045</text:p>
          </table:table-cell>
          <table:table-cell office:value-type="float" office:value="934" calcext:value-type="float">
            <text:p>934</text:p>
          </table:table-cell>
          <table:table-cell office:value-type="float" office:value="0.347869455814362" calcext:value-type="float">
            <text:p>0.3478694558</text:p>
          </table:table-cell>
          <table:table-cell office:value-type="float" office:value="0.381624281406403" calcext:value-type="float">
            <text:p>0.3816242814</text:p>
          </table:table-cell>
          <table:table-cell office:value-type="float" office:value="0.343176871538162" calcext:value-type="float">
            <text:p>0.3431768715</text:p>
          </table:table-cell>
        </table:table-row>
        <table:table-row table:style-name="ro1">
          <table:table-cell office:value-type="float" office:value="1537184011.83661" calcext:value-type="float">
            <text:p>1537184011.83661</text:p>
          </table:table-cell>
          <table:table-cell office:value-type="float" office:value="935" calcext:value-type="float">
            <text:p>935</text:p>
          </table:table-cell>
          <table:table-cell office:value-type="float" office:value="0.347995072603226" calcext:value-type="float">
            <text:p>0.3479950726</text:p>
          </table:table-cell>
          <table:table-cell office:value-type="float" office:value="0.381548017263412" calcext:value-type="float">
            <text:p>0.3815480173</text:p>
          </table:table-cell>
          <table:table-cell office:value-type="float" office:value="0.342903614044189" calcext:value-type="float">
            <text:p>0.342903614</text:p>
          </table:table-cell>
        </table:table-row>
        <table:table-row table:style-name="ro1">
          <table:table-cell office:value-type="float" office:value="1537184098.04199" calcext:value-type="float">
            <text:p>1537184098.04199</text:p>
          </table:table-cell>
          <table:table-cell office:value-type="float" office:value="936" calcext:value-type="float">
            <text:p>936</text:p>
          </table:table-cell>
          <table:table-cell office:value-type="float" office:value="0.349122732877731" calcext:value-type="float">
            <text:p>0.3491227329</text:p>
          </table:table-cell>
          <table:table-cell office:value-type="float" office:value="0.381929039955139" calcext:value-type="float">
            <text:p>0.38192904</text:p>
          </table:table-cell>
          <table:table-cell office:value-type="float" office:value="0.343090891838074" calcext:value-type="float">
            <text:p>0.3430908918</text:p>
          </table:table-cell>
        </table:table-row>
        <table:table-row table:style-name="ro1">
          <table:table-cell office:value-type="float" office:value="1537184361.36029" calcext:value-type="float">
            <text:p>1537184361.36029</text:p>
          </table:table-cell>
          <table:table-cell office:value-type="float" office:value="937" calcext:value-type="float">
            <text:p>937</text:p>
          </table:table-cell>
          <table:table-cell office:value-type="float" office:value="0.33123517036438" calcext:value-type="float">
            <text:p>0.3312351704</text:p>
          </table:table-cell>
          <table:table-cell office:value-type="float" office:value="0.382866621017456" calcext:value-type="float">
            <text:p>0.382866621</text:p>
          </table:table-cell>
          <table:table-cell office:value-type="float" office:value="0.342867463827133" calcext:value-type="float">
            <text:p>0.3428674638</text:p>
          </table:table-cell>
        </table:table-row>
        <table:table-row table:style-name="ro1">
          <table:table-cell office:value-type="float" office:value="1537184463.08453" calcext:value-type="float">
            <text:p>1537184463.08453</text:p>
          </table:table-cell>
          <table:table-cell office:value-type="float" office:value="938" calcext:value-type="float">
            <text:p>938</text:p>
          </table:table-cell>
          <table:table-cell office:value-type="float" office:value="0.330895483493805" calcext:value-type="float">
            <text:p>0.3308954835</text:p>
          </table:table-cell>
          <table:table-cell office:value-type="float" office:value="0.382830023765564" calcext:value-type="float">
            <text:p>0.3828300238</text:p>
          </table:table-cell>
          <table:table-cell office:value-type="float" office:value="0.342789471149445" calcext:value-type="float">
            <text:p>0.3427894711</text:p>
          </table:table-cell>
        </table:table-row>
        <table:table-row table:style-name="ro1">
          <table:table-cell office:value-type="float" office:value="1537184683.26072" calcext:value-type="float">
            <text:p>1537184683.26072</text:p>
          </table:table-cell>
          <table:table-cell office:value-type="float" office:value="939" calcext:value-type="float">
            <text:p>939</text:p>
          </table:table-cell>
          <table:table-cell office:value-type="float" office:value="0.344181478023529" calcext:value-type="float">
            <text:p>0.344181478</text:p>
          </table:table-cell>
          <table:table-cell office:value-type="float" office:value="0.382639139890671" calcext:value-type="float">
            <text:p>0.3826391399</text:p>
          </table:table-cell>
          <table:table-cell office:value-type="float" office:value="0.342304348945618" calcext:value-type="float">
            <text:p>0.3423043489</text:p>
          </table:table-cell>
        </table:table-row>
        <table:table-row table:style-name="ro1">
          <table:table-cell office:value-type="float" office:value="1537184835.12447" calcext:value-type="float">
            <text:p>1537184835.12447</text:p>
          </table:table-cell>
          <table:table-cell office:value-type="float" office:value="940" calcext:value-type="float">
            <text:p>940</text:p>
          </table:table-cell>
          <table:table-cell office:value-type="float" office:value="0.339568763971329" calcext:value-type="float">
            <text:p>0.339568764</text:p>
          </table:table-cell>
          <table:table-cell office:value-type="float" office:value="0.387012511491776" calcext:value-type="float">
            <text:p>0.3870125115</text:p>
          </table:table-cell>
          <table:table-cell office:value-type="float" office:value="0.341882586479187" calcext:value-type="float">
            <text:p>0.3418825865</text:p>
          </table:table-cell>
        </table:table-row>
        <table:table-row table:style-name="ro1">
          <table:table-cell office:value-type="float" office:value="1537184868.92047" calcext:value-type="float">
            <text:p>1537184868.92047</text:p>
          </table:table-cell>
          <table:table-cell office:value-type="float" office:value="941" calcext:value-type="float">
            <text:p>941</text:p>
          </table:table-cell>
          <table:table-cell office:value-type="float" office:value="0.339867979288101" calcext:value-type="float">
            <text:p>0.3398679793</text:p>
          </table:table-cell>
          <table:table-cell office:value-type="float" office:value="0.373313307762146" calcext:value-type="float">
            <text:p>0.3733133078</text:p>
          </table:table-cell>
          <table:table-cell office:value-type="float" office:value="0.342311501502991" calcext:value-type="float">
            <text:p>0.3423115015</text:p>
          </table:table-cell>
        </table:table-row>
        <table:table-row table:style-name="ro1">
          <table:table-cell office:value-type="float" office:value="1537184936.47658" calcext:value-type="float">
            <text:p>1537184936.47658</text:p>
          </table:table-cell>
          <table:table-cell office:value-type="float" office:value="942" calcext:value-type="float">
            <text:p>942</text:p>
          </table:table-cell>
          <table:table-cell office:value-type="float" office:value="0.339583665132523" calcext:value-type="float">
            <text:p>0.3395836651</text:p>
          </table:table-cell>
          <table:table-cell office:value-type="float" office:value="0.372131377458572" calcext:value-type="float">
            <text:p>0.3721313775</text:p>
          </table:table-cell>
          <table:table-cell office:value-type="float" office:value="0.342123776674271" calcext:value-type="float">
            <text:p>0.3421237767</text:p>
          </table:table-cell>
        </table:table-row>
        <table:table-row table:style-name="ro1">
          <table:table-cell office:value-type="float" office:value="1537184953.2633" calcext:value-type="float">
            <text:p>1537184953.2633</text:p>
          </table:table-cell>
          <table:table-cell office:value-type="float" office:value="943" calcext:value-type="float">
            <text:p>943</text:p>
          </table:table-cell>
          <table:table-cell office:value-type="float" office:value="0.339888006448746" calcext:value-type="float">
            <text:p>0.3398880064</text:p>
          </table:table-cell>
          <table:table-cell office:value-type="float" office:value="0.377153366804123" calcext:value-type="float">
            <text:p>0.3771533668</text:p>
          </table:table-cell>
          <table:table-cell office:value-type="float" office:value="0.342949867248535" calcext:value-type="float">
            <text:p>0.3429498672</text:p>
          </table:table-cell>
        </table:table-row>
        <table:table-row table:style-name="ro1">
          <table:table-cell office:value-type="float" office:value="1537185021.17131" calcext:value-type="float">
            <text:p>1537185021.17131</text:p>
          </table:table-cell>
          <table:table-cell office:value-type="float" office:value="944" calcext:value-type="float">
            <text:p>944</text:p>
          </table:table-cell>
          <table:table-cell office:value-type="float" office:value="0.338223487138748" calcext:value-type="float">
            <text:p>0.3382234871</text:p>
          </table:table-cell>
          <table:table-cell office:value-type="float" office:value="0.374935120344162" calcext:value-type="float">
            <text:p>0.3749351203</text:p>
          </table:table-cell>
          <table:table-cell office:value-type="float" office:value="0.342674970626831" calcext:value-type="float">
            <text:p>0.3426749706</text:p>
          </table:table-cell>
        </table:table-row>
        <table:table-row table:style-name="ro1">
          <table:table-cell office:value-type="float" office:value="1537185121.83342" calcext:value-type="float">
            <text:p>1537185121.83342</text:p>
          </table:table-cell>
          <table:table-cell office:value-type="float" office:value="945" calcext:value-type="float">
            <text:p>945</text:p>
          </table:table-cell>
          <table:table-cell office:value-type="float" office:value="0.338698238134384" calcext:value-type="float">
            <text:p>0.3386982381</text:p>
          </table:table-cell>
          <table:table-cell office:value-type="float" office:value="0.378715872764587" calcext:value-type="float">
            <text:p>0.3787158728</text:p>
          </table:table-cell>
          <table:table-cell office:value-type="float" office:value="0.342113733291626" calcext:value-type="float">
            <text:p>0.3421137333</text:p>
          </table:table-cell>
        </table:table-row>
        <table:table-row table:style-name="ro1">
          <table:table-cell office:value-type="float" office:value="1537185220.14002" calcext:value-type="float">
            <text:p>1537185220.14002</text:p>
          </table:table-cell>
          <table:table-cell office:value-type="float" office:value="946" calcext:value-type="float">
            <text:p>946</text:p>
          </table:table-cell>
          <table:table-cell office:value-type="float" office:value="0.340476840734482" calcext:value-type="float">
            <text:p>0.3404768407</text:p>
          </table:table-cell>
          <table:table-cell office:value-type="float" office:value="0.379674077033997" calcext:value-type="float">
            <text:p>0.379674077</text:p>
          </table:table-cell>
          <table:table-cell office:value-type="float" office:value="0.341811835765839" calcext:value-type="float">
            <text:p>0.3418118358</text:p>
          </table:table-cell>
        </table:table-row>
        <table:table-row table:style-name="ro1">
          <table:table-cell office:value-type="float" office:value="1537185301.76068" calcext:value-type="float">
            <text:p>1537185301.76068</text:p>
          </table:table-cell>
          <table:table-cell office:value-type="float" office:value="947" calcext:value-type="float">
            <text:p>947</text:p>
          </table:table-cell>
          <table:table-cell office:value-type="float" office:value="0.341581255197525" calcext:value-type="float">
            <text:p>0.3415812552</text:p>
          </table:table-cell>
          <table:table-cell office:value-type="float" office:value="0.378250449895859" calcext:value-type="float">
            <text:p>0.3782504499</text:p>
          </table:table-cell>
          <table:table-cell office:value-type="float" office:value="0.341833710670471" calcext:value-type="float">
            <text:p>0.3418337107</text:p>
          </table:table-cell>
        </table:table-row>
        <table:table-row table:style-name="ro1">
          <table:table-cell office:value-type="float" office:value="1537185350.48594" calcext:value-type="float">
            <text:p>1537185350.48594</text:p>
          </table:table-cell>
          <table:table-cell office:value-type="float" office:value="948" calcext:value-type="float">
            <text:p>948</text:p>
          </table:table-cell>
          <table:table-cell office:value-type="float" office:value="0.341800898313522" calcext:value-type="float">
            <text:p>0.3418008983</text:p>
          </table:table-cell>
          <table:table-cell office:value-type="float" office:value="0.379069775342941" calcext:value-type="float">
            <text:p>0.3790697753</text:p>
          </table:table-cell>
          <table:table-cell office:value-type="float" office:value="0.341986507177353" calcext:value-type="float">
            <text:p>0.3419865072</text:p>
          </table:table-cell>
        </table:table-row>
        <table:table-row table:style-name="ro1">
          <table:table-cell office:value-type="float" office:value="1537185382.87667" calcext:value-type="float">
            <text:p>1537185382.87667</text:p>
          </table:table-cell>
          <table:table-cell office:value-type="float" office:value="949" calcext:value-type="float">
            <text:p>949</text:p>
          </table:table-cell>
          <table:table-cell office:value-type="float" office:value="0.342039912939072" calcext:value-type="float">
            <text:p>0.3420399129</text:p>
          </table:table-cell>
          <table:table-cell office:value-type="float" office:value="0.382170349359512" calcext:value-type="float">
            <text:p>0.3821703494</text:p>
          </table:table-cell>
          <table:table-cell office:value-type="float" office:value="0.341375410556793" calcext:value-type="float">
            <text:p>0.3413754106</text:p>
          </table:table-cell>
        </table:table-row>
        <table:table-row table:style-name="ro1">
          <table:table-cell office:value-type="float" office:value="1537185565.00595" calcext:value-type="float">
            <text:p>1537185565.00595</text:p>
          </table:table-cell>
          <table:table-cell office:value-type="float" office:value="950" calcext:value-type="float">
            <text:p>950</text:p>
          </table:table-cell>
          <table:table-cell office:value-type="float" office:value="0.345745354890823" calcext:value-type="float">
            <text:p>0.3457453549</text:p>
          </table:table-cell>
          <table:table-cell office:value-type="float" office:value="0.385196983814239" calcext:value-type="float">
            <text:p>0.3851969838</text:p>
          </table:table-cell>
          <table:table-cell office:value-type="float" office:value="0.342031061649322" calcext:value-type="float">
            <text:p>0.3420310616</text:p>
          </table:table-cell>
        </table:table-row>
        <table:table-row table:style-name="ro1">
          <table:table-cell office:value-type="float" office:value="1537185636.40766" calcext:value-type="float">
            <text:p>1537185636.40766</text:p>
          </table:table-cell>
          <table:table-cell office:value-type="float" office:value="951" calcext:value-type="float">
            <text:p>951</text:p>
          </table:table-cell>
          <table:table-cell office:value-type="float" office:value="0.346361339092255" calcext:value-type="float">
            <text:p>0.3463613391</text:p>
          </table:table-cell>
          <table:table-cell office:value-type="float" office:value="0.387168824672699" calcext:value-type="float">
            <text:p>0.3871688247</text:p>
          </table:table-cell>
          <table:table-cell office:value-type="float" office:value="0.342589259147644" calcext:value-type="float">
            <text:p>0.3425892591</text:p>
          </table:table-cell>
        </table:table-row>
        <table:table-row table:style-name="ro1">
          <table:table-cell office:value-type="float" office:value="1537185788.04507" calcext:value-type="float">
            <text:p>1537185788.04507</text:p>
          </table:table-cell>
          <table:table-cell office:value-type="float" office:value="952" calcext:value-type="float">
            <text:p>952</text:p>
          </table:table-cell>
          <table:table-cell office:value-type="float" office:value="0.345957428216934" calcext:value-type="float">
            <text:p>0.3459574282</text:p>
          </table:table-cell>
          <table:table-cell office:value-type="float" office:value="0.386902183294296" calcext:value-type="float">
            <text:p>0.3869021833</text:p>
          </table:table-cell>
          <table:table-cell office:value-type="float" office:value="0.34268507361412" calcext:value-type="float">
            <text:p>0.3426850736</text:p>
          </table:table-cell>
        </table:table-row>
        <table:table-row table:style-name="ro1">
          <table:table-cell office:value-type="float" office:value="1537185853.22411" calcext:value-type="float">
            <text:p>1537185853.22411</text:p>
          </table:table-cell>
          <table:table-cell office:value-type="float" office:value="953" calcext:value-type="float">
            <text:p>953</text:p>
          </table:table-cell>
          <table:table-cell office:value-type="float" office:value="0.346199810504913" calcext:value-type="float">
            <text:p>0.3461998105</text:p>
          </table:table-cell>
          <table:table-cell office:value-type="float" office:value="0.387148231267929" calcext:value-type="float">
            <text:p>0.3871482313</text:p>
          </table:table-cell>
          <table:table-cell office:value-type="float" office:value="0.343340516090393" calcext:value-type="float">
            <text:p>0.3433405161</text:p>
          </table:table-cell>
        </table:table-row>
        <table:table-row table:style-name="ro1">
          <table:table-cell office:value-type="float" office:value="1537185923.0966" calcext:value-type="float">
            <text:p>1537185923.0966</text:p>
          </table:table-cell>
          <table:table-cell office:value-type="float" office:value="954" calcext:value-type="float">
            <text:p>954</text:p>
          </table:table-cell>
          <table:table-cell office:value-type="float" office:value="0.346882700920105" calcext:value-type="float">
            <text:p>0.3468827009</text:p>
          </table:table-cell>
          <table:table-cell office:value-type="float" office:value="0.386713087558746" calcext:value-type="float">
            <text:p>0.3867130876</text:p>
          </table:table-cell>
          <table:table-cell office:value-type="float" office:value="0.344092607498169" calcext:value-type="float">
            <text:p>0.3440926075</text:p>
          </table:table-cell>
        </table:table-row>
        <table:table-row table:style-name="ro1">
          <table:table-cell office:value-type="float" office:value="1537186013.19969" calcext:value-type="float">
            <text:p>1537186013.19969</text:p>
          </table:table-cell>
          <table:table-cell office:value-type="float" office:value="955" calcext:value-type="float">
            <text:p>955</text:p>
          </table:table-cell>
          <table:table-cell office:value-type="float" office:value="0.347630500793457" calcext:value-type="float">
            <text:p>0.3476305008</text:p>
          </table:table-cell>
          <table:table-cell office:value-type="float" office:value="0.385610550642014" calcext:value-type="float">
            <text:p>0.3856105506</text:p>
          </table:table-cell>
          <table:table-cell office:value-type="float" office:value="0.344307452440262" calcext:value-type="float">
            <text:p>0.3443074524</text:p>
          </table:table-cell>
        </table:table-row>
        <table:table-row table:style-name="ro1">
          <table:table-cell office:value-type="float" office:value="1537186031.145" calcext:value-type="float">
            <text:p>1537186031.145</text:p>
          </table:table-cell>
          <table:table-cell office:value-type="float" office:value="956" calcext:value-type="float">
            <text:p>956</text:p>
          </table:table-cell>
          <table:table-cell office:value-type="float" office:value="0.347320824861526" calcext:value-type="float">
            <text:p>0.3473208249</text:p>
          </table:table-cell>
          <table:table-cell office:value-type="float" office:value="0.38507479429245" calcext:value-type="float">
            <text:p>0.3850747943</text:p>
          </table:table-cell>
          <table:table-cell office:value-type="float" office:value="0.34499716758728" calcext:value-type="float">
            <text:p>0.3449971676</text:p>
          </table:table-cell>
        </table:table-row>
        <table:table-row table:style-name="ro1">
          <table:table-cell office:value-type="float" office:value="1537186104.23853" calcext:value-type="float">
            <text:p>1537186104.23853</text:p>
          </table:table-cell>
          <table:table-cell office:value-type="float" office:value="957" calcext:value-type="float">
            <text:p>957</text:p>
          </table:table-cell>
          <table:table-cell office:value-type="float" office:value="0.347158432006836" calcext:value-type="float">
            <text:p>0.347158432</text:p>
          </table:table-cell>
          <table:table-cell office:value-type="float" office:value="0.385262548923492" calcext:value-type="float">
            <text:p>0.3852625489</text:p>
          </table:table-cell>
          <table:table-cell office:value-type="float" office:value="0.345170557498932" calcext:value-type="float">
            <text:p>0.3451705575</text:p>
          </table:table-cell>
        </table:table-row>
        <table:table-row table:style-name="ro1">
          <table:table-cell office:value-type="float" office:value="1537186229.38896" calcext:value-type="float">
            <text:p>1537186229.38896</text:p>
          </table:table-cell>
          <table:table-cell office:value-type="float" office:value="958" calcext:value-type="float">
            <text:p>958</text:p>
          </table:table-cell>
          <table:table-cell office:value-type="float" office:value="0.348245799541473" calcext:value-type="float">
            <text:p>0.3482457995</text:p>
          </table:table-cell>
          <table:table-cell office:value-type="float" office:value="0.40645694732666" calcext:value-type="float">
            <text:p>0.4064569473</text:p>
          </table:table-cell>
          <table:table-cell office:value-type="float" office:value="0.345659106969833" calcext:value-type="float">
            <text:p>0.345659107</text:p>
          </table:table-cell>
        </table:table-row>
        <table:table-row table:style-name="ro1">
          <table:table-cell office:value-type="float" office:value="1537186415.9725" calcext:value-type="float">
            <text:p>1537186415.9725</text:p>
          </table:table-cell>
          <table:table-cell office:value-type="float" office:value="959" calcext:value-type="float">
            <text:p>959</text:p>
          </table:table-cell>
          <table:table-cell office:value-type="float" office:value="0.350539714097977" calcext:value-type="float">
            <text:p>0.3505397141</text:p>
          </table:table-cell>
          <table:table-cell office:value-type="float" office:value="0.408706158399582" calcext:value-type="float">
            <text:p>0.4087061584</text:p>
          </table:table-cell>
          <table:table-cell office:value-type="float" office:value="0.345249354839325" calcext:value-type="float">
            <text:p>0.3452493548</text:p>
          </table:table-cell>
        </table:table-row>
        <table:table-row table:style-name="ro1">
          <table:table-cell office:value-type="float" office:value="1537186451.55308" calcext:value-type="float">
            <text:p>1537186451.55308</text:p>
          </table:table-cell>
          <table:table-cell office:value-type="float" office:value="960" calcext:value-type="float">
            <text:p>960</text:p>
          </table:table-cell>
          <table:table-cell office:value-type="float" office:value="0.342572152614593" calcext:value-type="float">
            <text:p>0.3425721526</text:p>
          </table:table-cell>
          <table:table-cell office:value-type="float" office:value="0.387824892997742" calcext:value-type="float">
            <text:p>0.387824893</text:p>
          </table:table-cell>
          <table:table-cell office:value-type="float" office:value="0.345846205949783" calcext:value-type="float">
            <text:p>0.3458462059</text:p>
          </table:table-cell>
        </table:table-row>
        <table:table-row table:style-name="ro1">
          <table:table-cell office:value-type="float" office:value="1537186487.73538" calcext:value-type="float">
            <text:p>1537186487.73538</text:p>
          </table:table-cell>
          <table:table-cell office:value-type="float" office:value="961" calcext:value-type="float">
            <text:p>961</text:p>
          </table:table-cell>
          <table:table-cell office:value-type="float" office:value="0.3441521525383" calcext:value-type="float">
            <text:p>0.3441521525</text:p>
          </table:table-cell>
          <table:table-cell office:value-type="float" office:value="0.383190542459488" calcext:value-type="float">
            <text:p>0.3831905425</text:p>
          </table:table-cell>
          <table:table-cell office:value-type="float" office:value="0.345970034599304" calcext:value-type="float">
            <text:p>0.3459700346</text:p>
          </table:table-cell>
        </table:table-row>
        <table:table-row table:style-name="ro1">
          <table:table-cell office:value-type="float" office:value="1537186506.15587" calcext:value-type="float">
            <text:p>1537186506.15587</text:p>
          </table:table-cell>
          <table:table-cell office:value-type="float" office:value="962" calcext:value-type="float">
            <text:p>962</text:p>
          </table:table-cell>
          <table:table-cell office:value-type="float" office:value="0.341873556375504" calcext:value-type="float">
            <text:p>0.3418735564</text:p>
          </table:table-cell>
          <table:table-cell office:value-type="float" office:value="0.378852307796478" calcext:value-type="float">
            <text:p>0.3788523078</text:p>
          </table:table-cell>
          <table:table-cell office:value-type="float" office:value="0.346053570508957" calcext:value-type="float">
            <text:p>0.3460535705</text:p>
          </table:table-cell>
        </table:table-row>
        <table:table-row table:style-name="ro1">
          <table:table-cell office:value-type="float" office:value="1537186659.56947" calcext:value-type="float">
            <text:p>1537186659.56947</text:p>
          </table:table-cell>
          <table:table-cell office:value-type="float" office:value="963" calcext:value-type="float">
            <text:p>963</text:p>
          </table:table-cell>
          <table:table-cell office:value-type="float" office:value="0.344008177518845" calcext:value-type="float">
            <text:p>0.3440081775</text:p>
          </table:table-cell>
          <table:table-cell office:value-type="float" office:value="0.378767848014832" calcext:value-type="float">
            <text:p>0.378767848</text:p>
          </table:table-cell>
          <table:table-cell office:value-type="float" office:value="0.345596253871918" calcext:value-type="float">
            <text:p>0.3455962539</text:p>
          </table:table-cell>
        </table:table-row>
        <table:table-row table:style-name="ro1">
          <table:table-cell office:value-type="float" office:value="1537186676.48202" calcext:value-type="float">
            <text:p>1537186676.48202</text:p>
          </table:table-cell>
          <table:table-cell office:value-type="float" office:value="964" calcext:value-type="float">
            <text:p>964</text:p>
          </table:table-cell>
          <table:table-cell office:value-type="float" office:value="0.346212685108185" calcext:value-type="float">
            <text:p>0.3462126851</text:p>
          </table:table-cell>
          <table:table-cell office:value-type="float" office:value="0.38110163807869" calcext:value-type="float">
            <text:p>0.3811016381</text:p>
          </table:table-cell>
          <table:table-cell office:value-type="float" office:value="0.345310389995575" calcext:value-type="float">
            <text:p>0.34531039</text:p>
          </table:table-cell>
        </table:table-row>
        <table:table-row table:style-name="ro1">
          <table:table-cell office:value-type="float" office:value="1537186693.71122" calcext:value-type="float">
            <text:p>1537186693.71122</text:p>
          </table:table-cell>
          <table:table-cell office:value-type="float" office:value="965" calcext:value-type="float">
            <text:p>965</text:p>
          </table:table-cell>
          <table:table-cell office:value-type="float" office:value="0.346072524785995" calcext:value-type="float">
            <text:p>0.3460725248</text:p>
          </table:table-cell>
          <table:table-cell office:value-type="float" office:value="0.379030078649521" calcext:value-type="float">
            <text:p>0.3790300786</text:p>
          </table:table-cell>
          <table:table-cell office:value-type="float" office:value="0.345507353544235" calcext:value-type="float">
            <text:p>0.3455073535</text:p>
          </table:table-cell>
        </table:table-row>
        <table:table-row table:style-name="ro1">
          <table:table-cell office:value-type="float" office:value="1537186801.16484" calcext:value-type="float">
            <text:p>1537186801.16484</text:p>
          </table:table-cell>
          <table:table-cell office:value-type="float" office:value="966" calcext:value-type="float">
            <text:p>966</text:p>
          </table:table-cell>
          <table:table-cell office:value-type="float" office:value="0.343200504779816" calcext:value-type="float">
            <text:p>0.3432005048</text:p>
          </table:table-cell>
          <table:table-cell office:value-type="float" office:value="0.378560841083527" calcext:value-type="float">
            <text:p>0.3785608411</text:p>
          </table:table-cell>
          <table:table-cell office:value-type="float" office:value="0.346256673336029" calcext:value-type="float">
            <text:p>0.3462566733</text:p>
          </table:table-cell>
        </table:table-row>
        <table:table-row table:style-name="ro1">
          <table:table-cell office:value-type="float" office:value="1537187003.86461" calcext:value-type="float">
            <text:p>1537187003.86461</text:p>
          </table:table-cell>
          <table:table-cell office:value-type="float" office:value="967" calcext:value-type="float">
            <text:p>967</text:p>
          </table:table-cell>
          <table:table-cell office:value-type="float" office:value="0.344898909330368" calcext:value-type="float">
            <text:p>0.3448989093</text:p>
          </table:table-cell>
          <table:table-cell office:value-type="float" office:value="0.378406405448914" calcext:value-type="float">
            <text:p>0.3784064054</text:p>
          </table:table-cell>
          <table:table-cell office:value-type="float" office:value="0.346904158592224" calcext:value-type="float">
            <text:p>0.3469041586</text:p>
          </table:table-cell>
        </table:table-row>
        <table:table-row table:style-name="ro1">
          <table:table-cell office:value-type="float" office:value="1537187086.85954" calcext:value-type="float">
            <text:p>1537187086.85954</text:p>
          </table:table-cell>
          <table:table-cell office:value-type="float" office:value="968" calcext:value-type="float">
            <text:p>968</text:p>
          </table:table-cell>
          <table:table-cell office:value-type="float" office:value="0.344185948371887" calcext:value-type="float">
            <text:p>0.3441859484</text:p>
          </table:table-cell>
          <table:table-cell office:value-type="float" office:value="0.377069771289825" calcext:value-type="float">
            <text:p>0.3770697713</text:p>
          </table:table-cell>
          <table:table-cell office:value-type="float" office:value="0.346469700336456" calcext:value-type="float">
            <text:p>0.3464697003</text:p>
          </table:table-cell>
        </table:table-row>
        <table:table-row table:style-name="ro1">
          <table:table-cell office:value-type="float" office:value="1537187223.37999" calcext:value-type="float">
            <text:p>1537187223.37999</text:p>
          </table:table-cell>
          <table:table-cell office:value-type="float" office:value="969" calcext:value-type="float">
            <text:p>969</text:p>
          </table:table-cell>
          <table:table-cell office:value-type="float" office:value="0.345187276601791" calcext:value-type="float">
            <text:p>0.3451872766</text:p>
          </table:table-cell>
          <table:table-cell office:value-type="float" office:value="0.376486927270889" calcext:value-type="float">
            <text:p>0.3764869273</text:p>
          </table:table-cell>
          <table:table-cell office:value-type="float" office:value="0.329117447137833" calcext:value-type="float">
            <text:p>0.3291174471</text:p>
          </table:table-cell>
        </table:table-row>
        <table:table-row table:style-name="ro1">
          <table:table-cell office:value-type="float" office:value="1537187259.2875" calcext:value-type="float">
            <text:p>1537187259.2875</text:p>
          </table:table-cell>
          <table:table-cell office:value-type="float" office:value="970" calcext:value-type="float">
            <text:p>970</text:p>
          </table:table-cell>
          <table:table-cell office:value-type="float" office:value="0.345980525016785" calcext:value-type="float">
            <text:p>0.345980525</text:p>
          </table:table-cell>
          <table:table-cell office:value-type="float" office:value="0.375396311283112" calcext:value-type="float">
            <text:p>0.3753963113</text:p>
          </table:table-cell>
          <table:table-cell office:value-type="float" office:value="0.333399713039398" calcext:value-type="float">
            <text:p>0.333399713</text:p>
          </table:table-cell>
        </table:table-row>
        <table:table-row table:style-name="ro1">
          <table:table-cell office:value-type="float" office:value="1537187435.81022" calcext:value-type="float">
            <text:p>1537187435.81022</text:p>
          </table:table-cell>
          <table:table-cell office:value-type="float" office:value="971" calcext:value-type="float">
            <text:p>971</text:p>
          </table:table-cell>
          <table:table-cell office:value-type="float" office:value="0.346670299768448" calcext:value-type="float">
            <text:p>0.3466702998</text:p>
          </table:table-cell>
          <table:table-cell office:value-type="float" office:value="0.379056334495544" calcext:value-type="float">
            <text:p>0.3790563345</text:p>
          </table:table-cell>
          <table:table-cell office:value-type="float" office:value="0.330352663993835" calcext:value-type="float">
            <text:p>0.330352664</text:p>
          </table:table-cell>
        </table:table-row>
        <table:table-row table:style-name="ro1">
          <table:table-cell office:value-type="float" office:value="1537187470.75623" calcext:value-type="float">
            <text:p>1537187470.75623</text:p>
          </table:table-cell>
          <table:table-cell office:value-type="float" office:value="972" calcext:value-type="float">
            <text:p>972</text:p>
          </table:table-cell>
          <table:table-cell office:value-type="float" office:value="0.346924722194672" calcext:value-type="float">
            <text:p>0.3469247222</text:p>
          </table:table-cell>
          <table:table-cell office:value-type="float" office:value="0.380779772996902" calcext:value-type="float">
            <text:p>0.380779773</text:p>
          </table:table-cell>
          <table:table-cell office:value-type="float" office:value="0.332781344652176" calcext:value-type="float">
            <text:p>0.3327813447</text:p>
          </table:table-cell>
        </table:table-row>
        <table:table-row table:style-name="ro1">
          <table:table-cell office:value-type="float" office:value="1537187727.52204" calcext:value-type="float">
            <text:p>1537187727.52204</text:p>
          </table:table-cell>
          <table:table-cell office:value-type="float" office:value="973" calcext:value-type="float">
            <text:p>973</text:p>
          </table:table-cell>
          <table:table-cell office:value-type="float" office:value="0.346576154232025" calcext:value-type="float">
            <text:p>0.3465761542</text:p>
          </table:table-cell>
          <table:table-cell office:value-type="float" office:value="0.378443121910095" calcext:value-type="float">
            <text:p>0.3784431219</text:p>
          </table:table-cell>
          <table:table-cell office:value-type="float" office:value="0.332617789506912" calcext:value-type="float">
            <text:p>0.3326177895</text:p>
          </table:table-cell>
        </table:table-row>
        <table:table-row table:style-name="ro1">
          <table:table-cell office:value-type="float" office:value="1537187915.43106" calcext:value-type="float">
            <text:p>1537187915.43106</text:p>
          </table:table-cell>
          <table:table-cell office:value-type="float" office:value="974" calcext:value-type="float">
            <text:p>974</text:p>
          </table:table-cell>
          <table:table-cell office:value-type="float" office:value="0.34491229057312" calcext:value-type="float">
            <text:p>0.3449122906</text:p>
          </table:table-cell>
          <table:table-cell office:value-type="float" office:value="0.378072589635849" calcext:value-type="float">
            <text:p>0.3780725896</text:p>
          </table:table-cell>
          <table:table-cell office:value-type="float" office:value="0.33198618888855" calcext:value-type="float">
            <text:p>0.3319861889</text:p>
          </table:table-cell>
        </table:table-row>
        <table:table-row table:style-name="ro1">
          <table:table-cell office:value-type="float" office:value="1537187948.34509" calcext:value-type="float">
            <text:p>1537187948.34509</text:p>
          </table:table-cell>
          <table:table-cell office:value-type="float" office:value="975" calcext:value-type="float">
            <text:p>975</text:p>
          </table:table-cell>
          <table:table-cell office:value-type="float" office:value="0.344944894313812" calcext:value-type="float">
            <text:p>0.3449448943</text:p>
          </table:table-cell>
          <table:table-cell office:value-type="float" office:value="0.378903061151505" calcext:value-type="float">
            <text:p>0.3789030612</text:p>
          </table:table-cell>
          <table:table-cell office:value-type="float" office:value="0.330643713474274" calcext:value-type="float">
            <text:p>0.3306437135</text:p>
          </table:table-cell>
        </table:table-row>
        <table:table-row table:style-name="ro1">
          <table:table-cell office:value-type="float" office:value="1537188013.9074" calcext:value-type="float">
            <text:p>1537188013.9074</text:p>
          </table:table-cell>
          <table:table-cell office:value-type="float" office:value="976" calcext:value-type="float">
            <text:p>976</text:p>
          </table:table-cell>
          <table:table-cell office:value-type="float" office:value="0.344958037137985" calcext:value-type="float">
            <text:p>0.3449580371</text:p>
          </table:table-cell>
          <table:table-cell office:value-type="float" office:value="0.380134254693985" calcext:value-type="float">
            <text:p>0.3801342547</text:p>
          </table:table-cell>
          <table:table-cell office:value-type="float" office:value="0.332859009504318" calcext:value-type="float">
            <text:p>0.3328590095</text:p>
          </table:table-cell>
        </table:table-row>
        <table:table-row table:style-name="ro1">
          <table:table-cell office:value-type="float" office:value="1537188046.34043" calcext:value-type="float">
            <text:p>1537188046.34043</text:p>
          </table:table-cell>
          <table:table-cell office:value-type="float" office:value="977" calcext:value-type="float">
            <text:p>977</text:p>
          </table:table-cell>
          <table:table-cell office:value-type="float" office:value="0.345170438289642" calcext:value-type="float">
            <text:p>0.3451704383</text:p>
          </table:table-cell>
          <table:table-cell office:value-type="float" office:value="0.380183935165405" calcext:value-type="float">
            <text:p>0.3801839352</text:p>
          </table:table-cell>
          <table:table-cell office:value-type="float" office:value="0.333337634801865" calcext:value-type="float">
            <text:p>0.3333376348</text:p>
          </table:table-cell>
        </table:table-row>
        <table:table-row table:style-name="ro1">
          <table:table-cell office:value-type="float" office:value="1537188212.12312" calcext:value-type="float">
            <text:p>1537188212.12312</text:p>
          </table:table-cell>
          <table:table-cell office:value-type="float" office:value="978" calcext:value-type="float">
            <text:p>978</text:p>
          </table:table-cell>
          <table:table-cell office:value-type="float" office:value="0.346048355102539" calcext:value-type="float">
            <text:p>0.3460483551</text:p>
          </table:table-cell>
          <table:table-cell office:value-type="float" office:value="0.380248874425888" calcext:value-type="float">
            <text:p>0.3802488744</text:p>
          </table:table-cell>
          <table:table-cell office:value-type="float" office:value="0.334755569696426" calcext:value-type="float">
            <text:p>0.3347555697</text:p>
          </table:table-cell>
        </table:table-row>
        <table:table-row table:style-name="ro1">
          <table:table-cell office:value-type="float" office:value="1537188263.82337" calcext:value-type="float">
            <text:p>1537188263.82337</text:p>
          </table:table-cell>
          <table:table-cell office:value-type="float" office:value="979" calcext:value-type="float">
            <text:p>979</text:p>
          </table:table-cell>
          <table:table-cell office:value-type="float" office:value="0.346267342567444" calcext:value-type="float">
            <text:p>0.3462673426</text:p>
          </table:table-cell>
          <table:table-cell office:value-type="float" office:value="0.380535334348679" calcext:value-type="float">
            <text:p>0.3805353343</text:p>
          </table:table-cell>
          <table:table-cell office:value-type="float" office:value="0.335865944623947" calcext:value-type="float">
            <text:p>0.3358659446</text:p>
          </table:table-cell>
        </table:table-row>
        <table:table-row table:style-name="ro1">
          <table:table-cell office:value-type="float" office:value="1537188508.13102" calcext:value-type="float">
            <text:p>1537188508.13102</text:p>
          </table:table-cell>
          <table:table-cell office:value-type="float" office:value="980" calcext:value-type="float">
            <text:p>980</text:p>
          </table:table-cell>
          <table:table-cell office:value-type="float" office:value="0.328712373971939" calcext:value-type="float">
            <text:p>0.328712374</text:p>
          </table:table-cell>
          <table:table-cell office:value-type="float" office:value="0.365080565214157" calcext:value-type="float">
            <text:p>0.3650805652</text:p>
          </table:table-cell>
          <table:table-cell office:value-type="float" office:value="0.334481239318848" calcext:value-type="float">
            <text:p>0.3344812393</text:p>
          </table:table-cell>
        </table:table-row>
        <table:table-row table:style-name="ro1">
          <table:table-cell office:value-type="float" office:value="1537188734.32122" calcext:value-type="float">
            <text:p>1537188734.32122</text:p>
          </table:table-cell>
          <table:table-cell office:value-type="float" office:value="981" calcext:value-type="float">
            <text:p>981</text:p>
          </table:table-cell>
          <table:table-cell office:value-type="float" office:value="0.33067062497139" calcext:value-type="float">
            <text:p>0.330670625</text:p>
          </table:table-cell>
          <table:table-cell office:value-type="float" office:value="0.366836935281754" calcext:value-type="float">
            <text:p>0.3668369353</text:p>
          </table:table-cell>
          <table:table-cell office:value-type="float" office:value="0.332767784595489" calcext:value-type="float">
            <text:p>0.3327677846</text:p>
          </table:table-cell>
        </table:table-row>
        <table:table-row table:style-name="ro1">
          <table:table-cell office:value-type="float" office:value="1537188769.56019" calcext:value-type="float">
            <text:p>1537188769.56019</text:p>
          </table:table-cell>
          <table:table-cell office:value-type="float" office:value="982" calcext:value-type="float">
            <text:p>982</text:p>
          </table:table-cell>
          <table:table-cell office:value-type="float" office:value="0.330184936523437" calcext:value-type="float">
            <text:p>0.3301849365</text:p>
          </table:table-cell>
          <table:table-cell office:value-type="float" office:value="0.372539728879929" calcext:value-type="float">
            <text:p>0.3725397289</text:p>
          </table:table-cell>
          <table:table-cell office:value-type="float" office:value="0.33379939198494" calcext:value-type="float">
            <text:p>0.333799392</text:p>
          </table:table-cell>
        </table:table-row>
        <table:table-row table:style-name="ro1">
          <table:table-cell office:value-type="float" office:value="1537188960.84093" calcext:value-type="float">
            <text:p>1537188960.84093</text:p>
          </table:table-cell>
          <table:table-cell office:value-type="float" office:value="983" calcext:value-type="float">
            <text:p>983</text:p>
          </table:table-cell>
          <table:table-cell office:value-type="float" office:value="0.332945764064789" calcext:value-type="float">
            <text:p>0.3329457641</text:p>
          </table:table-cell>
          <table:table-cell office:value-type="float" office:value="0.369370996952057" calcext:value-type="float">
            <text:p>0.369370997</text:p>
          </table:table-cell>
          <table:table-cell office:value-type="float" office:value="0.33323946595192" calcext:value-type="float">
            <text:p>0.333239466</text:p>
          </table:table-cell>
        </table:table-row>
        <table:table-row table:style-name="ro1">
          <table:table-cell office:value-type="float" office:value="1537189083.12412" calcext:value-type="float">
            <text:p>1537189083.12412</text:p>
          </table:table-cell>
          <table:table-cell office:value-type="float" office:value="984" calcext:value-type="float">
            <text:p>984</text:p>
          </table:table-cell>
          <table:table-cell office:value-type="float" office:value="0.337963551282883" calcext:value-type="float">
            <text:p>0.3379635513</text:p>
          </table:table-cell>
          <table:table-cell office:value-type="float" office:value="0.374465078115463" calcext:value-type="float">
            <text:p>0.3744650781</text:p>
          </table:table-cell>
          <table:table-cell office:value-type="float" office:value="0.332792490720749" calcext:value-type="float">
            <text:p>0.3327924907</text:p>
          </table:table-cell>
        </table:table-row>
        <table:table-row table:style-name="ro1">
          <table:table-cell office:value-type="float" office:value="1537189135.75145" calcext:value-type="float">
            <text:p>1537189135.75145</text:p>
          </table:table-cell>
          <table:table-cell office:value-type="float" office:value="985" calcext:value-type="float">
            <text:p>985</text:p>
          </table:table-cell>
          <table:table-cell office:value-type="float" office:value="0.336428135633469" calcext:value-type="float">
            <text:p>0.3364281356</text:p>
          </table:table-cell>
          <table:table-cell office:value-type="float" office:value="0.375750511884689" calcext:value-type="float">
            <text:p>0.3757505119</text:p>
          </table:table-cell>
          <table:table-cell office:value-type="float" office:value="0.332247018814087" calcext:value-type="float">
            <text:p>0.3322470188</text:p>
          </table:table-cell>
        </table:table-row>
        <table:table-row table:style-name="ro1">
          <table:table-cell office:value-type="float" office:value="1537189207.32089" calcext:value-type="float">
            <text:p>1537189207.32089</text:p>
          </table:table-cell>
          <table:table-cell office:value-type="float" office:value="986" calcext:value-type="float">
            <text:p>986</text:p>
          </table:table-cell>
          <table:table-cell office:value-type="float" office:value="0.338869988918304" calcext:value-type="float">
            <text:p>0.3388699889</text:p>
          </table:table-cell>
          <table:table-cell office:value-type="float" office:value="0.37340572476387" calcext:value-type="float">
            <text:p>0.3734057248</text:p>
          </table:table-cell>
          <table:table-cell office:value-type="float" office:value="0.332042694091797" calcext:value-type="float">
            <text:p>0.3320426941</text:p>
          </table:table-cell>
        </table:table-row>
        <table:table-row table:style-name="ro1">
          <table:table-cell office:value-type="float" office:value="1537189296.82698" calcext:value-type="float">
            <text:p>1537189296.82698</text:p>
          </table:table-cell>
          <table:table-cell office:value-type="float" office:value="987" calcext:value-type="float">
            <text:p>987</text:p>
          </table:table-cell>
          <table:table-cell office:value-type="float" office:value="0.340019673109055" calcext:value-type="float">
            <text:p>0.3400196731</text:p>
          </table:table-cell>
          <table:table-cell office:value-type="float" office:value="0.372994065284729" calcext:value-type="float">
            <text:p>0.3729940653</text:p>
          </table:table-cell>
          <table:table-cell office:value-type="float" office:value="0.331540733575821" calcext:value-type="float">
            <text:p>0.3315407336</text:p>
          </table:table-cell>
        </table:table-row>
        <table:table-row table:style-name="ro1">
          <table:table-cell office:value-type="float" office:value="1537189458.41116" calcext:value-type="float">
            <text:p>1537189458.41116</text:p>
          </table:table-cell>
          <table:table-cell office:value-type="float" office:value="988" calcext:value-type="float">
            <text:p>988</text:p>
          </table:table-cell>
          <table:table-cell office:value-type="float" office:value="0.342821925878525" calcext:value-type="float">
            <text:p>0.3428219259</text:p>
          </table:table-cell>
          <table:table-cell office:value-type="float" office:value="0.371278643608093" calcext:value-type="float">
            <text:p>0.3712786436</text:p>
          </table:table-cell>
          <table:table-cell office:value-type="float" office:value="0.331567466259003" calcext:value-type="float">
            <text:p>0.3315674663</text:p>
          </table:table-cell>
        </table:table-row>
        <table:table-row table:style-name="ro1">
          <table:table-cell office:value-type="float" office:value="1537189654.13107" calcext:value-type="float">
            <text:p>1537189654.13107</text:p>
          </table:table-cell>
          <table:table-cell office:value-type="float" office:value="989" calcext:value-type="float">
            <text:p>989</text:p>
          </table:table-cell>
          <table:table-cell office:value-type="float" office:value="0.344741433858871" calcext:value-type="float">
            <text:p>0.3447414339</text:p>
          </table:table-cell>
          <table:table-cell office:value-type="float" office:value="0.374014794826508" calcext:value-type="float">
            <text:p>0.3740147948</text:p>
          </table:table-cell>
          <table:table-cell office:value-type="float" office:value="0.331108868122101" calcext:value-type="float">
            <text:p>0.3311088681</text:p>
          </table:table-cell>
        </table:table-row>
        <table:table-row table:style-name="ro1">
          <table:table-cell office:value-type="float" office:value="1537189779.5256" calcext:value-type="float">
            <text:p>1537189779.5256</text:p>
          </table:table-cell>
          <table:table-cell office:value-type="float" office:value="990" calcext:value-type="float">
            <text:p>990</text:p>
          </table:table-cell>
          <table:table-cell office:value-type="float" office:value="0.34414479136467" calcext:value-type="float">
            <text:p>0.3441447914</text:p>
          </table:table-cell>
          <table:table-cell office:value-type="float" office:value="0.373838901519775" calcext:value-type="float">
            <text:p>0.3738389015</text:p>
          </table:table-cell>
          <table:table-cell office:value-type="float" office:value="0.331707209348679" calcext:value-type="float">
            <text:p>0.3317072093</text:p>
          </table:table-cell>
        </table:table-row>
        <table:table-row table:style-name="ro1">
          <table:table-cell office:value-type="float" office:value="1537189903.38479" calcext:value-type="float">
            <text:p>1537189903.38479</text:p>
          </table:table-cell>
          <table:table-cell office:value-type="float" office:value="991" calcext:value-type="float">
            <text:p>991</text:p>
          </table:table-cell>
          <table:table-cell office:value-type="float" office:value="0.344742268323898" calcext:value-type="float">
            <text:p>0.3447422683</text:p>
          </table:table-cell>
          <table:table-cell office:value-type="float" office:value="0.373143523931503" calcext:value-type="float">
            <text:p>0.3731435239</text:p>
          </table:table-cell>
          <table:table-cell office:value-type="float" office:value="0.331032902002335" calcext:value-type="float">
            <text:p>0.331032902</text:p>
          </table:table-cell>
        </table:table-row>
        <table:table-row table:style-name="ro1">
          <table:table-cell office:value-type="float" office:value="1537190080.04703" calcext:value-type="float">
            <text:p>1537190080.04703</text:p>
          </table:table-cell>
          <table:table-cell office:value-type="float" office:value="992" calcext:value-type="float">
            <text:p>992</text:p>
          </table:table-cell>
          <table:table-cell office:value-type="float" office:value="0.344087660312653" calcext:value-type="float">
            <text:p>0.3440876603</text:p>
          </table:table-cell>
          <table:table-cell office:value-type="float" office:value="0.373326539993286" calcext:value-type="float">
            <text:p>0.37332654</text:p>
          </table:table-cell>
          <table:table-cell office:value-type="float" office:value="0.331267833709717" calcext:value-type="float">
            <text:p>0.3312678337</text:p>
          </table:table-cell>
        </table:table-row>
        <table:table-row table:style-name="ro1">
          <table:table-cell office:value-type="float" office:value="1537190133.69702" calcext:value-type="float">
            <text:p>1537190133.69702</text:p>
          </table:table-cell>
          <table:table-cell office:value-type="float" office:value="993" calcext:value-type="float">
            <text:p>993</text:p>
          </table:table-cell>
          <table:table-cell office:value-type="float" office:value="0.34399339556694" calcext:value-type="float">
            <text:p>0.3439933956</text:p>
          </table:table-cell>
          <table:table-cell office:value-type="float" office:value="0.372531563043594" calcext:value-type="float">
            <text:p>0.372531563</text:p>
          </table:table-cell>
          <table:table-cell office:value-type="float" office:value="0.331356674432755" calcext:value-type="float">
            <text:p>0.3313566744</text:p>
          </table:table-cell>
        </table:table-row>
        <table:table-row table:style-name="ro1">
          <table:table-cell office:value-type="float" office:value="1537190205.94832" calcext:value-type="float">
            <text:p>1537190205.94832</text:p>
          </table:table-cell>
          <table:table-cell office:value-type="float" office:value="994" calcext:value-type="float">
            <text:p>994</text:p>
          </table:table-cell>
          <table:table-cell office:value-type="float" office:value="0.344732463359833" calcext:value-type="float">
            <text:p>0.3447324634</text:p>
          </table:table-cell>
          <table:table-cell office:value-type="float" office:value="0.374319463968277" calcext:value-type="float">
            <text:p>0.374319464</text:p>
          </table:table-cell>
          <table:table-cell office:value-type="float" office:value="0.331697762012482" calcext:value-type="float">
            <text:p>0.331697762</text:p>
          </table:table-cell>
        </table:table-row>
        <table:table-row table:style-name="ro1">
          <table:table-cell office:value-type="float" office:value="1537190224.01259" calcext:value-type="float">
            <text:p>1537190224.01259</text:p>
          </table:table-cell>
          <table:table-cell office:value-type="float" office:value="995" calcext:value-type="float">
            <text:p>995</text:p>
          </table:table-cell>
          <table:table-cell office:value-type="float" office:value="0.34460973739624" calcext:value-type="float">
            <text:p>0.3446097374</text:p>
          </table:table-cell>
          <table:table-cell office:value-type="float" office:value="0.373218357563019" calcext:value-type="float">
            <text:p>0.3732183576</text:p>
          </table:table-cell>
          <table:table-cell office:value-type="float" office:value="0.331522703170776" calcext:value-type="float">
            <text:p>0.3315227032</text:p>
          </table:table-cell>
        </table:table-row>
        <table:table-row table:style-name="ro1">
          <table:table-cell office:value-type="float" office:value="1537190313.24923" calcext:value-type="float">
            <text:p>1537190313.24923</text:p>
          </table:table-cell>
          <table:table-cell office:value-type="float" office:value="996" calcext:value-type="float">
            <text:p>996</text:p>
          </table:table-cell>
          <table:table-cell office:value-type="float" office:value="0.345153898000717" calcext:value-type="float">
            <text:p>0.345153898</text:p>
          </table:table-cell>
          <table:table-cell office:value-type="float" office:value="0.374466180801392" calcext:value-type="float">
            <text:p>0.3744661808</text:p>
          </table:table-cell>
          <table:table-cell office:value-type="float" office:value="0.331148684024811" calcext:value-type="float">
            <text:p>0.331148684</text:p>
          </table:table-cell>
        </table:table-row>
        <table:table-row table:style-name="ro1">
          <table:table-cell office:value-type="float" office:value="1537190421.11802" calcext:value-type="float">
            <text:p>1537190421.11802</text:p>
          </table:table-cell>
          <table:table-cell office:value-type="float" office:value="997" calcext:value-type="float">
            <text:p>997</text:p>
          </table:table-cell>
          <table:table-cell office:value-type="float" office:value="0.346645474433899" calcext:value-type="float">
            <text:p>0.3466454744</text:p>
          </table:table-cell>
          <table:table-cell office:value-type="float" office:value="0.376485615968704" calcext:value-type="float">
            <text:p>0.376485616</text:p>
          </table:table-cell>
          <table:table-cell office:value-type="float" office:value="0.331837147474289" calcext:value-type="float">
            <text:p>0.3318371475</text:p>
          </table:table-cell>
        </table:table-row>
        <table:table-row table:style-name="ro1">
          <table:table-cell office:value-type="float" office:value="1537190457.15782" calcext:value-type="float">
            <text:p>1537190457.15782</text:p>
          </table:table-cell>
          <table:table-cell office:value-type="float" office:value="998" calcext:value-type="float">
            <text:p>998</text:p>
          </table:table-cell>
          <table:table-cell office:value-type="float" office:value="0.347091853618622" calcext:value-type="float">
            <text:p>0.3470918536</text:p>
          </table:table-cell>
          <table:table-cell office:value-type="float" office:value="0.377623409032822" calcext:value-type="float">
            <text:p>0.377623409</text:p>
          </table:table-cell>
          <table:table-cell office:value-type="float" office:value="0.331756830215454" calcext:value-type="float">
            <text:p>0.3317568302</text:p>
          </table:table-cell>
        </table:table-row>
        <table:table-row table:style-name="ro1">
          <table:table-cell office:value-type="float" office:value="1537190492.3867" calcext:value-type="float">
            <text:p>1537190492.3867</text:p>
          </table:table-cell>
          <table:table-cell office:value-type="float" office:value="999" calcext:value-type="float">
            <text:p>999</text:p>
          </table:table-cell>
          <table:table-cell office:value-type="float" office:value="0.347023755311966" calcext:value-type="float">
            <text:p>0.3470237553</text:p>
          </table:table-cell>
          <table:table-cell office:value-type="float" office:value="0.378068119287491" calcext:value-type="float">
            <text:p>0.3780681193</text:p>
          </table:table-cell>
          <table:table-cell office:value-type="float" office:value="0.332715600728989" calcext:value-type="float">
            <text:p>0.332715600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33417409658432" calcext:value-type="float">
            <text:p>0.3341740966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0.333977311849594" calcext:value-type="float">
            <text:p>0.3339773118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0.334443062543869" calcext:value-type="float">
            <text:p>0.3344430625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0.335316389799118" calcext:value-type="float">
            <text:p>0.3353163898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number-columns-repeated="2"/>
          <table:table-cell office:value-type="float" office:value="0.335472255945206" calcext:value-type="float">
            <text:p>0.3354722559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0.336033433675766" calcext:value-type="float">
            <text:p>0.3360334337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0.335809469223022" calcext:value-type="float">
            <text:p>0.3358094692</text:p>
          </table:table-cell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0.335421562194824" calcext:value-type="float">
            <text:p>0.3354215622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0.33572444319725" calcext:value-type="float">
            <text:p>0.3357244432</text:p>
          </table:table-cell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0.335977792739868" calcext:value-type="float">
            <text:p>0.3359777927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0.336040139198303" calcext:value-type="float">
            <text:p>0.3360401392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0.336247444152832" calcext:value-type="float">
            <text:p>0.3362474442</text:p>
          </table:table-cell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0.377566277980804" calcext:value-type="float">
            <text:p>0.377566278</text:p>
          </table:table-cell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number-columns-repeated="2"/>
          <table:table-cell office:value-type="float" office:value="0.328129291534424" calcext:value-type="float">
            <text:p>0.3281292915</text:p>
          </table:table-cell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number-columns-repeated="2"/>
          <table:table-cell office:value-type="float" office:value="0.341818749904633" calcext:value-type="float">
            <text:p>0.3418187499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0.341747671365738" calcext:value-type="float">
            <text:p>0.3417476714</text:p>
          </table:table-cell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number-columns-repeated="2"/>
          <table:table-cell office:value-type="float" office:value="0.341433435678482" calcext:value-type="float">
            <text:p>0.3414334357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0.340057134628296" calcext:value-type="float">
            <text:p>0.3400571346</text:p>
          </table:table-cell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0.336341112852097" calcext:value-type="float">
            <text:p>0.3363411129</text:p>
          </table:table-cell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0.335716873407364" calcext:value-type="float">
            <text:p>0.3357168734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0.334901332855225" calcext:value-type="float">
            <text:p>0.3349013329</text:p>
          </table:table-cell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number-columns-repeated="2"/>
          <table:table-cell office:value-type="float" office:value="0.334161221981049" calcext:value-type="float">
            <text:p>0.334161222</text:p>
          </table:table-cell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0.332948267459869" calcext:value-type="float">
            <text:p>0.3329482675</text:p>
          </table:table-cell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0.332866907119751" calcext:value-type="float">
            <text:p>0.3328669071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0.333318650722504" calcext:value-type="float">
            <text:p>0.3333186507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0.333068907260895" calcext:value-type="float">
            <text:p>0.3330689073</text:p>
          </table:table-cell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number-columns-repeated="2"/>
          <table:table-cell office:value-type="float" office:value="0.332114905118942" calcext:value-type="float">
            <text:p>0.3321149051</text:p>
          </table:table-cell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number-columns-repeated="2"/>
          <table:table-cell office:value-type="float" office:value="0.330949366092682" calcext:value-type="float">
            <text:p>0.3309493661</text:p>
          </table:table-cell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number-columns-repeated="2"/>
          <table:table-cell office:value-type="float" office:value="0.330485373735428" calcext:value-type="float">
            <text:p>0.3304853737</text:p>
          </table:table-cell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number-columns-repeated="2"/>
          <table:table-cell office:value-type="float" office:value="0.330741733312607" calcext:value-type="float">
            <text:p>0.3307417333</text:p>
          </table:table-cell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0.332539230585098" calcext:value-type="float">
            <text:p>0.3325392306</text:p>
          </table:table-cell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number-columns-repeated="2"/>
          <table:table-cell office:value-type="float" office:value="0.333317309617996" calcext:value-type="float">
            <text:p>0.3333173096</text:p>
          </table:table-cell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0.333484530448914" calcext:value-type="float">
            <text:p>0.3334845304</text:p>
          </table:table-cell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0.333745241165161" calcext:value-type="float">
            <text:p>0.3337452412</text:p>
          </table:table-cell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0.333697021007538" calcext:value-type="float">
            <text:p>0.333697021</text:p>
          </table:table-cell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0.334969967603684" calcext:value-type="float">
            <text:p>0.3349699676</text:p>
          </table:table-cell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0.335005313158035" calcext:value-type="float">
            <text:p>0.3350053132</text:p>
          </table:table-cell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number-columns-repeated="2"/>
          <table:table-cell office:value-type="float" office:value="0.335119932889938" calcext:value-type="float">
            <text:p>0.3351199329</text:p>
          </table:table-cell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0.334804505109787" calcext:value-type="float">
            <text:p>0.3348045051</text:p>
          </table:table-cell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0.334805965423584" calcext:value-type="float">
            <text:p>0.3348059654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0.334268063306809" calcext:value-type="float">
            <text:p>0.3342680633</text:p>
          </table:table-cell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0.334208965301514" calcext:value-type="float">
            <text:p>0.3342089653</text:p>
          </table:table-cell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0.334446430206299" calcext:value-type="float">
            <text:p>0.3344464302</text:p>
          </table:table-cell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0.334564954042435" calcext:value-type="float">
            <text:p>0.334564954</text:p>
          </table:table-cell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number-columns-repeated="2"/>
          <table:table-cell office:value-type="float" office:value="0.33565816283226" calcext:value-type="float">
            <text:p>0.3356581628</text:p>
          </table:table-cell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0.335669308900833" calcext:value-type="float">
            <text:p>0.3356693089</text:p>
          </table:table-cell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number-columns-repeated="2"/>
          <table:table-cell office:value-type="float" office:value="0.335809856653213" calcext:value-type="float">
            <text:p>0.3358098567</text:p>
          </table:table-cell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number-columns-repeated="2"/>
          <table:table-cell office:value-type="float" office:value="0.33630445599556" calcext:value-type="float">
            <text:p>0.336304456</text:p>
          </table:table-cell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number-columns-repeated="2"/>
          <table:table-cell office:value-type="float" office:value="0.336599439382553" calcext:value-type="float">
            <text:p>0.3365994394</text:p>
          </table:table-cell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number-columns-repeated="2"/>
          <table:table-cell office:value-type="float" office:value="0.321664929389954" calcext:value-type="float">
            <text:p>0.3216649294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0.326689094305038" calcext:value-type="float">
            <text:p>0.3266890943</text:p>
          </table:table-cell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0.321082055568695" calcext:value-type="float">
            <text:p>0.3210820556</text:p>
          </table:table-cell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number-columns-repeated="2"/>
          <table:table-cell office:value-type="float" office:value="0.325477600097656" calcext:value-type="float">
            <text:p>0.3254776001</text:p>
          </table:table-cell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0.326709806919098" calcext:value-type="float">
            <text:p>0.3267098069</text:p>
          </table:table-cell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number-columns-repeated="2"/>
          <table:table-cell office:value-type="float" office:value="0.326578080654144" calcext:value-type="float">
            <text:p>0.3265780807</text:p>
          </table:table-cell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number-columns-repeated="2"/>
          <table:table-cell office:value-type="float" office:value="0.328271627426147" calcext:value-type="float">
            <text:p>0.3282716274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0.324569582939148" calcext:value-type="float">
            <text:p>0.3245695829</text:p>
          </table:table-cell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number-columns-repeated="2"/>
          <table:table-cell office:value-type="float" office:value="0.32459032535553" calcext:value-type="float">
            <text:p>0.3245903254</text:p>
          </table:table-cell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number-columns-repeated="2"/>
          <table:table-cell office:value-type="float" office:value="0.326066493988037" calcext:value-type="float">
            <text:p>0.326066494</text:p>
          </table:table-cell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number-columns-repeated="2"/>
          <table:table-cell office:value-type="float" office:value="0.3253293633461" calcext:value-type="float">
            <text:p>0.3253293633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0.325451582670212" calcext:value-type="float">
            <text:p>0.3254515827</text:p>
          </table:table-cell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0.326671808958054" calcext:value-type="float">
            <text:p>0.326671809</text:p>
          </table:table-cell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number-columns-repeated="2"/>
          <table:table-cell office:value-type="float" office:value="0.326643198728561" calcext:value-type="float">
            <text:p>0.3266431987</text:p>
          </table:table-cell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number-columns-repeated="2"/>
          <table:table-cell office:value-type="float" office:value="0.325235724449158" calcext:value-type="float">
            <text:p>0.3252357244</text:p>
          </table:table-cell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0.325413167476654" calcext:value-type="float">
            <text:p>0.3254131675</text:p>
          </table:table-cell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0.326025515794754" calcext:value-type="float">
            <text:p>0.3260255158</text:p>
          </table:table-cell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0.326293051242828" calcext:value-type="float">
            <text:p>0.3262930512</text:p>
          </table:table-cell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0.327091693878174" calcext:value-type="float">
            <text:p>0.3270916939</text:p>
          </table:table-cell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0.327280670404434" calcext:value-type="float">
            <text:p>0.3272806704</text:p>
          </table:table-cell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0.327895373106003" calcext:value-type="float">
            <text:p>0.3278953731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0.327668696641922" calcext:value-type="float">
            <text:p>0.3276686966</text:p>
          </table:table-cell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0.328105121850967" calcext:value-type="float">
            <text:p>0.3281051219</text:p>
          </table:table-cell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number-columns-repeated="2"/>
          <table:table-cell office:value-type="float" office:value="0.32800617814064" calcext:value-type="float">
            <text:p>0.3280061781</text:p>
          </table:table-cell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0.328371465206146" calcext:value-type="float">
            <text:p>0.3283714652</text:p>
          </table:table-cell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0.329056888818741" calcext:value-type="float">
            <text:p>0.3290568888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0.328957855701447" calcext:value-type="float">
            <text:p>0.3289578557</text:p>
          </table:table-cell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0.329765915870666" calcext:value-type="float">
            <text:p>0.3297659159</text:p>
          </table:table-cell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number-columns-repeated="2"/>
          <table:table-cell office:value-type="float" office:value="0.329898566007614" calcext:value-type="float">
            <text:p>0.329898566</text:p>
          </table:table-cell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number-columns-repeated="2"/>
          <table:table-cell office:value-type="float" office:value="0.329445570707321" calcext:value-type="float">
            <text:p>0.3294455707</text:p>
          </table:table-cell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number-columns-repeated="2"/>
          <table:table-cell office:value-type="float" office:value="0.329038679599762" calcext:value-type="float">
            <text:p>0.3290386796</text:p>
          </table:table-cell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0.328866213560104" calcext:value-type="float">
            <text:p>0.3288662136</text:p>
          </table:table-cell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0.329493016004562" calcext:value-type="float">
            <text:p>0.329493016</text:p>
          </table:table-cell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number-columns-repeated="2"/>
          <table:table-cell office:value-type="float" office:value="0.330165922641754" calcext:value-type="float">
            <text:p>0.3301659226</text:p>
          </table:table-cell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0.327668160200119" calcext:value-type="float">
            <text:p>0.3276681602</text:p>
          </table:table-cell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2"/>
          <table:table-cell office:value-type="float" office:value="0.329673320055008" calcext:value-type="float">
            <text:p>0.3296733201</text:p>
          </table:table-cell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0.332329034805298" calcext:value-type="float">
            <text:p>0.3323290348</text:p>
          </table:table-cell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number-columns-repeated="2"/>
          <table:table-cell office:value-type="float" office:value="0.334666728973389" calcext:value-type="float">
            <text:p>0.334666729</text:p>
          </table:table-cell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number-columns-repeated="2"/>
          <table:table-cell office:value-type="float" office:value="0.328124195337296" calcext:value-type="float">
            <text:p>0.3281241953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0.328176975250244" calcext:value-type="float">
            <text:p>0.3281769753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number-columns-repeated="2"/>
          <table:table-cell office:value-type="float" office:value="0.324186325073242" calcext:value-type="float">
            <text:p>0.3241863251</text:p>
          </table:table-cell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0.321961134672165" calcext:value-type="float">
            <text:p>0.3219611347</text:p>
          </table:table-cell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number-columns-repeated="2"/>
          <table:table-cell office:value-type="float" office:value="0.327163755893707" calcext:value-type="float">
            <text:p>0.3271637559</text:p>
          </table:table-cell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0.324264615774155" calcext:value-type="float">
            <text:p>0.3242646158</text:p>
          </table:table-cell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number-columns-repeated="2"/>
          <table:table-cell office:value-type="float" office:value="0.323239982128143" calcext:value-type="float">
            <text:p>0.3232399821</text:p>
          </table:table-cell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0.321722954511642" calcext:value-type="float">
            <text:p>0.3217229545</text:p>
          </table:table-cell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number-columns-repeated="2"/>
          <table:table-cell office:value-type="float" office:value="0.323344469070435" calcext:value-type="float">
            <text:p>0.3233444691</text:p>
          </table:table-cell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number-columns-repeated="2"/>
          <table:table-cell office:value-type="float" office:value="0.32283952832222" calcext:value-type="float">
            <text:p>0.3228395283</text:p>
          </table:table-cell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number-columns-repeated="2"/>
          <table:table-cell office:value-type="float" office:value="0.323660284280777" calcext:value-type="float">
            <text:p>0.3236602843</text:p>
          </table:table-cell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0.321012079715729" calcext:value-type="float">
            <text:p>0.3210120797</text:p>
          </table:table-cell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number-columns-repeated="2"/>
          <table:table-cell office:value-type="float" office:value="0.322500437498093" calcext:value-type="float">
            <text:p>0.3225004375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0.323156714439392" calcext:value-type="float">
            <text:p>0.3231567144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number-columns-repeated="2"/>
          <table:table-cell office:value-type="float" office:value="0.323259025812149" calcext:value-type="float">
            <text:p>0.3232590258</text:p>
          </table:table-cell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number-columns-repeated="2"/>
          <table:table-cell office:value-type="float" office:value="0.323417335748672" calcext:value-type="float">
            <text:p>0.3234173357</text:p>
          </table:table-cell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number-columns-repeated="2"/>
          <table:table-cell office:value-type="float" office:value="0.323489218950272" calcext:value-type="float">
            <text:p>0.323489219</text:p>
          </table:table-cell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0.32437589764595" calcext:value-type="float">
            <text:p>0.3243758976</text:p>
          </table:table-cell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0.324499249458313" calcext:value-type="float">
            <text:p>0.3244992495</text:p>
          </table:table-cell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.324208915233612" calcext:value-type="float">
            <text:p>0.3242089152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number-columns-repeated="2"/>
          <table:table-cell office:value-type="float" office:value="0.323369473218918" calcext:value-type="float">
            <text:p>0.3233694732</text:p>
          </table:table-cell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0.323892533779144" calcext:value-type="float">
            <text:p>0.3238925338</text:p>
          </table:table-cell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number-columns-repeated="2"/>
          <table:table-cell office:value-type="float" office:value="0.323637336492538" calcext:value-type="float">
            <text:p>0.3236373365</text:p>
          </table:table-cell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0.323163062334061" calcext:value-type="float">
            <text:p>0.3231630623</text:p>
          </table:table-cell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0.323147535324097" calcext:value-type="float">
            <text:p>0.3231475353</text:p>
          </table:table-cell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number-columns-repeated="2"/>
          <table:table-cell office:value-type="float" office:value="0.323139876127243" calcext:value-type="float">
            <text:p>0.3231398761</text:p>
          </table:table-cell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0.322827339172363" calcext:value-type="float">
            <text:p>0.3228273392</text:p>
          </table:table-cell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0.324363082647324" calcext:value-type="float">
            <text:p>0.3243630826</text:p>
          </table:table-cell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number-columns-repeated="2"/>
          <table:table-cell office:value-type="float" office:value="0.324696034193039" calcext:value-type="float">
            <text:p>0.3246960342</text:p>
          </table:table-cell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0.32457360625267" calcext:value-type="float">
            <text:p>0.3245736063</text:p>
          </table:table-cell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0.324783951044083" calcext:value-type="float">
            <text:p>0.324783951</text:p>
          </table:table-cell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0.326138079166412" calcext:value-type="float">
            <text:p>0.3261380792</text:p>
          </table:table-cell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number-columns-repeated="2"/>
          <table:table-cell office:value-type="float" office:value="0.325571984052658" calcext:value-type="float">
            <text:p>0.3255719841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0.325598180294037" calcext:value-type="float">
            <text:p>0.3255981803</text:p>
          </table:table-cell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number-columns-repeated="2"/>
          <table:table-cell office:value-type="float" office:value="0.32540625333786" calcext:value-type="float">
            <text:p>0.3254062533</text:p>
          </table:table-cell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0.325151324272156" calcext:value-type="float">
            <text:p>0.3251513243</text:p>
          </table:table-cell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0.325144708156586" calcext:value-type="float">
            <text:p>0.3251447082</text:p>
          </table:table-cell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number-columns-repeated="2"/>
          <table:table-cell office:value-type="float" office:value="0.325950920581818" calcext:value-type="float">
            <text:p>0.3259509206</text:p>
          </table:table-cell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0.325783938169479" calcext:value-type="float">
            <text:p>0.3257839382</text:p>
          </table:table-cell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number-columns-repeated="2"/>
          <table:table-cell office:value-type="float" office:value="0.325143903493881" calcext:value-type="float">
            <text:p>0.3251439035</text:p>
          </table:table-cell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number-columns-repeated="2"/>
          <table:table-cell office:value-type="float" office:value="0.325098723173141" calcext:value-type="float">
            <text:p>0.3250987232</text:p>
          </table:table-cell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0.325604230165482" calcext:value-type="float">
            <text:p>0.3256042302</text:p>
          </table:table-cell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number-columns-repeated="2"/>
          <table:table-cell office:value-type="float" office:value="0.297503471374512" calcext:value-type="float">
            <text:p>0.2975034714</text:p>
          </table:table-cell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number-columns-repeated="2"/>
          <table:table-cell office:value-type="float" office:value="0.307145953178406" calcext:value-type="float">
            <text:p>0.3071459532</text:p>
          </table:table-cell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number-columns-repeated="2"/>
          <table:table-cell office:value-type="float" office:value="0.303165853023529" calcext:value-type="float">
            <text:p>0.303165853</text:p>
          </table:table-cell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number-columns-repeated="2"/>
          <table:table-cell office:value-type="float" office:value="0.307670444250107" calcext:value-type="float">
            <text:p>0.3076704443</text:p>
          </table:table-cell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0.314156383275986" calcext:value-type="float">
            <text:p>0.3141563833</text:p>
          </table:table-cell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number-columns-repeated="2"/>
          <table:table-cell office:value-type="float" office:value="0.316527992486954" calcext:value-type="float">
            <text:p>0.3165279925</text:p>
          </table:table-cell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0.316203862428665" calcext:value-type="float">
            <text:p>0.3162038624</text:p>
          </table:table-cell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number-columns-repeated="2"/>
          <table:table-cell office:value-type="float" office:value="0.317622810602188" calcext:value-type="float">
            <text:p>0.3176228106</text:p>
          </table:table-cell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number-columns-repeated="2"/>
          <table:table-cell office:value-type="float" office:value="0.314733326435089" calcext:value-type="float">
            <text:p>0.3147333264</text:p>
          </table:table-cell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number-columns-repeated="2"/>
          <table:table-cell office:value-type="float" office:value="0.321276605129242" calcext:value-type="float">
            <text:p>0.3212766051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number-columns-repeated="2"/>
          <table:table-cell office:value-type="float" office:value="0.318926244974136" calcext:value-type="float">
            <text:p>0.318926245</text:p>
          </table:table-cell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0.320358663797379" calcext:value-type="float">
            <text:p>0.3203586638</text:p>
          </table:table-cell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number-columns-repeated="2"/>
          <table:table-cell office:value-type="float" office:value="0.318672895431519" calcext:value-type="float">
            <text:p>0.3186728954</text:p>
          </table:table-cell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number-columns-repeated="2"/>
          <table:table-cell office:value-type="float" office:value="0.32010942697525" calcext:value-type="float">
            <text:p>0.320109427</text:p>
          </table:table-cell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number-columns-repeated="2"/>
          <table:table-cell office:value-type="float" office:value="0.320407062768936" calcext:value-type="float">
            <text:p>0.3204070628</text:p>
          </table:table-cell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0.320178419351578" calcext:value-type="float">
            <text:p>0.3201784194</text:p>
          </table:table-cell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number-columns-repeated="2"/>
          <table:table-cell office:value-type="float" office:value="0.319719523191452" calcext:value-type="float">
            <text:p>0.3197195232</text:p>
          </table:table-cell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number-columns-repeated="2"/>
          <table:table-cell office:value-type="float" office:value="0.318930774927139" calcext:value-type="float">
            <text:p>0.3189307749</text:p>
          </table:table-cell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number-columns-repeated="2"/>
          <table:table-cell office:value-type="float" office:value="0.319062352180481" calcext:value-type="float">
            <text:p>0.3190623522</text:p>
          </table:table-cell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number-columns-repeated="2"/>
          <table:table-cell office:value-type="float" office:value="0.321671277284622" calcext:value-type="float">
            <text:p>0.3216712773</text:p>
          </table:table-cell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number-columns-repeated="2"/>
          <table:table-cell office:value-type="float" office:value="0.321092545986176" calcext:value-type="float">
            <text:p>0.32109254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0.320698291063309" calcext:value-type="float">
            <text:p>0.3206982911</text:p>
          </table:table-cell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number-columns-repeated="2"/>
          <table:table-cell office:value-type="float" office:value="0.321742415428162" calcext:value-type="float">
            <text:p>0.3217424154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number-columns-repeated="2"/>
          <table:table-cell office:value-type="float" office:value="0.321449905633926" calcext:value-type="float">
            <text:p>0.3214499056</text:p>
          </table:table-cell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number-columns-repeated="2"/>
          <table:table-cell office:value-type="float" office:value="0.321895033121109" calcext:value-type="float">
            <text:p>0.3218950331</text:p>
          </table:table-cell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number-columns-repeated="2"/>
          <table:table-cell office:value-type="float" office:value="0.321805268526077" calcext:value-type="float">
            <text:p>0.3218052685</text:p>
          </table:table-cell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number-columns-repeated="2"/>
          <table:table-cell office:value-type="float" office:value="0.321945756673813" calcext:value-type="float">
            <text:p>0.3219457567</text:p>
          </table:table-cell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number-columns-repeated="2"/>
          <table:table-cell office:value-type="float" office:value="0.321500867605209" calcext:value-type="float">
            <text:p>0.3215008676</text:p>
          </table:table-cell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number-columns-repeated="2"/>
          <table:table-cell office:value-type="float" office:value="0.321635872125626" calcext:value-type="float">
            <text:p>0.3216358721</text:p>
          </table:table-cell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number-columns-repeated="2"/>
          <table:table-cell office:value-type="float" office:value="0.321535587310791" calcext:value-type="float">
            <text:p>0.3215355873</text:p>
          </table:table-cell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number-columns-repeated="2"/>
          <table:table-cell office:value-type="float" office:value="0.322199642658234" calcext:value-type="float">
            <text:p>0.3221996427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0.322071611881256" calcext:value-type="float">
            <text:p>0.3220716119</text:p>
          </table:table-cell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number-columns-repeated="2"/>
          <table:table-cell office:value-type="float" office:value="0.32272270321846" calcext:value-type="float">
            <text:p>0.3227227032</text:p>
          </table:table-cell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number-columns-repeated="2"/>
          <table:table-cell office:value-type="float" office:value="0.3227698802948" calcext:value-type="float">
            <text:p>0.3227698803</text:p>
          </table:table-cell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number-columns-repeated="2"/>
          <table:table-cell office:value-type="float" office:value="0.322369873523712" calcext:value-type="float">
            <text:p>0.3223698735</text:p>
          </table:table-cell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0.322065830230713" calcext:value-type="float">
            <text:p>0.3220658302</text:p>
          </table:table-cell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number-columns-repeated="2"/>
          <table:table-cell office:value-type="float" office:value="0.322757422924042" calcext:value-type="float">
            <text:p>0.3227574229</text:p>
          </table:table-cell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number-columns-repeated="2"/>
          <table:table-cell office:value-type="float" office:value="0.319456547498703" calcext:value-type="float">
            <text:p>0.3194565475</text:p>
          </table:table-cell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number-columns-repeated="2"/>
          <table:table-cell office:value-type="float" office:value="0.323328971862793" calcext:value-type="float">
            <text:p>0.3233289719</text:p>
          </table:table-cell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number-columns-repeated="2"/>
          <table:table-cell office:value-type="float" office:value="0.316246151924133" calcext:value-type="float">
            <text:p>0.3162461519</text:p>
          </table:table-cell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number-columns-repeated="2"/>
          <table:table-cell office:value-type="float" office:value="0.311512768268585" calcext:value-type="float">
            <text:p>0.3115127683</text:p>
          </table:table-cell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number-columns-repeated="2"/>
          <table:table-cell office:value-type="float" office:value="0.313551694154739" calcext:value-type="float">
            <text:p>0.3135516942</text:p>
          </table:table-cell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number-columns-repeated="2"/>
          <table:table-cell office:value-type="float" office:value="0.318548738956451" calcext:value-type="float">
            <text:p>0.318548739</text:p>
          </table:table-cell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number-columns-repeated="2"/>
          <table:table-cell office:value-type="float" office:value="0.317698061466217" calcext:value-type="float">
            <text:p>0.3176980615</text:p>
          </table:table-cell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number-columns-repeated="2"/>
          <table:table-cell office:value-type="float" office:value="0.317594140768051" calcext:value-type="float">
            <text:p>0.3175941408</text:p>
          </table:table-cell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number-columns-repeated="2"/>
          <table:table-cell office:value-type="float" office:value="0.316249161958694" calcext:value-type="float">
            <text:p>0.316249162</text:p>
          </table:table-cell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number-columns-repeated="2"/>
          <table:table-cell office:value-type="float" office:value="0.316391706466675" calcext:value-type="float">
            <text:p>0.3163917065</text:p>
          </table:table-cell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number-columns-repeated="2"/>
          <table:table-cell office:value-type="float" office:value="0.315185755491257" calcext:value-type="float">
            <text:p>0.3151857555</text:p>
          </table:table-cell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number-columns-repeated="2"/>
          <table:table-cell office:value-type="float" office:value="0.320369631052017" calcext:value-type="float">
            <text:p>0.3203696311</text:p>
          </table:table-cell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0.319784760475159" calcext:value-type="float">
            <text:p>0.3197847605</text:p>
          </table:table-cell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number-columns-repeated="2"/>
          <table:table-cell office:value-type="float" office:value="0.321591109037399" calcext:value-type="float">
            <text:p>0.321591109</text:p>
          </table:table-cell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0.32008770108223" calcext:value-type="float">
            <text:p>0.3200877011</text:p>
          </table:table-cell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number-columns-repeated="2"/>
          <table:table-cell office:value-type="float" office:value="0.320449650287628" calcext:value-type="float">
            <text:p>0.3204496503</text:p>
          </table:table-cell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number-columns-repeated="2"/>
          <table:table-cell office:value-type="float" office:value="0.319561958312988" calcext:value-type="float">
            <text:p>0.3195619583</text:p>
          </table:table-cell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number-columns-repeated="2"/>
          <table:table-cell office:value-type="float" office:value="0.320329904556274" calcext:value-type="float">
            <text:p>0.3203299046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number-columns-repeated="2"/>
          <table:table-cell office:value-type="float" office:value="0.320730358362198" calcext:value-type="float">
            <text:p>0.3207303584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number-columns-repeated="2"/>
          <table:table-cell office:value-type="float" office:value="0.321201920509338" calcext:value-type="float">
            <text:p>0.3212019205</text:p>
          </table:table-cell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number-columns-repeated="2"/>
          <table:table-cell office:value-type="float" office:value="0.321499705314636" calcext:value-type="float">
            <text:p>0.3214997053</text:p>
          </table:table-cell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number-columns-repeated="2"/>
          <table:table-cell office:value-type="float" office:value="0.321739375591278" calcext:value-type="float">
            <text:p>0.3217393756</text:p>
          </table:table-cell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number-columns-repeated="2"/>
          <table:table-cell office:value-type="float" office:value="0.323944270610809" calcext:value-type="float">
            <text:p>0.3239442706</text:p>
          </table:table-cell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number-columns-repeated="2"/>
          <table:table-cell office:value-type="float" office:value="0.323770552873611" calcext:value-type="float">
            <text:p>0.3237705529</text:p>
          </table:table-cell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number-columns-repeated="2"/>
          <table:table-cell office:value-type="float" office:value="0.32350492477417" calcext:value-type="float">
            <text:p>0.3235049248</text:p>
          </table:table-cell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number-columns-repeated="2"/>
          <table:table-cell office:value-type="float" office:value="0.32407534122467" calcext:value-type="float">
            <text:p>0.3240753412</text:p>
          </table:table-cell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number-columns-repeated="2"/>
          <table:table-cell office:value-type="float" office:value="0.324075669050217" calcext:value-type="float">
            <text:p>0.3240756691</text:p>
          </table:table-cell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number-columns-repeated="2"/>
          <table:table-cell office:value-type="float" office:value="0.324268460273743" calcext:value-type="float">
            <text:p>0.3242684603</text:p>
          </table:table-cell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number-columns-repeated="2"/>
          <table:table-cell office:value-type="float" office:value="0.324194997549057" calcext:value-type="float">
            <text:p>0.3241949975</text:p>
          </table:table-cell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number-columns-repeated="2"/>
          <table:table-cell office:value-type="float" office:value="0.324303895235062" calcext:value-type="float">
            <text:p>0.3243038952</text:p>
          </table:table-cell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number-columns-repeated="2"/>
          <table:table-cell office:value-type="float" office:value="0.32435330748558" calcext:value-type="float">
            <text:p>0.3243533075</text:p>
          </table:table-cell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table:number-columns-repeated="2"/>
          <table:table-cell office:value-type="float" office:value="0.324159920215607" calcext:value-type="float">
            <text:p>0.3241599202</text:p>
          </table:table-cell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number-columns-repeated="2"/>
          <table:table-cell office:value-type="float" office:value="0.324323296546936" calcext:value-type="float">
            <text:p>0.3243232965</text:p>
          </table:table-cell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number-columns-repeated="2"/>
          <table:table-cell office:value-type="float" office:value="0.32424321770668" calcext:value-type="float">
            <text:p>0.3242432177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0.324486613273621" calcext:value-type="float">
            <text:p>0.3244866133</text:p>
          </table:table-cell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number-columns-repeated="2"/>
          <table:table-cell office:value-type="float" office:value="0.325169324874878" calcext:value-type="float">
            <text:p>0.3251693249</text:p>
          </table:table-cell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number-columns-repeated="2"/>
          <table:table-cell office:value-type="float" office:value="0.325287908315659" calcext:value-type="float">
            <text:p>0.3252879083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number-columns-repeated="2"/>
          <table:table-cell office:value-type="float" office:value="0.324887722730637" calcext:value-type="float">
            <text:p>0.3248877227</text:p>
          </table:table-cell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number-columns-repeated="2"/>
          <table:table-cell office:value-type="float" office:value="0.324818938970566" calcext:value-type="float">
            <text:p>0.324818939</text:p>
          </table:table-cell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number-columns-repeated="2"/>
          <table:table-cell office:value-type="float" office:value="0.324390858411789" calcext:value-type="float">
            <text:p>0.3243908584</text:p>
          </table:table-cell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number-columns-repeated="2"/>
          <table:table-cell office:value-type="float" office:value="0.324298173189163" calcext:value-type="float">
            <text:p>0.3242981732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number-columns-repeated="2"/>
          <table:table-cell office:value-type="float" office:value="0.319693356752396" calcext:value-type="float">
            <text:p>0.3196933568</text:p>
          </table:table-cell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number-columns-repeated="2"/>
          <table:table-cell office:value-type="float" office:value="0.322127670049667" calcext:value-type="float">
            <text:p>0.32212767</text:p>
          </table:table-cell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number-columns-repeated="2"/>
          <table:table-cell office:value-type="float" office:value="0.318255364894867" calcext:value-type="float">
            <text:p>0.3182553649</text:p>
          </table:table-cell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number-columns-repeated="2"/>
          <table:table-cell office:value-type="float" office:value="0.314057171344757" calcext:value-type="float">
            <text:p>0.3140571713</text:p>
          </table:table-cell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number-columns-repeated="2"/>
          <table:table-cell office:value-type="float" office:value="0.310514599084854" calcext:value-type="float">
            <text:p>0.3105145991</text:p>
          </table:table-cell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number-columns-repeated="2"/>
          <table:table-cell office:value-type="float" office:value="0.311265289783478" calcext:value-type="float">
            <text:p>0.3112652898</text:p>
          </table:table-cell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number-columns-repeated="2"/>
          <table:table-cell office:value-type="float" office:value="0.312987089157104" calcext:value-type="float">
            <text:p>0.3129870892</text:p>
          </table:table-cell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number-columns-repeated="2"/>
          <table:table-cell office:value-type="float" office:value="0.313754200935364" calcext:value-type="float">
            <text:p>0.3137542009</text:p>
          </table:table-cell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number-columns-repeated="2"/>
          <table:table-cell office:value-type="float" office:value="0.314298957586288" calcext:value-type="float">
            <text:p>0.3142989576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number-columns-repeated="2"/>
          <table:table-cell office:value-type="float" office:value="0.31486514210701" calcext:value-type="float">
            <text:p>0.3148651421</text:p>
          </table:table-cell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number-columns-repeated="2"/>
          <table:table-cell office:value-type="float" office:value="0.316300928592682" calcext:value-type="float">
            <text:p>0.3163009286</text:p>
          </table:table-cell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number-columns-repeated="2"/>
          <table:table-cell office:value-type="float" office:value="0.315180003643036" calcext:value-type="float">
            <text:p>0.3151800036</text:p>
          </table:table-cell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2"/>
          <table:table-cell office:value-type="float" office:value="0.317633330821991" calcext:value-type="float">
            <text:p>0.3176333308</text:p>
          </table:table-cell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number-columns-repeated="2"/>
          <table:table-cell office:value-type="float" office:value="0.318257868289947" calcext:value-type="float">
            <text:p>0.3182578683</text:p>
          </table:table-cell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number-columns-repeated="2"/>
          <table:table-cell office:value-type="float" office:value="0.317358434200287" calcext:value-type="float">
            <text:p>0.3173584342</text:p>
          </table:table-cell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number-columns-repeated="2"/>
          <table:table-cell office:value-type="float" office:value="0.317720264196396" calcext:value-type="float">
            <text:p>0.3177202642</text:p>
          </table:table-cell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number-columns-repeated="2"/>
          <table:table-cell office:value-type="float" office:value="0.318510562181473" calcext:value-type="float">
            <text:p>0.3185105622</text:p>
          </table:table-cell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number-columns-repeated="2"/>
          <table:table-cell office:value-type="float" office:value="0.317938983440399" calcext:value-type="float">
            <text:p>0.3179389834</text:p>
          </table:table-cell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number-columns-repeated="2"/>
          <table:table-cell office:value-type="float" office:value="0.31809476017952" calcext:value-type="float">
            <text:p>0.3180947602</text:p>
          </table:table-cell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number-columns-repeated="2"/>
          <table:table-cell office:value-type="float" office:value="0.319334775209427" calcext:value-type="float">
            <text:p>0.3193347752</text:p>
          </table:table-cell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number-columns-repeated="2"/>
          <table:table-cell office:value-type="float" office:value="0.31998136639595" calcext:value-type="float">
            <text:p>0.3199813664</text:p>
          </table:table-cell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number-columns-repeated="2"/>
          <table:table-cell office:value-type="float" office:value="0.319614917039871" calcext:value-type="float">
            <text:p>0.319614917</text:p>
          </table:table-cell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number-columns-repeated="2"/>
          <table:table-cell office:value-type="float" office:value="0.320961803197861" calcext:value-type="float">
            <text:p>0.3209618032</text:p>
          </table:table-cell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number-columns-repeated="2"/>
          <table:table-cell office:value-type="float" office:value="0.319795817136764" calcext:value-type="float">
            <text:p>0.3197958171</text:p>
          </table:table-cell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number-columns-repeated="2"/>
          <table:table-cell office:value-type="float" office:value="0.320256739854813" calcext:value-type="float">
            <text:p>0.3202567399</text:p>
          </table:table-cell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number-columns-repeated="2"/>
          <table:table-cell office:value-type="float" office:value="0.32014387845993" calcext:value-type="float">
            <text:p>0.3201438785</text:p>
          </table:table-cell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number-columns-repeated="2"/>
          <table:table-cell office:value-type="float" office:value="0.320167779922485" calcext:value-type="float">
            <text:p>0.3201677799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number-columns-repeated="2"/>
          <table:table-cell office:value-type="float" office:value="0.320185899734497" calcext:value-type="float">
            <text:p>0.3201858997</text:p>
          </table:table-cell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number-columns-repeated="2"/>
          <table:table-cell office:value-type="float" office:value="0.319776386022568" calcext:value-type="float">
            <text:p>0.319776386</text:p>
          </table:table-cell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number-columns-repeated="2"/>
          <table:table-cell office:value-type="float" office:value="0.318853825330734" calcext:value-type="float">
            <text:p>0.3188538253</text:p>
          </table:table-cell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number-columns-repeated="2"/>
          <table:table-cell office:value-type="float" office:value="0.31962662935257" calcext:value-type="float">
            <text:p>0.3196266294</text:p>
          </table:table-cell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number-columns-repeated="2"/>
          <table:table-cell office:value-type="float" office:value="0.320541203022003" calcext:value-type="float">
            <text:p>0.320541203</text:p>
          </table:table-cell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0.320830404758453" calcext:value-type="float">
            <text:p>0.3208304048</text:p>
          </table:table-cell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0.321853041648865" calcext:value-type="float">
            <text:p>0.3218530416</text:p>
          </table:table-cell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0.321576356887817" calcext:value-type="float">
            <text:p>0.3215763569</text:p>
          </table:table-cell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number-columns-repeated="2"/>
          <table:table-cell office:value-type="float" office:value="0.321540504693985" calcext:value-type="float">
            <text:p>0.3215405047</text:p>
          </table:table-cell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number-columns-repeated="2"/>
          <table:table-cell office:value-type="float" office:value="0.321511328220367" calcext:value-type="float">
            <text:p>0.3215113282</text:p>
          </table:table-cell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number-columns-repeated="2"/>
          <table:table-cell office:value-type="float" office:value="0.321519196033478" calcext:value-type="float">
            <text:p>0.321519196</text:p>
          </table:table-cell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number-columns-repeated="2"/>
          <table:table-cell office:value-type="float" office:value="0.321009397506714" calcext:value-type="float">
            <text:p>0.3210093975</text:p>
          </table:table-cell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number-columns-repeated="2"/>
          <table:table-cell office:value-type="float" office:value="0.320994973182678" calcext:value-type="float">
            <text:p>0.3209949732</text:p>
          </table:table-cell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number-columns-repeated="2"/>
          <table:table-cell office:value-type="float" office:value="0.32083448767662" calcext:value-type="float">
            <text:p>0.3208344877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number-columns-repeated="2"/>
          <table:table-cell office:value-type="float" office:value="0.320849269628525" calcext:value-type="float">
            <text:p>0.3208492696</text:p>
          </table:table-cell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number-columns-repeated="2"/>
          <table:table-cell office:value-type="float" office:value="0.323389142751694" calcext:value-type="float">
            <text:p>0.3233891428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2"/>
          <table:table-cell office:value-type="float" office:value="0.317551761865616" calcext:value-type="float">
            <text:p>0.3175517619</text:p>
          </table:table-cell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number-columns-repeated="2"/>
          <table:table-cell office:value-type="float" office:value="0.317569196224213" calcext:value-type="float">
            <text:p>0.3175691962</text:p>
          </table:table-cell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number-columns-repeated="2"/>
          <table:table-cell office:value-type="float" office:value="0.314344972372055" calcext:value-type="float">
            <text:p>0.3143449724</text:p>
          </table:table-cell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number-columns-repeated="2"/>
          <table:table-cell office:value-type="float" office:value="0.3145612180233" calcext:value-type="float">
            <text:p>0.314561218</text:p>
          </table:table-cell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number-columns-repeated="2"/>
          <table:table-cell office:value-type="float" office:value="0.314080446958542" calcext:value-type="float">
            <text:p>0.314080447</text:p>
          </table:table-cell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number-columns-repeated="2"/>
          <table:table-cell office:value-type="float" office:value="0.315006732940674" calcext:value-type="float">
            <text:p>0.3150067329</text:p>
          </table:table-cell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number-columns-repeated="2"/>
          <table:table-cell office:value-type="float" office:value="0.315369516611099" calcext:value-type="float">
            <text:p>0.3153695166</text:p>
          </table:table-cell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number-columns-repeated="2"/>
          <table:table-cell office:value-type="float" office:value="0.312906444072723" calcext:value-type="float">
            <text:p>0.3129064441</text:p>
          </table:table-cell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number-columns-repeated="2"/>
          <table:table-cell office:value-type="float" office:value="0.312049597501755" calcext:value-type="float">
            <text:p>0.3120495975</text:p>
          </table:table-cell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number-columns-repeated="2"/>
          <table:table-cell office:value-type="float" office:value="0.314239948987961" calcext:value-type="float">
            <text:p>0.314239949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number-columns-repeated="2"/>
          <table:table-cell office:value-type="float" office:value="0.314260572195053" calcext:value-type="float">
            <text:p>0.3142605722</text:p>
          </table:table-cell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number-columns-repeated="2"/>
          <table:table-cell office:value-type="float" office:value="0.313188076019287" calcext:value-type="float">
            <text:p>0.313188076</text:p>
          </table:table-cell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number-columns-repeated="2"/>
          <table:table-cell office:value-type="float" office:value="0.311882585287094" calcext:value-type="float">
            <text:p>0.3118825853</text:p>
          </table:table-cell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number-columns-repeated="2"/>
          <table:table-cell office:value-type="float" office:value="0.310275942087173" calcext:value-type="float">
            <text:p>0.3102759421</text:p>
          </table:table-cell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number-columns-repeated="2"/>
          <table:table-cell office:value-type="float" office:value="0.309375166893005" calcext:value-type="float">
            <text:p>0.3093751669</text:p>
          </table:table-cell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number-columns-repeated="2"/>
          <table:table-cell office:value-type="float" office:value="0.309043198823929" calcext:value-type="float">
            <text:p>0.3090431988</text:p>
          </table:table-cell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number-columns-repeated="2"/>
          <table:table-cell office:value-type="float" office:value="0.306576579809189" calcext:value-type="float">
            <text:p>0.3065765798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number-columns-repeated="2"/>
          <table:table-cell office:value-type="float" office:value="0.30825662612915" calcext:value-type="float">
            <text:p>0.3082566261</text:p>
          </table:table-cell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number-columns-repeated="2"/>
          <table:table-cell office:value-type="float" office:value="0.307622730731964" calcext:value-type="float">
            <text:p>0.3076227307</text:p>
          </table:table-cell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number-columns-repeated="2"/>
          <table:table-cell office:value-type="float" office:value="0.309216290712357" calcext:value-type="float">
            <text:p>0.3092162907</text:p>
          </table:table-cell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number-columns-repeated="2"/>
          <table:table-cell office:value-type="float" office:value="0.311634808778763" calcext:value-type="float">
            <text:p>0.3116348088</text:p>
          </table:table-cell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0.311541080474854" calcext:value-type="float">
            <text:p>0.3115410805</text:p>
          </table:table-cell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number-columns-repeated="2"/>
          <table:table-cell office:value-type="float" office:value="0.311751753091812" calcext:value-type="float">
            <text:p>0.3117517531</text:p>
          </table:table-cell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number-columns-repeated="2"/>
          <table:table-cell office:value-type="float" office:value="0.312130093574524" calcext:value-type="float">
            <text:p>0.3121300936</text:p>
          </table:table-cell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0.311896234750748" calcext:value-type="float">
            <text:p>0.3118962348</text:p>
          </table:table-cell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number-columns-repeated="2"/>
          <table:table-cell office:value-type="float" office:value="0.312370389699936" calcext:value-type="float">
            <text:p>0.3123703897</text:p>
          </table:table-cell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number-columns-repeated="2"/>
          <table:table-cell office:value-type="float" office:value="0.312639176845551" calcext:value-type="float">
            <text:p>0.3126391768</text:p>
          </table:table-cell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number-columns-repeated="2"/>
          <table:table-cell office:value-type="float" office:value="0.312615096569061" calcext:value-type="float">
            <text:p>0.3126150966</text:p>
          </table:table-cell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0.313046813011169" calcext:value-type="float">
            <text:p>0.313046813</text:p>
          </table:table-cell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number-columns-repeated="2"/>
          <table:table-cell office:value-type="float" office:value="0.313172191381455" calcext:value-type="float">
            <text:p>0.3131721914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0.313113361597061" calcext:value-type="float">
            <text:p>0.3131133616</text:p>
          </table:table-cell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number-columns-repeated="2"/>
          <table:table-cell office:value-type="float" office:value="0.312508791685104" calcext:value-type="float">
            <text:p>0.3125087917</text:p>
          </table:table-cell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number-columns-repeated="2"/>
          <table:table-cell office:value-type="float" office:value="0.312651664018631" calcext:value-type="float">
            <text:p>0.312651664</text:p>
          </table:table-cell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number-columns-repeated="2"/>
          <table:table-cell office:value-type="float" office:value="0.31245943903923" calcext:value-type="float">
            <text:p>0.312459439</text:p>
          </table:table-cell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number-columns-repeated="2"/>
          <table:table-cell office:value-type="float" office:value="0.313279986381531" calcext:value-type="float">
            <text:p>0.3132799864</text:p>
          </table:table-cell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number-columns-repeated="2"/>
          <table:table-cell office:value-type="float" office:value="0.313897907733917" calcext:value-type="float">
            <text:p>0.3138979077</text:p>
          </table:table-cell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number-columns-repeated="2"/>
          <table:table-cell office:value-type="float" office:value="0.313664525747299" calcext:value-type="float">
            <text:p>0.3136645257</text:p>
          </table:table-cell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number-columns-repeated="2"/>
          <table:table-cell office:value-type="float" office:value="0.314051568508148" calcext:value-type="float">
            <text:p>0.3140515685</text:p>
          </table:table-cell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number-columns-repeated="2"/>
          <table:table-cell office:value-type="float" office:value="0.314216762781143" calcext:value-type="float">
            <text:p>0.3142167628</text:p>
          </table:table-cell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number-columns-repeated="2"/>
          <table:table-cell office:value-type="float" office:value="0.314064621925354" calcext:value-type="float">
            <text:p>0.3140646219</text:p>
          </table:table-cell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number-columns-repeated="2"/>
          <table:table-cell office:value-type="float" office:value="0.31450355052948" calcext:value-type="float">
            <text:p>0.3145035505</text:p>
          </table:table-cell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number-columns-repeated="2"/>
          <table:table-cell office:value-type="float" office:value="0.314626425504684" calcext:value-type="float">
            <text:p>0.3146264255</text:p>
          </table:table-cell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number-columns-repeated="2"/>
          <table:table-cell office:value-type="float" office:value="0.314485371112823" calcext:value-type="float">
            <text:p>0.3144853711</text:p>
          </table:table-cell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number-columns-repeated="2"/>
          <table:table-cell office:value-type="float" office:value="0.313774764537811" calcext:value-type="float">
            <text:p>0.3137747645</text:p>
          </table:table-cell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number-columns-repeated="2"/>
          <table:table-cell office:value-type="float" office:value="0.314376443624496" calcext:value-type="float">
            <text:p>0.3143764436</text:p>
          </table:table-cell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number-columns-repeated="2"/>
          <table:table-cell office:value-type="float" office:value="0.314826160669327" calcext:value-type="float">
            <text:p>0.3148261607</text:p>
          </table:table-cell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0.314818054437637" calcext:value-type="float">
            <text:p>0.3148180544</text:p>
          </table:table-cell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number-columns-repeated="2"/>
          <table:table-cell office:value-type="float" office:value="0.314637243747711" calcext:value-type="float">
            <text:p>0.3146372437</text:p>
          </table:table-cell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number-columns-repeated="2"/>
          <table:table-cell office:value-type="float" office:value="0.314957559108734" calcext:value-type="float">
            <text:p>0.3149575591</text:p>
          </table:table-cell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number-columns-repeated="2"/>
          <table:table-cell office:value-type="float" office:value="0.315080106258392" calcext:value-type="float">
            <text:p>0.315080106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0.314769983291626" calcext:value-type="float">
            <text:p>0.3147699833</text:p>
          </table:table-cell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number-columns-repeated="2"/>
          <table:table-cell office:value-type="float" office:value="0.273043900728226" calcext:value-type="float">
            <text:p>0.2730439007</text:p>
          </table:table-cell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number-columns-repeated="2"/>
          <table:table-cell office:value-type="float" office:value="0.29129946231842" calcext:value-type="float">
            <text:p>0.2912994623</text:p>
          </table:table-cell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number-columns-repeated="2"/>
          <table:table-cell office:value-type="float" office:value="0.30168554186821" calcext:value-type="float">
            <text:p>0.3016855419</text:p>
          </table:table-cell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number-columns-repeated="2"/>
          <table:table-cell office:value-type="float" office:value="0.303990066051483" calcext:value-type="float">
            <text:p>0.3039900661</text:p>
          </table:table-cell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number-columns-repeated="2"/>
          <table:table-cell office:value-type="float" office:value="0.298701971769333" calcext:value-type="float">
            <text:p>0.2987019718</text:p>
          </table:table-cell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number-columns-repeated="2"/>
          <table:table-cell office:value-type="float" office:value="0.304104894399643" calcext:value-type="float">
            <text:p>0.3041048944</text:p>
          </table:table-cell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number-columns-repeated="2"/>
          <table:table-cell office:value-type="float" office:value="0.303974092006683" calcext:value-type="float">
            <text:p>0.303974092</text:p>
          </table:table-cell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number-columns-repeated="2"/>
          <table:table-cell office:value-type="float" office:value="0.303132683038712" calcext:value-type="float">
            <text:p>0.303132683</text:p>
          </table:table-cell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table:number-columns-repeated="2"/>
          <table:table-cell office:value-type="float" office:value="0.300149202346802" calcext:value-type="float">
            <text:p>0.3001492023</text:p>
          </table:table-cell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table:number-columns-repeated="2"/>
          <table:table-cell office:value-type="float" office:value="0.301362812519073" calcext:value-type="float">
            <text:p>0.3013628125</text:p>
          </table:table-cell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table:number-columns-repeated="2"/>
          <table:table-cell office:value-type="float" office:value="0.304325431585312" calcext:value-type="float">
            <text:p>0.3043254316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table:number-columns-repeated="2"/>
          <table:table-cell office:value-type="float" office:value="0.305685490369797" calcext:value-type="float">
            <text:p>0.3056854904</text:p>
          </table:table-cell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table:number-columns-repeated="2"/>
          <table:table-cell office:value-type="float" office:value="0.306911259889603" calcext:value-type="float">
            <text:p>0.3069112599</text:p>
          </table:table-cell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table:number-columns-repeated="2"/>
          <table:table-cell office:value-type="float" office:value="0.308194547891617" calcext:value-type="float">
            <text:p>0.3081945479</text:p>
          </table:table-cell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table:number-columns-repeated="2"/>
          <table:table-cell office:value-type="float" office:value="0.30725109577179" calcext:value-type="float">
            <text:p>0.3072510958</text:p>
          </table:table-cell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table:number-columns-repeated="2"/>
          <table:table-cell office:value-type="float" office:value="0.307532340288162" calcext:value-type="float">
            <text:p>0.3075323403</text:p>
          </table:table-cell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number-columns-repeated="2"/>
          <table:table-cell office:value-type="float" office:value="0.308793693780899" calcext:value-type="float">
            <text:p>0.3087936938</text:p>
          </table:table-cell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table:number-columns-repeated="2"/>
          <table:table-cell office:value-type="float" office:value="0.309390515089035" calcext:value-type="float">
            <text:p>0.3093905151</text:p>
          </table:table-cell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table:number-columns-repeated="2"/>
          <table:table-cell office:value-type="float" office:value="0.310158461332321" calcext:value-type="float">
            <text:p>0.3101584613</text:p>
          </table:table-cell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0.309735357761383" calcext:value-type="float">
            <text:p>0.3097353578</text:p>
          </table:table-cell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table:number-columns-repeated="2"/>
          <table:table-cell office:value-type="float" office:value="0.30965182185173" calcext:value-type="float">
            <text:p>0.3096518219</text:p>
          </table:table-cell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number-columns-repeated="2"/>
          <table:table-cell office:value-type="float" office:value="0.310104757547379" calcext:value-type="float">
            <text:p>0.3101047575</text:p>
          </table:table-cell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table:number-columns-repeated="2"/>
          <table:table-cell office:value-type="float" office:value="0.311356097459793" calcext:value-type="float">
            <text:p>0.3113560975</text:p>
          </table:table-cell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table:number-columns-repeated="2"/>
          <table:table-cell office:value-type="float" office:value="0.311075896024704" calcext:value-type="float">
            <text:p>0.311075896</text:p>
          </table:table-cell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table:number-columns-repeated="2"/>
          <table:table-cell office:value-type="float" office:value="0.310043632984161" calcext:value-type="float">
            <text:p>0.310043633</text:p>
          </table:table-cell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table:number-columns-repeated="2"/>
          <table:table-cell office:value-type="float" office:value="0.309180289506912" calcext:value-type="float">
            <text:p>0.3091802895</text:p>
          </table:table-cell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 table:number-columns-repeated="2"/>
          <table:table-cell office:value-type="float" office:value="0.309722065925598" calcext:value-type="float">
            <text:p>0.3097220659</text:p>
          </table:table-cell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table:number-columns-repeated="2"/>
          <table:table-cell office:value-type="float" office:value="0.309286922216415" calcext:value-type="float">
            <text:p>0.3092869222</text:p>
          </table:table-cell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table:number-columns-repeated="2"/>
          <table:table-cell office:value-type="float" office:value="0.308238983154297" calcext:value-type="float">
            <text:p>0.3082389832</text:p>
          </table:table-cell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table:number-columns-repeated="2"/>
          <table:table-cell office:value-type="float" office:value="0.308648288249969" calcext:value-type="float">
            <text:p>0.3086482882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table:number-columns-repeated="2"/>
          <table:table-cell office:value-type="float" office:value="0.309220880270004" calcext:value-type="float">
            <text:p>0.3092208803</text:p>
          </table:table-cell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table:number-columns-repeated="2"/>
          <table:table-cell office:value-type="float" office:value="0.309847921133041" calcext:value-type="float">
            <text:p>0.3098479211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table:number-columns-repeated="2"/>
          <table:table-cell office:value-type="float" office:value="0.309982508420944" calcext:value-type="float">
            <text:p>0.3099825084</text:p>
          </table:table-cell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table:number-columns-repeated="2"/>
          <table:table-cell office:value-type="float" office:value="0.309908807277679" calcext:value-type="float">
            <text:p>0.3099088073</text:p>
          </table:table-cell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table:number-columns-repeated="2"/>
          <table:table-cell office:value-type="float" office:value="0.309471011161804" calcext:value-type="float">
            <text:p>0.3094710112</text:p>
          </table:table-cell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table:number-columns-repeated="2"/>
          <table:table-cell office:value-type="float" office:value="0.309431225061417" calcext:value-type="float">
            <text:p>0.3094312251</text:p>
          </table:table-cell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table:number-columns-repeated="2"/>
          <table:table-cell office:value-type="float" office:value="0.309753566980362" calcext:value-type="float">
            <text:p>0.309753567</text:p>
          </table:table-cell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table:number-columns-repeated="2"/>
          <table:table-cell office:value-type="float" office:value="0.309534937143326" calcext:value-type="float">
            <text:p>0.3095349371</text:p>
          </table:table-cell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table:number-columns-repeated="2"/>
          <table:table-cell office:value-type="float" office:value="0.309212416410446" calcext:value-type="float">
            <text:p>0.3092124164</text:p>
          </table:table-cell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number-columns-repeated="2"/>
          <table:table-cell office:value-type="float" office:value="0.308455109596252" calcext:value-type="float">
            <text:p>0.3084551096</text:p>
          </table:table-cell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table:number-columns-repeated="2"/>
          <table:table-cell office:value-type="float" office:value="0.308503985404968" calcext:value-type="float">
            <text:p>0.3085039854</text:p>
          </table:table-cell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0.308201223611832" calcext:value-type="float">
            <text:p>0.3082012236</text:p>
          </table:table-cell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table:number-columns-repeated="2"/>
          <table:table-cell office:value-type="float" office:value="0.309191048145294" calcext:value-type="float">
            <text:p>0.3091910481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0.308991253376007" calcext:value-type="float">
            <text:p>0.3089912534</text:p>
          </table:table-cell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table:number-columns-repeated="2"/>
          <table:table-cell office:value-type="float" office:value="0.309424102306366" calcext:value-type="float">
            <text:p>0.3094241023</text:p>
          </table:table-cell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table:number-columns-repeated="2"/>
          <table:table-cell office:value-type="float" office:value="0.286695957183838" calcext:value-type="float">
            <text:p>0.2866959572</text:p>
          </table:table-cell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table:number-columns-repeated="2"/>
          <table:table-cell office:value-type="float" office:value="0.280865877866745" calcext:value-type="float">
            <text:p>0.2808658779</text:p>
          </table:table-cell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table:number-columns-repeated="2"/>
          <table:table-cell office:value-type="float" office:value="0.286309689283371" calcext:value-type="float">
            <text:p>0.2863096893</text:p>
          </table:table-cell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table:number-columns-repeated="2"/>
          <table:table-cell office:value-type="float" office:value="0.296790599822998" calcext:value-type="float">
            <text:p>0.2967905998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number-columns-repeated="2"/>
          <table:table-cell office:value-type="float" office:value="0.295731157064438" calcext:value-type="float">
            <text:p>0.2957311571</text:p>
          </table:table-cell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number-columns-repeated="2"/>
          <table:table-cell office:value-type="float" office:value="0.298859655857086" calcext:value-type="float">
            <text:p>0.2988596559</text:p>
          </table:table-cell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table:number-columns-repeated="2"/>
          <table:table-cell office:value-type="float" office:value="0.302162230014801" calcext:value-type="float">
            <text:p>0.30216223</text:p>
          </table:table-cell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table:number-columns-repeated="2"/>
          <table:table-cell office:value-type="float" office:value="0.303174793720245" calcext:value-type="float">
            <text:p>0.3031747937</text:p>
          </table:table-cell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table:number-columns-repeated="2"/>
          <table:table-cell office:value-type="float" office:value="0.305838853120804" calcext:value-type="float">
            <text:p>0.3058388531</text:p>
          </table:table-cell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table:number-columns-repeated="2"/>
          <table:table-cell office:value-type="float" office:value="0.30652990937233" calcext:value-type="float">
            <text:p>0.3065299094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table:number-columns-repeated="2"/>
          <table:table-cell office:value-type="float" office:value="0.307381361722946" calcext:value-type="float">
            <text:p>0.3073813617</text:p>
          </table:table-cell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table:number-columns-repeated="2"/>
          <table:table-cell office:value-type="float" office:value="0.309540331363678" calcext:value-type="float">
            <text:p>0.3095403314</text:p>
          </table:table-cell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table:number-columns-repeated="2"/>
          <table:table-cell office:value-type="float" office:value="0.309635430574417" calcext:value-type="float">
            <text:p>0.3096354306</text:p>
          </table:table-cell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table:number-columns-repeated="2"/>
          <table:table-cell office:value-type="float" office:value="0.310654670000076" calcext:value-type="float">
            <text:p>0.31065467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0.312691658735275" calcext:value-type="float">
            <text:p>0.3126916587</text:p>
          </table:table-cell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table:number-columns-repeated="2"/>
          <table:table-cell office:value-type="float" office:value="0.312173128128052" calcext:value-type="float">
            <text:p>0.3121731281</text:p>
          </table:table-cell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table:number-columns-repeated="2"/>
          <table:table-cell office:value-type="float" office:value="0.312235325574875" calcext:value-type="float">
            <text:p>0.3122353256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table:number-columns-repeated="2"/>
          <table:table-cell office:value-type="float" office:value="0.312054455280304" calcext:value-type="float">
            <text:p>0.3120544553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table:number-columns-repeated="2"/>
          <table:table-cell office:value-type="float" office:value="0.311434477567673" calcext:value-type="float">
            <text:p>0.3114344776</text:p>
          </table:table-cell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table:number-columns-repeated="2"/>
          <table:table-cell office:value-type="float" office:value="0.310697466135025" calcext:value-type="float">
            <text:p>0.3106974661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table:number-columns-repeated="2"/>
          <table:table-cell office:value-type="float" office:value="0.310412138700485" calcext:value-type="float">
            <text:p>0.3104121387</text:p>
          </table:table-cell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table:number-columns-repeated="2"/>
          <table:table-cell office:value-type="float" office:value="0.310436815023422" calcext:value-type="float">
            <text:p>0.310436815</text:p>
          </table:table-cell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table:number-columns-repeated="2"/>
          <table:table-cell office:value-type="float" office:value="0.310495674610138" calcext:value-type="float">
            <text:p>0.3104956746</text:p>
          </table:table-cell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table:number-columns-repeated="2"/>
          <table:table-cell office:value-type="float" office:value="0.309971988201141" calcext:value-type="float">
            <text:p>0.3099719882</text:p>
          </table:table-cell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table:number-columns-repeated="2"/>
          <table:table-cell office:value-type="float" office:value="0.309645563364029" calcext:value-type="float">
            <text:p>0.3096455634</text:p>
          </table:table-cell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table:number-columns-repeated="2"/>
          <table:table-cell office:value-type="float" office:value="0.310054153203964" calcext:value-type="float">
            <text:p>0.3100541532</text:p>
          </table:table-cell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table:number-columns-repeated="2"/>
          <table:table-cell office:value-type="float" office:value="0.310234487056732" calcext:value-type="float">
            <text:p>0.3102344871</text:p>
          </table:table-cell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table:number-columns-repeated="2"/>
          <table:table-cell office:value-type="float" office:value="0.310506343841553" calcext:value-type="float">
            <text:p>0.3105063438</text:p>
          </table:table-cell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table:number-columns-repeated="2"/>
          <table:table-cell office:value-type="float" office:value="0.310967683792114" calcext:value-type="float">
            <text:p>0.3109676838</text:p>
          </table:table-cell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number-columns-repeated="2"/>
          <table:table-cell office:value-type="float" office:value="0.31069216132164" calcext:value-type="float">
            <text:p>0.3106921613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table:number-columns-repeated="2"/>
          <table:table-cell office:value-type="float" office:value="0.310660064220428" calcext:value-type="float">
            <text:p>0.3106600642</text:p>
          </table:table-cell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0.310084521770477" calcext:value-type="float">
            <text:p>0.3100845218</text:p>
          </table:table-cell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table:number-columns-repeated="2"/>
          <table:table-cell office:value-type="float" office:value="0.310600101947784" calcext:value-type="float">
            <text:p>0.3106001019</text:p>
          </table:table-cell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table:number-columns-repeated="2"/>
          <table:table-cell office:value-type="float" office:value="0.310059607028961" calcext:value-type="float">
            <text:p>0.310059607</text:p>
          </table:table-cell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0.311220407485962" calcext:value-type="float">
            <text:p>0.3112204075</text:p>
          </table:table-cell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2"/>
          <table:table-cell office:value-type="float" office:value="0.311222910881042" calcext:value-type="float">
            <text:p>0.3112229109</text:p>
          </table:table-cell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table:number-columns-repeated="2"/>
          <table:table-cell office:value-type="float" office:value="0.280067682266235" calcext:value-type="float">
            <text:p>0.2800676823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table:number-columns-repeated="2"/>
          <table:table-cell office:value-type="float" office:value="0.286489903926849" calcext:value-type="float">
            <text:p>0.2864899039</text:p>
          </table:table-cell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table:number-columns-repeated="2"/>
          <table:table-cell office:value-type="float" office:value="0.281748235225677" calcext:value-type="float">
            <text:p>0.2817482352</text:p>
          </table:table-cell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table:number-columns-repeated="2"/>
          <table:table-cell office:value-type="float" office:value="0.288837850093842" calcext:value-type="float">
            <text:p>0.2888378501</text:p>
          </table:table-cell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table:number-columns-repeated="2"/>
          <table:table-cell office:value-type="float" office:value="0.289865553379059" calcext:value-type="float">
            <text:p>0.2898655534</text:p>
          </table:table-cell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table:number-columns-repeated="2"/>
          <table:table-cell office:value-type="float" office:value="0.289698511362076" calcext:value-type="float">
            <text:p>0.2896985114</text:p>
          </table:table-cell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table:number-columns-repeated="2"/>
          <table:table-cell office:value-type="float" office:value="0.289054989814758" calcext:value-type="float">
            <text:p>0.2890549898</text:p>
          </table:table-cell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 table:number-columns-repeated="2"/>
          <table:table-cell office:value-type="float" office:value="0.289170324802399" calcext:value-type="float">
            <text:p>0.2891703248</text:p>
          </table:table-cell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table:number-columns-repeated="2"/>
          <table:table-cell office:value-type="float" office:value="0.287667572498322" calcext:value-type="float">
            <text:p>0.2876675725</text:p>
          </table:table-cell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table:number-columns-repeated="2"/>
          <table:table-cell office:value-type="float" office:value="0.286167681217194" calcext:value-type="float">
            <text:p>0.2861676812</text:p>
          </table:table-cell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table:number-columns-repeated="2"/>
          <table:table-cell office:value-type="float" office:value="0.288561344146729" calcext:value-type="float">
            <text:p>0.2885613441</text:p>
          </table:table-cell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0.288826167583466" calcext:value-type="float">
            <text:p>0.2888261676</text:p>
          </table:table-cell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table:number-columns-repeated="2"/>
          <table:table-cell office:value-type="float" office:value="0.289325922727585" calcext:value-type="float">
            <text:p>0.2893259227</text:p>
          </table:table-cell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0.290538370609283" calcext:value-type="float">
            <text:p>0.2905383706</text:p>
          </table:table-cell>
        </table:table-row>
        <table:table-row table:style-name="ro1">
          <table:table-cell/>
          <table:table-cell office:value-type="float" office:value="1396" calcext:value-type="float">
            <text:p>1396</text:p>
          </table:table-cell>
          <table:table-cell table:number-columns-repeated="2"/>
          <table:table-cell office:value-type="float" office:value="0.291156530380249" calcext:value-type="float">
            <text:p>0.2911565304</text:p>
          </table:table-cell>
        </table:table-row>
        <table:table-row table:style-name="ro1">
          <table:table-cell/>
          <table:table-cell office:value-type="float" office:value="1397" calcext:value-type="float">
            <text:p>1397</text:p>
          </table:table-cell>
          <table:table-cell table:number-columns-repeated="2"/>
          <table:table-cell office:value-type="float" office:value="0.296007335186005" calcext:value-type="float">
            <text:p>0.2960073352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table:number-columns-repeated="2"/>
          <table:table-cell office:value-type="float" office:value="0.296951353549957" calcext:value-type="float">
            <text:p>0.2969513535</text:p>
          </table:table-cell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table:number-columns-repeated="2"/>
          <table:table-cell office:value-type="float" office:value="0.29717606306076" calcext:value-type="float">
            <text:p>0.2971760631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298930078744888" calcext:value-type="float">
            <text:p>0.2989300787</text:p>
          </table:table-cell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0.299435466527939" calcext:value-type="float">
            <text:p>0.2994354665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0.299352794885635" calcext:value-type="float">
            <text:p>0.2993527949</text:p>
          </table:table-cell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table:number-columns-repeated="2"/>
          <table:table-cell office:value-type="float" office:value="0.299202531576157" calcext:value-type="float">
            <text:p>0.2992025316</text:p>
          </table:table-cell>
        </table:table-row>
        <table:table-row table:style-name="ro1">
          <table:table-cell/>
          <table:table-cell office:value-type="float" office:value="1404" calcext:value-type="float">
            <text:p>1404</text:p>
          </table:table-cell>
          <table:table-cell table:number-columns-repeated="2"/>
          <table:table-cell office:value-type="float" office:value="0.300365477800369" calcext:value-type="float">
            <text:p>0.3003654778</text:p>
          </table:table-cell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 table:number-columns-repeated="2"/>
          <table:table-cell office:value-type="float" office:value="0.299922734498978" calcext:value-type="float">
            <text:p>0.2999227345</text:p>
          </table:table-cell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table:number-columns-repeated="2"/>
          <table:table-cell office:value-type="float" office:value="0.300154685974121" calcext:value-type="float">
            <text:p>0.300154686</text:p>
          </table:table-cell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table:number-columns-repeated="2"/>
          <table:table-cell office:value-type="float" office:value="0.299768000841141" calcext:value-type="float">
            <text:p>0.2997680008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0.29954394698143" calcext:value-type="float">
            <text:p>0.299543947</text:p>
          </table:table-cell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table:number-columns-repeated="2"/>
          <table:table-cell office:value-type="float" office:value="0.299893379211426" calcext:value-type="float">
            <text:p>0.2998933792</text:p>
          </table:table-cell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0.300231695175171" calcext:value-type="float">
            <text:p>0.3002316952</text:p>
          </table:table-cell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table:number-columns-repeated="2"/>
          <table:table-cell office:value-type="float" office:value="0.301642745733261" calcext:value-type="float">
            <text:p>0.3016427457</text:p>
          </table:table-cell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table:number-columns-repeated="2"/>
          <table:table-cell office:value-type="float" office:value="0.301228225231171" calcext:value-type="float">
            <text:p>0.3012282252</text:p>
          </table:table-cell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table:number-columns-repeated="2"/>
          <table:table-cell office:value-type="float" office:value="0.301675766706467" calcext:value-type="float">
            <text:p>0.3016757667</text:p>
          </table:table-cell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table:number-columns-repeated="2"/>
          <table:table-cell office:value-type="float" office:value="0.301712363958359" calcext:value-type="float">
            <text:p>0.301712364</text:p>
          </table:table-cell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0.30145737528801" calcext:value-type="float">
            <text:p>0.3014573753</text:p>
          </table:table-cell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table:number-columns-repeated="2"/>
          <table:table-cell office:value-type="float" office:value="0.301542222499847" calcext:value-type="float">
            <text:p>0.3015422225</text:p>
          </table:table-cell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table:number-columns-repeated="2"/>
          <table:table-cell office:value-type="float" office:value="0.302677631378174" calcext:value-type="float">
            <text:p>0.3026776314</text:p>
          </table:table-cell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table:number-columns-repeated="2"/>
          <table:table-cell office:value-type="float" office:value="0.303501933813095" calcext:value-type="float">
            <text:p>0.3035019338</text:p>
          </table:table-cell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table:number-columns-repeated="2"/>
          <table:table-cell office:value-type="float" office:value="0.304180920124054" calcext:value-type="float">
            <text:p>0.3041809201</text:p>
          </table:table-cell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table:number-columns-repeated="2"/>
          <table:table-cell office:value-type="float" office:value="0.3045674264431" calcext:value-type="float">
            <text:p>0.3045674264</text:p>
          </table:table-cell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table:number-columns-repeated="2"/>
          <table:table-cell office:value-type="float" office:value="0.3045394718647" calcext:value-type="float">
            <text:p>0.3045394719</text:p>
          </table:table-cell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table:number-columns-repeated="2"/>
          <table:table-cell office:value-type="float" office:value="0.304102927446365" calcext:value-type="float">
            <text:p>0.3041029274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table:number-columns-repeated="2"/>
          <table:table-cell office:value-type="float" office:value="0.303320288658142" calcext:value-type="float">
            <text:p>0.3033202887</text:p>
          </table:table-cell>
        </table:table-row>
        <table:table-row table:style-name="ro1">
          <table:table-cell/>
          <table:table-cell office:value-type="float" office:value="1424" calcext:value-type="float">
            <text:p>1424</text:p>
          </table:table-cell>
          <table:table-cell table:number-columns-repeated="2"/>
          <table:table-cell office:value-type="float" office:value="0.304959118366241" calcext:value-type="float">
            <text:p>0.3049591184</text:p>
          </table:table-cell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table:number-columns-repeated="2"/>
          <table:table-cell office:value-type="float" office:value="0.305226415395737" calcext:value-type="float">
            <text:p>0.3052264154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table:number-columns-repeated="2"/>
          <table:table-cell office:value-type="float" office:value="0.304994255304337" calcext:value-type="float">
            <text:p>0.3049942553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table:number-columns-repeated="2"/>
          <table:table-cell office:value-type="float" office:value="0.304608941078186" calcext:value-type="float">
            <text:p>0.3046089411</text:p>
          </table:table-cell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table:number-columns-repeated="2"/>
          <table:table-cell office:value-type="float" office:value="0.304588317871094" calcext:value-type="float">
            <text:p>0.3045883179</text:p>
          </table:table-cell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table:number-columns-repeated="2"/>
          <table:table-cell office:value-type="float" office:value="0.273737400770187" calcext:value-type="float">
            <text:p>0.2737374008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table:number-columns-repeated="2"/>
          <table:table-cell office:value-type="float" office:value="0.314738512039185" calcext:value-type="float">
            <text:p>0.314738512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table:number-columns-repeated="2"/>
          <table:table-cell office:value-type="float" office:value="0.315309375524521" calcext:value-type="float">
            <text:p>0.3153093755</text:p>
          </table:table-cell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table:number-columns-repeated="2"/>
          <table:table-cell office:value-type="float" office:value="0.314956992864609" calcext:value-type="float">
            <text:p>0.3149569929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table:number-columns-repeated="2"/>
          <table:table-cell office:value-type="float" office:value="0.302044630050659" calcext:value-type="float">
            <text:p>0.3020446301</text:p>
          </table:table-cell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table:number-columns-repeated="2"/>
          <table:table-cell office:value-type="float" office:value="0.302913010120392" calcext:value-type="float">
            <text:p>0.3029130101</text:p>
          </table:table-cell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0.302541106939316" calcext:value-type="float">
            <text:p>0.3025411069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table:number-columns-repeated="2"/>
          <table:table-cell office:value-type="float" office:value="0.303991347551346" calcext:value-type="float">
            <text:p>0.3039913476</text:p>
          </table:table-cell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table:number-columns-repeated="2"/>
          <table:table-cell office:value-type="float" office:value="0.303194969892502" calcext:value-type="float">
            <text:p>0.3031949699</text:p>
          </table:table-cell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table:number-columns-repeated="2"/>
          <table:table-cell office:value-type="float" office:value="0.302153915166855" calcext:value-type="float">
            <text:p>0.3021539152</text:p>
          </table:table-cell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table:number-columns-repeated="2"/>
          <table:table-cell office:value-type="float" office:value="0.300296157598495" calcext:value-type="float">
            <text:p>0.3002961576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0.301726818084717" calcext:value-type="float">
            <text:p>0.3017268181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table:number-columns-repeated="2"/>
          <table:table-cell office:value-type="float" office:value="0.301392734050751" calcext:value-type="float">
            <text:p>0.3013927341</text:p>
          </table:table-cell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table:number-columns-repeated="2"/>
          <table:table-cell office:value-type="float" office:value="0.301141887903213" calcext:value-type="float">
            <text:p>0.3011418879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0.301110774278641" calcext:value-type="float">
            <text:p>0.3011107743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table:number-columns-repeated="2"/>
          <table:table-cell office:value-type="float" office:value="0.300483345985413" calcext:value-type="float">
            <text:p>0.300483346</text:p>
          </table:table-cell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0.30003234744072" calcext:value-type="float">
            <text:p>0.3000323474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0.299018800258636" calcext:value-type="float">
            <text:p>0.2990188003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table:number-columns-repeated="2"/>
          <table:table-cell office:value-type="float" office:value="0.2981296479702" calcext:value-type="float">
            <text:p>0.298129648</text:p>
          </table:table-cell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table:number-columns-repeated="2"/>
          <table:table-cell office:value-type="float" office:value="0.298915237188339" calcext:value-type="float">
            <text:p>0.2989152372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table:number-columns-repeated="2"/>
          <table:table-cell office:value-type="float" office:value="0.299956232309341" calcext:value-type="float">
            <text:p>0.2999562323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0.299577057361603" calcext:value-type="float">
            <text:p>0.2995770574</text:p>
          </table:table-cell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table:number-columns-repeated="2"/>
          <table:table-cell office:value-type="float" office:value="0.300518184900284" calcext:value-type="float">
            <text:p>0.3005181849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0.300349235534668" calcext:value-type="float">
            <text:p>0.3003492355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table:number-columns-repeated="2"/>
          <table:table-cell office:value-type="float" office:value="0.300659716129303" calcext:value-type="float">
            <text:p>0.3006597161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table:number-columns-repeated="2"/>
          <table:table-cell office:value-type="float" office:value="0.300354480743408" calcext:value-type="float">
            <text:p>0.3003544807</text:p>
          </table:table-cell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table:number-columns-repeated="2"/>
          <table:table-cell office:value-type="float" office:value="0.300382196903229" calcext:value-type="float">
            <text:p>0.3003821969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table:number-columns-repeated="2"/>
          <table:table-cell office:value-type="float" office:value="0.300513923168182" calcext:value-type="float">
            <text:p>0.3005139232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table:number-columns-repeated="2"/>
          <table:table-cell office:value-type="float" office:value="0.301225632429123" calcext:value-type="float">
            <text:p>0.3012256324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table:number-columns-repeated="2"/>
          <table:table-cell office:value-type="float" office:value="0.300995349884033" calcext:value-type="float">
            <text:p>0.3009953499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table:number-columns-repeated="2"/>
          <table:table-cell office:value-type="float" office:value="0.301440954208374" calcext:value-type="float">
            <text:p>0.3014409542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0.302119374275208" calcext:value-type="float">
            <text:p>0.3021193743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0.3026103079319" calcext:value-type="float">
            <text:p>0.3026103079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table:number-columns-repeated="2"/>
          <table:table-cell office:value-type="float" office:value="0.302814096212387" calcext:value-type="float">
            <text:p>0.3028140962</text:p>
          </table:table-cell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0.30268669128418" calcext:value-type="float">
            <text:p>0.3026866913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0.301934540271759" calcext:value-type="float">
            <text:p>0.3019345403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table:number-columns-repeated="2"/>
          <table:table-cell office:value-type="float" office:value="0.301848828792572" calcext:value-type="float">
            <text:p>0.3018488288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table:number-columns-repeated="2"/>
          <table:table-cell office:value-type="float" office:value="0.301352947950363" calcext:value-type="float">
            <text:p>0.301352948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table:number-columns-repeated="2"/>
          <table:table-cell office:value-type="float" office:value="0.302417129278183" calcext:value-type="float">
            <text:p>0.3024171293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float" office:value="0.301807045936584" calcext:value-type="float">
            <text:p>0.3018070459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0.302129685878754" calcext:value-type="float">
            <text:p>0.3021296859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0.302119672298431" calcext:value-type="float">
            <text:p>0.3021196723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0.302823603153229" calcext:value-type="float">
            <text:p>0.3028236032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table:number-columns-repeated="2"/>
          <table:table-cell office:value-type="float" office:value="0.303439646959305" calcext:value-type="float">
            <text:p>0.303439647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table:number-columns-repeated="2"/>
          <table:table-cell office:value-type="float" office:value="0.327941089868546" calcext:value-type="float">
            <text:p>0.3279410899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table:number-columns-repeated="2"/>
          <table:table-cell office:value-type="float" office:value="0.301019728183746" calcext:value-type="float">
            <text:p>0.3010197282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table:number-columns-repeated="2"/>
          <table:table-cell office:value-type="float" office:value="0.299898833036423" calcext:value-type="float">
            <text:p>0.299898833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table:number-columns-repeated="2"/>
          <table:table-cell office:value-type="float" office:value="0.297374308109283" calcext:value-type="float">
            <text:p>0.2973743081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table:number-columns-repeated="2"/>
          <table:table-cell office:value-type="float" office:value="0.300908744335175" calcext:value-type="float">
            <text:p>0.3009087443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0.300298243761063" calcext:value-type="float">
            <text:p>0.3002982438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table:number-columns-repeated="2"/>
          <table:table-cell office:value-type="float" office:value="0.298352390527725" calcext:value-type="float">
            <text:p>0.2983523905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table:number-columns-repeated="2"/>
          <table:table-cell office:value-type="float" office:value="0.295430868864059" calcext:value-type="float">
            <text:p>0.2954308689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table:number-columns-repeated="2"/>
          <table:table-cell office:value-type="float" office:value="0.292277604341507" calcext:value-type="float">
            <text:p>0.2922776043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table:number-columns-repeated="2"/>
          <table:table-cell office:value-type="float" office:value="0.288828909397125" calcext:value-type="float">
            <text:p>0.2888289094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table:number-columns-repeated="2"/>
          <table:table-cell office:value-type="float" office:value="0.289022445678711" calcext:value-type="float">
            <text:p>0.2890224457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table:number-columns-repeated="2"/>
          <table:table-cell office:value-type="float" office:value="0.290015578269958" calcext:value-type="float">
            <text:p>0.2900155783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table:number-columns-repeated="2"/>
          <table:table-cell office:value-type="float" office:value="0.289410263299942" calcext:value-type="float">
            <text:p>0.2894102633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table:number-columns-repeated="2"/>
          <table:table-cell office:value-type="float" office:value="0.289567887783051" calcext:value-type="float">
            <text:p>0.2895678878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table:number-columns-repeated="2"/>
          <table:table-cell office:value-type="float" office:value="0.291235238313675" calcext:value-type="float">
            <text:p>0.2912352383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table:number-columns-repeated="2"/>
          <table:table-cell office:value-type="float" office:value="0.291487574577332" calcext:value-type="float">
            <text:p>0.2914875746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table:number-columns-repeated="2"/>
          <table:table-cell office:value-type="float" office:value="0.291489273309708" calcext:value-type="float">
            <text:p>0.2914892733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table:number-columns-repeated="2"/>
          <table:table-cell office:value-type="float" office:value="0.293502748012543" calcext:value-type="float">
            <text:p>0.293502748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table:number-columns-repeated="2"/>
          <table:table-cell office:value-type="float" office:value="0.295104950666428" calcext:value-type="float">
            <text:p>0.2951049507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table:number-columns-repeated="2"/>
          <table:table-cell office:value-type="float" office:value="0.297686696052551" calcext:value-type="float">
            <text:p>0.2976866961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float" office:value="0.29833659529686" calcext:value-type="float">
            <text:p>0.2983365953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float" office:value="0.298425108194351" calcext:value-type="float">
            <text:p>0.2984251082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0.298530459403992" calcext:value-type="float">
            <text:p>0.2985304594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float" office:value="0.299816370010376" calcext:value-type="float">
            <text:p>0.29981637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table:number-columns-repeated="2"/>
          <table:table-cell office:value-type="float" office:value="0.299427419900894" calcext:value-type="float">
            <text:p>0.2994274199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table:number-columns-repeated="2"/>
          <table:table-cell office:value-type="float" office:value="0.300887614488602" calcext:value-type="float">
            <text:p>0.3008876145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table:number-columns-repeated="2"/>
          <table:table-cell office:value-type="float" office:value="0.301923483610153" calcext:value-type="float">
            <text:p>0.301923483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0.301414489746094" calcext:value-type="float">
            <text:p>0.3014144897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table:number-columns-repeated="2"/>
          <table:table-cell office:value-type="float" office:value="0.301255702972412" calcext:value-type="float">
            <text:p>0.301255703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table:number-columns-repeated="2"/>
          <table:table-cell office:value-type="float" office:value="0.301180630922317" calcext:value-type="float">
            <text:p>0.3011806309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table:number-columns-repeated="2"/>
          <table:table-cell office:value-type="float" office:value="0.300799548625946" calcext:value-type="float">
            <text:p>0.3007995486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table:number-columns-repeated="2"/>
          <table:table-cell office:value-type="float" office:value="0.300779193639755" calcext:value-type="float">
            <text:p>0.3007791936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0.300928711891174" calcext:value-type="float">
            <text:p>0.3009287119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table:number-columns-repeated="2"/>
          <table:table-cell office:value-type="float" office:value="0.301027297973633" calcext:value-type="float">
            <text:p>0.301027298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table:number-columns-repeated="2"/>
          <table:table-cell office:value-type="float" office:value="0.300956547260284" calcext:value-type="float">
            <text:p>0.3009565473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table:number-columns-repeated="2"/>
          <table:table-cell office:value-type="float" office:value="0.302340567111969" calcext:value-type="float">
            <text:p>0.3023405671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table:number-columns-repeated="2"/>
          <table:table-cell office:value-type="float" office:value="0.301415711641312" calcext:value-type="float">
            <text:p>0.3014157116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table:number-columns-repeated="2"/>
          <table:table-cell office:value-type="float" office:value="0.301402658224106" calcext:value-type="float">
            <text:p>0.3014026582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table:number-columns-repeated="2"/>
          <table:table-cell office:value-type="float" office:value="0.301635533571243" calcext:value-type="float">
            <text:p>0.3016355336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table:number-columns-repeated="2"/>
          <table:table-cell office:value-type="float" office:value="0.292992621660233" calcext:value-type="float">
            <text:p>0.2929926217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0.295633167028427" calcext:value-type="float">
            <text:p>0.295633167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0.290706783533096" calcext:value-type="float">
            <text:p>0.2907067835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table:number-columns-repeated="2"/>
          <table:table-cell office:value-type="float" office:value="0.288422465324402" calcext:value-type="float">
            <text:p>0.2884224653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table:number-columns-repeated="2"/>
          <table:table-cell office:value-type="float" office:value="0.287401556968689" calcext:value-type="float">
            <text:p>0.287401557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table:number-columns-repeated="2"/>
          <table:table-cell office:value-type="float" office:value="0.290978580713272" calcext:value-type="float">
            <text:p>0.2909785807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table:number-columns-repeated="2"/>
          <table:table-cell office:value-type="float" office:value="0.293422222137451" calcext:value-type="float">
            <text:p>0.2934222221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table:number-columns-repeated="2"/>
          <table:table-cell office:value-type="float" office:value="0.291815191507339" calcext:value-type="float">
            <text:p>0.2918151915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float" office:value="0.291067659854889" calcext:value-type="float">
            <text:p>0.2910676599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table:number-columns-repeated="2"/>
          <table:table-cell office:value-type="float" office:value="0.291830867528915" calcext:value-type="float">
            <text:p>0.2918308675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float" office:value="0.292103409767151" calcext:value-type="float">
            <text:p>0.2921034098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float" office:value="0.29191854596138" calcext:value-type="float">
            <text:p>0.291918546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table:number-columns-repeated="2"/>
          <table:table-cell office:value-type="float" office:value="0.295037508010864" calcext:value-type="float">
            <text:p>0.295037508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table:number-columns-repeated="2"/>
          <table:table-cell office:value-type="float" office:value="0.284066408872604" calcext:value-type="float">
            <text:p>0.2840664089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table:number-columns-repeated="2"/>
          <table:table-cell office:value-type="float" office:value="0.293006211519241" calcext:value-type="float">
            <text:p>0.2930062115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table:number-columns-repeated="2"/>
          <table:table-cell office:value-type="float" office:value="0.288532704114914" calcext:value-type="float">
            <text:p>0.2885327041</text:p>
          </table:table-cell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table:number-columns-repeated="2"/>
          <table:table-cell office:value-type="float" office:value="0.286958336830139" calcext:value-type="float">
            <text:p>0.2869583368</text:p>
          </table:table-cell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table:number-columns-repeated="2"/>
          <table:table-cell office:value-type="float" office:value="0.294428586959839" calcext:value-type="float">
            <text:p>0.294428587</text:p>
          </table:table-cell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table:number-columns-repeated="2"/>
          <table:table-cell office:value-type="float" office:value="0.298634380102158" calcext:value-type="float">
            <text:p>0.2986343801</text:p>
          </table:table-cell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0.30199408531189" calcext:value-type="float">
            <text:p>0.3019940853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table:number-columns-repeated="2"/>
          <table:table-cell office:value-type="float" office:value="0.303546339273453" calcext:value-type="float">
            <text:p>0.3035463393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table:number-columns-repeated="2"/>
          <table:table-cell office:value-type="float" office:value="0.3036048412323" calcext:value-type="float">
            <text:p>0.3036048412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table:number-columns-repeated="2"/>
          <table:table-cell office:value-type="float" office:value="0.303046435117722" calcext:value-type="float">
            <text:p>0.3030464351</text:p>
          </table:table-cell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table:number-columns-repeated="2"/>
          <table:table-cell office:value-type="float" office:value="0.303546726703644" calcext:value-type="float">
            <text:p>0.3035467267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table:number-columns-repeated="2"/>
          <table:table-cell office:value-type="float" office:value="0.303312957286835" calcext:value-type="float">
            <text:p>0.3033129573</text:p>
          </table:table-cell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table:number-columns-repeated="2"/>
          <table:table-cell office:value-type="float" office:value="0.303367048501968" calcext:value-type="float">
            <text:p>0.3033670485</text:p>
          </table:table-cell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table:number-columns-repeated="2"/>
          <table:table-cell office:value-type="float" office:value="0.304153233766556" calcext:value-type="float">
            <text:p>0.3041532338</text:p>
          </table:table-cell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table:number-columns-repeated="2"/>
          <table:table-cell office:value-type="float" office:value="0.303467899560928" calcext:value-type="float">
            <text:p>0.3034678996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0.304260611534119" calcext:value-type="float">
            <text:p>0.3042606115</text:p>
          </table:table-cell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table:number-columns-repeated="2"/>
          <table:table-cell office:value-type="float" office:value="0.30421644449234" calcext:value-type="float">
            <text:p>0.3042164445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table:number-columns-repeated="2"/>
          <table:table-cell office:value-type="float" office:value="0.305022388696671" calcext:value-type="float">
            <text:p>0.3050223887</text:p>
          </table:table-cell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 table:number-columns-repeated="2"/>
          <table:table-cell office:value-type="float" office:value="0.30425152182579" calcext:value-type="float">
            <text:p>0.3042515218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table:number-columns-repeated="2"/>
          <table:table-cell office:value-type="float" office:value="0.304366916418076" calcext:value-type="float">
            <text:p>0.3043669164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table:number-columns-repeated="2"/>
          <table:table-cell office:value-type="float" office:value="0.304244250059128" calcext:value-type="float">
            <text:p>0.3042442501</text:p>
          </table:table-cell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table:number-columns-repeated="2"/>
          <table:table-cell office:value-type="float" office:value="0.304740488529205" calcext:value-type="float">
            <text:p>0.3047404885</text:p>
          </table:table-cell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table:number-columns-repeated="2"/>
          <table:table-cell office:value-type="float" office:value="0.306429237127304" calcext:value-type="float">
            <text:p>0.3064292371</text:p>
          </table:table-cell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table:number-columns-repeated="2"/>
          <table:table-cell office:value-type="float" office:value="0.305592894554138" calcext:value-type="float">
            <text:p>0.3055928946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table:number-columns-repeated="2"/>
          <table:table-cell office:value-type="float" office:value="0.306137949228287" calcext:value-type="float">
            <text:p>0.306137949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0.306152731180191" calcext:value-type="float">
            <text:p>0.3061527312</text:p>
          </table:table-cell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table:number-columns-repeated="2"/>
          <table:table-cell office:value-type="float" office:value="0.307659983634949" calcext:value-type="float">
            <text:p>0.3076599836</text:p>
          </table:table-cell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0.307532638311386" calcext:value-type="float">
            <text:p>0.3075326383</text:p>
          </table:table-cell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table:number-columns-repeated="2"/>
          <table:table-cell office:value-type="float" office:value="0.307890772819519" calcext:value-type="float">
            <text:p>0.3078907728</text:p>
          </table:table-cell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table:number-columns-repeated="2"/>
          <table:table-cell office:value-type="float" office:value="0.308213114738464" calcext:value-type="float">
            <text:p>0.3082131147</text:p>
          </table:table-cell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table:number-columns-repeated="2"/>
          <table:table-cell office:value-type="float" office:value="0.294598996639252" calcext:value-type="float">
            <text:p>0.2945989966</text:p>
          </table:table-cell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table:number-columns-repeated="2"/>
          <table:table-cell office:value-type="float" office:value="0.28920778632164" calcext:value-type="float">
            <text:p>0.2892077863</text:p>
          </table:table-cell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table:number-columns-repeated="2"/>
          <table:table-cell office:value-type="float" office:value="0.287356525659561" calcext:value-type="float">
            <text:p>0.2873565257</text:p>
          </table:table-cell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table:number-columns-repeated="2"/>
          <table:table-cell office:value-type="float" office:value="0.296296179294586" calcext:value-type="float">
            <text:p>0.2962961793</text:p>
          </table:table-cell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table:number-columns-repeated="2"/>
          <table:table-cell office:value-type="float" office:value="0.296470940113068" calcext:value-type="float">
            <text:p>0.2964709401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table:number-columns-repeated="2"/>
          <table:table-cell office:value-type="float" office:value="0.296698123216629" calcext:value-type="float">
            <text:p>0.2966981232</text:p>
          </table:table-cell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table:number-columns-repeated="2"/>
          <table:table-cell office:value-type="float" office:value="0.296713948249817" calcext:value-type="float">
            <text:p>0.2967139482</text:p>
          </table:table-cell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0.296501666307449" calcext:value-type="float">
            <text:p>0.2965016663</text:p>
          </table:table-cell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table:number-columns-repeated="2"/>
          <table:table-cell office:value-type="float" office:value="0.294774979352951" calcext:value-type="float">
            <text:p>0.2947749794</text:p>
          </table:table-cell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table:number-columns-repeated="2"/>
          <table:table-cell office:value-type="float" office:value="0.294081836938858" calcext:value-type="float">
            <text:p>0.2940818369</text:p>
          </table:table-cell>
        </table:table-row>
        <table:table-row table:style-name="ro1">
          <table:table-cell/>
          <table:table-cell office:value-type="float" office:value="1565" calcext:value-type="float">
            <text:p>1565</text:p>
          </table:table-cell>
          <table:table-cell table:number-columns-repeated="2"/>
          <table:table-cell office:value-type="float" office:value="0.293839752674103" calcext:value-type="float">
            <text:p>0.2938397527</text:p>
          </table:table-cell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table:number-columns-repeated="2"/>
          <table:table-cell office:value-type="float" office:value="0.294272392988205" calcext:value-type="float">
            <text:p>0.294272393</text:p>
          </table:table-cell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table:number-columns-repeated="2"/>
          <table:table-cell office:value-type="float" office:value="0.292125374078751" calcext:value-type="float">
            <text:p>0.2921253741</text:p>
          </table:table-cell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office:value-type="float" office:value="0.292534589767456" calcext:value-type="float">
            <text:p>0.2925345898</text:p>
          </table:table-cell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table:number-columns-repeated="2"/>
          <table:table-cell office:value-type="float" office:value="0.293694287538528" calcext:value-type="float">
            <text:p>0.2936942875</text:p>
          </table:table-cell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table:number-columns-repeated="2"/>
          <table:table-cell office:value-type="float" office:value="0.294570088386536" calcext:value-type="float">
            <text:p>0.2945700884</text:p>
          </table:table-cell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table:number-columns-repeated="2"/>
          <table:table-cell office:value-type="float" office:value="0.294697999954224" calcext:value-type="float">
            <text:p>0.294698</text:p>
          </table:table-cell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table:number-columns-repeated="2"/>
          <table:table-cell office:value-type="float" office:value="0.294730722904205" calcext:value-type="float">
            <text:p>0.2947307229</text:p>
          </table:table-cell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 table:number-columns-repeated="2"/>
          <table:table-cell office:value-type="float" office:value="0.294776797294617" calcext:value-type="float">
            <text:p>0.2947767973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table:number-columns-repeated="2"/>
          <table:table-cell office:value-type="float" office:value="0.295072853565216" calcext:value-type="float">
            <text:p>0.2950728536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table:number-columns-repeated="2"/>
          <table:table-cell office:value-type="float" office:value="0.295715898275375" calcext:value-type="float">
            <text:p>0.2957158983</text:p>
          </table:table-cell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table:number-columns-repeated="2"/>
          <table:table-cell office:value-type="float" office:value="0.295445621013641" calcext:value-type="float">
            <text:p>0.295445621</text:p>
          </table:table-cell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table:number-columns-repeated="2"/>
          <table:table-cell office:value-type="float" office:value="0.295771330595016" calcext:value-type="float">
            <text:p>0.2957713306</text:p>
          </table:table-cell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table:number-columns-repeated="2"/>
          <table:table-cell office:value-type="float" office:value="0.296016097068787" calcext:value-type="float">
            <text:p>0.2960160971</text:p>
          </table:table-cell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table:number-columns-repeated="2"/>
          <table:table-cell office:value-type="float" office:value="0.295945227146149" calcext:value-type="float">
            <text:p>0.2959452271</text:p>
          </table:table-cell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0.297993451356888" calcext:value-type="float">
            <text:p>0.2979934514</text:p>
          </table:table-cell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table:number-columns-repeated="2"/>
          <table:table-cell office:value-type="float" office:value="0.297449916601181" calcext:value-type="float">
            <text:p>0.2974499166</text:p>
          </table:table-cell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table:number-columns-repeated="2"/>
          <table:table-cell office:value-type="float" office:value="0.297535002231598" calcext:value-type="float">
            <text:p>0.2975350022</text:p>
          </table:table-cell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table:number-columns-repeated="2"/>
          <table:table-cell office:value-type="float" office:value="0.298107892274857" calcext:value-type="float">
            <text:p>0.2981078923</text:p>
          </table:table-cell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table:number-columns-repeated="2"/>
          <table:table-cell office:value-type="float" office:value="0.299760729074478" calcext:value-type="float">
            <text:p>0.2997607291</text:p>
          </table:table-cell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table:number-columns-repeated="2"/>
          <table:table-cell office:value-type="float" office:value="0.300539642572403" calcext:value-type="float">
            <text:p>0.3005396426</text:p>
          </table:table-cell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table:number-columns-repeated="2"/>
          <table:table-cell office:value-type="float" office:value="0.300509542226791" calcext:value-type="float">
            <text:p>0.3005095422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table:number-columns-repeated="2"/>
          <table:table-cell office:value-type="float" office:value="0.300166964530945" calcext:value-type="float">
            <text:p>0.3001669645</text:p>
          </table:table-cell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table:number-columns-repeated="2"/>
          <table:table-cell office:value-type="float" office:value="0.315543204545975" calcext:value-type="float">
            <text:p>0.3155432045</text:p>
          </table:table-cell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table:number-columns-repeated="2"/>
          <table:table-cell office:value-type="float" office:value="0.286936432123184" calcext:value-type="float">
            <text:p>0.2869364321</text:p>
          </table:table-cell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table:number-columns-repeated="2"/>
          <table:table-cell office:value-type="float" office:value="0.306975096464157" calcext:value-type="float">
            <text:p>0.3069750965</text:p>
          </table:table-cell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table:number-columns-repeated="2"/>
          <table:table-cell office:value-type="float" office:value="0.294580370187759" calcext:value-type="float">
            <text:p>0.2945803702</text:p>
          </table:table-cell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table:number-columns-repeated="2"/>
          <table:table-cell office:value-type="float" office:value="0.295167982578278" calcext:value-type="float">
            <text:p>0.2951679826</text:p>
          </table:table-cell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table:number-columns-repeated="2"/>
          <table:table-cell office:value-type="float" office:value="0.301525682210922" calcext:value-type="float">
            <text:p>0.3015256822</text:p>
          </table:table-cell>
        </table:table-row>
        <table:table-row table:style-name="ro1">
          <table:table-cell/>
          <table:table-cell office:value-type="float" office:value="1594" calcext:value-type="float">
            <text:p>1594</text:p>
          </table:table-cell>
          <table:table-cell table:number-columns-repeated="2"/>
          <table:table-cell office:value-type="float" office:value="0.302525401115417" calcext:value-type="float">
            <text:p>0.3025254011</text:p>
          </table:table-cell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0.300868839025497" calcext:value-type="float">
            <text:p>0.300868839</text:p>
          </table:table-cell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table:number-columns-repeated="2"/>
          <table:table-cell office:value-type="float" office:value="0.30034413933754" calcext:value-type="float">
            <text:p>0.3003441393</text:p>
          </table:table-cell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table:number-columns-repeated="2"/>
          <table:table-cell office:value-type="float" office:value="0.301062703132629" calcext:value-type="float">
            <text:p>0.3010627031</text:p>
          </table:table-cell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table:number-columns-repeated="2"/>
          <table:table-cell office:value-type="float" office:value="0.301140934228897" calcext:value-type="float">
            <text:p>0.3011409342</text:p>
          </table:table-cell>
        </table:table-row>
        <table:table-row table:style-name="ro1">
          <table:table-cell/>
          <table:table-cell office:value-type="float" office:value="1599" calcext:value-type="float">
            <text:p>1599</text:p>
          </table:table-cell>
          <table:table-cell table:number-columns-repeated="2"/>
          <table:table-cell office:value-type="float" office:value="0.300710141658783" calcext:value-type="float">
            <text:p>0.3007101417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0.300783723592758" calcext:value-type="float">
            <text:p>0.3007837236</text:p>
          </table:table-cell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table:number-columns-repeated="2"/>
          <table:table-cell office:value-type="float" office:value="0.300190180540085" calcext:value-type="float">
            <text:p>0.3001901805</text:p>
          </table:table-cell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table:number-columns-repeated="2"/>
          <table:table-cell office:value-type="float" office:value="0.301537483930588" calcext:value-type="float">
            <text:p>0.3015374839</text:p>
          </table:table-cell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table:number-columns-repeated="2"/>
          <table:table-cell office:value-type="float" office:value="0.302143663167953" calcext:value-type="float">
            <text:p>0.3021436632</text:p>
          </table:table-cell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0.302017122507095" calcext:value-type="float">
            <text:p>0.3020171225</text:p>
          </table:table-cell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table:number-columns-repeated="2"/>
          <table:table-cell office:value-type="float" office:value="0.302586883306503" calcext:value-type="float">
            <text:p>0.3025868833</text:p>
          </table:table-cell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table:number-columns-repeated="2"/>
          <table:table-cell office:value-type="float" office:value="0.302774369716644" calcext:value-type="float">
            <text:p>0.3027743697</text:p>
          </table:table-cell>
        </table:table-row>
        <table:table-row table:style-name="ro1">
          <table:table-cell/>
          <table:table-cell office:value-type="float" office:value="1607" calcext:value-type="float">
            <text:p>1607</text:p>
          </table:table-cell>
          <table:table-cell table:number-columns-repeated="2"/>
          <table:table-cell office:value-type="float" office:value="0.302127927541733" calcext:value-type="float">
            <text:p>0.3021279275</text:p>
          </table:table-cell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table:number-columns-repeated="2"/>
          <table:table-cell office:value-type="float" office:value="0.301666289567947" calcext:value-type="float">
            <text:p>0.3016662896</text:p>
          </table:table-cell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office:value-type="float" office:value="0.30170613527298" calcext:value-type="float">
            <text:p>0.3017061353</text:p>
          </table:table-cell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table:number-columns-repeated="2"/>
          <table:table-cell office:value-type="float" office:value="0.301910579204559" calcext:value-type="float">
            <text:p>0.3019105792</text:p>
          </table:table-cell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 table:number-columns-repeated="2"/>
          <table:table-cell office:value-type="float" office:value="0.302939206361771" calcext:value-type="float">
            <text:p>0.3029392064</text:p>
          </table:table-cell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table:number-columns-repeated="2"/>
          <table:table-cell office:value-type="float" office:value="0.302781105041504" calcext:value-type="float">
            <text:p>0.302781105</text:p>
          </table:table-cell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table:number-columns-repeated="2"/>
          <table:table-cell office:value-type="float" office:value="0.302186071872711" calcext:value-type="float">
            <text:p>0.3021860719</text:p>
          </table:table-cell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table:number-columns-repeated="2"/>
          <table:table-cell office:value-type="float" office:value="0.301767200231552" calcext:value-type="float">
            <text:p>0.3017672002</text:p>
          </table:table-cell>
        </table:table-row>
        <table:table-row table:style-name="ro1">
          <table:table-cell/>
          <table:table-cell office:value-type="float" office:value="1615" calcext:value-type="float">
            <text:p>1615</text:p>
          </table:table-cell>
          <table:table-cell table:number-columns-repeated="2"/>
          <table:table-cell office:value-type="float" office:value="0.30157595872879" calcext:value-type="float">
            <text:p>0.3015759587</text:p>
          </table:table-cell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0.301729619503021" calcext:value-type="float">
            <text:p>0.3017296195</text:p>
          </table:table-cell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table:number-columns-repeated="2"/>
          <table:table-cell office:value-type="float" office:value="0.302353948354721" calcext:value-type="float">
            <text:p>0.3023539484</text:p>
          </table:table-cell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table:number-columns-repeated="2"/>
          <table:table-cell office:value-type="float" office:value="0.302725553512573" calcext:value-type="float">
            <text:p>0.3027255535</text:p>
          </table:table-cell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table:number-columns-repeated="2"/>
          <table:table-cell office:value-type="float" office:value="0.30246838927269" calcext:value-type="float">
            <text:p>0.3024683893</text:p>
          </table:table-cell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table:number-columns-repeated="2"/>
          <table:table-cell office:value-type="float" office:value="0.302813589572906" calcext:value-type="float">
            <text:p>0.3028135896</text:p>
          </table:table-cell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table:number-columns-repeated="2"/>
          <table:table-cell office:value-type="float" office:value="0.278458774089813" calcext:value-type="float">
            <text:p>0.2784587741</text:p>
          </table:table-cell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table:number-columns-repeated="2"/>
          <table:table-cell office:value-type="float" office:value="0.283575236797333" calcext:value-type="float">
            <text:p>0.2835752368</text:p>
          </table:table-cell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table:number-columns-repeated="2"/>
          <table:table-cell office:value-type="float" office:value="0.286142796278" calcext:value-type="float">
            <text:p>0.2861427963</text:p>
          </table:table-cell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0.288016825914383" calcext:value-type="float">
            <text:p>0.2880168259</text:p>
          </table:table-cell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table:number-columns-repeated="2"/>
          <table:table-cell office:value-type="float" office:value="0.287539213895798" calcext:value-type="float">
            <text:p>0.2875392139</text:p>
          </table:table-cell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table:number-columns-repeated="2"/>
          <table:table-cell office:value-type="float" office:value="0.289555668830872" calcext:value-type="float">
            <text:p>0.2895556688</text:p>
          </table:table-cell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table:number-columns-repeated="2"/>
          <table:table-cell office:value-type="float" office:value="0.290135622024536" calcext:value-type="float">
            <text:p>0.290135622</text:p>
          </table:table-cell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table:number-columns-repeated="2"/>
          <table:table-cell office:value-type="float" office:value="0.290943622589111" calcext:value-type="float">
            <text:p>0.2909436226</text:p>
          </table:table-cell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table:number-columns-repeated="2"/>
          <table:table-cell office:value-type="float" office:value="0.29183629155159" calcext:value-type="float">
            <text:p>0.2918362916</text:p>
          </table:table-cell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table:number-columns-repeated="2"/>
          <table:table-cell office:value-type="float" office:value="0.289552748203278" calcext:value-type="float">
            <text:p>0.2895527482</text:p>
          </table:table-cell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 table:number-columns-repeated="2"/>
          <table:table-cell office:value-type="float" office:value="0.289298862218857" calcext:value-type="float">
            <text:p>0.2892988622</text:p>
          </table:table-cell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table:number-columns-repeated="2"/>
          <table:table-cell office:value-type="float" office:value="0.289564281702042" calcext:value-type="float">
            <text:p>0.2895642817</text:p>
          </table:table-cell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table:number-columns-repeated="2"/>
          <table:table-cell office:value-type="float" office:value="0.290869683027267" calcext:value-type="float">
            <text:p>0.290869683</text:p>
          </table:table-cell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table:number-columns-repeated="2"/>
          <table:table-cell office:value-type="float" office:value="0.29036357998848" calcext:value-type="float">
            <text:p>0.29036358</text:p>
          </table:table-cell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0.291748404502869" calcext:value-type="float">
            <text:p>0.2917484045</text:p>
          </table:table-cell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table:number-columns-repeated="2"/>
          <table:table-cell office:value-type="float" office:value="0.291695415973663" calcext:value-type="float">
            <text:p>0.291695416</text:p>
          </table:table-cell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table:number-columns-repeated="2"/>
          <table:table-cell office:value-type="float" office:value="0.292533606290817" calcext:value-type="float">
            <text:p>0.2925336063</text:p>
          </table:table-cell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 table:number-columns-repeated="2"/>
          <table:table-cell office:value-type="float" office:value="0.292279094457626" calcext:value-type="float">
            <text:p>0.2922790945</text:p>
          </table:table-cell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table:number-columns-repeated="2"/>
          <table:table-cell office:value-type="float" office:value="0.292690694332123" calcext:value-type="float">
            <text:p>0.2926906943</text:p>
          </table:table-cell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0.29246062040329" calcext:value-type="float">
            <text:p>0.2924606204</text:p>
          </table:table-cell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table:number-columns-repeated="2"/>
          <table:table-cell office:value-type="float" office:value="0.292245298624039" calcext:value-type="float">
            <text:p>0.2922452986</text:p>
          </table:table-cell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table:number-columns-repeated="2"/>
          <table:table-cell office:value-type="float" office:value="0.292882055044174" calcext:value-type="float">
            <text:p>0.292882055</text:p>
          </table:table-cell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table:number-columns-repeated="2"/>
          <table:table-cell office:value-type="float" office:value="0.293454170227051" calcext:value-type="float">
            <text:p>0.2934541702</text:p>
          </table:table-cell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table:number-columns-repeated="2"/>
          <table:table-cell office:value-type="float" office:value="0.29527759552002" calcext:value-type="float">
            <text:p>0.2952775955</text:p>
          </table:table-cell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0.295010596513748" calcext:value-type="float">
            <text:p>0.2950105965</text:p>
          </table:table-cell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0.295119911432266" calcext:value-type="float">
            <text:p>0.2951199114</text:p>
          </table:table-cell>
        </table:table-row>
        <table:table-row table:style-name="ro1">
          <table:table-cell/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0.314535290002823" calcext:value-type="float">
            <text:p>0.31453529</text:p>
          </table:table-cell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table:number-columns-repeated="2"/>
          <table:table-cell office:value-type="float" office:value="0.285209238529205" calcext:value-type="float">
            <text:p>0.2852092385</text:p>
          </table:table-cell>
        </table:table-row>
        <table:table-row table:style-name="ro1">
          <table:table-cell/>
          <table:table-cell office:value-type="float" office:value="1649" calcext:value-type="float">
            <text:p>1649</text:p>
          </table:table-cell>
          <table:table-cell table:number-columns-repeated="2"/>
          <table:table-cell office:value-type="float" office:value="0.28571692109108" calcext:value-type="float">
            <text:p>0.2857169211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0.285431802272797" calcext:value-type="float">
            <text:p>0.2854318023</text:p>
          </table:table-cell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table:number-columns-repeated="2"/>
          <table:table-cell office:value-type="float" office:value="0.287463873624802" calcext:value-type="float">
            <text:p>0.2874638736</text:p>
          </table:table-cell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 table:number-columns-repeated="2"/>
          <table:table-cell office:value-type="float" office:value="0.2854083776474" calcext:value-type="float">
            <text:p>0.2854083776</text:p>
          </table:table-cell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table:number-columns-repeated="2"/>
          <table:table-cell office:value-type="float" office:value="0.286853760480881" calcext:value-type="float">
            <text:p>0.2868537605</text:p>
          </table:table-cell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table:number-columns-repeated="2"/>
          <table:table-cell office:value-type="float" office:value="0.286198973655701" calcext:value-type="float">
            <text:p>0.2861989737</text:p>
          </table:table-cell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table:number-columns-repeated="2"/>
          <table:table-cell office:value-type="float" office:value="0.286933958530426" calcext:value-type="float">
            <text:p>0.2869339585</text:p>
          </table:table-cell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table:number-columns-repeated="2"/>
          <table:table-cell office:value-type="float" office:value="0.287003725767136" calcext:value-type="float">
            <text:p>0.2870037258</text:p>
          </table:table-cell>
        </table:table-row>
        <table:table-row table:style-name="ro1">
          <table:table-cell/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0.28658601641655" calcext:value-type="float">
            <text:p>0.2865860164</text:p>
          </table:table-cell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table:number-columns-repeated="2"/>
          <table:table-cell office:value-type="float" office:value="0.286056995391846" calcext:value-type="float">
            <text:p>0.2860569954</text:p>
          </table:table-cell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table:number-columns-repeated="2"/>
          <table:table-cell office:value-type="float" office:value="0.286125808954239" calcext:value-type="float">
            <text:p>0.286125809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table:number-columns-repeated="2"/>
          <table:table-cell office:value-type="float" office:value="0.286665797233582" calcext:value-type="float">
            <text:p>0.2866657972</text:p>
          </table:table-cell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table:number-columns-repeated="2"/>
          <table:table-cell office:value-type="float" office:value="0.287437051534653" calcext:value-type="float">
            <text:p>0.2874370515</text:p>
          </table:table-cell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table:number-columns-repeated="2"/>
          <table:table-cell office:value-type="float" office:value="0.288784027099609" calcext:value-type="float">
            <text:p>0.2887840271</text:p>
          </table:table-cell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table:number-columns-repeated="2"/>
          <table:table-cell office:value-type="float" office:value="0.28864786028862" calcext:value-type="float">
            <text:p>0.2886478603</text:p>
          </table:table-cell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table:number-columns-repeated="2"/>
          <table:table-cell office:value-type="float" office:value="0.28840959072113" calcext:value-type="float">
            <text:p>0.2884095907</text:p>
          </table:table-cell>
        </table:table-row>
        <table:table-row table:style-name="ro1">
          <table:table-cell/>
          <table:table-cell office:value-type="float" office:value="1665" calcext:value-type="float">
            <text:p>1665</text:p>
          </table:table-cell>
          <table:table-cell table:number-columns-repeated="2"/>
          <table:table-cell office:value-type="float" office:value="0.289045304059982" calcext:value-type="float">
            <text:p>0.2890453041</text:p>
          </table:table-cell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table:number-columns-repeated="2"/>
          <table:table-cell office:value-type="float" office:value="0.289292842149734" calcext:value-type="float">
            <text:p>0.2892928421</text:p>
          </table:table-cell>
        </table:table-row>
        <table:table-row table:style-name="ro1">
          <table:table-cell/>
          <table:table-cell office:value-type="float" office:value="1667" calcext:value-type="float">
            <text:p>1667</text:p>
          </table:table-cell>
          <table:table-cell table:number-columns-repeated="2"/>
          <table:table-cell office:value-type="float" office:value="0.28904002904892" calcext:value-type="float">
            <text:p>0.289040029</text:p>
          </table:table-cell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table:number-columns-repeated="2"/>
          <table:table-cell office:value-type="float" office:value="0.289421886205673" calcext:value-type="float">
            <text:p>0.2894218862</text:p>
          </table:table-cell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table:number-columns-repeated="2"/>
          <table:table-cell office:value-type="float" office:value="0.290193736553192" calcext:value-type="float">
            <text:p>0.2901937366</text:p>
          </table:table-cell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table:number-columns-repeated="2"/>
          <table:table-cell office:value-type="float" office:value="0.290111392736435" calcext:value-type="float">
            <text:p>0.2901113927</text:p>
          </table:table-cell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table:number-columns-repeated="2"/>
          <table:table-cell office:value-type="float" office:value="0.291720479726791" calcext:value-type="float">
            <text:p>0.2917204797</text:p>
          </table:table-cell>
        </table:table-row>
        <table:table-row table:style-name="ro1">
          <table:table-cell/>
          <table:table-cell office:value-type="float" office:value="1672" calcext:value-type="float">
            <text:p>1672</text:p>
          </table:table-cell>
          <table:table-cell table:number-columns-repeated="2"/>
          <table:table-cell office:value-type="float" office:value="0.291218280792236" calcext:value-type="float">
            <text:p>0.2912182808</text:p>
          </table:table-cell>
        </table:table-row>
        <table:table-row table:style-name="ro1">
          <table:table-cell/>
          <table:table-cell office:value-type="float" office:value="1673" calcext:value-type="float">
            <text:p>1673</text:p>
          </table:table-cell>
          <table:table-cell table:number-columns-repeated="2"/>
          <table:table-cell office:value-type="float" office:value="0.291294276714325" calcext:value-type="float">
            <text:p>0.2912942767</text:p>
          </table:table-cell>
        </table:table-row>
        <table:table-row table:style-name="ro1">
          <table:table-cell/>
          <table:table-cell office:value-type="float" office:value="1674" calcext:value-type="float">
            <text:p>1674</text:p>
          </table:table-cell>
          <table:table-cell table:number-columns-repeated="2"/>
          <table:table-cell office:value-type="float" office:value="0.291224539279938" calcext:value-type="float">
            <text:p>0.2912245393</text:p>
          </table:table-cell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table:number-columns-repeated="2"/>
          <table:table-cell office:value-type="float" office:value="0.291720420122147" calcext:value-type="float">
            <text:p>0.2917204201</text:p>
          </table:table-cell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table:number-columns-repeated="2"/>
          <table:table-cell office:value-type="float" office:value="0.290781289339066" calcext:value-type="float">
            <text:p>0.2907812893</text:p>
          </table:table-cell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table:number-columns-repeated="2"/>
          <table:table-cell office:value-type="float" office:value="0.291094303131104" calcext:value-type="float">
            <text:p>0.2910943031</text:p>
          </table:table-cell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table:number-columns-repeated="2"/>
          <table:table-cell office:value-type="float" office:value="0.291500240564346" calcext:value-type="float">
            <text:p>0.2915002406</text:p>
          </table:table-cell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table:number-columns-repeated="2"/>
          <table:table-cell office:value-type="float" office:value="0.291682720184326" calcext:value-type="float">
            <text:p>0.2916827202</text:p>
          </table:table-cell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number-columns-repeated="2"/>
          <table:table-cell office:value-type="float" office:value="0.287834793329239" calcext:value-type="float">
            <text:p>0.2878347933</text:p>
          </table:table-cell>
        </table:table-row>
        <table:table-row table:style-name="ro1">
          <table:table-cell/>
          <table:table-cell office:value-type="float" office:value="1681" calcext:value-type="float">
            <text:p>1681</text:p>
          </table:table-cell>
          <table:table-cell table:number-columns-repeated="2"/>
          <table:table-cell office:value-type="float" office:value="0.306943237781525" calcext:value-type="float">
            <text:p>0.3069432378</text:p>
          </table:table-cell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 table:number-columns-repeated="2"/>
          <table:table-cell office:value-type="float" office:value="0.307677686214447" calcext:value-type="float">
            <text:p>0.3076776862</text:p>
          </table:table-cell>
        </table:table-row>
        <table:table-row table:style-name="ro1">
          <table:table-cell/>
          <table:table-cell office:value-type="float" office:value="1683" calcext:value-type="float">
            <text:p>1683</text:p>
          </table:table-cell>
          <table:table-cell table:number-columns-repeated="2"/>
          <table:table-cell office:value-type="float" office:value="0.302555769681931" calcext:value-type="float">
            <text:p>0.3025557697</text:p>
          </table:table-cell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table:number-columns-repeated="2"/>
          <table:table-cell office:value-type="float" office:value="0.301461458206177" calcext:value-type="float">
            <text:p>0.3014614582</text:p>
          </table:table-cell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table:number-columns-repeated="2"/>
          <table:table-cell office:value-type="float" office:value="0.301215618848801" calcext:value-type="float">
            <text:p>0.3012156188</text:p>
          </table:table-cell>
        </table:table-row>
        <table:table-row table:style-name="ro1">
          <table:table-cell/>
          <table:table-cell office:value-type="float" office:value="1686" calcext:value-type="float">
            <text:p>1686</text:p>
          </table:table-cell>
          <table:table-cell table:number-columns-repeated="2"/>
          <table:table-cell office:value-type="float" office:value="0.294849663972855" calcext:value-type="float">
            <text:p>0.294849664</text:p>
          </table:table-cell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table:number-columns-repeated="2"/>
          <table:table-cell office:value-type="float" office:value="0.292337238788605" calcext:value-type="float">
            <text:p>0.2923372388</text:p>
          </table:table-cell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table:number-columns-repeated="2"/>
          <table:table-cell office:value-type="float" office:value="0.299109071493149" calcext:value-type="float">
            <text:p>0.2991090715</text:p>
          </table:table-cell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table:number-columns-repeated="2"/>
          <table:table-cell office:value-type="float" office:value="0.300249606370926" calcext:value-type="float">
            <text:p>0.3002496064</text:p>
          </table:table-cell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table:number-columns-repeated="2"/>
          <table:table-cell office:value-type="float" office:value="0.300655782222748" calcext:value-type="float">
            <text:p>0.3006557822</text:p>
          </table:table-cell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table:number-columns-repeated="2"/>
          <table:table-cell office:value-type="float" office:value="0.299713581800461" calcext:value-type="float">
            <text:p>0.2997135818</text:p>
          </table:table-cell>
        </table:table-row>
        <table:table-row table:style-name="ro1">
          <table:table-cell/>
          <table:table-cell office:value-type="float" office:value="1692" calcext:value-type="float">
            <text:p>1692</text:p>
          </table:table-cell>
          <table:table-cell table:number-columns-repeated="2"/>
          <table:table-cell office:value-type="float" office:value="0.300549030303955" calcext:value-type="float">
            <text:p>0.3005490303</text:p>
          </table:table-cell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table:number-columns-repeated="2"/>
          <table:table-cell office:value-type="float" office:value="0.300865918397903" calcext:value-type="float">
            <text:p>0.3008659184</text:p>
          </table:table-cell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table:number-columns-repeated="2"/>
          <table:table-cell office:value-type="float" office:value="0.299777925014496" calcext:value-type="float">
            <text:p>0.299777925</text:p>
          </table:table-cell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table:number-columns-repeated="2"/>
          <table:table-cell office:value-type="float" office:value="0.296548992395401" calcext:value-type="float">
            <text:p>0.2965489924</text:p>
          </table:table-cell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0.293768763542175" calcext:value-type="float">
            <text:p>0.2937687635</text:p>
          </table:table-cell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table:number-columns-repeated="2"/>
          <table:table-cell office:value-type="float" office:value="0.295086592435837" calcext:value-type="float">
            <text:p>0.2950865924</text:p>
          </table:table-cell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table:number-columns-repeated="2"/>
          <table:table-cell office:value-type="float" office:value="0.294901221990585" calcext:value-type="float">
            <text:p>0.294901222</text:p>
          </table:table-cell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table:number-columns-repeated="2"/>
          <table:table-cell office:value-type="float" office:value="0.294830143451691" calcext:value-type="float">
            <text:p>0.2948301435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number-columns-repeated="2"/>
          <table:table-cell office:value-type="float" office:value="0.294477760791779" calcext:value-type="float">
            <text:p>0.2944777608</text:p>
          </table:table-cell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table:number-columns-repeated="2"/>
          <table:table-cell office:value-type="float" office:value="0.29397851228714" calcext:value-type="float">
            <text:p>0.2939785123</text:p>
          </table:table-cell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table:number-columns-repeated="2"/>
          <table:table-cell office:value-type="float" office:value="0.29448339343071" calcext:value-type="float">
            <text:p>0.2944833934</text:p>
          </table:table-cell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table:number-columns-repeated="2"/>
          <table:table-cell office:value-type="float" office:value="0.294427633285522" calcext:value-type="float">
            <text:p>0.2944276333</text:p>
          </table:table-cell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table:number-columns-repeated="2"/>
          <table:table-cell office:value-type="float" office:value="0.293864965438843" calcext:value-type="float">
            <text:p>0.2938649654</text:p>
          </table:table-cell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table:number-columns-repeated="2"/>
          <table:table-cell office:value-type="float" office:value="0.294284522533417" calcext:value-type="float">
            <text:p>0.2942845225</text:p>
          </table:table-cell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table:number-columns-repeated="2"/>
          <table:table-cell office:value-type="float" office:value="0.293697267770767" calcext:value-type="float">
            <text:p>0.2936972678</text:p>
          </table:table-cell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 table:number-columns-repeated="2"/>
          <table:table-cell office:value-type="float" office:value="0.294482260942459" calcext:value-type="float">
            <text:p>0.2944822609</text:p>
          </table:table-cell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table:number-columns-repeated="2"/>
          <table:table-cell office:value-type="float" office:value="0.294758021831512" calcext:value-type="float">
            <text:p>0.2947580218</text:p>
          </table:table-cell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table:number-columns-repeated="2"/>
          <table:table-cell office:value-type="float" office:value="0.295259594917297" calcext:value-type="float">
            <text:p>0.2952595949</text:p>
          </table:table-cell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table:number-columns-repeated="2"/>
          <table:table-cell office:value-type="float" office:value="0.295416444540024" calcext:value-type="float">
            <text:p>0.2954164445</text:p>
          </table:table-cell>
        </table:table-row>
        <table:table-row table:style-name="ro1">
          <table:table-cell/>
          <table:table-cell office:value-type="float" office:value="1711" calcext:value-type="float">
            <text:p>1711</text:p>
          </table:table-cell>
          <table:table-cell table:number-columns-repeated="2"/>
          <table:table-cell office:value-type="float" office:value="0.295460611581802" calcext:value-type="float">
            <text:p>0.2954606116</text:p>
          </table:table-cell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table:number-columns-repeated="2"/>
          <table:table-cell office:value-type="float" office:value="0.295519918203354" calcext:value-type="float">
            <text:p>0.2955199182</text:p>
          </table:table-cell>
        </table:table-row>
        <table:table-row table:style-name="ro1">
          <table:table-cell/>
          <table:table-cell office:value-type="float" office:value="1713" calcext:value-type="float">
            <text:p>1713</text:p>
          </table:table-cell>
          <table:table-cell table:number-columns-repeated="2"/>
          <table:table-cell office:value-type="float" office:value="0.295000791549683" calcext:value-type="float">
            <text:p>0.2950007915</text:p>
          </table:table-cell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table:number-columns-repeated="2"/>
          <table:table-cell office:value-type="float" office:value="0.295059651136398" calcext:value-type="float">
            <text:p>0.2950596511</text:p>
          </table:table-cell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table:number-columns-repeated="2"/>
          <table:table-cell office:value-type="float" office:value="0.295254677534103" calcext:value-type="float">
            <text:p>0.2952546775</text:p>
          </table:table-cell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table:number-columns-repeated="2"/>
          <table:table-cell office:value-type="float" office:value="0.295663982629776" calcext:value-type="float">
            <text:p>0.2956639826</text:p>
          </table:table-cell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table:number-columns-repeated="2"/>
          <table:table-cell office:value-type="float" office:value="0.295768916606903" calcext:value-type="float">
            <text:p>0.2957689166</text:p>
          </table:table-cell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table:number-columns-repeated="2"/>
          <table:table-cell office:value-type="float" office:value="0.295115023851395" calcext:value-type="float">
            <text:p>0.2951150239</text:p>
          </table:table-cell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table:number-columns-repeated="2"/>
          <table:table-cell office:value-type="float" office:value="0.294894725084305" calcext:value-type="float">
            <text:p>0.2948947251</text:p>
          </table:table-cell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0.295376807451248" calcext:value-type="float">
            <text:p>0.2953768075</text:p>
          </table:table-cell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table:number-columns-repeated="2"/>
          <table:table-cell office:value-type="float" office:value="0.262656360864639" calcext:value-type="float">
            <text:p>0.2626563609</text:p>
          </table:table-cell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 table:number-columns-repeated="2"/>
          <table:table-cell office:value-type="float" office:value="0.282044768333435" calcext:value-type="float">
            <text:p>0.2820447683</text:p>
          </table:table-cell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table:number-columns-repeated="2"/>
          <table:table-cell office:value-type="float" office:value="0.277347594499588" calcext:value-type="float">
            <text:p>0.2773475945</text:p>
          </table:table-cell>
        </table:table-row>
        <table:table-row table:style-name="ro1">
          <table:table-cell/>
          <table:table-cell office:value-type="float" office:value="1724" calcext:value-type="float">
            <text:p>1724</text:p>
          </table:table-cell>
          <table:table-cell table:number-columns-repeated="2"/>
          <table:table-cell office:value-type="float" office:value="0.280754029750824" calcext:value-type="float">
            <text:p>0.2807540298</text:p>
          </table:table-cell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table:number-columns-repeated="2"/>
          <table:table-cell office:value-type="float" office:value="0.280235797166824" calcext:value-type="float">
            <text:p>0.2802357972</text:p>
          </table:table-cell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table:number-columns-repeated="2"/>
          <table:table-cell office:value-type="float" office:value="0.281499624252319" calcext:value-type="float">
            <text:p>0.2814996243</text:p>
          </table:table-cell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table:number-columns-repeated="2"/>
          <table:table-cell office:value-type="float" office:value="0.285783588886261" calcext:value-type="float">
            <text:p>0.2857835889</text:p>
          </table:table-cell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table:number-columns-repeated="2"/>
          <table:table-cell office:value-type="float" office:value="0.284508168697357" calcext:value-type="float">
            <text:p>0.2845081687</text:p>
          </table:table-cell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table:number-columns-repeated="2"/>
          <table:table-cell office:value-type="float" office:value="0.286355018615723" calcext:value-type="float">
            <text:p>0.2863550186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table:number-columns-repeated="2"/>
          <table:table-cell office:value-type="float" office:value="0.285410702228546" calcext:value-type="float">
            <text:p>0.2854107022</text:p>
          </table:table-cell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table:number-columns-repeated="2"/>
          <table:table-cell office:value-type="float" office:value="0.284534931182861" calcext:value-type="float">
            <text:p>0.2845349312</text:p>
          </table:table-cell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table:number-columns-repeated="2"/>
          <table:table-cell office:value-type="float" office:value="0.284893184900284" calcext:value-type="float">
            <text:p>0.2848931849</text:p>
          </table:table-cell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table:number-columns-repeated="2"/>
          <table:table-cell office:value-type="float" office:value="0.287901490926743" calcext:value-type="float">
            <text:p>0.2879014909</text:p>
          </table:table-cell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table:number-columns-repeated="2"/>
          <table:table-cell office:value-type="float" office:value="0.291003942489624" calcext:value-type="float">
            <text:p>0.2910039425</text:p>
          </table:table-cell>
        </table:table-row>
        <table:table-row table:style-name="ro1">
          <table:table-cell/>
          <table:table-cell office:value-type="float" office:value="1735" calcext:value-type="float">
            <text:p>1735</text:p>
          </table:table-cell>
          <table:table-cell table:number-columns-repeated="2"/>
          <table:table-cell office:value-type="float" office:value="0.291413336992264" calcext:value-type="float">
            <text:p>0.291413337</text:p>
          </table:table-cell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table:number-columns-repeated="2"/>
          <table:table-cell office:value-type="float" office:value="0.292515277862549" calcext:value-type="float">
            <text:p>0.2925152779</text:p>
          </table:table-cell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table:number-columns-repeated="2"/>
          <table:table-cell office:value-type="float" office:value="0.29084774851799" calcext:value-type="float">
            <text:p>0.2908477485</text:p>
          </table:table-cell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0.290129959583283" calcext:value-type="float">
            <text:p>0.2901299596</text:p>
          </table:table-cell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table:number-columns-repeated="2"/>
          <table:table-cell office:value-type="float" office:value="0.289257615804672" calcext:value-type="float">
            <text:p>0.2892576158</text:p>
          </table:table-cell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table:number-columns-repeated="2"/>
          <table:table-cell office:value-type="float" office:value="0.289329349994659" calcext:value-type="float">
            <text:p>0.28932935</text:p>
          </table:table-cell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table:number-columns-repeated="2"/>
          <table:table-cell office:value-type="float" office:value="0.288705617189407" calcext:value-type="float">
            <text:p>0.2887056172</text:p>
          </table:table-cell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table:number-columns-repeated="2"/>
          <table:table-cell office:value-type="float" office:value="0.289039134979248" calcext:value-type="float">
            <text:p>0.289039135</text:p>
          </table:table-cell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 table:number-columns-repeated="2"/>
          <table:table-cell office:value-type="float" office:value="0.289557725191116" calcext:value-type="float">
            <text:p>0.2895577252</text:p>
          </table:table-cell>
        </table:table-row>
        <table:table-row table:style-name="ro1">
          <table:table-cell/>
          <table:table-cell office:value-type="float" office:value="1744" calcext:value-type="float">
            <text:p>1744</text:p>
          </table:table-cell>
          <table:table-cell table:number-columns-repeated="2"/>
          <table:table-cell office:value-type="float" office:value="0.288437098264694" calcext:value-type="float">
            <text:p>0.2884370983</text:p>
          </table:table-cell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table:number-columns-repeated="2"/>
          <table:table-cell office:value-type="float" office:value="0.288366913795471" calcext:value-type="float">
            <text:p>0.2883669138</text:p>
          </table:table-cell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table:number-columns-repeated="2"/>
          <table:table-cell office:value-type="float" office:value="0.288490563631058" calcext:value-type="float">
            <text:p>0.2884905636</text:p>
          </table:table-cell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table:number-columns-repeated="2"/>
          <table:table-cell office:value-type="float" office:value="0.288452625274658" calcext:value-type="float">
            <text:p>0.2884526253</text:p>
          </table:table-cell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table:number-columns-repeated="2"/>
          <table:table-cell office:value-type="float" office:value="0.289719313383102" calcext:value-type="float">
            <text:p>0.2897193134</text:p>
          </table:table-cell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table:number-columns-repeated="2"/>
          <table:table-cell office:value-type="float" office:value="0.289881825447083" calcext:value-type="float">
            <text:p>0.2898818254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number-columns-repeated="2"/>
          <table:table-cell office:value-type="float" office:value="0.289620935916901" calcext:value-type="float">
            <text:p>0.2896209359</text:p>
          </table:table-cell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table:number-columns-repeated="2"/>
          <table:table-cell office:value-type="float" office:value="0.289392381906509" calcext:value-type="float">
            <text:p>0.2893923819</text:p>
          </table:table-cell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table:number-columns-repeated="2"/>
          <table:table-cell office:value-type="float" office:value="0.28940150141716" calcext:value-type="float">
            <text:p>0.2894015014</text:p>
          </table:table-cell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table:number-columns-repeated="2"/>
          <table:table-cell office:value-type="float" office:value="0.288004547357559" calcext:value-type="float">
            <text:p>0.2880045474</text:p>
          </table:table-cell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table:number-columns-repeated="2"/>
          <table:table-cell office:value-type="float" office:value="0.289277762174606" calcext:value-type="float">
            <text:p>0.2892777622</text:p>
          </table:table-cell>
        </table:table-row>
        <table:table-row table:style-name="ro1">
          <table:table-cell/>
          <table:table-cell office:value-type="float" office:value="1755" calcext:value-type="float">
            <text:p>1755</text:p>
          </table:table-cell>
          <table:table-cell table:number-columns-repeated="2"/>
          <table:table-cell office:value-type="float" office:value="0.289287954568863" calcext:value-type="float">
            <text:p>0.2892879546</text:p>
          </table:table-cell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table:number-columns-repeated="2"/>
          <table:table-cell office:value-type="float" office:value="0.289459198713303" calcext:value-type="float">
            <text:p>0.2894591987</text:p>
          </table:table-cell>
        </table:table-row>
        <table:table-row table:style-name="ro1">
          <table:table-cell/>
          <table:table-cell office:value-type="float" office:value="1757" calcext:value-type="float">
            <text:p>1757</text:p>
          </table:table-cell>
          <table:table-cell table:number-columns-repeated="2"/>
          <table:table-cell office:value-type="float" office:value="0.290135025978088" calcext:value-type="float">
            <text:p>0.290135026</text:p>
          </table:table-cell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table:number-columns-repeated="2"/>
          <table:table-cell office:value-type="float" office:value="0.290368914604187" calcext:value-type="float">
            <text:p>0.2903689146</text:p>
          </table:table-cell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table:number-columns-repeated="2"/>
          <table:table-cell office:value-type="float" office:value="0.28994819521904" calcext:value-type="float">
            <text:p>0.2899481952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table:number-columns-repeated="2"/>
          <table:table-cell office:value-type="float" office:value="0.290256172418594" calcext:value-type="float">
            <text:p>0.2902561724</text:p>
          </table:table-cell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table:number-columns-repeated="2"/>
          <table:table-cell office:value-type="float" office:value="0.290696561336517" calcext:value-type="float">
            <text:p>0.2906965613</text:p>
          </table:table-cell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0.290589183568955" calcext:value-type="float">
            <text:p>0.2905891836</text:p>
          </table:table-cell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0.291234999895096" calcext:value-type="float">
            <text:p>0.2912349999</text:p>
          </table:table-cell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0.291295409202576" calcext:value-type="float">
            <text:p>0.2912954092</text:p>
          </table:table-cell>
        </table:table-row>
        <table:table-row table:style-name="ro1">
          <table:table-cell/>
          <table:table-cell office:value-type="float" office:value="1765" calcext:value-type="float">
            <text:p>1765</text:p>
          </table:table-cell>
          <table:table-cell table:number-columns-repeated="2"/>
          <table:table-cell office:value-type="float" office:value="0.291593611240387" calcext:value-type="float">
            <text:p>0.2915936112</text:p>
          </table:table-cell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 table:number-columns-repeated="2"/>
          <table:table-cell office:value-type="float" office:value="0.291684716939926" calcext:value-type="float">
            <text:p>0.2916847169</text:p>
          </table:table-cell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table:number-columns-repeated="2"/>
          <table:table-cell office:value-type="float" office:value="0.291430324316025" calcext:value-type="float">
            <text:p>0.2914303243</text:p>
          </table:table-cell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table:number-columns-repeated="2"/>
          <table:table-cell office:value-type="float" office:value="0.291761070489883" calcext:value-type="float">
            <text:p>0.2917610705</text:p>
          </table:table-cell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0.261518001556396" calcext:value-type="float">
            <text:p>0.2615180016</text:p>
          </table:table-cell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table:number-columns-repeated="2"/>
          <table:table-cell office:value-type="float" office:value="0.262394398450851" calcext:value-type="float">
            <text:p>0.2623943985</text:p>
          </table:table-cell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table:number-columns-repeated="2"/>
          <table:table-cell office:value-type="float" office:value="0.258479535579681" calcext:value-type="float">
            <text:p>0.2584795356</text:p>
          </table:table-cell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table:number-columns-repeated="2"/>
          <table:table-cell office:value-type="float" office:value="0.277090609073639" calcext:value-type="float">
            <text:p>0.2770906091</text:p>
          </table:table-cell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table:number-columns-repeated="2"/>
          <table:table-cell office:value-type="float" office:value="0.277975648641586" calcext:value-type="float">
            <text:p>0.2779756486</text:p>
          </table:table-cell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table:number-columns-repeated="2"/>
          <table:table-cell office:value-type="float" office:value="0.279500752687454" calcext:value-type="float">
            <text:p>0.2795007527</text:p>
          </table:table-cell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0.277912527322769" calcext:value-type="float">
            <text:p>0.2779125273</text:p>
          </table:table-cell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0.278666883707046" calcext:value-type="float">
            <text:p>0.2786668837</text:p>
          </table:table-cell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table:number-columns-repeated="2"/>
          <table:table-cell office:value-type="float" office:value="0.277222722768784" calcext:value-type="float">
            <text:p>0.2772227228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number-columns-repeated="2"/>
          <table:table-cell office:value-type="float" office:value="0.279039412736893" calcext:value-type="float">
            <text:p>0.2790394127</text:p>
          </table:table-cell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0.277018785476685" calcext:value-type="float">
            <text:p>0.2770187855</text:p>
          </table:table-cell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table:number-columns-repeated="2"/>
          <table:table-cell office:value-type="float" office:value="0.284103184938431" calcext:value-type="float">
            <text:p>0.2841031849</text:p>
          </table:table-cell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table:number-columns-repeated="2"/>
          <table:table-cell office:value-type="float" office:value="0.286820948123932" calcext:value-type="float">
            <text:p>0.2868209481</text:p>
          </table:table-cell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0.286951541900635" calcext:value-type="float">
            <text:p>0.2869515419</text:p>
          </table:table-cell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table:number-columns-repeated="2"/>
          <table:table-cell office:value-type="float" office:value="0.287178516387939" calcext:value-type="float">
            <text:p>0.2871785164</text:p>
          </table:table-cell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table:number-columns-repeated="2"/>
          <table:table-cell office:value-type="float" office:value="0.287076324224472" calcext:value-type="float">
            <text:p>0.2870763242</text:p>
          </table:table-cell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table:number-columns-repeated="2"/>
          <table:table-cell office:value-type="float" office:value="0.287081986665726" calcext:value-type="float">
            <text:p>0.2870819867</text:p>
          </table:table-cell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table:number-columns-repeated="2"/>
          <table:table-cell office:value-type="float" office:value="0.287173002958298" calcext:value-type="float">
            <text:p>0.287173003</text:p>
          </table:table-cell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table:number-columns-repeated="2"/>
          <table:table-cell office:value-type="float" office:value="0.286919355392456" calcext:value-type="float">
            <text:p>0.2869193554</text:p>
          </table:table-cell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table:number-columns-repeated="2"/>
          <table:table-cell office:value-type="float" office:value="0.286955088376999" calcext:value-type="float">
            <text:p>0.2869550884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table:number-columns-repeated="2"/>
          <table:table-cell office:value-type="float" office:value="0.286971390247345" calcext:value-type="float">
            <text:p>0.2869713902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table:number-columns-repeated="2"/>
          <table:table-cell office:value-type="float" office:value="0.28720223903656" calcext:value-type="float">
            <text:p>0.287202239</text:p>
          </table:table-cell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table:number-columns-repeated="2"/>
          <table:table-cell office:value-type="float" office:value="0.287904411554337" calcext:value-type="float">
            <text:p>0.2879044116</text:p>
          </table:table-cell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table:number-columns-repeated="2"/>
          <table:table-cell office:value-type="float" office:value="0.288303256034851" calcext:value-type="float">
            <text:p>0.288303256</text:p>
          </table:table-cell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table:number-columns-repeated="2"/>
          <table:table-cell office:value-type="float" office:value="0.288092225790024" calcext:value-type="float">
            <text:p>0.2880922258</text:p>
          </table:table-cell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table:number-columns-repeated="2"/>
          <table:table-cell office:value-type="float" office:value="0.287927448749542" calcext:value-type="float">
            <text:p>0.2879274487</text:p>
          </table:table-cell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table:number-columns-repeated="2"/>
          <table:table-cell office:value-type="float" office:value="0.288515657186508" calcext:value-type="float">
            <text:p>0.2885156572</text:p>
          </table:table-cell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table:number-columns-repeated="2"/>
          <table:table-cell office:value-type="float" office:value="0.287866860628128" calcext:value-type="float">
            <text:p>0.2878668606</text:p>
          </table:table-cell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table:number-columns-repeated="2"/>
          <table:table-cell office:value-type="float" office:value="0.287515699863434" calcext:value-type="float">
            <text:p>0.2875156999</text:p>
          </table:table-cell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table:number-columns-repeated="2"/>
          <table:table-cell office:value-type="float" office:value="0.288025289773941" calcext:value-type="float">
            <text:p>0.2880252898</text:p>
          </table:table-cell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table:number-columns-repeated="2"/>
          <table:table-cell office:value-type="float" office:value="0.288371175527573" calcext:value-type="float">
            <text:p>0.2883711755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0.288572728633881" calcext:value-type="float">
            <text:p>0.2885727286</text:p>
          </table:table-cell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table:number-columns-repeated="2"/>
          <table:table-cell office:value-type="float" office:value="0.28850120306015" calcext:value-type="float">
            <text:p>0.2885012031</text:p>
          </table:table-cell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0.288192957639694" calcext:value-type="float">
            <text:p>0.2881929576</text:p>
          </table:table-cell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table:number-columns-repeated="2"/>
          <table:table-cell office:value-type="float" office:value="0.288315773010254" calcext:value-type="float">
            <text:p>0.288315773</text:p>
          </table:table-cell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table:number-columns-repeated="2"/>
          <table:table-cell office:value-type="float" office:value="0.288286507129669" calcext:value-type="float">
            <text:p>0.2882865071</text:p>
          </table:table-cell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 table:number-columns-repeated="2"/>
          <table:table-cell office:value-type="float" office:value="0.287879168987274" calcext:value-type="float">
            <text:p>0.287879169</text:p>
          </table:table-cell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table:number-columns-repeated="2"/>
          <table:table-cell office:value-type="float" office:value="0.287807732820511" calcext:value-type="float">
            <text:p>0.2878077328</text:p>
          </table:table-cell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table:number-columns-repeated="2"/>
          <table:table-cell office:value-type="float" office:value="0.287890583276749" calcext:value-type="float">
            <text:p>0.2878905833</text:p>
          </table:table-cell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table:number-columns-repeated="2"/>
          <table:table-cell office:value-type="float" office:value="0.288155615329742" calcext:value-type="float">
            <text:p>0.2881556153</text:p>
          </table:table-cell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table:number-columns-repeated="2"/>
          <table:table-cell office:value-type="float" office:value="0.289092123508453" calcext:value-type="float">
            <text:p>0.2890921235</text:p>
          </table:table-cell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table:number-columns-repeated="2"/>
          <table:table-cell office:value-type="float" office:value="0.296089500188828" calcext:value-type="float">
            <text:p>0.2960895002</text:p>
          </table:table-cell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table:number-columns-repeated="2"/>
          <table:table-cell office:value-type="float" office:value="0.294421344995499" calcext:value-type="float">
            <text:p>0.294421345</text:p>
          </table:table-cell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table:number-columns-repeated="2"/>
          <table:table-cell office:value-type="float" office:value="0.281916350126266" calcext:value-type="float">
            <text:p>0.2819163501</text:p>
          </table:table-cell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table:number-columns-repeated="2"/>
          <table:table-cell office:value-type="float" office:value="0.269332349300385" calcext:value-type="float">
            <text:p>0.2693323493</text:p>
          </table:table-cell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table:number-columns-repeated="2"/>
          <table:table-cell office:value-type="float" office:value="0.278878927230835" calcext:value-type="float">
            <text:p>0.2788789272</text:p>
          </table:table-cell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table:number-columns-repeated="2"/>
          <table:table-cell office:value-type="float" office:value="0.280165374279022" calcext:value-type="float">
            <text:p>0.2801653743</text:p>
          </table:table-cell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table:number-columns-repeated="2"/>
          <table:table-cell office:value-type="float" office:value="0.279956132173538" calcext:value-type="float">
            <text:p>0.2799561322</text:p>
          </table:table-cell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table:number-columns-repeated="2"/>
          <table:table-cell office:value-type="float" office:value="0.278715401887894" calcext:value-type="float">
            <text:p>0.2787154019</text:p>
          </table:table-cell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table:number-columns-repeated="2"/>
          <table:table-cell office:value-type="float" office:value="0.277492791414261" calcext:value-type="float">
            <text:p>0.2774927914</text:p>
          </table:table-cell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table:number-columns-repeated="2"/>
          <table:table-cell office:value-type="float" office:value="0.278339445590973" calcext:value-type="float">
            <text:p>0.2783394456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table:number-columns-repeated="2"/>
          <table:table-cell office:value-type="float" office:value="0.277632266283035" calcext:value-type="float">
            <text:p>0.2776322663</text:p>
          </table:table-cell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table:number-columns-repeated="2"/>
          <table:table-cell office:value-type="float" office:value="0.277335196733475" calcext:value-type="float">
            <text:p>0.2773351967</text:p>
          </table:table-cell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table:number-columns-repeated="2"/>
          <table:table-cell office:value-type="float" office:value="0.277983129024506" calcext:value-type="float">
            <text:p>0.277983129</text:p>
          </table:table-cell>
        </table:table-row>
        <table:table-row table:style-name="ro1">
          <table:table-cell/>
          <table:table-cell office:value-type="float" office:value="1823" calcext:value-type="float">
            <text:p>1823</text:p>
          </table:table-cell>
          <table:table-cell table:number-columns-repeated="2"/>
          <table:table-cell office:value-type="float" office:value="0.278306871652603" calcext:value-type="float">
            <text:p>0.2783068717</text:p>
          </table:table-cell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table:number-columns-repeated="2"/>
          <table:table-cell office:value-type="float" office:value="0.278252273797989" calcext:value-type="float">
            <text:p>0.2782522738</text:p>
          </table:table-cell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table:number-columns-repeated="2"/>
          <table:table-cell office:value-type="float" office:value="0.278916388750076" calcext:value-type="float">
            <text:p>0.2789163888</text:p>
          </table:table-cell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table:number-columns-repeated="2"/>
          <table:table-cell office:value-type="float" office:value="0.277826488018036" calcext:value-type="float">
            <text:p>0.277826488</text:p>
          </table:table-cell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table:number-columns-repeated="2"/>
          <table:table-cell office:value-type="float" office:value="0.278258383274078" calcext:value-type="float">
            <text:p>0.2782583833</text:p>
          </table:table-cell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table:number-columns-repeated="2"/>
          <table:table-cell office:value-type="float" office:value="0.278542548418045" calcext:value-type="float">
            <text:p>0.2785425484</text:p>
          </table:table-cell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table:number-columns-repeated="2"/>
          <table:table-cell office:value-type="float" office:value="0.278530448675156" calcext:value-type="float">
            <text:p>0.2785304487</text:p>
          </table:table-cell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table:number-columns-repeated="2"/>
          <table:table-cell office:value-type="float" office:value="0.280499637126923" calcext:value-type="float">
            <text:p>0.2804996371</text:p>
          </table:table-cell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table:number-columns-repeated="2"/>
          <table:table-cell office:value-type="float" office:value="0.280715972185135" calcext:value-type="float">
            <text:p>0.2807159722</text:p>
          </table:table-cell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table:number-columns-repeated="2"/>
          <table:table-cell office:value-type="float" office:value="0.280904471874237" calcext:value-type="float">
            <text:p>0.2809044719</text:p>
          </table:table-cell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table:number-columns-repeated="2"/>
          <table:table-cell office:value-type="float" office:value="0.281443953514099" calcext:value-type="float">
            <text:p>0.2814439535</text:p>
          </table:table-cell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table:number-columns-repeated="2"/>
          <table:table-cell office:value-type="float" office:value="0.281281918287277" calcext:value-type="float">
            <text:p>0.2812819183</text:p>
          </table:table-cell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table:number-columns-repeated="2"/>
          <table:table-cell office:value-type="float" office:value="0.284120380878448" calcext:value-type="float">
            <text:p>0.2841203809</text:p>
          </table:table-cell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table:number-columns-repeated="2"/>
          <table:table-cell office:value-type="float" office:value="0.285343945026398" calcext:value-type="float">
            <text:p>0.285343945</text:p>
          </table:table-cell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table:number-columns-repeated="2"/>
          <table:table-cell office:value-type="float" office:value="0.284712940454483" calcext:value-type="float">
            <text:p>0.2847129405</text:p>
          </table:table-cell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0.285954415798187" calcext:value-type="float">
            <text:p>0.2859544158</text:p>
          </table:table-cell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table:number-columns-repeated="2"/>
          <table:table-cell office:value-type="float" office:value="0.286255449056625" calcext:value-type="float">
            <text:p>0.2862554491</text:p>
          </table:table-cell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table:number-columns-repeated="2"/>
          <table:table-cell office:value-type="float" office:value="0.286709696054459" calcext:value-type="float">
            <text:p>0.2867096961</text:p>
          </table:table-cell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table:number-columns-repeated="2"/>
          <table:table-cell office:value-type="float" office:value="0.287390291690826" calcext:value-type="float">
            <text:p>0.2873902917</text:p>
          </table:table-cell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table:number-columns-repeated="2"/>
          <table:table-cell office:value-type="float" office:value="0.28720286488533" calcext:value-type="float">
            <text:p>0.2872028649</text:p>
          </table:table-cell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table:number-columns-repeated="2"/>
          <table:table-cell office:value-type="float" office:value="0.287528842687607" calcext:value-type="float">
            <text:p>0.2875288427</text:p>
          </table:table-cell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table:number-columns-repeated="2"/>
          <table:table-cell office:value-type="float" office:value="0.288727134466171" calcext:value-type="float">
            <text:p>0.2887271345</text:p>
          </table:table-cell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table:number-columns-repeated="2"/>
          <table:table-cell office:value-type="float" office:value="0.289224952459335" calcext:value-type="float">
            <text:p>0.2892249525</text:p>
          </table:table-cell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table:number-columns-repeated="2"/>
          <table:table-cell office:value-type="float" office:value="0.289326459169388" calcext:value-type="float">
            <text:p>0.2893264592</text:p>
          </table:table-cell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0.289122492074966" calcext:value-type="float">
            <text:p>0.2891224921</text:p>
          </table:table-cell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0.288890898227692" calcext:value-type="float">
            <text:p>0.2888908982</text:p>
          </table:table-cell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table:number-columns-repeated="2"/>
          <table:table-cell office:value-type="float" office:value="0.288976013660431" calcext:value-type="float">
            <text:p>0.2889760137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table:number-columns-repeated="2"/>
          <table:table-cell office:value-type="float" office:value="0.28917983174324" calcext:value-type="float">
            <text:p>0.2891798317</text:p>
          </table:table-cell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table:number-columns-repeated="2"/>
          <table:table-cell office:value-type="float" office:value="0.290177285671234" calcext:value-type="float">
            <text:p>0.2901772857</text:p>
          </table:table-cell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table:number-columns-repeated="2"/>
          <table:table-cell office:value-type="float" office:value="0.267978131771088" calcext:value-type="float">
            <text:p>0.2679781318</text:p>
          </table:table-cell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table:number-columns-repeated="2"/>
          <table:table-cell office:value-type="float" office:value="0.276989012956619" calcext:value-type="float">
            <text:p>0.276989013</text:p>
          </table:table-cell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table:number-columns-repeated="2"/>
          <table:table-cell office:value-type="float" office:value="0.276787132024765" calcext:value-type="float">
            <text:p>0.276787132</text:p>
          </table:table-cell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table:number-columns-repeated="2"/>
          <table:table-cell office:value-type="float" office:value="0.280267715454102" calcext:value-type="float">
            <text:p>0.2802677155</text:p>
          </table:table-cell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table:number-columns-repeated="2"/>
          <table:table-cell office:value-type="float" office:value="0.28316730260849" calcext:value-type="float">
            <text:p>0.2831673026</text:p>
          </table:table-cell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table:number-columns-repeated="2"/>
          <table:table-cell office:value-type="float" office:value="0.280992776155472" calcext:value-type="float">
            <text:p>0.2809927762</text:p>
          </table:table-cell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table:number-columns-repeated="2"/>
          <table:table-cell office:value-type="float" office:value="0.28130379319191" calcext:value-type="float">
            <text:p>0.2813037932</text:p>
          </table:table-cell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table:number-columns-repeated="2"/>
          <table:table-cell office:value-type="float" office:value="0.280383825302124" calcext:value-type="float">
            <text:p>0.2803838253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table:number-columns-repeated="2"/>
          <table:table-cell office:value-type="float" office:value="0.281776010990143" calcext:value-type="float">
            <text:p>0.281776011</text:p>
          </table:table-cell>
        </table:table-row>
        <table:table-row table:style-name="ro1">
          <table:table-cell/>
          <table:table-cell office:value-type="float" office:value="1861" calcext:value-type="float">
            <text:p>1861</text:p>
          </table:table-cell>
          <table:table-cell table:number-columns-repeated="2"/>
          <table:table-cell office:value-type="float" office:value="0.280402809381485" calcext:value-type="float">
            <text:p>0.2804028094</text:p>
          </table:table-cell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table:number-columns-repeated="2"/>
          <table:table-cell office:value-type="float" office:value="0.280807107686996" calcext:value-type="float">
            <text:p>0.2808071077</text:p>
          </table:table-cell>
        </table:table-row>
        <table:table-row table:style-name="ro1">
          <table:table-cell/>
          <table:table-cell office:value-type="float" office:value="1863" calcext:value-type="float">
            <text:p>1863</text:p>
          </table:table-cell>
          <table:table-cell table:number-columns-repeated="2"/>
          <table:table-cell office:value-type="float" office:value="0.278719395399094" calcext:value-type="float">
            <text:p>0.2787193954</text:p>
          </table:table-cell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table:number-columns-repeated="2"/>
          <table:table-cell office:value-type="float" office:value="0.278136938810348" calcext:value-type="float">
            <text:p>0.2781369388</text:p>
          </table:table-cell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table:number-columns-repeated="2"/>
          <table:table-cell office:value-type="float" office:value="0.277314573526382" calcext:value-type="float">
            <text:p>0.2773145735</text:p>
          </table:table-cell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table:number-columns-repeated="2"/>
          <table:table-cell office:value-type="float" office:value="0.277020961046219" calcext:value-type="float">
            <text:p>0.277020961</text:p>
          </table:table-cell>
        </table:table-row>
        <table:table-row table:style-name="ro1">
          <table:table-cell/>
          <table:table-cell office:value-type="float" office:value="1867" calcext:value-type="float">
            <text:p>1867</text:p>
          </table:table-cell>
          <table:table-cell table:number-columns-repeated="2"/>
          <table:table-cell office:value-type="float" office:value="0.278333276510239" calcext:value-type="float">
            <text:p>0.2783332765</text:p>
          </table:table-cell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 table:number-columns-repeated="2"/>
          <table:table-cell office:value-type="float" office:value="0.278991371393204" calcext:value-type="float">
            <text:p>0.2789913714</text:p>
          </table:table-cell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table:number-columns-repeated="2"/>
          <table:table-cell office:value-type="float" office:value="0.279019594192505" calcext:value-type="float">
            <text:p>0.2790195942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table:number-columns-repeated="2"/>
          <table:table-cell office:value-type="float" office:value="0.278151869773865" calcext:value-type="float">
            <text:p>0.2781518698</text:p>
          </table:table-cell>
        </table:table-row>
        <table:table-row table:style-name="ro1">
          <table:table-cell/>
          <table:table-cell office:value-type="float" office:value="1871" calcext:value-type="float">
            <text:p>1871</text:p>
          </table:table-cell>
          <table:table-cell table:number-columns-repeated="2"/>
          <table:table-cell office:value-type="float" office:value="0.27861425280571" calcext:value-type="float">
            <text:p>0.2786142528</text:p>
          </table:table-cell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table:number-columns-repeated="2"/>
          <table:table-cell office:value-type="float" office:value="0.278607815504074" calcext:value-type="float">
            <text:p>0.2786078155</text:p>
          </table:table-cell>
        </table:table-row>
        <table:table-row table:style-name="ro1">
          <table:table-cell/>
          <table:table-cell office:value-type="float" office:value="1873" calcext:value-type="float">
            <text:p>1873</text:p>
          </table:table-cell>
          <table:table-cell table:number-columns-repeated="2"/>
          <table:table-cell office:value-type="float" office:value="0.283160716295242" calcext:value-type="float">
            <text:p>0.2831607163</text:p>
          </table:table-cell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table:number-columns-repeated="2"/>
          <table:table-cell office:value-type="float" office:value="0.283217221498489" calcext:value-type="float">
            <text:p>0.2832172215</text:p>
          </table:table-cell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table:number-columns-repeated="2"/>
          <table:table-cell office:value-type="float" office:value="0.28397074341774" calcext:value-type="float">
            <text:p>0.2839707434</text:p>
          </table:table-cell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 table:number-columns-repeated="2"/>
          <table:table-cell office:value-type="float" office:value="0.284020900726318" calcext:value-type="float">
            <text:p>0.2840209007</text:p>
          </table:table-cell>
        </table:table-row>
        <table:table-row table:style-name="ro1">
          <table:table-cell/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0.284446775913238" calcext:value-type="float">
            <text:p>0.2844467759</text:p>
          </table:table-cell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0.283512622117996" calcext:value-type="float">
            <text:p>0.2835126221</text:p>
          </table:table-cell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0.284221857786179" calcext:value-type="float">
            <text:p>0.2842218578</text:p>
          </table:table-cell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0.283746242523193" calcext:value-type="float">
            <text:p>0.2837462425</text:p>
          </table:table-cell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0.284795761108398" calcext:value-type="float">
            <text:p>0.2847957611</text:p>
          </table:table-cell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0.284822911024094" calcext:value-type="float">
            <text:p>0.284822911</text:p>
          </table:table-cell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0.285182893276215" calcext:value-type="float">
            <text:p>0.2851828933</text:p>
          </table:table-cell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0.285593181848526" calcext:value-type="float">
            <text:p>0.2855931818</text:p>
          </table:table-cell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0.285720348358154" calcext:value-type="float">
            <text:p>0.2857203484</text:p>
          </table:table-cell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0.229826852679253" calcext:value-type="float">
            <text:p>0.2298268527</text:p>
          </table:table-cell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0.251185059547424" calcext:value-type="float">
            <text:p>0.2511850595</text:p>
          </table:table-cell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0.247061818838119" calcext:value-type="float">
            <text:p>0.2470618188</text:p>
          </table:table-cell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0.288343191146851" calcext:value-type="float">
            <text:p>0.2883431911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0.289517372846603" calcext:value-type="float">
            <text:p>0.2895173728</text:p>
          </table:table-cell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0.287957370281219" calcext:value-type="float">
            <text:p>0.2879573703</text:p>
          </table:table-cell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0.284084498882294" calcext:value-type="float">
            <text:p>0.2840844989</text:p>
          </table:table-cell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table:number-columns-repeated="2"/>
          <table:table-cell office:value-type="float" office:value="0.285397052764893" calcext:value-type="float">
            <text:p>0.2853970528</text:p>
          </table:table-cell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table:number-columns-repeated="2"/>
          <table:table-cell office:value-type="float" office:value="0.288453340530396" calcext:value-type="float">
            <text:p>0.2884533405</text:p>
          </table:table-cell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0.287879019975662" calcext:value-type="float">
            <text:p>0.28787902</text:p>
          </table:table-cell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0.284288167953491" calcext:value-type="float">
            <text:p>0.284288168</text:p>
          </table:table-cell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0.283296018838882" calcext:value-type="float">
            <text:p>0.2832960188</text:p>
          </table:table-cell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0.284410208463669" calcext:value-type="float">
            <text:p>0.2844102085</text:p>
          </table:table-cell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table:number-columns-repeated="2"/>
          <table:table-cell office:value-type="float" office:value="0.283282399177551" calcext:value-type="float">
            <text:p>0.283282399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0.28391432762146" calcext:value-type="float">
            <text:p>0.2839143276</text:p>
          </table:table-cell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table:number-columns-repeated="2"/>
          <table:table-cell office:value-type="float" office:value="0.285057723522186" calcext:value-type="float">
            <text:p>0.2850577235</text:p>
          </table:table-cell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table:number-columns-repeated="2"/>
          <table:table-cell office:value-type="float" office:value="0.285848021507263" calcext:value-type="float">
            <text:p>0.2858480215</text:p>
          </table:table-cell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0.285180002450943" calcext:value-type="float">
            <text:p>0.2851800025</text:p>
          </table:table-cell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0.284757286310196" calcext:value-type="float">
            <text:p>0.2847572863</text:p>
          </table:table-cell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table:number-columns-repeated="2"/>
          <table:table-cell office:value-type="float" office:value="0.284695386886597" calcext:value-type="float">
            <text:p>0.2846953869</text:p>
          </table:table-cell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table:number-columns-repeated="2"/>
          <table:table-cell office:value-type="float" office:value="0.285558313131332" calcext:value-type="float">
            <text:p>0.2855583131</text:p>
          </table:table-cell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table:number-columns-repeated="2"/>
          <table:table-cell office:value-type="float" office:value="0.286119192838669" calcext:value-type="float">
            <text:p>0.2861191928</text:p>
          </table:table-cell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table:number-columns-repeated="2"/>
          <table:table-cell office:value-type="float" office:value="0.286297142505646" calcext:value-type="float">
            <text:p>0.2862971425</text:p>
          </table:table-cell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0.286225825548172" calcext:value-type="float">
            <text:p>0.2862258255</text:p>
          </table:table-cell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table:number-columns-repeated="2"/>
          <table:table-cell office:value-type="float" office:value="0.286630004644394" calcext:value-type="float">
            <text:p>0.2866300046</text:p>
          </table:table-cell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table:number-columns-repeated="2"/>
          <table:table-cell office:value-type="float" office:value="0.286897003650665" calcext:value-type="float">
            <text:p>0.2868970037</text:p>
          </table:table-cell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table:number-columns-repeated="2"/>
          <table:table-cell office:value-type="float" office:value="0.286595910787582" calcext:value-type="float">
            <text:p>0.2865959108</text:p>
          </table:table-cell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table:number-columns-repeated="2"/>
          <table:table-cell office:value-type="float" office:value="0.287591278553009" calcext:value-type="float">
            <text:p>0.2875912786</text:p>
          </table:table-cell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table:number-columns-repeated="2"/>
          <table:table-cell office:value-type="float" office:value="0.288218826055527" calcext:value-type="float">
            <text:p>0.2882188261</text:p>
          </table:table-cell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table:number-columns-repeated="2"/>
          <table:table-cell office:value-type="float" office:value="0.288077831268311" calcext:value-type="float">
            <text:p>0.2880778313</text:p>
          </table:table-cell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table:number-columns-repeated="2"/>
          <table:table-cell office:value-type="float" office:value="0.288874179124832" calcext:value-type="float">
            <text:p>0.2888741791</text:p>
          </table:table-cell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table:number-columns-repeated="2"/>
          <table:table-cell office:value-type="float" office:value="0.288338273763657" calcext:value-type="float">
            <text:p>0.2883382738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table:number-columns-repeated="2"/>
          <table:table-cell office:value-type="float" office:value="0.288572907447815" calcext:value-type="float">
            <text:p>0.2885729074</text:p>
          </table:table-cell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table:number-columns-repeated="2"/>
          <table:table-cell office:value-type="float" office:value="0.288546591997147" calcext:value-type="float">
            <text:p>0.288546592</text:p>
          </table:table-cell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table:number-columns-repeated="2"/>
          <table:table-cell office:value-type="float" office:value="0.288674473762512" calcext:value-type="float">
            <text:p>0.2886744738</text:p>
          </table:table-cell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table:number-columns-repeated="2"/>
          <table:table-cell office:value-type="float" office:value="0.288984775543213" calcext:value-type="float">
            <text:p>0.2889847755</text:p>
          </table:table-cell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table:number-columns-repeated="2"/>
          <table:table-cell office:value-type="float" office:value="0.289494663476944" calcext:value-type="float">
            <text:p>0.2894946635</text:p>
          </table:table-cell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table:number-columns-repeated="2"/>
          <table:table-cell office:value-type="float" office:value="0.29004293680191" calcext:value-type="float">
            <text:p>0.2900429368</text:p>
          </table:table-cell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0.290879815816879" calcext:value-type="float">
            <text:p>0.2908798158</text:p>
          </table:table-cell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table:number-columns-repeated="2"/>
          <table:table-cell office:value-type="float" office:value="0.278163611888885" calcext:value-type="float">
            <text:p>0.2781636119</text:p>
          </table:table-cell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table:number-columns-repeated="2"/>
          <table:table-cell office:value-type="float" office:value="0.271207094192505" calcext:value-type="float">
            <text:p>0.2712070942</text:p>
          </table:table-cell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table:number-columns-repeated="2"/>
          <table:table-cell office:value-type="float" office:value="0.266743361949921" calcext:value-type="float">
            <text:p>0.2667433619</text:p>
          </table:table-cell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table:number-columns-repeated="2"/>
          <table:table-cell office:value-type="float" office:value="0.273101508617401" calcext:value-type="float">
            <text:p>0.2731015086</text:p>
          </table:table-cell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table:number-columns-repeated="2"/>
          <table:table-cell office:value-type="float" office:value="0.273142814636231" calcext:value-type="float">
            <text:p>0.2731428146</text:p>
          </table:table-cell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0.274549633264542" calcext:value-type="float">
            <text:p>0.2745496333</text:p>
          </table:table-cell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table:number-columns-repeated="2"/>
          <table:table-cell office:value-type="float" office:value="0.273115068674087" calcext:value-type="float">
            <text:p>0.2731150687</text:p>
          </table:table-cell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0.278925031423569" calcext:value-type="float">
            <text:p>0.2789250314</text:p>
          </table:table-cell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table:number-columns-repeated="2"/>
          <table:table-cell office:value-type="float" office:value="0.278727352619171" calcext:value-type="float">
            <text:p>0.2787273526</text:p>
          </table:table-cell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table:number-columns-repeated="2"/>
          <table:table-cell office:value-type="float" office:value="0.281303614377975" calcext:value-type="float">
            <text:p>0.2813036144</text:p>
          </table:table-cell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table:number-columns-repeated="2"/>
          <table:table-cell office:value-type="float" office:value="0.280358552932739" calcext:value-type="float">
            <text:p>0.2803585529</text:p>
          </table:table-cell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table:number-columns-repeated="2"/>
          <table:table-cell office:value-type="float" office:value="0.280453532934189" calcext:value-type="float">
            <text:p>0.2804535329</text:p>
          </table:table-cell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table:number-columns-repeated="2"/>
          <table:table-cell office:value-type="float" office:value="0.280263274908066" calcext:value-type="float">
            <text:p>0.2802632749</text:p>
          </table:table-cell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table:number-columns-repeated="2"/>
          <table:table-cell office:value-type="float" office:value="0.281263828277588" calcext:value-type="float">
            <text:p>0.2812638283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table:number-columns-repeated="2"/>
          <table:table-cell office:value-type="float" office:value="0.280551344156265" calcext:value-type="float">
            <text:p>0.2805513442</text:p>
          </table:table-cell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table:number-columns-repeated="2"/>
          <table:table-cell office:value-type="float" office:value="0.279207825660706" calcext:value-type="float">
            <text:p>0.2792078257</text:p>
          </table:table-cell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table:number-columns-repeated="2"/>
          <table:table-cell office:value-type="float" office:value="0.280102014541626" calcext:value-type="float">
            <text:p>0.2801020145</text:p>
          </table:table-cell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table:number-columns-repeated="2"/>
          <table:table-cell office:value-type="float" office:value="0.279830515384674" calcext:value-type="float">
            <text:p>0.2798305154</text:p>
          </table:table-cell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table:number-columns-repeated="2"/>
          <table:table-cell office:value-type="float" office:value="0.280070126056671" calcext:value-type="float">
            <text:p>0.2800701261</text:p>
          </table:table-cell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table:number-columns-repeated="2"/>
          <table:table-cell office:value-type="float" office:value="0.280559331178665" calcext:value-type="float">
            <text:p>0.2805593312</text:p>
          </table:table-cell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table:number-columns-repeated="2"/>
          <table:table-cell office:value-type="float" office:value="0.281044632196426" calcext:value-type="float">
            <text:p>0.2810446322</text:p>
          </table:table-cell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table:number-columns-repeated="2"/>
          <table:table-cell office:value-type="float" office:value="0.281716734170914" calcext:value-type="float">
            <text:p>0.2817167342</text:p>
          </table:table-cell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table:number-columns-repeated="2"/>
          <table:table-cell office:value-type="float" office:value="0.282347708940506" calcext:value-type="float">
            <text:p>0.2823477089</text:p>
          </table:table-cell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table:number-columns-repeated="2"/>
          <table:table-cell office:value-type="float" office:value="0.2833551466465" calcext:value-type="float">
            <text:p>0.2833551466</text:p>
          </table:table-cell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table:number-columns-repeated="2"/>
          <table:table-cell office:value-type="float" office:value="0.284983515739441" calcext:value-type="float">
            <text:p>0.2849835157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0.285772323608398" calcext:value-type="float">
            <text:p>0.2857723236</text:p>
          </table:table-cell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table:number-columns-repeated="2"/>
          <table:table-cell office:value-type="float" office:value="0.28579780459404" calcext:value-type="float">
            <text:p>0.2857978046</text:p>
          </table:table-cell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0.286307007074356" calcext:value-type="float">
            <text:p>0.2863070071</text:p>
          </table:table-cell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table:number-columns-repeated="2"/>
          <table:table-cell office:value-type="float" office:value="0.287962883710861" calcext:value-type="float">
            <text:p>0.2879628837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table:number-columns-repeated="2"/>
          <table:table-cell office:value-type="float" office:value="0.288070350885391" calcext:value-type="float">
            <text:p>0.2880703509</text:p>
          </table:table-cell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table:number-columns-repeated="2"/>
          <table:table-cell office:value-type="float" office:value="0.288001120090485" calcext:value-type="float">
            <text:p>0.2880011201</text:p>
          </table:table-cell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table:number-columns-repeated="2"/>
          <table:table-cell office:value-type="float" office:value="0.288183957338333" calcext:value-type="float">
            <text:p>0.2881839573</text:p>
          </table:table-cell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table:number-columns-repeated="2"/>
          <table:table-cell office:value-type="float" office:value="0.288065850734711" calcext:value-type="float">
            <text:p>0.2880658507</text:p>
          </table:table-cell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table:number-columns-repeated="2"/>
          <table:table-cell office:value-type="float" office:value="0.287883162498474" calcext:value-type="float">
            <text:p>0.2878831625</text:p>
          </table:table-cell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0.288140267133713" calcext:value-type="float">
            <text:p>0.2881402671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0.28831821680069" calcext:value-type="float">
            <text:p>0.2883182168</text:p>
          </table:table-cell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0.283785760402679" calcext:value-type="float">
            <text:p>0.2837857604</text:p>
          </table:table-cell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table:number-columns-repeated="2"/>
          <table:table-cell office:value-type="float" office:value="0.291254252195358" calcext:value-type="float">
            <text:p>0.2912542522</text:p>
          </table:table-cell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table:number-columns-repeated="2"/>
          <table:table-cell office:value-type="float" office:value="0.281735360622406" calcext:value-type="float">
            <text:p>0.2817353606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table:number-columns-repeated="2"/>
          <table:table-cell office:value-type="float" office:value="0.28313422203064" calcext:value-type="float">
            <text:p>0.283134222</text:p>
          </table:table-cell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table:number-columns-repeated="2"/>
          <table:table-cell office:value-type="float" office:value="0.283370614051819" calcext:value-type="float">
            <text:p>0.2833706141</text:p>
          </table:table-cell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table:number-columns-repeated="2"/>
          <table:table-cell office:value-type="float" office:value="0.283599108457565" calcext:value-type="float">
            <text:p>0.2835991085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table:number-columns-repeated="2"/>
          <table:table-cell office:value-type="float" office:value="0.28395026922226" calcext:value-type="float">
            <text:p>0.2839502692</text:p>
          </table:table-cell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table:number-columns-repeated="2"/>
          <table:table-cell office:value-type="float" office:value="0.282989025115967" calcext:value-type="float">
            <text:p>0.2829890251</text:p>
          </table:table-cell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table:number-columns-repeated="2"/>
          <table:table-cell office:value-type="float" office:value="0.283449918031693" calcext:value-type="float">
            <text:p>0.283449918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table:number-columns-repeated="2"/>
          <table:table-cell office:value-type="float" office:value="0.28412389755249" calcext:value-type="float">
            <text:p>0.2841238976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table:number-columns-repeated="2"/>
          <table:table-cell office:value-type="float" office:value="0.281982451677322" calcext:value-type="float">
            <text:p>0.2819824517</text:p>
          </table:table-cell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0.281513094902039" calcext:value-type="float">
            <text:p>0.2815130949</text:p>
          </table:table-cell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table:number-columns-repeated="2"/>
          <table:table-cell office:value-type="float" office:value="0.281120240688324" calcext:value-type="float">
            <text:p>0.2811202407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table:number-columns-repeated="2"/>
          <table:table-cell office:value-type="float" office:value="0.281354635953903" calcext:value-type="float">
            <text:p>0.281354636</text:p>
          </table:table-cell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table:number-columns-repeated="2"/>
          <table:table-cell office:value-type="float" office:value="0.28193324804306" calcext:value-type="float">
            <text:p>0.281933248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table:number-columns-repeated="2"/>
          <table:table-cell office:value-type="float" office:value="0.283839970827103" calcext:value-type="float">
            <text:p>0.2838399708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table:number-columns-repeated="2"/>
          <table:table-cell office:value-type="float" office:value="0.283775806427002" calcext:value-type="float">
            <text:p>0.2837758064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table:number-columns-repeated="2"/>
          <table:table-cell office:value-type="float" office:value="0.282967388629913" calcext:value-type="float">
            <text:p>0.2829673886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table:number-columns-repeated="2"/>
          <table:table-cell office:value-type="float" office:value="0.282841980457306" calcext:value-type="float">
            <text:p>0.2828419805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number-columns-repeated="2"/>
          <table:table-cell office:value-type="float" office:value="0.283425599336624" calcext:value-type="float">
            <text:p>0.2834255993</text:p>
          </table:table-cell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table:number-columns-repeated="2"/>
          <table:table-cell office:value-type="float" office:value="0.285026788711548" calcext:value-type="float">
            <text:p>0.2850267887</text:p>
          </table:table-cell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table:number-columns-repeated="2"/>
          <table:table-cell office:value-type="float" office:value="0.284586131572723" calcext:value-type="float">
            <text:p>0.2845861316</text:p>
          </table:table-cell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0.282424688339233" calcext:value-type="float">
            <text:p>0.2824246883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0.282466679811478" calcext:value-type="float">
            <text:p>0.2824666798</text:p>
          </table:table-cell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0.283145219087601" calcext:value-type="float">
            <text:p>0.2831452191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table:number-columns-repeated="2"/>
          <table:table-cell office:value-type="float" office:value="0.283375889062882" calcext:value-type="float">
            <text:p>0.2833758891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table:number-columns-repeated="2"/>
          <table:table-cell office:value-type="float" office:value="0.283915668725967" calcext:value-type="float">
            <text:p>0.2839156687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0.283676713705063" calcext:value-type="float">
            <text:p>0.2836767137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0.284172385931015" calcext:value-type="float">
            <text:p>0.2841723859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0.284135490655899" calcext:value-type="float">
            <text:p>0.2841354907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0.284213364124298" calcext:value-type="float">
            <text:p>0.2842133641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0.284174531698227" calcext:value-type="float">
            <text:p>0.2841745317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0.285763025283813" calcext:value-type="float">
            <text:p>0.2857630253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float" office:value="0.289228796958923" calcext:value-type="float">
            <text:p>0.289228797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0.28690579533577" calcext:value-type="float">
            <text:p>0.2869057953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.262639343738556" calcext:value-type="float">
            <text:p>0.2626393437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.276354074478149" calcext:value-type="float">
            <text:p>0.2763540745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.277874171733856" calcext:value-type="float">
            <text:p>0.2778741717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.277324914932251" calcext:value-type="float">
            <text:p>0.277324914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279047697782516" calcext:value-type="float">
            <text:p>0.2790476978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.282376140356064" calcext:value-type="float">
            <text:p>0.2823761404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.279858142137527" calcext:value-type="float">
            <text:p>0.2798581421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.280250936746597" calcext:value-type="float">
            <text:p>0.2802509367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.281635403633118" calcext:value-type="float">
            <text:p>0.281635403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.283014923334122" calcext:value-type="float">
            <text:p>0.283014923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.283328533172607" calcext:value-type="float">
            <text:p>0.2833285332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.283161848783493" calcext:value-type="float">
            <text:p>0.2831618488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.281814068555832" calcext:value-type="float">
            <text:p>0.281814068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.282234191894531" calcext:value-type="float">
            <text:p>0.282234191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.282619386911392" calcext:value-type="float">
            <text:p>0.2826193869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.28308829665184" calcext:value-type="float">
            <text:p>0.283088296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.283239841461182" calcext:value-type="float">
            <text:p>0.2832398415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.28295636177063" calcext:value-type="float">
            <text:p>0.2829563618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.283408910036087" calcext:value-type="float">
            <text:p>0.28340891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.283419251441956" calcext:value-type="float">
            <text:p>0.2834192514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.283013999462128" calcext:value-type="float">
            <text:p>0.283013999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.2837795317173" calcext:value-type="float">
            <text:p>0.2837795317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.283534079790115" calcext:value-type="float">
            <text:p>0.2835340798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.283037930727005" calcext:value-type="float">
            <text:p>0.2830379307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.283845245838165" calcext:value-type="float">
            <text:p>0.2838452458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.286595940589905" calcext:value-type="float">
            <text:p>0.2865959406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.288304656744003" calcext:value-type="float">
            <text:p>0.2883046567</text:p>
          </table:table-cell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.28849869966507" calcext:value-type="float">
            <text:p>0.2884986997</text:p>
          </table:table-cell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0.308664321899414" calcext:value-type="float">
            <text:p>0.3086643219</text:p>
          </table:table-cell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number-columns-repeated="2"/>
          <table:table-cell office:value-type="float" office:value="0.301975905895233" calcext:value-type="float">
            <text:p>0.3019759059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table:number-columns-repeated="2"/>
          <table:table-cell office:value-type="float" office:value="0.305237829685211" calcext:value-type="float">
            <text:p>0.3052378297</text:p>
          </table:table-cell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table:number-columns-repeated="2"/>
          <table:table-cell office:value-type="float" office:value="0.292463064193726" calcext:value-type="float">
            <text:p>0.2924630642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table:number-columns-repeated="2"/>
          <table:table-cell office:value-type="float" office:value="0.289525836706161" calcext:value-type="float">
            <text:p>0.2895258367</text:p>
          </table:table-cell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table:number-columns-repeated="2"/>
          <table:table-cell office:value-type="float" office:value="0.289530903100967" calcext:value-type="float">
            <text:p>0.2895309031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table:number-columns-repeated="2"/>
          <table:table-cell office:value-type="float" office:value="0.287738084793091" calcext:value-type="float">
            <text:p>0.2877380848</text:p>
          </table:table-cell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table:number-columns-repeated="2"/>
          <table:table-cell office:value-type="float" office:value="0.286212831735611" calcext:value-type="float">
            <text:p>0.2862128317</text:p>
          </table:table-cell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table:number-columns-repeated="2"/>
          <table:table-cell office:value-type="float" office:value="0.284397065639496" calcext:value-type="float">
            <text:p>0.2843970656</text:p>
          </table:table-cell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table:number-columns-repeated="2"/>
          <table:table-cell office:value-type="float" office:value="0.279885649681091" calcext:value-type="float">
            <text:p>0.2798856497</text:p>
          </table:table-cell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table:number-columns-repeated="2"/>
          <table:table-cell office:value-type="float" office:value="0.282422035932541" calcext:value-type="float">
            <text:p>0.2824220359</text:p>
          </table:table-cell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table:number-columns-repeated="2"/>
          <table:table-cell office:value-type="float" office:value="0.283463031053543" calcext:value-type="float">
            <text:p>0.2834630311</text:p>
          </table:table-cell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table:number-columns-repeated="2"/>
          <table:table-cell office:value-type="float" office:value="0.28281906247139" calcext:value-type="float">
            <text:p>0.2828190625</text:p>
          </table:table-cell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table:number-columns-repeated="2"/>
          <table:table-cell office:value-type="float" office:value="0.283872336149216" calcext:value-type="float">
            <text:p>0.2838723361</text:p>
          </table:table-cell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table:number-columns-repeated="2"/>
          <table:table-cell office:value-type="float" office:value="0.283473402261734" calcext:value-type="float">
            <text:p>0.2834734023</text:p>
          </table:table-cell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table:number-columns-repeated="2"/>
          <table:table-cell office:value-type="float" office:value="0.283433467149734" calcext:value-type="float">
            <text:p>0.2834334671</text:p>
          </table:table-cell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table:number-columns-repeated="2"/>
          <table:table-cell office:value-type="float" office:value="0.283305615186691" calcext:value-type="float">
            <text:p>0.2833056152</text:p>
          </table:table-cell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table:number-columns-repeated="2"/>
          <table:table-cell office:value-type="float" office:value="0.282624781131744" calcext:value-type="float">
            <text:p>0.2826247811</text:p>
          </table:table-cell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table:number-columns-repeated="2"/>
          <table:table-cell office:value-type="float" office:value="0.281751036643982" calcext:value-type="float">
            <text:p>0.2817510366</text:p>
          </table:table-cell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table:number-columns-repeated="2"/>
          <table:table-cell office:value-type="float" office:value="0.281478375196457" calcext:value-type="float">
            <text:p>0.2814783752</text:p>
          </table:table-cell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table:number-columns-repeated="2"/>
          <table:table-cell office:value-type="float" office:value="0.280712127685547" calcext:value-type="float">
            <text:p>0.2807121277</text:p>
          </table:table-cell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table:number-columns-repeated="2"/>
          <table:table-cell office:value-type="float" office:value="0.28014075756073" calcext:value-type="float">
            <text:p>0.2801407576</text:p>
          </table:table-cell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table:number-columns-repeated="2"/>
          <table:table-cell office:value-type="float" office:value="0.280513077974319" calcext:value-type="float">
            <text:p>0.280513078</text:p>
          </table:table-cell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table:number-columns-repeated="2"/>
          <table:table-cell office:value-type="float" office:value="0.280410647392273" calcext:value-type="float">
            <text:p>0.2804106474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0.280980855226517" calcext:value-type="float">
            <text:p>0.2809808552</text:p>
          </table:table-cell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table:number-columns-repeated="2"/>
          <table:table-cell office:value-type="float" office:value="0.281002193689346" calcext:value-type="float">
            <text:p>0.2810021937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table:number-columns-repeated="2"/>
          <table:table-cell office:value-type="float" office:value="0.281056523323059" calcext:value-type="float">
            <text:p>0.2810565233</text:p>
          </table:table-cell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table:number-columns-repeated="2"/>
          <table:table-cell office:value-type="float" office:value="0.281603217124939" calcext:value-type="float">
            <text:p>0.2816032171</text:p>
          </table:table-cell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table:number-columns-repeated="2"/>
          <table:table-cell office:value-type="float" office:value="0.28141051530838" calcext:value-type="float">
            <text:p>0.2814105153</text:p>
          </table:table-cell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table:number-columns-repeated="2"/>
          <table:table-cell office:value-type="float" office:value="0.282363653182983" calcext:value-type="float">
            <text:p>0.2823636532</text:p>
          </table:table-cell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table:number-columns-repeated="2"/>
          <table:table-cell office:value-type="float" office:value="0.282726883888245" calcext:value-type="float">
            <text:p>0.2827268839</text:p>
          </table:table-cell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table:number-columns-repeated="2"/>
          <table:table-cell office:value-type="float" office:value="0.282735675573349" calcext:value-type="float">
            <text:p>0.2827356756</text:p>
          </table:table-cell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table:number-columns-repeated="2"/>
          <table:table-cell office:value-type="float" office:value="0.282590359449387" calcext:value-type="float">
            <text:p>0.2825903594</text:p>
          </table:table-cell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table:number-columns-repeated="2"/>
          <table:table-cell office:value-type="float" office:value="0.282194912433624" calcext:value-type="float">
            <text:p>0.2821949124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table:number-columns-repeated="2"/>
          <table:table-cell office:value-type="float" office:value="0.282725065946579" calcext:value-type="float">
            <text:p>0.2827250659</text:p>
          </table:table-cell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table:number-columns-repeated="2"/>
          <table:table-cell office:value-type="float" office:value="0.283161073923111" calcext:value-type="float">
            <text:p>0.2831610739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table:number-columns-repeated="2"/>
          <table:table-cell office:value-type="float" office:value="0.283522695302963" calcext:value-type="float">
            <text:p>0.2835226953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table:number-columns-repeated="2"/>
          <table:table-cell office:value-type="float" office:value="0.28343540430069" calcext:value-type="float">
            <text:p>0.2834354043</text:p>
          </table:table-cell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table:number-columns-repeated="2"/>
          <table:table-cell office:value-type="float" office:value="0.266244918107986" calcext:value-type="float">
            <text:p>0.2662449181</text:p>
          </table:table-cell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table:number-columns-repeated="2"/>
          <table:table-cell office:value-type="float" office:value="0.268955647945404" calcext:value-type="float">
            <text:p>0.2689556479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table:number-columns-repeated="2"/>
          <table:table-cell office:value-type="float" office:value="0.261029362678528" calcext:value-type="float">
            <text:p>0.2610293627</text:p>
          </table:table-cell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table:number-columns-repeated="2"/>
          <table:table-cell office:value-type="float" office:value="0.257232517004013" calcext:value-type="float">
            <text:p>0.257232517</text:p>
          </table:table-cell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table:number-columns-repeated="2"/>
          <table:table-cell office:value-type="float" office:value="0.257934093475342" calcext:value-type="float">
            <text:p>0.2579340935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table:number-columns-repeated="2"/>
          <table:table-cell office:value-type="float" office:value="0.269683033227921" calcext:value-type="float">
            <text:p>0.2696830332</text:p>
          </table:table-cell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0.26438957452774" calcext:value-type="float">
            <text:p>0.2643895745</text:p>
          </table:table-cell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table:number-columns-repeated="2"/>
          <table:table-cell office:value-type="float" office:value="0.263608992099762" calcext:value-type="float">
            <text:p>0.2636089921</text:p>
          </table:table-cell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table:number-columns-repeated="2"/>
          <table:table-cell office:value-type="float" office:value="0.269817978143692" calcext:value-type="float">
            <text:p>0.2698179781</text:p>
          </table:table-cell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table:number-columns-repeated="2"/>
          <table:table-cell office:value-type="float" office:value="0.268417537212372" calcext:value-type="float">
            <text:p>0.2684175372</text:p>
          </table:table-cell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table:number-columns-repeated="2"/>
          <table:table-cell office:value-type="float" office:value="0.272584974765778" calcext:value-type="float">
            <text:p>0.2725849748</text:p>
          </table:table-cell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table:number-columns-repeated="2"/>
          <table:table-cell office:value-type="float" office:value="0.276380628347397" calcext:value-type="float">
            <text:p>0.2763806283</text:p>
          </table:table-cell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table:number-columns-repeated="2"/>
          <table:table-cell office:value-type="float" office:value="0.276310980319977" calcext:value-type="float">
            <text:p>0.2763109803</text:p>
          </table:table-cell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table:number-columns-repeated="2"/>
          <table:table-cell office:value-type="float" office:value="0.277689039707184" calcext:value-type="float">
            <text:p>0.2776890397</text:p>
          </table:table-cell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table:number-columns-repeated="2"/>
          <table:table-cell office:value-type="float" office:value="0.279219299554825" calcext:value-type="float">
            <text:p>0.2792192996</text:p>
          </table:table-cell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table:number-columns-repeated="2"/>
          <table:table-cell office:value-type="float" office:value="0.279577821493149" calcext:value-type="float">
            <text:p>0.2795778215</text:p>
          </table:table-cell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table:number-columns-repeated="2"/>
          <table:table-cell office:value-type="float" office:value="0.278947949409485" calcext:value-type="float">
            <text:p>0.2789479494</text:p>
          </table:table-cell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table:number-columns-repeated="2"/>
          <table:table-cell office:value-type="float" office:value="0.277820646762848" calcext:value-type="float">
            <text:p>0.2778206468</text:p>
          </table:table-cell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table:number-columns-repeated="2"/>
          <table:table-cell office:value-type="float" office:value="0.277795642614365" calcext:value-type="float">
            <text:p>0.2777956426</text:p>
          </table:table-cell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table:number-columns-repeated="2"/>
          <table:table-cell office:value-type="float" office:value="0.278344959020615" calcext:value-type="float">
            <text:p>0.278344959</text:p>
          </table:table-cell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table:number-columns-repeated="2"/>
          <table:table-cell office:value-type="float" office:value="0.278868079185486" calcext:value-type="float">
            <text:p>0.2788680792</text:p>
          </table:table-cell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table:number-columns-repeated="2"/>
          <table:table-cell office:value-type="float" office:value="0.278184652328491" calcext:value-type="float">
            <text:p>0.2781846523</text:p>
          </table:table-cell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table:number-columns-repeated="2"/>
          <table:table-cell office:value-type="float" office:value="0.27938437461853" calcext:value-type="float">
            <text:p>0.2793843746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table:number-columns-repeated="2"/>
          <table:table-cell office:value-type="float" office:value="0.280826270580292" calcext:value-type="float">
            <text:p>0.2808262706</text:p>
          </table:table-cell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table:number-columns-repeated="2"/>
          <table:table-cell office:value-type="float" office:value="0.281659424304962" calcext:value-type="float">
            <text:p>0.2816594243</text:p>
          </table:table-cell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table:number-columns-repeated="2"/>
          <table:table-cell office:value-type="float" office:value="0.281874179840088" calcext:value-type="float">
            <text:p>0.2818741798</text:p>
          </table:table-cell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table:number-columns-repeated="2"/>
          <table:table-cell office:value-type="float" office:value="0.281778782606125" calcext:value-type="float">
            <text:p>0.2817787826</text:p>
          </table:table-cell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table:number-columns-repeated="2"/>
          <table:table-cell office:value-type="float" office:value="0.283439040184021" calcext:value-type="float">
            <text:p>0.2834390402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table:number-columns-repeated="2"/>
          <table:table-cell office:value-type="float" office:value="0.283445239067078" calcext:value-type="float">
            <text:p>0.2834452391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table:number-columns-repeated="2"/>
          <table:table-cell office:value-type="float" office:value="0.283293455839157" calcext:value-type="float">
            <text:p>0.2832934558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table:number-columns-repeated="2"/>
          <table:table-cell office:value-type="float" office:value="0.283660441637039" calcext:value-type="float">
            <text:p>0.2836604416</text:p>
          </table:table-cell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table:number-columns-repeated="2"/>
          <table:table-cell office:value-type="float" office:value="0.284339666366577" calcext:value-type="float">
            <text:p>0.2843396664</text:p>
          </table:table-cell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table:number-columns-repeated="2"/>
          <table:table-cell office:value-type="float" office:value="0.284837037324905" calcext:value-type="float">
            <text:p>0.2848370373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table:number-columns-repeated="2"/>
          <table:table-cell office:value-type="float" office:value="0.284939557313919" calcext:value-type="float">
            <text:p>0.2849395573</text:p>
          </table:table-cell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table:number-columns-repeated="2"/>
          <table:table-cell office:value-type="float" office:value="0.251977741718292" calcext:value-type="float">
            <text:p>0.2519777417</text:p>
          </table:table-cell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table:number-columns-repeated="2"/>
          <table:table-cell office:value-type="float" office:value="0.249593451619148" calcext:value-type="float">
            <text:p>0.2495934516</text:p>
          </table:table-cell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table:number-columns-repeated="2"/>
          <table:table-cell office:value-type="float" office:value="0.271394640207291" calcext:value-type="float">
            <text:p>0.2713946402</text:p>
          </table:table-cell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table:number-columns-repeated="2"/>
          <table:table-cell office:value-type="float" office:value="0.268456310033798" calcext:value-type="float">
            <text:p>0.2684563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table:number-columns-repeated="2"/>
          <table:table-cell office:value-type="float" office:value="0.268653512001038" calcext:value-type="float">
            <text:p>0.268653512</text:p>
          </table:table-cell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table:number-columns-repeated="2"/>
          <table:table-cell office:value-type="float" office:value="0.277334034442902" calcext:value-type="float">
            <text:p>0.2773340344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table:number-columns-repeated="2"/>
          <table:table-cell office:value-type="float" office:value="0.278411448001862" calcext:value-type="float">
            <text:p>0.278411448</text:p>
          </table:table-cell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table:number-columns-repeated="2"/>
          <table:table-cell office:value-type="float" office:value="0.277844250202179" calcext:value-type="float">
            <text:p>0.2778442502</text:p>
          </table:table-cell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table:number-columns-repeated="2"/>
          <table:table-cell office:value-type="float" office:value="0.277270019054413" calcext:value-type="float">
            <text:p>0.2772700191</text:p>
          </table:table-cell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table:number-columns-repeated="2"/>
          <table:table-cell office:value-type="float" office:value="0.277732193470001" calcext:value-type="float">
            <text:p>0.2777321935</text:p>
          </table:table-cell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table:number-columns-repeated="2"/>
          <table:table-cell office:value-type="float" office:value="0.279266595840454" calcext:value-type="float">
            <text:p>0.2792665958</text:p>
          </table:table-cell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table:number-columns-repeated="2"/>
          <table:table-cell office:value-type="float" office:value="0.280908644199371" calcext:value-type="float">
            <text:p>0.2809086442</text:p>
          </table:table-cell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table:number-columns-repeated="2"/>
          <table:table-cell office:value-type="float" office:value="0.278947412967682" calcext:value-type="float">
            <text:p>0.278947413</text:p>
          </table:table-cell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table:number-columns-repeated="2"/>
          <table:table-cell office:value-type="float" office:value="0.278198897838593" calcext:value-type="float">
            <text:p>0.2781988978</text:p>
          </table:table-cell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table:number-columns-repeated="2"/>
          <table:table-cell office:value-type="float" office:value="0.278528481721878" calcext:value-type="float">
            <text:p>0.2785284817</text:p>
          </table:table-cell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table:number-columns-repeated="2"/>
          <table:table-cell office:value-type="float" office:value="0.28041997551918" calcext:value-type="float">
            <text:p>0.2804199755</text:p>
          </table:table-cell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table:number-columns-repeated="2"/>
          <table:table-cell office:value-type="float" office:value="0.280239164829254" calcext:value-type="float">
            <text:p>0.2802391648</text:p>
          </table:table-cell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table:number-columns-repeated="2"/>
          <table:table-cell office:value-type="float" office:value="0.280424654483795" calcext:value-type="float">
            <text:p>0.2804246545</text:p>
          </table:table-cell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table:number-columns-repeated="2"/>
          <table:table-cell office:value-type="float" office:value="0.280982822179794" calcext:value-type="float">
            <text:p>0.2809828222</text:p>
          </table:table-cell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table:number-columns-repeated="2"/>
          <table:table-cell office:value-type="float" office:value="0.280731350183487" calcext:value-type="float">
            <text:p>0.2807313502</text:p>
          </table:table-cell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table:number-columns-repeated="2"/>
          <table:table-cell office:value-type="float" office:value="0.280468165874481" calcext:value-type="float">
            <text:p>0.2804681659</text:p>
          </table:table-cell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table:number-columns-repeated="2"/>
          <table:table-cell office:value-type="float" office:value="0.280294924974442" calcext:value-type="float">
            <text:p>0.280294925</text:p>
          </table:table-cell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table:number-columns-repeated="2"/>
          <table:table-cell office:value-type="float" office:value="0.280813962221146" calcext:value-type="float">
            <text:p>0.2808139622</text:p>
          </table:table-cell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table:number-columns-repeated="2"/>
          <table:table-cell office:value-type="float" office:value="0.281739830970764" calcext:value-type="float">
            <text:p>0.281739831</text:p>
          </table:table-cell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table:number-columns-repeated="2"/>
          <table:table-cell office:value-type="float" office:value="0.282068520784378" calcext:value-type="float">
            <text:p>0.2820685208</text:p>
          </table:table-cell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table:number-columns-repeated="2"/>
          <table:table-cell office:value-type="float" office:value="0.282000750303268" calcext:value-type="float">
            <text:p>0.2820007503</text:p>
          </table:table-cell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table:number-columns-repeated="2"/>
          <table:table-cell office:value-type="float" office:value="0.282608956098557" calcext:value-type="float">
            <text:p>0.2826089561</text:p>
          </table:table-cell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table:number-columns-repeated="2"/>
          <table:table-cell office:value-type="float" office:value="0.28215566277504" calcext:value-type="float">
            <text:p>0.2821556628</text:p>
          </table:table-cell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table:number-columns-repeated="2"/>
          <table:table-cell office:value-type="float" office:value="0.282132625579834" calcext:value-type="float">
            <text:p>0.2821326256</text:p>
          </table:table-cell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table:number-columns-repeated="2"/>
          <table:table-cell office:value-type="float" office:value="0.282068639993668" calcext:value-type="float">
            <text:p>0.28206864</text:p>
          </table:table-cell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table:number-columns-repeated="2"/>
          <table:table-cell office:value-type="float" office:value="0.28296172618866" calcext:value-type="float">
            <text:p>0.2829617262</text:p>
          </table:table-cell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table:number-columns-repeated="2"/>
          <table:table-cell office:value-type="float" office:value="0.283273935317993" calcext:value-type="float">
            <text:p>0.2832739353</text:p>
          </table:table-cell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table:number-columns-repeated="2"/>
          <table:table-cell office:value-type="float" office:value="0.283095955848694" calcext:value-type="float">
            <text:p>0.2830959558</text:p>
          </table:table-cell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table:number-columns-repeated="2"/>
          <table:table-cell office:value-type="float" office:value="0.28465810418129" calcext:value-type="float">
            <text:p>0.2846581042</text:p>
          </table:table-cell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table:number-columns-repeated="2"/>
          <table:table-cell office:value-type="float" office:value="0.28444516658783" calcext:value-type="float">
            <text:p>0.2844451666</text:p>
          </table:table-cell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table:number-columns-repeated="2"/>
          <table:table-cell office:value-type="float" office:value="0.284239798784256" calcext:value-type="float">
            <text:p>0.2842397988</text:p>
          </table:table-cell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table:number-columns-repeated="2"/>
          <table:table-cell office:value-type="float" office:value="0.276653707027435" calcext:value-type="float">
            <text:p>0.276653707</text:p>
          </table:table-cell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table:number-columns-repeated="2"/>
          <table:table-cell office:value-type="float" office:value="0.27959132194519" calcext:value-type="float">
            <text:p>0.2795913219</text:p>
          </table:table-cell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table:number-columns-repeated="2"/>
          <table:table-cell office:value-type="float" office:value="0.27873769402504" calcext:value-type="float">
            <text:p>0.278737694</text:p>
          </table:table-cell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table:number-columns-repeated="2"/>
          <table:table-cell office:value-type="float" office:value="0.279315739870071" calcext:value-type="float">
            <text:p>0.2793157399</text:p>
          </table:table-cell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table:number-columns-repeated="2"/>
          <table:table-cell office:value-type="float" office:value="0.279738396406174" calcext:value-type="float">
            <text:p>0.2797383964</text:p>
          </table:table-cell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table:number-columns-repeated="2"/>
          <table:table-cell office:value-type="float" office:value="0.280065089464188" calcext:value-type="float">
            <text:p>0.2800650895</text:p>
          </table:table-cell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table:number-columns-repeated="2"/>
          <table:table-cell office:value-type="float" office:value="0.278667479753494" calcext:value-type="float">
            <text:p>0.2786674798</text:p>
          </table:table-cell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table:number-columns-repeated="2"/>
          <table:table-cell office:value-type="float" office:value="0.277669250965118" calcext:value-type="float">
            <text:p>0.277669251</text:p>
          </table:table-cell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table:number-columns-repeated="2"/>
          <table:table-cell office:value-type="float" office:value="0.275720834732056" calcext:value-type="float">
            <text:p>0.2757208347</text:p>
          </table:table-cell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table:number-columns-repeated="2"/>
          <table:table-cell office:value-type="float" office:value="0.276039451360703" calcext:value-type="float">
            <text:p>0.2760394514</text:p>
          </table:table-cell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table:number-columns-repeated="2"/>
          <table:table-cell office:value-type="float" office:value="0.275023251771927" calcext:value-type="float">
            <text:p>0.2750232518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table:number-columns-repeated="2"/>
          <table:table-cell office:value-type="float" office:value="0.274523735046387" calcext:value-type="float">
            <text:p>0.274523735</text:p>
          </table:table-cell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table:number-columns-repeated="2"/>
          <table:table-cell office:value-type="float" office:value="0.274008810520172" calcext:value-type="float">
            <text:p>0.2740088105</text:p>
          </table:table-cell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table:number-columns-repeated="2"/>
          <table:table-cell office:value-type="float" office:value="0.276977032423019" calcext:value-type="float">
            <text:p>0.2769770324</text:p>
          </table:table-cell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table:number-columns-repeated="2"/>
          <table:table-cell office:value-type="float" office:value="0.278275519609451" calcext:value-type="float">
            <text:p>0.2782755196</text:p>
          </table:table-cell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table:number-columns-repeated="2"/>
          <table:table-cell office:value-type="float" office:value="0.278501629829407" calcext:value-type="float">
            <text:p>0.2785016298</text:p>
          </table:table-cell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table:number-columns-repeated="2"/>
          <table:table-cell office:value-type="float" office:value="0.278680711984634" calcext:value-type="float">
            <text:p>0.278680712</text:p>
          </table:table-cell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table:number-columns-repeated="2"/>
          <table:table-cell office:value-type="float" office:value="0.278519093990326" calcext:value-type="float">
            <text:p>0.278519094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table:number-columns-repeated="2"/>
          <table:table-cell office:value-type="float" office:value="0.279722601175308" calcext:value-type="float">
            <text:p>0.2797226012</text:p>
          </table:table-cell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table:number-columns-repeated="2"/>
          <table:table-cell office:value-type="float" office:value="0.279548615217209" calcext:value-type="float">
            <text:p>0.2795486152</text:p>
          </table:table-cell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table:number-columns-repeated="2"/>
          <table:table-cell office:value-type="float" office:value="0.280277848243713" calcext:value-type="float">
            <text:p>0.2802778482</text:p>
          </table:table-cell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table:number-columns-repeated="2"/>
          <table:table-cell office:value-type="float" office:value="0.28216564655304" calcext:value-type="float">
            <text:p>0.2821656466</text:p>
          </table:table-cell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0.282494395971298" calcext:value-type="float">
            <text:p>0.282494396</text:p>
          </table:table-cell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table:number-columns-repeated="2"/>
          <table:table-cell office:value-type="float" office:value="0.282694041728973" calcext:value-type="float">
            <text:p>0.2826940417</text:p>
          </table:table-cell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table:number-columns-repeated="2"/>
          <table:table-cell office:value-type="float" office:value="0.283547759056091" calcext:value-type="float">
            <text:p>0.2835477591</text:p>
          </table:table-cell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table:number-columns-repeated="2"/>
          <table:table-cell office:value-type="float" office:value="0.283609420061111" calcext:value-type="float">
            <text:p>0.2836094201</text:p>
          </table:table-cell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table:number-columns-repeated="2"/>
          <table:table-cell office:value-type="float" office:value="0.283151626586914" calcext:value-type="float">
            <text:p>0.2831516266</text:p>
          </table:table-cell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table:number-columns-repeated="2"/>
          <table:table-cell office:value-type="float" office:value="0.283690005540848" calcext:value-type="float">
            <text:p>0.2836900055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table:number-columns-repeated="2"/>
          <table:table-cell office:value-type="float" office:value="0.284002959728241" calcext:value-type="float">
            <text:p>0.2840029597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table:number-columns-repeated="2"/>
          <table:table-cell office:value-type="float" office:value="0.2832071185112" calcext:value-type="float">
            <text:p>0.2832071185</text:p>
          </table:table-cell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table:number-columns-repeated="2"/>
          <table:table-cell office:value-type="float" office:value="0.283433765172958" calcext:value-type="float">
            <text:p>0.2834337652</text:p>
          </table:table-cell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 table:number-columns-repeated="2"/>
          <table:table-cell office:value-type="float" office:value="0.28306370973587" calcext:value-type="float">
            <text:p>0.2830637097</text:p>
          </table:table-cell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table:number-columns-repeated="2"/>
          <table:table-cell office:value-type="float" office:value="0.283309906721115" calcext:value-type="float">
            <text:p>0.2833099067</text:p>
          </table:table-cell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table:number-columns-repeated="2"/>
          <table:table-cell office:value-type="float" office:value="0.283351808786392" calcext:value-type="float">
            <text:p>0.2833518088</text:p>
          </table:table-cell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table:number-columns-repeated="2"/>
          <table:table-cell office:value-type="float" office:value="0.283729642629623" calcext:value-type="float">
            <text:p>0.2837296426</text:p>
          </table:table-cell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table:number-columns-repeated="2"/>
          <table:table-cell office:value-type="float" office:value="0.284130871295929" calcext:value-type="float">
            <text:p>0.2841308713</text:p>
          </table:table-cell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table:number-columns-repeated="2"/>
          <table:table-cell office:value-type="float" office:value="0.284048199653625" calcext:value-type="float">
            <text:p>0.2840481997</text:p>
          </table:table-cell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table:number-columns-repeated="2"/>
          <table:table-cell office:value-type="float" office:value="0.284421443939209" calcext:value-type="float">
            <text:p>0.2844214439</text:p>
          </table:table-cell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table:number-columns-repeated="2"/>
          <table:table-cell office:value-type="float" office:value="0.2567218542099" calcext:value-type="float">
            <text:p>0.2567218542</text:p>
          </table:table-cell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table:number-columns-repeated="2"/>
          <table:table-cell office:value-type="float" office:value="0.254453420639038" calcext:value-type="float">
            <text:p>0.2544534206</text:p>
          </table:table-cell>
        </table:table-row>
        <table:table-row table:style-name="ro1">
          <table:table-cell/>
          <table:table-cell office:value-type="float" office:value="2172" calcext:value-type="float">
            <text:p>2172</text:p>
          </table:table-cell>
          <table:table-cell table:number-columns-repeated="2"/>
          <table:table-cell office:value-type="float" office:value="0.257635056972504" calcext:value-type="float">
            <text:p>0.257635057</text:p>
          </table:table-cell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table:number-columns-repeated="2"/>
          <table:table-cell office:value-type="float" office:value="0.262850880622864" calcext:value-type="float">
            <text:p>0.2628508806</text:p>
          </table:table-cell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 table:number-columns-repeated="2"/>
          <table:table-cell office:value-type="float" office:value="0.260772973299026" calcext:value-type="float">
            <text:p>0.2607729733</text:p>
          </table:table-cell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table:number-columns-repeated="2"/>
          <table:table-cell office:value-type="float" office:value="0.259610146284103" calcext:value-type="float">
            <text:p>0.2596101463</text:p>
          </table:table-cell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table:number-columns-repeated="2"/>
          <table:table-cell office:value-type="float" office:value="0.258674144744873" calcext:value-type="float">
            <text:p>0.2586741447</text:p>
          </table:table-cell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table:number-columns-repeated="2"/>
          <table:table-cell office:value-type="float" office:value="0.259536415338516" calcext:value-type="float">
            <text:p>0.2595364153</text:p>
          </table:table-cell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table:number-columns-repeated="2"/>
          <table:table-cell office:value-type="float" office:value="0.264701247215271" calcext:value-type="float">
            <text:p>0.2647012472</text:p>
          </table:table-cell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table:number-columns-repeated="2"/>
          <table:table-cell office:value-type="float" office:value="0.266237705945969" calcext:value-type="float">
            <text:p>0.2662377059</text:p>
          </table:table-cell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table:number-columns-repeated="2"/>
          <table:table-cell office:value-type="float" office:value="0.264860987663269" calcext:value-type="float">
            <text:p>0.2648609877</text:p>
          </table:table-cell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table:number-columns-repeated="2"/>
          <table:table-cell office:value-type="float" office:value="0.265995979309082" calcext:value-type="float">
            <text:p>0.2659959793</text:p>
          </table:table-cell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table:number-columns-repeated="2"/>
          <table:table-cell office:value-type="float" office:value="0.265559136867523" calcext:value-type="float">
            <text:p>0.2655591369</text:p>
          </table:table-cell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table:number-columns-repeated="2"/>
          <table:table-cell office:value-type="float" office:value="0.266742795705795" calcext:value-type="float">
            <text:p>0.2667427957</text:p>
          </table:table-cell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table:number-columns-repeated="2"/>
          <table:table-cell office:value-type="float" office:value="0.266148507595062" calcext:value-type="float">
            <text:p>0.2661485076</text:p>
          </table:table-cell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table:number-columns-repeated="2"/>
          <table:table-cell office:value-type="float" office:value="0.26702418923378" calcext:value-type="float">
            <text:p>0.2670241892</text:p>
          </table:table-cell>
        </table:table-row>
        <table:table-row table:style-name="ro1">
          <table:table-cell/>
          <table:table-cell office:value-type="float" office:value="2186" calcext:value-type="float">
            <text:p>2186</text:p>
          </table:table-cell>
          <table:table-cell table:number-columns-repeated="2"/>
          <table:table-cell office:value-type="float" office:value="0.269727259874344" calcext:value-type="float">
            <text:p>0.2697272599</text:p>
          </table:table-cell>
        </table:table-row>
        <table:table-row table:style-name="ro1">
          <table:table-cell/>
          <table:table-cell office:value-type="float" office:value="2187" calcext:value-type="float">
            <text:p>2187</text:p>
          </table:table-cell>
          <table:table-cell table:number-columns-repeated="2"/>
          <table:table-cell office:value-type="float" office:value="0.272054731845856" calcext:value-type="float">
            <text:p>0.2720547318</text:p>
          </table:table-cell>
        </table:table-row>
        <table:table-row table:style-name="ro1">
          <table:table-cell/>
          <table:table-cell office:value-type="float" office:value="2188" calcext:value-type="float">
            <text:p>2188</text:p>
          </table:table-cell>
          <table:table-cell table:number-columns-repeated="2"/>
          <table:table-cell office:value-type="float" office:value="0.272666305303574" calcext:value-type="float">
            <text:p>0.2726663053</text:p>
          </table:table-cell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table:number-columns-repeated="2"/>
          <table:table-cell office:value-type="float" office:value="0.272620230913162" calcext:value-type="float">
            <text:p>0.2726202309</text:p>
          </table:table-cell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table:number-columns-repeated="2"/>
          <table:table-cell office:value-type="float" office:value="0.271998971700668" calcext:value-type="float">
            <text:p>0.2719989717</text:p>
          </table:table-cell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table:number-columns-repeated="2"/>
          <table:table-cell office:value-type="float" office:value="0.27161031961441" calcext:value-type="float">
            <text:p>0.2716103196</text:p>
          </table:table-cell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table:number-columns-repeated="2"/>
          <table:table-cell office:value-type="float" office:value="0.272215098142624" calcext:value-type="float">
            <text:p>0.2722150981</text:p>
          </table:table-cell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table:number-columns-repeated="2"/>
          <table:table-cell office:value-type="float" office:value="0.271809488534927" calcext:value-type="float">
            <text:p>0.2718094885</text:p>
          </table:table-cell>
        </table:table-row>
        <table:table-row table:style-name="ro1">
          <table:table-cell/>
          <table:table-cell office:value-type="float" office:value="2194" calcext:value-type="float">
            <text:p>2194</text:p>
          </table:table-cell>
          <table:table-cell table:number-columns-repeated="2"/>
          <table:table-cell office:value-type="float" office:value="0.273765534162521" calcext:value-type="float">
            <text:p>0.2737655342</text:p>
          </table:table-cell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table:number-columns-repeated="2"/>
          <table:table-cell office:value-type="float" office:value="0.273011475801468" calcext:value-type="float">
            <text:p>0.2730114758</text:p>
          </table:table-cell>
        </table:table-row>
        <table:table-row table:style-name="ro1">
          <table:table-cell/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0.272620975971222" calcext:value-type="float">
            <text:p>0.272620976</text:p>
          </table:table-cell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table:number-columns-repeated="2"/>
          <table:table-cell office:value-type="float" office:value="0.272461205720901" calcext:value-type="float">
            <text:p>0.2724612057</text:p>
          </table:table-cell>
        </table:table-row>
        <table:table-row table:style-name="ro1">
          <table:table-cell/>
          <table:table-cell office:value-type="float" office:value="2198" calcext:value-type="float">
            <text:p>2198</text:p>
          </table:table-cell>
          <table:table-cell table:number-columns-repeated="2"/>
          <table:table-cell office:value-type="float" office:value="0.27167472243309" calcext:value-type="float">
            <text:p>0.2716747224</text:p>
          </table:table-cell>
        </table:table-row>
        <table:table-row table:style-name="ro1">
          <table:table-cell/>
          <table:table-cell office:value-type="float" office:value="2199" calcext:value-type="float">
            <text:p>2199</text:p>
          </table:table-cell>
          <table:table-cell table:number-columns-repeated="2"/>
          <table:table-cell office:value-type="float" office:value="0.272154122591019" calcext:value-type="float">
            <text:p>0.2721541226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number-columns-repeated="2"/>
          <table:table-cell office:value-type="float" office:value="0.273070365190506" calcext:value-type="float">
            <text:p>0.2730703652</text:p>
          </table:table-cell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table:number-columns-repeated="2"/>
          <table:table-cell office:value-type="float" office:value="0.273085564374924" calcext:value-type="float">
            <text:p>0.2730855644</text:p>
          </table:table-cell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table:number-columns-repeated="2"/>
          <table:table-cell office:value-type="float" office:value="0.273299753665924" calcext:value-type="float">
            <text:p>0.2732997537</text:p>
          </table:table-cell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table:number-columns-repeated="2"/>
          <table:table-cell office:value-type="float" office:value="0.274386644363403" calcext:value-type="float">
            <text:p>0.2743866444</text:p>
          </table:table-cell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table:number-columns-repeated="2"/>
          <table:table-cell office:value-type="float" office:value="0.274360924959183" calcext:value-type="float">
            <text:p>0.274360925</text:p>
          </table:table-cell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table:number-columns-repeated="2"/>
          <table:table-cell office:value-type="float" office:value="0.274119853973389" calcext:value-type="float">
            <text:p>0.274119854</text:p>
          </table:table-cell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table:number-columns-repeated="2"/>
          <table:table-cell office:value-type="float" office:value="0.274789124727249" calcext:value-type="float">
            <text:p>0.2747891247</text:p>
          </table:table-cell>
        </table:table-row>
        <table:table-row table:style-name="ro1">
          <table:table-cell/>
          <table:table-cell office:value-type="float" office:value="2207" calcext:value-type="float">
            <text:p>2207</text:p>
          </table:table-cell>
          <table:table-cell table:number-columns-repeated="2"/>
          <table:table-cell office:value-type="float" office:value="0.274099946022034" calcext:value-type="float">
            <text:p>0.274099946</text:p>
          </table:table-cell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table:number-columns-repeated="2"/>
          <table:table-cell office:value-type="float" office:value="0.275303155183792" calcext:value-type="float">
            <text:p>0.2753031552</text:p>
          </table:table-cell>
        </table:table-row>
        <table:table-row table:style-name="ro1">
          <table:table-cell/>
          <table:table-cell office:value-type="float" office:value="2209" calcext:value-type="float">
            <text:p>2209</text:p>
          </table:table-cell>
          <table:table-cell table:number-columns-repeated="2"/>
          <table:table-cell office:value-type="float" office:value="0.274778962135315" calcext:value-type="float">
            <text:p>0.2747789621</text:p>
          </table:table-cell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table:number-columns-repeated="2"/>
          <table:table-cell office:value-type="float" office:value="0.277081459760666" calcext:value-type="float">
            <text:p>0.2770814598</text:p>
          </table:table-cell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table:number-columns-repeated="2"/>
          <table:table-cell office:value-type="float" office:value="0.27706703543663" calcext:value-type="float">
            <text:p>0.2770670354</text:p>
          </table:table-cell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table:number-columns-repeated="2"/>
          <table:table-cell office:value-type="float" office:value="0.277620792388916" calcext:value-type="float">
            <text:p>0.2776207924</text:p>
          </table:table-cell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table:number-columns-repeated="2"/>
          <table:table-cell office:value-type="float" office:value="0.277532815933228" calcext:value-type="float">
            <text:p>0.2775328159</text:p>
          </table:table-cell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0.277712732553482" calcext:value-type="float">
            <text:p>0.2777127326</text:p>
          </table:table-cell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table:number-columns-repeated="2"/>
          <table:table-cell office:value-type="float" office:value="0.277538031339645" calcext:value-type="float">
            <text:p>0.2775380313</text:p>
          </table:table-cell>
        </table:table-row>
        <table:table-row table:style-name="ro1">
          <table:table-cell/>
          <table:table-cell office:value-type="float" office:value="2216" calcext:value-type="float">
            <text:p>2216</text:p>
          </table:table-cell>
          <table:table-cell table:number-columns-repeated="2"/>
          <table:table-cell office:value-type="float" office:value="0.277886480093002" calcext:value-type="float">
            <text:p>0.2778864801</text:p>
          </table:table-cell>
        </table:table-row>
        <table:table-row table:style-name="ro1">
          <table:table-cell/>
          <table:table-cell office:value-type="float" office:value="2217" calcext:value-type="float">
            <text:p>2217</text:p>
          </table:table-cell>
          <table:table-cell table:number-columns-repeated="2"/>
          <table:table-cell office:value-type="float" office:value="0.277964979410171" calcext:value-type="float">
            <text:p>0.2779649794</text:p>
          </table:table-cell>
        </table:table-row>
        <table:table-row table:style-name="ro1">
          <table:table-cell/>
          <table:table-cell office:value-type="float" office:value="2218" calcext:value-type="float">
            <text:p>2218</text:p>
          </table:table-cell>
          <table:table-cell table:number-columns-repeated="2"/>
          <table:table-cell office:value-type="float" office:value="0.278219968080521" calcext:value-type="float">
            <text:p>0.2782199681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 table:number-columns-repeated="2"/>
          <table:table-cell office:value-type="float" office:value="0.261449843645096" calcext:value-type="float">
            <text:p>0.2614498436</text:p>
          </table:table-cell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table:number-columns-repeated="2"/>
          <table:table-cell office:value-type="float" office:value="0.263147950172424" calcext:value-type="float">
            <text:p>0.2631479502</text:p>
          </table:table-cell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 table:number-columns-repeated="2"/>
          <table:table-cell office:value-type="float" office:value="0.266523689031601" calcext:value-type="float">
            <text:p>0.266523689</text:p>
          </table:table-cell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table:number-columns-repeated="2"/>
          <table:table-cell office:value-type="float" office:value="0.261019498109817" calcext:value-type="float">
            <text:p>0.2610194981</text:p>
          </table:table-cell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table:number-columns-repeated="2"/>
          <table:table-cell office:value-type="float" office:value="0.271026194095612" calcext:value-type="float">
            <text:p>0.2710261941</text:p>
          </table:table-cell>
        </table:table-row>
        <table:table-row table:style-name="ro1">
          <table:table-cell/>
          <table:table-cell office:value-type="float" office:value="2224" calcext:value-type="float">
            <text:p>2224</text:p>
          </table:table-cell>
          <table:table-cell table:number-columns-repeated="2"/>
          <table:table-cell office:value-type="float" office:value="0.271037638187408" calcext:value-type="float">
            <text:p>0.2710376382</text:p>
          </table:table-cell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table:number-columns-repeated="2"/>
          <table:table-cell office:value-type="float" office:value="0.273578613996506" calcext:value-type="float">
            <text:p>0.273578614</text:p>
          </table:table-cell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table:number-columns-repeated="2"/>
          <table:table-cell office:value-type="float" office:value="0.273482859134674" calcext:value-type="float">
            <text:p>0.2734828591</text:p>
          </table:table-cell>
        </table:table-row>
        <table:table-row table:style-name="ro1">
          <table:table-cell/>
          <table:table-cell office:value-type="float" office:value="2227" calcext:value-type="float">
            <text:p>2227</text:p>
          </table:table-cell>
          <table:table-cell table:number-columns-repeated="2"/>
          <table:table-cell office:value-type="float" office:value="0.277777761220932" calcext:value-type="float">
            <text:p>0.2777777612</text:p>
          </table:table-cell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table:number-columns-repeated="2"/>
          <table:table-cell office:value-type="float" office:value="0.281279116868973" calcext:value-type="float">
            <text:p>0.2812791169</text:p>
          </table:table-cell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table:number-columns-repeated="2"/>
          <table:table-cell office:value-type="float" office:value="0.279965192079544" calcext:value-type="float">
            <text:p>0.2799651921</text:p>
          </table:table-cell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table:number-columns-repeated="2"/>
          <table:table-cell office:value-type="float" office:value="0.280798524618149" calcext:value-type="float">
            <text:p>0.2807985246</text:p>
          </table:table-cell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table:number-columns-repeated="2"/>
          <table:table-cell office:value-type="float" office:value="0.281105577945709" calcext:value-type="float">
            <text:p>0.2811055779</text:p>
          </table:table-cell>
        </table:table-row>
        <table:table-row table:style-name="ro1">
          <table:table-cell/>
          <table:table-cell office:value-type="float" office:value="2232" calcext:value-type="float">
            <text:p>2232</text:p>
          </table:table-cell>
          <table:table-cell table:number-columns-repeated="2"/>
          <table:table-cell office:value-type="float" office:value="0.282731533050537" calcext:value-type="float">
            <text:p>0.2827315331</text:p>
          </table:table-cell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table:number-columns-repeated="2"/>
          <table:table-cell office:value-type="float" office:value="0.282934457063675" calcext:value-type="float">
            <text:p>0.2829344571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table:number-columns-repeated="2"/>
          <table:table-cell office:value-type="float" office:value="0.283166915178299" calcext:value-type="float">
            <text:p>0.2831669152</text:p>
          </table:table-cell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table:number-columns-repeated="2"/>
          <table:table-cell office:value-type="float" office:value="0.28235998749733" calcext:value-type="float">
            <text:p>0.2823599875</text:p>
          </table:table-cell>
        </table:table-row>
        <table:table-row table:style-name="ro1">
          <table:table-cell/>
          <table:table-cell office:value-type="float" office:value="2236" calcext:value-type="float">
            <text:p>2236</text:p>
          </table:table-cell>
          <table:table-cell table:number-columns-repeated="2"/>
          <table:table-cell office:value-type="float" office:value="0.281980037689209" calcext:value-type="float">
            <text:p>0.2819800377</text:p>
          </table:table-cell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table:number-columns-repeated="2"/>
          <table:table-cell office:value-type="float" office:value="0.282240986824036" calcext:value-type="float">
            <text:p>0.2822409868</text:p>
          </table:table-cell>
        </table:table-row>
        <table:table-row table:style-name="ro1">
          <table:table-cell/>
          <table:table-cell office:value-type="float" office:value="2238" calcext:value-type="float">
            <text:p>2238</text:p>
          </table:table-cell>
          <table:table-cell table:number-columns-repeated="2"/>
          <table:table-cell office:value-type="float" office:value="0.28162756562233" calcext:value-type="float">
            <text:p>0.2816275656</text:p>
          </table:table-cell>
        </table:table-row>
        <table:table-row table:style-name="ro1">
          <table:table-cell/>
          <table:table-cell office:value-type="float" office:value="2239" calcext:value-type="float">
            <text:p>2239</text:p>
          </table:table-cell>
          <table:table-cell table:number-columns-repeated="2"/>
          <table:table-cell office:value-type="float" office:value="0.280884206295013" calcext:value-type="float">
            <text:p>0.2808842063</text:p>
          </table:table-cell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table:number-columns-repeated="2"/>
          <table:table-cell office:value-type="float" office:value="0.279303044080734" calcext:value-type="float">
            <text:p>0.2793030441</text:p>
          </table:table-cell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table:number-columns-repeated="2"/>
          <table:table-cell office:value-type="float" office:value="0.280803710222244" calcext:value-type="float">
            <text:p>0.2808037102</text:p>
          </table:table-cell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 table:number-columns-repeated="2"/>
          <table:table-cell office:value-type="float" office:value="0.281538009643555" calcext:value-type="float">
            <text:p>0.2815380096</text:p>
          </table:table-cell>
        </table:table-row>
        <table:table-row table:style-name="ro1">
          <table:table-cell/>
          <table:table-cell office:value-type="float" office:value="2243" calcext:value-type="float">
            <text:p>2243</text:p>
          </table:table-cell>
          <table:table-cell table:number-columns-repeated="2"/>
          <table:table-cell office:value-type="float" office:value="0.285459250211716" calcext:value-type="float">
            <text:p>0.2854592502</text:p>
          </table:table-cell>
        </table:table-row>
        <table:table-row table:style-name="ro1">
          <table:table-cell/>
          <table:table-cell office:value-type="float" office:value="2244" calcext:value-type="float">
            <text:p>2244</text:p>
          </table:table-cell>
          <table:table-cell table:number-columns-repeated="2"/>
          <table:table-cell office:value-type="float" office:value="0.286107659339905" calcext:value-type="float">
            <text:p>0.2861076593</text:p>
          </table:table-cell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table:number-columns-repeated="2"/>
          <table:table-cell office:value-type="float" office:value="0.286167532205582" calcext:value-type="float">
            <text:p>0.2861675322</text:p>
          </table:table-cell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table:number-columns-repeated="2"/>
          <table:table-cell office:value-type="float" office:value="0.286687403917313" calcext:value-type="float">
            <text:p>0.2866874039</text:p>
          </table:table-cell>
        </table:table-row>
        <table:table-row table:style-name="ro1">
          <table:table-cell/>
          <table:table-cell office:value-type="float" office:value="2247" calcext:value-type="float">
            <text:p>2247</text:p>
          </table:table-cell>
          <table:table-cell table:number-columns-repeated="2"/>
          <table:table-cell office:value-type="float" office:value="0.286534637212753" calcext:value-type="float">
            <text:p>0.2865346372</text:p>
          </table:table-cell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table:number-columns-repeated="2"/>
          <table:table-cell office:value-type="float" office:value="0.2864089012146" calcext:value-type="float">
            <text:p>0.2864089012</text:p>
          </table:table-cell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table:number-columns-repeated="2"/>
          <table:table-cell office:value-type="float" office:value="0.287254244089127" calcext:value-type="float">
            <text:p>0.2872542441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number-columns-repeated="2"/>
          <table:table-cell office:value-type="float" office:value="0.286872684955597" calcext:value-type="float">
            <text:p>0.286872685</text:p>
          </table:table-cell>
        </table:table-row>
        <table:table-row table:style-name="ro1">
          <table:table-cell/>
          <table:table-cell office:value-type="float" office:value="2251" calcext:value-type="float">
            <text:p>2251</text:p>
          </table:table-cell>
          <table:table-cell table:number-columns-repeated="2"/>
          <table:table-cell office:value-type="float" office:value="0.286859393119812" calcext:value-type="float">
            <text:p>0.2868593931</text:p>
          </table:table-cell>
        </table:table-row>
        <table:table-row table:style-name="ro1">
          <table:table-cell/>
          <table:table-cell office:value-type="float" office:value="2252" calcext:value-type="float">
            <text:p>2252</text:p>
          </table:table-cell>
          <table:table-cell table:number-columns-repeated="2"/>
          <table:table-cell office:value-type="float" office:value="0.286883443593979" calcext:value-type="float">
            <text:p>0.2868834436</text:p>
          </table:table-cell>
        </table:table-row>
        <table:table-row table:style-name="ro1">
          <table:table-cell/>
          <table:table-cell office:value-type="float" office:value="2253" calcext:value-type="float">
            <text:p>2253</text:p>
          </table:table-cell>
          <table:table-cell table:number-columns-repeated="2"/>
          <table:table-cell office:value-type="float" office:value="0.28684064745903" calcext:value-type="float">
            <text:p>0.2868406475</text:p>
          </table:table-cell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table:number-columns-repeated="2"/>
          <table:table-cell office:value-type="float" office:value="0.287115514278412" calcext:value-type="float">
            <text:p>0.2871155143</text:p>
          </table:table-cell>
        </table:table-row>
        <table:table-row table:style-name="ro1">
          <table:table-cell/>
          <table:table-cell office:value-type="float" office:value="2255" calcext:value-type="float">
            <text:p>2255</text:p>
          </table:table-cell>
          <table:table-cell table:number-columns-repeated="2"/>
          <table:table-cell office:value-type="float" office:value="0.287247657775879" calcext:value-type="float">
            <text:p>0.2872476578</text:p>
          </table:table-cell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table:number-columns-repeated="2"/>
          <table:table-cell office:value-type="float" office:value="0.286249577999115" calcext:value-type="float">
            <text:p>0.286249578</text:p>
          </table:table-cell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table:number-columns-repeated="2"/>
          <table:table-cell office:value-type="float" office:value="0.285857617855072" calcext:value-type="float">
            <text:p>0.2858576179</text:p>
          </table:table-cell>
        </table:table-row>
        <table:table-row table:style-name="ro1">
          <table:table-cell/>
          <table:table-cell office:value-type="float" office:value="2258" calcext:value-type="float">
            <text:p>2258</text:p>
          </table:table-cell>
          <table:table-cell table:number-columns-repeated="2"/>
          <table:table-cell office:value-type="float" office:value="0.285541355609894" calcext:value-type="float">
            <text:p>0.2855413556</text:p>
          </table:table-cell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table:number-columns-repeated="2"/>
          <table:table-cell office:value-type="float" office:value="0.271166622638702" calcext:value-type="float">
            <text:p>0.2711666226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table:number-columns-repeated="2"/>
          <table:table-cell office:value-type="float" office:value="0.275435775518417" calcext:value-type="float">
            <text:p>0.2754357755</text:p>
          </table:table-cell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table:number-columns-repeated="2"/>
          <table:table-cell office:value-type="float" office:value="0.27742075920105" calcext:value-type="float">
            <text:p>0.2774207592</text:p>
          </table:table-cell>
        </table:table-row>
        <table:table-row table:style-name="ro1">
          <table:table-cell/>
          <table:table-cell office:value-type="float" office:value="2262" calcext:value-type="float">
            <text:p>2262</text:p>
          </table:table-cell>
          <table:table-cell table:number-columns-repeated="2"/>
          <table:table-cell office:value-type="float" office:value="0.282273024320602" calcext:value-type="float">
            <text:p>0.2822730243</text:p>
          </table:table-cell>
        </table:table-row>
        <table:table-row table:style-name="ro1">
          <table:table-cell/>
          <table:table-cell office:value-type="float" office:value="2263" calcext:value-type="float">
            <text:p>2263</text:p>
          </table:table-cell>
          <table:table-cell table:number-columns-repeated="2"/>
          <table:table-cell office:value-type="float" office:value="0.283298671245575" calcext:value-type="float">
            <text:p>0.2832986712</text:p>
          </table:table-cell>
        </table:table-row>
        <table:table-row table:style-name="ro1">
          <table:table-cell/>
          <table:table-cell office:value-type="float" office:value="2264" calcext:value-type="float">
            <text:p>2264</text:p>
          </table:table-cell>
          <table:table-cell table:number-columns-repeated="2"/>
          <table:table-cell office:value-type="float" office:value="0.287099897861481" calcext:value-type="float">
            <text:p>0.2870998979</text:p>
          </table:table-cell>
        </table:table-row>
        <table:table-row table:style-name="ro1">
          <table:table-cell/>
          <table:table-cell office:value-type="float" office:value="2265" calcext:value-type="float">
            <text:p>2265</text:p>
          </table:table-cell>
          <table:table-cell table:number-columns-repeated="2"/>
          <table:table-cell office:value-type="float" office:value="0.289106667041779" calcext:value-type="float">
            <text:p>0.289106667</text:p>
          </table:table-cell>
        </table:table-row>
        <table:table-row table:style-name="ro1">
          <table:table-cell/>
          <table:table-cell office:value-type="float" office:value="2266" calcext:value-type="float">
            <text:p>2266</text:p>
          </table:table-cell>
          <table:table-cell table:number-columns-repeated="2"/>
          <table:table-cell office:value-type="float" office:value="0.287816762924194" calcext:value-type="float">
            <text:p>0.2878167629</text:p>
          </table:table-cell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table:number-columns-repeated="2"/>
          <table:table-cell office:value-type="float" office:value="0.289858222007751" calcext:value-type="float">
            <text:p>0.289858222</text:p>
          </table:table-cell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 table:number-columns-repeated="2"/>
          <table:table-cell office:value-type="float" office:value="0.285451024770737" calcext:value-type="float">
            <text:p>0.2854510248</text:p>
          </table:table-cell>
        </table:table-row>
        <table:table-row table:style-name="ro1">
          <table:table-cell/>
          <table:table-cell office:value-type="float" office:value="2269" calcext:value-type="float">
            <text:p>2269</text:p>
          </table:table-cell>
          <table:table-cell table:number-columns-repeated="2"/>
          <table:table-cell office:value-type="float" office:value="0.28144907951355" calcext:value-type="float">
            <text:p>0.2814490795</text:p>
          </table:table-cell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table:number-columns-repeated="2"/>
          <table:table-cell office:value-type="float" office:value="0.28004777431488" calcext:value-type="float">
            <text:p>0.2800477743</text:p>
          </table:table-cell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table:number-columns-repeated="2"/>
          <table:table-cell office:value-type="float" office:value="0.282316207885742" calcext:value-type="float">
            <text:p>0.2823162079</text:p>
          </table:table-cell>
        </table:table-row>
        <table:table-row table:style-name="ro1">
          <table:table-cell/>
          <table:table-cell office:value-type="float" office:value="2272" calcext:value-type="float">
            <text:p>2272</text:p>
          </table:table-cell>
          <table:table-cell table:number-columns-repeated="2"/>
          <table:table-cell office:value-type="float" office:value="0.282319813966751" calcext:value-type="float">
            <text:p>0.282319814</text:p>
          </table:table-cell>
        </table:table-row>
        <table:table-row table:style-name="ro1">
          <table:table-cell/>
          <table:table-cell office:value-type="float" office:value="2273" calcext:value-type="float">
            <text:p>2273</text:p>
          </table:table-cell>
          <table:table-cell table:number-columns-repeated="2"/>
          <table:table-cell office:value-type="float" office:value="0.280695199966431" calcext:value-type="float">
            <text:p>0.2806952</text:p>
          </table:table-cell>
        </table:table-row>
        <table:table-row table:style-name="ro1">
          <table:table-cell/>
          <table:table-cell office:value-type="float" office:value="2274" calcext:value-type="float">
            <text:p>2274</text:p>
          </table:table-cell>
          <table:table-cell table:number-columns-repeated="2"/>
          <table:table-cell office:value-type="float" office:value="0.281376153230667" calcext:value-type="float">
            <text:p>0.2813761532</text:p>
          </table:table-cell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table:number-columns-repeated="2"/>
          <table:table-cell office:value-type="float" office:value="0.281171321868896" calcext:value-type="float">
            <text:p>0.2811713219</text:p>
          </table:table-cell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table:number-columns-repeated="2"/>
          <table:table-cell office:value-type="float" office:value="0.282184720039368" calcext:value-type="float">
            <text:p>0.28218472</text:p>
          </table:table-cell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table:number-columns-repeated="2"/>
          <table:table-cell office:value-type="float" office:value="0.282070636749268" calcext:value-type="float">
            <text:p>0.2820706367</text:p>
          </table:table-cell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table:number-columns-repeated="2"/>
          <table:table-cell office:value-type="float" office:value="0.281620711088181" calcext:value-type="float">
            <text:p>0.2816207111</text:p>
          </table:table-cell>
        </table:table-row>
        <table:table-row table:style-name="ro1">
          <table:table-cell/>
          <table:table-cell office:value-type="float" office:value="2279" calcext:value-type="float">
            <text:p>2279</text:p>
          </table:table-cell>
          <table:table-cell table:number-columns-repeated="2"/>
          <table:table-cell office:value-type="float" office:value="0.281281620264053" calcext:value-type="float">
            <text:p>0.2812816203</text:p>
          </table:table-cell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table:number-columns-repeated="2"/>
          <table:table-cell office:value-type="float" office:value="0.281829178333283" calcext:value-type="float">
            <text:p>0.2818291783</text:p>
          </table:table-cell>
        </table:table-row>
        <table:table-row table:style-name="ro1">
          <table:table-cell/>
          <table:table-cell office:value-type="float" office:value="2281" calcext:value-type="float">
            <text:p>2281</text:p>
          </table:table-cell>
          <table:table-cell table:number-columns-repeated="2"/>
          <table:table-cell office:value-type="float" office:value="0.28160172700882" calcext:value-type="float">
            <text:p>0.281601727</text:p>
          </table:table-cell>
        </table:table-row>
        <table:table-row table:style-name="ro1">
          <table:table-cell/>
          <table:table-cell office:value-type="float" office:value="2282" calcext:value-type="float">
            <text:p>2282</text:p>
          </table:table-cell>
          <table:table-cell table:number-columns-repeated="2"/>
          <table:table-cell office:value-type="float" office:value="0.28122141957283" calcext:value-type="float">
            <text:p>0.2812214196</text:p>
          </table:table-cell>
        </table:table-row>
        <table:table-row table:style-name="ro1">
          <table:table-cell/>
          <table:table-cell office:value-type="float" office:value="2283" calcext:value-type="float">
            <text:p>2283</text:p>
          </table:table-cell>
          <table:table-cell table:number-columns-repeated="2"/>
          <table:table-cell office:value-type="float" office:value="0.280476182699203" calcext:value-type="float">
            <text:p>0.2804761827</text:p>
          </table:table-cell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table:number-columns-repeated="2"/>
          <table:table-cell office:value-type="float" office:value="0.280077308416367" calcext:value-type="float">
            <text:p>0.2800773084</text:p>
          </table:table-cell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table:number-columns-repeated="2"/>
          <table:table-cell office:value-type="float" office:value="0.281391471624374" calcext:value-type="float">
            <text:p>0.2813914716</text:p>
          </table:table-cell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 table:number-columns-repeated="2"/>
          <table:table-cell office:value-type="float" office:value="0.281024426221848" calcext:value-type="float">
            <text:p>0.2810244262</text:p>
          </table:table-cell>
        </table:table-row>
        <table:table-row table:style-name="ro1">
          <table:table-cell/>
          <table:table-cell office:value-type="float" office:value="2287" calcext:value-type="float">
            <text:p>2287</text:p>
          </table:table-cell>
          <table:table-cell table:number-columns-repeated="2"/>
          <table:table-cell office:value-type="float" office:value="0.281221181154251" calcext:value-type="float">
            <text:p>0.2812211812</text:p>
          </table:table-cell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table:number-columns-repeated="2"/>
          <table:table-cell office:value-type="float" office:value="0.281601399183273" calcext:value-type="float">
            <text:p>0.2816013992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0.28209576010704" calcext:value-type="float">
            <text:p>0.2820957601</text:p>
          </table:table-cell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table:number-columns-repeated="2"/>
          <table:table-cell office:value-type="float" office:value="0.245596066117287" calcext:value-type="float">
            <text:p>0.2455960661</text:p>
          </table:table-cell>
        </table:table-row>
        <table:table-row table:style-name="ro1">
          <table:table-cell/>
          <table:table-cell office:value-type="float" office:value="2291" calcext:value-type="float">
            <text:p>2291</text:p>
          </table:table-cell>
          <table:table-cell table:number-columns-repeated="2"/>
          <table:table-cell office:value-type="float" office:value="0.269315659999847" calcext:value-type="float">
            <text:p>0.26931566</text:p>
          </table:table-cell>
        </table:table-row>
        <table:table-row table:style-name="ro1">
          <table:table-cell/>
          <table:table-cell office:value-type="float" office:value="2292" calcext:value-type="float">
            <text:p>2292</text:p>
          </table:table-cell>
          <table:table-cell table:number-columns-repeated="2"/>
          <table:table-cell office:value-type="float" office:value="0.267766624689102" calcext:value-type="float">
            <text:p>0.2677666247</text:p>
          </table:table-cell>
        </table:table-row>
        <table:table-row table:style-name="ro1">
          <table:table-cell/>
          <table:table-cell office:value-type="float" office:value="2293" calcext:value-type="float">
            <text:p>2293</text:p>
          </table:table-cell>
          <table:table-cell table:number-columns-repeated="2"/>
          <table:table-cell office:value-type="float" office:value="0.272556930780411" calcext:value-type="float">
            <text:p>0.2725569308</text:p>
          </table:table-cell>
        </table:table-row>
        <table:table-row table:style-name="ro1">
          <table:table-cell/>
          <table:table-cell office:value-type="float" office:value="2294" calcext:value-type="float">
            <text:p>2294</text:p>
          </table:table-cell>
          <table:table-cell table:number-columns-repeated="2"/>
          <table:table-cell office:value-type="float" office:value="0.273556768894196" calcext:value-type="float">
            <text:p>0.2735567689</text:p>
          </table:table-cell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 table:number-columns-repeated="2"/>
          <table:table-cell office:value-type="float" office:value="0.274205803871155" calcext:value-type="float">
            <text:p>0.2742058039</text:p>
          </table:table-cell>
        </table:table-row>
        <table:table-row table:style-name="ro1">
          <table:table-cell/>
          <table:table-cell office:value-type="float" office:value="2296" calcext:value-type="float">
            <text:p>2296</text:p>
          </table:table-cell>
          <table:table-cell table:number-columns-repeated="2"/>
          <table:table-cell office:value-type="float" office:value="0.27355682849884" calcext:value-type="float">
            <text:p>0.2735568285</text:p>
          </table:table-cell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table:number-columns-repeated="2"/>
          <table:table-cell office:value-type="float" office:value="0.274625569581985" calcext:value-type="float">
            <text:p>0.2746255696</text:p>
          </table:table-cell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table:number-columns-repeated="2"/>
          <table:table-cell office:value-type="float" office:value="0.277728408575058" calcext:value-type="float">
            <text:p>0.2777284086</text:p>
          </table:table-cell>
        </table:table-row>
        <table:table-row table:style-name="ro1">
          <table:table-cell/>
          <table:table-cell office:value-type="float" office:value="2299" calcext:value-type="float">
            <text:p>2299</text:p>
          </table:table-cell>
          <table:table-cell table:number-columns-repeated="2"/>
          <table:table-cell office:value-type="float" office:value="0.276365995407104" calcext:value-type="float">
            <text:p>0.2763659954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number-columns-repeated="2"/>
          <table:table-cell office:value-type="float" office:value="0.277068704366684" calcext:value-type="float">
            <text:p>0.2770687044</text:p>
          </table:table-cell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table:number-columns-repeated="2"/>
          <table:table-cell office:value-type="float" office:value="0.273995935916901" calcext:value-type="float">
            <text:p>0.2739959359</text:p>
          </table:table-cell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table:number-columns-repeated="2"/>
          <table:table-cell office:value-type="float" office:value="0.273772686719894" calcext:value-type="float">
            <text:p>0.2737726867</text:p>
          </table:table-cell>
        </table:table-row>
        <table:table-row table:style-name="ro1">
          <table:table-cell/>
          <table:table-cell office:value-type="float" office:value="2303" calcext:value-type="float">
            <text:p>2303</text:p>
          </table:table-cell>
          <table:table-cell table:number-columns-repeated="2"/>
          <table:table-cell office:value-type="float" office:value="0.273133873939514" calcext:value-type="float">
            <text:p>0.2731338739</text:p>
          </table:table-cell>
        </table:table-row>
        <table:table-row table:style-name="ro1">
          <table:table-cell/>
          <table:table-cell office:value-type="float" office:value="2304" calcext:value-type="float">
            <text:p>2304</text:p>
          </table:table-cell>
          <table:table-cell table:number-columns-repeated="2"/>
          <table:table-cell office:value-type="float" office:value="0.273656219244003" calcext:value-type="float">
            <text:p>0.2736562192</text:p>
          </table:table-cell>
        </table:table-row>
        <table:table-row table:style-name="ro1">
          <table:table-cell/>
          <table:table-cell office:value-type="float" office:value="2305" calcext:value-type="float">
            <text:p>2305</text:p>
          </table:table-cell>
          <table:table-cell table:number-columns-repeated="2"/>
          <table:table-cell office:value-type="float" office:value="0.272916704416275" calcext:value-type="float">
            <text:p>0.2729167044</text:p>
          </table:table-cell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table:number-columns-repeated="2"/>
          <table:table-cell office:value-type="float" office:value="0.275081306695938" calcext:value-type="float">
            <text:p>0.2750813067</text:p>
          </table:table-cell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 table:number-columns-repeated="2"/>
          <table:table-cell office:value-type="float" office:value="0.274020820856094" calcext:value-type="float">
            <text:p>0.2740208209</text:p>
          </table:table-cell>
        </table:table-row>
        <table:table-row table:style-name="ro1">
          <table:table-cell/>
          <table:table-cell office:value-type="float" office:value="2308" calcext:value-type="float">
            <text:p>2308</text:p>
          </table:table-cell>
          <table:table-cell table:number-columns-repeated="2"/>
          <table:table-cell office:value-type="float" office:value="0.275240182876587" calcext:value-type="float">
            <text:p>0.2752401829</text:p>
          </table:table-cell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table:number-columns-repeated="2"/>
          <table:table-cell office:value-type="float" office:value="0.276708394289017" calcext:value-type="float">
            <text:p>0.2767083943</text:p>
          </table:table-cell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table:number-columns-repeated="2"/>
          <table:table-cell office:value-type="float" office:value="0.277221083641052" calcext:value-type="float">
            <text:p>0.2772210836</text:p>
          </table:table-cell>
        </table:table-row>
        <table:table-row table:style-name="ro1">
          <table:table-cell/>
          <table:table-cell office:value-type="float" office:value="2311" calcext:value-type="float">
            <text:p>2311</text:p>
          </table:table-cell>
          <table:table-cell table:number-columns-repeated="2"/>
          <table:table-cell office:value-type="float" office:value="0.277168035507202" calcext:value-type="float">
            <text:p>0.2771680355</text:p>
          </table:table-cell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table:number-columns-repeated="2"/>
          <table:table-cell office:value-type="float" office:value="0.277529329061508" calcext:value-type="float">
            <text:p>0.2775293291</text:p>
          </table:table-cell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 table:number-columns-repeated="2"/>
          <table:table-cell office:value-type="float" office:value="0.277817875146866" calcext:value-type="float">
            <text:p>0.2778178751</text:p>
          </table:table-cell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0.278051733970642" calcext:value-type="float">
            <text:p>0.278051734</text:p>
          </table:table-cell>
        </table:table-row>
        <table:table-row table:style-name="ro1">
          <table:table-cell/>
          <table:table-cell office:value-type="float" office:value="2315" calcext:value-type="float">
            <text:p>2315</text:p>
          </table:table-cell>
          <table:table-cell table:number-columns-repeated="2"/>
          <table:table-cell office:value-type="float" office:value="0.277927726507187" calcext:value-type="float">
            <text:p>0.2779277265</text:p>
          </table:table-cell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table:number-columns-repeated="2"/>
          <table:table-cell office:value-type="float" office:value="0.27869188785553" calcext:value-type="float">
            <text:p>0.2786918879</text:p>
          </table:table-cell>
        </table:table-row>
        <table:table-row table:style-name="ro1">
          <table:table-cell/>
          <table:table-cell office:value-type="float" office:value="2317" calcext:value-type="float">
            <text:p>2317</text:p>
          </table:table-cell>
          <table:table-cell table:number-columns-repeated="2"/>
          <table:table-cell office:value-type="float" office:value="0.278680562973022" calcext:value-type="float">
            <text:p>0.278680563</text:p>
          </table:table-cell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number-columns-repeated="2"/>
          <table:table-cell office:value-type="float" office:value="0.278532177209854" calcext:value-type="float">
            <text:p>0.2785321772</text:p>
          </table:table-cell>
        </table:table-row>
        <table:table-row table:style-name="ro1">
          <table:table-cell/>
          <table:table-cell office:value-type="float" office:value="2319" calcext:value-type="float">
            <text:p>2319</text:p>
          </table:table-cell>
          <table:table-cell table:number-columns-repeated="2"/>
          <table:table-cell office:value-type="float" office:value="0.279713779687882" calcext:value-type="float">
            <text:p>0.2797137797</text:p>
          </table:table-cell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table:number-columns-repeated="2"/>
          <table:table-cell office:value-type="float" office:value="0.280004918575287" calcext:value-type="float">
            <text:p>0.2800049186</text:p>
          </table:table-cell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table:number-columns-repeated="2"/>
          <table:table-cell office:value-type="float" office:value="0.280396401882172" calcext:value-type="float">
            <text:p>0.2803964019</text:p>
          </table:table-cell>
        </table:table-row>
        <table:table-row table:style-name="ro1">
          <table:table-cell/>
          <table:table-cell office:value-type="float" office:value="2322" calcext:value-type="float">
            <text:p>2322</text:p>
          </table:table-cell>
          <table:table-cell table:number-columns-repeated="2"/>
          <table:table-cell office:value-type="float" office:value="0.280664801597595" calcext:value-type="float">
            <text:p>0.2806648016</text:p>
          </table:table-cell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table:number-columns-repeated="2"/>
          <table:table-cell office:value-type="float" office:value="0.281116247177124" calcext:value-type="float">
            <text:p>0.2811162472</text:p>
          </table:table-cell>
        </table:table-row>
        <table:table-row table:style-name="ro1">
          <table:table-cell/>
          <table:table-cell office:value-type="float" office:value="2324" calcext:value-type="float">
            <text:p>2324</text:p>
          </table:table-cell>
          <table:table-cell table:number-columns-repeated="2"/>
          <table:table-cell office:value-type="float" office:value="0.281715303659439" calcext:value-type="float">
            <text:p>0.2817153037</text:p>
          </table:table-cell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table:number-columns-repeated="2"/>
          <table:table-cell office:value-type="float" office:value="0.281632989645004" calcext:value-type="float">
            <text:p>0.2816329896</text:p>
          </table:table-cell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table:number-columns-repeated="2"/>
          <table:table-cell office:value-type="float" office:value="0.28176560997963" calcext:value-type="float">
            <text:p>0.28176561</text:p>
          </table:table-cell>
        </table:table-row>
        <table:table-row table:style-name="ro1">
          <table:table-cell/>
          <table:table-cell office:value-type="float" office:value="2327" calcext:value-type="float">
            <text:p>2327</text:p>
          </table:table-cell>
          <table:table-cell table:number-columns-repeated="2"/>
          <table:table-cell office:value-type="float" office:value="0.281520515680313" calcext:value-type="float">
            <text:p>0.2815205157</text:p>
          </table:table-cell>
        </table:table-row>
        <table:table-row table:style-name="ro1">
          <table:table-cell/>
          <table:table-cell office:value-type="float" office:value="2328" calcext:value-type="float">
            <text:p>2328</text:p>
          </table:table-cell>
          <table:table-cell table:number-columns-repeated="2"/>
          <table:table-cell office:value-type="float" office:value="0.281409472227097" calcext:value-type="float">
            <text:p>0.2814094722</text:p>
          </table:table-cell>
        </table:table-row>
        <table:table-row table:style-name="ro1">
          <table:table-cell/>
          <table:table-cell office:value-type="float" office:value="2329" calcext:value-type="float">
            <text:p>2329</text:p>
          </table:table-cell>
          <table:table-cell table:number-columns-repeated="2"/>
          <table:table-cell office:value-type="float" office:value="0.281516343355179" calcext:value-type="float">
            <text:p>0.2815163434</text:p>
          </table:table-cell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table:number-columns-repeated="2"/>
          <table:table-cell office:value-type="float" office:value="0.236662030220032" calcext:value-type="float">
            <text:p>0.2366620302</text:p>
          </table:table-cell>
        </table:table-row>
        <table:table-row table:style-name="ro1">
          <table:table-cell/>
          <table:table-cell office:value-type="float" office:value="2331" calcext:value-type="float">
            <text:p>2331</text:p>
          </table:table-cell>
          <table:table-cell table:number-columns-repeated="2"/>
          <table:table-cell office:value-type="float" office:value="0.250160068273544" calcext:value-type="float">
            <text:p>0.2501600683</text:p>
          </table:table-cell>
        </table:table-row>
        <table:table-row table:style-name="ro1">
          <table:table-cell/>
          <table:table-cell office:value-type="float" office:value="2332" calcext:value-type="float">
            <text:p>2332</text:p>
          </table:table-cell>
          <table:table-cell table:number-columns-repeated="2"/>
          <table:table-cell office:value-type="float" office:value="0.256406605243683" calcext:value-type="float">
            <text:p>0.2564066052</text:p>
          </table:table-cell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table:number-columns-repeated="2"/>
          <table:table-cell office:value-type="float" office:value="0.26206448674202" calcext:value-type="float">
            <text:p>0.2620644867</text:p>
          </table:table-cell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table:number-columns-repeated="2"/>
          <table:table-cell office:value-type="float" office:value="0.268529236316681" calcext:value-type="float">
            <text:p>0.2685292363</text:p>
          </table:table-cell>
        </table:table-row>
        <table:table-row table:style-name="ro1">
          <table:table-cell/>
          <table:table-cell office:value-type="float" office:value="2335" calcext:value-type="float">
            <text:p>2335</text:p>
          </table:table-cell>
          <table:table-cell table:number-columns-repeated="2"/>
          <table:table-cell office:value-type="float" office:value="0.268646866083145" calcext:value-type="float">
            <text:p>0.2686468661</text:p>
          </table:table-cell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table:number-columns-repeated="2"/>
          <table:table-cell office:value-type="float" office:value="0.269441395998001" calcext:value-type="float">
            <text:p>0.269441396</text:p>
          </table:table-cell>
        </table:table-row>
        <table:table-row table:style-name="ro1">
          <table:table-cell/>
          <table:table-cell office:value-type="float" office:value="2337" calcext:value-type="float">
            <text:p>2337</text:p>
          </table:table-cell>
          <table:table-cell table:number-columns-repeated="2"/>
          <table:table-cell office:value-type="float" office:value="0.271779090166092" calcext:value-type="float">
            <text:p>0.2717790902</text:p>
          </table:table-cell>
        </table:table-row>
        <table:table-row table:style-name="ro1">
          <table:table-cell/>
          <table:table-cell office:value-type="float" office:value="2338" calcext:value-type="float">
            <text:p>2338</text:p>
          </table:table-cell>
          <table:table-cell table:number-columns-repeated="2"/>
          <table:table-cell office:value-type="float" office:value="0.271111279726028" calcext:value-type="float">
            <text:p>0.2711112797</text:p>
          </table:table-cell>
        </table:table-row>
        <table:table-row table:style-name="ro1">
          <table:table-cell/>
          <table:table-cell office:value-type="float" office:value="2339" calcext:value-type="float">
            <text:p>2339</text:p>
          </table:table-cell>
          <table:table-cell table:number-columns-repeated="2"/>
          <table:table-cell office:value-type="float" office:value="0.270896345376968" calcext:value-type="float">
            <text:p>0.2708963454</text:p>
          </table:table-cell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table:number-columns-repeated="2"/>
          <table:table-cell office:value-type="float" office:value="0.27073210477829" calcext:value-type="float">
            <text:p>0.2707321048</text:p>
          </table:table-cell>
        </table:table-row>
        <table:table-row table:style-name="ro1">
          <table:table-cell/>
          <table:table-cell office:value-type="float" office:value="2341" calcext:value-type="float">
            <text:p>2341</text:p>
          </table:table-cell>
          <table:table-cell table:number-columns-repeated="2"/>
          <table:table-cell office:value-type="float" office:value="0.271497368812561" calcext:value-type="float">
            <text:p>0.2714973688</text:p>
          </table:table-cell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 table:number-columns-repeated="2"/>
          <table:table-cell office:value-type="float" office:value="0.275433748960495" calcext:value-type="float">
            <text:p>0.275433749</text:p>
          </table:table-cell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table:number-columns-repeated="2"/>
          <table:table-cell office:value-type="float" office:value="0.275239676237106" calcext:value-type="float">
            <text:p>0.2752396762</text:p>
          </table:table-cell>
        </table:table-row>
        <table:table-row table:style-name="ro1">
          <table:table-cell/>
          <table:table-cell office:value-type="float" office:value="2344" calcext:value-type="float">
            <text:p>2344</text:p>
          </table:table-cell>
          <table:table-cell table:number-columns-repeated="2"/>
          <table:table-cell office:value-type="float" office:value="0.275300532579422" calcext:value-type="float">
            <text:p>0.2753005326</text:p>
          </table:table-cell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 table:number-columns-repeated="2"/>
          <table:table-cell office:value-type="float" office:value="0.275525629520416" calcext:value-type="float">
            <text:p>0.2755256295</text:p>
          </table:table-cell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 table:number-columns-repeated="2"/>
          <table:table-cell office:value-type="float" office:value="0.275011330842972" calcext:value-type="float">
            <text:p>0.2750113308</text:p>
          </table:table-cell>
        </table:table-row>
        <table:table-row table:style-name="ro1">
          <table:table-cell/>
          <table:table-cell office:value-type="float" office:value="2347" calcext:value-type="float">
            <text:p>2347</text:p>
          </table:table-cell>
          <table:table-cell table:number-columns-repeated="2"/>
          <table:table-cell office:value-type="float" office:value="0.274654060602188" calcext:value-type="float">
            <text:p>0.2746540606</text:p>
          </table:table-cell>
        </table:table-row>
        <table:table-row table:style-name="ro1">
          <table:table-cell/>
          <table:table-cell office:value-type="float" office:value="2348" calcext:value-type="float">
            <text:p>2348</text:p>
          </table:table-cell>
          <table:table-cell table:number-columns-repeated="2"/>
          <table:table-cell office:value-type="float" office:value="0.27446123957634" calcext:value-type="float">
            <text:p>0.2744612396</text:p>
          </table:table-cell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table:number-columns-repeated="2"/>
          <table:table-cell office:value-type="float" office:value="0.275594711303711" calcext:value-type="float">
            <text:p>0.2755947113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table:number-columns-repeated="2"/>
          <table:table-cell office:value-type="float" office:value="0.275425374507904" calcext:value-type="float">
            <text:p>0.2754253745</text:p>
          </table:table-cell>
        </table:table-row>
        <table:table-row table:style-name="ro1">
          <table:table-cell/>
          <table:table-cell office:value-type="float" office:value="2351" calcext:value-type="float">
            <text:p>2351</text:p>
          </table:table-cell>
          <table:table-cell table:number-columns-repeated="2"/>
          <table:table-cell office:value-type="float" office:value="0.276367753744125" calcext:value-type="float">
            <text:p>0.2763677537</text:p>
          </table:table-cell>
        </table:table-row>
        <table:table-row table:style-name="ro1">
          <table:table-cell/>
          <table:table-cell office:value-type="float" office:value="2352" calcext:value-type="float">
            <text:p>2352</text:p>
          </table:table-cell>
          <table:table-cell table:number-columns-repeated="2"/>
          <table:table-cell office:value-type="float" office:value="0.27738094329834" calcext:value-type="float">
            <text:p>0.2773809433</text:p>
          </table:table-cell>
        </table:table-row>
        <table:table-row table:style-name="ro1">
          <table:table-cell/>
          <table:table-cell office:value-type="float" office:value="2353" calcext:value-type="float">
            <text:p>2353</text:p>
          </table:table-cell>
          <table:table-cell table:number-columns-repeated="2"/>
          <table:table-cell office:value-type="float" office:value="0.278160989284515" calcext:value-type="float">
            <text:p>0.2781609893</text:p>
          </table:table-cell>
        </table:table-row>
        <table:table-row table:style-name="ro1">
          <table:table-cell/>
          <table:table-cell office:value-type="float" office:value="2354" calcext:value-type="float">
            <text:p>2354</text:p>
          </table:table-cell>
          <table:table-cell table:number-columns-repeated="2"/>
          <table:table-cell office:value-type="float" office:value="0.277772724628448" calcext:value-type="float">
            <text:p>0.2777727246</text:p>
          </table:table-cell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table:number-columns-repeated="2"/>
          <table:table-cell office:value-type="float" office:value="0.278474628925323" calcext:value-type="float">
            <text:p>0.2784746289</text:p>
          </table:table-cell>
        </table:table-row>
        <table:table-row table:style-name="ro1">
          <table:table-cell/>
          <table:table-cell office:value-type="float" office:value="2356" calcext:value-type="float">
            <text:p>2356</text:p>
          </table:table-cell>
          <table:table-cell table:number-columns-repeated="2"/>
          <table:table-cell office:value-type="float" office:value="0.27982759475708" calcext:value-type="float">
            <text:p>0.2798275948</text:p>
          </table:table-cell>
        </table:table-row>
        <table:table-row table:style-name="ro1">
          <table:table-cell/>
          <table:table-cell office:value-type="float" office:value="2357" calcext:value-type="float">
            <text:p>2357</text:p>
          </table:table-cell>
          <table:table-cell table:number-columns-repeated="2"/>
          <table:table-cell office:value-type="float" office:value="0.279457241296768" calcext:value-type="float">
            <text:p>0.2794572413</text:p>
          </table:table-cell>
        </table:table-row>
        <table:table-row table:style-name="ro1">
          <table:table-cell/>
          <table:table-cell office:value-type="float" office:value="2358" calcext:value-type="float">
            <text:p>2358</text:p>
          </table:table-cell>
          <table:table-cell table:number-columns-repeated="2"/>
          <table:table-cell office:value-type="float" office:value="0.2794289290905" calcext:value-type="float">
            <text:p>0.2794289291</text:p>
          </table:table-cell>
        </table:table-row>
        <table:table-row table:style-name="ro1">
          <table:table-cell/>
          <table:table-cell office:value-type="float" office:value="2359" calcext:value-type="float">
            <text:p>2359</text:p>
          </table:table-cell>
          <table:table-cell table:number-columns-repeated="2"/>
          <table:table-cell office:value-type="float" office:value="0.28082063794136" calcext:value-type="float">
            <text:p>0.2808206379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number-columns-repeated="2"/>
          <table:table-cell office:value-type="float" office:value="0.280914545059204" calcext:value-type="float">
            <text:p>0.2809145451</text:p>
          </table:table-cell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table:number-columns-repeated="2"/>
          <table:table-cell office:value-type="float" office:value="0.279786646366119" calcext:value-type="float">
            <text:p>0.2797866464</text:p>
          </table:table-cell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table:number-columns-repeated="2"/>
          <table:table-cell office:value-type="float" office:value="0.27971675992012" calcext:value-type="float">
            <text:p>0.2797167599</text:p>
          </table:table-cell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table:number-columns-repeated="2"/>
          <table:table-cell office:value-type="float" office:value="0.280319064855576" calcext:value-type="float">
            <text:p>0.2803190649</text:p>
          </table:table-cell>
        </table:table-row>
        <table:table-row table:style-name="ro1">
          <table:table-cell/>
          <table:table-cell office:value-type="float" office:value="2364" calcext:value-type="float">
            <text:p>2364</text:p>
          </table:table-cell>
          <table:table-cell table:number-columns-repeated="2"/>
          <table:table-cell office:value-type="float" office:value="0.280629009008408" calcext:value-type="float">
            <text:p>0.280629009</text:p>
          </table:table-cell>
        </table:table-row>
        <table:table-row table:style-name="ro1">
          <table:table-cell/>
          <table:table-cell office:value-type="float" office:value="2365" calcext:value-type="float">
            <text:p>2365</text:p>
          </table:table-cell>
          <table:table-cell table:number-columns-repeated="2"/>
          <table:table-cell office:value-type="float" office:value="0.281036496162415" calcext:value-type="float">
            <text:p>0.2810364962</text:p>
          </table:table-cell>
        </table:table-row>
        <table:table-row table:style-name="ro1">
          <table:table-cell/>
          <table:table-cell office:value-type="float" office:value="2366" calcext:value-type="float">
            <text:p>2366</text:p>
          </table:table-cell>
          <table:table-cell table:number-columns-repeated="2"/>
          <table:table-cell office:value-type="float" office:value="0.281121641397476" calcext:value-type="float">
            <text:p>0.2811216414</text:p>
          </table:table-cell>
        </table:table-row>
        <table:table-row table:style-name="ro1">
          <table:table-cell/>
          <table:table-cell office:value-type="float" office:value="2367" calcext:value-type="float">
            <text:p>2367</text:p>
          </table:table-cell>
          <table:table-cell table:number-columns-repeated="2"/>
          <table:table-cell office:value-type="float" office:value="0.281941950321198" calcext:value-type="float">
            <text:p>0.2819419503</text:p>
          </table:table-cell>
        </table:table-row>
        <table:table-row table:style-name="ro1">
          <table:table-cell/>
          <table:table-cell office:value-type="float" office:value="2368" calcext:value-type="float">
            <text:p>2368</text:p>
          </table:table-cell>
          <table:table-cell table:number-columns-repeated="2"/>
          <table:table-cell office:value-type="float" office:value="0.28211173415184" calcext:value-type="float">
            <text:p>0.2821117342</text:p>
          </table:table-cell>
        </table:table-row>
        <table:table-row table:style-name="ro1">
          <table:table-cell/>
          <table:table-cell office:value-type="float" office:value="2369" calcext:value-type="float">
            <text:p>2369</text:p>
          </table:table-cell>
          <table:table-cell table:number-columns-repeated="2"/>
          <table:table-cell office:value-type="float" office:value="0.282336980104446" calcext:value-type="float">
            <text:p>0.2823369801</text:p>
          </table:table-cell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table:number-columns-repeated="2"/>
          <table:table-cell office:value-type="float" office:value="0.282390981912613" calcext:value-type="float">
            <text:p>0.2823909819</text:p>
          </table:table-cell>
        </table:table-row>
        <table:table-row table:style-name="ro1">
          <table:table-cell/>
          <table:table-cell office:value-type="float" office:value="2371" calcext:value-type="float">
            <text:p>2371</text:p>
          </table:table-cell>
          <table:table-cell table:number-columns-repeated="2"/>
          <table:table-cell office:value-type="float" office:value="0.284535229206085" calcext:value-type="float">
            <text:p>0.2845352292</text:p>
          </table:table-cell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table:number-columns-repeated="2"/>
          <table:table-cell office:value-type="float" office:value="0.271197617053986" calcext:value-type="float">
            <text:p>0.2711976171</text:p>
          </table:table-cell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table:number-columns-repeated="2"/>
          <table:table-cell office:value-type="float" office:value="0.269160032272339" calcext:value-type="float">
            <text:p>0.2691600323</text:p>
          </table:table-cell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table:number-columns-repeated="2"/>
          <table:table-cell office:value-type="float" office:value="0.270908564329147" calcext:value-type="float">
            <text:p>0.2709085643</text:p>
          </table:table-cell>
        </table:table-row>
        <table:table-row table:style-name="ro1">
          <table:table-cell/>
          <table:table-cell office:value-type="float" office:value="2375" calcext:value-type="float">
            <text:p>2375</text:p>
          </table:table-cell>
          <table:table-cell table:number-columns-repeated="2"/>
          <table:table-cell office:value-type="float" office:value="0.271831512451172" calcext:value-type="float">
            <text:p>0.2718315125</text:p>
          </table:table-cell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table:number-columns-repeated="2"/>
          <table:table-cell office:value-type="float" office:value="0.271447420120239" calcext:value-type="float">
            <text:p>0.2714474201</text:p>
          </table:table-cell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 table:number-columns-repeated="2"/>
          <table:table-cell office:value-type="float" office:value="0.273750811815262" calcext:value-type="float">
            <text:p>0.2737508118</text:p>
          </table:table-cell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 table:number-columns-repeated="2"/>
          <table:table-cell office:value-type="float" office:value="0.273561984300613" calcext:value-type="float">
            <text:p>0.2735619843</text:p>
          </table:table-cell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table:number-columns-repeated="2"/>
          <table:table-cell office:value-type="float" office:value="0.273709774017334" calcext:value-type="float">
            <text:p>0.273709774</text:p>
          </table:table-cell>
        </table:table-row>
        <table:table-row table:style-name="ro1">
          <table:table-cell/>
          <table:table-cell office:value-type="float" office:value="2380" calcext:value-type="float">
            <text:p>2380</text:p>
          </table:table-cell>
          <table:table-cell table:number-columns-repeated="2"/>
          <table:table-cell office:value-type="float" office:value="0.273215264081955" calcext:value-type="float">
            <text:p>0.2732152641</text:p>
          </table:table-cell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table:number-columns-repeated="2"/>
          <table:table-cell office:value-type="float" office:value="0.272420465946197" calcext:value-type="float">
            <text:p>0.2724204659</text:p>
          </table:table-cell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table:number-columns-repeated="2"/>
          <table:table-cell office:value-type="float" office:value="0.272481203079224" calcext:value-type="float">
            <text:p>0.2724812031</text:p>
          </table:table-cell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table:number-columns-repeated="2"/>
          <table:table-cell office:value-type="float" office:value="0.273633420467377" calcext:value-type="float">
            <text:p>0.2736334205</text:p>
          </table:table-cell>
        </table:table-row>
        <table:table-row table:style-name="ro1">
          <table:table-cell/>
          <table:table-cell office:value-type="float" office:value="2384" calcext:value-type="float">
            <text:p>2384</text:p>
          </table:table-cell>
          <table:table-cell table:number-columns-repeated="2"/>
          <table:table-cell office:value-type="float" office:value="0.274913907051086" calcext:value-type="float">
            <text:p>0.2749139071</text:p>
          </table:table-cell>
        </table:table-row>
        <table:table-row table:style-name="ro1">
          <table:table-cell/>
          <table:table-cell office:value-type="float" office:value="2385" calcext:value-type="float">
            <text:p>2385</text:p>
          </table:table-cell>
          <table:table-cell table:number-columns-repeated="2"/>
          <table:table-cell office:value-type="float" office:value="0.274401366710663" calcext:value-type="float">
            <text:p>0.2744013667</text:p>
          </table:table-cell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table:number-columns-repeated="2"/>
          <table:table-cell office:value-type="float" office:value="0.274140924215317" calcext:value-type="float">
            <text:p>0.2741409242</text:p>
          </table:table-cell>
        </table:table-row>
        <table:table-row table:style-name="ro1">
          <table:table-cell/>
          <table:table-cell office:value-type="float" office:value="2387" calcext:value-type="float">
            <text:p>2387</text:p>
          </table:table-cell>
          <table:table-cell table:number-columns-repeated="2"/>
          <table:table-cell office:value-type="float" office:value="0.27523484826088" calcext:value-type="float">
            <text:p>0.2752348483</text:p>
          </table:table-cell>
        </table:table-row>
        <table:table-row table:style-name="ro1">
          <table:table-cell/>
          <table:table-cell office:value-type="float" office:value="2388" calcext:value-type="float">
            <text:p>2388</text:p>
          </table:table-cell>
          <table:table-cell table:number-columns-repeated="2"/>
          <table:table-cell office:value-type="float" office:value="0.27474781870842" calcext:value-type="float">
            <text:p>0.2747478187</text:p>
          </table:table-cell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table:number-columns-repeated="2"/>
          <table:table-cell office:value-type="float" office:value="0.275551736354828" calcext:value-type="float">
            <text:p>0.2755517364</text:p>
          </table:table-cell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table:number-columns-repeated="2"/>
          <table:table-cell office:value-type="float" office:value="0.275517046451569" calcext:value-type="float">
            <text:p>0.2755170465</text:p>
          </table:table-cell>
        </table:table-row>
        <table:table-row table:style-name="ro1">
          <table:table-cell/>
          <table:table-cell office:value-type="float" office:value="2391" calcext:value-type="float">
            <text:p>2391</text:p>
          </table:table-cell>
          <table:table-cell table:number-columns-repeated="2"/>
          <table:table-cell office:value-type="float" office:value="0.275554895401001" calcext:value-type="float">
            <text:p>0.2755548954</text:p>
          </table:table-cell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table:number-columns-repeated="2"/>
          <table:table-cell office:value-type="float" office:value="0.275688678026199" calcext:value-type="float">
            <text:p>0.275688678</text:p>
          </table:table-cell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table:number-columns-repeated="2"/>
          <table:table-cell office:value-type="float" office:value="0.275536388158798" calcext:value-type="float">
            <text:p>0.2755363882</text:p>
          </table:table-cell>
        </table:table-row>
        <table:table-row table:style-name="ro1">
          <table:table-cell/>
          <table:table-cell office:value-type="float" office:value="2394" calcext:value-type="float">
            <text:p>2394</text:p>
          </table:table-cell>
          <table:table-cell table:number-columns-repeated="2"/>
          <table:table-cell office:value-type="float" office:value="0.275995284318924" calcext:value-type="float">
            <text:p>0.2759952843</text:p>
          </table:table-cell>
        </table:table-row>
        <table:table-row table:style-name="ro1">
          <table:table-cell/>
          <table:table-cell office:value-type="float" office:value="2395" calcext:value-type="float">
            <text:p>2395</text:p>
          </table:table-cell>
          <table:table-cell table:number-columns-repeated="2"/>
          <table:table-cell office:value-type="float" office:value="0.276006311178207" calcext:value-type="float">
            <text:p>0.2760063112</text:p>
          </table:table-cell>
        </table:table-row>
        <table:table-row table:style-name="ro1">
          <table:table-cell/>
          <table:table-cell office:value-type="float" office:value="2396" calcext:value-type="float">
            <text:p>2396</text:p>
          </table:table-cell>
          <table:table-cell table:number-columns-repeated="2"/>
          <table:table-cell office:value-type="float" office:value="0.276524424552917" calcext:value-type="float">
            <text:p>0.2765244246</text:p>
          </table:table-cell>
        </table:table-row>
        <table:table-row table:style-name="ro1">
          <table:table-cell/>
          <table:table-cell office:value-type="float" office:value="2397" calcext:value-type="float">
            <text:p>2397</text:p>
          </table:table-cell>
          <table:table-cell table:number-columns-repeated="2"/>
          <table:table-cell office:value-type="float" office:value="0.276305347681046" calcext:value-type="float">
            <text:p>0.2763053477</text:p>
          </table:table-cell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 table:number-columns-repeated="2"/>
          <table:table-cell office:value-type="float" office:value="0.27783676981926" calcext:value-type="float">
            <text:p>0.2778367698</text:p>
          </table:table-cell>
        </table:table-row>
        <table:table-row table:style-name="ro1">
          <table:table-cell/>
          <table:table-cell office:value-type="float" office:value="2399" calcext:value-type="float">
            <text:p>2399</text:p>
          </table:table-cell>
          <table:table-cell table:number-columns-repeated="2"/>
          <table:table-cell office:value-type="float" office:value="0.278289467096329" calcext:value-type="float">
            <text:p>0.2782894671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278703689575195" calcext:value-type="float">
            <text:p>0.2787036896</text:p>
          </table:table-cell>
        </table:table-row>
        <table:table-row table:style-name="ro1">
          <table:table-cell/>
          <table:table-cell office:value-type="float" office:value="2401" calcext:value-type="float">
            <text:p>2401</text:p>
          </table:table-cell>
          <table:table-cell table:number-columns-repeated="2"/>
          <table:table-cell office:value-type="float" office:value="0.256403118371963" calcext:value-type="float">
            <text:p>0.2564031184</text:p>
          </table:table-cell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table:number-columns-repeated="2"/>
          <table:table-cell office:value-type="float" office:value="0.258579164743423" calcext:value-type="float">
            <text:p>0.2585791647</text:p>
          </table:table-cell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table:number-columns-repeated="2"/>
          <table:table-cell office:value-type="float" office:value="0.258647799491882" calcext:value-type="float">
            <text:p>0.2586477995</text:p>
          </table:table-cell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table:number-columns-repeated="2"/>
          <table:table-cell office:value-type="float" office:value="0.263613194227219" calcext:value-type="float">
            <text:p>0.2636131942</text:p>
          </table:table-cell>
        </table:table-row>
        <table:table-row table:style-name="ro1">
          <table:table-cell/>
          <table:table-cell office:value-type="float" office:value="2405" calcext:value-type="float">
            <text:p>2405</text:p>
          </table:table-cell>
          <table:table-cell table:number-columns-repeated="2"/>
          <table:table-cell office:value-type="float" office:value="0.259358048439026" calcext:value-type="float">
            <text:p>0.2593580484</text:p>
          </table:table-cell>
        </table:table-row>
        <table:table-row table:style-name="ro1">
          <table:table-cell/>
          <table:table-cell office:value-type="float" office:value="2406" calcext:value-type="float">
            <text:p>2406</text:p>
          </table:table-cell>
          <table:table-cell table:number-columns-repeated="2"/>
          <table:table-cell office:value-type="float" office:value="0.261715769767761" calcext:value-type="float">
            <text:p>0.2617157698</text:p>
          </table:table-cell>
        </table:table-row>
        <table:table-row table:style-name="ro1">
          <table:table-cell/>
          <table:table-cell office:value-type="float" office:value="2407" calcext:value-type="float">
            <text:p>2407</text:p>
          </table:table-cell>
          <table:table-cell table:number-columns-repeated="2"/>
          <table:table-cell office:value-type="float" office:value="0.260264188051224" calcext:value-type="float">
            <text:p>0.2602641881</text:p>
          </table:table-cell>
        </table:table-row>
        <table:table-row table:style-name="ro1">
          <table:table-cell/>
          <table:table-cell office:value-type="float" office:value="2408" calcext:value-type="float">
            <text:p>2408</text:p>
          </table:table-cell>
          <table:table-cell table:number-columns-repeated="2"/>
          <table:table-cell office:value-type="float" office:value="0.261299639940262" calcext:value-type="float">
            <text:p>0.2612996399</text:p>
          </table:table-cell>
        </table:table-row>
        <table:table-row table:style-name="ro1">
          <table:table-cell/>
          <table:table-cell office:value-type="float" office:value="2409" calcext:value-type="float">
            <text:p>2409</text:p>
          </table:table-cell>
          <table:table-cell table:number-columns-repeated="2"/>
          <table:table-cell office:value-type="float" office:value="0.261806488037109" calcext:value-type="float">
            <text:p>0.261806488</text:p>
          </table:table-cell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table:number-columns-repeated="2"/>
          <table:table-cell office:value-type="float" office:value="0.263450652360916" calcext:value-type="float">
            <text:p>0.2634506524</text:p>
          </table:table-cell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0.265717893838882" calcext:value-type="float">
            <text:p>0.2657178938</text:p>
          </table:table-cell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table:number-columns-repeated="2"/>
          <table:table-cell office:value-type="float" office:value="0.268789827823639" calcext:value-type="float">
            <text:p>0.2687898278</text:p>
          </table:table-cell>
        </table:table-row>
        <table:table-row table:style-name="ro1">
          <table:table-cell/>
          <table:table-cell office:value-type="float" office:value="2413" calcext:value-type="float">
            <text:p>2413</text:p>
          </table:table-cell>
          <table:table-cell table:number-columns-repeated="2"/>
          <table:table-cell office:value-type="float" office:value="0.26840877532959" calcext:value-type="float">
            <text:p>0.2684087753</text:p>
          </table:table-cell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table:number-columns-repeated="2"/>
          <table:table-cell office:value-type="float" office:value="0.268533974885941" calcext:value-type="float">
            <text:p>0.2685339749</text:p>
          </table:table-cell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table:number-columns-repeated="2"/>
          <table:table-cell office:value-type="float" office:value="0.269399017095566" calcext:value-type="float">
            <text:p>0.2693990171</text:p>
          </table:table-cell>
        </table:table-row>
        <table:table-row table:style-name="ro1">
          <table:table-cell/>
          <table:table-cell office:value-type="float" office:value="2416" calcext:value-type="float">
            <text:p>2416</text:p>
          </table:table-cell>
          <table:table-cell table:number-columns-repeated="2"/>
          <table:table-cell office:value-type="float" office:value="0.269872099161148" calcext:value-type="float">
            <text:p>0.2698720992</text:p>
          </table:table-cell>
        </table:table-row>
        <table:table-row table:style-name="ro1">
          <table:table-cell/>
          <table:table-cell office:value-type="float" office:value="2417" calcext:value-type="float">
            <text:p>2417</text:p>
          </table:table-cell>
          <table:table-cell table:number-columns-repeated="2"/>
          <table:table-cell office:value-type="float" office:value="0.269648253917694" calcext:value-type="float">
            <text:p>0.2696482539</text:p>
          </table:table-cell>
        </table:table-row>
        <table:table-row table:style-name="ro1">
          <table:table-cell/>
          <table:table-cell office:value-type="float" office:value="2418" calcext:value-type="float">
            <text:p>2418</text:p>
          </table:table-cell>
          <table:table-cell table:number-columns-repeated="2"/>
          <table:table-cell office:value-type="float" office:value="0.268183588981628" calcext:value-type="float">
            <text:p>0.268183589</text:p>
          </table:table-cell>
        </table:table-row>
        <table:table-row table:style-name="ro1">
          <table:table-cell/>
          <table:table-cell office:value-type="float" office:value="2419" calcext:value-type="float">
            <text:p>2419</text:p>
          </table:table-cell>
          <table:table-cell table:number-columns-repeated="2"/>
          <table:table-cell office:value-type="float" office:value="0.269660204648972" calcext:value-type="float">
            <text:p>0.2696602046</text:p>
          </table:table-cell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table:number-columns-repeated="2"/>
          <table:table-cell office:value-type="float" office:value="0.269978165626526" calcext:value-type="float">
            <text:p>0.2699781656</text:p>
          </table:table-cell>
        </table:table-row>
        <table:table-row table:style-name="ro1">
          <table:table-cell/>
          <table:table-cell office:value-type="float" office:value="2421" calcext:value-type="float">
            <text:p>2421</text:p>
          </table:table-cell>
          <table:table-cell table:number-columns-repeated="2"/>
          <table:table-cell office:value-type="float" office:value="0.271426171064377" calcext:value-type="float">
            <text:p>0.2714261711</text:p>
          </table:table-cell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table:number-columns-repeated="2"/>
          <table:table-cell office:value-type="float" office:value="0.272195905447006" calcext:value-type="float">
            <text:p>0.2721959054</text:p>
          </table:table-cell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table:number-columns-repeated="2"/>
          <table:table-cell office:value-type="float" office:value="0.272841244935989" calcext:value-type="float">
            <text:p>0.2728412449</text:p>
          </table:table-cell>
        </table:table-row>
        <table:table-row table:style-name="ro1">
          <table:table-cell/>
          <table:table-cell office:value-type="float" office:value="2424" calcext:value-type="float">
            <text:p>2424</text:p>
          </table:table-cell>
          <table:table-cell table:number-columns-repeated="2"/>
          <table:table-cell office:value-type="float" office:value="0.273234248161316" calcext:value-type="float">
            <text:p>0.2732342482</text:p>
          </table:table-cell>
        </table:table-row>
        <table:table-row table:style-name="ro1">
          <table:table-cell/>
          <table:table-cell office:value-type="float" office:value="2425" calcext:value-type="float">
            <text:p>2425</text:p>
          </table:table-cell>
          <table:table-cell table:number-columns-repeated="2"/>
          <table:table-cell office:value-type="float" office:value="0.274226725101471" calcext:value-type="float">
            <text:p>0.2742267251</text:p>
          </table:table-cell>
        </table:table-row>
        <table:table-row table:style-name="ro1">
          <table:table-cell/>
          <table:table-cell office:value-type="float" office:value="2426" calcext:value-type="float">
            <text:p>2426</text:p>
          </table:table-cell>
          <table:table-cell table:number-columns-repeated="2"/>
          <table:table-cell office:value-type="float" office:value="0.274211585521698" calcext:value-type="float">
            <text:p>0.2742115855</text:p>
          </table:table-cell>
        </table:table-row>
        <table:table-row table:style-name="ro1">
          <table:table-cell/>
          <table:table-cell office:value-type="float" office:value="2427" calcext:value-type="float">
            <text:p>2427</text:p>
          </table:table-cell>
          <table:table-cell table:number-columns-repeated="2"/>
          <table:table-cell office:value-type="float" office:value="0.27476903796196" calcext:value-type="float">
            <text:p>0.274769038</text:p>
          </table:table-cell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number-columns-repeated="2"/>
          <table:table-cell office:value-type="float" office:value="0.275426775217056" calcext:value-type="float">
            <text:p>0.2754267752</text:p>
          </table:table-cell>
        </table:table-row>
        <table:table-row table:style-name="ro1">
          <table:table-cell/>
          <table:table-cell office:value-type="float" office:value="2429" calcext:value-type="float">
            <text:p>2429</text:p>
          </table:table-cell>
          <table:table-cell table:number-columns-repeated="2"/>
          <table:table-cell office:value-type="float" office:value="0.275477409362793" calcext:value-type="float">
            <text:p>0.2754774094</text:p>
          </table:table-cell>
        </table:table-row>
        <table:table-row table:style-name="ro1">
          <table:table-cell/>
          <table:table-cell office:value-type="float" office:value="2430" calcext:value-type="float">
            <text:p>2430</text:p>
          </table:table-cell>
          <table:table-cell table:number-columns-repeated="2"/>
          <table:table-cell office:value-type="float" office:value="0.274978846311569" calcext:value-type="float">
            <text:p>0.2749788463</text:p>
          </table:table-cell>
        </table:table-row>
        <table:table-row table:style-name="ro1">
          <table:table-cell/>
          <table:table-cell office:value-type="float" office:value="2431" calcext:value-type="float">
            <text:p>2431</text:p>
          </table:table-cell>
          <table:table-cell table:number-columns-repeated="2"/>
          <table:table-cell office:value-type="float" office:value="0.275695979595184" calcext:value-type="float">
            <text:p>0.2756959796</text:p>
          </table:table-cell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table:number-columns-repeated="2"/>
          <table:table-cell office:value-type="float" office:value="0.276100784540176" calcext:value-type="float">
            <text:p>0.2761007845</text:p>
          </table:table-cell>
        </table:table-row>
        <table:table-row table:style-name="ro1">
          <table:table-cell/>
          <table:table-cell office:value-type="float" office:value="2433" calcext:value-type="float">
            <text:p>2433</text:p>
          </table:table-cell>
          <table:table-cell table:number-columns-repeated="2"/>
          <table:table-cell office:value-type="float" office:value="0.276310443878174" calcext:value-type="float">
            <text:p>0.2763104439</text:p>
          </table:table-cell>
        </table:table-row>
        <table:table-row table:style-name="ro1">
          <table:table-cell/>
          <table:table-cell office:value-type="float" office:value="2434" calcext:value-type="float">
            <text:p>2434</text:p>
          </table:table-cell>
          <table:table-cell table:number-columns-repeated="2"/>
          <table:table-cell office:value-type="float" office:value="0.276113778352737" calcext:value-type="float">
            <text:p>0.2761137784</text:p>
          </table:table-cell>
        </table:table-row>
        <table:table-row table:style-name="ro1">
          <table:table-cell/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0.231469675898552" calcext:value-type="float">
            <text:p>0.2314696759</text:p>
          </table:table-cell>
        </table:table-row>
        <table:table-row table:style-name="ro1">
          <table:table-cell/>
          <table:table-cell office:value-type="float" office:value="2436" calcext:value-type="float">
            <text:p>2436</text:p>
          </table:table-cell>
          <table:table-cell table:number-columns-repeated="2"/>
          <table:table-cell office:value-type="float" office:value="0.255782157182693" calcext:value-type="float">
            <text:p>0.2557821572</text:p>
          </table:table-cell>
        </table:table-row>
        <table:table-row table:style-name="ro1">
          <table:table-cell/>
          <table:table-cell office:value-type="float" office:value="2437" calcext:value-type="float">
            <text:p>2437</text:p>
          </table:table-cell>
          <table:table-cell table:number-columns-repeated="2"/>
          <table:table-cell office:value-type="float" office:value="0.256977647542953" calcext:value-type="float">
            <text:p>0.2569776475</text:p>
          </table:table-cell>
        </table:table-row>
        <table:table-row table:style-name="ro1">
          <table:table-cell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float" office:value="0.258620113134384" calcext:value-type="float">
            <text:p>0.2586201131</text:p>
          </table:table-cell>
        </table:table-row>
        <table:table-row table:style-name="ro1">
          <table:table-cell/>
          <table:table-cell office:value-type="float" office:value="2439" calcext:value-type="float">
            <text:p>2439</text:p>
          </table:table-cell>
          <table:table-cell table:number-columns-repeated="2"/>
          <table:table-cell office:value-type="float" office:value="0.254980981349945" calcext:value-type="float">
            <text:p>0.2549809813</text:p>
          </table:table-cell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table:number-columns-repeated="2"/>
          <table:table-cell office:value-type="float" office:value="0.250689297914505" calcext:value-type="float">
            <text:p>0.2506892979</text:p>
          </table:table-cell>
        </table:table-row>
        <table:table-row table:style-name="ro1">
          <table:table-cell/>
          <table:table-cell office:value-type="float" office:value="2441" calcext:value-type="float">
            <text:p>2441</text:p>
          </table:table-cell>
          <table:table-cell table:number-columns-repeated="2"/>
          <table:table-cell office:value-type="float" office:value="0.252293527126312" calcext:value-type="float">
            <text:p>0.2522935271</text:p>
          </table:table-cell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table:number-columns-repeated="2"/>
          <table:table-cell office:value-type="float" office:value="0.253154128789902" calcext:value-type="float">
            <text:p>0.2531541288</text:p>
          </table:table-cell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table:number-columns-repeated="2"/>
          <table:table-cell office:value-type="float" office:value="0.25481191277504" calcext:value-type="float">
            <text:p>0.2548119128</text:p>
          </table:table-cell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table:number-columns-repeated="2"/>
          <table:table-cell office:value-type="float" office:value="0.257300853729248" calcext:value-type="float">
            <text:p>0.2573008537</text:p>
          </table:table-cell>
        </table:table-row>
        <table:table-row table:style-name="ro1">
          <table:table-cell/>
          <table:table-cell office:value-type="float" office:value="2445" calcext:value-type="float">
            <text:p>2445</text:p>
          </table:table-cell>
          <table:table-cell table:number-columns-repeated="2"/>
          <table:table-cell office:value-type="float" office:value="0.258155912160873" calcext:value-type="float">
            <text:p>0.2581559122</text:p>
          </table:table-cell>
        </table:table-row>
        <table:table-row table:style-name="ro1">
          <table:table-cell/>
          <table:table-cell office:value-type="float" office:value="2446" calcext:value-type="float">
            <text:p>2446</text:p>
          </table:table-cell>
          <table:table-cell table:number-columns-repeated="2"/>
          <table:table-cell office:value-type="float" office:value="0.262933909893036" calcext:value-type="float">
            <text:p>0.2629339099</text:p>
          </table:table-cell>
        </table:table-row>
        <table:table-row table:style-name="ro1">
          <table:table-cell/>
          <table:table-cell office:value-type="float" office:value="2447" calcext:value-type="float">
            <text:p>2447</text:p>
          </table:table-cell>
          <table:table-cell table:number-columns-repeated="2"/>
          <table:table-cell office:value-type="float" office:value="0.263818174600601" calcext:value-type="float">
            <text:p>0.2638181746</text:p>
          </table:table-cell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table:number-columns-repeated="2"/>
          <table:table-cell office:value-type="float" office:value="0.264959871768951" calcext:value-type="float">
            <text:p>0.2649598718</text:p>
          </table:table-cell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table:number-columns-repeated="2"/>
          <table:table-cell office:value-type="float" office:value="0.266199350357056" calcext:value-type="float">
            <text:p>0.2661993504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table:number-columns-repeated="2"/>
          <table:table-cell office:value-type="float" office:value="0.268684476613998" calcext:value-type="float">
            <text:p>0.2686844766</text:p>
          </table:table-cell>
        </table:table-row>
        <table:table-row table:style-name="ro1">
          <table:table-cell/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0.269312918186188" calcext:value-type="float">
            <text:p>0.2693129182</text:p>
          </table:table-cell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table:number-columns-repeated="2"/>
          <table:table-cell office:value-type="float" office:value="0.270474821329117" calcext:value-type="float">
            <text:p>0.2704748213</text:p>
          </table:table-cell>
        </table:table-row>
        <table:table-row table:style-name="ro1">
          <table:table-cell/>
          <table:table-cell office:value-type="float" office:value="2453" calcext:value-type="float">
            <text:p>2453</text:p>
          </table:table-cell>
          <table:table-cell table:number-columns-repeated="2"/>
          <table:table-cell office:value-type="float" office:value="0.273748993873596" calcext:value-type="float">
            <text:p>0.2737489939</text:p>
          </table:table-cell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table:number-columns-repeated="2"/>
          <table:table-cell office:value-type="float" office:value="0.274207979440689" calcext:value-type="float">
            <text:p>0.2742079794</text:p>
          </table:table-cell>
        </table:table-row>
        <table:table-row table:style-name="ro1">
          <table:table-cell/>
          <table:table-cell office:value-type="float" office:value="2455" calcext:value-type="float">
            <text:p>2455</text:p>
          </table:table-cell>
          <table:table-cell table:number-columns-repeated="2"/>
          <table:table-cell office:value-type="float" office:value="0.274202972650528" calcext:value-type="float">
            <text:p>0.2742029727</text:p>
          </table:table-cell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number-columns-repeated="2"/>
          <table:table-cell office:value-type="float" office:value="0.273889988660812" calcext:value-type="float">
            <text:p>0.2738899887</text:p>
          </table:table-cell>
        </table:table-row>
        <table:table-row table:style-name="ro1">
          <table:table-cell/>
          <table:table-cell office:value-type="float" office:value="2457" calcext:value-type="float">
            <text:p>2457</text:p>
          </table:table-cell>
          <table:table-cell table:number-columns-repeated="2"/>
          <table:table-cell office:value-type="float" office:value="0.274194121360779" calcext:value-type="float">
            <text:p>0.2741941214</text:p>
          </table:table-cell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 table:number-columns-repeated="2"/>
          <table:table-cell office:value-type="float" office:value="0.274124532938004" calcext:value-type="float">
            <text:p>0.2741245329</text:p>
          </table:table-cell>
        </table:table-row>
        <table:table-row table:style-name="ro1">
          <table:table-cell/>
          <table:table-cell office:value-type="float" office:value="2459" calcext:value-type="float">
            <text:p>2459</text:p>
          </table:table-cell>
          <table:table-cell table:number-columns-repeated="2"/>
          <table:table-cell office:value-type="float" office:value="0.275792479515076" calcext:value-type="float">
            <text:p>0.2757924795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table:number-columns-repeated="2"/>
          <table:table-cell office:value-type="float" office:value="0.276102393865585" calcext:value-type="float">
            <text:p>0.2761023939</text:p>
          </table:table-cell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number-columns-repeated="2"/>
          <table:table-cell office:value-type="float" office:value="0.276065170764923" calcext:value-type="float">
            <text:p>0.2760651708</text:p>
          </table:table-cell>
        </table:table-row>
        <table:table-row table:style-name="ro1">
          <table:table-cell/>
          <table:table-cell office:value-type="float" office:value="2462" calcext:value-type="float">
            <text:p>2462</text:p>
          </table:table-cell>
          <table:table-cell table:number-columns-repeated="2"/>
          <table:table-cell office:value-type="float" office:value="0.276422381401062" calcext:value-type="float">
            <text:p>0.2764223814</text:p>
          </table:table-cell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number-columns-repeated="2"/>
          <table:table-cell office:value-type="float" office:value="0.276358157396317" calcext:value-type="float">
            <text:p>0.2763581574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number-columns-repeated="2"/>
          <table:table-cell office:value-type="float" office:value="0.276635736227035" calcext:value-type="float">
            <text:p>0.2766357362</text:p>
          </table:table-cell>
        </table:table-row>
        <table:table-row table:style-name="ro1">
          <table:table-cell/>
          <table:table-cell office:value-type="float" office:value="2465" calcext:value-type="float">
            <text:p>2465</text:p>
          </table:table-cell>
          <table:table-cell table:number-columns-repeated="2"/>
          <table:table-cell office:value-type="float" office:value="0.276576370000839" calcext:value-type="float">
            <text:p>0.27657637</text:p>
          </table:table-cell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 table:number-columns-repeated="2"/>
          <table:table-cell office:value-type="float" office:value="0.277252167463303" calcext:value-type="float">
            <text:p>0.2772521675</text:p>
          </table:table-cell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 table:number-columns-repeated="2"/>
          <table:table-cell office:value-type="float" office:value="0.277140736579895" calcext:value-type="float">
            <text:p>0.2771407366</text:p>
          </table:table-cell>
        </table:table-row>
        <table:table-row table:style-name="ro1">
          <table:table-cell/>
          <table:table-cell office:value-type="float" office:value="2468" calcext:value-type="float">
            <text:p>2468</text:p>
          </table:table-cell>
          <table:table-cell table:number-columns-repeated="2"/>
          <table:table-cell office:value-type="float" office:value="0.277414292097092" calcext:value-type="float">
            <text:p>0.2774142921</text:p>
          </table:table-cell>
        </table:table-row>
        <table:table-row table:style-name="ro1">
          <table:table-cell/>
          <table:table-cell office:value-type="float" office:value="2469" calcext:value-type="float">
            <text:p>2469</text:p>
          </table:table-cell>
          <table:table-cell table:number-columns-repeated="2"/>
          <table:table-cell office:value-type="float" office:value="0.263869285583496" calcext:value-type="float">
            <text:p>0.2638692856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0.262399166822433" calcext:value-type="float">
            <text:p>0.2623991668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number-columns-repeated="2"/>
          <table:table-cell office:value-type="float" office:value="0.262263029813766" calcext:value-type="float">
            <text:p>0.2622630298</text:p>
          </table:table-cell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table:number-columns-repeated="2"/>
          <table:table-cell office:value-type="float" office:value="0.267264395952225" calcext:value-type="float">
            <text:p>0.267264396</text:p>
          </table:table-cell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table:number-columns-repeated="2"/>
          <table:table-cell office:value-type="float" office:value="0.2659010887146" calcext:value-type="float">
            <text:p>0.2659010887</text:p>
          </table:table-cell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number-columns-repeated="2"/>
          <table:table-cell office:value-type="float" office:value="0.267186880111694" calcext:value-type="float">
            <text:p>0.2671868801</text:p>
          </table:table-cell>
        </table:table-row>
        <table:table-row table:style-name="ro1">
          <table:table-cell/>
          <table:table-cell office:value-type="float" office:value="2475" calcext:value-type="float">
            <text:p>2475</text:p>
          </table:table-cell>
          <table:table-cell table:number-columns-repeated="2"/>
          <table:table-cell office:value-type="float" office:value="0.266410320997238" calcext:value-type="float">
            <text:p>0.266410321</text:p>
          </table:table-cell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number-columns-repeated="2"/>
          <table:table-cell office:value-type="float" office:value="0.267097592353821" calcext:value-type="float">
            <text:p>0.2670975924</text:p>
          </table:table-cell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table:number-columns-repeated="2"/>
          <table:table-cell office:value-type="float" office:value="0.272246539592743" calcext:value-type="float">
            <text:p>0.2722465396</text:p>
          </table:table-cell>
        </table:table-row>
        <table:table-row table:style-name="ro1">
          <table:table-cell/>
          <table:table-cell office:value-type="float" office:value="2478" calcext:value-type="float">
            <text:p>2478</text:p>
          </table:table-cell>
          <table:table-cell table:number-columns-repeated="2"/>
          <table:table-cell office:value-type="float" office:value="0.271473288536072" calcext:value-type="float">
            <text:p>0.2714732885</text:p>
          </table:table-cell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 table:number-columns-repeated="2"/>
          <table:table-cell office:value-type="float" office:value="0.267283827066421" calcext:value-type="float">
            <text:p>0.2672838271</text:p>
          </table:table-cell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table:number-columns-repeated="2"/>
          <table:table-cell office:value-type="float" office:value="0.26644629240036" calcext:value-type="float">
            <text:p>0.2664462924</text:p>
          </table:table-cell>
        </table:table-row>
        <table:table-row table:style-name="ro1">
          <table:table-cell/>
          <table:table-cell office:value-type="float" office:value="2481" calcext:value-type="float">
            <text:p>2481</text:p>
          </table:table-cell>
          <table:table-cell table:number-columns-repeated="2"/>
          <table:table-cell office:value-type="float" office:value="0.263971090316772" calcext:value-type="float">
            <text:p>0.2639710903</text:p>
          </table:table-cell>
        </table:table-row>
        <table:table-row table:style-name="ro1">
          <table:table-cell/>
          <table:table-cell office:value-type="float" office:value="2482" calcext:value-type="float">
            <text:p>2482</text:p>
          </table:table-cell>
          <table:table-cell table:number-columns-repeated="2"/>
          <table:table-cell office:value-type="float" office:value="0.268362522125244" calcext:value-type="float">
            <text:p>0.2683625221</text:p>
          </table:table-cell>
        </table:table-row>
        <table:table-row table:style-name="ro1">
          <table:table-cell/>
          <table:table-cell office:value-type="float" office:value="2483" calcext:value-type="float">
            <text:p>2483</text:p>
          </table:table-cell>
          <table:table-cell table:number-columns-repeated="2"/>
          <table:table-cell office:value-type="float" office:value="0.269186586141586" calcext:value-type="float">
            <text:p>0.2691865861</text:p>
          </table:table-cell>
        </table:table-row>
        <table:table-row table:style-name="ro1">
          <table:table-cell/>
          <table:table-cell office:value-type="float" office:value="2484" calcext:value-type="float">
            <text:p>2484</text:p>
          </table:table-cell>
          <table:table-cell table:number-columns-repeated="2"/>
          <table:table-cell office:value-type="float" office:value="0.269545078277588" calcext:value-type="float">
            <text:p>0.2695450783</text:p>
          </table:table-cell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table:number-columns-repeated="2"/>
          <table:table-cell office:value-type="float" office:value="0.270812720060348" calcext:value-type="float">
            <text:p>0.2708127201</text:p>
          </table:table-cell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table:number-columns-repeated="2"/>
          <table:table-cell office:value-type="float" office:value="0.270337909460068" calcext:value-type="float">
            <text:p>0.2703379095</text:p>
          </table:table-cell>
        </table:table-row>
        <table:table-row table:style-name="ro1">
          <table:table-cell/>
          <table:table-cell office:value-type="float" office:value="2487" calcext:value-type="float">
            <text:p>2487</text:p>
          </table:table-cell>
          <table:table-cell table:number-columns-repeated="2"/>
          <table:table-cell office:value-type="float" office:value="0.26816126704216" calcext:value-type="float">
            <text:p>0.268161267</text:p>
          </table:table-cell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 table:number-columns-repeated="2"/>
          <table:table-cell office:value-type="float" office:value="0.267843157052994" calcext:value-type="float">
            <text:p>0.2678431571</text:p>
          </table:table-cell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table:number-columns-repeated="2"/>
          <table:table-cell office:value-type="float" office:value="0.270104020833969" calcext:value-type="float">
            <text:p>0.2701040208</text:p>
          </table:table-cell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number-columns-repeated="2"/>
          <table:table-cell office:value-type="float" office:value="0.269014090299606" calcext:value-type="float">
            <text:p>0.2690140903</text:p>
          </table:table-cell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number-columns-repeated="2"/>
          <table:table-cell office:value-type="float" office:value="0.268181711435318" calcext:value-type="float">
            <text:p>0.2681817114</text:p>
          </table:table-cell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table:number-columns-repeated="2"/>
          <table:table-cell office:value-type="float" office:value="0.268396884202957" calcext:value-type="float">
            <text:p>0.2683968842</text:p>
          </table:table-cell>
        </table:table-row>
        <table:table-row table:style-name="ro1">
          <table:table-cell/>
          <table:table-cell office:value-type="float" office:value="2493" calcext:value-type="float">
            <text:p>2493</text:p>
          </table:table-cell>
          <table:table-cell table:number-columns-repeated="2"/>
          <table:table-cell office:value-type="float" office:value="0.268688499927521" calcext:value-type="float">
            <text:p>0.2686884999</text:p>
          </table:table-cell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number-columns-repeated="2"/>
          <table:table-cell office:value-type="float" office:value="0.268300861120224" calcext:value-type="float">
            <text:p>0.2683008611</text:p>
          </table:table-cell>
        </table:table-row>
        <table:table-row table:style-name="ro1">
          <table:table-cell/>
          <table:table-cell office:value-type="float" office:value="2495" calcext:value-type="float">
            <text:p>2495</text:p>
          </table:table-cell>
          <table:table-cell table:number-columns-repeated="2"/>
          <table:table-cell office:value-type="float" office:value="0.26853010058403" calcext:value-type="float">
            <text:p>0.2685301006</text:p>
          </table:table-cell>
        </table:table-row>
        <table:table-row table:style-name="ro1">
          <table:table-cell/>
          <table:table-cell office:value-type="float" office:value="2496" calcext:value-type="float">
            <text:p>2496</text:p>
          </table:table-cell>
          <table:table-cell table:number-columns-repeated="2"/>
          <table:table-cell office:value-type="float" office:value="0.271076232194901" calcext:value-type="float">
            <text:p>0.2710762322</text:p>
          </table:table-cell>
        </table:table-row>
        <table:table-row table:style-name="ro1">
          <table:table-cell/>
          <table:table-cell office:value-type="float" office:value="2497" calcext:value-type="float">
            <text:p>2497</text:p>
          </table:table-cell>
          <table:table-cell table:number-columns-repeated="2"/>
          <table:table-cell office:value-type="float" office:value="0.271955639123917" calcext:value-type="float">
            <text:p>0.2719556391</text:p>
          </table:table-cell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table:number-columns-repeated="2"/>
          <table:table-cell office:value-type="float" office:value="0.271952539682388" calcext:value-type="float">
            <text:p>0.2719525397</text:p>
          </table:table-cell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table:number-columns-repeated="2"/>
          <table:table-cell office:value-type="float" office:value="0.272621065378189" calcext:value-type="float">
            <text:p>0.2726210654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number-columns-repeated="2"/>
          <table:table-cell office:value-type="float" office:value="0.27250948548317" calcext:value-type="float">
            <text:p>0.2725094855</text:p>
          </table:table-cell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table:number-columns-repeated="2"/>
          <table:table-cell office:value-type="float" office:value="0.272874653339386" calcext:value-type="float">
            <text:p>0.2728746533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number-columns-repeated="2"/>
          <table:table-cell office:value-type="float" office:value="0.273652642965317" calcext:value-type="float">
            <text:p>0.273652643</text:p>
          </table:table-cell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table:number-columns-repeated="2"/>
          <table:table-cell office:value-type="float" office:value="0.273556083440781" calcext:value-type="float">
            <text:p>0.2735560834</text:p>
          </table:table-cell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number-columns-repeated="2"/>
          <table:table-cell office:value-type="float" office:value="0.275215297937393" calcext:value-type="float">
            <text:p>0.2752152979</text:p>
          </table:table-cell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number-columns-repeated="2"/>
          <table:table-cell office:value-type="float" office:value="0.276103436946869" calcext:value-type="float">
            <text:p>0.2761034369</text:p>
          </table:table-cell>
        </table:table-row>
        <table:table-row table:style-name="ro1">
          <table:table-cell/>
          <table:table-cell office:value-type="float" office:value="2506" calcext:value-type="float">
            <text:p>2506</text:p>
          </table:table-cell>
          <table:table-cell table:number-columns-repeated="2"/>
          <table:table-cell office:value-type="float" office:value="0.275584757328033" calcext:value-type="float">
            <text:p>0.2755847573</text:p>
          </table:table-cell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number-columns-repeated="2"/>
          <table:table-cell office:value-type="float" office:value="0.276432275772095" calcext:value-type="float">
            <text:p>0.2764322758</text:p>
          </table:table-cell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 table:number-columns-repeated="2"/>
          <table:table-cell office:value-type="float" office:value="0.27665364742279" calcext:value-type="float">
            <text:p>0.2766536474</text:p>
          </table:table-cell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number-columns-repeated="2"/>
          <table:table-cell office:value-type="float" office:value="0.276468932628632" calcext:value-type="float">
            <text:p>0.2764689326</text:p>
          </table:table-cell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table:number-columns-repeated="2"/>
          <table:table-cell office:value-type="float" office:value="0.2575424015522" calcext:value-type="float">
            <text:p>0.2575424016</text:p>
          </table:table-cell>
        </table:table-row>
        <table:table-row table:style-name="ro1">
          <table:table-cell/>
          <table:table-cell office:value-type="float" office:value="2511" calcext:value-type="float">
            <text:p>2511</text:p>
          </table:table-cell>
          <table:table-cell table:number-columns-repeated="2"/>
          <table:table-cell office:value-type="float" office:value="0.2594393491745" calcext:value-type="float">
            <text:p>0.2594393492</text:p>
          </table:table-cell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 table:number-columns-repeated="2"/>
          <table:table-cell office:value-type="float" office:value="0.258604824542999" calcext:value-type="float">
            <text:p>0.2586048245</text:p>
          </table:table-cell>
        </table:table-row>
        <table:table-row table:style-name="ro1">
          <table:table-cell/>
          <table:table-cell office:value-type="float" office:value="2513" calcext:value-type="float">
            <text:p>2513</text:p>
          </table:table-cell>
          <table:table-cell table:number-columns-repeated="2"/>
          <table:table-cell office:value-type="float" office:value="0.264485746622086" calcext:value-type="float">
            <text:p>0.2644857466</text:p>
          </table:table-cell>
        </table:table-row>
        <table:table-row table:style-name="ro1">
          <table:table-cell/>
          <table:table-cell office:value-type="float" office:value="2514" calcext:value-type="float">
            <text:p>2514</text:p>
          </table:table-cell>
          <table:table-cell table:number-columns-repeated="2"/>
          <table:table-cell office:value-type="float" office:value="0.264366269111633" calcext:value-type="float">
            <text:p>0.2643662691</text:p>
          </table:table-cell>
        </table:table-row>
        <table:table-row table:style-name="ro1">
          <table:table-cell/>
          <table:table-cell office:value-type="float" office:value="2515" calcext:value-type="float">
            <text:p>2515</text:p>
          </table:table-cell>
          <table:table-cell table:number-columns-repeated="2"/>
          <table:table-cell office:value-type="float" office:value="0.265192925930023" calcext:value-type="float">
            <text:p>0.2651929259</text:p>
          </table:table-cell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0.270773023366928" calcext:value-type="float">
            <text:p>0.2707730234</text:p>
          </table:table-cell>
        </table:table-row>
        <table:table-row table:style-name="ro1">
          <table:table-cell/>
          <table:table-cell office:value-type="float" office:value="2517" calcext:value-type="float">
            <text:p>2517</text:p>
          </table:table-cell>
          <table:table-cell table:number-columns-repeated="2"/>
          <table:table-cell office:value-type="float" office:value="0.271910279989243" calcext:value-type="float">
            <text:p>0.27191028</text:p>
          </table:table-cell>
        </table:table-row>
        <table:table-row table:style-name="ro1">
          <table:table-cell/>
          <table:table-cell office:value-type="float" office:value="2518" calcext:value-type="float">
            <text:p>2518</text:p>
          </table:table-cell>
          <table:table-cell table:number-columns-repeated="2"/>
          <table:table-cell office:value-type="float" office:value="0.272430807352066" calcext:value-type="float">
            <text:p>0.2724308074</text:p>
          </table:table-cell>
        </table:table-row>
        <table:table-row table:style-name="ro1">
          <table:table-cell/>
          <table:table-cell office:value-type="float" office:value="2519" calcext:value-type="float">
            <text:p>2519</text:p>
          </table:table-cell>
          <table:table-cell table:number-columns-repeated="2"/>
          <table:table-cell office:value-type="float" office:value="0.275071680545807" calcext:value-type="float">
            <text:p>0.2750716805</text:p>
          </table:table-cell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number-columns-repeated="2"/>
          <table:table-cell office:value-type="float" office:value="0.2754727602005" calcext:value-type="float">
            <text:p>0.2754727602</text:p>
          </table:table-cell>
        </table:table-row>
        <table:table-row table:style-name="ro1">
          <table:table-cell/>
          <table:table-cell office:value-type="float" office:value="2521" calcext:value-type="float">
            <text:p>2521</text:p>
          </table:table-cell>
          <table:table-cell table:number-columns-repeated="2"/>
          <table:table-cell office:value-type="float" office:value="0.275091081857681" calcext:value-type="float">
            <text:p>0.2750910819</text:p>
          </table:table-cell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table:number-columns-repeated="2"/>
          <table:table-cell office:value-type="float" office:value="0.274613797664642" calcext:value-type="float">
            <text:p>0.2746137977</text:p>
          </table:table-cell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table:number-columns-repeated="2"/>
          <table:table-cell office:value-type="float" office:value="0.275127500295639" calcext:value-type="float">
            <text:p>0.2751275003</text:p>
          </table:table-cell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number-columns-repeated="2"/>
          <table:table-cell office:value-type="float" office:value="0.279736250638962" calcext:value-type="float">
            <text:p>0.2797362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21:22:19.741647848</dc:date>
    <meta:editing-duration>PT7M5S</meta:editing-duration>
    <meta:editing-cycles>1</meta:editing-cycles>
    <meta:document-statistic meta:table-count="1" meta:cell-count="8055" meta:object-count="0"/>
    <meta:generator>LibreOffice/5.1.6.2$Linux_X86_64 LibreOffice_project/10m0$Build-2</meta:generator>
  </office:meta>
</office:document-meta>
</file>